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61in"/>
    </style:style>
    <style:style style:name="co2" style:family="table-column">
      <style:table-column-properties fo:break-before="auto" style:column-width="0.7429in"/>
    </style:style>
    <style:style style:name="co3" style:family="table-column">
      <style:table-column-properties fo:break-before="auto" style:column-width="0.7217in"/>
    </style:style>
    <style:style style:name="co4" style:family="table-column">
      <style:table-column-properties fo:break-before="auto" style:column-width="0.889in"/>
    </style:style>
    <style:style style:name="co5" style:family="table-column">
      <style:table-column-properties fo:break-before="auto" style:column-width="1.061in"/>
    </style:style>
    <style:style style:name="co6" style:family="table-column">
      <style:table-column-properties fo:break-before="auto" style:column-width="0.5571in"/>
    </style:style>
    <style:style style:name="co7" style:family="table-column">
      <style:table-column-properties fo:break-before="auto" style:column-width="3.1409in"/>
    </style:style>
    <style:style style:name="co8" style:family="table-column">
      <style:table-column-properties fo:break-before="auto" style:column-width="7.6547in"/>
    </style:style>
    <style:style style:name="co9" style:family="table-column">
      <style:table-column-properties fo:break-before="auto" style:column-width="1.4791in"/>
    </style:style>
    <style:style style:name="co10" style:family="table-column">
      <style:table-column-properties fo:break-before="auto" style:column-width="1.5654in"/>
    </style:style>
    <style:style style:name="co11" style:family="table-column">
      <style:table-column-properties fo:break-before="auto" style:column-width="2.176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background-color="#000000"/>
      <style:map style:condition="is-true-formula((COUNTIF([.A$1:.A$1048576];[.$A1]) &gt; 1))" style:apply-style-name="Bad" style:base-cell-address="icons.A1"/>
    </style:style>
    <style:style style:name="ce4" style:family="table-cell" style:parent-style-name="Default">
      <style:map style:condition="is-true-formula((COUNTIF([.A$1:.A$1048576];[.$A1]) &gt; 1))" style:apply-style-name="Bad" style:base-cell-address="icons.A1"/>
    </style:style>
    <style:style style:name="ce3" style:family="table-cell" style:parent-style-name="Default">
      <style:table-cell-properties fo:background-color="transparent"/>
      <style:map style:condition="is-true-formula((COUNTIF([.A$1:.A$1048576];[.$A1]) &gt; 1))" style:apply-style-name="Bad" style:base-cell-address="icons.A1"/>
    </style:style>
    <style:style style:name="ce5" style:family="table-cell" style:parent-style-name="Default">
      <style:table-cell-properties fo:background-color="#000000"/>
    </style:style>
    <style:style style:name="ce6" style:family="table-cell" style:parent-style-name="Default">
      <style:table-cell-properties fo:background-color="transparent"/>
    </style:style>
    <style:style style:name="ce14" style:family="table-cell" style:parent-style-name="Default">
      <style:table-cell-properties fo:background-color="#000000" style:text-align-source="fix" style:repeat-content="false"/>
      <style:paragraph-properties fo:text-align="center" fo:margin-left="0in"/>
    </style:style>
    <style:style style:name="ce15" style:family="table-cell" style:parent-style-name="Default">
      <style:table-cell-properties style:text-align-source="fix" style:repeat-content="false"/>
      <style:paragraph-properties fo:text-align="center" fo:margin-left="0in"/>
    </style:style>
    <style:style style:name="ce16" style:family="table-cell" style:parent-style-name="Default" style:data-style-name="N37"/>
  </office:automatic-styles>
  <office:body>
    <office:spreadsheet>
      <table:calculation-settings table:automatic-find-labels="false" table:use-regular-expressions="false" table:use-wildcards="true"/>
      <table:table table:name="icons" table:style-name="ta1">
        <office:forms form:automatic-focus="false" form:apply-design-mode="false"/>
        <table:table-column table:style-name="co1" table:default-cell-style-name="ce4"/>
        <table:table-column table:style-name="co2" table:number-columns-repeated="3"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6" table:number-columns-repeated="13" table:default-cell-style-name="ce15"/>
        <table:table-column table:style-name="co7" table:default-cell-style-name="Default"/>
        <table:table-column table:style-name="co4" table:number-columns-repeated="1001" table:default-cell-style-name="Default"/>
        <table:table-row table:style-name="ro1">
          <table:table-cell table:style-name="ce1" office:value-type="string" calcext:value-type="string">
            <text:p>tweaks icon</text:p>
          </table:table-cell>
          <table:table-cell table:style-name="ce5" office:value-type="string" calcext:value-type="string">
            <text:p>bg2 item</text:p>
          </table:table-cell>
          <table:table-cell table:style-name="ce5" office:value-type="string" calcext:value-type="string">
            <text:p>bg2 anim</text:p>
          </table:table-cell>
          <table:table-cell table:style-name="ce5" office:value-type="string" calcext:value-type="string">
            <text:p>iwd item</text:p>
          </table:table-cell>
          <table:table-cell table:style-name="ce5" office:value-type="string" calcext:value-type="string">
            <text:p>iwd anim</text:p>
          </table:table-cell>
          <table:table-cell table:style-name="ce5" office:value-type="string" calcext:value-type="string">
            <text:p>source item</text:p>
          </table:table-cell>
          <table:table-cell table:style-name="ce5" office:value-type="string" calcext:value-type="string">
            <text:p>source bam</text:p>
          </table:table-cell>
          <table:table-cell table:style-name="ce5" office:value-type="string" calcext:value-type="string">
            <text:p>source game</text:p>
          </table:table-cell>
          <table:table-cell table:style-name="ce5" office:value-type="string" calcext:value-type="string">
            <text:p>type</text:p>
          </table:table-cell>
          <table:table-cell table:style-name="ce14" office:value-type="string" calcext:value-type="string">
            <text:p>Color 0</text:p>
          </table:table-cell>
          <table:table-cell table:style-name="ce14" office:value-type="string" calcext:value-type="string">
            <text:p>Color 4</text:p>
          </table:table-cell>
          <table:table-cell table:style-name="ce14" office:value-type="string" calcext:value-type="string">
            <text:p>Color 5</text:p>
          </table:table-cell>
          <table:table-cell table:style-name="ce14" office:value-type="string" calcext:value-type="string">
            <text:p>Color 16</text:p>
          </table:table-cell>
          <table:table-cell table:style-name="ce14" office:value-type="string" calcext:value-type="string">
            <text:p>Color 20</text:p>
          </table:table-cell>
          <table:table-cell table:style-name="ce14" office:value-type="string" calcext:value-type="string">
            <text:p>Color 21</text:p>
          </table:table-cell>
          <table:table-cell table:style-name="ce14" office:value-type="string" calcext:value-type="string">
            <text:p>Color 32</text:p>
          </table:table-cell>
          <table:table-cell table:style-name="ce14" office:value-type="string" calcext:value-type="string">
            <text:p>Color 33</text:p>
          </table:table-cell>
          <table:table-cell table:style-name="ce14" office:value-type="string" calcext:value-type="string">
            <text:p>Color 34</text:p>
          </table:table-cell>
          <table:table-cell table:style-name="ce14" office:value-type="string" calcext:value-type="string">
            <text:p>Color 37</text:p>
          </table:table-cell>
          <table:table-cell table:style-name="ce14" office:value-type="string" calcext:value-type="string">
            <text:p>Color 48</text:p>
          </table:table-cell>
          <table:table-cell table:style-name="ce14" office:value-type="string" calcext:value-type="string">
            <text:p>Color 52</text:p>
          </table:table-cell>
          <table:table-cell table:style-name="ce14" office:value-type="string" calcext:value-type="string">
            <text:p>Color 53</text:p>
          </table:table-cell>
          <table:table-cell table:style-name="ce5" office:value-type="string" calcext:value-type="string">
            <text:p>source name</text:p>
          </table:table-cell>
          <table:table-cell table:style-name="ce5" table:number-columns-repeated="1001"/>
        </table:table-row>
        <table:table-row table:style-name="ro1">
          <table:table-cell office:value-type="string" calcext:value-type="string">
            <text:p>cdunq0</text:p>
          </table:table-cell>
          <table:table-cell office:value-type="string" calcext:value-type="string">
            <text:p>miscas</text:p>
          </table:table-cell>
          <table:table-cell office:value-type="string" calcext:value-type="string">
            <text:p>null</text:p>
          </table:table-cell>
          <table:table-cell office:value-type="string" calcext:value-type="string">
            <text:p>adisease</text:p>
          </table:table-cell>
          <table:table-cell office:value-type="string" calcext:value-type="string">
            <text:p>null</text:p>
          </table:table-cell>
          <table:table-cell office:value-type="string" calcext:value-type="string">
            <text:p>00potn01</text:p>
          </table:table-cell>
          <table:table-cell office:value-type="string" calcext:value-type="string">
            <text:p>ipotn23</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mummy's tea</text:p>
          </table:table-cell>
          <table:table-cell table:number-columns-repeated="1001"/>
        </table:table-row>
        <table:table-row table:style-name="ro1">
          <table:table-cell office:value-type="string" calcext:value-type="string">
            <text:p>cdunq1</text:p>
          </table:table-cell>
          <table:table-cell table:number-columns-repeated="2" office:value-type="string" calcext:value-type="string">
            <text:p>null</text:p>
          </table:table-cell>
          <table:table-cell office:value-type="string" calcext:value-type="string">
            <text:p>wereamul</text:p>
          </table:table-cell>
          <table:table-cell office:value-type="string" calcext:value-type="string">
            <text:p>null</text:p>
          </table:table-cell>
          <table:table-cell office:value-type="string" calcext:value-type="string">
            <text:p>amul22</text:p>
          </table:table-cell>
          <table:table-cell office:value-type="string" calcext:value-type="string">
            <text:p>iamul22</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eriapt of proof against poison</text:p>
          </table:table-cell>
          <table:table-cell table:number-columns-repeated="1001"/>
        </table:table-row>
        <table:table-row table:style-name="ro1">
          <table:table-cell office:value-type="string" calcext:value-type="string">
            <text:p>cdunq2</text:p>
          </table:table-cell>
          <table:table-cell table:number-columns-repeated="2" office:value-type="string" calcext:value-type="string">
            <text:p>null</text:p>
          </table:table-cell>
          <table:table-cell office:value-type="string" calcext:value-type="string">
            <text:p>arhand</text:p>
          </table:table-cell>
          <table:table-cell office:value-type="string" calcext:value-type="string">
            <text:p>null</text:p>
          </table:table-cell>
          <table:table-cell office:value-type="string" calcext:value-type="string">
            <text:p>arow15</text:p>
          </table:table-cell>
          <table:table-cell office:value-type="string" calcext:value-type="string">
            <text:p>iarow15</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arrow +3</text:p>
          </table:table-cell>
          <table:table-cell table:number-columns-repeated="1001"/>
        </table:table-row>
        <table:table-row table:style-name="ro1">
          <table:table-cell office:value-type="string" calcext:value-type="string">
            <text:p>cdunq3</text:p>
          </table:table-cell>
          <table:table-cell table:number-columns-repeated="2" office:value-type="string" calcext:value-type="string">
            <text:p>null</text:p>
          </table:table-cell>
          <table:table-cell office:value-type="string" calcext:value-type="string">
            <text:p>arowtrn</text:p>
          </table:table-cell>
          <table:table-cell office:value-type="string" calcext:value-type="string">
            <text:p>null</text:p>
          </table:table-cell>
          <table:table-cell office:value-type="string" calcext:value-type="string">
            <text:p>00arow10</text:p>
          </table:table-cell>
          <table:table-cell office:value-type="string" calcext:value-type="string">
            <text:p>iarowm4</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arrows of piercing</text:p>
          </table:table-cell>
          <table:table-cell table:number-columns-repeated="1001"/>
        </table:table-row>
        <table:table-row table:style-name="ro1">
          <table:table-cell office:value-type="string" calcext:value-type="string">
            <text:p>cdunq4</text:p>
          </table:table-cell>
          <table:table-cell table:number-columns-repeated="2" office:value-type="string" calcext:value-type="string">
            <text:p>null</text:p>
          </table:table-cell>
          <table:table-cell office:value-type="string" calcext:value-type="string">
            <text:p>berserk</text:p>
          </table:table-cell>
          <table:table-cell office:value-type="string" calcext:value-type="string">
            <text:p>null</text:p>
          </table:table-cell>
          <table:table-cell office:value-type="string" calcext:value-type="string">
            <text:p>belt05</text:p>
          </table:table-cell>
          <table:table-cell office:value-type="string" calcext:value-type="string">
            <text:p>ibelt05</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girdle of gender</text:p>
          </table:table-cell>
          <table:table-cell table:number-columns-repeated="1001"/>
        </table:table-row>
        <table:table-row table:style-name="ro1">
          <table:table-cell office:value-type="string" calcext:value-type="string">
            <text:p>cdunq5</text:p>
          </table:table-cell>
          <table:table-cell table:number-columns-repeated="2" office:value-type="string" calcext:value-type="string">
            <text:p>null</text:p>
          </table:table-cell>
          <table:table-cell office:value-type="string" calcext:value-type="string">
            <text:p>boot06</text:p>
          </table:table-cell>
          <table:table-cell office:value-type="string" calcext:value-type="string">
            <text:p>null</text:p>
          </table:table-cell>
          <table:table-cell office:value-type="string" calcext:value-type="string">
            <text:p>boot06</text:p>
          </table:table-cell>
          <table:table-cell office:value-type="string" calcext:value-type="string">
            <text:p>iboot06</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worn out boots</text:p>
          </table:table-cell>
          <table:table-cell table:number-columns-repeated="1001"/>
        </table:table-row>
        <table:table-row table:style-name="ro1">
          <table:table-cell office:value-type="string" calcext:value-type="string">
            <text:p>cdunq6</text:p>
          </table:table-cell>
          <table:table-cell table:number-columns-repeated="2" office:value-type="string" calcext:value-type="string">
            <text:p>null</text:p>
          </table:table-cell>
          <table:table-cell office:value-type="string" calcext:value-type="string">
            <text:p>coffee</text:p>
          </table:table-cell>
          <table:table-cell office:value-type="string" calcext:value-type="string">
            <text:p>null</text:p>
          </table:table-cell>
          <table:table-cell table:style-name="ce6" office:value-type="string" calcext:value-type="string">
            <text:p>null</text:p>
          </table:table-cell>
          <table:table-cell office:value-type="string" calcext:value-type="string">
            <text:p>ipotn47</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unused</text:p>
          </table:table-cell>
          <table:table-cell table:number-columns-repeated="1001"/>
        </table:table-row>
        <table:table-row table:style-name="ro1">
          <table:table-cell office:value-type="string" calcext:value-type="string">
            <text:p>cdunq7</text:p>
          </table:table-cell>
          <table:table-cell table:number-columns-repeated="2" office:value-type="string" calcext:value-type="string">
            <text:p>null</text:p>
          </table:table-cell>
          <table:table-cell office:value-type="string" calcext:value-type="string">
            <text:p>corello</text:p>
          </table:table-cell>
          <table:table-cell office:value-type="string" calcext:value-type="string">
            <text:p>null</text:p>
          </table:table-cell>
          <table:table-cell office:value-type="string" calcext:value-type="string">
            <text:p>amul23</text:p>
          </table:table-cell>
          <table:table-cell office:value-type="string" calcext:value-type="string">
            <text:p>iamul23</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eriapt of life protection</text:p>
          </table:table-cell>
          <table:table-cell table:number-columns-repeated="1001"/>
        </table:table-row>
        <table:table-row table:style-name="ro1">
          <table:table-cell office:value-type="string" calcext:value-type="string">
            <text:p>cdunq8</text:p>
          </table:table-cell>
          <table:table-cell table:number-columns-repeated="2" office:value-type="string" calcext:value-type="string">
            <text:p>null</text:p>
          </table:table-cell>
          <table:table-cell office:value-type="string" calcext:value-type="string">
            <text:p>ebottle</text:p>
          </table:table-cell>
          <table:table-cell office:value-type="string" calcext:value-type="string">
            <text:p>null</text:p>
          </table:table-cell>
          <table:table-cell office:value-type="string" calcext:value-type="string">
            <text:p>misc4d</text:p>
          </table:table-cell>
          <table:table-cell office:value-type="string" calcext:value-type="string">
            <text:p>imisc4d</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the genie's flask</text:p>
          </table:table-cell>
          <table:table-cell table:number-columns-repeated="1001"/>
        </table:table-row>
        <table:table-row table:style-name="ro1">
          <table:table-cell office:value-type="string" calcext:value-type="string">
            <text:p>cdunq9</text:p>
          </table:table-cell>
          <table:table-cell table:number-columns-repeated="2" office:value-type="string" calcext:value-type="string">
            <text:p>null</text:p>
          </table:table-cell>
          <table:table-cell office:value-type="string" calcext:value-type="string">
            <text:p>elfboot</text:p>
          </table:table-cell>
          <table:table-cell office:value-type="string" calcext:value-type="string">
            <text:p>null</text:p>
          </table:table-cell>
          <table:table-cell office:value-type="string" calcext:value-type="string">
            <text:p>boot07</text:p>
          </table:table-cell>
          <table:table-cell office:value-type="string" calcext:value-type="string">
            <text:p>iboot07</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oots of elvenkind</text:p>
          </table:table-cell>
          <table:table-cell table:number-columns-repeated="1001"/>
        </table:table-row>
        <table:table-row table:style-name="ro1">
          <table:table-cell office:value-type="string" calcext:value-type="string">
            <text:p>cdunq10</text:p>
          </table:table-cell>
          <table:table-cell table:number-columns-repeated="2" office:value-type="string" calcext:value-type="string">
            <text:p>null</text:p>
          </table:table-cell>
          <table:table-cell office:value-type="string" calcext:value-type="string">
            <text:p>fkey</text:p>
          </table:table-cell>
          <table:table-cell office:value-type="string" calcext:value-type="string">
            <text:p>null</text:p>
          </table:table-cell>
          <table:table-cell office:value-type="string" calcext:value-type="string">
            <text:p>60key</text:p>
          </table:table-cell>
          <table:table-cell office:value-type="string" calcext:value-type="string">
            <text:p>ikeyca</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generic key</text:p>
          </table:table-cell>
          <table:table-cell table:number-columns-repeated="1001"/>
        </table:table-row>
        <table:table-row table:style-name="ro1">
          <table:table-cell office:value-type="string" calcext:value-type="string">
            <text:p>cdunq11</text:p>
          </table:table-cell>
          <table:table-cell table:number-columns-repeated="2" office:value-type="string" calcext:value-type="string">
            <text:p>null</text:p>
          </table:table-cell>
          <table:table-cell office:value-type="string" calcext:value-type="string">
            <text:p>fkiller</text:p>
          </table:table-cell>
          <table:table-cell office:value-type="string" calcext:value-type="string">
            <text:p>null</text:p>
          </table:table-cell>
          <table:table-cell office:value-type="string" calcext:value-type="string">
            <text:p>ax1h07</text:p>
          </table:table-cell>
          <table:table-cell office:value-type="string" calcext:value-type="string">
            <text:p>iax1h0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0" calcext:value-type="float">
            <text:p>30</text:p>
          </table:table-cell>
          <table:table-cell table:number-columns-repeated="2" office:value-type="float" office:value="94" calcext:value-type="float">
            <text:p>94</text:p>
          </table:table-cell>
          <table:table-cell table:number-columns-repeated="7" office:value-type="string" calcext:value-type="string">
            <text:p>null</text:p>
          </table:table-cell>
          <table:table-cell office:value-type="string" calcext:value-type="string">
            <text:p>bala's axe</text:p>
          </table:table-cell>
          <table:table-cell table:number-columns-repeated="1001"/>
        </table:table-row>
        <table:table-row table:style-name="ro1">
          <table:table-cell office:value-type="string" calcext:value-type="string">
            <text:p>cdunq12</text:p>
          </table:table-cell>
          <table:table-cell table:number-columns-repeated="2" office:value-type="string" calcext:value-type="string">
            <text:p>null</text:p>
          </table:table-cell>
          <table:table-cell office:value-type="string" calcext:value-type="string">
            <text:p>helm08</text:p>
          </table:table-cell>
          <table:table-cell office:value-type="string" calcext:value-type="string">
            <text:p>h0</text:p>
          </table:table-cell>
          <table:table-cell office:value-type="string" calcext:value-type="string">
            <text:p>helm05</text:p>
          </table:table-cell>
          <table:table-cell office:value-type="string" calcext:value-type="string">
            <text:p>ihelm06</text:p>
          </table:table-cell>
          <table:table-cell office:value-type="string" calcext:value-type="string">
            <text:p>bg2</text:p>
          </table:table-cell>
          <table:table-cell office:value-type="string" calcext:value-type="string">
            <text:p>helm</text:p>
          </table:table-cell>
          <table:table-cell table:number-columns-repeated="10" office:value-type="string" calcext:value-type="string">
            <text:p>null</text:p>
          </table:table-cell>
          <table:table-cell table:number-columns-repeated="2" office:value-type="float" office:value="47" calcext:value-type="float">
            <text:p>47</text:p>
          </table:table-cell>
          <table:table-cell office:value-type="float" office:value="27" calcext:value-type="float">
            <text:p>27</text:p>
          </table:table-cell>
          <table:table-cell office:value-type="string" calcext:value-type="string">
            <text:p>helm of infravision</text:p>
          </table:table-cell>
          <table:table-cell table:number-columns-repeated="1001"/>
        </table:table-row>
        <table:table-row table:style-name="ro1">
          <table:table-cell office:value-type="string" calcext:value-type="string">
            <text:p>cdunq13</text:p>
          </table:table-cell>
          <table:table-cell table:number-columns-repeated="2" office:value-type="string" calcext:value-type="string">
            <text:p>null</text:p>
          </table:table-cell>
          <table:table-cell office:value-type="string" calcext:value-type="string">
            <text:p>helm09</text:p>
          </table:table-cell>
          <table:table-cell office:value-type="string" calcext:value-type="string">
            <text:p>h3</text:p>
          </table:table-cell>
          <table:table-cell office:value-type="string" calcext:value-type="string">
            <text:p>helm10</text:p>
          </table:table-cell>
          <table:table-cell office:value-type="string" calcext:value-type="string">
            <text:p>ihelm05</text:p>
          </table:table-cell>
          <table:table-cell office:value-type="string" calcext:value-type="string">
            <text:p>bg2</text:p>
          </table:table-cell>
          <table:table-cell office:value-type="string" calcext:value-type="string">
            <text:p>helm</text:p>
          </table:table-cell>
          <table:table-cell table:number-columns-repeated="10" office:value-type="string" calcext:value-type="string">
            <text:p>null</text:p>
          </table:table-cell>
          <table:table-cell office:value-type="float" office:value="47" calcext:value-type="float">
            <text:p>47</text:p>
          </table:table-cell>
          <table:table-cell office:value-type="string" calcext:value-type="string">
            <text:p>null</text:p>
          </table:table-cell>
          <table:table-cell office:value-type="float" office:value="27" calcext:value-type="float">
            <text:p>27</text:p>
          </table:table-cell>
          <table:table-cell office:value-type="string" calcext:value-type="string">
            <text:p>helmet</text:p>
          </table:table-cell>
          <table:table-cell table:number-columns-repeated="1001"/>
        </table:table-row>
        <table:table-row table:style-name="ro1">
          <table:table-cell office:value-type="string" calcext:value-type="string">
            <text:p>cdunq14</text:p>
          </table:table-cell>
          <table:table-cell table:number-columns-repeated="2" office:value-type="string" calcext:value-type="string">
            <text:p>null</text:p>
          </table:table-cell>
          <table:table-cell office:value-type="string" calcext:value-type="string">
            <text:p>helm10</text:p>
          </table:table-cell>
          <table:table-cell office:value-type="string" calcext:value-type="string">
            <text:p>h0</text:p>
          </table:table-cell>
          <table:table-cell office:value-type="string" calcext:value-type="string">
            <text:p>helm03</text:p>
          </table:table-cell>
          <table:table-cell office:value-type="string" calcext:value-type="string">
            <text:p>ihelm02</text:p>
          </table:table-cell>
          <table:table-cell office:value-type="string" calcext:value-type="string">
            <text:p>bg2</text:p>
          </table:table-cell>
          <table:table-cell office:value-type="string" calcext:value-type="string">
            <text:p>helm</text:p>
          </table:table-cell>
          <table:table-cell table:number-columns-repeated="10" office:value-type="string" calcext:value-type="string">
            <text:p>null</text:p>
          </table:table-cell>
          <table:table-cell table:number-columns-repeated="3" office:value-type="float" office:value="27" calcext:value-type="float">
            <text:p>27</text:p>
          </table:table-cell>
          <table:table-cell office:value-type="string" calcext:value-type="string">
            <text:p>helm of glory</text:p>
          </table:table-cell>
          <table:table-cell table:number-columns-repeated="1001"/>
        </table:table-row>
        <table:table-row table:style-name="ro1">
          <table:table-cell office:value-type="string" calcext:value-type="string">
            <text:p>cdunq15</text:p>
          </table:table-cell>
          <table:table-cell table:number-columns-repeated="2" office:value-type="string" calcext:value-type="string">
            <text:p>null</text:p>
          </table:table-cell>
          <table:table-cell office:value-type="string" calcext:value-type="string">
            <text:p>helm11</text:p>
          </table:table-cell>
          <table:table-cell office:value-type="string" calcext:value-type="string">
            <text:p>h4</text:p>
          </table:table-cell>
          <table:table-cell office:value-type="string" calcext:value-type="string">
            <text:p>helm04</text:p>
          </table:table-cell>
          <table:table-cell office:value-type="string" calcext:value-type="string">
            <text:p>ihelm03</text:p>
          </table:table-cell>
          <table:table-cell office:value-type="string" calcext:value-type="string">
            <text:p>bg2</text:p>
          </table:table-cell>
          <table:table-cell office:value-type="string" calcext:value-type="string">
            <text:p>helm</text:p>
          </table:table-cell>
          <table:table-cell table:number-columns-repeated="10" office:value-type="string" calcext:value-type="string">
            <text:p>null</text:p>
          </table:table-cell>
          <table:table-cell office:value-type="float" office:value="27" calcext:value-type="float">
            <text:p>27</text:p>
          </table:table-cell>
          <table:table-cell office:value-type="string" calcext:value-type="string">
            <text:p>null</text:p>
          </table:table-cell>
          <table:table-cell office:value-type="float" office:value="27" calcext:value-type="float">
            <text:p>27</text:p>
          </table:table-cell>
          <table:table-cell office:value-type="string" calcext:value-type="string">
            <text:p>helm of defense</text:p>
          </table:table-cell>
          <table:table-cell table:number-columns-repeated="1001"/>
        </table:table-row>
        <table:table-row table:style-name="ro1">
          <table:table-cell office:value-type="string" calcext:value-type="string">
            <text:p>cdunq16</text:p>
          </table:table-cell>
          <table:table-cell table:number-columns-repeated="2" office:value-type="string" calcext:value-type="string">
            <text:p>null</text:p>
          </table:table-cell>
          <table:table-cell office:value-type="string" calcext:value-type="string">
            <text:p>helm12</text:p>
          </table:table-cell>
          <table:table-cell office:value-type="string" calcext:value-type="string">
            <text:p>h0</text:p>
          </table:table-cell>
          <table:table-cell office:value-type="string" calcext:value-type="string">
            <text:p>helm02</text:p>
          </table:table-cell>
          <table:table-cell office:value-type="string" calcext:value-type="string">
            <text:p>ihelm04</text:p>
          </table:table-cell>
          <table:table-cell office:value-type="string" calcext:value-type="string">
            <text:p>bg2</text:p>
          </table:table-cell>
          <table:table-cell office:value-type="string" calcext:value-type="string">
            <text:p>helm</text:p>
          </table:table-cell>
          <table:table-cell table:number-columns-repeated="10" office:value-type="string" calcext:value-type="string">
            <text:p>null</text:p>
          </table:table-cell>
          <table:table-cell office:value-type="float" office:value="13" calcext:value-type="float">
            <text:p>13</text:p>
          </table:table-cell>
          <table:table-cell office:value-type="string" calcext:value-type="string">
            <text:p>null</text:p>
          </table:table-cell>
          <table:table-cell office:value-type="float" office:value="30" calcext:value-type="float">
            <text:p>30</text:p>
          </table:table-cell>
          <table:table-cell office:value-type="string" calcext:value-type="string">
            <text:p>helm of opposite alignment</text:p>
          </table:table-cell>
          <table:table-cell table:number-columns-repeated="1001"/>
        </table:table-row>
        <table:table-row table:style-name="ro1">
          <table:table-cell office:value-type="string" calcext:value-type="string">
            <text:p>cdunq17</text:p>
          </table:table-cell>
          <table:table-cell table:number-columns-repeated="2" office:value-type="string" calcext:value-type="string">
            <text:p>null</text:p>
          </table:table-cell>
          <table:table-cell office:value-type="string" calcext:value-type="string">
            <text:p>helmhun</text:p>
          </table:table-cell>
          <table:table-cell office:value-type="string" calcext:value-type="string">
            <text:p>h0</text:p>
          </table:table-cell>
          <table:table-cell office:value-type="string" calcext:value-type="string">
            <text:p>helm33</text:p>
          </table:table-cell>
          <table:table-cell office:value-type="string" calcext:value-type="string">
            <text:p>ihelm33</text:p>
          </table:table-cell>
          <table:table-cell office:value-type="string" calcext:value-type="string">
            <text:p>bg2</text:p>
          </table:table-cell>
          <table:table-cell office:value-type="string" calcext:value-type="string">
            <text:p>helm</text:p>
          </table:table-cell>
          <table:table-cell table:number-columns-repeated="10" office:value-type="string" calcext:value-type="string">
            <text:p>null</text:p>
          </table:table-cell>
          <table:table-cell office:value-type="float" office:value="42" calcext:value-type="float">
            <text:p>42</text:p>
          </table:table-cell>
          <table:table-cell office:value-type="string" calcext:value-type="string">
            <text:p>null</text:p>
          </table:table-cell>
          <table:table-cell office:value-type="float" office:value="99" calcext:value-type="float">
            <text:p>99</text:p>
          </table:table-cell>
          <table:table-cell office:value-type="string" calcext:value-type="string">
            <text:p>gold horned helm</text:p>
          </table:table-cell>
          <table:table-cell table:number-columns-repeated="1001"/>
        </table:table-row>
        <table:table-row table:style-name="ro1">
          <table:table-cell office:value-type="string" calcext:value-type="string">
            <text:p>cdunq18</text:p>
          </table:table-cell>
          <table:table-cell table:number-columns-repeated="2" office:value-type="string" calcext:value-type="string">
            <text:p>null</text:p>
          </table:table-cell>
          <table:table-cell office:value-type="string" calcext:value-type="string">
            <text:p>kaybow</text:p>
          </table:table-cell>
          <table:table-cell office:value-type="string" calcext:value-type="string">
            <text:p>null</text:p>
          </table:table-cell>
          <table:table-cell office:value-type="string" calcext:value-type="string">
            <text:p>bow16</text:p>
          </table:table-cell>
          <table:table-cell office:value-type="string" calcext:value-type="string">
            <text:p>ibow16</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3" calcext:value-type="float">
            <text:p>13</text:p>
          </table:table-cell>
          <table:table-cell office:value-type="float" office:value="38" calcext:value-type="float">
            <text:p>38</text:p>
          </table:table-cell>
          <table:table-cell table:number-columns-repeated="8" office:value-type="string" calcext:value-type="string">
            <text:p>null</text:p>
          </table:table-cell>
          <table:table-cell office:value-type="string" calcext:value-type="string">
            <text:p>composite long bow +2</text:p>
          </table:table-cell>
          <table:table-cell table:number-columns-repeated="1001"/>
        </table:table-row>
        <table:table-row table:style-name="ro1">
          <table:table-cell office:value-type="string" calcext:value-type="string">
            <text:p>cdunq19</text:p>
          </table:table-cell>
          <table:table-cell table:number-columns-repeated="2" office:value-type="string" calcext:value-type="string">
            <text:p>null</text:p>
          </table:table-cell>
          <table:table-cell office:value-type="string" calcext:value-type="string">
            <text:p>kayglov</text:p>
          </table:table-cell>
          <table:table-cell office:value-type="string" calcext:value-type="string">
            <text:p>null</text:p>
          </table:table-cell>
          <table:table-cell office:value-type="string" calcext:value-type="string">
            <text:p>brac18</text:p>
          </table:table-cell>
          <table:table-cell office:value-type="string" calcext:value-type="string">
            <text:p>ibrac18</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gloves of missile snaring</text:p>
          </table:table-cell>
          <table:table-cell table:number-columns-repeated="1001"/>
        </table:table-row>
        <table:table-row table:style-name="ro1">
          <table:table-cell office:value-type="string" calcext:value-type="string">
            <text:p>cdunq20</text:p>
          </table:table-cell>
          <table:table-cell table:number-columns-repeated="2" office:value-type="string" calcext:value-type="string">
            <text:p>null</text:p>
          </table:table-cell>
          <table:table-cell office:value-type="string" calcext:value-type="string">
            <text:p>kayring</text:p>
          </table:table-cell>
          <table:table-cell office:value-type="string" calcext:value-type="string">
            <text:p>null</text:p>
          </table:table-cell>
          <table:table-cell office:value-type="string" calcext:value-type="string">
            <text:p>ring26</text:p>
          </table:table-cell>
          <table:table-cell office:value-type="string" calcext:value-type="string">
            <text:p>iring26</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djinni summoning</text:p>
          </table:table-cell>
          <table:table-cell table:number-columns-repeated="1001"/>
        </table:table-row>
        <table:table-row table:style-name="ro1">
          <table:table-cell office:value-type="string" calcext:value-type="string">
            <text:p>cdunq21</text:p>
          </table:table-cell>
          <table:table-cell table:number-columns-repeated="2" office:value-type="string" calcext:value-type="string">
            <text:p>null</text:p>
          </table:table-cell>
          <table:table-cell office:value-type="string" calcext:value-type="string">
            <text:p>keydug</text:p>
          </table:table-cell>
          <table:table-cell office:value-type="string" calcext:value-type="string">
            <text:p>null</text:p>
          </table:table-cell>
          <table:table-cell office:value-type="string" calcext:value-type="string">
            <text:p>misc4i</text:p>
          </table:table-cell>
          <table:table-cell office:value-type="string" calcext:value-type="string">
            <text:p>imisc4i</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wand of frost key</text:p>
          </table:table-cell>
          <table:table-cell table:number-columns-repeated="1001"/>
        </table:table-row>
        <table:table-row table:style-name="ro1">
          <table:table-cell office:value-type="string" calcext:value-type="string">
            <text:p>cdunq22</text:p>
          </table:table-cell>
          <table:table-cell table:number-columns-repeated="2" office:value-type="string" calcext:value-type="string">
            <text:p>null</text:p>
          </table:table-cell>
          <table:table-cell office:value-type="string" calcext:value-type="string">
            <text:p>keygate</text:p>
          </table:table-cell>
          <table:table-cell office:value-type="string" calcext:value-type="string">
            <text:p>null</text:p>
          </table:table-cell>
          <table:table-cell office:value-type="string" calcext:value-type="string">
            <text:p>key21</text:p>
          </table:table-cell>
          <table:table-cell office:value-type="string" calcext:value-type="string">
            <text:p>ikey21</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amia's key</text:p>
          </table:table-cell>
          <table:table-cell table:number-columns-repeated="1001"/>
        </table:table-row>
        <table:table-row table:style-name="ro1">
          <table:table-cell office:value-type="string" calcext:value-type="string">
            <text:p>cdunq23</text:p>
          </table:table-cell>
          <table:table-cell table:number-columns-repeated="2" office:value-type="string" calcext:value-type="string">
            <text:p>null</text:p>
          </table:table-cell>
          <table:table-cell office:value-type="string" calcext:value-type="string">
            <text:p>kresssw</text:p>
          </table:table-cell>
          <table:table-cell office:value-type="string" calcext:value-type="string">
            <text:p>null</text:p>
          </table:table-cell>
          <table:table-cell office:value-type="string" calcext:value-type="string">
            <text:p>sw2h13</text:p>
          </table:table-cell>
          <table:table-cell office:value-type="string" calcext:value-type="string">
            <text:p>isw2h13</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104" calcext:value-type="float">
            <text:p>104</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spider's bane</text:p>
          </table:table-cell>
          <table:table-cell table:number-columns-repeated="1001"/>
        </table:table-row>
        <table:table-row table:style-name="ro1">
          <table:table-cell office:value-type="string" calcext:value-type="string">
            <text:p>cdunq24</text:p>
          </table:table-cell>
          <table:table-cell table:number-columns-repeated="2" office:value-type="string" calcext:value-type="string">
            <text:p>null</text:p>
          </table:table-cell>
          <table:table-cell office:value-type="string" calcext:value-type="string">
            <text:p>labelas</text:p>
          </table:table-cell>
          <table:table-cell office:value-type="string" calcext:value-type="string">
            <text:p>null</text:p>
          </table:table-cell>
          <table:table-cell office:value-type="string" calcext:value-type="string">
            <text:p>amul27</text:p>
          </table:table-cell>
          <table:table-cell office:value-type="string" calcext:value-type="string">
            <text:p>iamul27</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amulet of seldarine</text:p>
          </table:table-cell>
          <table:table-cell table:number-columns-repeated="1001"/>
        </table:table-row>
        <table:table-row table:style-name="ro1">
          <table:table-cell office:value-type="string" calcext:value-type="string">
            <text:p>cdunq25</text:p>
          </table:table-cell>
          <table:table-cell table:number-columns-repeated="2" office:value-type="string" calcext:value-type="string">
            <text:p>null</text:p>
          </table:table-cell>
          <table:table-cell office:value-type="string" calcext:value-type="string">
            <text:p>lshand</text:p>
          </table:table-cell>
          <table:table-cell office:value-type="string" calcext:value-type="string">
            <text:p>null</text:p>
          </table:table-cell>
          <table:table-cell office:value-type="string" calcext:value-type="string">
            <text:p>sw1h77</text:p>
          </table:table-cell>
          <table:table-cell office:value-type="string" calcext:value-type="string">
            <text:p>isw1h7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9" calcext:value-type="float">
            <text:p>99</text:p>
          </table:table-cell>
          <table:table-cell office:value-type="float" office:value="25" calcext:value-type="float">
            <text:p>25</text:p>
          </table:table-cell>
          <table:table-cell office:value-type="float" office:value="5" calcext:value-type="float">
            <text:p>5</text:p>
          </table:table-cell>
          <table:table-cell table:number-columns-repeated="7" office:value-type="string" calcext:value-type="string">
            <text:p>null</text:p>
          </table:table-cell>
          <table:table-cell office:value-type="string" calcext:value-type="string">
            <text:p>long sword of the hand (long sword)</text:p>
          </table:table-cell>
          <table:table-cell table:number-columns-repeated="1001"/>
        </table:table-row>
        <table:table-row table:style-name="ro1">
          <table:table-cell office:value-type="string" calcext:value-type="string">
            <text:p>cdunq26</text:p>
          </table:table-cell>
          <table:table-cell table:number-columns-repeated="2" office:value-type="string" calcext:value-type="string">
            <text:p>null</text:p>
          </table:table-cell>
          <table:table-cell office:value-type="string" calcext:value-type="string">
            <text:p>mirekqi</text:p>
          </table:table-cell>
          <table:table-cell office:value-type="string" calcext:value-type="string">
            <text:p>null</text:p>
          </table:table-cell>
          <table:table-cell office:value-type="string" calcext:value-type="string">
            <text:p>amul24</text:p>
          </table:table-cell>
          <table:table-cell office:value-type="string" calcext:value-type="string">
            <text:p>iamul24</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necklace of form stability</text:p>
          </table:table-cell>
          <table:table-cell table:number-columns-repeated="1001"/>
        </table:table-row>
        <table:table-row table:style-name="ro1">
          <table:table-cell office:value-type="string" calcext:value-type="string">
            <text:p>cdunq27</text:p>
          </table:table-cell>
          <table:table-cell table:number-columns-repeated="2" office:value-type="string" calcext:value-type="string">
            <text:p>null</text:p>
          </table:table-cell>
          <table:table-cell office:value-type="string" calcext:value-type="string">
            <text:p>misc61</text:p>
          </table:table-cell>
          <table:table-cell table:number-columns-repeated="4"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ottle of wine (bottle of wine)</text:p>
          </table:table-cell>
          <table:table-cell table:number-columns-repeated="1001"/>
        </table:table-row>
        <table:table-row table:style-name="ro1">
          <table:table-cell office:value-type="string" calcext:value-type="string">
            <text:p>cdunq28</text:p>
          </table:table-cell>
          <table:table-cell table:number-columns-repeated="2" office:value-type="string" calcext:value-type="string">
            <text:p>null</text:p>
          </table:table-cell>
          <table:table-cell office:value-type="string" calcext:value-type="string">
            <text:p>misc75</text:p>
          </table:table-cell>
          <table:table-cell office:value-type="string" calcext:value-type="string">
            <text:p>null</text:p>
          </table:table-cell>
          <table:table-cell office:value-type="string" calcext:value-type="string">
            <text:p>dagg23</text:p>
          </table:table-cell>
          <table:table-cell office:value-type="string" calcext:value-type="string">
            <text:p>idagg23</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3" calcext:value-type="float">
            <text:p>93</text:p>
          </table:table-cell>
          <table:table-cell office:value-type="float" office:value="46" calcext:value-type="float">
            <text:p>46</text:p>
          </table:table-cell>
          <table:table-cell office:value-type="float" office:value="30" calcext:value-type="float">
            <text:p>30</text:p>
          </table:table-cell>
          <table:table-cell table:number-columns-repeated="7" office:value-type="string" calcext:value-type="string">
            <text:p>null</text:p>
          </table:table-cell>
          <table:table-cell office:value-type="string" calcext:value-type="string">
            <text:p>ixil's spike</text:p>
          </table:table-cell>
          <table:table-cell table:number-columns-repeated="1001"/>
        </table:table-row>
        <table:table-row table:style-name="ro1">
          <table:table-cell office:value-type="string" calcext:value-type="string">
            <text:p>cdunq29</text:p>
          </table:table-cell>
          <table:table-cell table:number-columns-repeated="2" office:value-type="string" calcext:value-type="string">
            <text:p>null</text:p>
          </table:table-cell>
          <table:table-cell office:value-type="string" calcext:value-type="string">
            <text:p>moonbow</text:p>
          </table:table-cell>
          <table:table-cell office:value-type="string" calcext:value-type="string">
            <text:p>null</text:p>
          </table:table-cell>
          <table:table-cell office:value-type="string" calcext:value-type="string">
            <text:p>amul19</text:p>
          </table:table-cell>
          <table:table-cell office:value-type="string" calcext:value-type="string">
            <text:p>iamul19</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amulet of 5% magic resistance</text:p>
          </table:table-cell>
          <table:table-cell table:number-columns-repeated="1001"/>
        </table:table-row>
        <table:table-row table:style-name="ro1">
          <table:table-cell office:value-type="string" calcext:value-type="string">
            <text:p>cdunq30</text:p>
          </table:table-cell>
          <table:table-cell office:value-type="string" calcext:value-type="string">
            <text:p>ohdpotn1</text:p>
          </table:table-cell>
          <table:table-cell office:value-type="string" calcext:value-type="string">
            <text:p>null</text:p>
          </table:table-cell>
          <table:table-cell office:value-type="string" calcext:value-type="string">
            <text:p>philter</text:p>
          </table:table-cell>
          <table:table-cell office:value-type="string" calcext:value-type="string">
            <text:p>null</text:p>
          </table:table-cell>
          <table:table-cell office:value-type="string" calcext:value-type="string">
            <text:p>00potn02</text:p>
          </table:table-cell>
          <table:table-cell office:value-type="string" calcext:value-type="string">
            <text:p>ipotn08</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hilter of purification</text:p>
          </table:table-cell>
          <table:table-cell table:number-columns-repeated="1001"/>
        </table:table-row>
        <table:table-row table:style-name="ro1">
          <table:table-cell office:value-type="string" calcext:value-type="string">
            <text:p>cdunq31</text:p>
          </table:table-cell>
          <table:table-cell table:number-columns-repeated="2" office:value-type="string" calcext:value-type="string">
            <text:p>null</text:p>
          </table:table-cell>
          <table:table-cell office:value-type="string" calcext:value-type="string">
            <text:p>plat05</text:p>
          </table:table-cell>
          <table:table-cell office:value-type="string" calcext:value-type="string">
            <text:p>null</text:p>
          </table:table-cell>
          <table:table-cell office:value-type="string" calcext:value-type="string">
            <text:p>plat22</text:p>
          </table:table-cell>
          <table:table-cell office:value-type="string" calcext:value-type="string">
            <text:p>iplat22</text:p>
          </table:table-cell>
          <table:table-cell office:value-type="string" calcext:value-type="string">
            <text:p>bg2</text:p>
          </table:table-cell>
          <table:table-cell office:value-type="string" calcext:value-type="string">
            <text:p>armor</text:p>
          </table:table-cell>
          <table:table-cell office:value-type="float" office:value="30" calcext:value-type="float">
            <text:p>30</text:p>
          </table:table-cell>
          <table:table-cell office:value-type="float" office:value="25" calcext:value-type="float">
            <text:p>25</text:p>
          </table:table-cell>
          <table:table-cell office:value-type="float" office:value="97" calcext:value-type="float">
            <text:p>97</text:p>
          </table:table-cell>
          <table:table-cell table:number-columns-repeated="10" office:value-type="string" calcext:value-type="string">
            <text:p>null</text:p>
          </table:table-cell>
          <table:table-cell office:value-type="string" calcext:value-type="string">
            <text:p>shuruppak's plate</text:p>
          </table:table-cell>
          <table:table-cell table:number-columns-repeated="1001"/>
        </table:table-row>
        <table:table-row table:style-name="ro1">
          <table:table-cell office:value-type="string" calcext:value-type="string">
            <text:p>cdunq32</text:p>
          </table:table-cell>
          <table:table-cell table:number-columns-repeated="2" office:value-type="string" calcext:value-type="string">
            <text:p>null</text:p>
          </table:table-cell>
          <table:table-cell office:value-type="string" calcext:value-type="string">
            <text:p>pnull</text:p>
          </table:table-cell>
          <table:table-cell office:value-type="string" calcext:value-type="string">
            <text:p>null</text:p>
          </table:table-cell>
          <table:table-cell office:value-type="string" calcext:value-type="string">
            <text:p>botsmit</text:p>
          </table:table-cell>
          <table:table-cell office:value-type="string" calcext:value-type="string">
            <text:p>ibotsmit</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unused (cespenar's bottle)</text:p>
          </table:table-cell>
          <table:table-cell table:number-columns-repeated="1001"/>
        </table:table-row>
        <table:table-row table:style-name="ro1">
          <table:table-cell office:value-type="string" calcext:value-type="string">
            <text:p>cdunq33</text:p>
          </table:table-cell>
          <table:table-cell table:number-columns-repeated="2" office:value-type="string" calcext:value-type="string">
            <text:p>null</text:p>
          </table:table-cell>
          <table:table-cell office:value-type="string" calcext:value-type="string">
            <text:p>poison</text:p>
          </table:table-cell>
          <table:table-cell office:value-type="string" calcext:value-type="string">
            <text:p>null</text:p>
          </table:table-cell>
          <table:table-cell table:style-name="ce6" office:value-type="string" calcext:value-type="string">
            <text:p>null</text:p>
          </table:table-cell>
          <table:table-cell office:value-type="string" calcext:value-type="string">
            <text:p>ipotn48</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unused (antidote bottle colored yellow)</text:p>
          </table:table-cell>
          <table:table-cell table:number-columns-repeated="1001"/>
        </table:table-row>
        <table:table-row table:style-name="ro1">
          <table:table-cell office:value-type="string" calcext:value-type="string">
            <text:p>cdunq34</text:p>
          </table:table-cell>
          <table:table-cell table:number-columns-repeated="2" office:value-type="string" calcext:value-type="string">
            <text:p>null</text:p>
          </table:table-cell>
          <table:table-cell office:value-type="string" calcext:value-type="string">
            <text:p>presdag</text:p>
          </table:table-cell>
          <table:table-cell office:value-type="string" calcext:value-type="string">
            <text:p>null</text:p>
          </table:table-cell>
          <table:table-cell office:value-type="string" calcext:value-type="string">
            <text:p>dagg16</text:p>
          </table:table-cell>
          <table:table-cell office:value-type="string" calcext:value-type="string">
            <text:p>idagg16</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32" calcext:value-type="float">
            <text:p>32</text:p>
          </table:table-cell>
          <table:table-cell table:number-columns-repeated="7" office:value-type="string" calcext:value-type="string">
            <text:p>null</text:p>
          </table:table-cell>
          <table:table-cell office:value-type="string" calcext:value-type="string">
            <text:p>poisoned throwing dagger</text:p>
          </table:table-cell>
          <table:table-cell table:number-columns-repeated="1001"/>
        </table:table-row>
        <table:table-row table:style-name="ro1">
          <table:table-cell office:value-type="string" calcext:value-type="string">
            <text:p>cdunq35</text:p>
          </table:table-cell>
          <table:table-cell table:number-columns-repeated="2" office:value-type="string" calcext:value-type="string">
            <text:p>null</text:p>
          </table:table-cell>
          <table:table-cell office:value-type="string" calcext:value-type="string">
            <text:p>presrob</text:p>
          </table:table-cell>
          <table:table-cell office:value-type="string" calcext:value-type="string">
            <text:p>null</text:p>
          </table:table-cell>
          <table:table-cell office:value-type="string" calcext:value-type="string">
            <text:p>clck31</text:p>
          </table:table-cell>
          <table:table-cell office:value-type="string" calcext:value-type="string">
            <text:p>iclck31</text:p>
          </table:table-cell>
          <table:table-cell office:value-type="string" calcext:value-type="string">
            <text:p>bg2</text:p>
          </table:table-cell>
          <table:table-cell office:value-type="string" calcext:value-type="string">
            <text:p>armor</text:p>
          </table:table-cell>
          <table:table-cell table:number-columns-repeated="2" office:value-type="float" office:value="28" calcext:value-type="float">
            <text:p>28</text:p>
          </table:table-cell>
          <table:table-cell office:value-type="float" office:value="47" calcext:value-type="float">
            <text:p>47</text:p>
          </table:table-cell>
          <table:table-cell table:number-columns-repeated="10" office:value-type="string" calcext:value-type="string">
            <text:p>null</text:p>
          </table:table-cell>
          <table:table-cell office:value-type="string" calcext:value-type="string">
            <text:p>improved cloak of protection +2</text:p>
          </table:table-cell>
          <table:table-cell table:number-columns-repeated="1001"/>
        </table:table-row>
        <table:table-row table:style-name="ro1">
          <table:table-cell office:value-type="string" calcext:value-type="string">
            <text:p>cdunq36</text:p>
          </table:table-cell>
          <table:table-cell table:number-columns-repeated="2" office:value-type="string" calcext:value-type="string">
            <text:p>null</text:p>
          </table:table-cell>
          <table:table-cell office:value-type="string" calcext:value-type="string">
            <text:p>ringpan</text:p>
          </table:table-cell>
          <table:table-cell office:value-type="string" calcext:value-type="string">
            <text:p>null</text:p>
          </table:table-cell>
          <table:table-cell office:value-type="string" calcext:value-type="string">
            <text:p>ring34</text:p>
          </table:table-cell>
          <table:table-cell office:value-type="string" calcext:value-type="string">
            <text:p>iring34</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spell turning</text:p>
          </table:table-cell>
          <table:table-cell table:number-columns-repeated="1001"/>
        </table:table-row>
        <table:table-row table:style-name="ro1">
          <table:table-cell office:value-type="string" calcext:value-type="string">
            <text:p>cdunq37</text:p>
          </table:table-cell>
          <table:table-cell office:value-type="string" calcext:value-type="string">
            <text:p>bolt08</text:p>
          </table:table-cell>
          <table:table-cell office:value-type="string" calcext:value-type="string">
            <text:p>null</text:p>
          </table:table-cell>
          <table:table-cell office:value-type="string" calcext:value-type="string">
            <text:p>sekolah</text:p>
          </table:table-cell>
          <table:table-cell office:value-type="string" calcext:value-type="string">
            <text:p>null</text:p>
          </table:table-cell>
          <table:table-cell office:value-type="string" calcext:value-type="string">
            <text:p>00bolt08</text:p>
          </table:table-cell>
          <table:table-cell office:value-type="string" calcext:value-type="string">
            <text:p>itrnbolt</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tranquil bolt</text:p>
          </table:table-cell>
          <table:table-cell table:number-columns-repeated="1001"/>
        </table:table-row>
        <table:table-row table:style-name="ro1">
          <table:table-cell office:value-type="string" calcext:value-type="string">
            <text:p>cdunq38</text:p>
          </table:table-cell>
          <table:table-cell table:number-columns-repeated="2" office:value-type="string" calcext:value-type="string">
            <text:p>null</text:p>
          </table:table-cell>
          <table:table-cell office:value-type="string" calcext:value-type="string">
            <text:p>shboots</text:p>
          </table:table-cell>
          <table:table-cell office:value-type="string" calcext:value-type="string">
            <text:p>null</text:p>
          </table:table-cell>
          <table:table-cell office:value-type="string" calcext:value-type="string">
            <text:p>boot09</text:p>
          </table:table-cell>
          <table:table-cell office:value-type="string" calcext:value-type="string">
            <text:p>iboot09</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oots</text:p>
          </table:table-cell>
          <table:table-cell table:number-columns-repeated="1001"/>
        </table:table-row>
        <table:table-row table:style-name="ro1">
          <table:table-cell office:value-type="string" calcext:value-type="string">
            <text:p>cdunq39</text:p>
          </table:table-cell>
          <table:table-cell table:number-columns-repeated="2" office:value-type="string" calcext:value-type="string">
            <text:p>null</text:p>
          </table:table-cell>
          <table:table-cell office:value-type="string" calcext:value-type="string">
            <text:p>shevara</text:p>
          </table:table-cell>
          <table:table-cell office:value-type="string" calcext:value-type="string">
            <text:p>null</text:p>
          </table:table-cell>
          <table:table-cell office:value-type="string" calcext:value-type="string">
            <text:p>amul20</text:p>
          </table:table-cell>
          <table:table-cell office:value-type="string" calcext:value-type="string">
            <text:p>iamul20</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kaligun's amulet of magic resistance</text:p>
          </table:table-cell>
          <table:table-cell table:number-columns-repeated="1001"/>
        </table:table-row>
        <table:table-row table:style-name="ro1">
          <table:table-cell office:value-type="string" calcext:value-type="string">
            <text:p>cdunq40</text:p>
          </table:table-cell>
          <table:table-cell table:number-columns-repeated="2" office:value-type="string" calcext:value-type="string">
            <text:p>null</text:p>
          </table:table-cell>
          <table:table-cell office:value-type="string" calcext:value-type="string">
            <text:p>shrobe</text:p>
          </table:table-cell>
          <table:table-cell office:value-type="string" calcext:value-type="string">
            <text:p>null</text:p>
          </table:table-cell>
          <table:table-cell office:value-type="string" calcext:value-type="string">
            <text:p>clck28</text:p>
          </table:table-cell>
          <table:table-cell office:value-type="string" calcext:value-type="string">
            <text:p>iclck28</text:p>
          </table:table-cell>
          <table:table-cell office:value-type="string" calcext:value-type="string">
            <text:p>bg2</text:p>
          </table:table-cell>
          <table:table-cell office:value-type="string" calcext:value-type="string">
            <text:p>armor</text:p>
          </table:table-cell>
          <table:table-cell table:number-columns-repeated="3" office:value-type="float" office:value="65" calcext:value-type="float">
            <text:p>65</text:p>
          </table:table-cell>
          <table:table-cell table:number-columns-repeated="10" office:value-type="string" calcext:value-type="string">
            <text:p>null</text:p>
          </table:table-cell>
          <table:table-cell office:value-type="string" calcext:value-type="string">
            <text:p>shadow thief cloak</text:p>
          </table:table-cell>
          <table:table-cell table:number-columns-repeated="1001"/>
        </table:table-row>
        <table:table-row table:style-name="ro1">
          <table:table-cell office:value-type="string" calcext:value-type="string">
            <text:p>cdunq41</text:p>
          </table:table-cell>
          <table:table-cell table:number-columns-repeated="2" office:value-type="string" calcext:value-type="string">
            <text:p>null</text:p>
          </table:table-cell>
          <table:table-cell office:value-type="string" calcext:value-type="string">
            <text:p>solonor</text:p>
          </table:table-cell>
          <table:table-cell office:value-type="string" calcext:value-type="string">
            <text:p>null</text:p>
          </table:table-cell>
          <table:table-cell office:value-type="string" calcext:value-type="string">
            <text:p>amul18</text:p>
          </table:table-cell>
          <table:table-cell office:value-type="string" calcext:value-type="string">
            <text:p>iamul18</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wolfsbane charm</text:p>
          </table:table-cell>
          <table:table-cell table:number-columns-repeated="1001"/>
        </table:table-row>
        <table:table-row table:style-name="ro1">
          <table:table-cell office:value-type="string" calcext:value-type="string">
            <text:p>cdunq42</text:p>
          </table:table-cell>
          <table:table-cell table:number-columns-repeated="2" office:value-type="string" calcext:value-type="string">
            <text:p>null</text:p>
          </table:table-cell>
          <table:table-cell office:value-type="string" calcext:value-type="string">
            <text:p>u1ham2a</text:p>
          </table:table-cell>
          <table:table-cell office:value-type="string" calcext:value-type="string">
            <text:p>null</text:p>
          </table:table-cell>
          <table:table-cell office:value-type="string" calcext:value-type="string">
            <text:p>hamm08</text:p>
          </table:table-cell>
          <table:table-cell office:value-type="string" calcext:value-type="string">
            <text:p>ihamm08</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0" calcext:value-type="float">
            <text:p>30</text:p>
          </table:table-cell>
          <table:table-cell office:value-type="float" office:value="40" calcext:value-type="float">
            <text:p>40</text:p>
          </table:table-cell>
          <table:table-cell office:value-type="float" office:value="30" calcext:value-type="float">
            <text:p>30</text:p>
          </table:table-cell>
          <table:table-cell table:number-columns-repeated="7" office:value-type="string" calcext:value-type="string">
            <text:p>null</text:p>
          </table:table-cell>
          <table:table-cell office:value-type="string" calcext:value-type="string">
            <text:p>war hammer +2</text:p>
          </table:table-cell>
          <table:table-cell table:number-columns-repeated="1001"/>
        </table:table-row>
        <table:table-row table:style-name="ro1">
          <table:table-cell office:value-type="string" calcext:value-type="string">
            <text:p>cdunq43</text:p>
          </table:table-cell>
          <table:table-cell table:number-columns-repeated="2" office:value-type="string" calcext:value-type="string">
            <text:p>null</text:p>
          </table:table-cell>
          <table:table-cell office:value-type="string" calcext:value-type="string">
            <text:p>u1ham3a</text:p>
          </table:table-cell>
          <table:table-cell office:value-type="string" calcext:value-type="string">
            <text:p>null</text:p>
          </table:table-cell>
          <table:table-cell office:value-type="string" calcext:value-type="string">
            <text:p>hamm10</text:p>
          </table:table-cell>
          <table:table-cell office:value-type="string" calcext:value-type="string">
            <text:p>ihamm10</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7" calcext:value-type="float">
            <text:p>97</text:p>
          </table:table-cell>
          <table:table-cell office:value-type="float" office:value="51" calcext:value-type="float">
            <text:p>51</text:p>
          </table:table-cell>
          <table:table-cell office:value-type="float" office:value="97" calcext:value-type="float">
            <text:p>97</text:p>
          </table:table-cell>
          <table:table-cell table:number-columns-repeated="7" office:value-type="string" calcext:value-type="string">
            <text:p>null</text:p>
          </table:table-cell>
          <table:table-cell office:value-type="string" calcext:value-type="string">
            <text:p>runehammer</text:p>
          </table:table-cell>
          <table:table-cell table:number-columns-repeated="1001"/>
        </table:table-row>
        <table:table-row table:style-name="ro1">
          <table:table-cell office:value-type="string" calcext:value-type="string">
            <text:p>cdunq44</text:p>
          </table:table-cell>
          <table:table-cell table:number-columns-repeated="2" office:value-type="string" calcext:value-type="string">
            <text:p>null</text:p>
          </table:table-cell>
          <table:table-cell office:value-type="string" calcext:value-type="string">
            <text:p>u1ham3b</text:p>
          </table:table-cell>
          <table:table-cell office:value-type="string" calcext:value-type="string">
            <text:p>null</text:p>
          </table:table-cell>
          <table:table-cell office:value-type="string" calcext:value-type="string">
            <text:p>hamm06</text:p>
          </table:table-cell>
          <table:table-cell office:value-type="string" calcext:value-type="string">
            <text:p>ihamm06</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1" calcext:value-type="float">
            <text:p>91</text:p>
          </table:table-cell>
          <table:table-cell table:number-columns-repeated="2" office:value-type="float" office:value="27" calcext:value-type="float">
            <text:p>27</text:p>
          </table:table-cell>
          <table:table-cell table:number-columns-repeated="7" office:value-type="string" calcext:value-type="string">
            <text:p>null</text:p>
          </table:table-cell>
          <table:table-cell office:value-type="string" calcext:value-type="string">
            <text:p>dwarven thrower</text:p>
          </table:table-cell>
          <table:table-cell table:number-columns-repeated="1001"/>
        </table:table-row>
        <table:table-row table:style-name="ro1">
          <table:table-cell table:style-name="ce3" office:value-type="string" calcext:value-type="string">
            <text:p>cdunq45</text:p>
          </table:table-cell>
          <table:table-cell table:number-columns-repeated="2" table:style-name="ce6" office:value-type="string" calcext:value-type="string">
            <text:p>null</text:p>
          </table:table-cell>
          <table:table-cell table:style-name="ce6" office:value-type="string" calcext:value-type="string">
            <text:p>u1ham4a</text:p>
          </table:table-cell>
          <table:table-cell table:number-columns-repeated="2" table:style-name="ce6" office:value-type="string" calcext:value-type="string">
            <text:p>null</text:p>
          </table:table-cell>
          <table:table-cell table:style-name="ce6" office:value-type="string" calcext:value-type="string">
            <text:p>ihamm01</text:p>
          </table:table-cell>
          <table:table-cell table:style-name="ce6"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4" calcext:value-type="float">
            <text:p>24</text:p>
          </table:table-cell>
          <table:table-cell office:value-type="float" office:value="19" calcext:value-type="float">
            <text:p>19</text:p>
          </table:table-cell>
          <table:table-cell office:value-type="float" office:value="24" calcext:value-type="float">
            <text:p>24</text:p>
          </table:table-cell>
          <table:table-cell table:number-columns-repeated="7" office:value-type="string" calcext:value-type="string">
            <text:p>null</text:p>
          </table:table-cell>
          <table:table-cell table:style-name="ce6" office:value-type="string" calcext:value-type="string">
            <text:p>recolored ihamm01 (red)</text:p>
          </table:table-cell>
          <table:table-cell table:number-columns-repeated="1001"/>
        </table:table-row>
        <table:table-row table:style-name="ro1">
          <table:table-cell office:value-type="string" calcext:value-type="string">
            <text:p>cdunq46</text:p>
          </table:table-cell>
          <table:table-cell table:number-columns-repeated="2" office:value-type="string" calcext:value-type="string">
            <text:p>null</text:p>
          </table:table-cell>
          <table:table-cell office:value-type="string" calcext:value-type="string">
            <text:p>u1ham4b</text:p>
          </table:table-cell>
          <table:table-cell office:value-type="string" calcext:value-type="string">
            <text:p>null</text:p>
          </table:table-cell>
          <table:table-cell office:value-type="string" calcext:value-type="string">
            <text:p>hamm07</text:p>
          </table:table-cell>
          <table:table-cell office:value-type="string" calcext:value-type="string">
            <text:p>ihamm0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7" calcext:value-type="float">
            <text:p>97</text:p>
          </table:table-cell>
          <table:table-cell office:value-type="float" office:value="40" calcext:value-type="float">
            <text:p>40</text:p>
          </table:table-cell>
          <table:table-cell office:value-type="float" office:value="97" calcext:value-type="float">
            <text:p>97</text:p>
          </table:table-cell>
          <table:table-cell table:number-columns-repeated="7" office:value-type="string" calcext:value-type="string">
            <text:p>null</text:p>
          </table:table-cell>
          <table:table-cell office:value-type="string" calcext:value-type="string">
            <text:p>crom faeyr</text:p>
          </table:table-cell>
          <table:table-cell table:number-columns-repeated="1001"/>
        </table:table-row>
        <table:table-row table:style-name="ro1">
          <table:table-cell office:value-type="string" calcext:value-type="string">
            <text:p>cdunq47</text:p>
          </table:table-cell>
          <table:table-cell table:number-columns-repeated="2" office:value-type="string" calcext:value-type="string">
            <text:p>null</text:p>
          </table:table-cell>
          <table:table-cell office:value-type="string" calcext:value-type="string">
            <text:p>u1ham5a</text:p>
          </table:table-cell>
          <table:table-cell office:value-type="string" calcext:value-type="string">
            <text:p>null</text:p>
          </table:table-cell>
          <table:table-cell office:value-type="string" calcext:value-type="string">
            <text:p>hamm02</text:p>
          </table:table-cell>
          <table:table-cell office:value-type="string" calcext:value-type="string">
            <text:p>ihamm0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40" calcext:value-type="float">
            <text:p>40</text:p>
          </table:table-cell>
          <table:table-cell office:value-type="float" office:value="29" calcext:value-type="float">
            <text:p>29</text:p>
          </table:table-cell>
          <table:table-cell office:value-type="float" office:value="30" calcext:value-type="float">
            <text:p>30</text:p>
          </table:table-cell>
          <table:table-cell table:number-columns-repeated="7" office:value-type="string" calcext:value-type="string">
            <text:p>null</text:p>
          </table:table-cell>
          <table:table-cell office:value-type="string" calcext:value-type="string">
            <text:p>war hammer +1</text:p>
          </table:table-cell>
          <table:table-cell table:number-columns-repeated="1001"/>
        </table:table-row>
        <table:table-row table:style-name="ro1">
          <table:table-cell office:value-type="string" calcext:value-type="string">
            <text:p>cdunq48</text:p>
          </table:table-cell>
          <table:table-cell table:number-columns-repeated="2" office:value-type="string" calcext:value-type="string">
            <text:p>null</text:p>
          </table:table-cell>
          <table:table-cell office:value-type="string" calcext:value-type="string">
            <text:p>u1ham5b</text:p>
          </table:table-cell>
          <table:table-cell office:value-type="string" calcext:value-type="string">
            <text:p>null</text:p>
          </table:table-cell>
          <table:table-cell office:value-type="string" calcext:value-type="string">
            <text:p>hamm12</text:p>
          </table:table-cell>
          <table:table-cell office:value-type="string" calcext:value-type="string">
            <text:p>ihamm1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50" calcext:value-type="float">
            <text:p>50</text:p>
          </table:table-cell>
          <table:table-cell office:value-type="float" office:value="99" calcext:value-type="float">
            <text:p>99</text:p>
          </table:table-cell>
          <table:table-cell office:value-type="float" office:value="50" calcext:value-type="float">
            <text:p>50</text:p>
          </table:table-cell>
          <table:table-cell table:number-columns-repeated="7" office:value-type="string" calcext:value-type="string">
            <text:p>null</text:p>
          </table:table-cell>
          <table:table-cell office:value-type="string" calcext:value-type="string">
            <text:p>war hammer +3</text:p>
          </table:table-cell>
          <table:table-cell table:number-columns-repeated="1001"/>
        </table:table-row>
        <table:table-row table:style-name="ro1">
          <table:table-cell office:value-type="string" calcext:value-type="string">
            <text:p>cdunq49</text:p>
          </table:table-cell>
          <table:table-cell table:number-columns-repeated="2" office:value-type="string" calcext:value-type="string">
            <text:p>null</text:p>
          </table:table-cell>
          <table:table-cell office:value-type="string" calcext:value-type="string">
            <text:p>u1hax1a</text:p>
          </table:table-cell>
          <table:table-cell office:value-type="string" calcext:value-type="string">
            <text:p>null</text:p>
          </table:table-cell>
          <table:table-cell office:value-type="string" calcext:value-type="string">
            <text:p>ax1h11</text:p>
          </table:table-cell>
          <table:table-cell office:value-type="string" calcext:value-type="string">
            <text:p>iax1h11</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10" calcext:value-type="float">
            <text:p>110</text:p>
          </table:table-cell>
          <table:table-cell office:value-type="float" office:value="23" calcext:value-type="float">
            <text:p>23</text:p>
          </table:table-cell>
          <table:table-cell office:value-type="float" office:value="110" calcext:value-type="float">
            <text:p>110</text:p>
          </table:table-cell>
          <table:table-cell table:number-columns-repeated="7" office:value-type="string" calcext:value-type="string">
            <text:p>null</text:p>
          </table:table-cell>
          <table:table-cell office:value-type="string" calcext:value-type="string">
            <text:p>battle axe +2</text:p>
          </table:table-cell>
          <table:table-cell table:number-columns-repeated="1001"/>
        </table:table-row>
        <table:table-row table:style-name="ro1">
          <table:table-cell office:value-type="string" calcext:value-type="string">
            <text:p>cdunq50</text:p>
          </table:table-cell>
          <table:table-cell table:number-columns-repeated="2" office:value-type="string" calcext:value-type="string">
            <text:p>null</text:p>
          </table:table-cell>
          <table:table-cell office:value-type="string" calcext:value-type="string">
            <text:p>u1hax2a</text:p>
          </table:table-cell>
          <table:table-cell office:value-type="string" calcext:value-type="string">
            <text:p>null</text:p>
          </table:table-cell>
          <table:table-cell office:value-type="string" calcext:value-type="string">
            <text:p>ax1h09</text:p>
          </table:table-cell>
          <table:table-cell office:value-type="string" calcext:value-type="string">
            <text:p>iax1h09</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96" calcext:value-type="float">
            <text:p>96</text:p>
          </table:table-cell>
          <table:table-cell table:number-columns-repeated="7" office:value-type="string" calcext:value-type="string">
            <text:p>null</text:p>
          </table:table-cell>
          <table:table-cell office:value-type="string" calcext:value-type="string">
            <text:p>rifthome</text:p>
          </table:table-cell>
          <table:table-cell table:number-columns-repeated="1001"/>
        </table:table-row>
        <table:table-row table:style-name="ro1">
          <table:table-cell office:value-type="string" calcext:value-type="string">
            <text:p>cdunq51</text:p>
          </table:table-cell>
          <table:table-cell table:number-columns-repeated="2" office:value-type="string" calcext:value-type="string">
            <text:p>null</text:p>
          </table:table-cell>
          <table:table-cell office:value-type="string" calcext:value-type="string">
            <text:p>u1hax3a</text:p>
          </table:table-cell>
          <table:table-cell office:value-type="string" calcext:value-type="string">
            <text:p>null</text:p>
          </table:table-cell>
          <table:table-cell office:value-type="string" calcext:value-type="string">
            <text:p>ax1h16</text:p>
          </table:table-cell>
          <table:table-cell office:value-type="string" calcext:value-type="string">
            <text:p>iax1h16</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9" calcext:value-type="float">
            <text:p>29</text:p>
          </table:table-cell>
          <table:table-cell office:value-type="float" office:value="95" calcext:value-type="float">
            <text:p>95</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k'logarath</text:p>
          </table:table-cell>
          <table:table-cell table:number-columns-repeated="1001"/>
        </table:table-row>
        <table:table-row table:style-name="ro1">
          <table:table-cell office:value-type="string" calcext:value-type="string">
            <text:p>cdunq52</text:p>
          </table:table-cell>
          <table:table-cell table:number-columns-repeated="2" office:value-type="string" calcext:value-type="string">
            <text:p>null</text:p>
          </table:table-cell>
          <table:table-cell office:value-type="string" calcext:value-type="string">
            <text:p>u1hax3b</text:p>
          </table:table-cell>
          <table:table-cell office:value-type="string" calcext:value-type="string">
            <text:p>null</text:p>
          </table:table-cell>
          <table:table-cell office:value-type="string" calcext:value-type="string">
            <text:p>ax1h12</text:p>
          </table:table-cell>
          <table:table-cell office:value-type="string" calcext:value-type="string">
            <text:p>iax1h1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72" calcext:value-type="float">
            <text:p>72</text:p>
          </table:table-cell>
          <table:table-cell table:number-columns-repeated="7" office:value-type="string" calcext:value-type="string">
            <text:p>null</text:p>
          </table:table-cell>
          <table:table-cell office:value-type="string" calcext:value-type="string">
            <text:p>stonefire</text:p>
          </table:table-cell>
          <table:table-cell table:number-columns-repeated="1001"/>
        </table:table-row>
        <table:table-row table:style-name="ro1">
          <table:table-cell office:value-type="string" calcext:value-type="string">
            <text:p>cdunq53</text:p>
          </table:table-cell>
          <table:table-cell table:number-columns-repeated="2" office:value-type="string" calcext:value-type="string">
            <text:p>null</text:p>
          </table:table-cell>
          <table:table-cell office:value-type="string" calcext:value-type="string">
            <text:p>u1hax4a</text:p>
          </table:table-cell>
          <table:table-cell office:value-type="string" calcext:value-type="string">
            <text:p>null</text:p>
          </table:table-cell>
          <table:table-cell office:value-type="string" calcext:value-type="string">
            <text:p>ax1h13</text:p>
          </table:table-cell>
          <table:table-cell office:value-type="string" calcext:value-type="string">
            <text:p>iax1h13</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96" calcext:value-type="float">
            <text:p>96</text:p>
          </table:table-cell>
          <table:table-cell table:number-columns-repeated="7" office:value-type="string" calcext:value-type="string">
            <text:p>null</text:p>
          </table:table-cell>
          <table:table-cell office:value-type="string" calcext:value-type="string">
            <text:p>frostreaver</text:p>
          </table:table-cell>
          <table:table-cell table:number-columns-repeated="1001"/>
        </table:table-row>
        <table:table-row table:style-name="ro1">
          <table:table-cell office:value-type="string" calcext:value-type="string">
            <text:p>cdunq54</text:p>
          </table:table-cell>
          <table:table-cell table:number-columns-repeated="2" office:value-type="string" calcext:value-type="string">
            <text:p>null</text:p>
          </table:table-cell>
          <table:table-cell office:value-type="string" calcext:value-type="string">
            <text:p>u1hax4b</text:p>
          </table:table-cell>
          <table:table-cell office:value-type="string" calcext:value-type="string">
            <text:p>null</text:p>
          </table:table-cell>
          <table:table-cell office:value-type="string" calcext:value-type="string">
            <text:p>ax1h17</text:p>
          </table:table-cell>
          <table:table-cell office:value-type="string" calcext:value-type="string">
            <text:p>iax1h1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6" calcext:value-type="float">
            <text:p>96</text:p>
          </table:table-cell>
          <table:table-cell office:value-type="float" office:value="99" calcext:value-type="float">
            <text:p>99</text:p>
          </table:table-cell>
          <table:table-cell office:value-type="float" office:value="96" calcext:value-type="float">
            <text:p>96</text:p>
          </table:table-cell>
          <table:table-cell table:number-columns-repeated="7" office:value-type="string" calcext:value-type="string">
            <text:p>null</text:p>
          </table:table-cell>
          <table:table-cell office:value-type="string" calcext:value-type="string">
            <text:p>battle axe +3</text:p>
          </table:table-cell>
          <table:table-cell table:number-columns-repeated="1001"/>
        </table:table-row>
        <table:table-row table:style-name="ro1">
          <table:table-cell office:value-type="string" calcext:value-type="string">
            <text:p>cdunq55</text:p>
          </table:table-cell>
          <table:table-cell office:value-type="string" calcext:value-type="string">
            <text:p>aegis2</text:p>
          </table:table-cell>
          <table:table-cell office:value-type="string" calcext:value-type="string">
            <text:p>null</text:p>
          </table:table-cell>
          <table:table-cell office:value-type="string" calcext:value-type="string">
            <text:p>u2ham2a</text:p>
          </table:table-cell>
          <table:table-cell office:value-type="string" calcext:value-type="string">
            <text:p>null</text:p>
          </table:table-cell>
          <table:table-cell office:value-type="string" calcext:value-type="string">
            <text:p>00hammph</text:p>
          </table:table-cell>
          <table:table-cell office:value-type="string" calcext:value-type="string">
            <text:p>ihammph</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95" calcext:value-type="float">
            <text:p>95</text:p>
          </table:table-cell>
          <table:table-cell office:value-type="float" office:value="98" calcext:value-type="float">
            <text:p>98</text:p>
          </table:table-cell>
          <table:table-cell table:number-columns-repeated="7" office:value-type="string" calcext:value-type="string">
            <text:p>null</text:p>
          </table:table-cell>
          <table:table-cell office:value-type="string" calcext:value-type="string">
            <text:p>protean hammer/masher</text:p>
          </table:table-cell>
          <table:table-cell table:number-columns-repeated="1001"/>
        </table:table-row>
        <table:table-row table:style-name="ro1">
          <table:table-cell office:value-type="string" calcext:value-type="string">
            <text:p>cdunq56</text:p>
          </table:table-cell>
          <table:table-cell table:number-columns-repeated="2" office:value-type="string" calcext:value-type="string">
            <text:p>null</text:p>
          </table:table-cell>
          <table:table-cell office:value-type="string" calcext:value-type="string">
            <text:p>u2ham3a</text:p>
          </table:table-cell>
          <table:table-cell office:value-type="string" calcext:value-type="string">
            <text:p>null</text:p>
          </table:table-cell>
          <table:table-cell office:value-type="string" calcext:value-type="string">
            <text:p>00hamt03</text:p>
          </table:table-cell>
          <table:table-cell office:value-type="string" calcext:value-type="string">
            <text:p>ihamtm1</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92" calcext:value-type="float">
            <text:p>92</text:p>
          </table:table-cell>
          <table:table-cell office:value-type="float" office:value="15" calcext:value-type="float">
            <text:p>15</text:p>
          </table:table-cell>
          <table:table-cell table:number-columns-repeated="7" office:value-type="string" calcext:value-type="string">
            <text:p>null</text:p>
          </table:table-cell>
          <table:table-cell office:value-type="string" calcext:value-type="string">
            <text:p>throwing hammer +1</text:p>
          </table:table-cell>
          <table:table-cell table:number-columns-repeated="1001"/>
        </table:table-row>
        <table:table-row table:style-name="ro1">
          <table:table-cell office:value-type="string" calcext:value-type="string">
            <text:p>cdunq57</text:p>
          </table:table-cell>
          <table:table-cell office:value-type="string" calcext:value-type="string">
            <text:p>hamm05</text:p>
          </table:table-cell>
          <table:table-cell office:value-type="string" calcext:value-type="string">
            <text:p>null</text:p>
          </table:table-cell>
          <table:table-cell office:value-type="string" calcext:value-type="string">
            <text:p>u2ham4a</text:p>
          </table:table-cell>
          <table:table-cell office:value-type="string" calcext:value-type="string">
            <text:p>null</text:p>
          </table:table-cell>
          <table:table-cell office:value-type="string" calcext:value-type="string">
            <text:p>00hamt04</text:p>
          </table:table-cell>
          <table:table-cell office:value-type="string" calcext:value-type="string">
            <text:p>ihamtm2</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92" calcext:value-type="float">
            <text:p>92</text:p>
          </table:table-cell>
          <table:table-cell office:value-type="float" office:value="80" calcext:value-type="float">
            <text:p>80</text:p>
          </table:table-cell>
          <table:table-cell table:number-columns-repeated="7" office:value-type="string" calcext:value-type="string">
            <text:p>null</text:p>
          </table:table-cell>
          <table:table-cell office:value-type="string" calcext:value-type="string">
            <text:p>throwing hammer +2/returning throwing hammer +2/throwing hammer of thunder +2</text:p>
          </table:table-cell>
          <table:table-cell table:number-columns-repeated="1001"/>
        </table:table-row>
        <table:table-row table:style-name="ro1">
          <table:table-cell office:value-type="string" calcext:value-type="string">
            <text:p>cdunq58</text:p>
          </table:table-cell>
          <table:table-cell table:number-columns-repeated="2" office:value-type="string" calcext:value-type="string">
            <text:p>null</text:p>
          </table:table-cell>
          <table:table-cell office:value-type="string" calcext:value-type="string">
            <text:p>u2ham4b</text:p>
          </table:table-cell>
          <table:table-cell office:value-type="string" calcext:value-type="string">
            <text:p>null</text:p>
          </table:table-cell>
          <table:table-cell office:value-type="string" calcext:value-type="string">
            <text:p>00hamt05</text:p>
          </table:table-cell>
          <table:table-cell office:value-type="string" calcext:value-type="string">
            <text:p>ihamtm3</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57" calcext:value-type="float">
            <text:p>57</text:p>
          </table:table-cell>
          <table:table-cell office:value-type="float" office:value="17" calcext:value-type="float">
            <text:p>17</text:p>
          </table:table-cell>
          <table:table-cell table:number-columns-repeated="7" office:value-type="string" calcext:value-type="string">
            <text:p>null</text:p>
          </table:table-cell>
          <table:table-cell office:value-type="string" calcext:value-type="string">
            <text:p>throwing hammer +3</text:p>
          </table:table-cell>
          <table:table-cell table:number-columns-repeated="1001"/>
        </table:table-row>
        <table:table-row table:style-name="ro1">
          <table:table-cell office:value-type="string" calcext:value-type="string">
            <text:p>cdunq59</text:p>
          </table:table-cell>
          <table:table-cell table:number-columns-repeated="2" office:value-type="string" calcext:value-type="string">
            <text:p>null</text:p>
          </table:table-cell>
          <table:table-cell office:value-type="string" calcext:value-type="string">
            <text:p>u2ham5a</text:p>
          </table:table-cell>
          <table:table-cell office:value-type="string" calcext:value-type="string">
            <text:p>null</text:p>
          </table:table-cell>
          <table:table-cell office:value-type="string" calcext:value-type="string">
            <text:p>00hammsc</text:p>
          </table:table-cell>
          <table:table-cell office:value-type="string" calcext:value-type="string">
            <text:p>ihammsc</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40" calcext:value-type="float">
            <text:p>40</text:p>
          </table:table-cell>
          <table:table-cell office:value-type="float" office:value="29" calcext:value-type="float">
            <text:p>29</text:p>
          </table:table-cell>
          <table:table-cell office:value-type="float" office:value="30" calcext:value-type="float">
            <text:p>30</text:p>
          </table:table-cell>
          <table:table-cell table:number-columns-repeated="7" office:value-type="string" calcext:value-type="string">
            <text:p>null</text:p>
          </table:table-cell>
          <table:table-cell office:value-type="string" calcext:value-type="string">
            <text:p>stormcaller/hammer of lightning</text:p>
          </table:table-cell>
          <table:table-cell table:number-columns-repeated="1001"/>
        </table:table-row>
        <table:table-row table:style-name="ro1">
          <table:table-cell office:value-type="string" calcext:value-type="string">
            <text:p>cdunq60</text:p>
          </table:table-cell>
          <table:table-cell table:number-columns-repeated="2" office:value-type="string" calcext:value-type="string">
            <text:p>null</text:p>
          </table:table-cell>
          <table:table-cell office:value-type="string" calcext:value-type="string">
            <text:p>u2hax1a</text:p>
          </table:table-cell>
          <table:table-cell office:value-type="string" calcext:value-type="string">
            <text:p>null</text:p>
          </table:table-cell>
          <table:table-cell office:value-type="string" calcext:value-type="string">
            <text:p>00ax2h01</text:p>
          </table:table-cell>
          <table:table-cell office:value-type="string" calcext:value-type="string">
            <text:p>iax2hb1</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8" calcext:value-type="float">
            <text:p>28</text:p>
          </table:table-cell>
          <table:table-cell office:value-type="float" office:value="91" calcext:value-type="float">
            <text:p>91</text:p>
          </table:table-cell>
          <table:table-cell office:value-type="float" office:value="98" calcext:value-type="float">
            <text:p>98</text:p>
          </table:table-cell>
          <table:table-cell table:number-columns-repeated="7" office:value-type="string" calcext:value-type="string">
            <text:p>null</text:p>
          </table:table-cell>
          <table:table-cell office:value-type="string" calcext:value-type="string">
            <text:p>greataxe</text:p>
          </table:table-cell>
          <table:table-cell table:number-columns-repeated="1001"/>
        </table:table-row>
        <table:table-row table:style-name="ro1">
          <table:table-cell office:value-type="string" calcext:value-type="string">
            <text:p>cdunq61</text:p>
          </table:table-cell>
          <table:table-cell table:number-columns-repeated="2" office:value-type="string" calcext:value-type="string">
            <text:p>null</text:p>
          </table:table-cell>
          <table:table-cell office:value-type="string" calcext:value-type="string">
            <text:p>u2hax2a</text:p>
          </table:table-cell>
          <table:table-cell office:value-type="string" calcext:value-type="string">
            <text:p>null</text:p>
          </table:table-cell>
          <table:table-cell office:value-type="string" calcext:value-type="string">
            <text:p>00ax2h92</text:p>
          </table:table-cell>
          <table:table-cell office:value-type="string" calcext:value-type="string">
            <text:p>iax2hm1</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8" calcext:value-type="float">
            <text:p>98</text:p>
          </table:table-cell>
          <table:table-cell office:value-type="float" office:value="92" calcext:value-type="float">
            <text:p>92</text:p>
          </table:table-cell>
          <table:table-cell office:value-type="float" office:value="98" calcext:value-type="float">
            <text:p>98</text:p>
          </table:table-cell>
          <table:table-cell table:number-columns-repeated="7" office:value-type="string" calcext:value-type="string">
            <text:p>null</text:p>
          </table:table-cell>
          <table:table-cell office:value-type="string" calcext:value-type="string">
            <text:p>greataxe +1</text:p>
          </table:table-cell>
          <table:table-cell table:number-columns-repeated="1001"/>
        </table:table-row>
        <table:table-row table:style-name="ro1">
          <table:table-cell office:value-type="string" calcext:value-type="string">
            <text:p>cdunq62</text:p>
          </table:table-cell>
          <table:table-cell table:number-columns-repeated="2" office:value-type="string" calcext:value-type="string">
            <text:p>null</text:p>
          </table:table-cell>
          <table:table-cell office:value-type="string" calcext:value-type="string">
            <text:p>u2hax3a</text:p>
          </table:table-cell>
          <table:table-cell office:value-type="string" calcext:value-type="string">
            <text:p>null</text:p>
          </table:table-cell>
          <table:table-cell office:value-type="string" calcext:value-type="string">
            <text:p>00ax2hbb</text:p>
          </table:table-cell>
          <table:table-cell office:value-type="string" calcext:value-type="string">
            <text:p>iax1hbb</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00" calcext:value-type="float">
            <text:p>100</text:p>
          </table:table-cell>
          <table:table-cell office:value-type="float" office:value="91" calcext:value-type="float">
            <text:p>91</text:p>
          </table:table-cell>
          <table:table-cell office:value-type="float" office:value="100" calcext:value-type="float">
            <text:p>100</text:p>
          </table:table-cell>
          <table:table-cell table:number-columns-repeated="7" office:value-type="string" calcext:value-type="string">
            <text:p>null</text:p>
          </table:table-cell>
          <table:table-cell office:value-type="string" calcext:value-type="string">
            <text:p>backblighter/cowards flight</text:p>
          </table:table-cell>
          <table:table-cell table:number-columns-repeated="1001"/>
        </table:table-row>
        <table:table-row table:style-name="ro1">
          <table:table-cell office:value-type="string" calcext:value-type="string">
            <text:p>cdunq63</text:p>
          </table:table-cell>
          <table:table-cell office:value-type="string" calcext:value-type="string">
            <text:p>bruenaxe</text:p>
          </table:table-cell>
          <table:table-cell office:value-type="string" calcext:value-type="string">
            <text:p>null</text:p>
          </table:table-cell>
          <table:table-cell office:value-type="string" calcext:value-type="string">
            <text:p>u2hax3b</text:p>
          </table:table-cell>
          <table:table-cell office:value-type="string" calcext:value-type="string">
            <text:p>null</text:p>
          </table:table-cell>
          <table:table-cell office:value-type="string" calcext:value-type="string">
            <text:p>00ax2h91</text:p>
          </table:table-cell>
          <table:table-cell office:value-type="string" calcext:value-type="string">
            <text:p>iax2hm2</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8" calcext:value-type="float">
            <text:p>28</text:p>
          </table:table-cell>
          <table:table-cell office:value-type="float" office:value="92" calcext:value-type="float">
            <text:p>92</text:p>
          </table:table-cell>
          <table:table-cell office:value-type="float" office:value="100" calcext:value-type="float">
            <text:p>100</text:p>
          </table:table-cell>
          <table:table-cell table:number-columns-repeated="7" office:value-type="string" calcext:value-type="string">
            <text:p>null</text:p>
          </table:table-cell>
          <table:table-cell office:value-type="string" calcext:value-type="string">
            <text:p>greataxe +2</text:p>
          </table:table-cell>
          <table:table-cell table:number-columns-repeated="1001"/>
        </table:table-row>
        <table:table-row table:style-name="ro1">
          <table:table-cell office:value-type="string" calcext:value-type="string">
            <text:p>cdunq64</text:p>
          </table:table-cell>
          <table:table-cell table:number-columns-repeated="2" office:value-type="string" calcext:value-type="string">
            <text:p>null</text:p>
          </table:table-cell>
          <table:table-cell office:value-type="string" calcext:value-type="string">
            <text:p>u2hax4a</text:p>
          </table:table-cell>
          <table:table-cell office:value-type="string" calcext:value-type="string">
            <text:p>null</text:p>
          </table:table-cell>
          <table:table-cell office:value-type="string" calcext:value-type="string">
            <text:p>00ax2h98</text:p>
          </table:table-cell>
          <table:table-cell office:value-type="string" calcext:value-type="string">
            <text:p>iax2hm0</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8" calcext:value-type="float">
            <text:p>98</text:p>
          </table:table-cell>
          <table:table-cell office:value-type="float" office:value="41" calcext:value-type="float">
            <text:p>41</text:p>
          </table:table-cell>
          <table:table-cell office:value-type="float" office:value="98" calcext:value-type="float">
            <text:p>98</text:p>
          </table:table-cell>
          <table:table-cell table:number-columns-repeated="7" office:value-type="string" calcext:value-type="string">
            <text:p>null</text:p>
          </table:table-cell>
          <table:table-cell office:value-type="string" calcext:value-type="string">
            <text:p>greataxe of elemental bursts/vampiric flame</text:p>
          </table:table-cell>
          <table:table-cell table:number-columns-repeated="1001"/>
        </table:table-row>
        <table:table-row table:style-name="ro1">
          <table:table-cell office:value-type="string" calcext:value-type="string">
            <text:p>cdunq65</text:p>
          </table:table-cell>
          <table:table-cell office:value-type="string" calcext:value-type="string">
            <text:p>ensw2h</text:p>
          </table:table-cell>
          <table:table-cell office:value-type="string" calcext:value-type="string">
            <text:p>null</text:p>
          </table:table-cell>
          <table:table-cell office:value-type="string" calcext:value-type="string">
            <text:p>u2hax4b</text:p>
          </table:table-cell>
          <table:table-cell office:value-type="string" calcext:value-type="string">
            <text:p>null</text:p>
          </table:table-cell>
          <table:table-cell office:value-type="string" calcext:value-type="string">
            <text:p>00ax2h90</text:p>
          </table:table-cell>
          <table:table-cell office:value-type="string" calcext:value-type="string">
            <text:p>iax2hm3</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0" calcext:value-type="float">
            <text:p>0</text:p>
          </table:table-cell>
          <table:table-cell office:value-type="float" office:value="54" calcext:value-type="float">
            <text:p>54</text:p>
          </table:table-cell>
          <table:table-cell office:value-type="float" office:value="0" calcext:value-type="float">
            <text:p>0</text:p>
          </table:table-cell>
          <table:table-cell table:number-columns-repeated="7" office:value-type="string" calcext:value-type="string">
            <text:p>null</text:p>
          </table:table-cell>
          <table:table-cell office:value-type="string" calcext:value-type="string">
            <text:p>greataxe +3</text:p>
          </table:table-cell>
          <table:table-cell table:number-columns-repeated="1001"/>
        </table:table-row>
        <table:table-row table:style-name="ro1">
          <table:table-cell office:value-type="string" calcext:value-type="string">
            <text:p>cdunq66</text:p>
          </table:table-cell>
          <table:table-cell office:value-type="string" calcext:value-type="string">
            <text:p>waaxe</text:p>
          </table:table-cell>
          <table:table-cell office:value-type="string" calcext:value-type="string">
            <text:p>null</text:p>
          </table:table-cell>
          <table:table-cell office:value-type="string" calcext:value-type="string">
            <text:p>u2hax5a</text:p>
          </table:table-cell>
          <table:table-cell office:value-type="string" calcext:value-type="string">
            <text:p>null</text:p>
          </table:table-cell>
          <table:table-cell office:value-type="string" calcext:value-type="string">
            <text:p>00ax2h88</text:p>
          </table:table-cell>
          <table:table-cell office:value-type="string" calcext:value-type="string">
            <text:p>iax2hm5</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0" calcext:value-type="float">
            <text:p>0</text:p>
          </table:table-cell>
          <table:table-cell office:value-type="float" office:value="41" calcext:value-type="float">
            <text:p>41</text:p>
          </table:table-cell>
          <table:table-cell office:value-type="float" office:value="0" calcext:value-type="float">
            <text:p>0</text:p>
          </table:table-cell>
          <table:table-cell table:number-columns-repeated="7" office:value-type="string" calcext:value-type="string">
            <text:p>null</text:p>
          </table:table-cell>
          <table:table-cell office:value-type="string" calcext:value-type="string">
            <text:p>greataxe +5/several others</text:p>
          </table:table-cell>
          <table:table-cell table:number-columns-repeated="1001"/>
        </table:table-row>
        <table:table-row table:style-name="ro1">
          <table:table-cell office:value-type="string" calcext:value-type="string">
            <text:p>cdunq67</text:p>
          </table:table-cell>
          <table:table-cell table:number-columns-repeated="2" office:value-type="string" calcext:value-type="string">
            <text:p>null</text:p>
          </table:table-cell>
          <table:table-cell office:value-type="string" calcext:value-type="string">
            <text:p>uarow2a</text:p>
          </table:table-cell>
          <table:table-cell office:value-type="string" calcext:value-type="string">
            <text:p>null</text:p>
          </table:table-cell>
          <table:table-cell office:value-type="string" calcext:value-type="string">
            <text:p>00arow07</text:p>
          </table:table-cell>
          <table:table-cell office:value-type="string" calcext:value-type="string">
            <text:p>iarowm1</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arrow of biting/(lesser) dispelling ... more</text:p>
          </table:table-cell>
          <table:table-cell table:number-columns-repeated="1001"/>
        </table:table-row>
        <table:table-row table:style-name="ro1">
          <table:table-cell office:value-type="string" calcext:value-type="string">
            <text:p>cdunq68</text:p>
          </table:table-cell>
          <table:table-cell table:number-columns-repeated="2" office:value-type="string" calcext:value-type="string">
            <text:p>null</text:p>
          </table:table-cell>
          <table:table-cell office:value-type="string" calcext:value-type="string">
            <text:p>uarow3a</text:p>
          </table:table-cell>
          <table:table-cell office:value-type="string" calcext:value-type="string">
            <text:p>null</text:p>
          </table:table-cell>
          <table:table-cell office:value-type="string" calcext:value-type="string">
            <text:p>00arow85</text:p>
          </table:table-cell>
          <table:table-cell office:value-type="string" calcext:value-type="string">
            <text:p>iarowm3</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arrow +2, others</text:p>
          </table:table-cell>
          <table:table-cell table:number-columns-repeated="1001"/>
        </table:table-row>
        <table:table-row table:style-name="ro1">
          <table:table-cell office:value-type="string" calcext:value-type="string">
            <text:p>cdunq69</text:p>
          </table:table-cell>
          <table:table-cell table:number-columns-repeated="2" office:value-type="string" calcext:value-type="string">
            <text:p>null</text:p>
          </table:table-cell>
          <table:table-cell office:value-type="string" calcext:value-type="string">
            <text:p>uarow3b</text:p>
          </table:table-cell>
          <table:table-cell office:value-type="string" calcext:value-type="string">
            <text:p>null</text:p>
          </table:table-cell>
          <table:table-cell office:value-type="string" calcext:value-type="string">
            <text:p>00arow88</text:p>
          </table:table-cell>
          <table:table-cell office:value-type="string" calcext:value-type="string">
            <text:p>iarowm2</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arrow +1, others</text:p>
          </table:table-cell>
          <table:table-cell table:number-columns-repeated="1001"/>
        </table:table-row>
        <table:table-row table:style-name="ro1">
          <table:table-cell office:value-type="string" calcext:value-type="string">
            <text:p>cdunq70</text:p>
          </table:table-cell>
          <table:table-cell table:number-columns-repeated="2" office:value-type="string" calcext:value-type="string">
            <text:p>null</text:p>
          </table:table-cell>
          <table:table-cell office:value-type="string" calcext:value-type="string">
            <text:p>uarow3c</text:p>
          </table:table-cell>
          <table:table-cell office:value-type="string" calcext:value-type="string">
            <text:p>null</text:p>
          </table:table-cell>
          <table:table-cell office:value-type="string" calcext:value-type="string">
            <text:p>arow10</text:p>
          </table:table-cell>
          <table:table-cell office:value-type="string" calcext:value-type="string">
            <text:p>iarow10</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ecolored iarow10 (blue)</text:p>
          </table:table-cell>
          <table:table-cell table:number-columns-repeated="1001"/>
        </table:table-row>
        <table:table-row table:style-name="ro1">
          <table:table-cell office:value-type="string" calcext:value-type="string">
            <text:p>cdunq71</text:p>
          </table:table-cell>
          <table:table-cell table:number-columns-repeated="2" office:value-type="string" calcext:value-type="string">
            <text:p>null</text:p>
          </table:table-cell>
          <table:table-cell office:value-type="string" calcext:value-type="string">
            <text:p>uarow4a</text:p>
          </table:table-cell>
          <table:table-cell office:value-type="string" calcext:value-type="string">
            <text:p>null</text:p>
          </table:table-cell>
          <table:table-cell office:value-type="string" calcext:value-type="string">
            <text:p>00zrow08</text:p>
          </table:table-cell>
          <table:table-cell office:value-type="string" calcext:value-type="string">
            <text:p>iarowf1</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arrow of flame +1</text:p>
          </table:table-cell>
          <table:table-cell table:number-columns-repeated="1001"/>
        </table:table-row>
        <table:table-row table:style-name="ro1">
          <table:table-cell office:value-type="string" calcext:value-type="string">
            <text:p>cdunq72</text:p>
          </table:table-cell>
          <table:table-cell table:number-columns-repeated="2" office:value-type="string" calcext:value-type="string">
            <text:p>null</text:p>
          </table:table-cell>
          <table:table-cell office:value-type="string" calcext:value-type="string">
            <text:p>ubswd1a</text:p>
          </table:table-cell>
          <table:table-cell office:value-type="string" calcext:value-type="string">
            <text:p>null</text:p>
          </table:table-cell>
          <table:table-cell office:value-type="string" calcext:value-type="string">
            <text:p>sw1h35</text:p>
          </table:table-cell>
          <table:table-cell office:value-type="string" calcext:value-type="string">
            <text:p>isw1h35</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99" calcext:value-type="float">
            <text:p>99</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adjatha the drinker</text:p>
          </table:table-cell>
          <table:table-cell table:number-columns-repeated="1001"/>
        </table:table-row>
        <table:table-row table:style-name="ro1">
          <table:table-cell office:value-type="string" calcext:value-type="string">
            <text:p>cdunq73</text:p>
          </table:table-cell>
          <table:table-cell table:number-columns-repeated="2" office:value-type="string" calcext:value-type="string">
            <text:p>null</text:p>
          </table:table-cell>
          <table:table-cell office:value-type="string" calcext:value-type="string">
            <text:p>ubswd2a</text:p>
          </table:table-cell>
          <table:table-cell table:number-columns-repeated="4"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28" calcext:value-type="float">
            <text:p>28</text:p>
          </table:table-cell>
          <table:table-cell office:value-type="float" office:value="25" calcext:value-type="float">
            <text:p>25</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phasing bastard sword +1 (bastard sword)</text:p>
          </table:table-cell>
          <table:table-cell table:style-name="ce6" table:number-columns-repeated="1001"/>
        </table:table-row>
        <table:table-row table:style-name="ro1">
          <table:table-cell office:value-type="string" calcext:value-type="string">
            <text:p>cdunq74</text:p>
          </table:table-cell>
          <table:table-cell table:number-columns-repeated="2" office:value-type="string" calcext:value-type="string">
            <text:p>null</text:p>
          </table:table-cell>
          <table:table-cell office:value-type="string" calcext:value-type="string">
            <text:p>ubswd2b</text:p>
          </table:table-cell>
          <table:table-cell office:value-type="string" calcext:value-type="string">
            <text:p>null</text:p>
          </table:table-cell>
          <table:table-cell office:value-type="string" calcext:value-type="string">
            <text:p>sw1h64</text:p>
          </table:table-cell>
          <table:table-cell office:value-type="string" calcext:value-type="string">
            <text:p>isw1h64</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7" calcext:value-type="float">
            <text:p>97</text:p>
          </table:table-cell>
          <table:table-cell office:value-type="float" office:value="51" calcext:value-type="float">
            <text:p>51</text:p>
          </table:table-cell>
          <table:table-cell office:value-type="float" office:value="97" calcext:value-type="float">
            <text:p>97</text:p>
          </table:table-cell>
          <table:table-cell table:number-columns-repeated="7" office:value-type="string" calcext:value-type="string">
            <text:p>null</text:p>
          </table:table-cell>
          <table:table-cell office:value-type="string" calcext:value-type="string">
            <text:p>flaming bastard sword +1 (bastard sword)</text:p>
          </table:table-cell>
          <table:table-cell table:number-columns-repeated="1001"/>
        </table:table-row>
        <table:table-row table:style-name="ro1">
          <table:table-cell office:value-type="string" calcext:value-type="string">
            <text:p>cdunq75</text:p>
          </table:table-cell>
          <table:table-cell table:number-columns-repeated="2" office:value-type="string" calcext:value-type="string">
            <text:p>null</text:p>
          </table:table-cell>
          <table:table-cell office:value-type="string" calcext:value-type="string">
            <text:p>ubswd3a</text:p>
          </table:table-cell>
          <table:table-cell office:value-type="string" calcext:value-type="string">
            <text:p>null</text:p>
          </table:table-cell>
          <table:table-cell office:value-type="string" calcext:value-type="string">
            <text:p>sw1h63</text:p>
          </table:table-cell>
          <table:table-cell office:value-type="string" calcext:value-type="string">
            <text:p>isw1h63</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6" calcext:value-type="float">
            <text:p>96</text:p>
          </table:table-cell>
          <table:table-cell office:value-type="float" office:value="51" calcext:value-type="float">
            <text:p>51</text:p>
          </table:table-cell>
          <table:table-cell office:value-type="float" office:value="5" calcext:value-type="float">
            <text:p>5</text:p>
          </table:table-cell>
          <table:table-cell table:number-columns-repeated="7" office:value-type="string" calcext:value-type="string">
            <text:p>null</text:p>
          </table:table-cell>
          <table:table-cell office:value-type="string" calcext:value-type="string">
            <text:p>bastard sword +2: life giver (bastard sword)</text:p>
          </table:table-cell>
          <table:table-cell table:number-columns-repeated="1001"/>
        </table:table-row>
        <table:table-row table:style-name="ro1">
          <table:table-cell office:value-type="string" calcext:value-type="string">
            <text:p>cdunq76</text:p>
          </table:table-cell>
          <table:table-cell office:value-type="string" calcext:value-type="string">
            <text:p>wa2s1h</text:p>
          </table:table-cell>
          <table:table-cell office:value-type="string" calcext:value-type="string">
            <text:p>null</text:p>
          </table:table-cell>
          <table:table-cell office:value-type="string" calcext:value-type="string">
            <text:p>ubswd3b</text:p>
          </table:table-cell>
          <table:table-cell office:value-type="string" calcext:value-type="string">
            <text:p>null</text:p>
          </table:table-cell>
          <table:table-cell office:value-type="string" calcext:value-type="string">
            <text:p>sw1h18</text:p>
          </table:table-cell>
          <table:table-cell office:value-type="string" calcext:value-type="string">
            <text:p>isw1h18</text:p>
          </table:table-cell>
          <table:table-cell office:value-type="string" calcext:value-type="string">
            <text:p>bg</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99" calcext:value-type="float">
            <text:p>99</text:p>
          </table:table-cell>
          <table:table-cell table:number-columns-repeated="7" office:value-type="string" calcext:value-type="string">
            <text:p>null</text:p>
          </table:table-cell>
          <table:table-cell office:value-type="string" calcext:value-type="string">
            <text:p>sword of balduran</text:p>
          </table:table-cell>
          <table:table-cell table:number-columns-repeated="1001"/>
        </table:table-row>
        <table:table-row table:style-name="ro1">
          <table:table-cell office:value-type="string" calcext:value-type="string">
            <text:p>cdunq77</text:p>
          </table:table-cell>
          <table:table-cell table:number-columns-repeated="2" office:value-type="string" calcext:value-type="string">
            <text:p>null</text:p>
          </table:table-cell>
          <table:table-cell office:value-type="string" calcext:value-type="string">
            <text:p>ubswd4a</text:p>
          </table:table-cell>
          <table:table-cell office:value-type="string" calcext:value-type="string">
            <text:p>null</text:p>
          </table:table-cell>
          <table:table-cell office:value-type="string" calcext:value-type="string">
            <text:p>sw1h39</text:p>
          </table:table-cell>
          <table:table-cell office:value-type="string" calcext:value-type="string">
            <text:p>isw1h39</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30" calcext:value-type="float">
            <text:p>30</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blade of searing</text:p>
          </table:table-cell>
          <table:table-cell table:number-columns-repeated="1001"/>
        </table:table-row>
        <table:table-row table:style-name="ro1">
          <table:table-cell office:value-type="string" calcext:value-type="string">
            <text:p>cdunq78</text:p>
          </table:table-cell>
          <table:table-cell table:number-columns-repeated="2" office:value-type="string" calcext:value-type="string">
            <text:p>null</text:p>
          </table:table-cell>
          <table:table-cell office:value-type="string" calcext:value-type="string">
            <text:p>ubswd4b</text:p>
          </table:table-cell>
          <table:table-cell office:value-type="string" calcext:value-type="string">
            <text:p>null</text:p>
          </table:table-cell>
          <table:table-cell office:value-type="string" calcext:value-type="string">
            <text:p>sw1h72</text:p>
          </table:table-cell>
          <table:table-cell office:value-type="string" calcext:value-type="string">
            <text:p>isw1h7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9" calcext:value-type="float">
            <text:p>29</text:p>
          </table:table-cell>
          <table:table-cell office:value-type="float" office:value="46" calcext:value-type="float">
            <text:p>46</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bastard sword +3</text:p>
          </table:table-cell>
          <table:table-cell table:number-columns-repeated="1001"/>
        </table:table-row>
        <table:table-row table:style-name="ro1">
          <table:table-cell office:value-type="string" calcext:value-type="string">
            <text:p>cdunq79</text:p>
          </table:table-cell>
          <table:table-cell table:number-columns-repeated="2" office:value-type="string" calcext:value-type="string">
            <text:p>null</text:p>
          </table:table-cell>
          <table:table-cell office:value-type="string" calcext:value-type="string">
            <text:p>ubswd4c</text:p>
          </table:table-cell>
          <table:table-cell office:value-type="string" calcext:value-type="string">
            <text:p>null</text:p>
          </table:table-cell>
          <table:table-cell office:value-type="string" calcext:value-type="string">
            <text:p>sw1h62</text:p>
          </table:table-cell>
          <table:table-cell office:value-type="string" calcext:value-type="string">
            <text:p>isw1h6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6" calcext:value-type="float">
            <text:p>96</text:p>
          </table:table-cell>
          <table:table-cell office:value-type="float" office:value="51" calcext:value-type="float">
            <text:p>51</text:p>
          </table:table-cell>
          <table:table-cell office:value-type="float" office:value="5" calcext:value-type="float">
            <text:p>5</text:p>
          </table:table-cell>
          <table:table-cell table:number-columns-repeated="7" office:value-type="string" calcext:value-type="string">
            <text:p>null</text:p>
          </table:table-cell>
          <table:table-cell office:value-type="string" calcext:value-type="string">
            <text:p>bastard sword +2: conflagration (bastard sword)</text:p>
          </table:table-cell>
          <table:table-cell table:number-columns-repeated="1001"/>
        </table:table-row>
        <table:table-row table:style-name="ro1">
          <table:table-cell office:value-type="string" calcext:value-type="string">
            <text:p>cdunq80</text:p>
          </table:table-cell>
          <table:table-cell table:number-columns-repeated="2" office:value-type="string" calcext:value-type="string">
            <text:p>null</text:p>
          </table:table-cell>
          <table:table-cell office:value-type="string" calcext:value-type="string">
            <text:p>ubswd5a</text:p>
          </table:table-cell>
          <table:table-cell office:value-type="string" calcext:value-type="string">
            <text:p>null</text:p>
          </table:table-cell>
          <table:table-cell office:value-type="string" calcext:value-type="string">
            <text:p>sw1h31</text:p>
          </table:table-cell>
          <table:table-cell office:value-type="string" calcext:value-type="string">
            <text:p>isw1h31</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25" calcext:value-type="float">
            <text:p>25</text:p>
          </table:table-cell>
          <table:table-cell office:value-type="float" office:value="16" calcext:value-type="float">
            <text:p>16</text:p>
          </table:table-cell>
          <table:table-cell table:number-columns-repeated="7" office:value-type="string" calcext:value-type="string">
            <text:p>null</text:p>
          </table:table-cell>
          <table:table-cell office:value-type="string" calcext:value-type="string">
            <text:p>daystar</text:p>
          </table:table-cell>
          <table:table-cell table:number-columns-repeated="1001"/>
        </table:table-row>
        <table:table-row table:style-name="ro1">
          <table:table-cell office:value-type="string" calcext:value-type="string">
            <text:p>cdunq81</text:p>
          </table:table-cell>
          <table:table-cell table:number-columns-repeated="2" office:value-type="string" calcext:value-type="string">
            <text:p>null</text:p>
          </table:table-cell>
          <table:table-cell office:value-type="string" calcext:value-type="string">
            <text:p>ubswd5b</text:p>
          </table:table-cell>
          <table:table-cell office:value-type="string" calcext:value-type="string">
            <text:p>null</text:p>
          </table:table-cell>
          <table:table-cell office:value-type="string" calcext:value-type="string">
            <text:p>sw1h38</text:p>
          </table:table-cell>
          <table:table-cell office:value-type="string" calcext:value-type="string">
            <text:p>isw1h38</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59" calcext:value-type="float">
            <text:p>59</text:p>
          </table:table-cell>
          <table:table-cell office:value-type="float" office:value="57" calcext:value-type="float">
            <text:p>57</text:p>
          </table:table-cell>
          <table:table-cell office:value-type="float" office:value="104" calcext:value-type="float">
            <text:p>104</text:p>
          </table:table-cell>
          <table:table-cell table:number-columns-repeated="7" office:value-type="string" calcext:value-type="string">
            <text:p>null</text:p>
          </table:table-cell>
          <table:table-cell office:value-type="string" calcext:value-type="string">
            <text:p>jhor the bleeder</text:p>
          </table:table-cell>
          <table:table-cell table:number-columns-repeated="1001"/>
        </table:table-row>
        <table:table-row table:style-name="ro1">
          <table:table-cell office:value-type="string" calcext:value-type="string">
            <text:p>cdunq82</text:p>
          </table:table-cell>
          <table:table-cell table:number-columns-repeated="2" office:value-type="string" calcext:value-type="string">
            <text:p>null</text:p>
          </table:table-cell>
          <table:table-cell office:value-type="string" calcext:value-type="string">
            <text:p>ubull4a</text:p>
          </table:table-cell>
          <table:table-cell office:value-type="string" calcext:value-type="string">
            <text:p>null</text:p>
          </table:table-cell>
          <table:table-cell office:value-type="string" calcext:value-type="string">
            <text:p>bull04</text:p>
          </table:table-cell>
          <table:table-cell office:value-type="string" calcext:value-type="string">
            <text:p>ibull04</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unstone bullet</text:p>
          </table:table-cell>
          <table:table-cell table:number-columns-repeated="1001"/>
        </table:table-row>
        <table:table-row table:style-name="ro1">
          <table:table-cell office:value-type="string" calcext:value-type="string">
            <text:p>cdunq83</text:p>
          </table:table-cell>
          <table:table-cell table:number-columns-repeated="2" office:value-type="string" calcext:value-type="string">
            <text:p>null</text:p>
          </table:table-cell>
          <table:table-cell office:value-type="string" calcext:value-type="string">
            <text:p>udagg1a</text:p>
          </table:table-cell>
          <table:table-cell office:value-type="string" calcext:value-type="string">
            <text:p>null</text:p>
          </table:table-cell>
          <table:table-cell office:value-type="string" calcext:value-type="string">
            <text:p>dagg21</text:p>
          </table:table-cell>
          <table:table-cell office:value-type="string" calcext:value-type="string">
            <text:p>idagg21</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9" calcext:value-type="float">
            <text:p>99</text:p>
          </table:table-cell>
          <table:table-cell office:value-type="float" office:value="46" calcext:value-type="float">
            <text:p>46</text:p>
          </table:table-cell>
          <table:table-cell office:value-type="float" office:value="17" calcext:value-type="float">
            <text:p>17</text:p>
          </table:table-cell>
          <table:table-cell table:number-columns-repeated="7" office:value-type="string" calcext:value-type="string">
            <text:p>null</text:p>
          </table:table-cell>
          <table:table-cell office:value-type="string" calcext:value-type="string">
            <text:p>dagger of the star</text:p>
          </table:table-cell>
          <table:table-cell table:number-columns-repeated="1001"/>
        </table:table-row>
        <table:table-row table:style-name="ro1">
          <table:table-cell office:value-type="string" calcext:value-type="string">
            <text:p>cdunq84</text:p>
          </table:table-cell>
          <table:table-cell table:number-columns-repeated="2" office:value-type="string" calcext:value-type="string">
            <text:p>null</text:p>
          </table:table-cell>
          <table:table-cell office:value-type="string" calcext:value-type="string">
            <text:p>udagg1b</text:p>
          </table:table-cell>
          <table:table-cell office:value-type="string" calcext:value-type="string">
            <text:p>null</text:p>
          </table:table-cell>
          <table:table-cell office:value-type="string" calcext:value-type="string">
            <text:p>dagg15</text:p>
          </table:table-cell>
          <table:table-cell office:value-type="string" calcext:value-type="string">
            <text:p>idagg15</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66" calcext:value-type="float">
            <text:p>66</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dagger +2</text:p>
          </table:table-cell>
          <table:table-cell table:number-columns-repeated="1001"/>
        </table:table-row>
        <table:table-row table:style-name="ro1">
          <table:table-cell office:value-type="string" calcext:value-type="string">
            <text:p>cdunq85</text:p>
          </table:table-cell>
          <table:table-cell table:number-columns-repeated="2" office:value-type="string" calcext:value-type="string">
            <text:p>null</text:p>
          </table:table-cell>
          <table:table-cell office:value-type="string" calcext:value-type="string">
            <text:p>udagg2a</text:p>
          </table:table-cell>
          <table:table-cell office:value-type="string" calcext:value-type="string">
            <text:p>null</text:p>
          </table:table-cell>
          <table:table-cell office:value-type="string" calcext:value-type="string">
            <text:p>dagg11</text:p>
          </table:table-cell>
          <table:table-cell office:value-type="string" calcext:value-type="string">
            <text:p>idagg11</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99" calcext:value-type="float">
            <text:p>99</text:p>
          </table:table-cell>
          <table:table-cell office:value-type="float" office:value="30" calcext:value-type="float">
            <text:p>30</text:p>
          </table:table-cell>
          <table:table-cell table:number-columns-repeated="7" office:value-type="string" calcext:value-type="string">
            <text:p>null</text:p>
          </table:table-cell>
          <table:table-cell office:value-type="string" calcext:value-type="string">
            <text:p>boomerang dagger</text:p>
          </table:table-cell>
          <table:table-cell table:number-columns-repeated="1001"/>
        </table:table-row>
        <table:table-row table:style-name="ro1">
          <table:table-cell office:value-type="string" calcext:value-type="string">
            <text:p>cdunq86</text:p>
          </table:table-cell>
          <table:table-cell table:number-columns-repeated="2" office:value-type="string" calcext:value-type="string">
            <text:p>null</text:p>
          </table:table-cell>
          <table:table-cell office:value-type="string" calcext:value-type="string">
            <text:p>udagg2b</text:p>
          </table:table-cell>
          <table:table-cell office:value-type="string" calcext:value-type="string">
            <text:p>null</text:p>
          </table:table-cell>
          <table:table-cell office:value-type="string" calcext:value-type="string">
            <text:p>dagg14</text:p>
          </table:table-cell>
          <table:table-cell office:value-type="string" calcext:value-type="string">
            <text:p>idagg14</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99" calcext:value-type="float">
            <text:p>99</text:p>
          </table:table-cell>
          <table:table-cell office:value-type="float" office:value="16" calcext:value-type="float">
            <text:p>16</text:p>
          </table:table-cell>
          <table:table-cell table:number-columns-repeated="7" office:value-type="string" calcext:value-type="string">
            <text:p>null</text:p>
          </table:table-cell>
          <table:table-cell office:value-type="string" calcext:value-type="string">
            <text:p>boneblade</text:p>
          </table:table-cell>
          <table:table-cell table:number-columns-repeated="1001"/>
        </table:table-row>
        <table:table-row table:style-name="ro1">
          <table:table-cell office:value-type="string" calcext:value-type="string">
            <text:p>cdunq87</text:p>
          </table:table-cell>
          <table:table-cell table:number-columns-repeated="2" office:value-type="string" calcext:value-type="string">
            <text:p>null</text:p>
          </table:table-cell>
          <table:table-cell office:value-type="string" calcext:value-type="string">
            <text:p>udagg3a</text:p>
          </table:table-cell>
          <table:table-cell office:value-type="string" calcext:value-type="string">
            <text:p>null</text:p>
          </table:table-cell>
          <table:table-cell office:value-type="string" calcext:value-type="string">
            <text:p>dagg12</text:p>
          </table:table-cell>
          <table:table-cell office:value-type="string" calcext:value-type="string">
            <text:p>idagg1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7" calcext:value-type="float">
            <text:p>47</text:p>
          </table:table-cell>
          <table:table-cell office:value-type="float" office:value="33" calcext:value-type="float">
            <text:p>33</text:p>
          </table:table-cell>
          <table:table-cell table:number-columns-repeated="7" office:value-type="string" calcext:value-type="string">
            <text:p>null</text:p>
          </table:table-cell>
          <table:table-cell office:value-type="string" calcext:value-type="string">
            <text:p>fire tooth</text:p>
          </table:table-cell>
          <table:table-cell table:number-columns-repeated="1001"/>
        </table:table-row>
        <table:table-row table:style-name="ro1">
          <table:table-cell office:value-type="string" calcext:value-type="string">
            <text:p>cdunq88</text:p>
          </table:table-cell>
          <table:table-cell table:number-columns-repeated="2" office:value-type="string" calcext:value-type="string">
            <text:p>null</text:p>
          </table:table-cell>
          <table:table-cell office:value-type="string" calcext:value-type="string">
            <text:p>udagg3b</text:p>
          </table:table-cell>
          <table:table-cell office:value-type="string" calcext:value-type="string">
            <text:p>null</text:p>
          </table:table-cell>
          <table:table-cell office:value-type="string" calcext:value-type="string">
            <text:p>dagg09</text:p>
          </table:table-cell>
          <table:table-cell office:value-type="string" calcext:value-type="string">
            <text:p>idagg09</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0" calcext:value-type="float">
            <text:p>30</text:p>
          </table:table-cell>
          <table:table-cell office:value-type="float" office:value="93" calcext:value-type="float">
            <text:p>93</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silver dagger</text:p>
          </table:table-cell>
          <table:table-cell table:number-columns-repeated="1001"/>
        </table:table-row>
        <table:table-row table:style-name="ro1">
          <table:table-cell office:value-type="string" calcext:value-type="string">
            <text:p>cdunq89</text:p>
          </table:table-cell>
          <table:table-cell table:number-columns-repeated="2" office:value-type="string" calcext:value-type="string">
            <text:p>null</text:p>
          </table:table-cell>
          <table:table-cell office:value-type="string" calcext:value-type="string">
            <text:p>udagg3c</text:p>
          </table:table-cell>
          <table:table-cell office:value-type="string" calcext:value-type="string">
            <text:p>null</text:p>
          </table:table-cell>
          <table:table-cell office:value-type="string" calcext:value-type="string">
            <text:p>dagg17</text:p>
          </table:table-cell>
          <table:table-cell office:value-type="string" calcext:value-type="string">
            <text:p>idagg1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47" calcext:value-type="float">
            <text:p>47</text:p>
          </table:table-cell>
          <table:table-cell office:value-type="float" office:value="30" calcext:value-type="float">
            <text:p>30</text:p>
          </table:table-cell>
          <table:table-cell table:number-columns-repeated="7" office:value-type="string" calcext:value-type="string">
            <text:p>null</text:p>
          </table:table-cell>
          <table:table-cell office:value-type="string" calcext:value-type="string">
            <text:p>stiletto of demarchess</text:p>
          </table:table-cell>
          <table:table-cell table:number-columns-repeated="1001"/>
        </table:table-row>
        <table:table-row table:style-name="ro1">
          <table:table-cell office:value-type="string" calcext:value-type="string">
            <text:p>cdunq90</text:p>
          </table:table-cell>
          <table:table-cell table:number-columns-repeated="2" office:value-type="string" calcext:value-type="string">
            <text:p>null</text:p>
          </table:table-cell>
          <table:table-cell office:value-type="string" calcext:value-type="string">
            <text:p>udagg4a</text:p>
          </table:table-cell>
          <table:table-cell office:value-type="string" calcext:value-type="string">
            <text:p>null</text:p>
          </table:table-cell>
          <table:table-cell office:value-type="string" calcext:value-type="string">
            <text:p>misc4u</text:p>
          </table:table-cell>
          <table:table-cell office:value-type="string" calcext:value-type="string">
            <text:p>imisc4u</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93" calcext:value-type="float">
            <text:p>93</text:p>
          </table:table-cell>
          <table:table-cell office:value-type="float" office:value="30" calcext:value-type="float">
            <text:p>30</text:p>
          </table:table-cell>
          <table:table-cell table:number-columns-repeated="7" office:value-type="string" calcext:value-type="string">
            <text:p>null</text:p>
          </table:table-cell>
          <table:table-cell office:value-type="string" calcext:value-type="string">
            <text:p>embarl's dagger</text:p>
          </table:table-cell>
          <table:table-cell table:number-columns-repeated="1001"/>
        </table:table-row>
        <table:table-row table:style-name="ro1">
          <table:table-cell office:value-type="string" calcext:value-type="string">
            <text:p>cdunq91</text:p>
          </table:table-cell>
          <table:table-cell table:number-columns-repeated="2" office:value-type="string" calcext:value-type="string">
            <text:p>null</text:p>
          </table:table-cell>
          <table:table-cell office:value-type="string" calcext:value-type="string">
            <text:p>udagg4b</text:p>
          </table:table-cell>
          <table:table-cell office:value-type="string" calcext:value-type="string">
            <text:p>null</text:p>
          </table:table-cell>
          <table:table-cell office:value-type="string" calcext:value-type="string">
            <text:p>dagg10</text:p>
          </table:table-cell>
          <table:table-cell office:value-type="string" calcext:value-type="string">
            <text:p>idagg10</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0" calcext:value-type="float">
            <text:p>30</text:p>
          </table:table-cell>
          <table:table-cell office:value-type="float" office:value="93" calcext:value-type="float">
            <text:p>93</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soultaker</text:p>
          </table:table-cell>
          <table:table-cell table:number-columns-repeated="1001"/>
        </table:table-row>
        <table:table-row table:style-name="ro1">
          <table:table-cell office:value-type="string" calcext:value-type="string">
            <text:p>cdunq92</text:p>
          </table:table-cell>
          <table:table-cell table:number-columns-repeated="2" office:value-type="string" calcext:value-type="string">
            <text:p>null</text:p>
          </table:table-cell>
          <table:table-cell office:value-type="string" calcext:value-type="string">
            <text:p>udagg5a</text:p>
          </table:table-cell>
          <table:table-cell office:value-type="string" calcext:value-type="string">
            <text:p>null</text:p>
          </table:table-cell>
          <table:table-cell office:value-type="string" calcext:value-type="string">
            <text:p>dagg24</text:p>
          </table:table-cell>
          <table:table-cell office:value-type="string" calcext:value-type="string">
            <text:p>idagg24</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50" calcext:value-type="float">
            <text:p>50</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dagger +3</text:p>
          </table:table-cell>
          <table:table-cell table:number-columns-repeated="1001"/>
        </table:table-row>
        <table:table-row table:style-name="ro1">
          <table:table-cell office:value-type="string" calcext:value-type="string">
            <text:p>cdunq93</text:p>
          </table:table-cell>
          <table:table-cell table:number-columns-repeated="2" office:value-type="string" calcext:value-type="string">
            <text:p>null</text:p>
          </table:table-cell>
          <table:table-cell office:value-type="string" calcext:value-type="string">
            <text:p>udart1a</text:p>
          </table:table-cell>
          <table:table-cell office:value-type="string" calcext:value-type="string">
            <text:p>null</text:p>
          </table:table-cell>
          <table:table-cell office:value-type="string" calcext:value-type="string">
            <text:p>00dart89</text:p>
          </table:table-cell>
          <table:table-cell office:value-type="string" calcext:value-type="string">
            <text:p>idartb2</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masterwork dart</text:p>
          </table:table-cell>
          <table:table-cell table:number-columns-repeated="1001"/>
        </table:table-row>
        <table:table-row table:style-name="ro1">
          <table:table-cell office:value-type="string" calcext:value-type="string">
            <text:p>cdunq94</text:p>
          </table:table-cell>
          <table:table-cell table:number-columns-repeated="2" office:value-type="string" calcext:value-type="string">
            <text:p>null</text:p>
          </table:table-cell>
          <table:table-cell office:value-type="string" calcext:value-type="string">
            <text:p>udart2a</text:p>
          </table:table-cell>
          <table:table-cell office:value-type="string" calcext:value-type="string">
            <text:p>null</text:p>
          </table:table-cell>
          <table:table-cell office:value-type="string" calcext:value-type="string">
            <text:p>00dart91</text:p>
          </table:table-cell>
          <table:table-cell office:value-type="string" calcext:value-type="string">
            <text:p>idartm5</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dart +4</text:p>
          </table:table-cell>
          <table:table-cell table:number-columns-repeated="1001"/>
        </table:table-row>
        <table:table-row table:style-name="ro1">
          <table:table-cell office:value-type="string" calcext:value-type="string">
            <text:p>cdunq95</text:p>
          </table:table-cell>
          <table:table-cell table:number-columns-repeated="2" office:value-type="string" calcext:value-type="string">
            <text:p>null</text:p>
          </table:table-cell>
          <table:table-cell office:value-type="string" calcext:value-type="string">
            <text:p>udart3a</text:p>
          </table:table-cell>
          <table:table-cell office:value-type="string" calcext:value-type="string">
            <text:p>null</text:p>
          </table:table-cell>
          <table:table-cell office:value-type="string" calcext:value-type="string">
            <text:p>00dart03</text:p>
          </table:table-cell>
          <table:table-cell office:value-type="string" calcext:value-type="string">
            <text:p>idartm1</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dart of stunning, <text:s/>returning poison tipped dart, <text:s/>sure strike darts, <text:s/>acid tipped darts</text:p>
          </table:table-cell>
          <table:table-cell table:number-columns-repeated="1001"/>
        </table:table-row>
        <table:table-row table:style-name="ro1">
          <table:table-cell office:value-type="string" calcext:value-type="string">
            <text:p>cdunq96</text:p>
          </table:table-cell>
          <table:table-cell table:number-columns-repeated="2" office:value-type="string" calcext:value-type="string">
            <text:p>null</text:p>
          </table:table-cell>
          <table:table-cell office:value-type="string" calcext:value-type="string">
            <text:p>udart3b</text:p>
          </table:table-cell>
          <table:table-cell office:value-type="string" calcext:value-type="string">
            <text:p>null</text:p>
          </table:table-cell>
          <table:table-cell office:value-type="string" calcext:value-type="string">
            <text:p>dart05</text:p>
          </table:table-cell>
          <table:table-cell office:value-type="string" calcext:value-type="string">
            <text:p>idart05</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asp's nest</text:p>
          </table:table-cell>
          <table:table-cell table:number-columns-repeated="1001"/>
        </table:table-row>
        <table:table-row table:style-name="ro1">
          <table:table-cell office:value-type="string" calcext:value-type="string">
            <text:p>cdunq97</text:p>
          </table:table-cell>
          <table:table-cell office:value-type="string" calcext:value-type="string">
            <text:p>stardart</text:p>
          </table:table-cell>
          <table:table-cell office:value-type="string" calcext:value-type="string">
            <text:p>null</text:p>
          </table:table-cell>
          <table:table-cell office:value-type="string" calcext:value-type="string">
            <text:p>udart4a</text:p>
          </table:table-cell>
          <table:table-cell office:value-type="string" calcext:value-type="string">
            <text:p>null</text:p>
          </table:table-cell>
          <table:table-cell office:value-type="string" calcext:value-type="string">
            <text:p>00dart92</text:p>
          </table:table-cell>
          <table:table-cell office:value-type="string" calcext:value-type="string">
            <text:p>idartm4</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dart +3</text:p>
          </table:table-cell>
          <table:table-cell table:number-columns-repeated="1001"/>
        </table:table-row>
        <table:table-row table:style-name="ro1">
          <table:table-cell office:value-type="string" calcext:value-type="string">
            <text:p>cdunq98</text:p>
          </table:table-cell>
          <table:table-cell table:number-columns-repeated="2" office:value-type="string" calcext:value-type="string">
            <text:p>null</text:p>
          </table:table-cell>
          <table:table-cell office:value-type="string" calcext:value-type="string">
            <text:p>udart5a</text:p>
          </table:table-cell>
          <table:table-cell office:value-type="string" calcext:value-type="string">
            <text:p>null</text:p>
          </table:table-cell>
          <table:table-cell office:value-type="string" calcext:value-type="string">
            <text:p>dart08</text:p>
          </table:table-cell>
          <table:table-cell office:value-type="string" calcext:value-type="string">
            <text:p>idart08</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crimson dart +3</text:p>
          </table:table-cell>
          <table:table-cell table:number-columns-repeated="1001"/>
        </table:table-row>
        <table:table-row table:style-name="ro1">
          <table:table-cell office:value-type="string" calcext:value-type="string">
            <text:p>cdunq99</text:p>
          </table:table-cell>
          <table:table-cell table:number-columns-repeated="2" office:value-type="string" calcext:value-type="string">
            <text:p>null</text:p>
          </table:table-cell>
          <table:table-cell office:value-type="string" calcext:value-type="string">
            <text:p>uflal2a</text:p>
          </table:table-cell>
          <table:table-cell office:value-type="string" calcext:value-type="string">
            <text:p>null</text:p>
          </table:table-cell>
          <table:table-cell office:value-type="string" calcext:value-type="string">
            <text:p>blun32</text:p>
          </table:table-cell>
          <table:table-cell office:value-type="string" calcext:value-type="string">
            <text:p>iblun3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6" calcext:value-type="float">
            <text:p>6</text:p>
          </table:table-cell>
          <table:table-cell office:value-type="float" office:value="25" calcext:value-type="float">
            <text:p>25</text:p>
          </table:table-cell>
          <table:table-cell table:number-columns-repeated="7" office:value-type="string" calcext:value-type="string">
            <text:p>null</text:p>
          </table:table-cell>
          <table:table-cell office:value-type="string" calcext:value-type="string">
            <text:p>flail +3</text:p>
          </table:table-cell>
          <table:table-cell table:number-columns-repeated="1001"/>
        </table:table-row>
        <table:table-row table:style-name="ro1">
          <table:table-cell office:value-type="string" calcext:value-type="string">
            <text:p>cdunq100</text:p>
          </table:table-cell>
          <table:table-cell table:number-columns-repeated="2" office:value-type="string" calcext:value-type="string">
            <text:p>null</text:p>
          </table:table-cell>
          <table:table-cell office:value-type="string" calcext:value-type="string">
            <text:p>uflal2b</text:p>
          </table:table-cell>
          <table:table-cell office:value-type="string" calcext:value-type="string">
            <text:p>null</text:p>
          </table:table-cell>
          <table:table-cell office:value-type="string" calcext:value-type="string">
            <text:p>blun14i</text:p>
          </table:table-cell>
          <table:table-cell office:value-type="string" calcext:value-type="string">
            <text:p>iblun14i</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23" calcext:value-type="float">
            <text:p>23</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flail of ages +1 (poison)</text:p>
          </table:table-cell>
          <table:table-cell table:number-columns-repeated="1001"/>
        </table:table-row>
        <table:table-row table:style-name="ro1">
          <table:table-cell office:value-type="string" calcext:value-type="string">
            <text:p>cdunq101</text:p>
          </table:table-cell>
          <table:table-cell table:number-columns-repeated="2" office:value-type="string" calcext:value-type="string">
            <text:p>null</text:p>
          </table:table-cell>
          <table:table-cell office:value-type="string" calcext:value-type="string">
            <text:p>uflal3a</text:p>
          </table:table-cell>
          <table:table-cell office:value-type="string" calcext:value-type="string">
            <text:p>null</text:p>
          </table:table-cell>
          <table:table-cell office:value-type="string" calcext:value-type="string">
            <text:p>dwblun01</text:p>
          </table:table-cell>
          <table:table-cell office:value-type="string" calcext:value-type="string">
            <text:p>idblun01</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0" calcext:value-type="float">
            <text:p>30</text:p>
          </table:table-cell>
          <table:table-cell office:value-type="float" office:value="23" calcext:value-type="float">
            <text:p>23</text:p>
          </table:table-cell>
          <table:table-cell office:value-type="float" office:value="30" calcext:value-type="float">
            <text:p>30</text:p>
          </table:table-cell>
          <table:table-cell table:number-columns-repeated="7" office:value-type="string" calcext:value-type="string">
            <text:p>null</text:p>
          </table:table-cell>
          <table:table-cell office:value-type="string" calcext:value-type="string">
            <text:p>drow flail +3</text:p>
          </table:table-cell>
          <table:table-cell table:number-columns-repeated="1001"/>
        </table:table-row>
        <table:table-row table:style-name="ro1">
          <table:table-cell office:value-type="string" calcext:value-type="string">
            <text:p>cdunq102</text:p>
          </table:table-cell>
          <table:table-cell table:number-columns-repeated="2" office:value-type="string" calcext:value-type="string">
            <text:p>null</text:p>
          </table:table-cell>
          <table:table-cell office:value-type="string" calcext:value-type="string">
            <text:p>uflal4a</text:p>
          </table:table-cell>
          <table:table-cell office:value-type="string" calcext:value-type="string">
            <text:p>null</text:p>
          </table:table-cell>
          <table:table-cell office:value-type="string" calcext:value-type="string">
            <text:p>blun14h</text:p>
          </table:table-cell>
          <table:table-cell office:value-type="string" calcext:value-type="string">
            <text:p>iblun14h</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23" calcext:value-type="float">
            <text:p>23</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flail of ages +1 (fire)</text:p>
          </table:table-cell>
          <table:table-cell table:number-columns-repeated="1001"/>
        </table:table-row>
        <table:table-row table:style-name="ro1">
          <table:table-cell office:value-type="string" calcext:value-type="string">
            <text:p>cdunq103</text:p>
          </table:table-cell>
          <table:table-cell table:number-columns-repeated="2" office:value-type="string" calcext:value-type="string">
            <text:p>null</text:p>
          </table:table-cell>
          <table:table-cell office:value-type="string" calcext:value-type="string">
            <text:p>uflal5a</text:p>
          </table:table-cell>
          <table:table-cell office:value-type="string" calcext:value-type="string">
            <text:p>null</text:p>
          </table:table-cell>
          <table:table-cell office:value-type="string" calcext:value-type="string">
            <text:p>blun13</text:p>
          </table:table-cell>
          <table:table-cell office:value-type="string" calcext:value-type="string">
            <text:p>iblun13</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23" calcext:value-type="float">
            <text:p>23</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flail +2</text:p>
          </table:table-cell>
          <table:table-cell table:number-columns-repeated="1001"/>
        </table:table-row>
        <table:table-row table:style-name="ro1">
          <table:table-cell office:value-type="string" calcext:value-type="string">
            <text:p>cdunq104</text:p>
          </table:table-cell>
          <table:table-cell table:number-columns-repeated="2" office:value-type="string" calcext:value-type="string">
            <text:p>null</text:p>
          </table:table-cell>
          <table:table-cell office:value-type="string" calcext:value-type="string">
            <text:p>uhalb1a</text:p>
          </table:table-cell>
          <table:table-cell office:value-type="string" calcext:value-type="string">
            <text:p>null</text:p>
          </table:table-cell>
          <table:table-cell office:value-type="string" calcext:value-type="string">
            <text:p>halb09</text:p>
          </table:table-cell>
          <table:table-cell office:value-type="string" calcext:value-type="string">
            <text:p>ihalb09</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39" calcext:value-type="float">
            <text:p>39</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wave halberd</text:p>
          </table:table-cell>
          <table:table-cell table:number-columns-repeated="1001"/>
        </table:table-row>
        <table:table-row table:style-name="ro1">
          <table:table-cell office:value-type="string" calcext:value-type="string">
            <text:p>cdunq105</text:p>
          </table:table-cell>
          <table:table-cell table:number-columns-repeated="2" office:value-type="string" calcext:value-type="string">
            <text:p>null</text:p>
          </table:table-cell>
          <table:table-cell office:value-type="string" calcext:value-type="string">
            <text:p>uhalb2a</text:p>
          </table:table-cell>
          <table:table-cell office:value-type="string" calcext:value-type="string">
            <text:p>null</text:p>
          </table:table-cell>
          <table:table-cell office:value-type="string" calcext:value-type="string">
            <text:p>dwhalb01</text:p>
          </table:table-cell>
          <table:table-cell office:value-type="string" calcext:value-type="string">
            <text:p>idhalb01</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23" calcext:value-type="float">
            <text:p>23</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drow halberd</text:p>
          </table:table-cell>
          <table:table-cell table:number-columns-repeated="1001"/>
        </table:table-row>
        <table:table-row table:style-name="ro1">
          <table:table-cell office:value-type="string" calcext:value-type="string">
            <text:p>cdunq106</text:p>
          </table:table-cell>
          <table:table-cell table:number-columns-repeated="2" office:value-type="string" calcext:value-type="string">
            <text:p>null</text:p>
          </table:table-cell>
          <table:table-cell office:value-type="string" calcext:value-type="string">
            <text:p>uhalb2b</text:p>
          </table:table-cell>
          <table:table-cell office:value-type="string" calcext:value-type="string">
            <text:p>null</text:p>
          </table:table-cell>
          <table:table-cell office:value-type="string" calcext:value-type="string">
            <text:p>halb12</text:p>
          </table:table-cell>
          <table:table-cell office:value-type="string" calcext:value-type="string">
            <text:p>ihalb1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19" calcext:value-type="float">
            <text:p>19</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halberd +3</text:p>
          </table:table-cell>
          <table:table-cell table:number-columns-repeated="1001"/>
        </table:table-row>
        <table:table-row table:style-name="ro1">
          <table:table-cell office:value-type="string" calcext:value-type="string">
            <text:p>cdunq107</text:p>
          </table:table-cell>
          <table:table-cell table:number-columns-repeated="2" office:value-type="string" calcext:value-type="string">
            <text:p>null</text:p>
          </table:table-cell>
          <table:table-cell office:value-type="string" calcext:value-type="string">
            <text:p>uhalb2c</text:p>
          </table:table-cell>
          <table:table-cell office:value-type="string" calcext:value-type="string">
            <text:p>null</text:p>
          </table:table-cell>
          <table:table-cell office:value-type="string" calcext:value-type="string">
            <text:p>halb07</text:p>
          </table:table-cell>
          <table:table-cell office:value-type="string" calcext:value-type="string">
            <text:p>ihalb0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0" calcext:value-type="float">
            <text:p>30</text:p>
          </table:table-cell>
          <table:table-cell office:value-type="float" office:value="19" calcext:value-type="float">
            <text:p>19</text:p>
          </table:table-cell>
          <table:table-cell office:value-type="float" office:value="30" calcext:value-type="float">
            <text:p>30</text:p>
          </table:table-cell>
          <table:table-cell table:number-columns-repeated="7" office:value-type="string" calcext:value-type="string">
            <text:p>null</text:p>
          </table:table-cell>
          <table:table-cell office:value-type="string" calcext:value-type="string">
            <text:p>halberd +2</text:p>
          </table:table-cell>
          <table:table-cell table:number-columns-repeated="1001"/>
        </table:table-row>
        <table:table-row table:style-name="ro1">
          <table:table-cell office:value-type="string" calcext:value-type="string">
            <text:p>cdunq108</text:p>
          </table:table-cell>
          <table:table-cell table:number-columns-repeated="2" office:value-type="string" calcext:value-type="string">
            <text:p>null</text:p>
          </table:table-cell>
          <table:table-cell office:value-type="string" calcext:value-type="string">
            <text:p>uhalb3a</text:p>
          </table:table-cell>
          <table:table-cell office:value-type="string" calcext:value-type="string">
            <text:p>null</text:p>
          </table:table-cell>
          <table:table-cell office:value-type="string" calcext:value-type="string">
            <text:p>halb08</text:p>
          </table:table-cell>
          <table:table-cell office:value-type="string" calcext:value-type="string">
            <text:p>ihalb08</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96" calcext:value-type="float">
            <text:p>96</text:p>
          </table:table-cell>
          <table:table-cell table:number-columns-repeated="7" office:value-type="string" calcext:value-type="string">
            <text:p>null</text:p>
          </table:table-cell>
          <table:table-cell office:value-type="string" calcext:value-type="string">
            <text:p>duskblade</text:p>
          </table:table-cell>
          <table:table-cell table:number-columns-repeated="1001"/>
        </table:table-row>
        <table:table-row table:style-name="ro1">
          <table:table-cell office:value-type="string" calcext:value-type="string">
            <text:p>cdunq109</text:p>
          </table:table-cell>
          <table:table-cell table:number-columns-repeated="2" office:value-type="string" calcext:value-type="string">
            <text:p>null</text:p>
          </table:table-cell>
          <table:table-cell office:value-type="string" calcext:value-type="string">
            <text:p>uhalb3b</text:p>
          </table:table-cell>
          <table:table-cell office:value-type="string" calcext:value-type="string">
            <text:p>null</text:p>
          </table:table-cell>
          <table:table-cell office:value-type="string" calcext:value-type="string">
            <text:p>halb06</text:p>
          </table:table-cell>
          <table:table-cell office:value-type="string" calcext:value-type="string">
            <text:p>ihalb06</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29" calcext:value-type="float">
            <text:p>29</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blackmist</text:p>
          </table:table-cell>
          <table:table-cell table:number-columns-repeated="1001"/>
        </table:table-row>
        <table:table-row table:style-name="ro1">
          <table:table-cell office:value-type="string" calcext:value-type="string">
            <text:p>cdunq110</text:p>
          </table:table-cell>
          <table:table-cell table:number-columns-repeated="2" office:value-type="string" calcext:value-type="string">
            <text:p>null</text:p>
          </table:table-cell>
          <table:table-cell office:value-type="string" calcext:value-type="string">
            <text:p>uhalb3c</text:p>
          </table:table-cell>
          <table:table-cell office:value-type="string" calcext:value-type="string">
            <text:p>null</text:p>
          </table:table-cell>
          <table:table-cell office:value-type="string" calcext:value-type="string">
            <text:p>halb02</text:p>
          </table:table-cell>
          <table:table-cell office:value-type="string" calcext:value-type="string">
            <text:p>ihalb0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6" calcext:value-type="float">
            <text:p>96</text:p>
          </table:table-cell>
          <table:table-cell office:value-type="float" office:value="23" calcext:value-type="float">
            <text:p>23</text:p>
          </table:table-cell>
          <table:table-cell office:value-type="float" office:value="96" calcext:value-type="float">
            <text:p>96</text:p>
          </table:table-cell>
          <table:table-cell table:number-columns-repeated="7" office:value-type="string" calcext:value-type="string">
            <text:p>null</text:p>
          </table:table-cell>
          <table:table-cell office:value-type="string" calcext:value-type="string">
            <text:p>recolored ihalb02 (red)</text:p>
          </table:table-cell>
          <table:table-cell table:number-columns-repeated="1001"/>
        </table:table-row>
        <table:table-row table:style-name="ro1">
          <table:table-cell office:value-type="string" calcext:value-type="string">
            <text:p>cdunq111</text:p>
          </table:table-cell>
          <table:table-cell table:number-columns-repeated="2" office:value-type="string" calcext:value-type="string">
            <text:p>null</text:p>
          </table:table-cell>
          <table:table-cell office:value-type="string" calcext:value-type="string">
            <text:p>uhalb4a</text:p>
          </table:table-cell>
          <table:table-cell office:value-type="string" calcext:value-type="string">
            <text:p>null</text:p>
          </table:table-cell>
          <table:table-cell office:value-type="string" calcext:value-type="string">
            <text:p>halb04</text:p>
          </table:table-cell>
          <table:table-cell office:value-type="string" calcext:value-type="string">
            <text:p>ihalb04</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33" calcext:value-type="float">
            <text:p>33</text:p>
          </table:table-cell>
          <table:table-cell table:number-columns-repeated="7" office:value-type="string" calcext:value-type="string">
            <text:p>null</text:p>
          </table:table-cell>
          <table:table-cell office:value-type="string" calcext:value-type="string">
            <text:p>dragon's bane</text:p>
          </table:table-cell>
          <table:table-cell table:number-columns-repeated="1001"/>
        </table:table-row>
        <table:table-row table:style-name="ro1">
          <table:table-cell office:value-type="string" calcext:value-type="string">
            <text:p>cdunq112</text:p>
          </table:table-cell>
          <table:table-cell table:number-columns-repeated="2" office:value-type="string" calcext:value-type="string">
            <text:p>null</text:p>
          </table:table-cell>
          <table:table-cell office:value-type="string" calcext:value-type="string">
            <text:p>uhalb4b</text:p>
          </table:table-cell>
          <table:table-cell office:value-type="string" calcext:value-type="string">
            <text:p>null</text:p>
          </table:table-cell>
          <table:table-cell office:value-type="string" calcext:value-type="string">
            <text:p>halb10</text:p>
          </table:table-cell>
          <table:table-cell office:value-type="string" calcext:value-type="string">
            <text:p>ihalb10</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99" calcext:value-type="float">
            <text:p>99</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ravager</text:p>
          </table:table-cell>
          <table:table-cell table:number-columns-repeated="1001"/>
        </table:table-row>
        <table:table-row table:style-name="ro1">
          <table:table-cell office:value-type="string" calcext:value-type="string">
            <text:p>cdunq113</text:p>
          </table:table-cell>
          <table:table-cell table:number-columns-repeated="2" office:value-type="string" calcext:value-type="string">
            <text:p>null</text:p>
          </table:table-cell>
          <table:table-cell office:value-type="string" calcext:value-type="string">
            <text:p>uhalb5a</text:p>
          </table:table-cell>
          <table:table-cell office:value-type="string" calcext:value-type="string">
            <text:p>null</text:p>
          </table:table-cell>
          <table:table-cell office:value-type="string" calcext:value-type="string">
            <text:p>halb05</text:p>
          </table:table-cell>
          <table:table-cell office:value-type="string" calcext:value-type="string">
            <text:p>ihalb05</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10" calcext:value-type="float">
            <text:p>10</text:p>
          </table:table-cell>
          <table:table-cell table:number-columns-repeated="7" office:value-type="string" calcext:value-type="string">
            <text:p>null</text:p>
          </table:table-cell>
          <table:table-cell office:value-type="string" calcext:value-type="string">
            <text:p>dragon's breath</text:p>
          </table:table-cell>
          <table:table-cell table:number-columns-repeated="1001"/>
        </table:table-row>
        <table:table-row table:style-name="ro1">
          <table:table-cell office:value-type="string" calcext:value-type="string">
            <text:p>cdunq114</text:p>
          </table:table-cell>
          <table:table-cell table:number-columns-repeated="2" office:value-type="string" calcext:value-type="string">
            <text:p>null</text:p>
          </table:table-cell>
          <table:table-cell office:value-type="string" calcext:value-type="string">
            <text:p>uhxbw2a</text:p>
          </table:table-cell>
          <table:table-cell office:value-type="string" calcext:value-type="string">
            <text:p>null</text:p>
          </table:table-cell>
          <table:table-cell office:value-type="string" calcext:value-type="string">
            <text:p>xbow07</text:p>
          </table:table-cell>
          <table:table-cell office:value-type="string" calcext:value-type="string">
            <text:p>ixbow0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6" calcext:value-type="float">
            <text:p>6</text:p>
          </table:table-cell>
          <table:table-cell office:value-type="float" office:value="95" calcext:value-type="float">
            <text:p>95</text:p>
          </table:table-cell>
          <table:table-cell office:value-type="float" office:value="6" calcext:value-type="float">
            <text:p>6</text:p>
          </table:table-cell>
          <table:table-cell table:number-columns-repeated="7" office:value-type="string" calcext:value-type="string">
            <text:p>null</text:p>
          </table:table-cell>
          <table:table-cell office:value-type="string" calcext:value-type="string">
            <text:p>heavy crossbow +2</text:p>
          </table:table-cell>
          <table:table-cell table:number-columns-repeated="1001"/>
        </table:table-row>
        <table:table-row table:style-name="ro1">
          <table:table-cell office:value-type="string" calcext:value-type="string">
            <text:p>cdunq115</text:p>
          </table:table-cell>
          <table:table-cell table:number-columns-repeated="2" office:value-type="string" calcext:value-type="string">
            <text:p>null</text:p>
          </table:table-cell>
          <table:table-cell office:value-type="string" calcext:value-type="string">
            <text:p>uhxbw3a</text:p>
          </table:table-cell>
          <table:table-cell office:value-type="string" calcext:value-type="string">
            <text:p>null</text:p>
          </table:table-cell>
          <table:table-cell office:value-type="string" calcext:value-type="string">
            <text:p>xbow18</text:p>
          </table:table-cell>
          <table:table-cell office:value-type="string" calcext:value-type="string">
            <text:p>ixbow18</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44" calcext:value-type="float">
            <text:p>44</text:p>
          </table:table-cell>
          <table:table-cell office:value-type="float" office:value="46" calcext:value-type="float">
            <text:p>46</text:p>
          </table:table-cell>
          <table:table-cell office:value-type="float" office:value="50" calcext:value-type="float">
            <text:p>50</text:p>
          </table:table-cell>
          <table:table-cell table:number-columns-repeated="7" office:value-type="string" calcext:value-type="string">
            <text:p>null</text:p>
          </table:table-cell>
          <table:table-cell office:value-type="string" calcext:value-type="string">
            <text:p>light crossbow +3</text:p>
          </table:table-cell>
          <table:table-cell table:number-columns-repeated="1001"/>
        </table:table-row>
        <table:table-row table:style-name="ro1">
          <table:table-cell office:value-type="string" calcext:value-type="string">
            <text:p>cdunq116</text:p>
          </table:table-cell>
          <table:table-cell table:number-columns-repeated="2" office:value-type="string" calcext:value-type="string">
            <text:p>null</text:p>
          </table:table-cell>
          <table:table-cell office:value-type="string" calcext:value-type="string">
            <text:p>uhxbw3b</text:p>
          </table:table-cell>
          <table:table-cell office:value-type="string" calcext:value-type="string">
            <text:p>null</text:p>
          </table:table-cell>
          <table:table-cell office:value-type="string" calcext:value-type="string">
            <text:p>xbow17</text:p>
          </table:table-cell>
          <table:table-cell office:value-type="string" calcext:value-type="string">
            <text:p>ixbow1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1" calcext:value-type="float">
            <text:p>31</text:p>
          </table:table-cell>
          <table:table-cell table:number-columns-repeated="2" office:value-type="float" office:value="50" calcext:value-type="float">
            <text:p>50</text:p>
          </table:table-cell>
          <table:table-cell table:number-columns-repeated="7" office:value-type="string" calcext:value-type="string">
            <text:p>null</text:p>
          </table:table-cell>
          <table:table-cell office:value-type="string" calcext:value-type="string">
            <text:p>heavy crossbow +3</text:p>
          </table:table-cell>
          <table:table-cell table:number-columns-repeated="1001"/>
        </table:table-row>
        <table:table-row table:style-name="ro1">
          <table:table-cell office:value-type="string" calcext:value-type="string">
            <text:p>cdunq117</text:p>
          </table:table-cell>
          <table:table-cell table:number-columns-repeated="2" office:value-type="string" calcext:value-type="string">
            <text:p>null</text:p>
          </table:table-cell>
          <table:table-cell office:value-type="string" calcext:value-type="string">
            <text:p>uhxbw4a</text:p>
          </table:table-cell>
          <table:table-cell office:value-type="string" calcext:value-type="string">
            <text:p>null</text:p>
          </table:table-cell>
          <table:table-cell office:value-type="string" calcext:value-type="string">
            <text:p>xbow08</text:p>
          </table:table-cell>
          <table:table-cell office:value-type="string" calcext:value-type="string">
            <text:p>ixbow08</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50" calcext:value-type="float">
            <text:p>50</text:p>
          </table:table-cell>
          <table:table-cell office:value-type="float" office:value="39" calcext:value-type="float">
            <text:p>39</text:p>
          </table:table-cell>
          <table:table-cell office:value-type="float" office:value="50" calcext:value-type="float">
            <text:p>50</text:p>
          </table:table-cell>
          <table:table-cell table:number-columns-repeated="7" office:value-type="string" calcext:value-type="string">
            <text:p>null</text:p>
          </table:table-cell>
          <table:table-cell office:value-type="string" calcext:value-type="string">
            <text:p>giant hair crossbow +3</text:p>
          </table:table-cell>
          <table:table-cell table:number-columns-repeated="1001"/>
        </table:table-row>
        <table:table-row table:style-name="ro1">
          <table:table-cell office:value-type="string" calcext:value-type="string">
            <text:p>cdunq118</text:p>
          </table:table-cell>
          <table:table-cell table:number-columns-repeated="2" office:value-type="string" calcext:value-type="string">
            <text:p>null</text:p>
          </table:table-cell>
          <table:table-cell office:value-type="string" calcext:value-type="string">
            <text:p>uhxbw5a</text:p>
          </table:table-cell>
          <table:table-cell office:value-type="string" calcext:value-type="string">
            <text:p>null</text:p>
          </table:table-cell>
          <table:table-cell office:value-type="string" calcext:value-type="string">
            <text:p>xbow14</text:p>
          </table:table-cell>
          <table:table-cell office:value-type="string" calcext:value-type="string">
            <text:p>ixbow14</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8" calcext:value-type="float">
            <text:p>38</text:p>
          </table:table-cell>
          <table:table-cell office:value-type="float" office:value="33" calcext:value-type="float">
            <text:p>33</text:p>
          </table:table-cell>
          <table:table-cell office:value-type="float" office:value="23" calcext:value-type="float">
            <text:p>23</text:p>
          </table:table-cell>
          <table:table-cell table:number-columns-repeated="7" office:value-type="string" calcext:value-type="string">
            <text:p>null</text:p>
          </table:table-cell>
          <table:table-cell office:value-type="string" calcext:value-type="string">
            <text:p>heavy crossbow of searing +1</text:p>
          </table:table-cell>
          <table:table-cell table:number-columns-repeated="1001"/>
        </table:table-row>
        <table:table-row table:style-name="ro1">
          <table:table-cell office:value-type="string" calcext:value-type="string">
            <text:p>cdunq119</text:p>
          </table:table-cell>
          <table:table-cell table:number-columns-repeated="2" office:value-type="string" calcext:value-type="string">
            <text:p>null</text:p>
          </table:table-cell>
          <table:table-cell office:value-type="string" calcext:value-type="string">
            <text:p>ulbow1a</text:p>
          </table:table-cell>
          <table:table-cell office:value-type="string" calcext:value-type="string">
            <text:p>null</text:p>
          </table:table-cell>
          <table:table-cell office:value-type="string" calcext:value-type="string">
            <text:p>bow11</text:p>
          </table:table-cell>
          <table:table-cell office:value-type="string" calcext:value-type="string">
            <text:p>ibow11</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3" calcext:value-type="float">
            <text:p>13</text:p>
          </table:table-cell>
          <table:table-cell office:value-type="float" office:value="16" calcext:value-type="float">
            <text:p>16</text:p>
          </table:table-cell>
          <table:table-cell table:number-columns-repeated="8" office:value-type="string" calcext:value-type="string">
            <text:p>null</text:p>
          </table:table-cell>
          <table:table-cell office:value-type="string" calcext:value-type="string">
            <text:p>strong arm +2</text:p>
          </table:table-cell>
          <table:table-cell table:number-columns-repeated="1001"/>
        </table:table-row>
        <table:table-row table:style-name="ro1">
          <table:table-cell office:value-type="string" calcext:value-type="string">
            <text:p>cdunq120</text:p>
          </table:table-cell>
          <table:table-cell table:number-columns-repeated="2" office:value-type="string" calcext:value-type="string">
            <text:p>null</text:p>
          </table:table-cell>
          <table:table-cell office:value-type="string" calcext:value-type="string">
            <text:p>ulbow2a</text:p>
          </table:table-cell>
          <table:table-cell office:value-type="string" calcext:value-type="string">
            <text:p>null</text:p>
          </table:table-cell>
          <table:table-cell office:value-type="string" calcext:value-type="string">
            <text:p>bow20</text:p>
          </table:table-cell>
          <table:table-cell office:value-type="string" calcext:value-type="string">
            <text:p>ibow20</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49" calcext:value-type="float">
            <text:p>49</text:p>
          </table:table-cell>
          <table:table-cell office:value-type="float" office:value="104" calcext:value-type="float">
            <text:p>104</text:p>
          </table:table-cell>
          <table:table-cell table:number-columns-repeated="8" office:value-type="string" calcext:value-type="string">
            <text:p>null</text:p>
          </table:table-cell>
          <table:table-cell office:value-type="string" calcext:value-type="string">
            <text:p>darkfire</text:p>
          </table:table-cell>
          <table:table-cell table:number-columns-repeated="1001"/>
        </table:table-row>
        <table:table-row table:style-name="ro1">
          <table:table-cell office:value-type="string" calcext:value-type="string">
            <text:p>cdunq121</text:p>
          </table:table-cell>
          <table:table-cell table:number-columns-repeated="2" office:value-type="string" calcext:value-type="string">
            <text:p>null</text:p>
          </table:table-cell>
          <table:table-cell office:value-type="string" calcext:value-type="string">
            <text:p>ulbow2b</text:p>
          </table:table-cell>
          <table:table-cell office:value-type="string" calcext:value-type="string">
            <text:p>null</text:p>
          </table:table-cell>
          <table:table-cell office:value-type="string" calcext:value-type="string">
            <text:p>bow12</text:p>
          </table:table-cell>
          <table:table-cell office:value-type="string" calcext:value-type="string">
            <text:p>ibow1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103" calcext:value-type="float">
            <text:p>103</text:p>
          </table:table-cell>
          <table:table-cell table:number-columns-repeated="8" office:value-type="string" calcext:value-type="string">
            <text:p>null</text:p>
          </table:table-cell>
          <table:table-cell office:value-type="string" calcext:value-type="string">
            <text:p>elven court bow</text:p>
          </table:table-cell>
          <table:table-cell table:number-columns-repeated="1001"/>
        </table:table-row>
        <table:table-row table:style-name="ro1">
          <table:table-cell office:value-type="string" calcext:value-type="string">
            <text:p>cdunq122</text:p>
          </table:table-cell>
          <table:table-cell table:number-columns-repeated="2" office:value-type="string" calcext:value-type="string">
            <text:p>null</text:p>
          </table:table-cell>
          <table:table-cell office:value-type="string" calcext:value-type="string">
            <text:p>ulbow3a</text:p>
          </table:table-cell>
          <table:table-cell office:value-type="string" calcext:value-type="string">
            <text:p>null</text:p>
          </table:table-cell>
          <table:table-cell office:value-type="string" calcext:value-type="string">
            <text:p>bow17</text:p>
          </table:table-cell>
          <table:table-cell office:value-type="string" calcext:value-type="string">
            <text:p>ibow1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95" calcext:value-type="float">
            <text:p>95</text:p>
          </table:table-cell>
          <table:table-cell table:number-columns-repeated="8" office:value-type="string" calcext:value-type="string">
            <text:p>null</text:p>
          </table:table-cell>
          <table:table-cell office:value-type="string" calcext:value-type="string">
            <text:p>long bow +2</text:p>
          </table:table-cell>
          <table:table-cell table:number-columns-repeated="1001"/>
        </table:table-row>
        <table:table-row table:style-name="ro1">
          <table:table-cell office:value-type="string" calcext:value-type="string">
            <text:p>cdunq123</text:p>
          </table:table-cell>
          <table:table-cell table:number-columns-repeated="2" office:value-type="string" calcext:value-type="string">
            <text:p>null</text:p>
          </table:table-cell>
          <table:table-cell office:value-type="string" calcext:value-type="string">
            <text:p>ulbow3c</text:p>
          </table:table-cell>
          <table:table-cell office:value-type="string" calcext:value-type="string">
            <text:p>null</text:p>
          </table:table-cell>
          <table:table-cell office:value-type="string" calcext:value-type="string">
            <text:p>bow22</text:p>
          </table:table-cell>
          <table:table-cell office:value-type="string" calcext:value-type="string">
            <text:p>ibow2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50" calcext:value-type="float">
            <text:p>50</text:p>
          </table:table-cell>
          <table:table-cell table:number-columns-repeated="8" office:value-type="string" calcext:value-type="string">
            <text:p>null</text:p>
          </table:table-cell>
          <table:table-cell office:value-type="string" calcext:value-type="string">
            <text:p>taralash</text:p>
          </table:table-cell>
          <table:table-cell table:number-columns-repeated="1001"/>
        </table:table-row>
        <table:table-row table:style-name="ro1">
          <table:table-cell office:value-type="string" calcext:value-type="string">
            <text:p>cdunq124</text:p>
          </table:table-cell>
          <table:table-cell table:number-columns-repeated="2" office:value-type="string" calcext:value-type="string">
            <text:p>null</text:p>
          </table:table-cell>
          <table:table-cell office:value-type="string" calcext:value-type="string">
            <text:p>ulbow4a</text:p>
          </table:table-cell>
          <table:table-cell office:value-type="string" calcext:value-type="string">
            <text:p>null</text:p>
          </table:table-cell>
          <table:table-cell office:value-type="string" calcext:value-type="string">
            <text:p>bow24</text:p>
          </table:table-cell>
          <table:table-cell office:value-type="string" calcext:value-type="string">
            <text:p>ibow24</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42" calcext:value-type="float">
            <text:p>42</text:p>
          </table:table-cell>
          <table:table-cell office:value-type="float" office:value="47" calcext:value-type="float">
            <text:p>47</text:p>
          </table:table-cell>
          <table:table-cell table:number-columns-repeated="8" office:value-type="string" calcext:value-type="string">
            <text:p>null</text:p>
          </table:table-cell>
          <table:table-cell office:value-type="string" calcext:value-type="string">
            <text:p>composite long bow +3</text:p>
          </table:table-cell>
          <table:table-cell table:number-columns-repeated="1001"/>
        </table:table-row>
        <table:table-row table:style-name="ro1">
          <table:table-cell office:value-type="string" calcext:value-type="string">
            <text:p>cdunq125</text:p>
          </table:table-cell>
          <table:table-cell table:number-columns-repeated="2" office:value-type="string" calcext:value-type="string">
            <text:p>null</text:p>
          </table:table-cell>
          <table:table-cell office:value-type="string" calcext:value-type="string">
            <text:p>ulbow4b</text:p>
          </table:table-cell>
          <table:table-cell office:value-type="string" calcext:value-type="string">
            <text:p>null</text:p>
          </table:table-cell>
          <table:table-cell office:value-type="string" calcext:value-type="string">
            <text:p>bow25</text:p>
          </table:table-cell>
          <table:table-cell office:value-type="string" calcext:value-type="string">
            <text:p>ibow25</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49" calcext:value-type="float">
            <text:p>49</text:p>
          </table:table-cell>
          <table:table-cell office:value-type="float" office:value="50" calcext:value-type="float">
            <text:p>50</text:p>
          </table:table-cell>
          <table:table-cell table:number-columns-repeated="8" office:value-type="string" calcext:value-type="string">
            <text:p>null</text:p>
          </table:table-cell>
          <table:table-cell office:value-type="string" calcext:value-type="string">
            <text:p>long bow +3</text:p>
          </table:table-cell>
          <table:table-cell table:number-columns-repeated="1001"/>
        </table:table-row>
        <table:table-row table:style-name="ro1">
          <table:table-cell office:value-type="string" calcext:value-type="string">
            <text:p>cdunq126</text:p>
          </table:table-cell>
          <table:table-cell table:number-columns-repeated="2" office:value-type="string" calcext:value-type="string">
            <text:p>null</text:p>
          </table:table-cell>
          <table:table-cell office:value-type="string" calcext:value-type="string">
            <text:p>ulbow5a</text:p>
          </table:table-cell>
          <table:table-cell office:value-type="string" calcext:value-type="string">
            <text:p>null</text:p>
          </table:table-cell>
          <table:table-cell office:value-type="string" calcext:value-type="string">
            <text:p>bow13</text:p>
          </table:table-cell>
          <table:table-cell office:value-type="string" calcext:value-type="string">
            <text:p>ibow13</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96" calcext:value-type="float">
            <text:p>96</text:p>
          </table:table-cell>
          <table:table-cell table:number-columns-repeated="8" office:value-type="string" calcext:value-type="string">
            <text:p>null</text:p>
          </table:table-cell>
          <table:table-cell office:value-type="string" calcext:value-type="string">
            <text:p>mana bow</text:p>
          </table:table-cell>
          <table:table-cell table:number-columns-repeated="1001"/>
        </table:table-row>
        <table:table-row table:style-name="ro1">
          <table:table-cell office:value-type="string" calcext:value-type="string">
            <text:p>cdunq127</text:p>
          </table:table-cell>
          <table:table-cell table:number-columns-repeated="2" office:value-type="string" calcext:value-type="string">
            <text:p>null</text:p>
          </table:table-cell>
          <table:table-cell office:value-type="string" calcext:value-type="string">
            <text:p>ulswd1a</text:p>
          </table:table-cell>
          <table:table-cell office:value-type="string" calcext:value-type="string">
            <text:p>null</text:p>
          </table:table-cell>
          <table:table-cell office:value-type="string" calcext:value-type="string">
            <text:p>sw1h73</text:p>
          </table:table-cell>
          <table:table-cell office:value-type="string" calcext:value-type="string">
            <text:p>isw1h73</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9" calcext:value-type="float">
            <text:p>29</text:p>
          </table:table-cell>
          <table:table-cell office:value-type="float" office:value="31" calcext:value-type="float">
            <text:p>31</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long sword +3</text:p>
          </table:table-cell>
          <table:table-cell table:number-columns-repeated="1001"/>
        </table:table-row>
        <table:table-row table:style-name="ro1">
          <table:table-cell office:value-type="string" calcext:value-type="string">
            <text:p>cdunq128</text:p>
          </table:table-cell>
          <table:table-cell table:number-columns-repeated="2" office:value-type="string" calcext:value-type="string">
            <text:p>null</text:p>
          </table:table-cell>
          <table:table-cell office:value-type="string" calcext:value-type="string">
            <text:p>ulswd2a</text:p>
          </table:table-cell>
          <table:table-cell office:value-type="string" calcext:value-type="string">
            <text:p>null</text:p>
          </table:table-cell>
          <table:table-cell office:value-type="string" calcext:value-type="string">
            <text:p>sw1h36</text:p>
          </table:table-cell>
          <table:table-cell office:value-type="string" calcext:value-type="string">
            <text:p>isw1h36</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5" calcext:value-type="float">
            <text:p>35</text:p>
          </table:table-cell>
          <table:table-cell office:value-type="float" office:value="34" calcext:value-type="float">
            <text:p>34</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namarra</text:p>
          </table:table-cell>
          <table:table-cell table:number-columns-repeated="1001"/>
        </table:table-row>
        <table:table-row table:style-name="ro1">
          <table:table-cell office:value-type="string" calcext:value-type="string">
            <text:p>cdunq129</text:p>
          </table:table-cell>
          <table:table-cell table:number-columns-repeated="2" office:value-type="string" calcext:value-type="string">
            <text:p>null</text:p>
          </table:table-cell>
          <table:table-cell office:value-type="string" calcext:value-type="string">
            <text:p>ulswd2b</text:p>
          </table:table-cell>
          <table:table-cell office:value-type="string" calcext:value-type="string">
            <text:p>null</text:p>
          </table:table-cell>
          <table:table-cell office:value-type="string" calcext:value-type="string">
            <text:p>sw1h40</text:p>
          </table:table-cell>
          <table:table-cell office:value-type="string" calcext:value-type="string">
            <text:p>isw1h40</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46" calcext:value-type="float">
            <text:p>46</text:p>
          </table:table-cell>
          <table:table-cell office:value-type="float" office:value="47" calcext:value-type="float">
            <text:p>47</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blade of roses</text:p>
          </table:table-cell>
          <table:table-cell table:number-columns-repeated="1001"/>
        </table:table-row>
        <table:table-row table:style-name="ro1">
          <table:table-cell office:value-type="string" calcext:value-type="string">
            <text:p>cdunq130</text:p>
          </table:table-cell>
          <table:table-cell table:number-columns-repeated="2" office:value-type="string" calcext:value-type="string">
            <text:p>null</text:p>
          </table:table-cell>
          <table:table-cell office:value-type="string" calcext:value-type="string">
            <text:p>ulswd3a</text:p>
          </table:table-cell>
          <table:table-cell office:value-type="string" calcext:value-type="string">
            <text:p>null</text:p>
          </table:table-cell>
          <table:table-cell office:value-type="string" calcext:value-type="string">
            <text:p>sw1h32</text:p>
          </table:table-cell>
          <table:table-cell office:value-type="string" calcext:value-type="string">
            <text:p>isw1h3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7" calcext:value-type="float">
            <text:p>47</text:p>
          </table:table-cell>
          <table:table-cell office:value-type="float" office:value="33" calcext:value-type="float">
            <text:p>33</text:p>
          </table:table-cell>
          <table:table-cell table:number-columns-repeated="7" office:value-type="string" calcext:value-type="string">
            <text:p>null</text:p>
          </table:table-cell>
          <table:table-cell office:value-type="string" calcext:value-type="string">
            <text:p>dragonslayer</text:p>
          </table:table-cell>
          <table:table-cell table:number-columns-repeated="1001"/>
        </table:table-row>
        <table:table-row table:style-name="ro1">
          <table:table-cell office:value-type="string" calcext:value-type="string">
            <text:p>cdunq131</text:p>
          </table:table-cell>
          <table:table-cell table:number-columns-repeated="2" office:value-type="string" calcext:value-type="string">
            <text:p>null</text:p>
          </table:table-cell>
          <table:table-cell office:value-type="string" calcext:value-type="string">
            <text:p>ulswd3b</text:p>
          </table:table-cell>
          <table:table-cell office:value-type="string" calcext:value-type="string">
            <text:p>null</text:p>
          </table:table-cell>
          <table:table-cell office:value-type="string" calcext:value-type="string">
            <text:p>sw1h33</text:p>
          </table:table-cell>
          <table:table-cell office:value-type="string" calcext:value-type="string">
            <text:p>isw1h33</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25" calcext:value-type="float">
            <text:p>25</text:p>
          </table:table-cell>
          <table:table-cell office:value-type="float" office:value="97" calcext:value-type="float">
            <text:p>97</text:p>
          </table:table-cell>
          <table:table-cell table:number-columns-repeated="7" office:value-type="string" calcext:value-type="string">
            <text:p>null</text:p>
          </table:table-cell>
          <table:table-cell office:value-type="string" calcext:value-type="string">
            <text:p>ras</text:p>
          </table:table-cell>
          <table:table-cell table:number-columns-repeated="1001"/>
        </table:table-row>
        <table:table-row table:style-name="ro1">
          <table:table-cell office:value-type="string" calcext:value-type="string">
            <text:p>cdunq132</text:p>
          </table:table-cell>
          <table:table-cell table:number-columns-repeated="2" office:value-type="string" calcext:value-type="string">
            <text:p>null</text:p>
          </table:table-cell>
          <table:table-cell office:value-type="string" calcext:value-type="string">
            <text:p>ulswd3c</text:p>
          </table:table-cell>
          <table:table-cell office:value-type="string" calcext:value-type="string">
            <text:p>null</text:p>
          </table:table-cell>
          <table:table-cell office:value-type="string" calcext:value-type="string">
            <text:p>sw1h35</text:p>
          </table:table-cell>
          <table:table-cell office:value-type="string" calcext:value-type="string">
            <text:p>isw1h35</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99" calcext:value-type="float">
            <text:p>99</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adjatha the drinker</text:p>
          </table:table-cell>
          <table:table-cell table:number-columns-repeated="1001"/>
        </table:table-row>
        <table:table-row table:style-name="ro1">
          <table:table-cell office:value-type="string" calcext:value-type="string">
            <text:p>cdunq133</text:p>
          </table:table-cell>
          <table:table-cell table:number-columns-repeated="2" office:value-type="string" calcext:value-type="string">
            <text:p>null</text:p>
          </table:table-cell>
          <table:table-cell office:value-type="string" calcext:value-type="string">
            <text:p>ulswd3d</text:p>
          </table:table-cell>
          <table:table-cell office:value-type="string" calcext:value-type="string">
            <text:p>null</text:p>
          </table:table-cell>
          <table:table-cell office:value-type="string" calcext:value-type="string">
            <text:p>sw1h60</text:p>
          </table:table-cell>
          <table:table-cell office:value-type="string" calcext:value-type="string">
            <text:p>isw1h60</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2" calcext:value-type="float">
            <text:p>12</text:p>
          </table:table-cell>
          <table:table-cell table:number-columns-repeated="2" office:value-type="float" office:value="115" calcext:value-type="float">
            <text:p>115</text:p>
          </table:table-cell>
          <table:table-cell table:number-columns-repeated="7" office:value-type="string" calcext:value-type="string">
            <text:p>null</text:p>
          </table:table-cell>
          <table:table-cell office:value-type="string" calcext:value-type="string">
            <text:p>long sword of action +2 (long sword)</text:p>
          </table:table-cell>
          <table:table-cell table:number-columns-repeated="1001"/>
        </table:table-row>
        <table:table-row table:style-name="ro1">
          <table:table-cell office:value-type="string" calcext:value-type="string">
            <text:p>cdunq134</text:p>
          </table:table-cell>
          <table:table-cell table:number-columns-repeated="2" office:value-type="string" calcext:value-type="string">
            <text:p>null</text:p>
          </table:table-cell>
          <table:table-cell office:value-type="string" calcext:value-type="string">
            <text:p>ulswd4a</text:p>
          </table:table-cell>
          <table:table-cell office:value-type="string" calcext:value-type="string">
            <text:p>null</text:p>
          </table:table-cell>
          <table:table-cell office:value-type="string" calcext:value-type="string">
            <text:p>sw1h54</text:p>
          </table:table-cell>
          <table:table-cell office:value-type="string" calcext:value-type="string">
            <text:p>isw1h54</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96" calcext:value-type="float">
            <text:p>96</text:p>
          </table:table-cell>
          <table:table-cell office:value-type="float" office:value="97" calcext:value-type="float">
            <text:p>97</text:p>
          </table:table-cell>
          <table:table-cell table:number-columns-repeated="7" office:value-type="string" calcext:value-type="string">
            <text:p>null</text:p>
          </table:table-cell>
          <table:table-cell office:value-type="string" calcext:value-type="string">
            <text:p>equalizer</text:p>
          </table:table-cell>
          <table:table-cell table:number-columns-repeated="1001"/>
        </table:table-row>
        <table:table-row table:style-name="ro1">
          <table:table-cell office:value-type="string" calcext:value-type="string">
            <text:p>cdunq135</text:p>
          </table:table-cell>
          <table:table-cell table:number-columns-repeated="2" office:value-type="string" calcext:value-type="string">
            <text:p>null</text:p>
          </table:table-cell>
          <table:table-cell office:value-type="string" calcext:value-type="string">
            <text:p>ulswd4b</text:p>
          </table:table-cell>
          <table:table-cell office:value-type="string" calcext:value-type="string">
            <text:p>null</text:p>
          </table:table-cell>
          <table:table-cell office:value-type="string" calcext:value-type="string">
            <text:p>dwsw1h02</text:p>
          </table:table-cell>
          <table:table-cell office:value-type="string" calcext:value-type="string">
            <text:p>idsw1h0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9" calcext:value-type="float">
            <text:p>99</text:p>
          </table:table-cell>
          <table:table-cell office:value-type="float" office:value="22" calcext:value-type="float">
            <text:p>22</text:p>
          </table:table-cell>
          <table:table-cell office:value-type="float" office:value="5" calcext:value-type="float">
            <text:p>5</text:p>
          </table:table-cell>
          <table:table-cell table:number-columns-repeated="7" office:value-type="string" calcext:value-type="string">
            <text:p>null</text:p>
          </table:table-cell>
          <table:table-cell office:value-type="string" calcext:value-type="string">
            <text:p>drow longsword +3</text:p>
          </table:table-cell>
          <table:table-cell table:number-columns-repeated="1001"/>
        </table:table-row>
        <table:table-row table:style-name="ro1">
          <table:table-cell office:value-type="string" calcext:value-type="string">
            <text:p>cdunq136</text:p>
          </table:table-cell>
          <table:table-cell table:number-columns-repeated="2" office:value-type="string" calcext:value-type="string">
            <text:p>null</text:p>
          </table:table-cell>
          <table:table-cell office:value-type="string" calcext:value-type="string">
            <text:p>ulswd5a</text:p>
          </table:table-cell>
          <table:table-cell office:value-type="string" calcext:value-type="string">
            <text:p>null</text:p>
          </table:table-cell>
          <table:table-cell office:value-type="string" calcext:value-type="string">
            <text:p>sw1h61</text:p>
          </table:table-cell>
          <table:table-cell office:value-type="string" calcext:value-type="string">
            <text:p>isw1h61</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2" calcext:value-type="float">
            <text:p>12</text:p>
          </table:table-cell>
          <table:table-cell table:number-columns-repeated="2" office:value-type="float" office:value="115" calcext:value-type="float">
            <text:p>115</text:p>
          </table:table-cell>
          <table:table-cell table:number-columns-repeated="7" office:value-type="string" calcext:value-type="string">
            <text:p>null</text:p>
          </table:table-cell>
          <table:table-cell office:value-type="string" calcext:value-type="string">
            <text:p>long sword of action +4 (long sword)</text:p>
          </table:table-cell>
          <table:table-cell table:number-columns-repeated="1001"/>
        </table:table-row>
        <table:table-row table:style-name="ro1">
          <table:table-cell office:value-type="string" calcext:value-type="string">
            <text:p>cdunq137</text:p>
          </table:table-cell>
          <table:table-cell table:number-columns-repeated="2" office:value-type="string" calcext:value-type="string">
            <text:p>null</text:p>
          </table:table-cell>
          <table:table-cell office:value-type="string" calcext:value-type="string">
            <text:p>ulswd5b</text:p>
          </table:table-cell>
          <table:table-cell office:value-type="string" calcext:value-type="string">
            <text:p>null</text:p>
          </table:table-cell>
          <table:table-cell office:value-type="string" calcext:value-type="string">
            <text:p>sw1h24</text:p>
          </table:table-cell>
          <table:table-cell office:value-type="string" calcext:value-type="string">
            <text:p>isw1h24</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2" calcext:value-type="float">
            <text:p>12</text:p>
          </table:table-cell>
          <table:table-cell table:number-columns-repeated="2" office:value-type="float" office:value="115" calcext:value-type="float">
            <text:p>115</text:p>
          </table:table-cell>
          <table:table-cell table:number-columns-repeated="7" office:value-type="string" calcext:value-type="string">
            <text:p>null</text:p>
          </table:table-cell>
          <table:table-cell office:value-type="string" calcext:value-type="string">
            <text:p>flame tongue</text:p>
          </table:table-cell>
          <table:table-cell table:number-columns-repeated="1001"/>
        </table:table-row>
        <table:table-row table:style-name="ro1">
          <table:table-cell office:value-type="string" calcext:value-type="string">
            <text:p>cdunq138</text:p>
          </table:table-cell>
          <table:table-cell table:number-columns-repeated="2" office:value-type="string" calcext:value-type="string">
            <text:p>null</text:p>
          </table:table-cell>
          <table:table-cell office:value-type="string" calcext:value-type="string">
            <text:p>ulxbw2a</text:p>
          </table:table-cell>
          <table:table-cell office:value-type="string" calcext:value-type="string">
            <text:p>null</text:p>
          </table:table-cell>
          <table:table-cell office:value-type="string" calcext:value-type="string">
            <text:p>xbow09</text:p>
          </table:table-cell>
          <table:table-cell office:value-type="string" calcext:value-type="string">
            <text:p>ixbow09</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5" calcext:value-type="float">
            <text:p>95</text:p>
          </table:table-cell>
          <table:table-cell office:value-type="float" office:value="39" calcext:value-type="float">
            <text:p>39</text:p>
          </table:table-cell>
          <table:table-cell office:value-type="float" office:value="95" calcext:value-type="float">
            <text:p>95</text:p>
          </table:table-cell>
          <table:table-cell table:number-columns-repeated="7" office:value-type="string" calcext:value-type="string">
            <text:p>null</text:p>
          </table:table-cell>
          <table:table-cell office:value-type="string" calcext:value-type="string">
            <text:p>light crossbow +2</text:p>
          </table:table-cell>
          <table:table-cell table:number-columns-repeated="1001"/>
        </table:table-row>
        <table:table-row table:style-name="ro1">
          <table:table-cell office:value-type="string" calcext:value-type="string">
            <text:p>cdunq139</text:p>
          </table:table-cell>
          <table:table-cell table:number-columns-repeated="2" office:value-type="string" calcext:value-type="string">
            <text:p>null</text:p>
          </table:table-cell>
          <table:table-cell office:value-type="string" calcext:value-type="string">
            <text:p>ulxbw3a</text:p>
          </table:table-cell>
          <table:table-cell office:value-type="string" calcext:value-type="string">
            <text:p>null</text:p>
          </table:table-cell>
          <table:table-cell office:value-type="string" calcext:value-type="string">
            <text:p>xbow13</text:p>
          </table:table-cell>
          <table:table-cell office:value-type="string" calcext:value-type="string">
            <text:p>ixbow13</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5" calcext:value-type="float">
            <text:p>95</text:p>
          </table:table-cell>
          <table:table-cell table:number-columns-repeated="2" office:value-type="float" office:value="61" calcext:value-type="float">
            <text:p>61</text:p>
          </table:table-cell>
          <table:table-cell table:number-columns-repeated="7" office:value-type="string" calcext:value-type="string">
            <text:p>null</text:p>
          </table:table-cell>
          <table:table-cell office:value-type="string" calcext:value-type="string">
            <text:p>crossbow of affliction</text:p>
          </table:table-cell>
          <table:table-cell table:number-columns-repeated="1001"/>
        </table:table-row>
        <table:table-row table:style-name="ro1">
          <table:table-cell office:value-type="string" calcext:value-type="string">
            <text:p>cdunq140</text:p>
          </table:table-cell>
          <table:table-cell table:number-columns-repeated="2" office:value-type="string" calcext:value-type="string">
            <text:p>null</text:p>
          </table:table-cell>
          <table:table-cell office:value-type="string" calcext:value-type="string">
            <text:p>ulxbw3b</text:p>
          </table:table-cell>
          <table:table-cell office:value-type="string" calcext:value-type="string">
            <text:p>null</text:p>
          </table:table-cell>
          <table:table-cell office:value-type="string" calcext:value-type="string">
            <text:p>xbow10</text:p>
          </table:table-cell>
          <table:table-cell office:value-type="string" calcext:value-type="string">
            <text:p>ixbow10</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2" calcext:value-type="float">
            <text:p>92</text:p>
          </table:table-cell>
          <table:table-cell office:value-type="float" office:value="96" calcext:value-type="float">
            <text:p>96</text:p>
          </table:table-cell>
          <table:table-cell office:value-type="float" office:value="92" calcext:value-type="float">
            <text:p>92</text:p>
          </table:table-cell>
          <table:table-cell table:number-columns-repeated="7" office:value-type="string" calcext:value-type="string">
            <text:p>null</text:p>
          </table:table-cell>
          <table:table-cell office:value-type="string" calcext:value-type="string">
            <text:p>necaradan's crossbow</text:p>
          </table:table-cell>
          <table:table-cell table:number-columns-repeated="1001"/>
        </table:table-row>
        <table:table-row table:style-name="ro1">
          <table:table-cell office:value-type="string" calcext:value-type="string">
            <text:p>cdunq141</text:p>
          </table:table-cell>
          <table:table-cell table:number-columns-repeated="2" office:value-type="string" calcext:value-type="string">
            <text:p>null</text:p>
          </table:table-cell>
          <table:table-cell office:value-type="string" calcext:value-type="string">
            <text:p>ulxbw5a</text:p>
          </table:table-cell>
          <table:table-cell office:value-type="string" calcext:value-type="string">
            <text:p>null</text:p>
          </table:table-cell>
          <table:table-cell office:value-type="string" calcext:value-type="string">
            <text:p>xbow15</text:p>
          </table:table-cell>
          <table:table-cell office:value-type="string" calcext:value-type="string">
            <text:p>ixbow15</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46" calcext:value-type="float">
            <text:p>46</text:p>
          </table:table-cell>
          <table:table-cell office:value-type="float" office:value="47" calcext:value-type="float">
            <text:p>47</text:p>
          </table:table-cell>
          <table:table-cell table:number-columns-repeated="7" office:value-type="string" calcext:value-type="string">
            <text:p>null</text:p>
          </table:table-cell>
          <table:table-cell office:value-type="string" calcext:value-type="string">
            <text:p>firetooth</text:p>
          </table:table-cell>
          <table:table-cell table:number-columns-repeated="1001"/>
        </table:table-row>
        <table:table-row table:style-name="ro1">
          <table:table-cell office:value-type="string" calcext:value-type="string">
            <text:p>cdunq142</text:p>
          </table:table-cell>
          <table:table-cell table:number-columns-repeated="2" office:value-type="string" calcext:value-type="string">
            <text:p>null</text:p>
          </table:table-cell>
          <table:table-cell office:value-type="string" calcext:value-type="string">
            <text:p>umstr2a</text:p>
          </table:table-cell>
          <table:table-cell office:value-type="string" calcext:value-type="string">
            <text:p>null</text:p>
          </table:table-cell>
          <table:table-cell office:value-type="string" calcext:value-type="string">
            <text:p>blun18</text:p>
          </table:table-cell>
          <table:table-cell office:value-type="string" calcext:value-type="string">
            <text:p>iblun18</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28" calcext:value-type="float">
            <text:p>28</text:p>
          </table:table-cell>
          <table:table-cell table:number-columns-repeated="7" office:value-type="string" calcext:value-type="string">
            <text:p>null</text:p>
          </table:table-cell>
          <table:table-cell office:value-type="string" calcext:value-type="string">
            <text:p>skullcrusher</text:p>
          </table:table-cell>
          <table:table-cell table:number-columns-repeated="1001"/>
        </table:table-row>
        <table:table-row table:style-name="ro1">
          <table:table-cell office:value-type="string" calcext:value-type="string">
            <text:p>cdunq143</text:p>
          </table:table-cell>
          <table:table-cell table:number-columns-repeated="2" office:value-type="string" calcext:value-type="string">
            <text:p>null</text:p>
          </table:table-cell>
          <table:table-cell office:value-type="string" calcext:value-type="string">
            <text:p>umstr2b</text:p>
          </table:table-cell>
          <table:table-cell office:value-type="string" calcext:value-type="string">
            <text:p>null</text:p>
          </table:table-cell>
          <table:table-cell office:value-type="string" calcext:value-type="string">
            <text:p>blun15</text:p>
          </table:table-cell>
          <table:table-cell office:value-type="string" calcext:value-type="string">
            <text:p>iblun15</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27" calcext:value-type="float">
            <text:p>27</text:p>
          </table:table-cell>
          <table:table-cell office:value-type="float" office:value="25" calcext:value-type="float">
            <text:p>25</text:p>
          </table:table-cell>
          <table:table-cell table:number-columns-repeated="7" office:value-type="string" calcext:value-type="string">
            <text:p>null</text:p>
          </table:table-cell>
          <table:table-cell office:value-type="string" calcext:value-type="string">
            <text:p>morning star +2</text:p>
          </table:table-cell>
          <table:table-cell table:number-columns-repeated="1001"/>
        </table:table-row>
        <table:table-row table:style-name="ro1">
          <table:table-cell office:value-type="string" calcext:value-type="string">
            <text:p>cdunq144</text:p>
          </table:table-cell>
          <table:table-cell table:number-columns-repeated="2" office:value-type="string" calcext:value-type="string">
            <text:p>null</text:p>
          </table:table-cell>
          <table:table-cell office:value-type="string" calcext:value-type="string">
            <text:p>umstr3a</text:p>
          </table:table-cell>
          <table:table-cell office:value-type="string" calcext:value-type="string">
            <text:p>null</text:p>
          </table:table-cell>
          <table:table-cell office:value-type="string" calcext:value-type="string">
            <text:p>blun22</text:p>
          </table:table-cell>
          <table:table-cell office:value-type="string" calcext:value-type="string">
            <text:p>iblun2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47" calcext:value-type="float">
            <text:p>47</text:p>
          </table:table-cell>
          <table:table-cell table:number-columns-repeated="7" office:value-type="string" calcext:value-type="string">
            <text:p>null</text:p>
          </table:table-cell>
          <table:table-cell office:value-type="string" calcext:value-type="string">
            <text:p>blackblood</text:p>
          </table:table-cell>
          <table:table-cell table:number-columns-repeated="1001"/>
        </table:table-row>
        <table:table-row table:style-name="ro1">
          <table:table-cell office:value-type="string" calcext:value-type="string">
            <text:p>cdunq145</text:p>
          </table:table-cell>
          <table:table-cell table:number-columns-repeated="2" office:value-type="string" calcext:value-type="string">
            <text:p>null</text:p>
          </table:table-cell>
          <table:table-cell office:value-type="string" calcext:value-type="string">
            <text:p>umstr3b</text:p>
          </table:table-cell>
          <table:table-cell office:value-type="string" calcext:value-type="string">
            <text:p>null</text:p>
          </table:table-cell>
          <table:table-cell office:value-type="string" calcext:value-type="string">
            <text:p>blun28</text:p>
          </table:table-cell>
          <table:table-cell office:value-type="string" calcext:value-type="string">
            <text:p>iblun28</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39" calcext:value-type="float">
            <text:p>39</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storm star</text:p>
          </table:table-cell>
          <table:table-cell table:number-columns-repeated="1001"/>
        </table:table-row>
        <table:table-row table:style-name="ro1">
          <table:table-cell office:value-type="string" calcext:value-type="string">
            <text:p>cdunq146</text:p>
          </table:table-cell>
          <table:table-cell table:number-columns-repeated="2" office:value-type="string" calcext:value-type="string">
            <text:p>null</text:p>
          </table:table-cell>
          <table:table-cell office:value-type="string" calcext:value-type="string">
            <text:p>umstr3c</text:p>
          </table:table-cell>
          <table:table-cell office:value-type="string" calcext:value-type="string">
            <text:p>null</text:p>
          </table:table-cell>
          <table:table-cell office:value-type="string" calcext:value-type="string">
            <text:p>blun17</text:p>
          </table:table-cell>
          <table:table-cell office:value-type="string" calcext:value-type="string">
            <text:p>iblun1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7" calcext:value-type="float">
            <text:p>7</text:p>
          </table:table-cell>
          <table:table-cell table:number-columns-repeated="7" office:value-type="string" calcext:value-type="string">
            <text:p>null</text:p>
          </table:table-cell>
          <table:table-cell office:value-type="string" calcext:value-type="string">
            <text:p>wyvern's tail</text:p>
          </table:table-cell>
          <table:table-cell table:number-columns-repeated="1001"/>
        </table:table-row>
        <table:table-row table:style-name="ro1">
          <table:table-cell office:value-type="string" calcext:value-type="string">
            <text:p>cdunq147</text:p>
          </table:table-cell>
          <table:table-cell table:number-columns-repeated="2" office:value-type="string" calcext:value-type="string">
            <text:p>null</text:p>
          </table:table-cell>
          <table:table-cell office:value-type="string" calcext:value-type="string">
            <text:p>umstr4a</text:p>
          </table:table-cell>
          <table:table-cell office:value-type="string" calcext:value-type="string">
            <text:p>null</text:p>
          </table:table-cell>
          <table:table-cell office:value-type="string" calcext:value-type="string">
            <text:p>blun20</text:p>
          </table:table-cell>
          <table:table-cell office:value-type="string" calcext:value-type="string">
            <text:p>iblun20</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24" calcext:value-type="float">
            <text:p>24</text:p>
          </table:table-cell>
          <table:table-cell table:number-columns-repeated="7" office:value-type="string" calcext:value-type="string">
            <text:p>null</text:p>
          </table:table-cell>
          <table:table-cell office:value-type="string" calcext:value-type="string">
            <text:p>ardulia's fall</text:p>
          </table:table-cell>
          <table:table-cell table:number-columns-repeated="1001"/>
        </table:table-row>
        <table:table-row table:style-name="ro1">
          <table:table-cell office:value-type="string" calcext:value-type="string">
            <text:p>cdunq148</text:p>
          </table:table-cell>
          <table:table-cell table:number-columns-repeated="2" office:value-type="string" calcext:value-type="string">
            <text:p>null</text:p>
          </table:table-cell>
          <table:table-cell office:value-type="string" calcext:value-type="string">
            <text:p>umstr4b</text:p>
          </table:table-cell>
          <table:table-cell office:value-type="string" calcext:value-type="string">
            <text:p>null</text:p>
          </table:table-cell>
          <table:table-cell office:value-type="string" calcext:value-type="string">
            <text:p>blun34</text:p>
          </table:table-cell>
          <table:table-cell office:value-type="string" calcext:value-type="string">
            <text:p>iblun34</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31" calcext:value-type="float">
            <text:p>31</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morning star +3</text:p>
          </table:table-cell>
          <table:table-cell table:number-columns-repeated="1001"/>
        </table:table-row>
        <table:table-row table:style-name="ro1">
          <table:table-cell office:value-type="string" calcext:value-type="string">
            <text:p>cdunq149</text:p>
          </table:table-cell>
          <table:table-cell table:number-columns-repeated="2" office:value-type="string" calcext:value-type="string">
            <text:p>null</text:p>
          </table:table-cell>
          <table:table-cell office:value-type="string" calcext:value-type="string">
            <text:p>umstr5a</text:p>
          </table:table-cell>
          <table:table-cell office:value-type="string" calcext:value-type="string">
            <text:p>null</text:p>
          </table:table-cell>
          <table:table-cell office:value-type="string" calcext:value-type="string">
            <text:p>blun35</text:p>
          </table:table-cell>
          <table:table-cell office:value-type="string" calcext:value-type="string">
            <text:p>iblun35</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04" calcext:value-type="float">
            <text:p>104</text:p>
          </table:table-cell>
          <table:table-cell table:number-columns-repeated="2" office:value-type="float" office:value="97" calcext:value-type="float">
            <text:p>97</text:p>
          </table:table-cell>
          <table:table-cell table:number-columns-repeated="7" office:value-type="string" calcext:value-type="string">
            <text:p>null</text:p>
          </table:table-cell>
          <table:table-cell office:value-type="string" calcext:value-type="string">
            <text:p>ice star +4</text:p>
          </table:table-cell>
          <table:table-cell table:number-columns-repeated="1001"/>
        </table:table-row>
        <table:table-row table:style-name="ro1">
          <table:table-cell office:value-type="string" calcext:value-type="string">
            <text:p>cdunq150</text:p>
          </table:table-cell>
          <table:table-cell table:number-columns-repeated="2" office:value-type="string" calcext:value-type="string">
            <text:p>null</text:p>
          </table:table-cell>
          <table:table-cell office:value-type="string" calcext:value-type="string">
            <text:p>umstr5b</text:p>
          </table:table-cell>
          <table:table-cell office:value-type="string" calcext:value-type="string">
            <text:p>null</text:p>
          </table:table-cell>
          <table:table-cell office:value-type="string" calcext:value-type="string">
            <text:p>blun09</text:p>
          </table:table-cell>
          <table:table-cell office:value-type="string" calcext:value-type="string">
            <text:p>iblun09</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8" calcext:value-type="float">
            <text:p>8</text:p>
          </table:table-cell>
          <table:table-cell office:value-type="float" office:value="4" calcext:value-type="float">
            <text:p>4</text:p>
          </table:table-cell>
          <table:table-cell table:number-columns-repeated="7" office:value-type="string" calcext:value-type="string">
            <text:p>null</text:p>
          </table:table-cell>
          <table:table-cell office:value-type="string" calcext:value-type="string">
            <text:p>kiel's morningstar</text:p>
          </table:table-cell>
          <table:table-cell table:number-columns-repeated="1001"/>
        </table:table-row>
        <table:table-row table:style-name="ro1">
          <table:table-cell office:value-type="string" calcext:value-type="string">
            <text:p>cdunq151</text:p>
          </table:table-cell>
          <table:table-cell table:number-columns-repeated="2" office:value-type="string" calcext:value-type="string">
            <text:p>null</text:p>
          </table:table-cell>
          <table:table-cell office:value-type="string" calcext:value-type="string">
            <text:p>uring1a</text:p>
          </table:table-cell>
          <table:table-cell office:value-type="string" calcext:value-type="string">
            <text:p>null</text:p>
          </table:table-cell>
          <table:table-cell office:value-type="string" calcext:value-type="string">
            <text:p>ring27</text:p>
          </table:table-cell>
          <table:table-cell office:value-type="string" calcext:value-type="string">
            <text:p>iring27</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fire control</text:p>
          </table:table-cell>
          <table:table-cell table:number-columns-repeated="1001"/>
        </table:table-row>
        <table:table-row table:style-name="ro1">
          <table:table-cell office:value-type="string" calcext:value-type="string">
            <text:p>cdunq152</text:p>
          </table:table-cell>
          <table:table-cell table:number-columns-repeated="2" office:value-type="string" calcext:value-type="string">
            <text:p>null</text:p>
          </table:table-cell>
          <table:table-cell office:value-type="string" calcext:value-type="string">
            <text:p>uring1b</text:p>
          </table:table-cell>
          <table:table-cell office:value-type="string" calcext:value-type="string">
            <text:p>null</text:p>
          </table:table-cell>
          <table:table-cell office:value-type="string" calcext:value-type="string">
            <text:p>ring28</text:p>
          </table:table-cell>
          <table:table-cell office:value-type="string" calcext:value-type="string">
            <text:p>iring28</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air control</text:p>
          </table:table-cell>
          <table:table-cell table:number-columns-repeated="1001"/>
        </table:table-row>
        <table:table-row table:style-name="ro1">
          <table:table-cell office:value-type="string" calcext:value-type="string">
            <text:p>cdunq153</text:p>
          </table:table-cell>
          <table:table-cell table:number-columns-repeated="2" office:value-type="string" calcext:value-type="string">
            <text:p>null</text:p>
          </table:table-cell>
          <table:table-cell office:value-type="string" calcext:value-type="string">
            <text:p>uring2a</text:p>
          </table:table-cell>
          <table:table-cell office:value-type="string" calcext:value-type="string">
            <text:p>null</text:p>
          </table:table-cell>
          <table:table-cell office:value-type="string" calcext:value-type="string">
            <text:p>ring29</text:p>
          </table:table-cell>
          <table:table-cell office:value-type="string" calcext:value-type="string">
            <text:p>iring29</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earth control</text:p>
          </table:table-cell>
          <table:table-cell table:number-columns-repeated="1001"/>
        </table:table-row>
        <table:table-row table:style-name="ro1">
          <table:table-cell office:value-type="string" calcext:value-type="string">
            <text:p>cdunq154</text:p>
          </table:table-cell>
          <table:table-cell table:number-columns-repeated="2" office:value-type="string" calcext:value-type="string">
            <text:p>null</text:p>
          </table:table-cell>
          <table:table-cell office:value-type="string" calcext:value-type="string">
            <text:p>uring2b</text:p>
          </table:table-cell>
          <table:table-cell office:value-type="string" calcext:value-type="string">
            <text:p>null</text:p>
          </table:table-cell>
          <table:table-cell office:value-type="string" calcext:value-type="string">
            <text:p>ring31</text:p>
          </table:table-cell>
          <table:table-cell office:value-type="string" calcext:value-type="string">
            <text:p>iring31</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regeneration</text:p>
          </table:table-cell>
          <table:table-cell table:number-columns-repeated="1001"/>
        </table:table-row>
        <table:table-row table:style-name="ro1">
          <table:table-cell office:value-type="string" calcext:value-type="string">
            <text:p>cdunq155</text:p>
          </table:table-cell>
          <table:table-cell table:number-columns-repeated="2" office:value-type="string" calcext:value-type="string">
            <text:p>null</text:p>
          </table:table-cell>
          <table:table-cell office:value-type="string" calcext:value-type="string">
            <text:p>uring3a</text:p>
          </table:table-cell>
          <table:table-cell office:value-type="string" calcext:value-type="string">
            <text:p>null</text:p>
          </table:table-cell>
          <table:table-cell office:value-type="string" calcext:value-type="string">
            <text:p>ring35</text:p>
          </table:table-cell>
          <table:table-cell office:value-type="string" calcext:value-type="string">
            <text:p>iring35</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lock picks</text:p>
          </table:table-cell>
          <table:table-cell table:number-columns-repeated="1001"/>
        </table:table-row>
        <table:table-row table:style-name="ro1">
          <table:table-cell office:value-type="string" calcext:value-type="string">
            <text:p>cdunq156</text:p>
          </table:table-cell>
          <table:table-cell table:number-columns-repeated="2" office:value-type="string" calcext:value-type="string">
            <text:p>null</text:p>
          </table:table-cell>
          <table:table-cell office:value-type="string" calcext:value-type="string">
            <text:p>uring3b</text:p>
          </table:table-cell>
          <table:table-cell office:value-type="string" calcext:value-type="string">
            <text:p>null</text:p>
          </table:table-cell>
          <table:table-cell office:value-type="string" calcext:value-type="string">
            <text:p>ring36</text:p>
          </table:table-cell>
          <table:table-cell office:value-type="string" calcext:value-type="string">
            <text:p>iring36</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danger sense</text:p>
          </table:table-cell>
          <table:table-cell table:number-columns-repeated="1001"/>
        </table:table-row>
        <table:table-row table:style-name="ro1">
          <table:table-cell office:value-type="string" calcext:value-type="string">
            <text:p>cdunq157</text:p>
          </table:table-cell>
          <table:table-cell table:number-columns-repeated="2" office:value-type="string" calcext:value-type="string">
            <text:p>null</text:p>
          </table:table-cell>
          <table:table-cell office:value-type="string" calcext:value-type="string">
            <text:p>uring3c</text:p>
          </table:table-cell>
          <table:table-cell office:value-type="string" calcext:value-type="string">
            <text:p>null</text:p>
          </table:table-cell>
          <table:table-cell office:value-type="string" calcext:value-type="string">
            <text:p>ring37</text:p>
          </table:table-cell>
          <table:table-cell office:value-type="string" calcext:value-type="string">
            <text:p>iring37</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torm ring</text:p>
          </table:table-cell>
          <table:table-cell table:number-columns-repeated="1001"/>
        </table:table-row>
        <table:table-row table:style-name="ro1">
          <table:table-cell office:value-type="string" calcext:value-type="string">
            <text:p>cdunq158</text:p>
          </table:table-cell>
          <table:table-cell table:number-columns-repeated="2" office:value-type="string" calcext:value-type="string">
            <text:p>null</text:p>
          </table:table-cell>
          <table:table-cell office:value-type="string" calcext:value-type="string">
            <text:p>uring4a</text:p>
          </table:table-cell>
          <table:table-cell office:value-type="string" calcext:value-type="string">
            <text:p>null</text:p>
          </table:table-cell>
          <table:table-cell office:value-type="string" calcext:value-type="string">
            <text:p>ring38</text:p>
          </table:table-cell>
          <table:table-cell office:value-type="string" calcext:value-type="string">
            <text:p>iring38</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dawn ring</text:p>
          </table:table-cell>
          <table:table-cell table:number-columns-repeated="1001"/>
        </table:table-row>
        <table:table-row table:style-name="ro1">
          <table:table-cell office:value-type="string" calcext:value-type="string">
            <text:p>cdunq159</text:p>
          </table:table-cell>
          <table:table-cell table:number-columns-repeated="2" office:value-type="string" calcext:value-type="string">
            <text:p>null</text:p>
          </table:table-cell>
          <table:table-cell office:value-type="string" calcext:value-type="string">
            <text:p>uring4b</text:p>
          </table:table-cell>
          <table:table-cell office:value-type="string" calcext:value-type="string">
            <text:p>null</text:p>
          </table:table-cell>
          <table:table-cell office:value-type="string" calcext:value-type="string">
            <text:p>ring43</text:p>
          </table:table-cell>
          <table:table-cell office:value-type="string" calcext:value-type="string">
            <text:p>iring43</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oaken ring</text:p>
          </table:table-cell>
          <table:table-cell table:number-columns-repeated="1001"/>
        </table:table-row>
        <table:table-row table:style-name="ro1">
          <table:table-cell office:value-type="string" calcext:value-type="string">
            <text:p>cdunq160</text:p>
          </table:table-cell>
          <table:table-cell table:number-columns-repeated="2" office:value-type="string" calcext:value-type="string">
            <text:p>null</text:p>
          </table:table-cell>
          <table:table-cell office:value-type="string" calcext:value-type="string">
            <text:p>uring4c</text:p>
          </table:table-cell>
          <table:table-cell office:value-type="string" calcext:value-type="string">
            <text:p>null</text:p>
          </table:table-cell>
          <table:table-cell office:value-type="string" calcext:value-type="string">
            <text:p>ring44</text:p>
          </table:table-cell>
          <table:table-cell office:value-type="string" calcext:value-type="string">
            <text:p>iring44</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heartwood ring</text:p>
          </table:table-cell>
          <table:table-cell table:number-columns-repeated="1001"/>
        </table:table-row>
        <table:table-row table:style-name="ro1">
          <table:table-cell office:value-type="string" calcext:value-type="string">
            <text:p>cdunq161</text:p>
          </table:table-cell>
          <table:table-cell table:number-columns-repeated="2" office:value-type="string" calcext:value-type="string">
            <text:p>null</text:p>
          </table:table-cell>
          <table:table-cell office:value-type="string" calcext:value-type="string">
            <text:p>uring5a</text:p>
          </table:table-cell>
          <table:table-cell office:value-type="string" calcext:value-type="string">
            <text:p>null</text:p>
          </table:table-cell>
          <table:table-cell office:value-type="string" calcext:value-type="string">
            <text:p>ring45</text:p>
          </table:table-cell>
          <table:table-cell office:value-type="string" calcext:value-type="string">
            <text:p>iring45</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delryn family ring</text:p>
          </table:table-cell>
          <table:table-cell table:number-columns-repeated="1001"/>
        </table:table-row>
        <table:table-row table:style-name="ro1">
          <table:table-cell office:value-type="string" calcext:value-type="string">
            <text:p>cdunq162</text:p>
          </table:table-cell>
          <table:table-cell table:number-columns-repeated="2" office:value-type="string" calcext:value-type="string">
            <text:p>null</text:p>
          </table:table-cell>
          <table:table-cell office:value-type="string" calcext:value-type="string">
            <text:p>uring5b</text:p>
          </table:table-cell>
          <table:table-cell office:value-type="string" calcext:value-type="string">
            <text:p>null</text:p>
          </table:table-cell>
          <table:table-cell office:value-type="string" calcext:value-type="string">
            <text:p>ring46</text:p>
          </table:table-cell>
          <table:table-cell office:value-type="string" calcext:value-type="string">
            <text:p>iring46</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anti-venom</text:p>
          </table:table-cell>
          <table:table-cell table:number-columns-repeated="1001"/>
        </table:table-row>
        <table:table-row table:style-name="ro1">
          <table:table-cell office:value-type="string" calcext:value-type="string">
            <text:p>cdunq163</text:p>
          </table:table-cell>
          <table:table-cell table:number-columns-repeated="2" office:value-type="string" calcext:value-type="string">
            <text:p>null</text:p>
          </table:table-cell>
          <table:table-cell office:value-type="string" calcext:value-type="string">
            <text:p>urobe1a</text:p>
          </table:table-cell>
          <table:table-cell office:value-type="string" calcext:value-type="string">
            <text:p>null</text:p>
          </table:table-cell>
          <table:table-cell office:value-type="string" calcext:value-type="string">
            <text:p>clck29</text:p>
          </table:table-cell>
          <table:table-cell office:value-type="string" calcext:value-type="string">
            <text:p>iclck29</text:p>
          </table:table-cell>
          <table:table-cell office:value-type="string" calcext:value-type="string">
            <text:p>bg2</text:p>
          </table:table-cell>
          <table:table-cell office:value-type="string" calcext:value-type="string">
            <text:p>armor</text:p>
          </table:table-cell>
          <table:table-cell office:value-type="float" office:value="15" calcext:value-type="float">
            <text:p>15</text:p>
          </table:table-cell>
          <table:table-cell office:value-type="float" office:value="48" calcext:value-type="float">
            <text:p>48</text:p>
          </table:table-cell>
          <table:table-cell office:value-type="float" office:value="28" calcext:value-type="float">
            <text:p>28</text:p>
          </table:table-cell>
          <table:table-cell table:number-columns-repeated="10" office:value-type="string" calcext:value-type="string">
            <text:p>null</text:p>
          </table:table-cell>
          <table:table-cell office:value-type="string" calcext:value-type="string">
            <text:p>robe of the apprenti</text:p>
          </table:table-cell>
          <table:table-cell table:number-columns-repeated="1001"/>
        </table:table-row>
        <table:table-row table:style-name="ro1">
          <table:table-cell office:value-type="string" calcext:value-type="string">
            <text:p>cdunq164</text:p>
          </table:table-cell>
          <table:table-cell table:number-columns-repeated="2" office:value-type="string" calcext:value-type="string">
            <text:p>null</text:p>
          </table:table-cell>
          <table:table-cell office:value-type="string" calcext:value-type="string">
            <text:p>ushld2a</text:p>
          </table:table-cell>
          <table:table-cell office:value-type="string" calcext:value-type="string">
            <text:p>null</text:p>
          </table:table-cell>
          <table:table-cell office:value-type="string" calcext:value-type="string">
            <text:p>00shlf14</text:p>
          </table:table-cell>
          <table:table-cell office:value-type="string" calcext:value-type="string">
            <text:p>ishdtb3</text:p>
          </table:table-cell>
          <table:table-cell office:value-type="string" calcext:value-type="string">
            <text:p>iwd2</text:p>
          </table:table-cell>
          <table:table-cell office:value-type="string" calcext:value-type="string">
            <text:p>shield</text:p>
          </table:table-cell>
          <table:table-cell table:number-columns-repeated="6" office:value-type="string" calcext:value-type="string">
            <text:p>null</text:p>
          </table:table-cell>
          <table:table-cell office:value-type="float" office:value="94" calcext:value-type="float">
            <text:p>94</text:p>
          </table:table-cell>
          <table:table-cell table:number-columns-repeated="2" office:value-type="float" office:value="100" calcext:value-type="float">
            <text:p>100</text:p>
          </table:table-cell>
          <table:table-cell office:value-type="float" office:value="94" calcext:value-type="float">
            <text:p>94</text:p>
          </table:table-cell>
          <table:table-cell table:number-columns-repeated="3" office:value-type="string" calcext:value-type="string">
            <text:p>null</text:p>
          </table:table-cell>
          <table:table-cell office:value-type="string" calcext:value-type="string">
            <text:p>tower shield</text:p>
          </table:table-cell>
          <table:table-cell table:style-name="ce6" table:number-columns-repeated="1001"/>
        </table:table-row>
        <table:table-row table:style-name="ro1">
          <table:table-cell office:value-type="string" calcext:value-type="string">
            <text:p>cdunq165</text:p>
          </table:table-cell>
          <table:table-cell table:number-columns-repeated="2" office:value-type="string" calcext:value-type="string">
            <text:p>null</text:p>
          </table:table-cell>
          <table:table-cell office:value-type="string" calcext:value-type="string">
            <text:p>ushld2b</text:p>
          </table:table-cell>
          <table:table-cell office:value-type="string" calcext:value-type="string">
            <text:p>null</text:p>
          </table:table-cell>
          <table:table-cell office:value-type="string" calcext:value-type="string">
            <text:p>00shld16</text:p>
          </table:table-cell>
          <table:table-cell office:value-type="string" calcext:value-type="string">
            <text:p>ishdtm1</text:p>
          </table:table-cell>
          <table:table-cell office:value-type="string" calcext:value-type="string">
            <text:p>iwd2</text:p>
          </table:table-cell>
          <table:table-cell office:value-type="string" calcext:value-type="string">
            <text:p>shield</text:p>
          </table:table-cell>
          <table:table-cell table:number-columns-repeated="6" office:value-type="string" calcext:value-type="string">
            <text:p>null</text:p>
          </table:table-cell>
          <table:table-cell office:value-type="float" office:value="42" calcext:value-type="float">
            <text:p>42</text:p>
          </table:table-cell>
          <table:table-cell table:number-columns-repeated="2" office:value-type="float" office:value="67" calcext:value-type="float">
            <text:p>67</text:p>
          </table:table-cell>
          <table:table-cell office:value-type="float" office:value="42" calcext:value-type="float">
            <text:p>42</text:p>
          </table:table-cell>
          <table:table-cell table:number-columns-repeated="3" office:value-type="string" calcext:value-type="string">
            <text:p>null</text:p>
          </table:table-cell>
          <table:table-cell office:value-type="string" calcext:value-type="string">
            <text:p>tower shield +1, others</text:p>
          </table:table-cell>
          <table:table-cell table:number-columns-repeated="1001"/>
        </table:table-row>
        <table:table-row table:style-name="ro1">
          <table:table-cell office:value-type="string" calcext:value-type="string">
            <text:p>cdunq166</text:p>
          </table:table-cell>
          <table:table-cell table:number-columns-repeated="2" office:value-type="string" calcext:value-type="string">
            <text:p>null</text:p>
          </table:table-cell>
          <table:table-cell office:value-type="string" calcext:value-type="string">
            <text:p>ushld3a</text:p>
          </table:table-cell>
          <table:table-cell office:value-type="string" calcext:value-type="string">
            <text:p>null</text:p>
          </table:table-cell>
          <table:table-cell office:value-type="string" calcext:value-type="string">
            <text:p>00shld15</text:p>
          </table:table-cell>
          <table:table-cell office:value-type="string" calcext:value-type="string">
            <text:p>ishdtb4</text:p>
          </table:table-cell>
          <table:table-cell office:value-type="string" calcext:value-type="string">
            <text:p>iwd2</text:p>
          </table:table-cell>
          <table:table-cell office:value-type="string" calcext:value-type="string">
            <text:p>shield</text:p>
          </table:table-cell>
          <table:table-cell table:number-columns-repeated="6" office:value-type="string" calcext:value-type="string">
            <text:p>null</text:p>
          </table:table-cell>
          <table:table-cell office:value-type="float" office:value="94" calcext:value-type="float">
            <text:p>94</text:p>
          </table:table-cell>
          <table:table-cell table:number-columns-repeated="2" office:value-type="float" office:value="100" calcext:value-type="float">
            <text:p>100</text:p>
          </table:table-cell>
          <table:table-cell office:value-type="float" office:value="94" calcext:value-type="float">
            <text:p>94</text:p>
          </table:table-cell>
          <table:table-cell table:number-columns-repeated="3" office:value-type="string" calcext:value-type="string">
            <text:p>null</text:p>
          </table:table-cell>
          <table:table-cell office:value-type="string" calcext:value-type="string">
            <text:p>tower shield</text:p>
          </table:table-cell>
          <table:table-cell table:style-name="ce6" table:number-columns-repeated="1001"/>
        </table:table-row>
        <table:table-row table:style-name="ro1">
          <table:table-cell office:value-type="string" calcext:value-type="string">
            <text:p>cdunq167</text:p>
          </table:table-cell>
          <table:table-cell table:number-columns-repeated="2" office:value-type="string" calcext:value-type="string">
            <text:p>null</text:p>
          </table:table-cell>
          <table:table-cell office:value-type="string" calcext:value-type="string">
            <text:p>ushld3b</text:p>
          </table:table-cell>
          <table:table-cell office:value-type="string" calcext:value-type="string">
            <text:p>null</text:p>
          </table:table-cell>
          <table:table-cell office:value-type="string" calcext:value-type="string">
            <text:p>shld23</text:p>
          </table:table-cell>
          <table:table-cell office:value-type="string" calcext:value-type="string">
            <text:p>ishld23</text:p>
          </table:table-cell>
          <table:table-cell office:value-type="string" calcext:value-type="string">
            <text:p>bg2</text:p>
          </table:table-cell>
          <table:table-cell office:value-type="string" calcext:value-type="string">
            <text:p>shield</text:p>
          </table:table-cell>
          <table:table-cell table:number-columns-repeated="6" office:value-type="string" calcext:value-type="string">
            <text:p>null</text:p>
          </table:table-cell>
          <table:table-cell office:value-type="float" office:value="59" calcext:value-type="float">
            <text:p>59</text:p>
          </table:table-cell>
          <table:table-cell table:number-columns-repeated="2" office:value-type="string" calcext:value-type="string">
            <text:p>null</text:p>
          </table:table-cell>
          <table:table-cell office:value-type="float" office:value="60" calcext:value-type="float">
            <text:p>60</text:p>
          </table:table-cell>
          <table:table-cell table:number-columns-repeated="3" office:value-type="string" calcext:value-type="string">
            <text:p>null</text:p>
          </table:table-cell>
          <table:table-cell office:value-type="string" calcext:value-type="string">
            <text:p>fortress shield</text:p>
          </table:table-cell>
          <table:table-cell table:number-columns-repeated="1001"/>
        </table:table-row>
        <table:table-row table:style-name="ro1">
          <table:table-cell office:value-type="string" calcext:value-type="string">
            <text:p>cdunq168</text:p>
          </table:table-cell>
          <table:table-cell table:number-columns-repeated="2" office:value-type="string" calcext:value-type="string">
            <text:p>null</text:p>
          </table:table-cell>
          <table:table-cell office:value-type="string" calcext:value-type="string">
            <text:p>ushld4a</text:p>
          </table:table-cell>
          <table:table-cell office:value-type="string" calcext:value-type="string">
            <text:p>null</text:p>
          </table:table-cell>
          <table:table-cell office:value-type="string" calcext:value-type="string">
            <text:p>shld19</text:p>
          </table:table-cell>
          <table:table-cell office:value-type="string" calcext:value-type="string">
            <text:p>ishld19</text:p>
          </table:table-cell>
          <table:table-cell office:value-type="string" calcext:value-type="string">
            <text:p>bg</text:p>
          </table:table-cell>
          <table:table-cell office:value-type="string" calcext:value-type="string">
            <text:p>shield</text:p>
          </table:table-cell>
          <table:table-cell table:number-columns-repeated="6" office:value-type="string" calcext:value-type="string">
            <text:p>null</text:p>
          </table:table-cell>
          <table:table-cell office:value-type="float" office:value="25" calcext:value-type="float">
            <text:p>25</text:p>
          </table:table-cell>
          <table:table-cell office:value-type="string" calcext:value-type="string">
            <text:p>null</text:p>
          </table:table-cell>
          <table:table-cell table:number-columns-repeated="2" office:value-type="float" office:value="25" calcext:value-type="float">
            <text:p>25</text:p>
          </table:table-cell>
          <table:table-cell table:number-columns-repeated="3" office:value-type="string" calcext:value-type="string">
            <text:p>null</text:p>
          </table:table-cell>
          <table:table-cell office:value-type="string" calcext:value-type="string">
            <text:p>unused (large +2 shield?)</text:p>
          </table:table-cell>
          <table:table-cell table:number-columns-repeated="1001"/>
        </table:table-row>
        <table:table-row table:style-name="ro1">
          <table:table-cell office:value-type="string" calcext:value-type="string">
            <text:p>cdunq169</text:p>
          </table:table-cell>
          <table:table-cell table:number-columns-repeated="2" office:value-type="string" calcext:value-type="string">
            <text:p>null</text:p>
          </table:table-cell>
          <table:table-cell office:value-type="string" calcext:value-type="string">
            <text:p>usltr01</text:p>
          </table:table-cell>
          <table:table-cell office:value-type="string" calcext:value-type="string">
            <text:p>null</text:p>
          </table:table-cell>
          <table:table-cell office:value-type="string" calcext:value-type="string">
            <text:p>leat24</text:p>
          </table:table-cell>
          <table:table-cell office:value-type="string" calcext:value-type="string">
            <text:p>ileat24</text:p>
          </table:table-cell>
          <table:table-cell office:value-type="string" calcext:value-type="string">
            <text:p>bg2</text:p>
          </table:table-cell>
          <table:table-cell office:value-type="string" calcext:value-type="string">
            <text:p>armor</text:p>
          </table:table-cell>
          <table:table-cell office:value-type="float" office:value="25" calcext:value-type="float">
            <text:p>25</text:p>
          </table:table-cell>
          <table:table-cell table:number-columns-repeated="2" office:value-type="float" office:value="21" calcext:value-type="float">
            <text:p>21</text:p>
          </table:table-cell>
          <table:table-cell table:number-columns-repeated="10" office:value-type="string" calcext:value-type="string">
            <text:p>null</text:p>
          </table:table-cell>
          <table:table-cell office:value-type="string" calcext:value-type="string">
            <text:p>grandmaster's armor</text:p>
          </table:table-cell>
          <table:table-cell table:number-columns-repeated="1001"/>
        </table:table-row>
        <table:table-row table:style-name="ro1">
          <table:table-cell office:value-type="string" calcext:value-type="string">
            <text:p>cdunq170</text:p>
          </table:table-cell>
          <table:table-cell table:number-columns-repeated="2" office:value-type="string" calcext:value-type="string">
            <text:p>null</text:p>
          </table:table-cell>
          <table:table-cell office:value-type="string" calcext:value-type="string">
            <text:p>usltr2a</text:p>
          </table:table-cell>
          <table:table-cell office:value-type="string" calcext:value-type="string">
            <text:p>null</text:p>
          </table:table-cell>
          <table:table-cell office:value-type="string" calcext:value-type="string">
            <text:p>leat16</text:p>
          </table:table-cell>
          <table:table-cell office:value-type="string" calcext:value-type="string">
            <text:p>ileat16</text:p>
          </table:table-cell>
          <table:table-cell office:value-type="string" calcext:value-type="string">
            <text:p>bg2</text:p>
          </table:table-cell>
          <table:table-cell office:value-type="string" calcext:value-type="string">
            <text:p>armor</text:p>
          </table:table-cell>
          <table:table-cell office:value-type="float" office:value="28" calcext:value-type="float">
            <text:p>28</text:p>
          </table:table-cell>
          <table:table-cell office:value-type="float" office:value="22" calcext:value-type="float">
            <text:p>22</text:p>
          </table:table-cell>
          <table:table-cell office:value-type="float" office:value="94" calcext:value-type="float">
            <text:p>94</text:p>
          </table:table-cell>
          <table:table-cell table:number-columns-repeated="10" office:value-type="string" calcext:value-type="string">
            <text:p>null</text:p>
          </table:table-cell>
          <table:table-cell office:value-type="string" calcext:value-type="string">
            <text:p>orc leather</text:p>
          </table:table-cell>
          <table:table-cell table:number-columns-repeated="1001"/>
        </table:table-row>
        <table:table-row table:style-name="ro1">
          <table:table-cell office:value-type="string" calcext:value-type="string">
            <text:p>cdunq171</text:p>
          </table:table-cell>
          <table:table-cell table:number-columns-repeated="2" office:value-type="string" calcext:value-type="string">
            <text:p>null</text:p>
          </table:table-cell>
          <table:table-cell office:value-type="string" calcext:value-type="string">
            <text:p>usltr3a</text:p>
          </table:table-cell>
          <table:table-cell office:value-type="string" calcext:value-type="string">
            <text:p>null</text:p>
          </table:table-cell>
          <table:table-cell office:value-type="string" calcext:value-type="string">
            <text:p>leat17</text:p>
          </table:table-cell>
          <table:table-cell office:value-type="string" calcext:value-type="string">
            <text:p>ileat17</text:p>
          </table:table-cell>
          <table:table-cell office:value-type="string" calcext:value-type="string">
            <text:p>bg2</text:p>
          </table:table-cell>
          <table:table-cell office:value-type="string" calcext:value-type="string">
            <text:p>armor</text:p>
          </table:table-cell>
          <table:table-cell office:value-type="float" office:value="27" calcext:value-type="float">
            <text:p>27</text:p>
          </table:table-cell>
          <table:table-cell table:number-columns-repeated="2" office:value-type="float" office:value="83" calcext:value-type="float">
            <text:p>83</text:p>
          </table:table-cell>
          <table:table-cell table:number-columns-repeated="10" office:value-type="string" calcext:value-type="string">
            <text:p>null</text:p>
          </table:table-cell>
          <table:table-cell office:value-type="string" calcext:value-type="string">
            <text:p>armor of deep night</text:p>
          </table:table-cell>
          <table:table-cell table:number-columns-repeated="1001"/>
        </table:table-row>
        <table:table-row table:style-name="ro1">
          <table:table-cell office:value-type="string" calcext:value-type="string">
            <text:p>cdunq172</text:p>
          </table:table-cell>
          <table:table-cell table:number-columns-repeated="2" office:value-type="string" calcext:value-type="string">
            <text:p>null</text:p>
          </table:table-cell>
          <table:table-cell office:value-type="string" calcext:value-type="string">
            <text:p>usltr4a</text:p>
          </table:table-cell>
          <table:table-cell office:value-type="string" calcext:value-type="string">
            <text:p>null</text:p>
          </table:table-cell>
          <table:table-cell office:value-type="string" calcext:value-type="string">
            <text:p>leat18</text:p>
          </table:table-cell>
          <table:table-cell office:value-type="string" calcext:value-type="string">
            <text:p>ileat18</text:p>
          </table:table-cell>
          <table:table-cell office:value-type="string" calcext:value-type="string">
            <text:p>bg2</text:p>
          </table:table-cell>
          <table:table-cell office:value-type="string" calcext:value-type="string">
            <text:p>armor</text:p>
          </table:table-cell>
          <table:table-cell office:value-type="float" office:value="27" calcext:value-type="float">
            <text:p>27</text:p>
          </table:table-cell>
          <table:table-cell office:value-type="float" office:value="4" calcext:value-type="float">
            <text:p>4</text:p>
          </table:table-cell>
          <table:table-cell office:value-type="float" office:value="22" calcext:value-type="float">
            <text:p>22</text:p>
          </table:table-cell>
          <table:table-cell table:number-columns-repeated="10" office:value-type="string" calcext:value-type="string">
            <text:p>null</text:p>
          </table:table-cell>
          <table:table-cell office:value-type="string" calcext:value-type="string">
            <text:p>armor of the viper</text:p>
          </table:table-cell>
          <table:table-cell table:number-columns-repeated="1001"/>
        </table:table-row>
        <table:table-row table:style-name="ro1">
          <table:table-cell office:value-type="string" calcext:value-type="string">
            <text:p>cdunq173</text:p>
          </table:table-cell>
          <table:table-cell table:number-columns-repeated="2" office:value-type="string" calcext:value-type="string">
            <text:p>null</text:p>
          </table:table-cell>
          <table:table-cell office:value-type="string" calcext:value-type="string">
            <text:p>usltr5a</text:p>
          </table:table-cell>
          <table:table-cell office:value-type="string" calcext:value-type="string">
            <text:p>null</text:p>
          </table:table-cell>
          <table:table-cell office:value-type="string" calcext:value-type="string">
            <text:p>leat14</text:p>
          </table:table-cell>
          <table:table-cell office:value-type="string" calcext:value-type="string">
            <text:p>ileat14</text:p>
          </table:table-cell>
          <table:table-cell office:value-type="string" calcext:value-type="string">
            <text:p>bg2</text:p>
          </table:table-cell>
          <table:table-cell office:value-type="string" calcext:value-type="string">
            <text:p>armor</text:p>
          </table:table-cell>
          <table:table-cell office:value-type="float" office:value="27" calcext:value-type="float">
            <text:p>27</text:p>
          </table:table-cell>
          <table:table-cell table:number-columns-repeated="2" office:value-type="float" office:value="91" calcext:value-type="float">
            <text:p>91</text:p>
          </table:table-cell>
          <table:table-cell table:number-columns-repeated="10" office:value-type="string" calcext:value-type="string">
            <text:p>null</text:p>
          </table:table-cell>
          <table:table-cell office:value-type="string" calcext:value-type="string">
            <text:p>the night's gift</text:p>
          </table:table-cell>
          <table:table-cell table:number-columns-repeated="1001"/>
        </table:table-row>
        <table:table-row table:style-name="ro1">
          <table:table-cell office:value-type="string" calcext:value-type="string">
            <text:p>cdunq174</text:p>
          </table:table-cell>
          <table:table-cell table:number-columns-repeated="2" office:value-type="string" calcext:value-type="string">
            <text:p>null</text:p>
          </table:table-cell>
          <table:table-cell office:value-type="string" calcext:value-type="string">
            <text:p>uspot2a</text:p>
          </table:table-cell>
          <table:table-cell office:value-type="string" calcext:value-type="string">
            <text:p>null</text:p>
          </table:table-cell>
          <table:table-cell office:value-type="string" calcext:value-type="string">
            <text:p>misc3c</text:p>
          </table:table-cell>
          <table:table-cell office:value-type="string" calcext:value-type="string">
            <text:p>imisc3c</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efreeti bottle</text:p>
          </table:table-cell>
          <table:table-cell table:number-columns-repeated="1001"/>
        </table:table-row>
        <table:table-row table:style-name="ro1">
          <table:table-cell office:value-type="string" calcext:value-type="string">
            <text:p>cdunq175</text:p>
          </table:table-cell>
          <table:table-cell table:number-columns-repeated="2" office:value-type="string" calcext:value-type="string">
            <text:p>null</text:p>
          </table:table-cell>
          <table:table-cell office:value-type="string" calcext:value-type="string">
            <text:p>uspot2b</text:p>
          </table:table-cell>
          <table:table-cell office:value-type="string" calcext:value-type="string">
            <text:p>null</text:p>
          </table:table-cell>
          <table:table-cell table:style-name="ce6" office:value-type="string" calcext:value-type="string">
            <text:p>null</text:p>
          </table:table-cell>
          <table:table-cell office:value-type="string" calcext:value-type="string">
            <text:p>ipotn05</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ecolored ipotn05 (purple)</text:p>
          </table:table-cell>
          <table:table-cell table:number-columns-repeated="1001"/>
        </table:table-row>
        <table:table-row table:style-name="ro1">
          <table:table-cell office:value-type="string" calcext:value-type="string">
            <text:p>cdunq176</text:p>
          </table:table-cell>
          <table:table-cell table:number-columns-repeated="2" office:value-type="string" calcext:value-type="string">
            <text:p>null</text:p>
          </table:table-cell>
          <table:table-cell office:value-type="string" calcext:value-type="string">
            <text:p>uspot3a</text:p>
          </table:table-cell>
          <table:table-cell office:value-type="string" calcext:value-type="string">
            <text:p>null</text:p>
          </table:table-cell>
          <table:table-cell office:value-type="string" calcext:value-type="string">
            <text:p>potn52</text:p>
          </table:table-cell>
          <table:table-cell office:value-type="string" calcext:value-type="string">
            <text:p>ipotn52</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otion of extra healing</text:p>
          </table:table-cell>
          <table:table-cell table:number-columns-repeated="1001"/>
        </table:table-row>
        <table:table-row table:style-name="ro1">
          <table:table-cell office:value-type="string" calcext:value-type="string">
            <text:p>cdunq177</text:p>
          </table:table-cell>
          <table:table-cell table:number-columns-repeated="2" office:value-type="string" calcext:value-type="string">
            <text:p>null</text:p>
          </table:table-cell>
          <table:table-cell office:value-type="string" calcext:value-type="string">
            <text:p>uspot3b</text:p>
          </table:table-cell>
          <table:table-cell office:value-type="string" calcext:value-type="string">
            <text:p>null</text:p>
          </table:table-cell>
          <table:table-cell table:style-name="ce6" office:value-type="string" calcext:value-type="string">
            <text:p>null</text:p>
          </table:table-cell>
          <table:table-cell office:value-type="string" calcext:value-type="string">
            <text:p>ipotn50</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unused</text:p>
          </table:table-cell>
          <table:table-cell table:number-columns-repeated="1001"/>
        </table:table-row>
        <table:table-row table:style-name="ro1">
          <table:table-cell office:value-type="string" calcext:value-type="string">
            <text:p>cdunq178</text:p>
          </table:table-cell>
          <table:table-cell table:number-columns-repeated="2" office:value-type="string" calcext:value-type="string">
            <text:p>null</text:p>
          </table:table-cell>
          <table:table-cell office:value-type="string" calcext:value-type="string">
            <text:p>uspot3c</text:p>
          </table:table-cell>
          <table:table-cell office:value-type="string" calcext:value-type="string">
            <text:p>null</text:p>
          </table:table-cell>
          <table:table-cell table:style-name="ce6" office:value-type="string" calcext:value-type="string">
            <text:p>null</text:p>
          </table:table-cell>
          <table:table-cell office:value-type="string" calcext:value-type="string">
            <text:p>ipotn01</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unused</text:p>
          </table:table-cell>
          <table:table-cell table:number-columns-repeated="1001"/>
        </table:table-row>
        <table:table-row table:style-name="ro1">
          <table:table-cell office:value-type="string" calcext:value-type="string">
            <text:p>cdunq179</text:p>
          </table:table-cell>
          <table:table-cell table:number-columns-repeated="2" office:value-type="string" calcext:value-type="string">
            <text:p>null</text:p>
          </table:table-cell>
          <table:table-cell office:value-type="string" calcext:value-type="string">
            <text:p>uspot4a</text:p>
          </table:table-cell>
          <table:table-cell office:value-type="string" calcext:value-type="string">
            <text:p>null</text:p>
          </table:table-cell>
          <table:table-cell table:style-name="ce6" office:value-type="string" calcext:value-type="string">
            <text:p>null</text:p>
          </table:table-cell>
          <table:table-cell office:value-type="string" calcext:value-type="string">
            <text:p>ipotn49</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table:number-columns-repeated="1002"/>
        </table:table-row>
        <table:table-row table:style-name="ro1">
          <table:table-cell office:value-type="string" calcext:value-type="string">
            <text:p>cdunq180</text:p>
          </table:table-cell>
          <table:table-cell table:number-columns-repeated="2" office:value-type="string" calcext:value-type="string">
            <text:p>null</text:p>
          </table:table-cell>
          <table:table-cell office:value-type="string" calcext:value-type="string">
            <text:p>uspot4b</text:p>
          </table:table-cell>
          <table:table-cell office:value-type="string" calcext:value-type="string">
            <text:p>null</text:p>
          </table:table-cell>
          <table:table-cell office:value-type="string" calcext:value-type="string">
            <text:p>potn53</text:p>
          </table:table-cell>
          <table:table-cell office:value-type="string" calcext:value-type="string">
            <text:p>ipotn53</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festule the alchemist's potion</text:p>
          </table:table-cell>
          <table:table-cell table:number-columns-repeated="1001"/>
        </table:table-row>
        <table:table-row table:style-name="ro1">
          <table:table-cell office:value-type="string" calcext:value-type="string">
            <text:p>cdunq181</text:p>
          </table:table-cell>
          <table:table-cell table:number-columns-repeated="2" office:value-type="string" calcext:value-type="string">
            <text:p>null</text:p>
          </table:table-cell>
          <table:table-cell office:value-type="string" calcext:value-type="string">
            <text:p>uspot4c</text:p>
          </table:table-cell>
          <table:table-cell office:value-type="string" calcext:value-type="string">
            <text:p>null</text:p>
          </table:table-cell>
          <table:table-cell office:value-type="string" calcext:value-type="string">
            <text:p>potn55</text:p>
          </table:table-cell>
          <table:table-cell office:value-type="string" calcext:value-type="string">
            <text:p>ipotn55</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otion of superior healing</text:p>
          </table:table-cell>
          <table:table-cell table:number-columns-repeated="1001"/>
        </table:table-row>
        <table:table-row table:style-name="ro1">
          <table:table-cell office:value-type="string" calcext:value-type="string">
            <text:p>cdunq182</text:p>
          </table:table-cell>
          <table:table-cell office:value-type="string" calcext:value-type="string">
            <text:p>misca2</text:p>
          </table:table-cell>
          <table:table-cell office:value-type="string" calcext:value-type="string">
            <text:p>null</text:p>
          </table:table-cell>
          <table:table-cell office:value-type="string" calcext:value-type="string">
            <text:p>uspot5a</text:p>
          </table:table-cell>
          <table:table-cell office:value-type="string" calcext:value-type="string">
            <text:p>null</text:p>
          </table:table-cell>
          <table:table-cell office:value-type="string" calcext:value-type="string">
            <text:p>00potn55</text:p>
          </table:table-cell>
          <table:table-cell office:value-type="string" calcext:value-type="string">
            <text:p>ipotn55</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ottle/flask of braehg</text:p>
          </table:table-cell>
          <table:table-cell table:number-columns-repeated="1001"/>
        </table:table-row>
        <table:table-row table:style-name="ro1">
          <table:table-cell office:value-type="string" calcext:value-type="string">
            <text:p>cdunq183</text:p>
          </table:table-cell>
          <table:table-cell office:value-type="string" calcext:value-type="string">
            <text:p>misca4</text:p>
          </table:table-cell>
          <table:table-cell office:value-type="string" calcext:value-type="string">
            <text:p>null</text:p>
          </table:table-cell>
          <table:table-cell office:value-type="string" calcext:value-type="string">
            <text:p>uspot5b</text:p>
          </table:table-cell>
          <table:table-cell office:value-type="string" calcext:value-type="string">
            <text:p>null</text:p>
          </table:table-cell>
          <table:table-cell office:value-type="string" calcext:value-type="string">
            <text:p>00potn07</text:p>
          </table:table-cell>
          <table:table-cell office:value-type="string" calcext:value-type="string">
            <text:p>ispirit</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pirit essence</text:p>
          </table:table-cell>
          <table:table-cell table:number-columns-repeated="1001"/>
        </table:table-row>
        <table:table-row table:style-name="ro1">
          <table:table-cell office:value-type="string" calcext:value-type="string">
            <text:p>cdunq184</text:p>
          </table:table-cell>
          <table:table-cell table:number-columns-repeated="2" office:value-type="string" calcext:value-type="string">
            <text:p>null</text:p>
          </table:table-cell>
          <table:table-cell office:value-type="string" calcext:value-type="string">
            <text:p>usswd2a</text:p>
          </table:table-cell>
          <table:table-cell office:value-type="string" calcext:value-type="string">
            <text:p>null</text:p>
          </table:table-cell>
          <table:table-cell office:value-type="string" calcext:value-type="string">
            <text:p>sw1h27</text:p>
          </table:table-cell>
          <table:table-cell office:value-type="string" calcext:value-type="string">
            <text:p>isw1h2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table:number-columns-repeated="2" office:value-type="float" office:value="33" calcext:value-type="float">
            <text:p>33</text:p>
          </table:table-cell>
          <table:table-cell table:number-columns-repeated="7" office:value-type="string" calcext:value-type="string">
            <text:p>null</text:p>
          </table:table-cell>
          <table:table-cell office:value-type="string" calcext:value-type="string">
            <text:p>arbane's sword of agility</text:p>
          </table:table-cell>
          <table:table-cell table:number-columns-repeated="1001"/>
        </table:table-row>
        <table:table-row table:style-name="ro1">
          <table:table-cell office:value-type="string" calcext:value-type="string">
            <text:p>cdunq185</text:p>
          </table:table-cell>
          <table:table-cell table:number-columns-repeated="2" office:value-type="string" calcext:value-type="string">
            <text:p>null</text:p>
          </table:table-cell>
          <table:table-cell office:value-type="string" calcext:value-type="string">
            <text:p>usswd2b</text:p>
          </table:table-cell>
          <table:table-cell office:value-type="string" calcext:value-type="string">
            <text:p>null</text:p>
          </table:table-cell>
          <table:table-cell office:value-type="string" calcext:value-type="string">
            <text:p>sw1h26</text:p>
          </table:table-cell>
          <table:table-cell office:value-type="string" calcext:value-type="string">
            <text:p>isw1h26</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93" calcext:value-type="float">
            <text:p>93</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ilbratha</text:p>
          </table:table-cell>
          <table:table-cell table:number-columns-repeated="1001"/>
        </table:table-row>
        <table:table-row table:style-name="ro1">
          <table:table-cell office:value-type="string" calcext:value-type="string">
            <text:p>cdunq186</text:p>
          </table:table-cell>
          <table:table-cell table:number-columns-repeated="2" office:value-type="string" calcext:value-type="string">
            <text:p>null</text:p>
          </table:table-cell>
          <table:table-cell office:value-type="string" calcext:value-type="string">
            <text:p>usswd3a</text:p>
          </table:table-cell>
          <table:table-cell office:value-type="string" calcext:value-type="string">
            <text:p>null</text:p>
          </table:table-cell>
          <table:table-cell office:value-type="string" calcext:value-type="string">
            <text:p>sw1h25</text:p>
          </table:table-cell>
          <table:table-cell office:value-type="string" calcext:value-type="string">
            <text:p>isw1h25</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99" calcext:value-type="float">
            <text:p>99</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kundane</text:p>
          </table:table-cell>
          <table:table-cell table:number-columns-repeated="1001"/>
        </table:table-row>
        <table:table-row table:style-name="ro1">
          <table:table-cell office:value-type="string" calcext:value-type="string">
            <text:p>cdunq187</text:p>
          </table:table-cell>
          <table:table-cell table:number-columns-repeated="2" office:value-type="string" calcext:value-type="string">
            <text:p>null</text:p>
          </table:table-cell>
          <table:table-cell office:value-type="string" calcext:value-type="string">
            <text:p>usswd3b</text:p>
          </table:table-cell>
          <table:table-cell office:value-type="string" calcext:value-type="string">
            <text:p>null</text:p>
          </table:table-cell>
          <table:table-cell office:value-type="string" calcext:value-type="string">
            <text:p>npsw05</text:p>
          </table:table-cell>
          <table:table-cell office:value-type="string" calcext:value-type="string">
            <text:p>insw1h05</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9" calcext:value-type="float">
            <text:p>99</text:p>
          </table:table-cell>
          <table:table-cell office:value-type="float" office:value="93" calcext:value-type="float">
            <text:p>93</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entropy</text:p>
          </table:table-cell>
          <table:table-cell table:number-columns-repeated="1001"/>
        </table:table-row>
        <table:table-row table:style-name="ro1">
          <table:table-cell office:value-type="string" calcext:value-type="string">
            <text:p>cdunq188</text:p>
          </table:table-cell>
          <table:table-cell table:number-columns-repeated="2" office:value-type="string" calcext:value-type="string">
            <text:p>null</text:p>
          </table:table-cell>
          <table:table-cell office:value-type="string" calcext:value-type="string">
            <text:p>usswd3c</text:p>
          </table:table-cell>
          <table:table-cell office:value-type="string" calcext:value-type="string">
            <text:p>null</text:p>
          </table:table-cell>
          <table:table-cell office:value-type="string" calcext:value-type="string">
            <text:p>sw1h59</text:p>
          </table:table-cell>
          <table:table-cell office:value-type="string" calcext:value-type="string">
            <text:p>isw1h59</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9" calcext:value-type="float">
            <text:p>99</text:p>
          </table:table-cell>
          <table:table-cell office:value-type="float" office:value="51" calcext:value-type="float">
            <text:p>51</text:p>
          </table:table-cell>
          <table:table-cell office:value-type="float" office:value="6" calcext:value-type="float">
            <text:p>6</text:p>
          </table:table-cell>
          <table:table-cell table:number-columns-repeated="7" office:value-type="string" calcext:value-type="string">
            <text:p>null</text:p>
          </table:table-cell>
          <table:table-cell office:value-type="string" calcext:value-type="string">
            <text:p>short sword of action +2 (short sword )</text:p>
          </table:table-cell>
          <table:table-cell table:number-columns-repeated="1001"/>
        </table:table-row>
        <table:table-row table:style-name="ro1">
          <table:table-cell office:value-type="string" calcext:value-type="string">
            <text:p>cdunq189</text:p>
          </table:table-cell>
          <table:table-cell table:number-columns-repeated="2" office:value-type="string" calcext:value-type="string">
            <text:p>null</text:p>
          </table:table-cell>
          <table:table-cell office:value-type="string" calcext:value-type="string">
            <text:p>usswd4a</text:p>
          </table:table-cell>
          <table:table-cell office:value-type="string" calcext:value-type="string">
            <text:p>null</text:p>
          </table:table-cell>
          <table:table-cell office:value-type="string" calcext:value-type="string">
            <text:p>sw1h29</text:p>
          </table:table-cell>
          <table:table-cell office:value-type="string" calcext:value-type="string">
            <text:p>isw1h29</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49" calcext:value-type="float">
            <text:p>49</text:p>
          </table:table-cell>
          <table:table-cell office:value-type="float" office:value="57" calcext:value-type="float">
            <text:p>57</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cutthroat</text:p>
          </table:table-cell>
          <table:table-cell table:number-columns-repeated="1001"/>
        </table:table-row>
        <table:table-row table:style-name="ro1">
          <table:table-cell office:value-type="string" calcext:value-type="string">
            <text:p>cdunq190</text:p>
          </table:table-cell>
          <table:table-cell table:number-columns-repeated="2" office:value-type="string" calcext:value-type="string">
            <text:p>null</text:p>
          </table:table-cell>
          <table:table-cell office:value-type="string" calcext:value-type="string">
            <text:p>usswd4b</text:p>
          </table:table-cell>
          <table:table-cell office:value-type="string" calcext:value-type="string">
            <text:p>null</text:p>
          </table:table-cell>
          <table:table-cell office:value-type="string" calcext:value-type="string">
            <text:p>sw1h29</text:p>
          </table:table-cell>
          <table:table-cell office:value-type="string" calcext:value-type="string">
            <text:p>isw1h29</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49" calcext:value-type="float">
            <text:p>49</text:p>
          </table:table-cell>
          <table:table-cell office:value-type="float" office:value="57" calcext:value-type="float">
            <text:p>57</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short sword +2</text:p>
          </table:table-cell>
          <table:table-cell table:number-columns-repeated="1001"/>
        </table:table-row>
        <table:table-row table:style-name="ro1">
          <table:table-cell office:value-type="string" calcext:value-type="string">
            <text:p>cdunq191</text:p>
          </table:table-cell>
          <table:table-cell table:number-columns-repeated="2" office:value-type="string" calcext:value-type="string">
            <text:p>null</text:p>
          </table:table-cell>
          <table:table-cell office:value-type="string" calcext:value-type="string">
            <text:p>usswd5a</text:p>
          </table:table-cell>
          <table:table-cell office:value-type="string" calcext:value-type="string">
            <text:p>null</text:p>
          </table:table-cell>
          <table:table-cell office:value-type="string" calcext:value-type="string">
            <text:p>npsw06</text:p>
          </table:table-cell>
          <table:table-cell office:value-type="string" calcext:value-type="string">
            <text:p>insw1h06</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9" calcext:value-type="float">
            <text:p>99</text:p>
          </table:table-cell>
          <table:table-cell office:value-type="float" office:value="93" calcext:value-type="float">
            <text:p>93</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chaos</text:p>
          </table:table-cell>
          <table:table-cell table:style-name="ce6" table:number-columns-repeated="1001"/>
        </table:table-row>
        <table:table-row table:style-name="ro1">
          <table:table-cell office:value-type="string" calcext:value-type="string">
            <text:p>cdunq192</text:p>
          </table:table-cell>
          <table:table-cell table:number-columns-repeated="2" office:value-type="string" calcext:value-type="string">
            <text:p>null</text:p>
          </table:table-cell>
          <table:table-cell office:value-type="string" calcext:value-type="string">
            <text:p>usswd5b</text:p>
          </table:table-cell>
          <table:table-cell office:value-type="string" calcext:value-type="string">
            <text:p>null</text:p>
          </table:table-cell>
          <table:table-cell office:value-type="string" calcext:value-type="string">
            <text:p>sw1h74</text:p>
          </table:table-cell>
          <table:table-cell office:value-type="string" calcext:value-type="string">
            <text:p>isw1h74</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58" calcext:value-type="float">
            <text:p>58</text:p>
          </table:table-cell>
          <table:table-cell office:value-type="float" office:value="60" calcext:value-type="float">
            <text:p>60</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short sword +3</text:p>
          </table:table-cell>
          <table:table-cell table:number-columns-repeated="1001"/>
        </table:table-row>
        <table:table-row table:style-name="ro1">
          <table:table-cell office:value-type="string" calcext:value-type="string">
            <text:p>cdunq193</text:p>
          </table:table-cell>
          <table:table-cell table:number-columns-repeated="2" office:value-type="string" calcext:value-type="string">
            <text:p>null</text:p>
          </table:table-cell>
          <table:table-cell office:value-type="string" calcext:value-type="string">
            <text:p>utswd1a</text:p>
          </table:table-cell>
          <table:table-cell office:value-type="string" calcext:value-type="string">
            <text:p>null</text:p>
          </table:table-cell>
          <table:table-cell office:value-type="string" calcext:value-type="string">
            <text:p>sw2h20</text:p>
          </table:table-cell>
          <table:table-cell office:value-type="string" calcext:value-type="string">
            <text:p>isw2h20</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9" calcext:value-type="float">
            <text:p>29</text:p>
          </table:table-cell>
          <table:table-cell office:value-type="float" office:value="58" calcext:value-type="float">
            <text:p>58</text:p>
          </table:table-cell>
          <table:table-cell office:value-type="float" office:value="28" calcext:value-type="float">
            <text:p>28</text:p>
          </table:table-cell>
          <table:table-cell table:number-columns-repeated="7" office:value-type="string" calcext:value-type="string">
            <text:p>null</text:p>
          </table:table-cell>
          <table:table-cell office:value-type="string" calcext:value-type="string">
            <text:p>two-handed sword +3</text:p>
          </table:table-cell>
          <table:table-cell table:number-columns-repeated="1001"/>
        </table:table-row>
        <table:table-row table:style-name="ro1">
          <table:table-cell office:value-type="string" calcext:value-type="string">
            <text:p>cdunq194</text:p>
          </table:table-cell>
          <table:table-cell table:number-columns-repeated="2" office:value-type="string" calcext:value-type="string">
            <text:p>null</text:p>
          </table:table-cell>
          <table:table-cell office:value-type="string" calcext:value-type="string">
            <text:p>utswd2a</text:p>
          </table:table-cell>
          <table:table-cell office:value-type="string" calcext:value-type="string">
            <text:p>null</text:p>
          </table:table-cell>
          <table:table-cell office:value-type="string" calcext:value-type="string">
            <text:p>sw2h09</text:p>
          </table:table-cell>
          <table:table-cell office:value-type="string" calcext:value-type="string">
            <text:p>isw2h09</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104" calcext:value-type="float">
            <text:p>104</text:p>
          </table:table-cell>
          <table:table-cell office:value-type="float" office:value="28" calcext:value-type="float">
            <text:p>28</text:p>
          </table:table-cell>
          <table:table-cell table:number-columns-repeated="7" office:value-type="string" calcext:value-type="string">
            <text:p>null</text:p>
          </table:table-cell>
          <table:table-cell office:value-type="string" calcext:value-type="string">
            <text:p>warblade</text:p>
          </table:table-cell>
          <table:table-cell table:number-columns-repeated="1001"/>
        </table:table-row>
        <table:table-row table:style-name="ro1">
          <table:table-cell office:value-type="string" calcext:value-type="string">
            <text:p>cdunq195</text:p>
          </table:table-cell>
          <table:table-cell table:number-columns-repeated="2" office:value-type="string" calcext:value-type="string">
            <text:p>null</text:p>
          </table:table-cell>
          <table:table-cell office:value-type="string" calcext:value-type="string">
            <text:p>utswd2b</text:p>
          </table:table-cell>
          <table:table-cell office:value-type="string" calcext:value-type="string">
            <text:p>null</text:p>
          </table:table-cell>
          <table:table-cell office:value-type="string" calcext:value-type="string">
            <text:p>sw2h14</text:p>
          </table:table-cell>
          <table:table-cell office:value-type="string" calcext:value-type="string">
            <text:p>isw2h14</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6" calcext:value-type="float">
            <text:p>16</text:p>
          </table:table-cell>
          <table:table-cell office:value-type="float" office:value="66" calcext:value-type="float">
            <text:p>66</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lilarcor</text:p>
          </table:table-cell>
          <table:table-cell table:number-columns-repeated="1001"/>
        </table:table-row>
        <table:table-row table:style-name="ro1">
          <table:table-cell office:value-type="string" calcext:value-type="string">
            <text:p>cdunq196</text:p>
          </table:table-cell>
          <table:table-cell table:number-columns-repeated="2" office:value-type="string" calcext:value-type="string">
            <text:p>null</text:p>
          </table:table-cell>
          <table:table-cell office:value-type="string" calcext:value-type="string">
            <text:p>utswd2c</text:p>
          </table:table-cell>
          <table:table-cell office:value-type="string" calcext:value-type="string">
            <text:p>null</text:p>
          </table:table-cell>
          <table:table-cell office:value-type="string" calcext:value-type="string">
            <text:p>sw2h11</text:p>
          </table:table-cell>
          <table:table-cell office:value-type="string" calcext:value-type="string">
            <text:p>isw2h11</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61" calcext:value-type="float">
            <text:p>61</text:p>
          </table:table-cell>
          <table:table-cell office:value-type="float" office:value="104" calcext:value-type="float">
            <text:p>104</text:p>
          </table:table-cell>
          <table:table-cell office:value-type="float" office:value="28" calcext:value-type="float">
            <text:p>28</text:p>
          </table:table-cell>
          <table:table-cell table:number-columns-repeated="7" office:value-type="string" calcext:value-type="string">
            <text:p>null</text:p>
          </table:table-cell>
          <table:table-cell office:value-type="string" calcext:value-type="string">
            <text:p>two-handed sword +2</text:p>
          </table:table-cell>
          <table:table-cell table:number-columns-repeated="1001"/>
        </table:table-row>
        <table:table-row table:style-name="ro1">
          <table:table-cell office:value-type="string" calcext:value-type="string">
            <text:p>cdunq197</text:p>
          </table:table-cell>
          <table:table-cell table:number-columns-repeated="2" office:value-type="string" calcext:value-type="string">
            <text:p>null</text:p>
          </table:table-cell>
          <table:table-cell office:value-type="string" calcext:value-type="string">
            <text:p>utswd3a</text:p>
          </table:table-cell>
          <table:table-cell office:value-type="string" calcext:value-type="string">
            <text:p>null</text:p>
          </table:table-cell>
          <table:table-cell office:value-type="string" calcext:value-type="string">
            <text:p>sw2h07</text:p>
          </table:table-cell>
          <table:table-cell office:value-type="string" calcext:value-type="string">
            <text:p>isw2h07</text:p>
          </table:table-cell>
          <table:table-cell office:value-type="string" calcext:value-type="string">
            <text:p>bg</text:p>
          </table:table-cell>
          <table:table-cell office:value-type="string" calcext:value-type="string">
            <text:p>weapon</text:p>
          </table:table-cell>
          <table:table-cell table:number-columns-repeated="3" office:value-type="string" calcext:value-type="string">
            <text:p>null</text:p>
          </table:table-cell>
          <table:table-cell office:value-type="float" office:value="28" calcext:value-type="float">
            <text:p>28</text:p>
          </table:table-cell>
          <table:table-cell office:value-type="float" office:value="66" calcext:value-type="float">
            <text:p>66</text:p>
          </table:table-cell>
          <table:table-cell office:value-type="float" office:value="65" calcext:value-type="float">
            <text:p>65</text:p>
          </table:table-cell>
          <table:table-cell table:number-columns-repeated="7" office:value-type="string" calcext:value-type="string">
            <text:p>null</text:p>
          </table:table-cell>
          <table:table-cell office:value-type="string" calcext:value-type="string">
            <text:p>two handed sword +3</text:p>
          </table:table-cell>
          <table:table-cell table:number-columns-repeated="1001"/>
        </table:table-row>
        <table:table-row table:style-name="ro1">
          <table:table-cell office:value-type="string" calcext:value-type="string">
            <text:p>cdunq198</text:p>
          </table:table-cell>
          <table:table-cell table:number-columns-repeated="2" office:value-type="string" calcext:value-type="string">
            <text:p>null</text:p>
          </table:table-cell>
          <table:table-cell office:value-type="string" calcext:value-type="string">
            <text:p>utswd3b</text:p>
          </table:table-cell>
          <table:table-cell office:value-type="string" calcext:value-type="string">
            <text:p>null</text:p>
          </table:table-cell>
          <table:table-cell office:value-type="string" calcext:value-type="string">
            <text:p>sw2h15</text:p>
          </table:table-cell>
          <table:table-cell office:value-type="string" calcext:value-type="string">
            <text:p>isw2h15</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25" calcext:value-type="float">
            <text:p>25</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silver sword</text:p>
          </table:table-cell>
          <table:table-cell table:number-columns-repeated="1001"/>
        </table:table-row>
        <table:table-row table:style-name="ro1">
          <table:table-cell office:value-type="string" calcext:value-type="string">
            <text:p>cdunq199</text:p>
          </table:table-cell>
          <table:table-cell table:number-columns-repeated="2" office:value-type="string" calcext:value-type="string">
            <text:p>null</text:p>
          </table:table-cell>
          <table:table-cell office:value-type="string" calcext:value-type="string">
            <text:p>utswd4a</text:p>
          </table:table-cell>
          <table:table-cell office:value-type="string" calcext:value-type="string">
            <text:p>null</text:p>
          </table:table-cell>
          <table:table-cell office:value-type="string" calcext:value-type="string">
            <text:p>sw2h21</text:p>
          </table:table-cell>
          <table:table-cell office:value-type="string" calcext:value-type="string">
            <text:p>isw2h21</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104" calcext:value-type="float">
            <text:p>104</text:p>
          </table:table-cell>
          <table:table-cell office:value-type="float" office:value="5" calcext:value-type="float">
            <text:p>5</text:p>
          </table:table-cell>
          <table:table-cell table:number-columns-repeated="7" office:value-type="string" calcext:value-type="string">
            <text:p>null</text:p>
          </table:table-cell>
          <table:table-cell office:value-type="string" calcext:value-type="string">
            <text:p>psion's blade +5</text:p>
          </table:table-cell>
          <table:table-cell table:number-columns-repeated="1001"/>
        </table:table-row>
        <table:table-row table:style-name="ro1">
          <table:table-cell office:value-type="string" calcext:value-type="string">
            <text:p>cdunq200</text:p>
          </table:table-cell>
          <table:table-cell table:number-columns-repeated="2" office:value-type="string" calcext:value-type="string">
            <text:p>null</text:p>
          </table:table-cell>
          <table:table-cell office:value-type="string" calcext:value-type="string">
            <text:p>utswd4b</text:p>
          </table:table-cell>
          <table:table-cell office:value-type="string" calcext:value-type="string">
            <text:p>null</text:p>
          </table:table-cell>
          <table:table-cell office:value-type="string" calcext:value-type="string">
            <text:p>sw2h17</text:p>
          </table:table-cell>
          <table:table-cell office:value-type="string" calcext:value-type="string">
            <text:p>isw2h1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9" calcext:value-type="float">
            <text:p>29</text:p>
          </table:table-cell>
          <table:table-cell table:number-columns-repeated="2" office:value-type="float" office:value="50" calcext:value-type="float">
            <text:p>50</text:p>
          </table:table-cell>
          <table:table-cell table:number-columns-repeated="7" office:value-type="string" calcext:value-type="string">
            <text:p>null</text:p>
          </table:table-cell>
          <table:table-cell office:value-type="string" calcext:value-type="string">
            <text:p>two handed sword +3: bane (two handed sword)</text:p>
          </table:table-cell>
          <table:table-cell table:number-columns-repeated="1001"/>
        </table:table-row>
        <table:table-row table:style-name="ro1">
          <table:table-cell office:value-type="string" calcext:value-type="string">
            <text:p>cdunq201</text:p>
          </table:table-cell>
          <table:table-cell table:number-columns-repeated="2" office:value-type="string" calcext:value-type="string">
            <text:p>null</text:p>
          </table:table-cell>
          <table:table-cell office:value-type="string" calcext:value-type="string">
            <text:p>utswd5a</text:p>
          </table:table-cell>
          <table:table-cell office:value-type="string" calcext:value-type="string">
            <text:p>null</text:p>
          </table:table-cell>
          <table:table-cell office:value-type="string" calcext:value-type="string">
            <text:p>sw2h12</text:p>
          </table:table-cell>
          <table:table-cell office:value-type="string" calcext:value-type="string">
            <text:p>isw2h1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0" calcext:value-type="float">
            <text:p>60</text:p>
          </table:table-cell>
          <table:table-cell office:value-type="float" office:value="104" calcext:value-type="float">
            <text:p>104</text:p>
          </table:table-cell>
          <table:table-cell table:number-columns-repeated="7" office:value-type="string" calcext:value-type="string">
            <text:p>null</text:p>
          </table:table-cell>
          <table:table-cell office:value-type="string" calcext:value-type="string">
            <text:p>flame of the north</text:p>
          </table:table-cell>
          <table:table-cell table:number-columns-repeated="1001"/>
        </table:table-row>
        <table:table-row table:style-name="ro1">
          <table:table-cell office:value-type="string" calcext:value-type="string">
            <text:p>cdunq202</text:p>
          </table:table-cell>
          <table:table-cell table:number-columns-repeated="2" office:value-type="string" calcext:value-type="string">
            <text:p>null</text:p>
          </table:table-cell>
          <table:table-cell office:value-type="string" calcext:value-type="string">
            <text:p>utswd5b</text:p>
          </table:table-cell>
          <table:table-cell office:value-type="string" calcext:value-type="string">
            <text:p>null</text:p>
          </table:table-cell>
          <table:table-cell office:value-type="string" calcext:value-type="string">
            <text:p>sw2h08</text:p>
          </table:table-cell>
          <table:table-cell office:value-type="string" calcext:value-type="string">
            <text:p>isw2h08</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47" calcext:value-type="float">
            <text:p>47</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soul reaver +4</text:p>
          </table:table-cell>
          <table:table-cell table:number-columns-repeated="1001"/>
        </table:table-row>
        <table:table-row table:style-name="ro1">
          <table:table-cell office:value-type="string" calcext:value-type="string">
            <text:p>cdunq203</text:p>
          </table:table-cell>
          <table:table-cell table:number-columns-repeated="2" office:value-type="string" calcext:value-type="string">
            <text:p>null</text:p>
          </table:table-cell>
          <table:table-cell office:value-type="string" calcext:value-type="string">
            <text:p>wine</text:p>
          </table:table-cell>
          <table:table-cell office:value-type="string" calcext:value-type="string">
            <text:p>null</text:p>
          </table:table-cell>
          <table:table-cell table:style-name="ce6" office:value-type="string" calcext:value-type="string">
            <text:p>null</text:p>
          </table:table-cell>
          <table:table-cell office:value-type="string" calcext:value-type="string">
            <text:p>imisc61</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ecolored imisc61 (magenta bottle of wine)</text:p>
          </table:table-cell>
          <table:table-cell table:number-columns-repeated="1001"/>
        </table:table-row>
        <table:table-row table:style-name="ro1">
          <table:table-cell table:style-name="ce3" office:value-type="string" calcext:value-type="string">
            <text:p>cdunq204</text:p>
          </table:table-cell>
          <table:table-cell table:number-columns-repeated="2" table:style-name="ce6" office:value-type="string" calcext:value-type="string">
            <text:p>null</text:p>
          </table:table-cell>
          <table:table-cell table:style-name="ce6" office:value-type="string" calcext:value-type="string">
            <text:p>zza7ch</text:p>
          </table:table-cell>
          <table:table-cell table:number-columns-repeated="2" table:style-name="ce6" office:value-type="string" calcext:value-type="string">
            <text:p>null</text:p>
          </table:table-cell>
          <table:table-cell table:style-name="ce6" office:value-type="string" calcext:value-type="string">
            <text:p>ihamm01</text:p>
          </table:table-cell>
          <table:table-cell table:style-name="ce6"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1" calcext:value-type="float">
            <text:p>31</text:p>
          </table:table-cell>
          <table:table-cell office:value-type="float" office:value="57" calcext:value-type="float">
            <text:p>57</text:p>
          </table:table-cell>
          <table:table-cell office:value-type="float" office:value="31" calcext:value-type="float">
            <text:p>31</text:p>
          </table:table-cell>
          <table:table-cell table:number-columns-repeated="7" office:value-type="string" calcext:value-type="string">
            <text:p>null</text:p>
          </table:table-cell>
          <table:table-cell table:style-name="ce6" office:value-type="string" calcext:value-type="string">
            <text:p>recolored ihamm01 (blue)</text:p>
          </table:table-cell>
          <table:table-cell table:number-columns-repeated="1001"/>
        </table:table-row>
        <table:table-row table:style-name="ro1">
          <table:table-cell office:value-type="string" calcext:value-type="string">
            <text:p>cdunq205</text:p>
          </table:table-cell>
          <table:table-cell table:number-columns-repeated="2" office:value-type="string" calcext:value-type="string">
            <text:p>null</text:p>
          </table:table-cell>
          <table:table-cell office:value-type="string" calcext:value-type="string">
            <text:p>zzz6bc</text:p>
          </table:table-cell>
          <table:table-cell office:value-type="string" calcext:value-type="string">
            <text:p>null</text:p>
          </table:table-cell>
          <table:table-cell office:value-type="string" calcext:value-type="string">
            <text:p>npsw03</text:p>
          </table:table-cell>
          <table:table-cell office:value-type="string" calcext:value-type="string">
            <text:p>insw1h03</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50" calcext:value-type="float">
            <text:p>50</text:p>
          </table:table-cell>
          <table:table-cell office:value-type="float" office:value="93" calcext:value-type="float">
            <text:p>93</text:p>
          </table:table-cell>
          <table:table-cell office:value-type="float" office:value="6" calcext:value-type="float">
            <text:p>6</text:p>
          </table:table-cell>
          <table:table-cell table:number-columns-repeated="7" office:value-type="string" calcext:value-type="string">
            <text:p>null</text:p>
          </table:table-cell>
          <table:table-cell office:value-type="string" calcext:value-type="string">
            <text:p>hallowed redeemer</text:p>
          </table:table-cell>
          <table:table-cell table:number-columns-repeated="1001"/>
        </table:table-row>
        <table:table-row table:style-name="ro1">
          <table:table-cell office:value-type="string" calcext:value-type="string">
            <text:p>cdunq206</text:p>
          </table:table-cell>
          <table:table-cell table:number-columns-repeated="2" office:value-type="string" calcext:value-type="string">
            <text:p>null</text:p>
          </table:table-cell>
          <table:table-cell office:value-type="string" calcext:value-type="string">
            <text:p>scrcs01</text:p>
          </table:table-cell>
          <table:table-cell office:value-type="string" calcext:value-type="string">
            <text:p>null</text:p>
          </table:table-cell>
          <table:table-cell office:value-type="string" calcext:value-type="string">
            <text:p>bag03</text:p>
          </table:table-cell>
          <table:table-cell office:value-type="string" calcext:value-type="string">
            <text:p>ibag03</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croll case</text:p>
          </table:table-cell>
          <table:table-cell table:number-columns-repeated="1001"/>
        </table:table-row>
        <table:table-row table:style-name="ro1">
          <table:table-cell office:value-type="string" calcext:value-type="string">
            <text:p>cdunq206</text:p>
          </table:table-cell>
          <table:table-cell table:number-columns-repeated="2" office:value-type="string" calcext:value-type="string">
            <text:p>null</text:p>
          </table:table-cell>
          <table:table-cell office:value-type="string" calcext:value-type="string">
            <text:p>scrcs02</text:p>
          </table:table-cell>
          <table:table-cell office:value-type="string" calcext:value-type="string">
            <text:p>null</text:p>
          </table:table-cell>
          <table:table-cell office:value-type="string" calcext:value-type="string">
            <text:p>bag03</text:p>
          </table:table-cell>
          <table:table-cell office:value-type="string" calcext:value-type="string">
            <text:p>ibag03</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croll case</text:p>
          </table:table-cell>
          <table:table-cell table:number-columns-repeated="1001"/>
        </table:table-row>
        <table:table-row table:style-name="ro1">
          <table:table-cell office:value-type="string" calcext:value-type="string">
            <text:p>cdunq206</text:p>
          </table:table-cell>
          <table:table-cell table:number-columns-repeated="2" office:value-type="string" calcext:value-type="string">
            <text:p>null</text:p>
          </table:table-cell>
          <table:table-cell office:value-type="string" calcext:value-type="string">
            <text:p>scrcs03</text:p>
          </table:table-cell>
          <table:table-cell office:value-type="string" calcext:value-type="string">
            <text:p>null</text:p>
          </table:table-cell>
          <table:table-cell office:value-type="string" calcext:value-type="string">
            <text:p>bag03</text:p>
          </table:table-cell>
          <table:table-cell office:value-type="string" calcext:value-type="string">
            <text:p>ibag03</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croll case</text:p>
          </table:table-cell>
          <table:table-cell table:number-columns-repeated="1001"/>
        </table:table-row>
        <table:table-row table:style-name="ro1">
          <table:table-cell office:value-type="string" calcext:value-type="string">
            <text:p>cdunq206</text:p>
          </table:table-cell>
          <table:table-cell table:number-columns-repeated="2" office:value-type="string" calcext:value-type="string">
            <text:p>null</text:p>
          </table:table-cell>
          <table:table-cell office:value-type="string" calcext:value-type="string">
            <text:p>scrcs04</text:p>
          </table:table-cell>
          <table:table-cell office:value-type="string" calcext:value-type="string">
            <text:p>null</text:p>
          </table:table-cell>
          <table:table-cell office:value-type="string" calcext:value-type="string">
            <text:p>bag03</text:p>
          </table:table-cell>
          <table:table-cell office:value-type="string" calcext:value-type="string">
            <text:p>ibag03</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croll case</text:p>
          </table:table-cell>
          <table:table-cell table:number-columns-repeated="1001"/>
        </table:table-row>
        <table:table-row table:style-name="ro1">
          <table:table-cell office:value-type="string" calcext:value-type="string">
            <text:p>cdunq206</text:p>
          </table:table-cell>
          <table:table-cell table:number-columns-repeated="2" office:value-type="string" calcext:value-type="string">
            <text:p>null</text:p>
          </table:table-cell>
          <table:table-cell office:value-type="string" calcext:value-type="string">
            <text:p>scrcs05</text:p>
          </table:table-cell>
          <table:table-cell office:value-type="string" calcext:value-type="string">
            <text:p>null</text:p>
          </table:table-cell>
          <table:table-cell office:value-type="string" calcext:value-type="string">
            <text:p>bag03</text:p>
          </table:table-cell>
          <table:table-cell office:value-type="string" calcext:value-type="string">
            <text:p>ibag03</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croll case</text:p>
          </table:table-cell>
          <table:table-cell table:number-columns-repeated="1001"/>
        </table:table-row>
        <table:table-row table:style-name="ro1">
          <table:table-cell office:value-type="string" calcext:value-type="string">
            <text:p>cdunq206</text:p>
          </table:table-cell>
          <table:table-cell table:number-columns-repeated="2" office:value-type="string" calcext:value-type="string">
            <text:p>null</text:p>
          </table:table-cell>
          <table:table-cell office:value-type="string" calcext:value-type="string">
            <text:p>scrcs06</text:p>
          </table:table-cell>
          <table:table-cell office:value-type="string" calcext:value-type="string">
            <text:p>null</text:p>
          </table:table-cell>
          <table:table-cell office:value-type="string" calcext:value-type="string">
            <text:p>bag03</text:p>
          </table:table-cell>
          <table:table-cell office:value-type="string" calcext:value-type="string">
            <text:p>ibag03</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croll case</text:p>
          </table:table-cell>
          <table:table-cell table:number-columns-repeated="1001"/>
        </table:table-row>
        <table:table-row table:style-name="ro1">
          <table:table-cell office:value-type="string" calcext:value-type="string">
            <text:p>cdunq206</text:p>
          </table:table-cell>
          <table:table-cell table:number-columns-repeated="2" office:value-type="string" calcext:value-type="string">
            <text:p>null</text:p>
          </table:table-cell>
          <table:table-cell office:value-type="string" calcext:value-type="string">
            <text:p>scrcs07</text:p>
          </table:table-cell>
          <table:table-cell office:value-type="string" calcext:value-type="string">
            <text:p>null</text:p>
          </table:table-cell>
          <table:table-cell office:value-type="string" calcext:value-type="string">
            <text:p>bag03</text:p>
          </table:table-cell>
          <table:table-cell office:value-type="string" calcext:value-type="string">
            <text:p>ibag03</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croll case</text:p>
          </table:table-cell>
          <table:table-cell table:number-columns-repeated="1001"/>
        </table:table-row>
        <table:table-row table:style-name="ro1">
          <table:table-cell office:value-type="string" calcext:value-type="string">
            <text:p>cdunq206</text:p>
          </table:table-cell>
          <table:table-cell table:number-columns-repeated="2" office:value-type="string" calcext:value-type="string">
            <text:p>null</text:p>
          </table:table-cell>
          <table:table-cell office:value-type="string" calcext:value-type="string">
            <text:p>scrcs08</text:p>
          </table:table-cell>
          <table:table-cell office:value-type="string" calcext:value-type="string">
            <text:p>null</text:p>
          </table:table-cell>
          <table:table-cell office:value-type="string" calcext:value-type="string">
            <text:p>bag03</text:p>
          </table:table-cell>
          <table:table-cell office:value-type="string" calcext:value-type="string">
            <text:p>ibag03</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croll case</text:p>
          </table:table-cell>
          <table:table-cell table:number-columns-repeated="1001"/>
        </table:table-row>
        <table:table-row table:style-name="ro1">
          <table:table-cell office:value-type="string" calcext:value-type="string">
            <text:p>cdunq206</text:p>
          </table:table-cell>
          <table:table-cell table:number-columns-repeated="2" office:value-type="string" calcext:value-type="string">
            <text:p>null</text:p>
          </table:table-cell>
          <table:table-cell office:value-type="string" calcext:value-type="string">
            <text:p>scrcs09</text:p>
          </table:table-cell>
          <table:table-cell office:value-type="string" calcext:value-type="string">
            <text:p>null</text:p>
          </table:table-cell>
          <table:table-cell office:value-type="string" calcext:value-type="string">
            <text:p>bag03</text:p>
          </table:table-cell>
          <table:table-cell office:value-type="string" calcext:value-type="string">
            <text:p>ibag03</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croll case</text:p>
          </table:table-cell>
          <table:table-cell table:number-columns-repeated="1001"/>
        </table:table-row>
        <table:table-row table:style-name="ro1">
          <table:table-cell office:value-type="string" calcext:value-type="string">
            <text:p>cdunq206</text:p>
          </table:table-cell>
          <table:table-cell table:number-columns-repeated="2" office:value-type="string" calcext:value-type="string">
            <text:p>null</text:p>
          </table:table-cell>
          <table:table-cell office:value-type="string" calcext:value-type="string">
            <text:p>scrcs10</text:p>
          </table:table-cell>
          <table:table-cell office:value-type="string" calcext:value-type="string">
            <text:p>null</text:p>
          </table:table-cell>
          <table:table-cell office:value-type="string" calcext:value-type="string">
            <text:p>bag03</text:p>
          </table:table-cell>
          <table:table-cell office:value-type="string" calcext:value-type="string">
            <text:p>ibag03</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croll case</text:p>
          </table:table-cell>
          <table:table-cell table:number-columns-repeated="1001"/>
        </table:table-row>
        <table:table-row table:style-name="ro1">
          <table:table-cell office:value-type="string" calcext:value-type="string">
            <text:p>cdunq207</text:p>
          </table:table-cell>
          <table:table-cell office:value-type="string" calcext:value-type="string">
            <text:p>wa2amu</text:p>
          </table:table-cell>
          <table:table-cell table:number-columns-repeated="3" office:value-type="string" calcext:value-type="string">
            <text:p>null</text:p>
          </table:table-cell>
          <table:table-cell office:value-type="string" calcext:value-type="string">
            <text:p>00amul14</text:p>
          </table:table-cell>
          <table:table-cell office:value-type="string" calcext:value-type="string">
            <text:p>iamul15</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hield amulet</text:p>
          </table:table-cell>
          <table:table-cell table:number-columns-repeated="1001"/>
        </table:table-row>
        <table:table-row table:style-name="ro1">
          <table:table-cell office:value-type="string" calcext:value-type="string">
            <text:p>cdunq208</text:p>
          </table:table-cell>
          <table:table-cell office:value-type="string" calcext:value-type="string">
            <text:p>nebelt01</text:p>
          </table:table-cell>
          <table:table-cell table:number-columns-repeated="3" office:value-type="string" calcext:value-type="string">
            <text:p>null</text:p>
          </table:table-cell>
          <table:table-cell office:value-type="string" calcext:value-type="string">
            <text:p>00belt01</text:p>
          </table:table-cell>
          <table:table-cell office:value-type="string" calcext:value-type="string">
            <text:p>ibelt01</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generic girdle</text:p>
          </table:table-cell>
          <table:table-cell table:number-columns-repeated="1001"/>
        </table:table-row>
        <table:table-row table:style-name="ro1">
          <table:table-cell office:value-type="string" calcext:value-type="string">
            <text:p>cdunq209</text:p>
          </table:table-cell>
          <table:table-cell office:value-type="string" calcext:value-type="string">
            <text:p>enmace</text:p>
          </table:table-cell>
          <table:table-cell table:number-columns-repeated="3" office:value-type="string" calcext:value-type="string">
            <text:p>null</text:p>
          </table:table-cell>
          <table:table-cell office:value-type="string" calcext:value-type="string">
            <text:p>00macear</text:p>
          </table:table-cell>
          <table:table-cell office:value-type="string" calcext:value-type="string">
            <text:p>imacear</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8" calcext:value-type="float">
            <text:p>28</text:p>
          </table:table-cell>
          <table:table-cell office:value-type="float" office:value="27" calcext:value-type="float">
            <text:p>27</text:p>
          </table:table-cell>
          <table:table-cell office:value-type="float" office:value="28" calcext:value-type="float">
            <text:p>28</text:p>
          </table:table-cell>
          <table:table-cell table:number-columns-repeated="7" office:value-type="string" calcext:value-type="string">
            <text:p>null</text:p>
          </table:table-cell>
          <table:table-cell office:value-type="string" calcext:value-type="string">
            <text:p>azure rod</text:p>
          </table:table-cell>
          <table:table-cell table:number-columns-repeated="1001"/>
        </table:table-row>
        <table:table-row table:style-name="ro1">
          <table:table-cell office:value-type="string" calcext:value-type="string">
            <text:p>cdunq210</text:p>
          </table:table-cell>
          <table:table-cell office:value-type="string" calcext:value-type="string">
            <text:p>rodmace</text:p>
          </table:table-cell>
          <table:table-cell table:number-columns-repeated="3" office:value-type="string" calcext:value-type="string">
            <text:p>null</text:p>
          </table:table-cell>
          <table:table-cell office:value-type="string" calcext:value-type="string">
            <text:p>00mace02</text:p>
          </table:table-cell>
          <table:table-cell office:value-type="string" calcext:value-type="string">
            <text:p>imaceb2</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0" calcext:value-type="float">
            <text:p>30</text:p>
          </table:table-cell>
          <table:table-cell office:value-type="float" office:value="22" calcext:value-type="float">
            <text:p>22</text:p>
          </table:table-cell>
          <table:table-cell office:value-type="float" office:value="30" calcext:value-type="float">
            <text:p>30</text:p>
          </table:table-cell>
          <table:table-cell table:number-columns-repeated="7" office:value-type="string" calcext:value-type="string">
            <text:p>null</text:p>
          </table:table-cell>
          <table:table-cell office:value-type="string" calcext:value-type="string">
            <text:p>masterwork mace</text:p>
          </table:table-cell>
          <table:table-cell table:number-columns-repeated="1001"/>
        </table:table-row>
        <table:table-row table:style-name="ro1">
          <table:table-cell office:value-type="string" calcext:value-type="string">
            <text:p>cdunq211</text:p>
          </table:table-cell>
          <table:table-cell office:value-type="string" calcext:value-type="string">
            <text:p>enmorn</text:p>
          </table:table-cell>
          <table:table-cell table:number-columns-repeated="3" office:value-type="string" calcext:value-type="string">
            <text:p>null</text:p>
          </table:table-cell>
          <table:table-cell office:value-type="string" calcext:value-type="string">
            <text:p>00mstr89</text:p>
          </table:table-cell>
          <table:table-cell office:value-type="string" calcext:value-type="string">
            <text:p>imstrm3</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91" calcext:value-type="float">
            <text:p>91</text:p>
          </table:table-cell>
          <table:table-cell office:value-type="float" office:value="25" calcext:value-type="float">
            <text:p>25</text:p>
          </table:table-cell>
          <table:table-cell table:number-columns-repeated="7" office:value-type="string" calcext:value-type="string">
            <text:p>null</text:p>
          </table:table-cell>
          <table:table-cell office:value-type="string" calcext:value-type="string">
            <text:p>morningstar +3</text:p>
          </table:table-cell>
          <table:table-cell table:number-columns-repeated="1001"/>
        </table:table-row>
        <table:table-row table:style-name="ro1">
          <table:table-cell office:value-type="string" calcext:value-type="string">
            <text:p>cdunq212</text:p>
          </table:table-cell>
          <table:table-cell office:value-type="string" calcext:value-type="string">
            <text:p>blun19</text:p>
          </table:table-cell>
          <table:table-cell table:number-columns-repeated="3" office:value-type="string" calcext:value-type="string">
            <text:p>null</text:p>
          </table:table-cell>
          <table:table-cell office:value-type="string" calcext:value-type="string">
            <text:p>zzj6hfmm</text:p>
          </table:table-cell>
          <table:table-cell office:value-type="string" calcext:value-type="string">
            <text:p>imacemm</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8" calcext:value-type="float">
            <text:p>98</text:p>
          </table:table-cell>
          <table:table-cell office:value-type="float" office:value="26" calcext:value-type="float">
            <text:p>26</text:p>
          </table:table-cell>
          <table:table-cell office:value-type="float" office:value="98" calcext:value-type="float">
            <text:p>98</text:p>
          </table:table-cell>
          <table:table-cell table:number-columns-repeated="7" office:value-type="string" calcext:value-type="string">
            <text:p>null</text:p>
          </table:table-cell>
          <table:table-cell office:value-type="string" calcext:value-type="string">
            <text:p>selune's blessing</text:p>
          </table:table-cell>
          <table:table-cell table:number-columns-repeated="1001"/>
        </table:table-row>
        <table:table-row table:style-name="ro1">
          <table:table-cell office:value-type="string" calcext:value-type="string">
            <text:p>cdunq213</text:p>
          </table:table-cell>
          <table:table-cell office:value-type="string" calcext:value-type="string">
            <text:p>blun16</text:p>
          </table:table-cell>
          <table:table-cell table:number-columns-repeated="3" office:value-type="string" calcext:value-type="string">
            <text:p>null</text:p>
          </table:table-cell>
          <table:table-cell office:value-type="string" calcext:value-type="string">
            <text:p>00mace01</text:p>
          </table:table-cell>
          <table:table-cell office:value-type="string" calcext:value-type="string">
            <text:p>imaceb1</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8" calcext:value-type="float">
            <text:p>98</text:p>
          </table:table-cell>
          <table:table-cell office:value-type="float" office:value="22" calcext:value-type="float">
            <text:p>22</text:p>
          </table:table-cell>
          <table:table-cell office:value-type="float" office:value="98" calcext:value-type="float">
            <text:p>98</text:p>
          </table:table-cell>
          <table:table-cell table:number-columns-repeated="7" office:value-type="string" calcext:value-type="string">
            <text:p>null</text:p>
          </table:table-cell>
          <table:table-cell office:value-type="string" calcext:value-type="string">
            <text:p>generic mace</text:p>
          </table:table-cell>
          <table:table-cell table:number-columns-repeated="1001"/>
        </table:table-row>
        <table:table-row table:style-name="ro1">
          <table:table-cell office:value-type="string" calcext:value-type="string">
            <text:p>cdunq214</text:p>
          </table:table-cell>
          <table:table-cell office:value-type="string" calcext:value-type="string">
            <text:p>wastar</text:p>
          </table:table-cell>
          <table:table-cell table:number-columns-repeated="3" office:value-type="string" calcext:value-type="string">
            <text:p>null</text:p>
          </table:table-cell>
          <table:table-cell office:value-type="string" calcext:value-type="string">
            <text:p>00mace94</text:p>
          </table:table-cell>
          <table:table-cell office:value-type="string" calcext:value-type="string">
            <text:p>imacem0</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38" calcext:value-type="float">
            <text:p>38</text:p>
          </table:table-cell>
          <table:table-cell office:value-type="float" office:value="25" calcext:value-type="float">
            <text:p>25</text:p>
          </table:table-cell>
          <table:table-cell table:number-columns-repeated="7" office:value-type="string" calcext:value-type="string">
            <text:p>null</text:p>
          </table:table-cell>
          <table:table-cell office:value-type="string" calcext:value-type="string">
            <text:p>mace of holy smite, others</text:p>
          </table:table-cell>
          <table:table-cell table:number-columns-repeated="1001"/>
        </table:table-row>
        <table:table-row table:style-name="ro1">
          <table:table-cell office:value-type="string" calcext:value-type="string">
            <text:p>cdunq215</text:p>
          </table:table-cell>
          <table:table-cell office:value-type="string" calcext:value-type="string">
            <text:p>hlolth</text:p>
          </table:table-cell>
          <table:table-cell table:number-columns-repeated="3" office:value-type="string" calcext:value-type="string">
            <text:p>null</text:p>
          </table:table-cell>
          <table:table-cell office:value-type="string" calcext:value-type="string">
            <text:p>00mace98</text:p>
          </table:table-cell>
          <table:table-cell office:value-type="string" calcext:value-type="string">
            <text:p>imacem3</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1" calcext:value-type="float">
            <text:p>31</text:p>
          </table:table-cell>
          <table:table-cell office:value-type="float" office:value="27" calcext:value-type="float">
            <text:p>27</text:p>
          </table:table-cell>
          <table:table-cell office:value-type="float" office:value="31" calcext:value-type="float">
            <text:p>31</text:p>
          </table:table-cell>
          <table:table-cell table:number-columns-repeated="7" office:value-type="string" calcext:value-type="string">
            <text:p>null</text:p>
          </table:table-cell>
          <table:table-cell office:value-type="string" calcext:value-type="string">
            <text:p>mace +3</text:p>
          </table:table-cell>
          <table:table-cell table:number-columns-repeated="1001"/>
        </table:table-row>
        <table:table-row table:style-name="ro1">
          <table:table-cell office:value-type="string" calcext:value-type="string">
            <text:p>cdunq216</text:p>
          </table:table-cell>
          <table:table-cell office:value-type="string" calcext:value-type="string">
            <text:p>wamace</text:p>
          </table:table-cell>
          <table:table-cell table:number-columns-repeated="3" office:value-type="string" calcext:value-type="string">
            <text:p>null</text:p>
          </table:table-cell>
          <table:table-cell office:value-type="string" calcext:value-type="string">
            <text:p>00mace97</text:p>
          </table:table-cell>
          <table:table-cell office:value-type="string" calcext:value-type="string">
            <text:p>imacem4</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81" calcext:value-type="float">
            <text:p>81</text:p>
          </table:table-cell>
          <table:table-cell office:value-type="float" office:value="38" calcext:value-type="float">
            <text:p>38</text:p>
          </table:table-cell>
          <table:table-cell office:value-type="float" office:value="81" calcext:value-type="float">
            <text:p>81</text:p>
          </table:table-cell>
          <table:table-cell table:number-columns-repeated="7" office:value-type="string" calcext:value-type="string">
            <text:p>null</text:p>
          </table:table-cell>
          <table:table-cell office:value-type="string" calcext:value-type="string">
            <text:p>mace +4</text:p>
          </table:table-cell>
          <table:table-cell table:number-columns-repeated="1001"/>
        </table:table-row>
        <table:table-row table:style-name="ro1">
          <table:table-cell office:value-type="string" calcext:value-type="string">
            <text:p>cdunq217</text:p>
          </table:table-cell>
          <table:table-cell office:value-type="string" calcext:value-type="string">
            <text:p>ohbblun1</text:p>
          </table:table-cell>
          <table:table-cell table:number-columns-repeated="3" office:value-type="string" calcext:value-type="string">
            <text:p>null</text:p>
          </table:table-cell>
          <table:table-cell office:value-type="string" calcext:value-type="string">
            <text:p>00club82</text:p>
          </table:table-cell>
          <table:table-cell office:value-type="string" calcext:value-type="string">
            <text:p>iclubm1</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22" calcext:value-type="float">
            <text:p>22</text:p>
          </table:table-cell>
          <table:table-cell table:number-columns-repeated="7" office:value-type="string" calcext:value-type="string">
            <text:p>null</text:p>
          </table:table-cell>
          <table:table-cell office:value-type="string" calcext:value-type="string">
            <text:p>stun club +1</text:p>
          </table:table-cell>
          <table:table-cell table:number-columns-repeated="1001"/>
        </table:table-row>
        <table:table-row table:style-name="ro1">
          <table:table-cell office:value-type="string" calcext:value-type="string">
            <text:p>cdunq218</text:p>
          </table:table-cell>
          <table:table-cell office:value-type="string" calcext:value-type="string">
            <text:p>ohblun50</text:p>
          </table:table-cell>
          <table:table-cell table:number-columns-repeated="3" office:value-type="string" calcext:value-type="string">
            <text:p>null</text:p>
          </table:table-cell>
          <table:table-cell office:value-type="string" calcext:value-type="string">
            <text:p>00club01</text:p>
          </table:table-cell>
          <table:table-cell office:value-type="string" calcext:value-type="string">
            <text:p>iclubb1</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22" calcext:value-type="float">
            <text:p>22</text:p>
          </table:table-cell>
          <table:table-cell office:value-type="float" office:value="23" calcext:value-type="float">
            <text:p>23</text:p>
          </table:table-cell>
          <table:table-cell table:number-columns-repeated="7" office:value-type="string" calcext:value-type="string">
            <text:p>null</text:p>
          </table:table-cell>
          <table:table-cell office:value-type="string" calcext:value-type="string">
            <text:p>generic club</text:p>
          </table:table-cell>
          <table:table-cell table:number-columns-repeated="1001"/>
        </table:table-row>
        <table:table-row table:style-name="ro1">
          <table:table-cell office:value-type="string" calcext:value-type="string">
            <text:p>cdunq219</text:p>
          </table:table-cell>
          <table:table-cell office:value-type="string" calcext:value-type="string">
            <text:p>ohblun51</text:p>
          </table:table-cell>
          <table:table-cell table:number-columns-repeated="3" office:value-type="string" calcext:value-type="string">
            <text:p>null</text:p>
          </table:table-cell>
          <table:table-cell office:value-type="string" calcext:value-type="string">
            <text:p>00club94</text:p>
          </table:table-cell>
          <table:table-cell office:value-type="string" calcext:value-type="string">
            <text:p>iclubb2</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22" calcext:value-type="float">
            <text:p>22</text:p>
          </table:table-cell>
          <table:table-cell office:value-type="float" office:value="23" calcext:value-type="float">
            <text:p>23</text:p>
          </table:table-cell>
          <table:table-cell table:number-columns-repeated="7" office:value-type="string" calcext:value-type="string">
            <text:p>null</text:p>
          </table:table-cell>
          <table:table-cell office:value-type="string" calcext:value-type="string">
            <text:p>masterwork club</text:p>
          </table:table-cell>
          <table:table-cell table:number-columns-repeated="1001"/>
        </table:table-row>
        <table:table-row table:style-name="ro1">
          <table:table-cell office:value-type="string" calcext:value-type="string">
            <text:p>cdunq220</text:p>
          </table:table-cell>
          <table:table-cell office:value-type="string" calcext:value-type="string">
            <text:p>kuobolt</text:p>
          </table:table-cell>
          <table:table-cell table:number-columns-repeated="3" office:value-type="string" calcext:value-type="string">
            <text:p>null</text:p>
          </table:table-cell>
          <table:table-cell office:value-type="string" calcext:value-type="string">
            <text:p>00bolt01</text:p>
          </table:table-cell>
          <table:table-cell office:value-type="string" calcext:value-type="string">
            <text:p>iboltb1</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generic bolt</text:p>
          </table:table-cell>
          <table:table-cell table:number-columns-repeated="1001"/>
        </table:table-row>
        <table:table-row table:style-name="ro1">
          <table:table-cell office:value-type="string" calcext:value-type="string">
            <text:p>cdunq220</text:p>
          </table:table-cell>
          <table:table-cell office:value-type="string" calcext:value-type="string">
            <text:p>kuobolt2</text:p>
          </table:table-cell>
          <table:table-cell table:number-columns-repeated="3" office:value-type="string" calcext:value-type="string">
            <text:p>null</text:p>
          </table:table-cell>
          <table:table-cell office:value-type="string" calcext:value-type="string">
            <text:p>00bolt01</text:p>
          </table:table-cell>
          <table:table-cell office:value-type="string" calcext:value-type="string">
            <text:p>iboltb1</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generic bolt</text:p>
          </table:table-cell>
          <table:table-cell table:number-columns-repeated="1001"/>
        </table:table-row>
        <table:table-row table:style-name="ro1">
          <table:table-cell office:value-type="string" calcext:value-type="string">
            <text:p>cdunq220</text:p>
          </table:table-cell>
          <table:table-cell office:value-type="string" calcext:value-type="string">
            <text:p>kuobolt3</text:p>
          </table:table-cell>
          <table:table-cell table:number-columns-repeated="3" office:value-type="string" calcext:value-type="string">
            <text:p>null</text:p>
          </table:table-cell>
          <table:table-cell office:value-type="string" calcext:value-type="string">
            <text:p>00bolt01</text:p>
          </table:table-cell>
          <table:table-cell office:value-type="string" calcext:value-type="string">
            <text:p>iboltb1</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generic bolt</text:p>
          </table:table-cell>
          <table:table-cell table:number-columns-repeated="1001"/>
        </table:table-row>
        <table:table-row table:style-name="ro1">
          <table:table-cell office:value-type="string" calcext:value-type="string">
            <text:p>cdunq221</text:p>
          </table:table-cell>
          <table:table-cell office:value-type="string" calcext:value-type="string">
            <text:p>sahbolt</text:p>
          </table:table-cell>
          <table:table-cell table:number-columns-repeated="3" office:value-type="string" calcext:value-type="string">
            <text:p>null</text:p>
          </table:table-cell>
          <table:table-cell office:value-type="string" calcext:value-type="string">
            <text:p>00bolt02</text:p>
          </table:table-cell>
          <table:table-cell office:value-type="string" calcext:value-type="string">
            <text:p>iboltb2</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masterwork bolt</text:p>
          </table:table-cell>
          <table:table-cell table:number-columns-repeated="1001"/>
        </table:table-row>
        <table:table-row table:style-name="ro1">
          <table:table-cell office:value-type="string" calcext:value-type="string">
            <text:p>cdunq222</text:p>
          </table:table-cell>
          <table:table-cell office:value-type="string" calcext:value-type="string">
            <text:p>rsboot</text:p>
          </table:table-cell>
          <table:table-cell table:number-columns-repeated="4" office:value-type="string" calcext:value-type="string">
            <text:p>null</text:p>
          </table:table-cell>
          <table:table-cell office:value-type="string" calcext:value-type="string">
            <text:p>ibootman</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unused?</text:p>
          </table:table-cell>
          <table:table-cell table:number-columns-repeated="1001"/>
        </table:table-row>
        <table:table-row table:style-name="ro1">
          <table:table-cell office:value-type="string" calcext:value-type="string">
            <text:p>cdunq223</text:p>
          </table:table-cell>
          <table:table-cell office:value-type="string" calcext:value-type="string">
            <text:p>wa2shiel</text:p>
          </table:table-cell>
          <table:table-cell table:number-columns-repeated="3" office:value-type="string" calcext:value-type="string">
            <text:p>null</text:p>
          </table:table-cell>
          <table:table-cell office:value-type="string" calcext:value-type="string">
            <text:p>00shldff</text:p>
          </table:table-cell>
          <table:table-cell office:value-type="string" calcext:value-type="string">
            <text:p>ishldff</text:p>
          </table:table-cell>
          <table:table-cell office:value-type="string" calcext:value-type="string">
            <text:p>iwd2</text:p>
          </table:table-cell>
          <table:table-cell office:value-type="string" calcext:value-type="string">
            <text:p>shield</text:p>
          </table:table-cell>
          <table:table-cell table:number-columns-repeated="6" office:value-type="string" calcext:value-type="string">
            <text:p>null</text:p>
          </table:table-cell>
          <table:table-cell office:value-type="float" office:value="30" calcext:value-type="float">
            <text:p>30</text:p>
          </table:table-cell>
          <table:table-cell table:number-columns-repeated="2" office:value-type="float" office:value="28" calcext:value-type="float">
            <text:p>28</text:p>
          </table:table-cell>
          <table:table-cell office:value-type="float" office:value="30" calcext:value-type="float">
            <text:p>30</text:p>
          </table:table-cell>
          <table:table-cell table:number-columns-repeated="3" office:value-type="string" calcext:value-type="string">
            <text:p>null</text:p>
          </table:table-cell>
          <table:table-cell office:value-type="string" calcext:value-type="string">
            <text:p>footman's folly</text:p>
          </table:table-cell>
          <table:table-cell table:number-columns-repeated="1001"/>
        </table:table-row>
        <table:table-row table:style-name="ro1">
          <table:table-cell office:value-type="string" calcext:value-type="string">
            <text:p>cdunq224</text:p>
          </table:table-cell>
          <table:table-cell office:value-type="string" calcext:value-type="string">
            <text:p>cattibow</text:p>
          </table:table-cell>
          <table:table-cell table:number-columns-repeated="3" office:value-type="string" calcext:value-type="string">
            <text:p>null</text:p>
          </table:table-cell>
          <table:table-cell office:value-type="string" calcext:value-type="string">
            <text:p>00bowlfk</text:p>
          </table:table-cell>
          <table:table-cell office:value-type="string" calcext:value-type="string">
            <text:p>ibowlfk</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3" calcext:value-type="float">
            <text:p>13</text:p>
          </table:table-cell>
          <table:table-cell office:value-type="float" office:value="94" calcext:value-type="float">
            <text:p>94</text:p>
          </table:table-cell>
          <table:table-cell table:number-columns-repeated="8" office:value-type="string" calcext:value-type="string">
            <text:p>null</text:p>
          </table:table-cell>
          <table:table-cell office:value-type="string" calcext:value-type="string">
            <text:p>flamekiller</text:p>
          </table:table-cell>
          <table:table-cell table:number-columns-repeated="1001"/>
        </table:table-row>
        <table:table-row table:style-name="ro1">
          <table:table-cell office:value-type="string" calcext:value-type="string">
            <text:p>cdunq225</text:p>
          </table:table-cell>
          <table:table-cell office:value-type="string" calcext:value-type="string">
            <text:p>ohbglov1</text:p>
          </table:table-cell>
          <table:table-cell table:number-columns-repeated="3" office:value-type="string" calcext:value-type="string">
            <text:p>null</text:p>
          </table:table-cell>
          <table:table-cell office:value-type="string" calcext:value-type="string">
            <text:p>00brac18</text:p>
          </table:table-cell>
          <table:table-cell office:value-type="string" calcext:value-type="string">
            <text:p>ibrac18</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winter wolf gloves</text:p>
          </table:table-cell>
          <table:table-cell table:number-columns-repeated="1001"/>
        </table:table-row>
        <table:table-row table:style-name="ro1">
          <table:table-cell office:value-type="string" calcext:value-type="string">
            <text:p>cdunq226</text:p>
          </table:table-cell>
          <table:table-cell office:value-type="string" calcext:value-type="string">
            <text:p>clolth</text:p>
          </table:table-cell>
          <table:table-cell table:number-columns-repeated="3" office:value-type="string" calcext:value-type="string">
            <text:p>null</text:p>
          </table:table-cell>
          <table:table-cell office:value-type="string" calcext:value-type="string">
            <text:p>60chancd</text:p>
          </table:table-cell>
          <table:table-cell office:value-type="string" calcext:value-type="string">
            <text:p>ichancd</text:p>
          </table:table-cell>
          <table:table-cell office:value-type="string" calcext:value-type="string">
            <text:p>iwd2</text:p>
          </table:table-cell>
          <table:table-cell office:value-type="string" calcext:value-type="string">
            <text:p>armor</text:p>
          </table:table-cell>
          <table:table-cell office:value-type="float" office:value="30" calcext:value-type="float">
            <text:p>30</text:p>
          </table:table-cell>
          <table:table-cell table:number-columns-repeated="2" office:value-type="float" office:value="27" calcext:value-type="float">
            <text:p>27</text:p>
          </table:table-cell>
          <table:table-cell table:number-columns-repeated="10" office:value-type="string" calcext:value-type="string">
            <text:p>null</text:p>
          </table:table-cell>
          <table:table-cell office:value-type="string" calcext:value-type="string">
            <text:p>chain of drakkas</text:p>
          </table:table-cell>
          <table:table-cell table:number-columns-repeated="1001"/>
        </table:table-row>
        <table:table-row table:style-name="ro1">
          <table:table-cell office:value-type="string" calcext:value-type="string">
            <text:p>cdunq227</text:p>
          </table:table-cell>
          <table:table-cell office:value-type="string" calcext:value-type="string">
            <text:p>ohbclck1</text:p>
          </table:table-cell>
          <table:table-cell table:number-columns-repeated="3" office:value-type="string" calcext:value-type="string">
            <text:p>null</text:p>
          </table:table-cell>
          <table:table-cell office:value-type="string" calcext:value-type="string">
            <text:p>00clcksb</text:p>
          </table:table-cell>
          <table:table-cell office:value-type="string" calcext:value-type="string">
            <text:p>iclcksb</text:p>
          </table:table-cell>
          <table:table-cell office:value-type="string" calcext:value-type="string">
            <text:p>iwd2</text:p>
          </table:table-cell>
          <table:table-cell office:value-type="string" calcext:value-type="string">
            <text:p>armor</text:p>
          </table:table-cell>
          <table:table-cell office:value-type="float" office:value="65" calcext:value-type="float">
            <text:p>65</text:p>
          </table:table-cell>
          <table:table-cell office:value-type="float" office:value="21" calcext:value-type="float">
            <text:p>21</text:p>
          </table:table-cell>
          <table:table-cell office:value-type="float" office:value="66" calcext:value-type="float">
            <text:p>66</text:p>
          </table:table-cell>
          <table:table-cell table:number-columns-repeated="10" office:value-type="string" calcext:value-type="string">
            <text:p>null</text:p>
          </table:table-cell>
          <table:table-cell office:value-type="string" calcext:value-type="string">
            <text:p>shroud of bankao</text:p>
          </table:table-cell>
          <table:table-cell table:number-columns-repeated="1001"/>
        </table:table-row>
        <table:table-row table:style-name="ro1">
          <table:table-cell office:value-type="string" calcext:value-type="string">
            <text:p>cdunq228</text:p>
          </table:table-cell>
          <table:table-cell office:value-type="string" calcext:value-type="string">
            <text:p>dagg20</text:p>
          </table:table-cell>
          <table:table-cell table:number-columns-repeated="3" office:value-type="string" calcext:value-type="string">
            <text:p>null</text:p>
          </table:table-cell>
          <table:table-cell office:value-type="string" calcext:value-type="string">
            <text:p>62daggxf</text:p>
          </table:table-cell>
          <table:table-cell office:value-type="string" calcext:value-type="string">
            <text:p>idaggxf</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100" calcext:value-type="float">
            <text:p>100</text:p>
          </table:table-cell>
          <table:table-cell office:value-type="float" office:value="98" calcext:value-type="float">
            <text:p>98</text:p>
          </table:table-cell>
          <table:table-cell table:number-columns-repeated="7" office:value-type="string" calcext:value-type="string">
            <text:p>null</text:p>
          </table:table-cell>
          <table:table-cell office:value-type="string" calcext:value-type="string">
            <text:p>xvimian fang</text:p>
          </table:table-cell>
          <table:table-cell table:number-columns-repeated="1001"/>
        </table:table-row>
        <table:table-row table:style-name="ro1">
          <table:table-cell office:value-type="string" calcext:value-type="string">
            <text:p>cdunq229</text:p>
          </table:table-cell>
          <table:table-cell office:value-type="string" calcext:value-type="string">
            <text:p>cdnebdag</text:p>
          </table:table-cell>
          <table:table-cell table:number-columns-repeated="3" office:value-type="string" calcext:value-type="string">
            <text:p>null</text:p>
          </table:table-cell>
          <table:table-cell office:value-type="string" calcext:value-type="string">
            <text:p>61daggws</text:p>
          </table:table-cell>
          <table:table-cell office:value-type="string" calcext:value-type="string">
            <text:p>idaggws</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4" calcext:value-type="float">
            <text:p>34</text:p>
          </table:table-cell>
          <table:table-cell office:value-type="float" office:value="32" calcext:value-type="float">
            <text:p>32</text:p>
          </table:table-cell>
          <table:table-cell office:value-type="float" office:value="15" calcext:value-type="float">
            <text:p>15</text:p>
          </table:table-cell>
          <table:table-cell table:number-columns-repeated="7" office:value-type="string" calcext:value-type="string">
            <text:p>null</text:p>
          </table:table-cell>
          <table:table-cell office:value-type="string" calcext:value-type="string">
            <text:p>wyvern stinger</text:p>
          </table:table-cell>
          <table:table-cell table:number-columns-repeated="1001"/>
        </table:table-row>
        <table:table-row table:style-name="ro1">
          <table:table-cell office:value-type="string" calcext:value-type="string">
            <text:p>cdunq229</text:p>
          </table:table-cell>
          <table:table-cell office:value-type="string" calcext:value-type="string">
            <text:p>nebdag</text:p>
          </table:table-cell>
          <table:table-cell table:number-columns-repeated="3" office:value-type="string" calcext:value-type="string">
            <text:p>null</text:p>
          </table:table-cell>
          <table:table-cell office:value-type="string" calcext:value-type="string">
            <text:p>61daggws</text:p>
          </table:table-cell>
          <table:table-cell office:value-type="string" calcext:value-type="string">
            <text:p>idaggws</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4" calcext:value-type="float">
            <text:p>34</text:p>
          </table:table-cell>
          <table:table-cell office:value-type="float" office:value="32" calcext:value-type="float">
            <text:p>32</text:p>
          </table:table-cell>
          <table:table-cell office:value-type="float" office:value="15" calcext:value-type="float">
            <text:p>15</text:p>
          </table:table-cell>
          <table:table-cell table:number-columns-repeated="7" office:value-type="string" calcext:value-type="string">
            <text:p>null</text:p>
          </table:table-cell>
          <table:table-cell office:value-type="string" calcext:value-type="string">
            <text:p>wyvern stinger</text:p>
          </table:table-cell>
          <table:table-cell table:number-columns-repeated="1001"/>
        </table:table-row>
        <table:table-row table:style-name="ro1">
          <table:table-cell office:value-type="string" calcext:value-type="string">
            <text:p>cdunq230</text:p>
          </table:table-cell>
          <table:table-cell office:value-type="string" calcext:value-type="string">
            <text:p>wa2halb</text:p>
          </table:table-cell>
          <table:table-cell table:number-columns-repeated="3" office:value-type="string" calcext:value-type="string">
            <text:p>null</text:p>
          </table:table-cell>
          <table:table-cell office:value-type="string" calcext:value-type="string">
            <text:p>63halbpb</text:p>
          </table:table-cell>
          <table:table-cell office:value-type="string" calcext:value-type="string">
            <text:p>ihalbpb</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01" calcext:value-type="float">
            <text:p>101</text:p>
          </table:table-cell>
          <table:table-cell office:value-type="float" office:value="40" calcext:value-type="float">
            <text:p>40</text:p>
          </table:table-cell>
          <table:table-cell office:value-type="float" office:value="101" calcext:value-type="float">
            <text:p>101</text:p>
          </table:table-cell>
          <table:table-cell table:number-columns-repeated="7" office:value-type="string" calcext:value-type="string">
            <text:p>null</text:p>
          </table:table-cell>
          <table:table-cell office:value-type="string" calcext:value-type="string">
            <text:p>pudu's blight</text:p>
          </table:table-cell>
          <table:table-cell table:number-columns-repeated="1001"/>
        </table:table-row>
        <table:table-row table:style-name="ro1">
          <table:table-cell office:value-type="string" calcext:value-type="string">
            <text:p>cdunq231</text:p>
          </table:table-cell>
          <table:table-cell office:value-type="string" calcext:value-type="string">
            <text:p>ohhkork</text:p>
          </table:table-cell>
          <table:table-cell table:number-columns-repeated="4" office:value-type="string" calcext:value-type="string">
            <text:p>null</text:p>
          </table:table-cell>
          <table:table-cell office:value-type="string" calcext:value-type="string">
            <text:p>irogue</text:p>
          </table:table-cell>
          <table:table-cell office:value-type="string" calcext:value-type="string">
            <text:p>iwd2</text:p>
          </table:table-cell>
          <table:table-cell office:value-type="string" calcext:value-type="string">
            <text:p>helm</text:p>
          </table:table-cell>
          <table:table-cell table:number-columns-repeated="13" office:value-type="string" calcext:value-type="string">
            <text:p>null</text:p>
          </table:table-cell>
          <table:table-cell office:value-type="string" calcext:value-type="string">
            <text:p>unused?</text:p>
          </table:table-cell>
          <table:table-cell table:number-columns-repeated="1001"/>
        </table:table-row>
        <table:table-row table:style-name="ro1">
          <table:table-cell office:value-type="string" calcext:value-type="string">
            <text:p>cdunq232</text:p>
          </table:table-cell>
          <table:table-cell office:value-type="string" calcext:value-type="string">
            <text:p>wa2harp</text:p>
          </table:table-cell>
          <table:table-cell table:number-columns-repeated="3" office:value-type="string" calcext:value-type="string">
            <text:p>null</text:p>
          </table:table-cell>
          <table:table-cell office:value-type="string" calcext:value-type="string">
            <text:p>00bard04</text:p>
          </table:table-cell>
          <table:table-cell office:value-type="string" calcext:value-type="string">
            <text:p>ilyre</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lyre of progression</text:p>
          </table:table-cell>
          <table:table-cell table:number-columns-repeated="1001"/>
        </table:table-row>
        <table:table-row table:style-name="ro1">
          <table:table-cell office:value-type="string" calcext:value-type="string">
            <text:p>cdunq233</text:p>
          </table:table-cell>
          <table:table-cell office:value-type="string" calcext:value-type="string">
            <text:p>ohbdagg1</text:p>
          </table:table-cell>
          <table:table-cell table:number-columns-repeated="3" office:value-type="string" calcext:value-type="string">
            <text:p>null</text:p>
          </table:table-cell>
          <table:table-cell office:value-type="string" calcext:value-type="string">
            <text:p>52daggsh</text:p>
          </table:table-cell>
          <table:table-cell office:value-type="string" calcext:value-type="string">
            <text:p>idaggsh</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00" calcext:value-type="float">
            <text:p>100</text:p>
          </table:table-cell>
          <table:table-cell office:value-type="float" office:value="91" calcext:value-type="float">
            <text:p>91</text:p>
          </table:table-cell>
          <table:table-cell office:value-type="float" office:value="30" calcext:value-type="float">
            <text:p>30</text:p>
          </table:table-cell>
          <table:table-cell table:number-columns-repeated="7" office:value-type="string" calcext:value-type="string">
            <text:p>null</text:p>
          </table:table-cell>
          <table:table-cell office:value-type="string" calcext:value-type="string">
            <text:p>sulo's hook</text:p>
          </table:table-cell>
          <table:table-cell table:number-columns-repeated="1001"/>
        </table:table-row>
        <table:table-row table:style-name="ro1">
          <table:table-cell office:value-type="string" calcext:value-type="string">
            <text:p>cdunq234</text:p>
          </table:table-cell>
          <table:table-cell office:value-type="string" calcext:value-type="string">
            <text:p>wastaff</text:p>
          </table:table-cell>
          <table:table-cell table:number-columns-repeated="3" office:value-type="string" calcext:value-type="string">
            <text:p>null</text:p>
          </table:table-cell>
          <table:table-cell office:value-type="string" calcext:value-type="string">
            <text:p>00staf05</text:p>
          </table:table-cell>
          <table:table-cell office:value-type="string" calcext:value-type="string">
            <text:p>istafhmg</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22" calcext:value-type="float">
            <text:p>22</text:p>
          </table:table-cell>
          <table:table-cell table:number-columns-repeated="8" office:value-type="string" calcext:value-type="string">
            <text:p>null</text:p>
          </table:table-cell>
          <table:table-cell office:value-type="string" calcext:value-type="string">
            <text:p>staff of the hanged man's glee</text:p>
          </table:table-cell>
          <table:table-cell table:number-columns-repeated="1001"/>
        </table:table-row>
        <table:table-row table:style-name="ro1">
          <table:table-cell office:value-type="string" calcext:value-type="string">
            <text:p>cdunq235</text:p>
          </table:table-cell>
          <table:table-cell office:value-type="string" calcext:value-type="string">
            <text:p>bruenpla</text:p>
          </table:table-cell>
          <table:table-cell table:number-columns-repeated="3" office:value-type="string" calcext:value-type="string">
            <text:p>null</text:p>
          </table:table-cell>
          <table:table-cell office:value-type="string" calcext:value-type="string">
            <text:p>00plat03</text:p>
          </table:table-cell>
          <table:table-cell office:value-type="string" calcext:value-type="string">
            <text:p>iarmhm3</text:p>
          </table:table-cell>
          <table:table-cell office:value-type="string" calcext:value-type="string">
            <text:p>iwd2</text:p>
          </table:table-cell>
          <table:table-cell office:value-type="string" calcext:value-type="string">
            <text:p>armor</text:p>
          </table:table-cell>
          <table:table-cell office:value-type="float" office:value="96" calcext:value-type="float">
            <text:p>96</text:p>
          </table:table-cell>
          <table:table-cell table:number-columns-repeated="2" office:value-type="float" office:value="97" calcext:value-type="float">
            <text:p>97</text:p>
          </table:table-cell>
          <table:table-cell table:number-columns-repeated="10" office:value-type="string" calcext:value-type="string">
            <text:p>null</text:p>
          </table:table-cell>
          <table:table-cell office:value-type="string" calcext:value-type="string">
            <text:p>mithral field plate armor +2</text:p>
          </table:table-cell>
          <table:table-cell table:number-columns-repeated="1001"/>
        </table:table-row>
        <table:table-row table:style-name="ro1">
          <table:table-cell table:style-name="ce3" office:value-type="string" calcext:value-type="string">
            <text:p>cdunq236</text:p>
          </table:table-cell>
          <table:table-cell table:style-name="ce6" office:value-type="string" calcext:value-type="string">
            <text:p>plat19</text:p>
          </table:table-cell>
          <table:table-cell table:number-columns-repeated="3" table:style-name="ce6" office:value-type="string" calcext:value-type="string">
            <text:p>null</text:p>
          </table:table-cell>
          <table:table-cell table:style-name="ce6" office:value-type="string" calcext:value-type="string">
            <text:p>plat23</text:p>
          </table:table-cell>
          <table:table-cell table:style-name="ce6" office:value-type="string" calcext:value-type="string">
            <text:p>iplat23</text:p>
          </table:table-cell>
          <table:table-cell table:style-name="ce6" office:value-type="string" calcext:value-type="string">
            <text:p>iwd2</text:p>
          </table:table-cell>
          <table:table-cell office:value-type="string" calcext:value-type="string">
            <text:p>armor</text:p>
          </table:table-cell>
          <table:table-cell office:value-type="float" office:value="27" calcext:value-type="float">
            <text:p>27</text:p>
          </table:table-cell>
          <table:table-cell office:value-type="float" office:value="25" calcext:value-type="float">
            <text:p>25</text:p>
          </table:table-cell>
          <table:table-cell office:value-type="float" office:value="27" calcext:value-type="float">
            <text:p>27</text:p>
          </table:table-cell>
          <table:table-cell table:number-columns-repeated="10" office:value-type="string" calcext:value-type="string">
            <text:p>null</text:p>
          </table:table-cell>
          <table:table-cell table:style-name="ce6" office:value-type="string" calcext:value-type="string">
            <text:p>full plate mail +1</text:p>
          </table:table-cell>
          <table:table-cell table:number-columns-repeated="1001"/>
        </table:table-row>
        <table:table-row table:style-name="ro1">
          <table:table-cell office:value-type="string" calcext:value-type="string">
            <text:p>cdunq237</text:p>
          </table:table-cell>
          <table:table-cell office:value-type="string" calcext:value-type="string">
            <text:p>wa2plat</text:p>
          </table:table-cell>
          <table:table-cell table:number-columns-repeated="3" office:value-type="string" calcext:value-type="string">
            <text:p>null</text:p>
          </table:table-cell>
          <table:table-cell office:value-type="string" calcext:value-type="string">
            <text:p>60platdc</text:p>
          </table:table-cell>
          <table:table-cell office:value-type="string" calcext:value-type="string">
            <text:p>iplatdc</text:p>
          </table:table-cell>
          <table:table-cell office:value-type="string" calcext:value-type="string">
            <text:p>iwd2</text:p>
          </table:table-cell>
          <table:table-cell office:value-type="string" calcext:value-type="string">
            <text:p>armor</text:p>
          </table:table-cell>
          <table:table-cell office:value-type="float" office:value="102" calcext:value-type="float">
            <text:p>102</text:p>
          </table:table-cell>
          <table:table-cell office:value-type="float" office:value="23" calcext:value-type="float">
            <text:p>23</text:p>
          </table:table-cell>
          <table:table-cell office:value-type="float" office:value="102" calcext:value-type="float">
            <text:p>102</text:p>
          </table:table-cell>
          <table:table-cell table:number-columns-repeated="10" office:value-type="string" calcext:value-type="string">
            <text:p>null</text:p>
          </table:table-cell>
          <table:table-cell office:value-type="string" calcext:value-type="string">
            <text:p>diamond cut</text:p>
          </table:table-cell>
          <table:table-cell table:number-columns-repeated="1001"/>
        </table:table-row>
        <table:table-row table:style-name="ro1">
          <table:table-cell office:value-type="string" calcext:value-type="string">
            <text:p>cdunq238</text:p>
          </table:table-cell>
          <table:table-cell office:value-type="string" calcext:value-type="string">
            <text:p>ohdarmor</text:p>
          </table:table-cell>
          <table:table-cell table:number-columns-repeated="3" office:value-type="string" calcext:value-type="string">
            <text:p>null</text:p>
          </table:table-cell>
          <table:table-cell office:value-type="string" calcext:value-type="string">
            <text:p>60platag</text:p>
          </table:table-cell>
          <table:table-cell office:value-type="string" calcext:value-type="string">
            <text:p>iplatag</text:p>
          </table:table-cell>
          <table:table-cell office:value-type="string" calcext:value-type="string">
            <text:p>iwd2</text:p>
          </table:table-cell>
          <table:table-cell office:value-type="string" calcext:value-type="string">
            <text:p>armor</text:p>
          </table:table-cell>
          <table:table-cell office:value-type="float" office:value="27" calcext:value-type="float">
            <text:p>27</text:p>
          </table:table-cell>
          <table:table-cell office:value-type="float" office:value="22" calcext:value-type="float">
            <text:p>22</text:p>
          </table:table-cell>
          <table:table-cell office:value-type="float" office:value="28" calcext:value-type="float">
            <text:p>28</text:p>
          </table:table-cell>
          <table:table-cell table:number-columns-repeated="10" office:value-type="string" calcext:value-type="string">
            <text:p>null</text:p>
          </table:table-cell>
          <table:table-cell office:value-type="string" calcext:value-type="string">
            <text:p>sir genesi armor</text:p>
          </table:table-cell>
          <table:table-cell table:number-columns-repeated="1001"/>
        </table:table-row>
        <table:table-row table:style-name="ro1">
          <table:table-cell office:value-type="string" calcext:value-type="string">
            <text:p>cdunq239</text:p>
          </table:table-cell>
          <table:table-cell office:value-type="string" calcext:value-type="string">
            <text:p>bazplo04</text:p>
          </table:table-cell>
          <table:table-cell table:number-columns-repeated="3" office:value-type="string" calcext:value-type="string">
            <text:p>null</text:p>
          </table:table-cell>
          <table:table-cell office:value-type="string" calcext:value-type="string">
            <text:p>50potn56</text:p>
          </table:table-cell>
          <table:table-cell office:value-type="string" calcext:value-type="string">
            <text:p>ipotn56</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venla's medicine</text:p>
          </table:table-cell>
          <table:table-cell table:number-columns-repeated="1001"/>
        </table:table-row>
        <table:table-row table:style-name="ro1">
          <table:table-cell office:value-type="string" calcext:value-type="string">
            <text:p>cdunq240</text:p>
          </table:table-cell>
          <table:table-cell office:value-type="string" calcext:value-type="string">
            <text:p>ohbptn08</text:p>
          </table:table-cell>
          <table:table-cell table:number-columns-repeated="3" office:value-type="string" calcext:value-type="string">
            <text:p>null</text:p>
          </table:table-cell>
          <table:table-cell office:value-type="string" calcext:value-type="string">
            <text:p>61potnub</text:p>
          </table:table-cell>
          <table:table-cell office:value-type="string" calcext:value-type="string">
            <text:p>ipotnub</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unenchanted histachii brew</text:p>
          </table:table-cell>
          <table:table-cell table:number-columns-repeated="1001"/>
        </table:table-row>
        <table:table-row table:style-name="ro1">
          <table:table-cell office:value-type="string" calcext:value-type="string">
            <text:p>cdunq241</text:p>
          </table:table-cell>
          <table:table-cell office:value-type="string" calcext:value-type="string">
            <text:p>ring40</text:p>
          </table:table-cell>
          <table:table-cell table:number-columns-repeated="3" office:value-type="string" calcext:value-type="string">
            <text:p>null</text:p>
          </table:table-cell>
          <table:table-cell office:value-type="string" calcext:value-type="string">
            <text:p>00ring07</text:p>
          </table:table-cell>
          <table:table-cell office:value-type="string" calcext:value-type="string">
            <text:p>iring15</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loodstone ring</text:p>
          </table:table-cell>
          <table:table-cell table:number-columns-repeated="1001"/>
        </table:table-row>
        <table:table-row table:style-name="ro1">
          <table:table-cell office:value-type="string" calcext:value-type="string">
            <text:p>cdunq242</text:p>
          </table:table-cell>
          <table:table-cell office:value-type="string" calcext:value-type="string">
            <text:p>ring30</text:p>
          </table:table-cell>
          <table:table-cell table:number-columns-repeated="3" office:value-type="string" calcext:value-type="string">
            <text:p>null</text:p>
          </table:table-cell>
          <table:table-cell office:value-type="string" calcext:value-type="string">
            <text:p>00ring73</text:p>
          </table:table-cell>
          <table:table-cell office:value-type="string" calcext:value-type="string">
            <text:p>iringm2</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hield ring, others</text:p>
          </table:table-cell>
          <table:table-cell table:number-columns-repeated="1001"/>
        </table:table-row>
        <table:table-row table:style-name="ro1">
          <table:table-cell office:value-type="string" calcext:value-type="string">
            <text:p>cdunq243</text:p>
          </table:table-cell>
          <table:table-cell office:value-type="string" calcext:value-type="string">
            <text:p>wa2ring</text:p>
          </table:table-cell>
          <table:table-cell table:number-columns-repeated="3" office:value-type="string" calcext:value-type="string">
            <text:p>null</text:p>
          </table:table-cell>
          <table:table-cell office:value-type="string" calcext:value-type="string">
            <text:p>00ring11</text:p>
          </table:table-cell>
          <table:table-cell office:value-type="string" calcext:value-type="string">
            <text:p>iring19</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uby ring</text:p>
          </table:table-cell>
          <table:table-cell table:number-columns-repeated="1001"/>
        </table:table-row>
        <table:table-row table:style-name="ro1">
          <table:table-cell office:value-type="string" calcext:value-type="string">
            <text:p>cdunq244</text:p>
          </table:table-cell>
          <table:table-cell office:value-type="string" calcext:value-type="string">
            <text:p>wasling</text:p>
          </table:table-cell>
          <table:table-cell table:number-columns-repeated="3" office:value-type="string" calcext:value-type="string">
            <text:p>null</text:p>
          </table:table-cell>
          <table:table-cell office:value-type="string" calcext:value-type="string">
            <text:p>00slng97</text:p>
          </table:table-cell>
          <table:table-cell office:value-type="string" calcext:value-type="string">
            <text:p>islngm4</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36" calcext:value-type="float">
            <text:p>36</text:p>
          </table:table-cell>
          <table:table-cell table:number-columns-repeated="8" office:value-type="string" calcext:value-type="string">
            <text:p>null</text:p>
          </table:table-cell>
          <table:table-cell office:value-type="string" calcext:value-type="string">
            <text:p>sling +4</text:p>
          </table:table-cell>
          <table:table-cell table:number-columns-repeated="1001"/>
        </table:table-row>
        <table:table-row table:style-name="ro1">
          <table:table-cell office:value-type="string" calcext:value-type="string">
            <text:p>cdunq245</text:p>
          </table:table-cell>
          <table:table-cell office:value-type="string" calcext:value-type="string">
            <text:p>rodspear</text:p>
          </table:table-cell>
          <table:table-cell table:number-columns-repeated="3" office:value-type="string" calcext:value-type="string">
            <text:p>null</text:p>
          </table:table-cell>
          <table:table-cell office:value-type="string" calcext:value-type="string">
            <text:p>00sper98</text:p>
          </table:table-cell>
          <table:table-cell office:value-type="string" calcext:value-type="string">
            <text:p>isperm3</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3" calcext:value-type="float">
            <text:p>93</text:p>
          </table:table-cell>
          <table:table-cell office:value-type="float" office:value="91" calcext:value-type="float">
            <text:p>91</text:p>
          </table:table-cell>
          <table:table-cell office:value-type="float" office:value="25" calcext:value-type="float">
            <text:p>25</text:p>
          </table:table-cell>
          <table:table-cell table:number-columns-repeated="7" office:value-type="string" calcext:value-type="string">
            <text:p>null</text:p>
          </table:table-cell>
          <table:table-cell office:value-type="string" calcext:value-type="string">
            <text:p>spear +3</text:p>
          </table:table-cell>
          <table:table-cell table:number-columns-repeated="1001"/>
        </table:table-row>
        <table:table-row table:style-name="ro1">
          <table:table-cell office:value-type="string" calcext:value-type="string">
            <text:p>cdunq246</text:p>
          </table:table-cell>
          <table:table-cell office:value-type="string" calcext:value-type="string">
            <text:p>waspear</text:p>
          </table:table-cell>
          <table:table-cell table:number-columns-repeated="3" office:value-type="string" calcext:value-type="string">
            <text:p>null</text:p>
          </table:table-cell>
          <table:table-cell office:value-type="string" calcext:value-type="string">
            <text:p>11hfsrnp</text:p>
          </table:table-cell>
          <table:table-cell office:value-type="string" calcext:value-type="string">
            <text:p>ispernp</text:p>
          </table:table-cell>
          <table:table-cell office:value-type="string" calcext:value-type="string">
            <text:p>iwd2</text:p>
          </table:table-cell>
          <table:table-cell office:value-type="string" calcext:value-type="string">
            <text:p>weapon</text:p>
          </table:table-cell>
          <table:table-cell table:number-columns-repeated="4" office:value-type="string" calcext:value-type="string">
            <text:p>null</text:p>
          </table:table-cell>
          <table:table-cell office:value-type="float" office:value="39" calcext:value-type="float">
            <text:p>39</text:p>
          </table:table-cell>
          <table:table-cell office:value-type="float" office:value="100" calcext:value-type="float">
            <text:p>100</text:p>
          </table:table-cell>
          <table:table-cell table:number-columns-repeated="7" office:value-type="string" calcext:value-type="string">
            <text:p>null</text:p>
          </table:table-cell>
          <table:table-cell office:value-type="string" calcext:value-type="string">
            <text:p>nine/twelve paces</text:p>
          </table:table-cell>
          <table:table-cell table:number-columns-repeated="1001"/>
        </table:table-row>
        <table:table-row table:style-name="ro1">
          <table:table-cell office:value-type="string" calcext:value-type="string">
            <text:p>cdunq247</text:p>
          </table:table-cell>
          <table:table-cell office:value-type="string" calcext:value-type="string">
            <text:p>enstaff</text:p>
          </table:table-cell>
          <table:table-cell table:number-columns-repeated="3" office:value-type="string" calcext:value-type="string">
            <text:p>null</text:p>
          </table:table-cell>
          <table:table-cell office:value-type="string" calcext:value-type="string">
            <text:p>00staf98</text:p>
          </table:table-cell>
          <table:table-cell office:value-type="string" calcext:value-type="string">
            <text:p>istafm3</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3" calcext:value-type="float">
            <text:p>23</text:p>
          </table:table-cell>
          <table:table-cell office:value-type="float" office:value="27" calcext:value-type="float">
            <text:p>27</text:p>
          </table:table-cell>
          <table:table-cell table:number-columns-repeated="8" office:value-type="string" calcext:value-type="string">
            <text:p>null</text:p>
          </table:table-cell>
          <table:table-cell office:value-type="string" calcext:value-type="string">
            <text:p>quarterstaff +3</text:p>
          </table:table-cell>
          <table:table-cell table:number-columns-repeated="1001"/>
        </table:table-row>
        <table:table-row table:style-name="ro1">
          <table:table-cell office:value-type="string" calcext:value-type="string">
            <text:p>cdunq248</text:p>
          </table:table-cell>
          <table:table-cell office:value-type="string" calcext:value-type="string">
            <text:p>stafn1</text:p>
          </table:table-cell>
          <table:table-cell table:number-columns-repeated="3" office:value-type="string" calcext:value-type="string">
            <text:p>null</text:p>
          </table:table-cell>
          <table:table-cell office:value-type="string" calcext:value-type="string">
            <text:p>00staf97</text:p>
          </table:table-cell>
          <table:table-cell office:value-type="string" calcext:value-type="string">
            <text:p>istafm4</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9" calcext:value-type="float">
            <text:p>99</text:p>
          </table:table-cell>
          <table:table-cell office:value-type="float" office:value="91" calcext:value-type="float">
            <text:p>91</text:p>
          </table:table-cell>
          <table:table-cell table:number-columns-repeated="8" office:value-type="string" calcext:value-type="string">
            <text:p>null</text:p>
          </table:table-cell>
          <table:table-cell office:value-type="string" calcext:value-type="string">
            <text:p>quarterstaff +4</text:p>
          </table:table-cell>
          <table:table-cell table:number-columns-repeated="1001"/>
        </table:table-row>
        <table:table-row table:style-name="ro1">
          <table:table-cell office:value-type="string" calcext:value-type="string">
            <text:p>cdunq249</text:p>
          </table:table-cell>
          <table:table-cell office:value-type="string" calcext:value-type="string">
            <text:p>ohbstaf1</text:p>
          </table:table-cell>
          <table:table-cell table:number-columns-repeated="3" office:value-type="string" calcext:value-type="string">
            <text:p>null</text:p>
          </table:table-cell>
          <table:table-cell office:value-type="string" calcext:value-type="string">
            <text:p>12stafws</text:p>
          </table:table-cell>
          <table:table-cell office:value-type="string" calcext:value-type="string">
            <text:p>istafws</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23" calcext:value-type="float">
            <text:p>23</text:p>
          </table:table-cell>
          <table:table-cell table:number-columns-repeated="7" office:value-type="string" calcext:value-type="string">
            <text:p>null</text:p>
          </table:table-cell>
          <table:table-cell office:value-type="string" calcext:value-type="string">
            <text:p>whispering staff</text:p>
          </table:table-cell>
          <table:table-cell table:number-columns-repeated="1001"/>
        </table:table-row>
        <table:table-row table:style-name="ro1">
          <table:table-cell office:value-type="string" calcext:value-type="string">
            <text:p>cdunq250</text:p>
          </table:table-cell>
          <table:table-cell office:value-type="string" calcext:value-type="string">
            <text:p>ensw1h01</text:p>
          </table:table-cell>
          <table:table-cell table:number-columns-repeated="3" office:value-type="string" calcext:value-type="string">
            <text:p>null</text:p>
          </table:table-cell>
          <table:table-cell office:value-type="string" calcext:value-type="string">
            <text:p>00swdl88</text:p>
          </table:table-cell>
          <table:table-cell office:value-type="string" calcext:value-type="string">
            <text:p>iswdlm3</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5" calcext:value-type="float">
            <text:p>15</text:p>
          </table:table-cell>
          <table:table-cell office:value-type="float" office:value="94" calcext:value-type="float">
            <text:p>94</text:p>
          </table:table-cell>
          <table:table-cell office:value-type="float" office:value="100" calcext:value-type="float">
            <text:p>100</text:p>
          </table:table-cell>
          <table:table-cell table:number-columns-repeated="7" office:value-type="string" calcext:value-type="string">
            <text:p>null</text:p>
          </table:table-cell>
          <table:table-cell office:value-type="string" calcext:value-type="string">
            <text:p>long sword +3</text:p>
          </table:table-cell>
          <table:table-cell table:number-columns-repeated="1001"/>
        </table:table-row>
        <table:table-row table:style-name="ro1">
          <table:table-cell office:value-type="string" calcext:value-type="string">
            <text:p>cdunq251</text:p>
          </table:table-cell>
          <table:table-cell office:value-type="string" calcext:value-type="string">
            <text:p>rodsword</text:p>
          </table:table-cell>
          <table:table-cell table:number-columns-repeated="3" office:value-type="string" calcext:value-type="string">
            <text:p>null</text:p>
          </table:table-cell>
          <table:table-cell office:value-type="string" calcext:value-type="string">
            <text:p>00swdl95</text:p>
          </table:table-cell>
          <table:table-cell office:value-type="string" calcext:value-type="string">
            <text:p>iswdlm0</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9" calcext:value-type="float">
            <text:p>99</text:p>
          </table:table-cell>
          <table:table-cell office:value-type="float" office:value="94" calcext:value-type="float">
            <text:p>94</text:p>
          </table:table-cell>
          <table:table-cell office:value-type="float" office:value="98" calcext:value-type="float">
            <text:p>98</text:p>
          </table:table-cell>
          <table:table-cell table:number-columns-repeated="7" office:value-type="string" calcext:value-type="string">
            <text:p>null</text:p>
          </table:table-cell>
          <table:table-cell office:value-type="string" calcext:value-type="string">
            <text:p>long sword of speed, others</text:p>
          </table:table-cell>
          <table:table-cell table:number-columns-repeated="1001"/>
        </table:table-row>
        <table:table-row table:style-name="ro1">
          <table:table-cell office:value-type="string" calcext:value-type="string">
            <text:p>cdunq252</text:p>
          </table:table-cell>
          <table:table-cell office:value-type="string" calcext:value-type="string">
            <text:p>sw1h19</text:p>
          </table:table-cell>
          <table:table-cell table:number-columns-repeated="3" office:value-type="string" calcext:value-type="string">
            <text:p>null</text:p>
          </table:table-cell>
          <table:table-cell office:value-type="string" calcext:value-type="string">
            <text:p>50hfslwb</text:p>
          </table:table-cell>
          <table:table-cell office:value-type="string" calcext:value-type="string">
            <text:p>iswdlwb</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6" calcext:value-type="float">
            <text:p>6</text:p>
          </table:table-cell>
          <table:table-cell office:value-type="float" office:value="94" calcext:value-type="float">
            <text:p>94</text:p>
          </table:table-cell>
          <table:table-cell office:value-type="float" office:value="32" calcext:value-type="float">
            <text:p>32</text:p>
          </table:table-cell>
          <table:table-cell table:number-columns-repeated="7" office:value-type="string" calcext:value-type="string">
            <text:p>null</text:p>
          </table:table-cell>
          <table:table-cell office:value-type="string" calcext:value-type="string">
            <text:p>barrow wight's blade</text:p>
          </table:table-cell>
          <table:table-cell table:number-columns-repeated="1001"/>
        </table:table-row>
        <table:table-row table:style-name="ro1">
          <table:table-cell office:value-type="string" calcext:value-type="string">
            <text:p>cdunq253</text:p>
          </table:table-cell>
          <table:table-cell office:value-type="string" calcext:value-type="string">
            <text:p>ensw1h02</text:p>
          </table:table-cell>
          <table:table-cell table:number-columns-repeated="3" office:value-type="string" calcext:value-type="string">
            <text:p>null</text:p>
          </table:table-cell>
          <table:table-cell office:value-type="string" calcext:value-type="string">
            <text:p>00swds90</text:p>
          </table:table-cell>
          <table:table-cell office:value-type="string" calcext:value-type="string">
            <text:p>iswdsm3</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9" calcext:value-type="float">
            <text:p>99</text:p>
          </table:table-cell>
          <table:table-cell office:value-type="float" office:value="63" calcext:value-type="float">
            <text:p>63</text:p>
          </table:table-cell>
          <table:table-cell office:value-type="float" office:value="6" calcext:value-type="float">
            <text:p>6</text:p>
          </table:table-cell>
          <table:table-cell table:number-columns-repeated="7" office:value-type="string" calcext:value-type="string">
            <text:p>null</text:p>
          </table:table-cell>
          <table:table-cell office:value-type="string" calcext:value-type="string">
            <text:p>short sword +3</text:p>
          </table:table-cell>
          <table:table-cell table:number-columns-repeated="1001"/>
        </table:table-row>
        <table:table-row table:style-name="ro1">
          <table:table-cell office:value-type="string" calcext:value-type="string">
            <text:p>cdunq254</text:p>
          </table:table-cell>
          <table:table-cell office:value-type="string" calcext:value-type="string">
            <text:p>sw1h53</text:p>
          </table:table-cell>
          <table:table-cell table:number-columns-repeated="3" office:value-type="string" calcext:value-type="string">
            <text:p>null</text:p>
          </table:table-cell>
          <table:table-cell office:value-type="string" calcext:value-type="string">
            <text:p>00swdl86</text:p>
          </table:table-cell>
          <table:table-cell office:value-type="string" calcext:value-type="string">
            <text:p>iswdlm5</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94" calcext:value-type="float">
            <text:p>94</text:p>
          </table:table-cell>
          <table:table-cell office:value-type="float" office:value="97" calcext:value-type="float">
            <text:p>97</text:p>
          </table:table-cell>
          <table:table-cell table:number-columns-repeated="7" office:value-type="string" calcext:value-type="string">
            <text:p>null</text:p>
          </table:table-cell>
          <table:table-cell office:value-type="string" calcext:value-type="string">
            <text:p>long sword +5</text:p>
          </table:table-cell>
          <table:table-cell table:number-columns-repeated="1001"/>
        </table:table-row>
        <table:table-row table:style-name="ro1">
          <table:table-cell office:value-type="string" calcext:value-type="string">
            <text:p>cdunq255</text:p>
          </table:table-cell>
          <table:table-cell office:value-type="string" calcext:value-type="string">
            <text:p>wa2dak</text:p>
          </table:table-cell>
          <table:table-cell table:number-columns-repeated="3" office:value-type="string" calcext:value-type="string">
            <text:p>null</text:p>
          </table:table-cell>
          <table:table-cell office:value-type="string" calcext:value-type="string">
            <text:p>bkarach</text:p>
          </table:table-cell>
          <table:table-cell office:value-type="string" calcext:value-type="string">
            <text:p>ii233</text:p>
          </table:table-cell>
          <table:table-cell office:value-type="string" calcext:value-type="string">
            <text:p>pst</text:p>
          </table:table-cell>
          <table:table-cell office:value-type="string" calcext:value-type="string">
            <text:p>weapon</text:p>
          </table:table-cell>
          <table:table-cell table:number-columns-repeated="3" office:value-type="string" calcext:value-type="string">
            <text:p>null</text:p>
          </table:table-cell>
          <table:table-cell office:value-type="float" office:value="33" calcext:value-type="float">
            <text:p>33</text:p>
          </table:table-cell>
          <table:table-cell office:value-type="float" office:value="72" calcext:value-type="float">
            <text:p>72</text:p>
          </table:table-cell>
          <table:table-cell office:value-type="float" office:value="33" calcext:value-type="float">
            <text:p>33</text:p>
          </table:table-cell>
          <table:table-cell table:number-columns-repeated="7" office:value-type="string" calcext:value-type="string">
            <text:p>null</text:p>
          </table:table-cell>
          <table:table-cell office:value-type="string" calcext:value-type="string">
            <text:p>Dak'kon's Zerth Blade ("Kinstealer")</text:p>
          </table:table-cell>
          <table:table-cell table:number-columns-repeated="1001"/>
        </table:table-row>
        <table:table-row table:style-name="ro1">
          <table:table-cell office:value-type="string" calcext:value-type="string">
            <text:p>cdunq256</text:p>
          </table:table-cell>
          <table:table-cell office:value-type="string" calcext:value-type="string">
            <text:p>wawak</text:p>
          </table:table-cell>
          <table:table-cell table:number-columns-repeated="3" office:value-type="string" calcext:value-type="string">
            <text:p>null</text:p>
          </table:table-cell>
          <table:table-cell office:value-type="string" calcext:value-type="string">
            <text:p>00swdc94</text:p>
          </table:table-cell>
          <table:table-cell office:value-type="string" calcext:value-type="string">
            <text:p>iswdcb2</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43" calcext:value-type="float">
            <text:p>43</text:p>
          </table:table-cell>
          <table:table-cell office:value-type="float" office:value="23" calcext:value-type="float">
            <text:p>23</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masterwork scimitar</text:p>
          </table:table-cell>
          <table:table-cell table:number-columns-repeated="1001"/>
        </table:table-row>
        <table:table-row table:style-name="ro1">
          <table:table-cell office:value-type="string" calcext:value-type="string">
            <text:p>cdunq257</text:p>
          </table:table-cell>
          <table:table-cell office:value-type="string" calcext:value-type="string">
            <text:p>waninja</text:p>
          </table:table-cell>
          <table:table-cell table:number-columns-repeated="3" office:value-type="string" calcext:value-type="string">
            <text:p>null</text:p>
          </table:table-cell>
          <table:table-cell office:value-type="string" calcext:value-type="string">
            <text:p>00swds92</text:p>
          </table:table-cell>
          <table:table-cell office:value-type="string" calcext:value-type="string">
            <text:p>iswdsm0</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43" calcext:value-type="float">
            <text:p>43</text:p>
          </table:table-cell>
          <table:table-cell office:value-type="float" office:value="91" calcext:value-type="float">
            <text:p>91</text:p>
          </table:table-cell>
          <table:table-cell office:value-type="float" office:value="29" calcext:value-type="float">
            <text:p>29</text:p>
          </table:table-cell>
          <table:table-cell table:number-columns-repeated="7" office:value-type="string" calcext:value-type="string">
            <text:p>null</text:p>
          </table:table-cell>
          <table:table-cell office:value-type="string" calcext:value-type="string">
            <text:p>frostblade</text:p>
          </table:table-cell>
          <table:table-cell table:number-columns-repeated="1001"/>
        </table:table-row>
        <table:table-row table:style-name="ro1">
          <table:table-cell office:value-type="string" calcext:value-type="string">
            <text:p>cdunq258</text:p>
          </table:table-cell>
          <table:table-cell office:value-type="string" calcext:value-type="string">
            <text:p>ohdsw03</text:p>
          </table:table-cell>
          <table:table-cell table:number-columns-repeated="3" office:value-type="string" calcext:value-type="string">
            <text:p>null</text:p>
          </table:table-cell>
          <table:table-cell office:value-type="string" calcext:value-type="string">
            <text:p>00swdb86</text:p>
          </table:table-cell>
          <table:table-cell office:value-type="string" calcext:value-type="string">
            <text:p>iswdbm5</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7" calcext:value-type="float">
            <text:p>17</text:p>
          </table:table-cell>
          <table:table-cell office:value-type="float" office:value="93" calcext:value-type="float">
            <text:p>93</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bastard sword +5</text:p>
          </table:table-cell>
          <table:table-cell table:number-columns-repeated="1001"/>
        </table:table-row>
        <table:table-row table:style-name="ro1">
          <table:table-cell office:value-type="string" calcext:value-type="string">
            <text:p>cdunq259</text:p>
          </table:table-cell>
          <table:table-cell office:value-type="string" calcext:value-type="string">
            <text:p>was2h</text:p>
          </table:table-cell>
          <table:table-cell table:number-columns-repeated="4" office:value-type="string" calcext:value-type="string">
            <text:p>null</text:p>
          </table:table-cell>
          <table:table-cell office:value-type="string" calcext:value-type="string">
            <text:p>iswtblue</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1" calcext:value-type="float">
            <text:p>31</text:p>
          </table:table-cell>
          <table:table-cell office:value-type="float" office:value="26" calcext:value-type="float">
            <text:p>26</text:p>
          </table:table-cell>
          <table:table-cell office:value-type="float" office:value="18" calcext:value-type="float">
            <text:p>18</text:p>
          </table:table-cell>
          <table:table-cell table:number-columns-repeated="7" office:value-type="string" calcext:value-type="string">
            <text:p>null</text:p>
          </table:table-cell>
          <table:table-cell office:value-type="string" calcext:value-type="string">
            <text:p>unused?</text:p>
          </table:table-cell>
          <table:table-cell table:number-columns-repeated="1001"/>
        </table:table-row>
        <table:table-row table:style-name="ro1">
          <table:table-cell office:value-type="string" calcext:value-type="string">
            <text:p>cdunq260</text:p>
          </table:table-cell>
          <table:table-cell office:value-type="string" calcext:value-type="string">
            <text:p>sw2h16</text:p>
          </table:table-cell>
          <table:table-cell table:number-columns-repeated="3" office:value-type="string" calcext:value-type="string">
            <text:p>null</text:p>
          </table:table-cell>
          <table:table-cell office:value-type="string" calcext:value-type="string">
            <text:p>11swdtws</text:p>
          </table:table-cell>
          <table:table-cell office:value-type="string" calcext:value-type="string">
            <text:p>iswdtws</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8" calcext:value-type="float">
            <text:p>98</text:p>
          </table:table-cell>
          <table:table-cell office:value-type="float" office:value="91" calcext:value-type="float">
            <text:p>91</text:p>
          </table:table-cell>
          <table:table-cell office:value-type="float" office:value="6" calcext:value-type="float">
            <text:p>6</text:p>
          </table:table-cell>
          <table:table-cell table:number-columns-repeated="7" office:value-type="string" calcext:value-type="string">
            <text:p>null</text:p>
          </table:table-cell>
          <table:table-cell office:value-type="string" calcext:value-type="string">
            <text:p>wandering sky</text:p>
          </table:table-cell>
          <table:table-cell table:number-columns-repeated="1001"/>
        </table:table-row>
        <table:table-row table:style-name="ro1">
          <table:table-cell office:value-type="string" calcext:value-type="string">
            <text:p>cdunq261</text:p>
          </table:table-cell>
          <table:table-cell office:value-type="string" calcext:value-type="string">
            <text:p>ohbwing</text:p>
          </table:table-cell>
          <table:table-cell table:number-columns-repeated="3" office:value-type="string" calcext:value-type="string">
            <text:p>null</text:p>
          </table:table-cell>
          <table:table-cell office:value-type="string" calcext:value-type="string">
            <text:p>zzj6us</text:p>
          </table:table-cell>
          <table:table-cell office:value-type="string" calcext:value-type="string">
            <text:p>iswtsilv</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22" calcext:value-type="float">
            <text:p>22</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undead slayer</text:p>
          </table:table-cell>
          <table:table-cell table:number-columns-repeated="1001"/>
        </table:table-row>
        <table:table-row table:style-name="ro1">
          <table:table-cell office:value-type="string" calcext:value-type="string">
            <text:p>cdunq261</text:p>
          </table:table-cell>
          <table:table-cell office:value-type="string" calcext:value-type="string">
            <text:p>ohbwing2</text:p>
          </table:table-cell>
          <table:table-cell table:number-columns-repeated="3" office:value-type="string" calcext:value-type="string">
            <text:p>null</text:p>
          </table:table-cell>
          <table:table-cell office:value-type="string" calcext:value-type="string">
            <text:p>zzj6us</text:p>
          </table:table-cell>
          <table:table-cell office:value-type="string" calcext:value-type="string">
            <text:p>iswtsilv</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22" calcext:value-type="float">
            <text:p>22</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undead slayer</text:p>
          </table:table-cell>
          <table:table-cell table:number-columns-repeated="1001"/>
        </table:table-row>
        <table:table-row table:style-name="ro1">
          <table:table-cell office:value-type="string" calcext:value-type="string">
            <text:p>cdunq262</text:p>
          </table:table-cell>
          <table:table-cell office:value-type="string" calcext:value-type="string">
            <text:p>wand15</text:p>
          </table:table-cell>
          <table:table-cell table:number-columns-repeated="3" office:value-type="string" calcext:value-type="string">
            <text:p>null</text:p>
          </table:table-cell>
          <table:table-cell office:value-type="string" calcext:value-type="string">
            <text:p>00wand06</text:p>
          </table:table-cell>
          <table:table-cell office:value-type="string" calcext:value-type="string">
            <text:p>iwand08</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wand of sleep</text:p>
          </table:table-cell>
          <table:table-cell table:number-columns-repeated="1001"/>
        </table:table-row>
        <table:table-row table:style-name="ro1">
          <table:table-cell office:value-type="string" calcext:value-type="string">
            <text:p>cdunq263</text:p>
          </table:table-cell>
          <table:table-cell office:value-type="string" calcext:value-type="string">
            <text:p>ohdwand1</text:p>
          </table:table-cell>
          <table:table-cell table:number-columns-repeated="3" office:value-type="string" calcext:value-type="string">
            <text:p>null</text:p>
          </table:table-cell>
          <table:table-cell office:value-type="string" calcext:value-type="string">
            <text:p>00wand32</text:p>
          </table:table-cell>
          <table:table-cell office:value-type="string" calcext:value-type="string">
            <text:p>iwand32</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unscorch wand</text:p>
          </table:table-cell>
          <table:table-cell table:number-columns-repeated="1001"/>
        </table:table-row>
        <table:table-row table:style-name="ro1">
          <table:table-cell office:value-type="string" calcext:value-type="string">
            <text:p>cdunq264</text:p>
          </table:table-cell>
          <table:table-cell office:value-type="string" calcext:value-type="string">
            <text:p>ohdrod</text:p>
          </table:table-cell>
          <table:table-cell table:number-columns-repeated="3" office:value-type="string" calcext:value-type="string">
            <text:p>null</text:p>
          </table:table-cell>
          <table:table-cell office:value-type="string" calcext:value-type="string">
            <text:p>00wand41</text:p>
          </table:table-cell>
          <table:table-cell office:value-type="string" calcext:value-type="string">
            <text:p>iwand41</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wand of alicorn lance</text:p>
          </table:table-cell>
          <table:table-cell table:number-columns-repeated="1001"/>
        </table:table-row>
        <table:table-row table:style-name="ro1">
          <table:table-cell table:style-name="ce3" office:value-type="string" calcext:value-type="string">
            <text:p>cdunq265</text:p>
          </table:table-cell>
          <table:table-cell table:style-name="ce6" office:value-type="string" calcext:value-type="string">
            <text:p>wa2helm</text:p>
          </table:table-cell>
          <table:table-cell table:style-name="ce6" office:value-type="string" calcext:value-type="string">
            <text:p>h0</text:p>
          </table:table-cell>
          <table:table-cell table:number-columns-repeated="2" table:style-name="ce6" office:value-type="string" calcext:value-type="string">
            <text:p>null</text:p>
          </table:table-cell>
          <table:table-cell table:style-name="ce6" office:value-type="string" calcext:value-type="string">
            <text:p>helmsh</text:p>
          </table:table-cell>
          <table:table-cell table:style-name="ce6" office:value-type="string" calcext:value-type="string">
            <text:p>ihelmsh</text:p>
          </table:table-cell>
          <table:table-cell table:style-name="ce6" office:value-type="string" calcext:value-type="string">
            <text:p>iwd</text:p>
          </table:table-cell>
          <table:table-cell office:value-type="string" calcext:value-type="string">
            <text:p>helm</text:p>
          </table:table-cell>
          <table:table-cell table:number-columns-repeated="10" office:value-type="string" calcext:value-type="string">
            <text:p>null</text:p>
          </table:table-cell>
          <table:table-cell table:number-columns-repeated="2" office:value-type="float" office:value="99" calcext:value-type="float">
            <text:p>99</text:p>
          </table:table-cell>
          <table:table-cell office:value-type="float" office:value="30" calcext:value-type="float">
            <text:p>30</text:p>
          </table:table-cell>
          <table:table-cell table:style-name="ce6" office:value-type="string" calcext:value-type="string">
            <text:p>helm of shouting</text:p>
          </table:table-cell>
          <table:table-cell table:number-columns-repeated="1001"/>
        </table:table-row>
        <table:table-row table:style-name="ro1">
          <table:table-cell office:value-type="string" calcext:value-type="string">
            <text:p>cdunq266</text:p>
          </table:table-cell>
          <table:table-cell office:value-type="string" calcext:value-type="string">
            <text:p>finirobe</text:p>
          </table:table-cell>
          <table:table-cell table:number-columns-repeated="3" office:value-type="string" calcext:value-type="string">
            <text:p>null</text:p>
          </table:table-cell>
          <table:table-cell office:value-type="string" calcext:value-type="string">
            <text:p>00robe06</text:p>
          </table:table-cell>
          <table:table-cell office:value-type="string" calcext:value-type="string">
            <text:p>irobena</text:p>
          </table:table-cell>
          <table:table-cell office:value-type="string" calcext:value-type="string">
            <text:p>iwd2</text:p>
          </table:table-cell>
          <table:table-cell office:value-type="string" calcext:value-type="string">
            <text:p>armor</text:p>
          </table:table-cell>
          <table:table-cell office:value-type="float" office:value="15" calcext:value-type="float">
            <text:p>15</text:p>
          </table:table-cell>
          <table:table-cell office:value-type="float" office:value="48" calcext:value-type="float">
            <text:p>48</text:p>
          </table:table-cell>
          <table:table-cell office:value-type="float" office:value="27" calcext:value-type="float">
            <text:p>27</text:p>
          </table:table-cell>
          <table:table-cell table:number-columns-repeated="10" office:value-type="string" calcext:value-type="string">
            <text:p>null</text:p>
          </table:table-cell>
          <table:table-cell office:value-type="string" calcext:value-type="string">
            <text:p>robe of the neutral archmagi</text:p>
          </table:table-cell>
          <table:table-cell table:number-columns-repeated="1001"/>
        </table:table-row>
        <table:table-row table:style-name="ro1">
          <table:table-cell office:value-type="string" calcext:value-type="string">
            <text:p>cdunq266</text:p>
          </table:table-cell>
          <table:table-cell office:value-type="string" calcext:value-type="string">
            <text:p>wa2robe</text:p>
          </table:table-cell>
          <table:table-cell table:number-columns-repeated="3" office:value-type="string" calcext:value-type="string">
            <text:p>null</text:p>
          </table:table-cell>
          <table:table-cell office:value-type="string" calcext:value-type="string">
            <text:p>00robe06</text:p>
          </table:table-cell>
          <table:table-cell office:value-type="string" calcext:value-type="string">
            <text:p>irobena</text:p>
          </table:table-cell>
          <table:table-cell office:value-type="string" calcext:value-type="string">
            <text:p>iwd2</text:p>
          </table:table-cell>
          <table:table-cell office:value-type="string" calcext:value-type="string">
            <text:p>armor</text:p>
          </table:table-cell>
          <table:table-cell office:value-type="float" office:value="15" calcext:value-type="float">
            <text:p>15</text:p>
          </table:table-cell>
          <table:table-cell office:value-type="float" office:value="48" calcext:value-type="float">
            <text:p>48</text:p>
          </table:table-cell>
          <table:table-cell office:value-type="float" office:value="27" calcext:value-type="float">
            <text:p>27</text:p>
          </table:table-cell>
          <table:table-cell table:number-columns-repeated="10" office:value-type="string" calcext:value-type="string">
            <text:p>null</text:p>
          </table:table-cell>
          <table:table-cell office:value-type="string" calcext:value-type="string">
            <text:p>robe of the neutral archmagi</text:p>
          </table:table-cell>
          <table:table-cell table:number-columns-repeated="1001"/>
        </table:table-row>
        <table:table-row table:style-name="ro1">
          <table:table-cell office:value-type="string" calcext:value-type="string">
            <text:p>icdioun1</text:p>
          </table:table-cell>
          <table:table-cell office:value-type="string" calcext:value-type="string">
            <text:p>helm34</text:p>
          </table:table-cell>
          <table:table-cell table:number-columns-repeated="4" office:value-type="string" calcext:value-type="string">
            <text:p>null</text:p>
          </table:table-cell>
          <table:table-cell table:style-name="ce4" office:value-type="string" calcext:value-type="string">
            <text:p>icdioun1</text:p>
          </table:table-cell>
          <table:table-cell office:value-type="string" calcext:value-type="string">
            <text:p>null</text:p>
          </table:table-cell>
          <table:table-cell office:value-type="string" calcext:value-type="string">
            <text:p>helm</text:p>
          </table:table-cell>
          <table:table-cell table:number-columns-repeated="13" office:value-type="string" calcext:value-type="string">
            <text:p>null</text:p>
          </table:table-cell>
          <table:table-cell office:value-type="string" calcext:value-type="string">
            <text:p>from exotic items</text:p>
          </table:table-cell>
          <table:table-cell table:number-columns-repeated="1001"/>
        </table:table-row>
        <table:table-row table:style-name="ro1">
          <table:table-cell office:value-type="string" calcext:value-type="string">
            <text:p>isw1h16</text:p>
          </table:table-cell>
          <table:table-cell office:value-type="string" calcext:value-type="string">
            <text:p>misc9q</text:p>
          </table:table-cell>
          <table:table-cell table:number-columns-repeated="4" office:value-type="string" calcext:value-type="string">
            <text:p>null</text:p>
          </table:table-cell>
          <table:table-cell table:style-name="ce4" office:value-type="string" calcext:value-type="string">
            <text:p>isw1h16</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8" calcext:value-type="float">
            <text:p>28</text:p>
          </table:table-cell>
          <table:table-cell office:value-type="float" office:value="50" calcext:value-type="float">
            <text:p>50</text:p>
          </table:table-cell>
          <table:table-cell office:value-type="float" office:value="31" calcext:value-type="float">
            <text:p>31</text:p>
          </table:table-cell>
          <table:table-cell table:number-columns-repeated="7" office:value-type="string" calcext:value-type="string">
            <text:p>null</text:p>
          </table:table-cell>
          <table:table-cell office:value-type="string" calcext:value-type="string">
            <text:p>unused</text:p>
          </table:table-cell>
          <table:table-cell table:number-columns-repeated="1001"/>
        </table:table-row>
        <table:table-row table:style-name="ro1">
          <table:table-cell office:value-type="string" calcext:value-type="string">
            <text:p>isw1h52</text:p>
          </table:table-cell>
          <table:table-cell office:value-type="string" calcext:value-type="string">
            <text:p>sw1h52</text:p>
          </table:table-cell>
          <table:table-cell table:number-columns-repeated="4" office:value-type="string" calcext:value-type="string">
            <text:p>null</text:p>
          </table:table-cell>
          <table:table-cell table:style-name="ce4" office:value-type="string" calcext:value-type="string">
            <text:p>isw1h5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8" calcext:value-type="float">
            <text:p>28</text:p>
          </table:table-cell>
          <table:table-cell office:value-type="float" office:value="51" calcext:value-type="float">
            <text:p>51</text:p>
          </table:table-cell>
          <table:table-cell office:value-type="float" office:value="32" calcext:value-type="float">
            <text:p>32</text:p>
          </table:table-cell>
          <table:table-cell table:number-columns-repeated="7" office:value-type="string" calcext:value-type="string">
            <text:p>null</text:p>
          </table:table-cell>
          <table:table-cell office:value-type="string" calcext:value-type="string">
            <text:p>unused</text:p>
          </table:table-cell>
          <table:table-cell table:number-columns-repeated="1001"/>
        </table:table-row>
        <table:table-row table:style-name="ro1" table:number-rows-repeated="1048290">
          <table:table-cell table:number-columns-repeated="1024"/>
        </table:table-row>
        <table:table-row table:style-name="ro1">
          <table:table-cell table:number-columns-repeated="1024"/>
        </table:table-row>
        <calcext:conditional-formats>
          <calcext:conditional-format calcext:target-range-address="icons.G283:icons.G285 icons.A1:icons.A1048576">
            <calcext:condition calcext:apply-style-name="Bad" calcext:value="formula-is((COUNTIF([.A$1:.A$1048576];[.$A1]) &gt; 1))" calcext:base-cell-address="icons.A1"/>
          </calcext:conditional-format>
        </calcext:conditional-formats>
      </table:table>
      <table:table table:name="array" table:style-name="ta1">
        <office:forms form:automatic-focus="false" form:apply-design-mode="false"/>
        <table:table-column table:style-name="co8" table:default-cell-style-name="Default"/>
        <table:table-row table:style-name="ro1">
          <table:table-cell table:formula="of:=CONCATENATE(;&quot;  &quot;;[$icons.$A1];&quot;, &quot;;[$icons.$B1];&quot;, &quot;;[$icons.$C1];&quot;, &quot;;[$icons.$D1];&quot;, &quot;;[$icons.$E1];&quot;, &quot;;[$icons.$F1];&quot;, &quot;;[$icons.$G1];&quot;, &quot;;[$icons.$H1];&quot;, &quot;;[$icons.$I1];&quot;, &quot;;[$icons.$J1];&quot;, &quot;;[$icons.$K1];&quot;, &quot;;[$icons.$L1];&quot;, &quot;;[$icons.$M1];&quot;, &quot;;[$icons.$N1];&quot;, &quot;;[$icons.$O1];&quot;, &quot;;[$icons.$P1];&quot;, &quot;;[$icons.$Q1];&quot;, &quot;;[$icons.$R1];&quot;, &quot;;[$icons.$S1];&quot;, &quot;;[$icons.$T1];&quot;, &quot;;[$icons.$U1];&quot;, &quot;;[$icons.$V1];&quot; =&gt; &quot;;[$icons.$A1];&quot; // &quot;;[$icons.$W1])" office:value-type="string" office:string-value="  tweaks icon, bg2 item, bg2 anim, iwd item, iwd anim, source item, source bam, source game, type, Color 0, Color 4, Color 5, Color 16, Color 20, Color 21, Color 32, Color 33, Color 34, Color 37, Color 48, Color 52, Color 53 =&gt; tweaks icon // source name" calcext:value-type="string">
            <text:p><text:s text:c="2"/>tweaks icon, bg2 item, bg2 anim, iwd item, iwd anim, source item, source bam, source game, type, Color 0, Color 4, Color 5, Color 16, Color 20, Color 21, Color 32, Color 33, Color 34, Color 37, Color 48, Color 52, Color 53 =&gt; tweaks icon // source name</text:p>
          </table:table-cell>
        </table:table-row>
        <table:table-row table:style-name="ro1">
          <table:table-cell table:formula="of:=CONCATENATE(;&quot;  &quot;;[$icons.$A2];&quot;, &quot;;[$icons.$B2];&quot;, &quot;;[$icons.$C2];&quot;, &quot;;[$icons.$D2];&quot;, &quot;;[$icons.$E2];&quot;, &quot;;[$icons.$F2];&quot;, &quot;;[$icons.$G2];&quot;, &quot;;[$icons.$H2];&quot;, &quot;;[$icons.$I2];&quot;, &quot;;[$icons.$J2];&quot;, &quot;;[$icons.$K2];&quot;, &quot;;[$icons.$L2];&quot;, &quot;;[$icons.$M2];&quot;, &quot;;[$icons.$N2];&quot;, &quot;;[$icons.$O2];&quot;, &quot;;[$icons.$P2];&quot;, &quot;;[$icons.$Q2];&quot;, &quot;;[$icons.$R2];&quot;, &quot;;[$icons.$S2];&quot;, &quot;;[$icons.$T2];&quot;, &quot;;[$icons.$U2];&quot;, &quot;;[$icons.$V2];&quot; =&gt; &quot;;[$icons.$A2];&quot; // &quot;;[$icons.$W2])" office:value-type="string" office:string-value="  cdunq0, miscas, null, adisease, null, 00potn01, ipotn23, iwd2, other, null, null, null, null, null, null, null, null, null, null, null, null, null =&gt; cdunq0 // mummy's tea" calcext:value-type="string">
            <text:p><text:s text:c="2"/>cdunq0, miscas, null, adisease, null, 00potn01, ipotn23, iwd2, other, null, null, null, null, null, null, null, null, null, null, null, null, null =&gt; cdunq0 // mummy's tea</text:p>
          </table:table-cell>
        </table:table-row>
        <table:table-row table:style-name="ro1">
          <table:table-cell table:formula="of:=CONCATENATE(;&quot;  &quot;;[$icons.$A3];&quot;, &quot;;[$icons.$B3];&quot;, &quot;;[$icons.$C3];&quot;, &quot;;[$icons.$D3];&quot;, &quot;;[$icons.$E3];&quot;, &quot;;[$icons.$F3];&quot;, &quot;;[$icons.$G3];&quot;, &quot;;[$icons.$H3];&quot;, &quot;;[$icons.$I3];&quot;, &quot;;[$icons.$J3];&quot;, &quot;;[$icons.$K3];&quot;, &quot;;[$icons.$L3];&quot;, &quot;;[$icons.$M3];&quot;, &quot;;[$icons.$N3];&quot;, &quot;;[$icons.$O3];&quot;, &quot;;[$icons.$P3];&quot;, &quot;;[$icons.$Q3];&quot;, &quot;;[$icons.$R3];&quot;, &quot;;[$icons.$S3];&quot;, &quot;;[$icons.$T3];&quot;, &quot;;[$icons.$U3];&quot;, &quot;;[$icons.$V3];&quot; =&gt; &quot;;[$icons.$A3];&quot; // &quot;;[$icons.$W3])" office:value-type="string" office:string-value="  cdunq1, null, null, wereamul, null, amul22, iamul22, bg2, other, null, null, null, null, null, null, null, null, null, null, null, null, null =&gt; cdunq1 // periapt of proof against poison" calcext:value-type="string">
            <text:p><text:s text:c="2"/>cdunq1, null, null, wereamul, null, amul22, iamul22, bg2, other, null, null, null, null, null, null, null, null, null, null, null, null, null =&gt; cdunq1 // periapt of proof against poison</text:p>
          </table:table-cell>
        </table:table-row>
        <table:table-row table:style-name="ro1">
          <table:table-cell table:formula="of:=CONCATENATE(;&quot;  &quot;;[$icons.$A4];&quot;, &quot;;[$icons.$B4];&quot;, &quot;;[$icons.$C4];&quot;, &quot;;[$icons.$D4];&quot;, &quot;;[$icons.$E4];&quot;, &quot;;[$icons.$F4];&quot;, &quot;;[$icons.$G4];&quot;, &quot;;[$icons.$H4];&quot;, &quot;;[$icons.$I4];&quot;, &quot;;[$icons.$J4];&quot;, &quot;;[$icons.$K4];&quot;, &quot;;[$icons.$L4];&quot;, &quot;;[$icons.$M4];&quot;, &quot;;[$icons.$N4];&quot;, &quot;;[$icons.$O4];&quot;, &quot;;[$icons.$P4];&quot;, &quot;;[$icons.$Q4];&quot;, &quot;;[$icons.$R4];&quot;, &quot;;[$icons.$S4];&quot;, &quot;;[$icons.$T4];&quot;, &quot;;[$icons.$U4];&quot;, &quot;;[$icons.$V4];&quot; =&gt; &quot;;[$icons.$A4];&quot; // &quot;;[$icons.$W4])" office:value-type="string" office:string-value="  cdunq2, null, null, arhand, null, arow15, iarow15, bg2, other, null, null, null, null, null, null, null, null, null, null, null, null, null =&gt; cdunq2 // arrow +3" calcext:value-type="string">
            <text:p><text:s text:c="2"/>cdunq2, null, null, arhand, null, arow15, iarow15, bg2, other, null, null, null, null, null, null, null, null, null, null, null, null, null =&gt; cdunq2 // arrow +3</text:p>
          </table:table-cell>
        </table:table-row>
        <table:table-row table:style-name="ro1">
          <table:table-cell table:formula="of:=CONCATENATE(;&quot;  &quot;;[$icons.$A5];&quot;, &quot;;[$icons.$B5];&quot;, &quot;;[$icons.$C5];&quot;, &quot;;[$icons.$D5];&quot;, &quot;;[$icons.$E5];&quot;, &quot;;[$icons.$F5];&quot;, &quot;;[$icons.$G5];&quot;, &quot;;[$icons.$H5];&quot;, &quot;;[$icons.$I5];&quot;, &quot;;[$icons.$J5];&quot;, &quot;;[$icons.$K5];&quot;, &quot;;[$icons.$L5];&quot;, &quot;;[$icons.$M5];&quot;, &quot;;[$icons.$N5];&quot;, &quot;;[$icons.$O5];&quot;, &quot;;[$icons.$P5];&quot;, &quot;;[$icons.$Q5];&quot;, &quot;;[$icons.$R5];&quot;, &quot;;[$icons.$S5];&quot;, &quot;;[$icons.$T5];&quot;, &quot;;[$icons.$U5];&quot;, &quot;;[$icons.$V5];&quot; =&gt; &quot;;[$icons.$A5];&quot; // &quot;;[$icons.$W5])" office:value-type="string" office:string-value="  cdunq3, null, null, arowtrn, null, 00arow10, iarowm4, iwd2, other, null, null, null, null, null, null, null, null, null, null, null, null, null =&gt; cdunq3 // arrows of piercing" calcext:value-type="string">
            <text:p><text:s text:c="2"/>cdunq3, null, null, arowtrn, null, 00arow10, iarowm4, iwd2, other, null, null, null, null, null, null, null, null, null, null, null, null, null =&gt; cdunq3 // arrows of piercing</text:p>
          </table:table-cell>
        </table:table-row>
        <table:table-row table:style-name="ro1">
          <table:table-cell table:formula="of:=CONCATENATE(;&quot;  &quot;;[$icons.$A6];&quot;, &quot;;[$icons.$B6];&quot;, &quot;;[$icons.$C6];&quot;, &quot;;[$icons.$D6];&quot;, &quot;;[$icons.$E6];&quot;, &quot;;[$icons.$F6];&quot;, &quot;;[$icons.$G6];&quot;, &quot;;[$icons.$H6];&quot;, &quot;;[$icons.$I6];&quot;, &quot;;[$icons.$J6];&quot;, &quot;;[$icons.$K6];&quot;, &quot;;[$icons.$L6];&quot;, &quot;;[$icons.$M6];&quot;, &quot;;[$icons.$N6];&quot;, &quot;;[$icons.$O6];&quot;, &quot;;[$icons.$P6];&quot;, &quot;;[$icons.$Q6];&quot;, &quot;;[$icons.$R6];&quot;, &quot;;[$icons.$S6];&quot;, &quot;;[$icons.$T6];&quot;, &quot;;[$icons.$U6];&quot;, &quot;;[$icons.$V6];&quot; =&gt; &quot;;[$icons.$A6];&quot; // &quot;;[$icons.$W6])" office:value-type="string" office:string-value="  cdunq4, null, null, berserk, null, belt05, ibelt05, bg2, other, null, null, null, null, null, null, null, null, null, null, null, null, null =&gt; cdunq4 // girdle of gender" calcext:value-type="string">
            <text:p><text:s text:c="2"/>cdunq4, null, null, berserk, null, belt05, ibelt05, bg2, other, null, null, null, null, null, null, null, null, null, null, null, null, null =&gt; cdunq4 // girdle of gender</text:p>
          </table:table-cell>
        </table:table-row>
        <table:table-row table:style-name="ro1">
          <table:table-cell table:formula="of:=CONCATENATE(;&quot;  &quot;;[$icons.$A7];&quot;, &quot;;[$icons.$B7];&quot;, &quot;;[$icons.$C7];&quot;, &quot;;[$icons.$D7];&quot;, &quot;;[$icons.$E7];&quot;, &quot;;[$icons.$F7];&quot;, &quot;;[$icons.$G7];&quot;, &quot;;[$icons.$H7];&quot;, &quot;;[$icons.$I7];&quot;, &quot;;[$icons.$J7];&quot;, &quot;;[$icons.$K7];&quot;, &quot;;[$icons.$L7];&quot;, &quot;;[$icons.$M7];&quot;, &quot;;[$icons.$N7];&quot;, &quot;;[$icons.$O7];&quot;, &quot;;[$icons.$P7];&quot;, &quot;;[$icons.$Q7];&quot;, &quot;;[$icons.$R7];&quot;, &quot;;[$icons.$S7];&quot;, &quot;;[$icons.$T7];&quot;, &quot;;[$icons.$U7];&quot;, &quot;;[$icons.$V7];&quot; =&gt; &quot;;[$icons.$A7];&quot; // &quot;;[$icons.$W7])" office:value-type="string" office:string-value="  cdunq5, null, null, boot06, null, boot06, iboot06, bg2, other, null, null, null, null, null, null, null, null, null, null, null, null, null =&gt; cdunq5 // worn out boots" calcext:value-type="string">
            <text:p><text:s text:c="2"/>cdunq5, null, null, boot06, null, boot06, iboot06, bg2, other, null, null, null, null, null, null, null, null, null, null, null, null, null =&gt; cdunq5 // worn out boots</text:p>
          </table:table-cell>
        </table:table-row>
        <table:table-row table:style-name="ro1">
          <table:table-cell table:formula="of:=CONCATENATE(;&quot;  &quot;;[$icons.$A8];&quot;, &quot;;[$icons.$B8];&quot;, &quot;;[$icons.$C8];&quot;, &quot;;[$icons.$D8];&quot;, &quot;;[$icons.$E8];&quot;, &quot;;[$icons.$F8];&quot;, &quot;;[$icons.$G8];&quot;, &quot;;[$icons.$H8];&quot;, &quot;;[$icons.$I8];&quot;, &quot;;[$icons.$J8];&quot;, &quot;;[$icons.$K8];&quot;, &quot;;[$icons.$L8];&quot;, &quot;;[$icons.$M8];&quot;, &quot;;[$icons.$N8];&quot;, &quot;;[$icons.$O8];&quot;, &quot;;[$icons.$P8];&quot;, &quot;;[$icons.$Q8];&quot;, &quot;;[$icons.$R8];&quot;, &quot;;[$icons.$S8];&quot;, &quot;;[$icons.$T8];&quot;, &quot;;[$icons.$U8];&quot;, &quot;;[$icons.$V8];&quot; =&gt; &quot;;[$icons.$A8];&quot; // &quot;;[$icons.$W8])" office:value-type="string" office:string-value="  cdunq6, null, null, coffee, null, null, ipotn47, bg2, other, null, null, null, null, null, null, null, null, null, null, null, null, null =&gt; cdunq6 // unused" calcext:value-type="string">
            <text:p><text:s text:c="2"/>cdunq6, null, null, coffee, null, null, ipotn47, bg2, other, null, null, null, null, null, null, null, null, null, null, null, null, null =&gt; cdunq6 // unused</text:p>
          </table:table-cell>
        </table:table-row>
        <table:table-row table:style-name="ro1">
          <table:table-cell table:formula="of:=CONCATENATE(;&quot;  &quot;;[$icons.$A9];&quot;, &quot;;[$icons.$B9];&quot;, &quot;;[$icons.$C9];&quot;, &quot;;[$icons.$D9];&quot;, &quot;;[$icons.$E9];&quot;, &quot;;[$icons.$F9];&quot;, &quot;;[$icons.$G9];&quot;, &quot;;[$icons.$H9];&quot;, &quot;;[$icons.$I9];&quot;, &quot;;[$icons.$J9];&quot;, &quot;;[$icons.$K9];&quot;, &quot;;[$icons.$L9];&quot;, &quot;;[$icons.$M9];&quot;, &quot;;[$icons.$N9];&quot;, &quot;;[$icons.$O9];&quot;, &quot;;[$icons.$P9];&quot;, &quot;;[$icons.$Q9];&quot;, &quot;;[$icons.$R9];&quot;, &quot;;[$icons.$S9];&quot;, &quot;;[$icons.$T9];&quot;, &quot;;[$icons.$U9];&quot;, &quot;;[$icons.$V9];&quot; =&gt; &quot;;[$icons.$A9];&quot; // &quot;;[$icons.$W9])" office:value-type="string" office:string-value="  cdunq7, null, null, corello, null, amul23, iamul23, bg2, other, null, null, null, null, null, null, null, null, null, null, null, null, null =&gt; cdunq7 // periapt of life protection" calcext:value-type="string">
            <text:p><text:s text:c="2"/>cdunq7, null, null, corello, null, amul23, iamul23, bg2, other, null, null, null, null, null, null, null, null, null, null, null, null, null =&gt; cdunq7 // periapt of life protection</text:p>
          </table:table-cell>
        </table:table-row>
        <table:table-row table:style-name="ro1">
          <table:table-cell table:formula="of:=CONCATENATE(;&quot;  &quot;;[$icons.$A10];&quot;, &quot;;[$icons.$B10];&quot;, &quot;;[$icons.$C10];&quot;, &quot;;[$icons.$D10];&quot;, &quot;;[$icons.$E10];&quot;, &quot;;[$icons.$F10];&quot;, &quot;;[$icons.$G10];&quot;, &quot;;[$icons.$H10];&quot;, &quot;;[$icons.$I10];&quot;, &quot;;[$icons.$J10];&quot;, &quot;;[$icons.$K10];&quot;, &quot;;[$icons.$L10];&quot;, &quot;;[$icons.$M10];&quot;, &quot;;[$icons.$N10];&quot;, &quot;;[$icons.$O10];&quot;, &quot;;[$icons.$P10];&quot;, &quot;;[$icons.$Q10];&quot;, &quot;;[$icons.$R10];&quot;, &quot;;[$icons.$S10];&quot;, &quot;;[$icons.$T10];&quot;, &quot;;[$icons.$U10];&quot;, &quot;;[$icons.$V10];&quot; =&gt; &quot;;[$icons.$A10];&quot; // &quot;;[$icons.$W10])" office:value-type="string" office:string-value="  cdunq8, null, null, ebottle, null, misc4d, imisc4d, bg2, other, null, null, null, null, null, null, null, null, null, null, null, null, null =&gt; cdunq8 // the genie's flask" calcext:value-type="string">
            <text:p><text:s text:c="2"/>cdunq8, null, null, ebottle, null, misc4d, imisc4d, bg2, other, null, null, null, null, null, null, null, null, null, null, null, null, null =&gt; cdunq8 // the genie's flask</text:p>
          </table:table-cell>
        </table:table-row>
        <table:table-row table:style-name="ro1">
          <table:table-cell table:formula="of:=CONCATENATE(;&quot;  &quot;;[$icons.$A11];&quot;, &quot;;[$icons.$B11];&quot;, &quot;;[$icons.$C11];&quot;, &quot;;[$icons.$D11];&quot;, &quot;;[$icons.$E11];&quot;, &quot;;[$icons.$F11];&quot;, &quot;;[$icons.$G11];&quot;, &quot;;[$icons.$H11];&quot;, &quot;;[$icons.$I11];&quot;, &quot;;[$icons.$J11];&quot;, &quot;;[$icons.$K11];&quot;, &quot;;[$icons.$L11];&quot;, &quot;;[$icons.$M11];&quot;, &quot;;[$icons.$N11];&quot;, &quot;;[$icons.$O11];&quot;, &quot;;[$icons.$P11];&quot;, &quot;;[$icons.$Q11];&quot;, &quot;;[$icons.$R11];&quot;, &quot;;[$icons.$S11];&quot;, &quot;;[$icons.$T11];&quot;, &quot;;[$icons.$U11];&quot;, &quot;;[$icons.$V11];&quot; =&gt; &quot;;[$icons.$A11];&quot; // &quot;;[$icons.$W11])" office:value-type="string" office:string-value="  cdunq9, null, null, elfboot, null, boot07, iboot07, bg2, other, null, null, null, null, null, null, null, null, null, null, null, null, null =&gt; cdunq9 // boots of elvenkind" calcext:value-type="string">
            <text:p><text:s text:c="2"/>cdunq9, null, null, elfboot, null, boot07, iboot07, bg2, other, null, null, null, null, null, null, null, null, null, null, null, null, null =&gt; cdunq9 // boots of elvenkind</text:p>
          </table:table-cell>
        </table:table-row>
        <table:table-row table:style-name="ro1">
          <table:table-cell table:formula="of:=CONCATENATE(;&quot;  &quot;;[$icons.$A12];&quot;, &quot;;[$icons.$B12];&quot;, &quot;;[$icons.$C12];&quot;, &quot;;[$icons.$D12];&quot;, &quot;;[$icons.$E12];&quot;, &quot;;[$icons.$F12];&quot;, &quot;;[$icons.$G12];&quot;, &quot;;[$icons.$H12];&quot;, &quot;;[$icons.$I12];&quot;, &quot;;[$icons.$J12];&quot;, &quot;;[$icons.$K12];&quot;, &quot;;[$icons.$L12];&quot;, &quot;;[$icons.$M12];&quot;, &quot;;[$icons.$N12];&quot;, &quot;;[$icons.$O12];&quot;, &quot;;[$icons.$P12];&quot;, &quot;;[$icons.$Q12];&quot;, &quot;;[$icons.$R12];&quot;, &quot;;[$icons.$S12];&quot;, &quot;;[$icons.$T12];&quot;, &quot;;[$icons.$U12];&quot;, &quot;;[$icons.$V12];&quot; =&gt; &quot;;[$icons.$A12];&quot; // &quot;;[$icons.$W12])" office:value-type="string" office:string-value="  cdunq10, null, null, fkey, null, 60key, ikeyca, iwd2, other, null, null, null, null, null, null, null, null, null, null, null, null, null =&gt; cdunq10 // generic key" calcext:value-type="string">
            <text:p><text:s text:c="2"/>cdunq10, null, null, fkey, null, 60key, ikeyca, iwd2, other, null, null, null, null, null, null, null, null, null, null, null, null, null =&gt; cdunq10 // generic key</text:p>
          </table:table-cell>
        </table:table-row>
        <table:table-row table:style-name="ro1">
          <table:table-cell table:formula="of:=CONCATENATE(;&quot;  &quot;;[$icons.$A13];&quot;, &quot;;[$icons.$B13];&quot;, &quot;;[$icons.$C13];&quot;, &quot;;[$icons.$D13];&quot;, &quot;;[$icons.$E13];&quot;, &quot;;[$icons.$F13];&quot;, &quot;;[$icons.$G13];&quot;, &quot;;[$icons.$H13];&quot;, &quot;;[$icons.$I13];&quot;, &quot;;[$icons.$J13];&quot;, &quot;;[$icons.$K13];&quot;, &quot;;[$icons.$L13];&quot;, &quot;;[$icons.$M13];&quot;, &quot;;[$icons.$N13];&quot;, &quot;;[$icons.$O13];&quot;, &quot;;[$icons.$P13];&quot;, &quot;;[$icons.$Q13];&quot;, &quot;;[$icons.$R13];&quot;, &quot;;[$icons.$S13];&quot;, &quot;;[$icons.$T13];&quot;, &quot;;[$icons.$U13];&quot;, &quot;;[$icons.$V13];&quot; =&gt; &quot;;[$icons.$A13];&quot; // &quot;;[$icons.$W13])" office:value-type="string" office:string-value="  cdunq11, null, null, fkiller, null, ax1h07, iax1h07, bg2, weapon, null, null, null, 30, 94, 94, null, null, null, null, null, null, null =&gt; cdunq11 // bala's axe" calcext:value-type="string">
            <text:p><text:s text:c="2"/>cdunq11, null, null, fkiller, null, ax1h07, iax1h07, bg2, weapon, null, null, null, 30, 94, 94, null, null, null, null, null, null, null =&gt; cdunq11 // bala's axe</text:p>
          </table:table-cell>
        </table:table-row>
        <table:table-row table:style-name="ro1">
          <table:table-cell table:formula="of:=CONCATENATE(;&quot;  &quot;;[$icons.$A14];&quot;, &quot;;[$icons.$B14];&quot;, &quot;;[$icons.$C14];&quot;, &quot;;[$icons.$D14];&quot;, &quot;;[$icons.$E14];&quot;, &quot;;[$icons.$F14];&quot;, &quot;;[$icons.$G14];&quot;, &quot;;[$icons.$H14];&quot;, &quot;;[$icons.$I14];&quot;, &quot;;[$icons.$J14];&quot;, &quot;;[$icons.$K14];&quot;, &quot;;[$icons.$L14];&quot;, &quot;;[$icons.$M14];&quot;, &quot;;[$icons.$N14];&quot;, &quot;;[$icons.$O14];&quot;, &quot;;[$icons.$P14];&quot;, &quot;;[$icons.$Q14];&quot;, &quot;;[$icons.$R14];&quot;, &quot;;[$icons.$S14];&quot;, &quot;;[$icons.$T14];&quot;, &quot;;[$icons.$U14];&quot;, &quot;;[$icons.$V14];&quot; =&gt; &quot;;[$icons.$A14];&quot; // &quot;;[$icons.$W14])" office:value-type="string" office:string-value="  cdunq12, null, null, helm08, h0, helm05, ihelm06, bg2, helm, null, null, null, null, null, null, null, null, null, null, 47, 47, 27 =&gt; cdunq12 // helm of infravision" calcext:value-type="string">
            <text:p><text:s text:c="2"/>cdunq12, null, null, helm08, h0, helm05, ihelm06, bg2, helm, null, null, null, null, null, null, null, null, null, null, 47, 47, 27 =&gt; cdunq12 // helm of infravision</text:p>
          </table:table-cell>
        </table:table-row>
        <table:table-row table:style-name="ro1">
          <table:table-cell table:formula="of:=CONCATENATE(;&quot;  &quot;;[$icons.$A15];&quot;, &quot;;[$icons.$B15];&quot;, &quot;;[$icons.$C15];&quot;, &quot;;[$icons.$D15];&quot;, &quot;;[$icons.$E15];&quot;, &quot;;[$icons.$F15];&quot;, &quot;;[$icons.$G15];&quot;, &quot;;[$icons.$H15];&quot;, &quot;;[$icons.$I15];&quot;, &quot;;[$icons.$J15];&quot;, &quot;;[$icons.$K15];&quot;, &quot;;[$icons.$L15];&quot;, &quot;;[$icons.$M15];&quot;, &quot;;[$icons.$N15];&quot;, &quot;;[$icons.$O15];&quot;, &quot;;[$icons.$P15];&quot;, &quot;;[$icons.$Q15];&quot;, &quot;;[$icons.$R15];&quot;, &quot;;[$icons.$S15];&quot;, &quot;;[$icons.$T15];&quot;, &quot;;[$icons.$U15];&quot;, &quot;;[$icons.$V15];&quot; =&gt; &quot;;[$icons.$A15];&quot; // &quot;;[$icons.$W15])" office:value-type="string" office:string-value="  cdunq13, null, null, helm09, h3, helm10, ihelm05, bg2, helm, null, null, null, null, null, null, null, null, null, null, 47, null, 27 =&gt; cdunq13 // helmet" calcext:value-type="string">
            <text:p><text:s text:c="2"/>cdunq13, null, null, helm09, h3, helm10, ihelm05, bg2, helm, null, null, null, null, null, null, null, null, null, null, 47, null, 27 =&gt; cdunq13 // helmet</text:p>
          </table:table-cell>
        </table:table-row>
        <table:table-row table:style-name="ro1">
          <table:table-cell table:formula="of:=CONCATENATE(;&quot;  &quot;;[$icons.$A16];&quot;, &quot;;[$icons.$B16];&quot;, &quot;;[$icons.$C16];&quot;, &quot;;[$icons.$D16];&quot;, &quot;;[$icons.$E16];&quot;, &quot;;[$icons.$F16];&quot;, &quot;;[$icons.$G16];&quot;, &quot;;[$icons.$H16];&quot;, &quot;;[$icons.$I16];&quot;, &quot;;[$icons.$J16];&quot;, &quot;;[$icons.$K16];&quot;, &quot;;[$icons.$L16];&quot;, &quot;;[$icons.$M16];&quot;, &quot;;[$icons.$N16];&quot;, &quot;;[$icons.$O16];&quot;, &quot;;[$icons.$P16];&quot;, &quot;;[$icons.$Q16];&quot;, &quot;;[$icons.$R16];&quot;, &quot;;[$icons.$S16];&quot;, &quot;;[$icons.$T16];&quot;, &quot;;[$icons.$U16];&quot;, &quot;;[$icons.$V16];&quot; =&gt; &quot;;[$icons.$A16];&quot; // &quot;;[$icons.$W16])" office:value-type="string" office:string-value="  cdunq14, null, null, helm10, h0, helm03, ihelm02, bg2, helm, null, null, null, null, null, null, null, null, null, null, 27, 27, 27 =&gt; cdunq14 // helm of glory" calcext:value-type="string">
            <text:p><text:s text:c="2"/>cdunq14, null, null, helm10, h0, helm03, ihelm02, bg2, helm, null, null, null, null, null, null, null, null, null, null, 27, 27, 27 =&gt; cdunq14 // helm of glory</text:p>
          </table:table-cell>
        </table:table-row>
        <table:table-row table:style-name="ro1">
          <table:table-cell table:formula="of:=CONCATENATE(;&quot;  &quot;;[$icons.$A17];&quot;, &quot;;[$icons.$B17];&quot;, &quot;;[$icons.$C17];&quot;, &quot;;[$icons.$D17];&quot;, &quot;;[$icons.$E17];&quot;, &quot;;[$icons.$F17];&quot;, &quot;;[$icons.$G17];&quot;, &quot;;[$icons.$H17];&quot;, &quot;;[$icons.$I17];&quot;, &quot;;[$icons.$J17];&quot;, &quot;;[$icons.$K17];&quot;, &quot;;[$icons.$L17];&quot;, &quot;;[$icons.$M17];&quot;, &quot;;[$icons.$N17];&quot;, &quot;;[$icons.$O17];&quot;, &quot;;[$icons.$P17];&quot;, &quot;;[$icons.$Q17];&quot;, &quot;;[$icons.$R17];&quot;, &quot;;[$icons.$S17];&quot;, &quot;;[$icons.$T17];&quot;, &quot;;[$icons.$U17];&quot;, &quot;;[$icons.$V17];&quot; =&gt; &quot;;[$icons.$A17];&quot; // &quot;;[$icons.$W17])" office:value-type="string" office:string-value="  cdunq15, null, null, helm11, h4, helm04, ihelm03, bg2, helm, null, null, null, null, null, null, null, null, null, null, 27, null, 27 =&gt; cdunq15 // helm of defense" calcext:value-type="string">
            <text:p><text:s text:c="2"/>cdunq15, null, null, helm11, h4, helm04, ihelm03, bg2, helm, null, null, null, null, null, null, null, null, null, null, 27, null, 27 =&gt; cdunq15 // helm of defense</text:p>
          </table:table-cell>
        </table:table-row>
        <table:table-row table:style-name="ro1">
          <table:table-cell table:formula="of:=CONCATENATE(;&quot;  &quot;;[$icons.$A18];&quot;, &quot;;[$icons.$B18];&quot;, &quot;;[$icons.$C18];&quot;, &quot;;[$icons.$D18];&quot;, &quot;;[$icons.$E18];&quot;, &quot;;[$icons.$F18];&quot;, &quot;;[$icons.$G18];&quot;, &quot;;[$icons.$H18];&quot;, &quot;;[$icons.$I18];&quot;, &quot;;[$icons.$J18];&quot;, &quot;;[$icons.$K18];&quot;, &quot;;[$icons.$L18];&quot;, &quot;;[$icons.$M18];&quot;, &quot;;[$icons.$N18];&quot;, &quot;;[$icons.$O18];&quot;, &quot;;[$icons.$P18];&quot;, &quot;;[$icons.$Q18];&quot;, &quot;;[$icons.$R18];&quot;, &quot;;[$icons.$S18];&quot;, &quot;;[$icons.$T18];&quot;, &quot;;[$icons.$U18];&quot;, &quot;;[$icons.$V18];&quot; =&gt; &quot;;[$icons.$A18];&quot; // &quot;;[$icons.$W18])" office:value-type="string" office:string-value="  cdunq16, null, null, helm12, h0, helm02, ihelm04, bg2, helm, null, null, null, null, null, null, null, null, null, null, 13, null, 30 =&gt; cdunq16 // helm of opposite alignment" calcext:value-type="string">
            <text:p><text:s text:c="2"/>cdunq16, null, null, helm12, h0, helm02, ihelm04, bg2, helm, null, null, null, null, null, null, null, null, null, null, 13, null, 30 =&gt; cdunq16 // helm of opposite alignment</text:p>
          </table:table-cell>
        </table:table-row>
        <table:table-row table:style-name="ro1">
          <table:table-cell table:formula="of:=CONCATENATE(;&quot;  &quot;;[$icons.$A19];&quot;, &quot;;[$icons.$B19];&quot;, &quot;;[$icons.$C19];&quot;, &quot;;[$icons.$D19];&quot;, &quot;;[$icons.$E19];&quot;, &quot;;[$icons.$F19];&quot;, &quot;;[$icons.$G19];&quot;, &quot;;[$icons.$H19];&quot;, &quot;;[$icons.$I19];&quot;, &quot;;[$icons.$J19];&quot;, &quot;;[$icons.$K19];&quot;, &quot;;[$icons.$L19];&quot;, &quot;;[$icons.$M19];&quot;, &quot;;[$icons.$N19];&quot;, &quot;;[$icons.$O19];&quot;, &quot;;[$icons.$P19];&quot;, &quot;;[$icons.$Q19];&quot;, &quot;;[$icons.$R19];&quot;, &quot;;[$icons.$S19];&quot;, &quot;;[$icons.$T19];&quot;, &quot;;[$icons.$U19];&quot;, &quot;;[$icons.$V19];&quot; =&gt; &quot;;[$icons.$A19];&quot; // &quot;;[$icons.$W19])" office:value-type="string" office:string-value="  cdunq17, null, null, helmhun, h0, helm33, ihelm33, bg2, helm, null, null, null, null, null, null, null, null, null, null, 42, null, 99 =&gt; cdunq17 // gold horned helm" calcext:value-type="string">
            <text:p><text:s text:c="2"/>cdunq17, null, null, helmhun, h0, helm33, ihelm33, bg2, helm, null, null, null, null, null, null, null, null, null, null, 42, null, 99 =&gt; cdunq17 // gold horned helm</text:p>
          </table:table-cell>
        </table:table-row>
        <table:table-row table:style-name="ro1">
          <table:table-cell table:formula="of:=CONCATENATE(;&quot;  &quot;;[$icons.$A20];&quot;, &quot;;[$icons.$B20];&quot;, &quot;;[$icons.$C20];&quot;, &quot;;[$icons.$D20];&quot;, &quot;;[$icons.$E20];&quot;, &quot;;[$icons.$F20];&quot;, &quot;;[$icons.$G20];&quot;, &quot;;[$icons.$H20];&quot;, &quot;;[$icons.$I20];&quot;, &quot;;[$icons.$J20];&quot;, &quot;;[$icons.$K20];&quot;, &quot;;[$icons.$L20];&quot;, &quot;;[$icons.$M20];&quot;, &quot;;[$icons.$N20];&quot;, &quot;;[$icons.$O20];&quot;, &quot;;[$icons.$P20];&quot;, &quot;;[$icons.$Q20];&quot;, &quot;;[$icons.$R20];&quot;, &quot;;[$icons.$S20];&quot;, &quot;;[$icons.$T20];&quot;, &quot;;[$icons.$U20];&quot;, &quot;;[$icons.$V20];&quot; =&gt; &quot;;[$icons.$A20];&quot; // &quot;;[$icons.$W20])" office:value-type="string" office:string-value="  cdunq18, null, null, kaybow, null, bow16, ibow16, bg2, weapon, null, null, null, 13, 38, null, null, null, null, null, null, null, null =&gt; cdunq18 // composite long bow +2" calcext:value-type="string">
            <text:p><text:s text:c="2"/>cdunq18, null, null, kaybow, null, bow16, ibow16, bg2, weapon, null, null, null, 13, 38, null, null, null, null, null, null, null, null =&gt; cdunq18 // composite long bow +2</text:p>
          </table:table-cell>
        </table:table-row>
        <table:table-row table:style-name="ro1">
          <table:table-cell table:formula="of:=CONCATENATE(;&quot;  &quot;;[$icons.$A21];&quot;, &quot;;[$icons.$B21];&quot;, &quot;;[$icons.$C21];&quot;, &quot;;[$icons.$D21];&quot;, &quot;;[$icons.$E21];&quot;, &quot;;[$icons.$F21];&quot;, &quot;;[$icons.$G21];&quot;, &quot;;[$icons.$H21];&quot;, &quot;;[$icons.$I21];&quot;, &quot;;[$icons.$J21];&quot;, &quot;;[$icons.$K21];&quot;, &quot;;[$icons.$L21];&quot;, &quot;;[$icons.$M21];&quot;, &quot;;[$icons.$N21];&quot;, &quot;;[$icons.$O21];&quot;, &quot;;[$icons.$P21];&quot;, &quot;;[$icons.$Q21];&quot;, &quot;;[$icons.$R21];&quot;, &quot;;[$icons.$S21];&quot;, &quot;;[$icons.$T21];&quot;, &quot;;[$icons.$U21];&quot;, &quot;;[$icons.$V21];&quot; =&gt; &quot;;[$icons.$A21];&quot; // &quot;;[$icons.$W21])" office:value-type="string" office:string-value="  cdunq19, null, null, kayglov, null, brac18, ibrac18, bg2, other, null, null, null, null, null, null, null, null, null, null, null, null, null =&gt; cdunq19 // gloves of missile snaring" calcext:value-type="string">
            <text:p><text:s text:c="2"/>cdunq19, null, null, kayglov, null, brac18, ibrac18, bg2, other, null, null, null, null, null, null, null, null, null, null, null, null, null =&gt; cdunq19 // gloves of missile snaring</text:p>
          </table:table-cell>
        </table:table-row>
        <table:table-row table:style-name="ro1">
          <table:table-cell table:formula="of:=CONCATENATE(;&quot;  &quot;;[$icons.$A22];&quot;, &quot;;[$icons.$B22];&quot;, &quot;;[$icons.$C22];&quot;, &quot;;[$icons.$D22];&quot;, &quot;;[$icons.$E22];&quot;, &quot;;[$icons.$F22];&quot;, &quot;;[$icons.$G22];&quot;, &quot;;[$icons.$H22];&quot;, &quot;;[$icons.$I22];&quot;, &quot;;[$icons.$J22];&quot;, &quot;;[$icons.$K22];&quot;, &quot;;[$icons.$L22];&quot;, &quot;;[$icons.$M22];&quot;, &quot;;[$icons.$N22];&quot;, &quot;;[$icons.$O22];&quot;, &quot;;[$icons.$P22];&quot;, &quot;;[$icons.$Q22];&quot;, &quot;;[$icons.$R22];&quot;, &quot;;[$icons.$S22];&quot;, &quot;;[$icons.$T22];&quot;, &quot;;[$icons.$U22];&quot;, &quot;;[$icons.$V22];&quot; =&gt; &quot;;[$icons.$A22];&quot; // &quot;;[$icons.$W22])" office:value-type="string" office:string-value="  cdunq20, null, null, kayring, null, ring26, iring26, bg2, other, null, null, null, null, null, null, null, null, null, null, null, null, null =&gt; cdunq20 // ring of djinni summoning" calcext:value-type="string">
            <text:p><text:s text:c="2"/>cdunq20, null, null, kayring, null, ring26, iring26, bg2, other, null, null, null, null, null, null, null, null, null, null, null, null, null =&gt; cdunq20 // ring of djinni summoning</text:p>
          </table:table-cell>
        </table:table-row>
        <table:table-row table:style-name="ro1">
          <table:table-cell table:formula="of:=CONCATENATE(;&quot;  &quot;;[$icons.$A23];&quot;, &quot;;[$icons.$B23];&quot;, &quot;;[$icons.$C23];&quot;, &quot;;[$icons.$D23];&quot;, &quot;;[$icons.$E23];&quot;, &quot;;[$icons.$F23];&quot;, &quot;;[$icons.$G23];&quot;, &quot;;[$icons.$H23];&quot;, &quot;;[$icons.$I23];&quot;, &quot;;[$icons.$J23];&quot;, &quot;;[$icons.$K23];&quot;, &quot;;[$icons.$L23];&quot;, &quot;;[$icons.$M23];&quot;, &quot;;[$icons.$N23];&quot;, &quot;;[$icons.$O23];&quot;, &quot;;[$icons.$P23];&quot;, &quot;;[$icons.$Q23];&quot;, &quot;;[$icons.$R23];&quot;, &quot;;[$icons.$S23];&quot;, &quot;;[$icons.$T23];&quot;, &quot;;[$icons.$U23];&quot;, &quot;;[$icons.$V23];&quot; =&gt; &quot;;[$icons.$A23];&quot; // &quot;;[$icons.$W23])" office:value-type="string" office:string-value="  cdunq21, null, null, keydug, null, misc4i, imisc4i, bg2, other, null, null, null, null, null, null, null, null, null, null, null, null, null =&gt; cdunq21 // wand of frost key" calcext:value-type="string">
            <text:p><text:s text:c="2"/>cdunq21, null, null, keydug, null, misc4i, imisc4i, bg2, other, null, null, null, null, null, null, null, null, null, null, null, null, null =&gt; cdunq21 // wand of frost key</text:p>
          </table:table-cell>
        </table:table-row>
        <table:table-row table:style-name="ro1">
          <table:table-cell table:formula="of:=CONCATENATE(;&quot;  &quot;;[$icons.$A24];&quot;, &quot;;[$icons.$B24];&quot;, &quot;;[$icons.$C24];&quot;, &quot;;[$icons.$D24];&quot;, &quot;;[$icons.$E24];&quot;, &quot;;[$icons.$F24];&quot;, &quot;;[$icons.$G24];&quot;, &quot;;[$icons.$H24];&quot;, &quot;;[$icons.$I24];&quot;, &quot;;[$icons.$J24];&quot;, &quot;;[$icons.$K24];&quot;, &quot;;[$icons.$L24];&quot;, &quot;;[$icons.$M24];&quot;, &quot;;[$icons.$N24];&quot;, &quot;;[$icons.$O24];&quot;, &quot;;[$icons.$P24];&quot;, &quot;;[$icons.$Q24];&quot;, &quot;;[$icons.$R24];&quot;, &quot;;[$icons.$S24];&quot;, &quot;;[$icons.$T24];&quot;, &quot;;[$icons.$U24];&quot;, &quot;;[$icons.$V24];&quot; =&gt; &quot;;[$icons.$A24];&quot; // &quot;;[$icons.$W24])" office:value-type="string" office:string-value="  cdunq22, null, null, keygate, null, key21, ikey21, bg2, other, null, null, null, null, null, null, null, null, null, null, null, null, null =&gt; cdunq22 // samia's key" calcext:value-type="string">
            <text:p><text:s text:c="2"/>cdunq22, null, null, keygate, null, key21, ikey21, bg2, other, null, null, null, null, null, null, null, null, null, null, null, null, null =&gt; cdunq22 // samia's key</text:p>
          </table:table-cell>
        </table:table-row>
        <table:table-row table:style-name="ro1">
          <table:table-cell table:formula="of:=CONCATENATE(;&quot;  &quot;;[$icons.$A25];&quot;, &quot;;[$icons.$B25];&quot;, &quot;;[$icons.$C25];&quot;, &quot;;[$icons.$D25];&quot;, &quot;;[$icons.$E25];&quot;, &quot;;[$icons.$F25];&quot;, &quot;;[$icons.$G25];&quot;, &quot;;[$icons.$H25];&quot;, &quot;;[$icons.$I25];&quot;, &quot;;[$icons.$J25];&quot;, &quot;;[$icons.$K25];&quot;, &quot;;[$icons.$L25];&quot;, &quot;;[$icons.$M25];&quot;, &quot;;[$icons.$N25];&quot;, &quot;;[$icons.$O25];&quot;, &quot;;[$icons.$P25];&quot;, &quot;;[$icons.$Q25];&quot;, &quot;;[$icons.$R25];&quot;, &quot;;[$icons.$S25];&quot;, &quot;;[$icons.$T25];&quot;, &quot;;[$icons.$U25];&quot;, &quot;;[$icons.$V25];&quot; =&gt; &quot;;[$icons.$A25];&quot; // &quot;;[$icons.$W25])" office:value-type="string" office:string-value="  cdunq23, null, null, kresssw, null, sw2h13, isw2h13, bg2, weapon, null, null, null, 104, 104, 27, null, null, null, null, null, null, null =&gt; cdunq23 // spider's bane" calcext:value-type="string">
            <text:p><text:s text:c="2"/>cdunq23, null, null, kresssw, null, sw2h13, isw2h13, bg2, weapon, null, null, null, 104, 104, 27, null, null, null, null, null, null, null =&gt; cdunq23 // spider's bane</text:p>
          </table:table-cell>
        </table:table-row>
        <table:table-row table:style-name="ro1">
          <table:table-cell table:formula="of:=CONCATENATE(;&quot;  &quot;;[$icons.$A26];&quot;, &quot;;[$icons.$B26];&quot;, &quot;;[$icons.$C26];&quot;, &quot;;[$icons.$D26];&quot;, &quot;;[$icons.$E26];&quot;, &quot;;[$icons.$F26];&quot;, &quot;;[$icons.$G26];&quot;, &quot;;[$icons.$H26];&quot;, &quot;;[$icons.$I26];&quot;, &quot;;[$icons.$J26];&quot;, &quot;;[$icons.$K26];&quot;, &quot;;[$icons.$L26];&quot;, &quot;;[$icons.$M26];&quot;, &quot;;[$icons.$N26];&quot;, &quot;;[$icons.$O26];&quot;, &quot;;[$icons.$P26];&quot;, &quot;;[$icons.$Q26];&quot;, &quot;;[$icons.$R26];&quot;, &quot;;[$icons.$S26];&quot;, &quot;;[$icons.$T26];&quot;, &quot;;[$icons.$U26];&quot;, &quot;;[$icons.$V26];&quot; =&gt; &quot;;[$icons.$A26];&quot; // &quot;;[$icons.$W26])" office:value-type="string" office:string-value="  cdunq24, null, null, labelas, null, amul27, iamul27, bg2, other, null, null, null, null, null, null, null, null, null, null, null, null, null =&gt; cdunq24 // amulet of seldarine" calcext:value-type="string">
            <text:p><text:s text:c="2"/>cdunq24, null, null, labelas, null, amul27, iamul27, bg2, other, null, null, null, null, null, null, null, null, null, null, null, null, null =&gt; cdunq24 // amulet of seldarine</text:p>
          </table:table-cell>
        </table:table-row>
        <table:table-row table:style-name="ro1">
          <table:table-cell table:formula="of:=CONCATENATE(;&quot;  &quot;;[$icons.$A27];&quot;, &quot;;[$icons.$B27];&quot;, &quot;;[$icons.$C27];&quot;, &quot;;[$icons.$D27];&quot;, &quot;;[$icons.$E27];&quot;, &quot;;[$icons.$F27];&quot;, &quot;;[$icons.$G27];&quot;, &quot;;[$icons.$H27];&quot;, &quot;;[$icons.$I27];&quot;, &quot;;[$icons.$J27];&quot;, &quot;;[$icons.$K27];&quot;, &quot;;[$icons.$L27];&quot;, &quot;;[$icons.$M27];&quot;, &quot;;[$icons.$N27];&quot;, &quot;;[$icons.$O27];&quot;, &quot;;[$icons.$P27];&quot;, &quot;;[$icons.$Q27];&quot;, &quot;;[$icons.$R27];&quot;, &quot;;[$icons.$S27];&quot;, &quot;;[$icons.$T27];&quot;, &quot;;[$icons.$U27];&quot;, &quot;;[$icons.$V27];&quot; =&gt; &quot;;[$icons.$A27];&quot; // &quot;;[$icons.$W27])" office:value-type="string" office:string-value="  cdunq25, null, null, lshand, null, sw1h77, isw1h77, bg2, weapon, null, null, null, 99, 25, 5, null, null, null, null, null, null, null =&gt; cdunq25 // long sword of the hand (long sword)" calcext:value-type="string">
            <text:p><text:s text:c="2"/>cdunq25, null, null, lshand, null, sw1h77, isw1h77, bg2, weapon, null, null, null, 99, 25, 5, null, null, null, null, null, null, null =&gt; cdunq25 // long sword of the hand (long sword)</text:p>
          </table:table-cell>
        </table:table-row>
        <table:table-row table:style-name="ro1">
          <table:table-cell table:formula="of:=CONCATENATE(;&quot;  &quot;;[$icons.$A28];&quot;, &quot;;[$icons.$B28];&quot;, &quot;;[$icons.$C28];&quot;, &quot;;[$icons.$D28];&quot;, &quot;;[$icons.$E28];&quot;, &quot;;[$icons.$F28];&quot;, &quot;;[$icons.$G28];&quot;, &quot;;[$icons.$H28];&quot;, &quot;;[$icons.$I28];&quot;, &quot;;[$icons.$J28];&quot;, &quot;;[$icons.$K28];&quot;, &quot;;[$icons.$L28];&quot;, &quot;;[$icons.$M28];&quot;, &quot;;[$icons.$N28];&quot;, &quot;;[$icons.$O28];&quot;, &quot;;[$icons.$P28];&quot;, &quot;;[$icons.$Q28];&quot;, &quot;;[$icons.$R28];&quot;, &quot;;[$icons.$S28];&quot;, &quot;;[$icons.$T28];&quot;, &quot;;[$icons.$U28];&quot;, &quot;;[$icons.$V28];&quot; =&gt; &quot;;[$icons.$A28];&quot; // &quot;;[$icons.$W28])" office:value-type="string" office:string-value="  cdunq26, null, null, mirekqi, null, amul24, iamul24, bg2, other, null, null, null, null, null, null, null, null, null, null, null, null, null =&gt; cdunq26 // necklace of form stability" calcext:value-type="string">
            <text:p><text:s text:c="2"/>cdunq26, null, null, mirekqi, null, amul24, iamul24, bg2, other, null, null, null, null, null, null, null, null, null, null, null, null, null =&gt; cdunq26 // necklace of form stability</text:p>
          </table:table-cell>
        </table:table-row>
        <table:table-row table:style-name="ro1">
          <table:table-cell table:formula="of:=CONCATENATE(;&quot;  &quot;;[$icons.$A29];&quot;, &quot;;[$icons.$B29];&quot;, &quot;;[$icons.$C29];&quot;, &quot;;[$icons.$D29];&quot;, &quot;;[$icons.$E29];&quot;, &quot;;[$icons.$F29];&quot;, &quot;;[$icons.$G29];&quot;, &quot;;[$icons.$H29];&quot;, &quot;;[$icons.$I29];&quot;, &quot;;[$icons.$J29];&quot;, &quot;;[$icons.$K29];&quot;, &quot;;[$icons.$L29];&quot;, &quot;;[$icons.$M29];&quot;, &quot;;[$icons.$N29];&quot;, &quot;;[$icons.$O29];&quot;, &quot;;[$icons.$P29];&quot;, &quot;;[$icons.$Q29];&quot;, &quot;;[$icons.$R29];&quot;, &quot;;[$icons.$S29];&quot;, &quot;;[$icons.$T29];&quot;, &quot;;[$icons.$U29];&quot;, &quot;;[$icons.$V29];&quot; =&gt; &quot;;[$icons.$A29];&quot; // &quot;;[$icons.$W29])" office:value-type="string" office:string-value="  cdunq27, null, null, misc61, null, null, null, null, other, null, null, null, null, null, null, null, null, null, null, null, null, null =&gt; cdunq27 // bottle of wine (bottle of wine)" calcext:value-type="string">
            <text:p><text:s text:c="2"/>cdunq27, null, null, misc61, null, null, null, null, other, null, null, null, null, null, null, null, null, null, null, null, null, null =&gt; cdunq27 // bottle of wine (bottle of wine)</text:p>
          </table:table-cell>
        </table:table-row>
        <table:table-row table:style-name="ro1">
          <table:table-cell table:formula="of:=CONCATENATE(;&quot;  &quot;;[$icons.$A30];&quot;, &quot;;[$icons.$B30];&quot;, &quot;;[$icons.$C30];&quot;, &quot;;[$icons.$D30];&quot;, &quot;;[$icons.$E30];&quot;, &quot;;[$icons.$F30];&quot;, &quot;;[$icons.$G30];&quot;, &quot;;[$icons.$H30];&quot;, &quot;;[$icons.$I30];&quot;, &quot;;[$icons.$J30];&quot;, &quot;;[$icons.$K30];&quot;, &quot;;[$icons.$L30];&quot;, &quot;;[$icons.$M30];&quot;, &quot;;[$icons.$N30];&quot;, &quot;;[$icons.$O30];&quot;, &quot;;[$icons.$P30];&quot;, &quot;;[$icons.$Q30];&quot;, &quot;;[$icons.$R30];&quot;, &quot;;[$icons.$S30];&quot;, &quot;;[$icons.$T30];&quot;, &quot;;[$icons.$U30];&quot;, &quot;;[$icons.$V30];&quot; =&gt; &quot;;[$icons.$A30];&quot; // &quot;;[$icons.$W30])" office:value-type="string" office:string-value="  cdunq28, null, null, misc75, null, dagg23, idagg23, bg2, weapon, null, null, null, 93, 46, 30, null, null, null, null, null, null, null =&gt; cdunq28 // ixil's spike" calcext:value-type="string">
            <text:p><text:s text:c="2"/>cdunq28, null, null, misc75, null, dagg23, idagg23, bg2, weapon, null, null, null, 93, 46, 30, null, null, null, null, null, null, null =&gt; cdunq28 // ixil's spike</text:p>
          </table:table-cell>
        </table:table-row>
        <table:table-row table:style-name="ro1">
          <table:table-cell table:formula="of:=CONCATENATE(;&quot;  &quot;;[$icons.$A31];&quot;, &quot;;[$icons.$B31];&quot;, &quot;;[$icons.$C31];&quot;, &quot;;[$icons.$D31];&quot;, &quot;;[$icons.$E31];&quot;, &quot;;[$icons.$F31];&quot;, &quot;;[$icons.$G31];&quot;, &quot;;[$icons.$H31];&quot;, &quot;;[$icons.$I31];&quot;, &quot;;[$icons.$J31];&quot;, &quot;;[$icons.$K31];&quot;, &quot;;[$icons.$L31];&quot;, &quot;;[$icons.$M31];&quot;, &quot;;[$icons.$N31];&quot;, &quot;;[$icons.$O31];&quot;, &quot;;[$icons.$P31];&quot;, &quot;;[$icons.$Q31];&quot;, &quot;;[$icons.$R31];&quot;, &quot;;[$icons.$S31];&quot;, &quot;;[$icons.$T31];&quot;, &quot;;[$icons.$U31];&quot;, &quot;;[$icons.$V31];&quot; =&gt; &quot;;[$icons.$A31];&quot; // &quot;;[$icons.$W31])" office:value-type="string" office:string-value="  cdunq29, null, null, moonbow, null, amul19, iamul19, bg2, other, null, null, null, null, null, null, null, null, null, null, null, null, null =&gt; cdunq29 // amulet of 5% magic resistance" calcext:value-type="string">
            <text:p><text:s text:c="2"/>cdunq29, null, null, moonbow, null, amul19, iamul19, bg2, other, null, null, null, null, null, null, null, null, null, null, null, null, null =&gt; cdunq29 // amulet of 5% magic resistance</text:p>
          </table:table-cell>
        </table:table-row>
        <table:table-row table:style-name="ro1">
          <table:table-cell table:formula="of:=CONCATENATE(;&quot;  &quot;;[$icons.$A32];&quot;, &quot;;[$icons.$B32];&quot;, &quot;;[$icons.$C32];&quot;, &quot;;[$icons.$D32];&quot;, &quot;;[$icons.$E32];&quot;, &quot;;[$icons.$F32];&quot;, &quot;;[$icons.$G32];&quot;, &quot;;[$icons.$H32];&quot;, &quot;;[$icons.$I32];&quot;, &quot;;[$icons.$J32];&quot;, &quot;;[$icons.$K32];&quot;, &quot;;[$icons.$L32];&quot;, &quot;;[$icons.$M32];&quot;, &quot;;[$icons.$N32];&quot;, &quot;;[$icons.$O32];&quot;, &quot;;[$icons.$P32];&quot;, &quot;;[$icons.$Q32];&quot;, &quot;;[$icons.$R32];&quot;, &quot;;[$icons.$S32];&quot;, &quot;;[$icons.$T32];&quot;, &quot;;[$icons.$U32];&quot;, &quot;;[$icons.$V32];&quot; =&gt; &quot;;[$icons.$A32];&quot; // &quot;;[$icons.$W32])" office:value-type="string" office:string-value="  cdunq30, ohdpotn1, null, philter, null, 00potn02, ipotn08, iwd2, other, null, null, null, null, null, null, null, null, null, null, null, null, null =&gt; cdunq30 // philter of purification" calcext:value-type="string">
            <text:p><text:s text:c="2"/>cdunq30, ohdpotn1, null, philter, null, 00potn02, ipotn08, iwd2, other, null, null, null, null, null, null, null, null, null, null, null, null, null =&gt; cdunq30 // philter of purification</text:p>
          </table:table-cell>
        </table:table-row>
        <table:table-row table:style-name="ro1">
          <table:table-cell table:formula="of:=CONCATENATE(;&quot;  &quot;;[$icons.$A33];&quot;, &quot;;[$icons.$B33];&quot;, &quot;;[$icons.$C33];&quot;, &quot;;[$icons.$D33];&quot;, &quot;;[$icons.$E33];&quot;, &quot;;[$icons.$F33];&quot;, &quot;;[$icons.$G33];&quot;, &quot;;[$icons.$H33];&quot;, &quot;;[$icons.$I33];&quot;, &quot;;[$icons.$J33];&quot;, &quot;;[$icons.$K33];&quot;, &quot;;[$icons.$L33];&quot;, &quot;;[$icons.$M33];&quot;, &quot;;[$icons.$N33];&quot;, &quot;;[$icons.$O33];&quot;, &quot;;[$icons.$P33];&quot;, &quot;;[$icons.$Q33];&quot;, &quot;;[$icons.$R33];&quot;, &quot;;[$icons.$S33];&quot;, &quot;;[$icons.$T33];&quot;, &quot;;[$icons.$U33];&quot;, &quot;;[$icons.$V33];&quot; =&gt; &quot;;[$icons.$A33];&quot; // &quot;;[$icons.$W33])" office:value-type="string" office:string-value="  cdunq31, null, null, plat05, null, plat22, iplat22, bg2, armor, 30, 25, 97, null, null, null, null, null, null, null, null, null, null =&gt; cdunq31 // shuruppak's plate" calcext:value-type="string">
            <text:p><text:s text:c="2"/>cdunq31, null, null, plat05, null, plat22, iplat22, bg2, armor, 30, 25, 97, null, null, null, null, null, null, null, null, null, null =&gt; cdunq31 // shuruppak's plate</text:p>
          </table:table-cell>
        </table:table-row>
        <table:table-row table:style-name="ro1">
          <table:table-cell table:formula="of:=CONCATENATE(;&quot;  &quot;;[$icons.$A34];&quot;, &quot;;[$icons.$B34];&quot;, &quot;;[$icons.$C34];&quot;, &quot;;[$icons.$D34];&quot;, &quot;;[$icons.$E34];&quot;, &quot;;[$icons.$F34];&quot;, &quot;;[$icons.$G34];&quot;, &quot;;[$icons.$H34];&quot;, &quot;;[$icons.$I34];&quot;, &quot;;[$icons.$J34];&quot;, &quot;;[$icons.$K34];&quot;, &quot;;[$icons.$L34];&quot;, &quot;;[$icons.$M34];&quot;, &quot;;[$icons.$N34];&quot;, &quot;;[$icons.$O34];&quot;, &quot;;[$icons.$P34];&quot;, &quot;;[$icons.$Q34];&quot;, &quot;;[$icons.$R34];&quot;, &quot;;[$icons.$S34];&quot;, &quot;;[$icons.$T34];&quot;, &quot;;[$icons.$U34];&quot;, &quot;;[$icons.$V34];&quot; =&gt; &quot;;[$icons.$A34];&quot; // &quot;;[$icons.$W34])" office:value-type="string" office:string-value="  cdunq32, null, null, pnull, null, botsmit, ibotsmit, bg2, other, null, null, null, null, null, null, null, null, null, null, null, null, null =&gt; cdunq32 // unused (cespenar's bottle)" calcext:value-type="string">
            <text:p><text:s text:c="2"/>cdunq32, null, null, pnull, null, botsmit, ibotsmit, bg2, other, null, null, null, null, null, null, null, null, null, null, null, null, null =&gt; cdunq32 // unused (cespenar's bottle)</text:p>
          </table:table-cell>
        </table:table-row>
        <table:table-row table:style-name="ro1">
          <table:table-cell table:formula="of:=CONCATENATE(;&quot;  &quot;;[$icons.$A35];&quot;, &quot;;[$icons.$B35];&quot;, &quot;;[$icons.$C35];&quot;, &quot;;[$icons.$D35];&quot;, &quot;;[$icons.$E35];&quot;, &quot;;[$icons.$F35];&quot;, &quot;;[$icons.$G35];&quot;, &quot;;[$icons.$H35];&quot;, &quot;;[$icons.$I35];&quot;, &quot;;[$icons.$J35];&quot;, &quot;;[$icons.$K35];&quot;, &quot;;[$icons.$L35];&quot;, &quot;;[$icons.$M35];&quot;, &quot;;[$icons.$N35];&quot;, &quot;;[$icons.$O35];&quot;, &quot;;[$icons.$P35];&quot;, &quot;;[$icons.$Q35];&quot;, &quot;;[$icons.$R35];&quot;, &quot;;[$icons.$S35];&quot;, &quot;;[$icons.$T35];&quot;, &quot;;[$icons.$U35];&quot;, &quot;;[$icons.$V35];&quot; =&gt; &quot;;[$icons.$A35];&quot; // &quot;;[$icons.$W35])" office:value-type="string" office:string-value="  cdunq33, null, null, poison, null, null, ipotn48, bg2, other, null, null, null, null, null, null, null, null, null, null, null, null, null =&gt; cdunq33 // unused (antidote bottle colored yellow)" calcext:value-type="string">
            <text:p><text:s text:c="2"/>cdunq33, null, null, poison, null, null, ipotn48, bg2, other, null, null, null, null, null, null, null, null, null, null, null, null, null =&gt; cdunq33 // unused (antidote bottle colored yellow)</text:p>
          </table:table-cell>
        </table:table-row>
        <table:table-row table:style-name="ro1">
          <table:table-cell table:formula="of:=CONCATENATE(;&quot;  &quot;;[$icons.$A36];&quot;, &quot;;[$icons.$B36];&quot;, &quot;;[$icons.$C36];&quot;, &quot;;[$icons.$D36];&quot;, &quot;;[$icons.$E36];&quot;, &quot;;[$icons.$F36];&quot;, &quot;;[$icons.$G36];&quot;, &quot;;[$icons.$H36];&quot;, &quot;;[$icons.$I36];&quot;, &quot;;[$icons.$J36];&quot;, &quot;;[$icons.$K36];&quot;, &quot;;[$icons.$L36];&quot;, &quot;;[$icons.$M36];&quot;, &quot;;[$icons.$N36];&quot;, &quot;;[$icons.$O36];&quot;, &quot;;[$icons.$P36];&quot;, &quot;;[$icons.$Q36];&quot;, &quot;;[$icons.$R36];&quot;, &quot;;[$icons.$S36];&quot;, &quot;;[$icons.$T36];&quot;, &quot;;[$icons.$U36];&quot;, &quot;;[$icons.$V36];&quot; =&gt; &quot;;[$icons.$A36];&quot; // &quot;;[$icons.$W36])" office:value-type="string" office:string-value="  cdunq34, null, null, presdag, null, dagg16, idagg16, bg2, weapon, null, null, null, 32, 32, 32, null, null, null, null, null, null, null =&gt; cdunq34 // poisoned throwing dagger" calcext:value-type="string">
            <text:p><text:s text:c="2"/>cdunq34, null, null, presdag, null, dagg16, idagg16, bg2, weapon, null, null, null, 32, 32, 32, null, null, null, null, null, null, null =&gt; cdunq34 // poisoned throwing dagger</text:p>
          </table:table-cell>
        </table:table-row>
        <table:table-row table:style-name="ro1">
          <table:table-cell table:formula="of:=CONCATENATE(;&quot;  &quot;;[$icons.$A37];&quot;, &quot;;[$icons.$B37];&quot;, &quot;;[$icons.$C37];&quot;, &quot;;[$icons.$D37];&quot;, &quot;;[$icons.$E37];&quot;, &quot;;[$icons.$F37];&quot;, &quot;;[$icons.$G37];&quot;, &quot;;[$icons.$H37];&quot;, &quot;;[$icons.$I37];&quot;, &quot;;[$icons.$J37];&quot;, &quot;;[$icons.$K37];&quot;, &quot;;[$icons.$L37];&quot;, &quot;;[$icons.$M37];&quot;, &quot;;[$icons.$N37];&quot;, &quot;;[$icons.$O37];&quot;, &quot;;[$icons.$P37];&quot;, &quot;;[$icons.$Q37];&quot;, &quot;;[$icons.$R37];&quot;, &quot;;[$icons.$S37];&quot;, &quot;;[$icons.$T37];&quot;, &quot;;[$icons.$U37];&quot;, &quot;;[$icons.$V37];&quot; =&gt; &quot;;[$icons.$A37];&quot; // &quot;;[$icons.$W37])" office:value-type="string" office:string-value="  cdunq35, null, null, presrob, null, clck31, iclck31, bg2, armor, 28, 28, 47, null, null, null, null, null, null, null, null, null, null =&gt; cdunq35 // improved cloak of protection +2" calcext:value-type="string">
            <text:p><text:s text:c="2"/>cdunq35, null, null, presrob, null, clck31, iclck31, bg2, armor, 28, 28, 47, null, null, null, null, null, null, null, null, null, null =&gt; cdunq35 // improved cloak of protection +2</text:p>
          </table:table-cell>
        </table:table-row>
        <table:table-row table:style-name="ro1">
          <table:table-cell table:formula="of:=CONCATENATE(;&quot;  &quot;;[$icons.$A38];&quot;, &quot;;[$icons.$B38];&quot;, &quot;;[$icons.$C38];&quot;, &quot;;[$icons.$D38];&quot;, &quot;;[$icons.$E38];&quot;, &quot;;[$icons.$F38];&quot;, &quot;;[$icons.$G38];&quot;, &quot;;[$icons.$H38];&quot;, &quot;;[$icons.$I38];&quot;, &quot;;[$icons.$J38];&quot;, &quot;;[$icons.$K38];&quot;, &quot;;[$icons.$L38];&quot;, &quot;;[$icons.$M38];&quot;, &quot;;[$icons.$N38];&quot;, &quot;;[$icons.$O38];&quot;, &quot;;[$icons.$P38];&quot;, &quot;;[$icons.$Q38];&quot;, &quot;;[$icons.$R38];&quot;, &quot;;[$icons.$S38];&quot;, &quot;;[$icons.$T38];&quot;, &quot;;[$icons.$U38];&quot;, &quot;;[$icons.$V38];&quot; =&gt; &quot;;[$icons.$A38];&quot; // &quot;;[$icons.$W38])" office:value-type="string" office:string-value="  cdunq36, null, null, ringpan, null, ring34, iring34, bg2, other, null, null, null, null, null, null, null, null, null, null, null, null, null =&gt; cdunq36 // ring of spell turning" calcext:value-type="string">
            <text:p><text:s text:c="2"/>cdunq36, null, null, ringpan, null, ring34, iring34, bg2, other, null, null, null, null, null, null, null, null, null, null, null, null, null =&gt; cdunq36 // ring of spell turning</text:p>
          </table:table-cell>
        </table:table-row>
        <table:table-row table:style-name="ro1">
          <table:table-cell table:formula="of:=CONCATENATE(;&quot;  &quot;;[$icons.$A39];&quot;, &quot;;[$icons.$B39];&quot;, &quot;;[$icons.$C39];&quot;, &quot;;[$icons.$D39];&quot;, &quot;;[$icons.$E39];&quot;, &quot;;[$icons.$F39];&quot;, &quot;;[$icons.$G39];&quot;, &quot;;[$icons.$H39];&quot;, &quot;;[$icons.$I39];&quot;, &quot;;[$icons.$J39];&quot;, &quot;;[$icons.$K39];&quot;, &quot;;[$icons.$L39];&quot;, &quot;;[$icons.$M39];&quot;, &quot;;[$icons.$N39];&quot;, &quot;;[$icons.$O39];&quot;, &quot;;[$icons.$P39];&quot;, &quot;;[$icons.$Q39];&quot;, &quot;;[$icons.$R39];&quot;, &quot;;[$icons.$S39];&quot;, &quot;;[$icons.$T39];&quot;, &quot;;[$icons.$U39];&quot;, &quot;;[$icons.$V39];&quot; =&gt; &quot;;[$icons.$A39];&quot; // &quot;;[$icons.$W39])" office:value-type="string" office:string-value="  cdunq37, bolt08, null, sekolah, null, 00bolt08, itrnbolt, iwd2, other, null, null, null, null, null, null, null, null, null, null, null, null, null =&gt; cdunq37 // tranquil bolt" calcext:value-type="string">
            <text:p><text:s text:c="2"/>cdunq37, bolt08, null, sekolah, null, 00bolt08, itrnbolt, iwd2, other, null, null, null, null, null, null, null, null, null, null, null, null, null =&gt; cdunq37 // tranquil bolt</text:p>
          </table:table-cell>
        </table:table-row>
        <table:table-row table:style-name="ro1">
          <table:table-cell table:formula="of:=CONCATENATE(;&quot;  &quot;;[$icons.$A40];&quot;, &quot;;[$icons.$B40];&quot;, &quot;;[$icons.$C40];&quot;, &quot;;[$icons.$D40];&quot;, &quot;;[$icons.$E40];&quot;, &quot;;[$icons.$F40];&quot;, &quot;;[$icons.$G40];&quot;, &quot;;[$icons.$H40];&quot;, &quot;;[$icons.$I40];&quot;, &quot;;[$icons.$J40];&quot;, &quot;;[$icons.$K40];&quot;, &quot;;[$icons.$L40];&quot;, &quot;;[$icons.$M40];&quot;, &quot;;[$icons.$N40];&quot;, &quot;;[$icons.$O40];&quot;, &quot;;[$icons.$P40];&quot;, &quot;;[$icons.$Q40];&quot;, &quot;;[$icons.$R40];&quot;, &quot;;[$icons.$S40];&quot;, &quot;;[$icons.$T40];&quot;, &quot;;[$icons.$U40];&quot;, &quot;;[$icons.$V40];&quot; =&gt; &quot;;[$icons.$A40];&quot; // &quot;;[$icons.$W40])" office:value-type="string" office:string-value="  cdunq38, null, null, shboots, null, boot09, iboot09, bg2, other, null, null, null, null, null, null, null, null, null, null, null, null, null =&gt; cdunq38 // boots" calcext:value-type="string">
            <text:p><text:s text:c="2"/>cdunq38, null, null, shboots, null, boot09, iboot09, bg2, other, null, null, null, null, null, null, null, null, null, null, null, null, null =&gt; cdunq38 // boots</text:p>
          </table:table-cell>
        </table:table-row>
        <table:table-row table:style-name="ro1">
          <table:table-cell table:formula="of:=CONCATENATE(;&quot;  &quot;;[$icons.$A41];&quot;, &quot;;[$icons.$B41];&quot;, &quot;;[$icons.$C41];&quot;, &quot;;[$icons.$D41];&quot;, &quot;;[$icons.$E41];&quot;, &quot;;[$icons.$F41];&quot;, &quot;;[$icons.$G41];&quot;, &quot;;[$icons.$H41];&quot;, &quot;;[$icons.$I41];&quot;, &quot;;[$icons.$J41];&quot;, &quot;;[$icons.$K41];&quot;, &quot;;[$icons.$L41];&quot;, &quot;;[$icons.$M41];&quot;, &quot;;[$icons.$N41];&quot;, &quot;;[$icons.$O41];&quot;, &quot;;[$icons.$P41];&quot;, &quot;;[$icons.$Q41];&quot;, &quot;;[$icons.$R41];&quot;, &quot;;[$icons.$S41];&quot;, &quot;;[$icons.$T41];&quot;, &quot;;[$icons.$U41];&quot;, &quot;;[$icons.$V41];&quot; =&gt; &quot;;[$icons.$A41];&quot; // &quot;;[$icons.$W41])" office:value-type="string" office:string-value="  cdunq39, null, null, shevara, null, amul20, iamul20, bg2, other, null, null, null, null, null, null, null, null, null, null, null, null, null =&gt; cdunq39 // kaligun's amulet of magic resistance" calcext:value-type="string">
            <text:p><text:s text:c="2"/>cdunq39, null, null, shevara, null, amul20, iamul20, bg2, other, null, null, null, null, null, null, null, null, null, null, null, null, null =&gt; cdunq39 // kaligun's amulet of magic resistance</text:p>
          </table:table-cell>
        </table:table-row>
        <table:table-row table:style-name="ro1">
          <table:table-cell table:formula="of:=CONCATENATE(;&quot;  &quot;;[$icons.$A42];&quot;, &quot;;[$icons.$B42];&quot;, &quot;;[$icons.$C42];&quot;, &quot;;[$icons.$D42];&quot;, &quot;;[$icons.$E42];&quot;, &quot;;[$icons.$F42];&quot;, &quot;;[$icons.$G42];&quot;, &quot;;[$icons.$H42];&quot;, &quot;;[$icons.$I42];&quot;, &quot;;[$icons.$J42];&quot;, &quot;;[$icons.$K42];&quot;, &quot;;[$icons.$L42];&quot;, &quot;;[$icons.$M42];&quot;, &quot;;[$icons.$N42];&quot;, &quot;;[$icons.$O42];&quot;, &quot;;[$icons.$P42];&quot;, &quot;;[$icons.$Q42];&quot;, &quot;;[$icons.$R42];&quot;, &quot;;[$icons.$S42];&quot;, &quot;;[$icons.$T42];&quot;, &quot;;[$icons.$U42];&quot;, &quot;;[$icons.$V42];&quot; =&gt; &quot;;[$icons.$A42];&quot; // &quot;;[$icons.$W42])" office:value-type="string" office:string-value="  cdunq40, null, null, shrobe, null, clck28, iclck28, bg2, armor, 65, 65, 65, null, null, null, null, null, null, null, null, null, null =&gt; cdunq40 // shadow thief cloak" calcext:value-type="string">
            <text:p><text:s text:c="2"/>cdunq40, null, null, shrobe, null, clck28, iclck28, bg2, armor, 65, 65, 65, null, null, null, null, null, null, null, null, null, null =&gt; cdunq40 // shadow thief cloak</text:p>
          </table:table-cell>
        </table:table-row>
        <table:table-row table:style-name="ro1">
          <table:table-cell table:formula="of:=CONCATENATE(;&quot;  &quot;;[$icons.$A43];&quot;, &quot;;[$icons.$B43];&quot;, &quot;;[$icons.$C43];&quot;, &quot;;[$icons.$D43];&quot;, &quot;;[$icons.$E43];&quot;, &quot;;[$icons.$F43];&quot;, &quot;;[$icons.$G43];&quot;, &quot;;[$icons.$H43];&quot;, &quot;;[$icons.$I43];&quot;, &quot;;[$icons.$J43];&quot;, &quot;;[$icons.$K43];&quot;, &quot;;[$icons.$L43];&quot;, &quot;;[$icons.$M43];&quot;, &quot;;[$icons.$N43];&quot;, &quot;;[$icons.$O43];&quot;, &quot;;[$icons.$P43];&quot;, &quot;;[$icons.$Q43];&quot;, &quot;;[$icons.$R43];&quot;, &quot;;[$icons.$S43];&quot;, &quot;;[$icons.$T43];&quot;, &quot;;[$icons.$U43];&quot;, &quot;;[$icons.$V43];&quot; =&gt; &quot;;[$icons.$A43];&quot; // &quot;;[$icons.$W43])" office:value-type="string" office:string-value="  cdunq41, null, null, solonor, null, amul18, iamul18, bg2, other, null, null, null, null, null, null, null, null, null, null, null, null, null =&gt; cdunq41 // wolfsbane charm" calcext:value-type="string">
            <text:p><text:s text:c="2"/>cdunq41, null, null, solonor, null, amul18, iamul18, bg2, other, null, null, null, null, null, null, null, null, null, null, null, null, null =&gt; cdunq41 // wolfsbane charm</text:p>
          </table:table-cell>
        </table:table-row>
        <table:table-row table:style-name="ro1">
          <table:table-cell table:formula="of:=CONCATENATE(;&quot;  &quot;;[$icons.$A44];&quot;, &quot;;[$icons.$B44];&quot;, &quot;;[$icons.$C44];&quot;, &quot;;[$icons.$D44];&quot;, &quot;;[$icons.$E44];&quot;, &quot;;[$icons.$F44];&quot;, &quot;;[$icons.$G44];&quot;, &quot;;[$icons.$H44];&quot;, &quot;;[$icons.$I44];&quot;, &quot;;[$icons.$J44];&quot;, &quot;;[$icons.$K44];&quot;, &quot;;[$icons.$L44];&quot;, &quot;;[$icons.$M44];&quot;, &quot;;[$icons.$N44];&quot;, &quot;;[$icons.$O44];&quot;, &quot;;[$icons.$P44];&quot;, &quot;;[$icons.$Q44];&quot;, &quot;;[$icons.$R44];&quot;, &quot;;[$icons.$S44];&quot;, &quot;;[$icons.$T44];&quot;, &quot;;[$icons.$U44];&quot;, &quot;;[$icons.$V44];&quot; =&gt; &quot;;[$icons.$A44];&quot; // &quot;;[$icons.$W44])" office:value-type="string" office:string-value="  cdunq42, null, null, u1ham2a, null, hamm08, ihamm08, bg2, weapon, null, null, null, 30, 40, 30, null, null, null, null, null, null, null =&gt; cdunq42 // war hammer +2" calcext:value-type="string">
            <text:p><text:s text:c="2"/>cdunq42, null, null, u1ham2a, null, hamm08, ihamm08, bg2, weapon, null, null, null, 30, 40, 30, null, null, null, null, null, null, null =&gt; cdunq42 // war hammer +2</text:p>
          </table:table-cell>
        </table:table-row>
        <table:table-row table:style-name="ro1">
          <table:table-cell table:formula="of:=CONCATENATE(;&quot;  &quot;;[$icons.$A45];&quot;, &quot;;[$icons.$B45];&quot;, &quot;;[$icons.$C45];&quot;, &quot;;[$icons.$D45];&quot;, &quot;;[$icons.$E45];&quot;, &quot;;[$icons.$F45];&quot;, &quot;;[$icons.$G45];&quot;, &quot;;[$icons.$H45];&quot;, &quot;;[$icons.$I45];&quot;, &quot;;[$icons.$J45];&quot;, &quot;;[$icons.$K45];&quot;, &quot;;[$icons.$L45];&quot;, &quot;;[$icons.$M45];&quot;, &quot;;[$icons.$N45];&quot;, &quot;;[$icons.$O45];&quot;, &quot;;[$icons.$P45];&quot;, &quot;;[$icons.$Q45];&quot;, &quot;;[$icons.$R45];&quot;, &quot;;[$icons.$S45];&quot;, &quot;;[$icons.$T45];&quot;, &quot;;[$icons.$U45];&quot;, &quot;;[$icons.$V45];&quot; =&gt; &quot;;[$icons.$A45];&quot; // &quot;;[$icons.$W45])" office:value-type="string" office:string-value="  cdunq43, null, null, u1ham3a, null, hamm10, ihamm10, bg2, weapon, null, null, null, 97, 51, 97, null, null, null, null, null, null, null =&gt; cdunq43 // runehammer" calcext:value-type="string">
            <text:p><text:s text:c="2"/>cdunq43, null, null, u1ham3a, null, hamm10, ihamm10, bg2, weapon, null, null, null, 97, 51, 97, null, null, null, null, null, null, null =&gt; cdunq43 // runehammer</text:p>
          </table:table-cell>
        </table:table-row>
        <table:table-row table:style-name="ro1">
          <table:table-cell table:formula="of:=CONCATENATE(;&quot;  &quot;;[$icons.$A46];&quot;, &quot;;[$icons.$B46];&quot;, &quot;;[$icons.$C46];&quot;, &quot;;[$icons.$D46];&quot;, &quot;;[$icons.$E46];&quot;, &quot;;[$icons.$F46];&quot;, &quot;;[$icons.$G46];&quot;, &quot;;[$icons.$H46];&quot;, &quot;;[$icons.$I46];&quot;, &quot;;[$icons.$J46];&quot;, &quot;;[$icons.$K46];&quot;, &quot;;[$icons.$L46];&quot;, &quot;;[$icons.$M46];&quot;, &quot;;[$icons.$N46];&quot;, &quot;;[$icons.$O46];&quot;, &quot;;[$icons.$P46];&quot;, &quot;;[$icons.$Q46];&quot;, &quot;;[$icons.$R46];&quot;, &quot;;[$icons.$S46];&quot;, &quot;;[$icons.$T46];&quot;, &quot;;[$icons.$U46];&quot;, &quot;;[$icons.$V46];&quot; =&gt; &quot;;[$icons.$A46];&quot; // &quot;;[$icons.$W46])" office:value-type="string" office:string-value="  cdunq44, null, null, u1ham3b, null, hamm06, ihamm06, bg2, weapon, null, null, null, 91, 27, 27, null, null, null, null, null, null, null =&gt; cdunq44 // dwarven thrower" calcext:value-type="string">
            <text:p><text:s text:c="2"/>cdunq44, null, null, u1ham3b, null, hamm06, ihamm06, bg2, weapon, null, null, null, 91, 27, 27, null, null, null, null, null, null, null =&gt; cdunq44 // dwarven thrower</text:p>
          </table:table-cell>
        </table:table-row>
        <table:table-row table:style-name="ro1">
          <table:table-cell table:formula="of:=CONCATENATE(;&quot;  &quot;;[$icons.$A47];&quot;, &quot;;[$icons.$B47];&quot;, &quot;;[$icons.$C47];&quot;, &quot;;[$icons.$D47];&quot;, &quot;;[$icons.$E47];&quot;, &quot;;[$icons.$F47];&quot;, &quot;;[$icons.$G47];&quot;, &quot;;[$icons.$H47];&quot;, &quot;;[$icons.$I47];&quot;, &quot;;[$icons.$J47];&quot;, &quot;;[$icons.$K47];&quot;, &quot;;[$icons.$L47];&quot;, &quot;;[$icons.$M47];&quot;, &quot;;[$icons.$N47];&quot;, &quot;;[$icons.$O47];&quot;, &quot;;[$icons.$P47];&quot;, &quot;;[$icons.$Q47];&quot;, &quot;;[$icons.$R47];&quot;, &quot;;[$icons.$S47];&quot;, &quot;;[$icons.$T47];&quot;, &quot;;[$icons.$U47];&quot;, &quot;;[$icons.$V47];&quot; =&gt; &quot;;[$icons.$A47];&quot; // &quot;;[$icons.$W47])" office:value-type="string" office:string-value="  cdunq45, null, null, u1ham4a, null, null, ihamm01, bg2, weapon, null, null, null, 24, 19, 24, null, null, null, null, null, null, null =&gt; cdunq45 // recolored ihamm01 (red)" calcext:value-type="string">
            <text:p><text:s text:c="2"/>cdunq45, null, null, u1ham4a, null, null, ihamm01, bg2, weapon, null, null, null, 24, 19, 24, null, null, null, null, null, null, null =&gt; cdunq45 // recolored ihamm01 (red)</text:p>
          </table:table-cell>
        </table:table-row>
        <table:table-row table:style-name="ro1">
          <table:table-cell table:formula="of:=CONCATENATE(;&quot;  &quot;;[$icons.$A48];&quot;, &quot;;[$icons.$B48];&quot;, &quot;;[$icons.$C48];&quot;, &quot;;[$icons.$D48];&quot;, &quot;;[$icons.$E48];&quot;, &quot;;[$icons.$F48];&quot;, &quot;;[$icons.$G48];&quot;, &quot;;[$icons.$H48];&quot;, &quot;;[$icons.$I48];&quot;, &quot;;[$icons.$J48];&quot;, &quot;;[$icons.$K48];&quot;, &quot;;[$icons.$L48];&quot;, &quot;;[$icons.$M48];&quot;, &quot;;[$icons.$N48];&quot;, &quot;;[$icons.$O48];&quot;, &quot;;[$icons.$P48];&quot;, &quot;;[$icons.$Q48];&quot;, &quot;;[$icons.$R48];&quot;, &quot;;[$icons.$S48];&quot;, &quot;;[$icons.$T48];&quot;, &quot;;[$icons.$U48];&quot;, &quot;;[$icons.$V48];&quot; =&gt; &quot;;[$icons.$A48];&quot; // &quot;;[$icons.$W48])" office:value-type="string" office:string-value="  cdunq46, null, null, u1ham4b, null, hamm07, ihamm07, bg2, weapon, null, null, null, 97, 40, 97, null, null, null, null, null, null, null =&gt; cdunq46 // crom faeyr" calcext:value-type="string">
            <text:p><text:s text:c="2"/>cdunq46, null, null, u1ham4b, null, hamm07, ihamm07, bg2, weapon, null, null, null, 97, 40, 97, null, null, null, null, null, null, null =&gt; cdunq46 // crom faeyr</text:p>
          </table:table-cell>
        </table:table-row>
        <table:table-row table:style-name="ro1">
          <table:table-cell table:formula="of:=CONCATENATE(;&quot;  &quot;;[$icons.$A49];&quot;, &quot;;[$icons.$B49];&quot;, &quot;;[$icons.$C49];&quot;, &quot;;[$icons.$D49];&quot;, &quot;;[$icons.$E49];&quot;, &quot;;[$icons.$F49];&quot;, &quot;;[$icons.$G49];&quot;, &quot;;[$icons.$H49];&quot;, &quot;;[$icons.$I49];&quot;, &quot;;[$icons.$J49];&quot;, &quot;;[$icons.$K49];&quot;, &quot;;[$icons.$L49];&quot;, &quot;;[$icons.$M49];&quot;, &quot;;[$icons.$N49];&quot;, &quot;;[$icons.$O49];&quot;, &quot;;[$icons.$P49];&quot;, &quot;;[$icons.$Q49];&quot;, &quot;;[$icons.$R49];&quot;, &quot;;[$icons.$S49];&quot;, &quot;;[$icons.$T49];&quot;, &quot;;[$icons.$U49];&quot;, &quot;;[$icons.$V49];&quot; =&gt; &quot;;[$icons.$A49];&quot; // &quot;;[$icons.$W49])" office:value-type="string" office:string-value="  cdunq47, null, null, u1ham5a, null, hamm02, ihamm02, bg2, weapon, null, null, null, 40, 29, 30, null, null, null, null, null, null, null =&gt; cdunq47 // war hammer +1" calcext:value-type="string">
            <text:p><text:s text:c="2"/>cdunq47, null, null, u1ham5a, null, hamm02, ihamm02, bg2, weapon, null, null, null, 40, 29, 30, null, null, null, null, null, null, null =&gt; cdunq47 // war hammer +1</text:p>
          </table:table-cell>
        </table:table-row>
        <table:table-row table:style-name="ro1">
          <table:table-cell table:formula="of:=CONCATENATE(;&quot;  &quot;;[$icons.$A50];&quot;, &quot;;[$icons.$B50];&quot;, &quot;;[$icons.$C50];&quot;, &quot;;[$icons.$D50];&quot;, &quot;;[$icons.$E50];&quot;, &quot;;[$icons.$F50];&quot;, &quot;;[$icons.$G50];&quot;, &quot;;[$icons.$H50];&quot;, &quot;;[$icons.$I50];&quot;, &quot;;[$icons.$J50];&quot;, &quot;;[$icons.$K50];&quot;, &quot;;[$icons.$L50];&quot;, &quot;;[$icons.$M50];&quot;, &quot;;[$icons.$N50];&quot;, &quot;;[$icons.$O50];&quot;, &quot;;[$icons.$P50];&quot;, &quot;;[$icons.$Q50];&quot;, &quot;;[$icons.$R50];&quot;, &quot;;[$icons.$S50];&quot;, &quot;;[$icons.$T50];&quot;, &quot;;[$icons.$U50];&quot;, &quot;;[$icons.$V50];&quot; =&gt; &quot;;[$icons.$A50];&quot; // &quot;;[$icons.$W50])" office:value-type="string" office:string-value="  cdunq48, null, null, u1ham5b, null, hamm12, ihamm12, bg2, weapon, null, null, null, 50, 99, 50, null, null, null, null, null, null, null =&gt; cdunq48 // war hammer +3" calcext:value-type="string">
            <text:p><text:s text:c="2"/>cdunq48, null, null, u1ham5b, null, hamm12, ihamm12, bg2, weapon, null, null, null, 50, 99, 50, null, null, null, null, null, null, null =&gt; cdunq48 // war hammer +3</text:p>
          </table:table-cell>
        </table:table-row>
        <table:table-row table:style-name="ro1">
          <table:table-cell table:formula="of:=CONCATENATE(;&quot;  &quot;;[$icons.$A51];&quot;, &quot;;[$icons.$B51];&quot;, &quot;;[$icons.$C51];&quot;, &quot;;[$icons.$D51];&quot;, &quot;;[$icons.$E51];&quot;, &quot;;[$icons.$F51];&quot;, &quot;;[$icons.$G51];&quot;, &quot;;[$icons.$H51];&quot;, &quot;;[$icons.$I51];&quot;, &quot;;[$icons.$J51];&quot;, &quot;;[$icons.$K51];&quot;, &quot;;[$icons.$L51];&quot;, &quot;;[$icons.$M51];&quot;, &quot;;[$icons.$N51];&quot;, &quot;;[$icons.$O51];&quot;, &quot;;[$icons.$P51];&quot;, &quot;;[$icons.$Q51];&quot;, &quot;;[$icons.$R51];&quot;, &quot;;[$icons.$S51];&quot;, &quot;;[$icons.$T51];&quot;, &quot;;[$icons.$U51];&quot;, &quot;;[$icons.$V51];&quot; =&gt; &quot;;[$icons.$A51];&quot; // &quot;;[$icons.$W51])" office:value-type="string" office:string-value="  cdunq49, null, null, u1hax1a, null, ax1h11, iax1h11, bg2, weapon, null, null, null, 110, 23, 110, null, null, null, null, null, null, null =&gt; cdunq49 // battle axe +2" calcext:value-type="string">
            <text:p><text:s text:c="2"/>cdunq49, null, null, u1hax1a, null, ax1h11, iax1h11, bg2, weapon, null, null, null, 110, 23, 110, null, null, null, null, null, null, null =&gt; cdunq49 // battle axe +2</text:p>
          </table:table-cell>
        </table:table-row>
        <table:table-row table:style-name="ro1">
          <table:table-cell table:formula="of:=CONCATENATE(;&quot;  &quot;;[$icons.$A52];&quot;, &quot;;[$icons.$B52];&quot;, &quot;;[$icons.$C52];&quot;, &quot;;[$icons.$D52];&quot;, &quot;;[$icons.$E52];&quot;, &quot;;[$icons.$F52];&quot;, &quot;;[$icons.$G52];&quot;, &quot;;[$icons.$H52];&quot;, &quot;;[$icons.$I52];&quot;, &quot;;[$icons.$J52];&quot;, &quot;;[$icons.$K52];&quot;, &quot;;[$icons.$L52];&quot;, &quot;;[$icons.$M52];&quot;, &quot;;[$icons.$N52];&quot;, &quot;;[$icons.$O52];&quot;, &quot;;[$icons.$P52];&quot;, &quot;;[$icons.$Q52];&quot;, &quot;;[$icons.$R52];&quot;, &quot;;[$icons.$S52];&quot;, &quot;;[$icons.$T52];&quot;, &quot;;[$icons.$U52];&quot;, &quot;;[$icons.$V52];&quot; =&gt; &quot;;[$icons.$A52];&quot; // &quot;;[$icons.$W52])" office:value-type="string" office:string-value="  cdunq50, null, null, u1hax2a, null, ax1h09, iax1h09, bg2, weapon, null, null, null, 96, 96, 96, null, null, null, null, null, null, null =&gt; cdunq50 // rifthome" calcext:value-type="string">
            <text:p><text:s text:c="2"/>cdunq50, null, null, u1hax2a, null, ax1h09, iax1h09, bg2, weapon, null, null, null, 96, 96, 96, null, null, null, null, null, null, null =&gt; cdunq50 // rifthome</text:p>
          </table:table-cell>
        </table:table-row>
        <table:table-row table:style-name="ro1">
          <table:table-cell table:formula="of:=CONCATENATE(;&quot;  &quot;;[$icons.$A53];&quot;, &quot;;[$icons.$B53];&quot;, &quot;;[$icons.$C53];&quot;, &quot;;[$icons.$D53];&quot;, &quot;;[$icons.$E53];&quot;, &quot;;[$icons.$F53];&quot;, &quot;;[$icons.$G53];&quot;, &quot;;[$icons.$H53];&quot;, &quot;;[$icons.$I53];&quot;, &quot;;[$icons.$J53];&quot;, &quot;;[$icons.$K53];&quot;, &quot;;[$icons.$L53];&quot;, &quot;;[$icons.$M53];&quot;, &quot;;[$icons.$N53];&quot;, &quot;;[$icons.$O53];&quot;, &quot;;[$icons.$P53];&quot;, &quot;;[$icons.$Q53];&quot;, &quot;;[$icons.$R53];&quot;, &quot;;[$icons.$S53];&quot;, &quot;;[$icons.$T53];&quot;, &quot;;[$icons.$U53];&quot;, &quot;;[$icons.$V53];&quot; =&gt; &quot;;[$icons.$A53];&quot; // &quot;;[$icons.$W53])" office:value-type="string" office:string-value="  cdunq51, null, null, u1hax3a, null, ax1h16, iax1h16, bg2, weapon, null, null, null, 29, 95, 27, null, null, null, null, null, null, null =&gt; cdunq51 // k'logarath" calcext:value-type="string">
            <text:p><text:s text:c="2"/>cdunq51, null, null, u1hax3a, null, ax1h16, iax1h16, bg2, weapon, null, null, null, 29, 95, 27, null, null, null, null, null, null, null =&gt; cdunq51 // k'logarath</text:p>
          </table:table-cell>
        </table:table-row>
        <table:table-row table:style-name="ro1">
          <table:table-cell table:formula="of:=CONCATENATE(;&quot;  &quot;;[$icons.$A54];&quot;, &quot;;[$icons.$B54];&quot;, &quot;;[$icons.$C54];&quot;, &quot;;[$icons.$D54];&quot;, &quot;;[$icons.$E54];&quot;, &quot;;[$icons.$F54];&quot;, &quot;;[$icons.$G54];&quot;, &quot;;[$icons.$H54];&quot;, &quot;;[$icons.$I54];&quot;, &quot;;[$icons.$J54];&quot;, &quot;;[$icons.$K54];&quot;, &quot;;[$icons.$L54];&quot;, &quot;;[$icons.$M54];&quot;, &quot;;[$icons.$N54];&quot;, &quot;;[$icons.$O54];&quot;, &quot;;[$icons.$P54];&quot;, &quot;;[$icons.$Q54];&quot;, &quot;;[$icons.$R54];&quot;, &quot;;[$icons.$S54];&quot;, &quot;;[$icons.$T54];&quot;, &quot;;[$icons.$U54];&quot;, &quot;;[$icons.$V54];&quot; =&gt; &quot;;[$icons.$A54];&quot; // &quot;;[$icons.$W54])" office:value-type="string" office:string-value="  cdunq52, null, null, u1hax3b, null, ax1h12, iax1h12, bg2, weapon, null, null, null, 72, 72, 72, null, null, null, null, null, null, null =&gt; cdunq52 // stonefire" calcext:value-type="string">
            <text:p><text:s text:c="2"/>cdunq52, null, null, u1hax3b, null, ax1h12, iax1h12, bg2, weapon, null, null, null, 72, 72, 72, null, null, null, null, null, null, null =&gt; cdunq52 // stonefire</text:p>
          </table:table-cell>
        </table:table-row>
        <table:table-row table:style-name="ro1">
          <table:table-cell table:formula="of:=CONCATENATE(;&quot;  &quot;;[$icons.$A55];&quot;, &quot;;[$icons.$B55];&quot;, &quot;;[$icons.$C55];&quot;, &quot;;[$icons.$D55];&quot;, &quot;;[$icons.$E55];&quot;, &quot;;[$icons.$F55];&quot;, &quot;;[$icons.$G55];&quot;, &quot;;[$icons.$H55];&quot;, &quot;;[$icons.$I55];&quot;, &quot;;[$icons.$J55];&quot;, &quot;;[$icons.$K55];&quot;, &quot;;[$icons.$L55];&quot;, &quot;;[$icons.$M55];&quot;, &quot;;[$icons.$N55];&quot;, &quot;;[$icons.$O55];&quot;, &quot;;[$icons.$P55];&quot;, &quot;;[$icons.$Q55];&quot;, &quot;;[$icons.$R55];&quot;, &quot;;[$icons.$S55];&quot;, &quot;;[$icons.$T55];&quot;, &quot;;[$icons.$U55];&quot;, &quot;;[$icons.$V55];&quot; =&gt; &quot;;[$icons.$A55];&quot; // &quot;;[$icons.$W55])" office:value-type="string" office:string-value="  cdunq53, null, null, u1hax4a, null, ax1h13, iax1h13, bg2, weapon, null, null, null, 96, 96, 96, null, null, null, null, null, null, null =&gt; cdunq53 // frostreaver" calcext:value-type="string">
            <text:p><text:s text:c="2"/>cdunq53, null, null, u1hax4a, null, ax1h13, iax1h13, bg2, weapon, null, null, null, 96, 96, 96, null, null, null, null, null, null, null =&gt; cdunq53 // frostreaver</text:p>
          </table:table-cell>
        </table:table-row>
        <table:table-row table:style-name="ro1">
          <table:table-cell table:formula="of:=CONCATENATE(;&quot;  &quot;;[$icons.$A56];&quot;, &quot;;[$icons.$B56];&quot;, &quot;;[$icons.$C56];&quot;, &quot;;[$icons.$D56];&quot;, &quot;;[$icons.$E56];&quot;, &quot;;[$icons.$F56];&quot;, &quot;;[$icons.$G56];&quot;, &quot;;[$icons.$H56];&quot;, &quot;;[$icons.$I56];&quot;, &quot;;[$icons.$J56];&quot;, &quot;;[$icons.$K56];&quot;, &quot;;[$icons.$L56];&quot;, &quot;;[$icons.$M56];&quot;, &quot;;[$icons.$N56];&quot;, &quot;;[$icons.$O56];&quot;, &quot;;[$icons.$P56];&quot;, &quot;;[$icons.$Q56];&quot;, &quot;;[$icons.$R56];&quot;, &quot;;[$icons.$S56];&quot;, &quot;;[$icons.$T56];&quot;, &quot;;[$icons.$U56];&quot;, &quot;;[$icons.$V56];&quot; =&gt; &quot;;[$icons.$A56];&quot; // &quot;;[$icons.$W56])" office:value-type="string" office:string-value="  cdunq54, null, null, u1hax4b, null, ax1h17, iax1h17, bg2, weapon, null, null, null, 96, 99, 96, null, null, null, null, null, null, null =&gt; cdunq54 // battle axe +3" calcext:value-type="string">
            <text:p><text:s text:c="2"/>cdunq54, null, null, u1hax4b, null, ax1h17, iax1h17, bg2, weapon, null, null, null, 96, 99, 96, null, null, null, null, null, null, null =&gt; cdunq54 // battle axe +3</text:p>
          </table:table-cell>
        </table:table-row>
        <table:table-row table:style-name="ro1">
          <table:table-cell table:formula="of:=CONCATENATE(;&quot;  &quot;;[$icons.$A57];&quot;, &quot;;[$icons.$B57];&quot;, &quot;;[$icons.$C57];&quot;, &quot;;[$icons.$D57];&quot;, &quot;;[$icons.$E57];&quot;, &quot;;[$icons.$F57];&quot;, &quot;;[$icons.$G57];&quot;, &quot;;[$icons.$H57];&quot;, &quot;;[$icons.$I57];&quot;, &quot;;[$icons.$J57];&quot;, &quot;;[$icons.$K57];&quot;, &quot;;[$icons.$L57];&quot;, &quot;;[$icons.$M57];&quot;, &quot;;[$icons.$N57];&quot;, &quot;;[$icons.$O57];&quot;, &quot;;[$icons.$P57];&quot;, &quot;;[$icons.$Q57];&quot;, &quot;;[$icons.$R57];&quot;, &quot;;[$icons.$S57];&quot;, &quot;;[$icons.$T57];&quot;, &quot;;[$icons.$U57];&quot;, &quot;;[$icons.$V57];&quot; =&gt; &quot;;[$icons.$A57];&quot; // &quot;;[$icons.$W57])" office:value-type="string" office:string-value="  cdunq55, aegis2, null, u2ham2a, null, 00hammph, ihammph, iwd2, weapon, null, null, null, 95, 95, 98, null, null, null, null, null, null, null =&gt; cdunq55 // protean hammer/masher" calcext:value-type="string">
            <text:p><text:s text:c="2"/>cdunq55, aegis2, null, u2ham2a, null, 00hammph, ihammph, iwd2, weapon, null, null, null, 95, 95, 98, null, null, null, null, null, null, null =&gt; cdunq55 // protean hammer/masher</text:p>
          </table:table-cell>
        </table:table-row>
        <table:table-row table:style-name="ro1">
          <table:table-cell table:formula="of:=CONCATENATE(;&quot;  &quot;;[$icons.$A58];&quot;, &quot;;[$icons.$B58];&quot;, &quot;;[$icons.$C58];&quot;, &quot;;[$icons.$D58];&quot;, &quot;;[$icons.$E58];&quot;, &quot;;[$icons.$F58];&quot;, &quot;;[$icons.$G58];&quot;, &quot;;[$icons.$H58];&quot;, &quot;;[$icons.$I58];&quot;, &quot;;[$icons.$J58];&quot;, &quot;;[$icons.$K58];&quot;, &quot;;[$icons.$L58];&quot;, &quot;;[$icons.$M58];&quot;, &quot;;[$icons.$N58];&quot;, &quot;;[$icons.$O58];&quot;, &quot;;[$icons.$P58];&quot;, &quot;;[$icons.$Q58];&quot;, &quot;;[$icons.$R58];&quot;, &quot;;[$icons.$S58];&quot;, &quot;;[$icons.$T58];&quot;, &quot;;[$icons.$U58];&quot;, &quot;;[$icons.$V58];&quot; =&gt; &quot;;[$icons.$A58];&quot; // &quot;;[$icons.$W58])" office:value-type="string" office:string-value="  cdunq56, null, null, u2ham3a, null, 00hamt03, ihamtm1, iwd2, weapon, null, null, null, 92, 92, 15, null, null, null, null, null, null, null =&gt; cdunq56 // throwing hammer +1" calcext:value-type="string">
            <text:p><text:s text:c="2"/>cdunq56, null, null, u2ham3a, null, 00hamt03, ihamtm1, iwd2, weapon, null, null, null, 92, 92, 15, null, null, null, null, null, null, null =&gt; cdunq56 // throwing hammer +1</text:p>
          </table:table-cell>
        </table:table-row>
        <table:table-row table:style-name="ro1">
          <table:table-cell table:formula="of:=CONCATENATE(;&quot;  &quot;;[$icons.$A59];&quot;, &quot;;[$icons.$B59];&quot;, &quot;;[$icons.$C59];&quot;, &quot;;[$icons.$D59];&quot;, &quot;;[$icons.$E59];&quot;, &quot;;[$icons.$F59];&quot;, &quot;;[$icons.$G59];&quot;, &quot;;[$icons.$H59];&quot;, &quot;;[$icons.$I59];&quot;, &quot;;[$icons.$J59];&quot;, &quot;;[$icons.$K59];&quot;, &quot;;[$icons.$L59];&quot;, &quot;;[$icons.$M59];&quot;, &quot;;[$icons.$N59];&quot;, &quot;;[$icons.$O59];&quot;, &quot;;[$icons.$P59];&quot;, &quot;;[$icons.$Q59];&quot;, &quot;;[$icons.$R59];&quot;, &quot;;[$icons.$S59];&quot;, &quot;;[$icons.$T59];&quot;, &quot;;[$icons.$U59];&quot;, &quot;;[$icons.$V59];&quot; =&gt; &quot;;[$icons.$A59];&quot; // &quot;;[$icons.$W59])" office:value-type="string" office:string-value="  cdunq57, hamm05, null, u2ham4a, null, 00hamt04, ihamtm2, iwd2, weapon, null, null, null, 92, 92, 80, null, null, null, null, null, null, null =&gt; cdunq57 // throwing hammer +2/returning throwing hammer +2/throwing hammer of thunder +2" calcext:value-type="string">
            <text:p><text:s text:c="2"/>cdunq57, hamm05, null, u2ham4a, null, 00hamt04, ihamtm2, iwd2, weapon, null, null, null, 92, 92, 80, null, null, null, null, null, null, null =&gt; cdunq57 // throwing hammer +2/returning throwing hammer +2/throwing hammer of thunder +2</text:p>
          </table:table-cell>
        </table:table-row>
        <table:table-row table:style-name="ro1">
          <table:table-cell table:formula="of:=CONCATENATE(;&quot;  &quot;;[$icons.$A60];&quot;, &quot;;[$icons.$B60];&quot;, &quot;;[$icons.$C60];&quot;, &quot;;[$icons.$D60];&quot;, &quot;;[$icons.$E60];&quot;, &quot;;[$icons.$F60];&quot;, &quot;;[$icons.$G60];&quot;, &quot;;[$icons.$H60];&quot;, &quot;;[$icons.$I60];&quot;, &quot;;[$icons.$J60];&quot;, &quot;;[$icons.$K60];&quot;, &quot;;[$icons.$L60];&quot;, &quot;;[$icons.$M60];&quot;, &quot;;[$icons.$N60];&quot;, &quot;;[$icons.$O60];&quot;, &quot;;[$icons.$P60];&quot;, &quot;;[$icons.$Q60];&quot;, &quot;;[$icons.$R60];&quot;, &quot;;[$icons.$S60];&quot;, &quot;;[$icons.$T60];&quot;, &quot;;[$icons.$U60];&quot;, &quot;;[$icons.$V60];&quot; =&gt; &quot;;[$icons.$A60];&quot; // &quot;;[$icons.$W60])" office:value-type="string" office:string-value="  cdunq58, null, null, u2ham4b, null, 00hamt05, ihamtm3, iwd2, weapon, null, null, null, 57, 57, 17, null, null, null, null, null, null, null =&gt; cdunq58 // throwing hammer +3" calcext:value-type="string">
            <text:p><text:s text:c="2"/>cdunq58, null, null, u2ham4b, null, 00hamt05, ihamtm3, iwd2, weapon, null, null, null, 57, 57, 17, null, null, null, null, null, null, null =&gt; cdunq58 // throwing hammer +3</text:p>
          </table:table-cell>
        </table:table-row>
        <table:table-row table:style-name="ro1">
          <table:table-cell table:formula="of:=CONCATENATE(;&quot;  &quot;;[$icons.$A61];&quot;, &quot;;[$icons.$B61];&quot;, &quot;;[$icons.$C61];&quot;, &quot;;[$icons.$D61];&quot;, &quot;;[$icons.$E61];&quot;, &quot;;[$icons.$F61];&quot;, &quot;;[$icons.$G61];&quot;, &quot;;[$icons.$H61];&quot;, &quot;;[$icons.$I61];&quot;, &quot;;[$icons.$J61];&quot;, &quot;;[$icons.$K61];&quot;, &quot;;[$icons.$L61];&quot;, &quot;;[$icons.$M61];&quot;, &quot;;[$icons.$N61];&quot;, &quot;;[$icons.$O61];&quot;, &quot;;[$icons.$P61];&quot;, &quot;;[$icons.$Q61];&quot;, &quot;;[$icons.$R61];&quot;, &quot;;[$icons.$S61];&quot;, &quot;;[$icons.$T61];&quot;, &quot;;[$icons.$U61];&quot;, &quot;;[$icons.$V61];&quot; =&gt; &quot;;[$icons.$A61];&quot; // &quot;;[$icons.$W61])" office:value-type="string" office:string-value="  cdunq59, null, null, u2ham5a, null, 00hammsc, ihammsc, iwd2, weapon, null, null, null, 40, 29, 30, null, null, null, null, null, null, null =&gt; cdunq59 // stormcaller/hammer of lightning" calcext:value-type="string">
            <text:p><text:s text:c="2"/>cdunq59, null, null, u2ham5a, null, 00hammsc, ihammsc, iwd2, weapon, null, null, null, 40, 29, 30, null, null, null, null, null, null, null =&gt; cdunq59 // stormcaller/hammer of lightning</text:p>
          </table:table-cell>
        </table:table-row>
        <table:table-row table:style-name="ro1">
          <table:table-cell table:formula="of:=CONCATENATE(;&quot;  &quot;;[$icons.$A62];&quot;, &quot;;[$icons.$B62];&quot;, &quot;;[$icons.$C62];&quot;, &quot;;[$icons.$D62];&quot;, &quot;;[$icons.$E62];&quot;, &quot;;[$icons.$F62];&quot;, &quot;;[$icons.$G62];&quot;, &quot;;[$icons.$H62];&quot;, &quot;;[$icons.$I62];&quot;, &quot;;[$icons.$J62];&quot;, &quot;;[$icons.$K62];&quot;, &quot;;[$icons.$L62];&quot;, &quot;;[$icons.$M62];&quot;, &quot;;[$icons.$N62];&quot;, &quot;;[$icons.$O62];&quot;, &quot;;[$icons.$P62];&quot;, &quot;;[$icons.$Q62];&quot;, &quot;;[$icons.$R62];&quot;, &quot;;[$icons.$S62];&quot;, &quot;;[$icons.$T62];&quot;, &quot;;[$icons.$U62];&quot;, &quot;;[$icons.$V62];&quot; =&gt; &quot;;[$icons.$A62];&quot; // &quot;;[$icons.$W62])" office:value-type="string" office:string-value="  cdunq60, null, null, u2hax1a, null, 00ax2h01, iax2hb1, iwd2, weapon, null, null, null, 28, 91, 98, null, null, null, null, null, null, null =&gt; cdunq60 // greataxe" calcext:value-type="string">
            <text:p><text:s text:c="2"/>cdunq60, null, null, u2hax1a, null, 00ax2h01, iax2hb1, iwd2, weapon, null, null, null, 28, 91, 98, null, null, null, null, null, null, null =&gt; cdunq60 // greataxe</text:p>
          </table:table-cell>
        </table:table-row>
        <table:table-row table:style-name="ro1">
          <table:table-cell table:formula="of:=CONCATENATE(;&quot;  &quot;;[$icons.$A63];&quot;, &quot;;[$icons.$B63];&quot;, &quot;;[$icons.$C63];&quot;, &quot;;[$icons.$D63];&quot;, &quot;;[$icons.$E63];&quot;, &quot;;[$icons.$F63];&quot;, &quot;;[$icons.$G63];&quot;, &quot;;[$icons.$H63];&quot;, &quot;;[$icons.$I63];&quot;, &quot;;[$icons.$J63];&quot;, &quot;;[$icons.$K63];&quot;, &quot;;[$icons.$L63];&quot;, &quot;;[$icons.$M63];&quot;, &quot;;[$icons.$N63];&quot;, &quot;;[$icons.$O63];&quot;, &quot;;[$icons.$P63];&quot;, &quot;;[$icons.$Q63];&quot;, &quot;;[$icons.$R63];&quot;, &quot;;[$icons.$S63];&quot;, &quot;;[$icons.$T63];&quot;, &quot;;[$icons.$U63];&quot;, &quot;;[$icons.$V63];&quot; =&gt; &quot;;[$icons.$A63];&quot; // &quot;;[$icons.$W63])" office:value-type="string" office:string-value="  cdunq61, null, null, u2hax2a, null, 00ax2h92, iax2hm1, iwd2, weapon, null, null, null, 98, 92, 98, null, null, null, null, null, null, null =&gt; cdunq61 // greataxe +1" calcext:value-type="string">
            <text:p><text:s text:c="2"/>cdunq61, null, null, u2hax2a, null, 00ax2h92, iax2hm1, iwd2, weapon, null, null, null, 98, 92, 98, null, null, null, null, null, null, null =&gt; cdunq61 // greataxe +1</text:p>
          </table:table-cell>
        </table:table-row>
        <table:table-row table:style-name="ro1">
          <table:table-cell table:formula="of:=CONCATENATE(;&quot;  &quot;;[$icons.$A64];&quot;, &quot;;[$icons.$B64];&quot;, &quot;;[$icons.$C64];&quot;, &quot;;[$icons.$D64];&quot;, &quot;;[$icons.$E64];&quot;, &quot;;[$icons.$F64];&quot;, &quot;;[$icons.$G64];&quot;, &quot;;[$icons.$H64];&quot;, &quot;;[$icons.$I64];&quot;, &quot;;[$icons.$J64];&quot;, &quot;;[$icons.$K64];&quot;, &quot;;[$icons.$L64];&quot;, &quot;;[$icons.$M64];&quot;, &quot;;[$icons.$N64];&quot;, &quot;;[$icons.$O64];&quot;, &quot;;[$icons.$P64];&quot;, &quot;;[$icons.$Q64];&quot;, &quot;;[$icons.$R64];&quot;, &quot;;[$icons.$S64];&quot;, &quot;;[$icons.$T64];&quot;, &quot;;[$icons.$U64];&quot;, &quot;;[$icons.$V64];&quot; =&gt; &quot;;[$icons.$A64];&quot; // &quot;;[$icons.$W64])" office:value-type="string" office:string-value="  cdunq62, null, null, u2hax3a, null, 00ax2hbb, iax1hbb, iwd2, weapon, null, null, null, 100, 91, 100, null, null, null, null, null, null, null =&gt; cdunq62 // backblighter/cowards flight" calcext:value-type="string">
            <text:p><text:s text:c="2"/>cdunq62, null, null, u2hax3a, null, 00ax2hbb, iax1hbb, iwd2, weapon, null, null, null, 100, 91, 100, null, null, null, null, null, null, null =&gt; cdunq62 // backblighter/cowards flight</text:p>
          </table:table-cell>
        </table:table-row>
        <table:table-row table:style-name="ro1">
          <table:table-cell table:formula="of:=CONCATENATE(;&quot;  &quot;;[$icons.$A65];&quot;, &quot;;[$icons.$B65];&quot;, &quot;;[$icons.$C65];&quot;, &quot;;[$icons.$D65];&quot;, &quot;;[$icons.$E65];&quot;, &quot;;[$icons.$F65];&quot;, &quot;;[$icons.$G65];&quot;, &quot;;[$icons.$H65];&quot;, &quot;;[$icons.$I65];&quot;, &quot;;[$icons.$J65];&quot;, &quot;;[$icons.$K65];&quot;, &quot;;[$icons.$L65];&quot;, &quot;;[$icons.$M65];&quot;, &quot;;[$icons.$N65];&quot;, &quot;;[$icons.$O65];&quot;, &quot;;[$icons.$P65];&quot;, &quot;;[$icons.$Q65];&quot;, &quot;;[$icons.$R65];&quot;, &quot;;[$icons.$S65];&quot;, &quot;;[$icons.$T65];&quot;, &quot;;[$icons.$U65];&quot;, &quot;;[$icons.$V65];&quot; =&gt; &quot;;[$icons.$A65];&quot; // &quot;;[$icons.$W65])" office:value-type="string" office:string-value="  cdunq63, bruenaxe, null, u2hax3b, null, 00ax2h91, iax2hm2, iwd2, weapon, null, null, null, 28, 92, 100, null, null, null, null, null, null, null =&gt; cdunq63 // greataxe +2" calcext:value-type="string">
            <text:p><text:s text:c="2"/>cdunq63, bruenaxe, null, u2hax3b, null, 00ax2h91, iax2hm2, iwd2, weapon, null, null, null, 28, 92, 100, null, null, null, null, null, null, null =&gt; cdunq63 // greataxe +2</text:p>
          </table:table-cell>
        </table:table-row>
        <table:table-row table:style-name="ro1">
          <table:table-cell table:formula="of:=CONCATENATE(;&quot;  &quot;;[$icons.$A66];&quot;, &quot;;[$icons.$B66];&quot;, &quot;;[$icons.$C66];&quot;, &quot;;[$icons.$D66];&quot;, &quot;;[$icons.$E66];&quot;, &quot;;[$icons.$F66];&quot;, &quot;;[$icons.$G66];&quot;, &quot;;[$icons.$H66];&quot;, &quot;;[$icons.$I66];&quot;, &quot;;[$icons.$J66];&quot;, &quot;;[$icons.$K66];&quot;, &quot;;[$icons.$L66];&quot;, &quot;;[$icons.$M66];&quot;, &quot;;[$icons.$N66];&quot;, &quot;;[$icons.$O66];&quot;, &quot;;[$icons.$P66];&quot;, &quot;;[$icons.$Q66];&quot;, &quot;;[$icons.$R66];&quot;, &quot;;[$icons.$S66];&quot;, &quot;;[$icons.$T66];&quot;, &quot;;[$icons.$U66];&quot;, &quot;;[$icons.$V66];&quot; =&gt; &quot;;[$icons.$A66];&quot; // &quot;;[$icons.$W66])" office:value-type="string" office:string-value="  cdunq64, null, null, u2hax4a, null, 00ax2h98, iax2hm0, iwd2, weapon, null, null, null, 98, 41, 98, null, null, null, null, null, null, null =&gt; cdunq64 // greataxe of elemental bursts/vampiric flame" calcext:value-type="string">
            <text:p><text:s text:c="2"/>cdunq64, null, null, u2hax4a, null, 00ax2h98, iax2hm0, iwd2, weapon, null, null, null, 98, 41, 98, null, null, null, null, null, null, null =&gt; cdunq64 // greataxe of elemental bursts/vampiric flame</text:p>
          </table:table-cell>
        </table:table-row>
        <table:table-row table:style-name="ro1">
          <table:table-cell table:formula="of:=CONCATENATE(;&quot;  &quot;;[$icons.$A67];&quot;, &quot;;[$icons.$B67];&quot;, &quot;;[$icons.$C67];&quot;, &quot;;[$icons.$D67];&quot;, &quot;;[$icons.$E67];&quot;, &quot;;[$icons.$F67];&quot;, &quot;;[$icons.$G67];&quot;, &quot;;[$icons.$H67];&quot;, &quot;;[$icons.$I67];&quot;, &quot;;[$icons.$J67];&quot;, &quot;;[$icons.$K67];&quot;, &quot;;[$icons.$L67];&quot;, &quot;;[$icons.$M67];&quot;, &quot;;[$icons.$N67];&quot;, &quot;;[$icons.$O67];&quot;, &quot;;[$icons.$P67];&quot;, &quot;;[$icons.$Q67];&quot;, &quot;;[$icons.$R67];&quot;, &quot;;[$icons.$S67];&quot;, &quot;;[$icons.$T67];&quot;, &quot;;[$icons.$U67];&quot;, &quot;;[$icons.$V67];&quot; =&gt; &quot;;[$icons.$A67];&quot; // &quot;;[$icons.$W67])" office:value-type="string" office:string-value="  cdunq65, ensw2h, null, u2hax4b, null, 00ax2h90, iax2hm3, iwd2, weapon, null, null, null, 0, 54, 0, null, null, null, null, null, null, null =&gt; cdunq65 // greataxe +3" calcext:value-type="string">
            <text:p><text:s text:c="2"/>cdunq65, ensw2h, null, u2hax4b, null, 00ax2h90, iax2hm3, iwd2, weapon, null, null, null, 0, 54, 0, null, null, null, null, null, null, null =&gt; cdunq65 // greataxe +3</text:p>
          </table:table-cell>
        </table:table-row>
        <table:table-row table:style-name="ro1">
          <table:table-cell table:formula="of:=CONCATENATE(;&quot;  &quot;;[$icons.$A68];&quot;, &quot;;[$icons.$B68];&quot;, &quot;;[$icons.$C68];&quot;, &quot;;[$icons.$D68];&quot;, &quot;;[$icons.$E68];&quot;, &quot;;[$icons.$F68];&quot;, &quot;;[$icons.$G68];&quot;, &quot;;[$icons.$H68];&quot;, &quot;;[$icons.$I68];&quot;, &quot;;[$icons.$J68];&quot;, &quot;;[$icons.$K68];&quot;, &quot;;[$icons.$L68];&quot;, &quot;;[$icons.$M68];&quot;, &quot;;[$icons.$N68];&quot;, &quot;;[$icons.$O68];&quot;, &quot;;[$icons.$P68];&quot;, &quot;;[$icons.$Q68];&quot;, &quot;;[$icons.$R68];&quot;, &quot;;[$icons.$S68];&quot;, &quot;;[$icons.$T68];&quot;, &quot;;[$icons.$U68];&quot;, &quot;;[$icons.$V68];&quot; =&gt; &quot;;[$icons.$A68];&quot; // &quot;;[$icons.$W68])" office:value-type="string" office:string-value="  cdunq66, waaxe, null, u2hax5a, null, 00ax2h88, iax2hm5, iwd2, weapon, null, null, null, 0, 41, 0, null, null, null, null, null, null, null =&gt; cdunq66 // greataxe +5/several others" calcext:value-type="string">
            <text:p><text:s text:c="2"/>cdunq66, waaxe, null, u2hax5a, null, 00ax2h88, iax2hm5, iwd2, weapon, null, null, null, 0, 41, 0, null, null, null, null, null, null, null =&gt; cdunq66 // greataxe +5/several others</text:p>
          </table:table-cell>
        </table:table-row>
        <table:table-row table:style-name="ro1">
          <table:table-cell table:formula="of:=CONCATENATE(;&quot;  &quot;;[$icons.$A69];&quot;, &quot;;[$icons.$B69];&quot;, &quot;;[$icons.$C69];&quot;, &quot;;[$icons.$D69];&quot;, &quot;;[$icons.$E69];&quot;, &quot;;[$icons.$F69];&quot;, &quot;;[$icons.$G69];&quot;, &quot;;[$icons.$H69];&quot;, &quot;;[$icons.$I69];&quot;, &quot;;[$icons.$J69];&quot;, &quot;;[$icons.$K69];&quot;, &quot;;[$icons.$L69];&quot;, &quot;;[$icons.$M69];&quot;, &quot;;[$icons.$N69];&quot;, &quot;;[$icons.$O69];&quot;, &quot;;[$icons.$P69];&quot;, &quot;;[$icons.$Q69];&quot;, &quot;;[$icons.$R69];&quot;, &quot;;[$icons.$S69];&quot;, &quot;;[$icons.$T69];&quot;, &quot;;[$icons.$U69];&quot;, &quot;;[$icons.$V69];&quot; =&gt; &quot;;[$icons.$A69];&quot; // &quot;;[$icons.$W69])" office:value-type="string" office:string-value="  cdunq67, null, null, uarow2a, null, 00arow07, iarowm1, iwd2, other, null, null, null, null, null, null, null, null, null, null, null, null, null =&gt; cdunq67 // arrow of biting/(lesser) dispelling ... more" calcext:value-type="string">
            <text:p><text:s text:c="2"/>cdunq67, null, null, uarow2a, null, 00arow07, iarowm1, iwd2, other, null, null, null, null, null, null, null, null, null, null, null, null, null =&gt; cdunq67 // arrow of biting/(lesser) dispelling ... more</text:p>
          </table:table-cell>
        </table:table-row>
        <table:table-row table:style-name="ro1">
          <table:table-cell table:formula="of:=CONCATENATE(;&quot;  &quot;;[$icons.$A70];&quot;, &quot;;[$icons.$B70];&quot;, &quot;;[$icons.$C70];&quot;, &quot;;[$icons.$D70];&quot;, &quot;;[$icons.$E70];&quot;, &quot;;[$icons.$F70];&quot;, &quot;;[$icons.$G70];&quot;, &quot;;[$icons.$H70];&quot;, &quot;;[$icons.$I70];&quot;, &quot;;[$icons.$J70];&quot;, &quot;;[$icons.$K70];&quot;, &quot;;[$icons.$L70];&quot;, &quot;;[$icons.$M70];&quot;, &quot;;[$icons.$N70];&quot;, &quot;;[$icons.$O70];&quot;, &quot;;[$icons.$P70];&quot;, &quot;;[$icons.$Q70];&quot;, &quot;;[$icons.$R70];&quot;, &quot;;[$icons.$S70];&quot;, &quot;;[$icons.$T70];&quot;, &quot;;[$icons.$U70];&quot;, &quot;;[$icons.$V70];&quot; =&gt; &quot;;[$icons.$A70];&quot; // &quot;;[$icons.$W70])" office:value-type="string" office:string-value="  cdunq68, null, null, uarow3a, null, 00arow85, iarowm3, iwd2, other, null, null, null, null, null, null, null, null, null, null, null, null, null =&gt; cdunq68 // arrow +2, others" calcext:value-type="string">
            <text:p><text:s text:c="2"/>cdunq68, null, null, uarow3a, null, 00arow85, iarowm3, iwd2, other, null, null, null, null, null, null, null, null, null, null, null, null, null =&gt; cdunq68 // arrow +2, others</text:p>
          </table:table-cell>
        </table:table-row>
        <table:table-row table:style-name="ro1">
          <table:table-cell table:formula="of:=CONCATENATE(;&quot;  &quot;;[$icons.$A71];&quot;, &quot;;[$icons.$B71];&quot;, &quot;;[$icons.$C71];&quot;, &quot;;[$icons.$D71];&quot;, &quot;;[$icons.$E71];&quot;, &quot;;[$icons.$F71];&quot;, &quot;;[$icons.$G71];&quot;, &quot;;[$icons.$H71];&quot;, &quot;;[$icons.$I71];&quot;, &quot;;[$icons.$J71];&quot;, &quot;;[$icons.$K71];&quot;, &quot;;[$icons.$L71];&quot;, &quot;;[$icons.$M71];&quot;, &quot;;[$icons.$N71];&quot;, &quot;;[$icons.$O71];&quot;, &quot;;[$icons.$P71];&quot;, &quot;;[$icons.$Q71];&quot;, &quot;;[$icons.$R71];&quot;, &quot;;[$icons.$S71];&quot;, &quot;;[$icons.$T71];&quot;, &quot;;[$icons.$U71];&quot;, &quot;;[$icons.$V71];&quot; =&gt; &quot;;[$icons.$A71];&quot; // &quot;;[$icons.$W71])" office:value-type="string" office:string-value="  cdunq69, null, null, uarow3b, null, 00arow88, iarowm2, iwd2, other, null, null, null, null, null, null, null, null, null, null, null, null, null =&gt; cdunq69 // arrow +1, others" calcext:value-type="string">
            <text:p><text:s text:c="2"/>cdunq69, null, null, uarow3b, null, 00arow88, iarowm2, iwd2, other, null, null, null, null, null, null, null, null, null, null, null, null, null =&gt; cdunq69 // arrow +1, others</text:p>
          </table:table-cell>
        </table:table-row>
        <table:table-row table:style-name="ro1">
          <table:table-cell table:formula="of:=CONCATENATE(;&quot;  &quot;;[$icons.$A72];&quot;, &quot;;[$icons.$B72];&quot;, &quot;;[$icons.$C72];&quot;, &quot;;[$icons.$D72];&quot;, &quot;;[$icons.$E72];&quot;, &quot;;[$icons.$F72];&quot;, &quot;;[$icons.$G72];&quot;, &quot;;[$icons.$H72];&quot;, &quot;;[$icons.$I72];&quot;, &quot;;[$icons.$J72];&quot;, &quot;;[$icons.$K72];&quot;, &quot;;[$icons.$L72];&quot;, &quot;;[$icons.$M72];&quot;, &quot;;[$icons.$N72];&quot;, &quot;;[$icons.$O72];&quot;, &quot;;[$icons.$P72];&quot;, &quot;;[$icons.$Q72];&quot;, &quot;;[$icons.$R72];&quot;, &quot;;[$icons.$S72];&quot;, &quot;;[$icons.$T72];&quot;, &quot;;[$icons.$U72];&quot;, &quot;;[$icons.$V72];&quot; =&gt; &quot;;[$icons.$A72];&quot; // &quot;;[$icons.$W72])" office:value-type="string" office:string-value="  cdunq70, null, null, uarow3c, null, arow10, iarow10, bg2, other, null, null, null, null, null, null, null, null, null, null, null, null, null =&gt; cdunq70 // recolored iarow10 (blue)" calcext:value-type="string">
            <text:p><text:s text:c="2"/>cdunq70, null, null, uarow3c, null, arow10, iarow10, bg2, other, null, null, null, null, null, null, null, null, null, null, null, null, null =&gt; cdunq70 // recolored iarow10 (blue)</text:p>
          </table:table-cell>
        </table:table-row>
        <table:table-row table:style-name="ro1">
          <table:table-cell table:formula="of:=CONCATENATE(;&quot;  &quot;;[$icons.$A73];&quot;, &quot;;[$icons.$B73];&quot;, &quot;;[$icons.$C73];&quot;, &quot;;[$icons.$D73];&quot;, &quot;;[$icons.$E73];&quot;, &quot;;[$icons.$F73];&quot;, &quot;;[$icons.$G73];&quot;, &quot;;[$icons.$H73];&quot;, &quot;;[$icons.$I73];&quot;, &quot;;[$icons.$J73];&quot;, &quot;;[$icons.$K73];&quot;, &quot;;[$icons.$L73];&quot;, &quot;;[$icons.$M73];&quot;, &quot;;[$icons.$N73];&quot;, &quot;;[$icons.$O73];&quot;, &quot;;[$icons.$P73];&quot;, &quot;;[$icons.$Q73];&quot;, &quot;;[$icons.$R73];&quot;, &quot;;[$icons.$S73];&quot;, &quot;;[$icons.$T73];&quot;, &quot;;[$icons.$U73];&quot;, &quot;;[$icons.$V73];&quot; =&gt; &quot;;[$icons.$A73];&quot; // &quot;;[$icons.$W73])" office:value-type="string" office:string-value="  cdunq71, null, null, uarow4a, null, 00zrow08, iarowf1, iwd2, other, null, null, null, null, null, null, null, null, null, null, null, null, null =&gt; cdunq71 // arrow of flame +1" calcext:value-type="string">
            <text:p><text:s text:c="2"/>cdunq71, null, null, uarow4a, null, 00zrow08, iarowf1, iwd2, other, null, null, null, null, null, null, null, null, null, null, null, null, null =&gt; cdunq71 // arrow of flame +1</text:p>
          </table:table-cell>
        </table:table-row>
        <table:table-row table:style-name="ro1">
          <table:table-cell table:formula="of:=CONCATENATE(;&quot;  &quot;;[$icons.$A74];&quot;, &quot;;[$icons.$B74];&quot;, &quot;;[$icons.$C74];&quot;, &quot;;[$icons.$D74];&quot;, &quot;;[$icons.$E74];&quot;, &quot;;[$icons.$F74];&quot;, &quot;;[$icons.$G74];&quot;, &quot;;[$icons.$H74];&quot;, &quot;;[$icons.$I74];&quot;, &quot;;[$icons.$J74];&quot;, &quot;;[$icons.$K74];&quot;, &quot;;[$icons.$L74];&quot;, &quot;;[$icons.$M74];&quot;, &quot;;[$icons.$N74];&quot;, &quot;;[$icons.$O74];&quot;, &quot;;[$icons.$P74];&quot;, &quot;;[$icons.$Q74];&quot;, &quot;;[$icons.$R74];&quot;, &quot;;[$icons.$S74];&quot;, &quot;;[$icons.$T74];&quot;, &quot;;[$icons.$U74];&quot;, &quot;;[$icons.$V74];&quot; =&gt; &quot;;[$icons.$A74];&quot; // &quot;;[$icons.$W74])" office:value-type="string" office:string-value="  cdunq72, null, null, ubswd1a, null, sw1h35, isw1h35, bg2, weapon, null, null, null, 25, 99, 27, null, null, null, null, null, null, null =&gt; cdunq72 // adjatha the drinker" calcext:value-type="string">
            <text:p><text:s text:c="2"/>cdunq72, null, null, ubswd1a, null, sw1h35, isw1h35, bg2, weapon, null, null, null, 25, 99, 27, null, null, null, null, null, null, null =&gt; cdunq72 // adjatha the drinker</text:p>
          </table:table-cell>
        </table:table-row>
        <table:table-row table:style-name="ro1">
          <table:table-cell table:formula="of:=CONCATENATE(;&quot;  &quot;;[$icons.$A75];&quot;, &quot;;[$icons.$B75];&quot;, &quot;;[$icons.$C75];&quot;, &quot;;[$icons.$D75];&quot;, &quot;;[$icons.$E75];&quot;, &quot;;[$icons.$F75];&quot;, &quot;;[$icons.$G75];&quot;, &quot;;[$icons.$H75];&quot;, &quot;;[$icons.$I75];&quot;, &quot;;[$icons.$J75];&quot;, &quot;;[$icons.$K75];&quot;, &quot;;[$icons.$L75];&quot;, &quot;;[$icons.$M75];&quot;, &quot;;[$icons.$N75];&quot;, &quot;;[$icons.$O75];&quot;, &quot;;[$icons.$P75];&quot;, &quot;;[$icons.$Q75];&quot;, &quot;;[$icons.$R75];&quot;, &quot;;[$icons.$S75];&quot;, &quot;;[$icons.$T75];&quot;, &quot;;[$icons.$U75];&quot;, &quot;;[$icons.$V75];&quot; =&gt; &quot;;[$icons.$A75];&quot; // &quot;;[$icons.$W75])" office:value-type="string" office:string-value="  cdunq73, null, null, ubswd2a, null, null, null, null, weapon, null, null, null, 28, 25, 27, null, null, null, null, null, null, null =&gt; cdunq73 // phasing bastard sword +1 (bastard sword)" calcext:value-type="string">
            <text:p><text:s text:c="2"/>cdunq73, null, null, ubswd2a, null, null, null, null, weapon, null, null, null, 28, 25, 27, null, null, null, null, null, null, null =&gt; cdunq73 // phasing bastard sword +1 (bastard sword)</text:p>
          </table:table-cell>
        </table:table-row>
        <table:table-row table:style-name="ro1">
          <table:table-cell table:formula="of:=CONCATENATE(;&quot;  &quot;;[$icons.$A76];&quot;, &quot;;[$icons.$B76];&quot;, &quot;;[$icons.$C76];&quot;, &quot;;[$icons.$D76];&quot;, &quot;;[$icons.$E76];&quot;, &quot;;[$icons.$F76];&quot;, &quot;;[$icons.$G76];&quot;, &quot;;[$icons.$H76];&quot;, &quot;;[$icons.$I76];&quot;, &quot;;[$icons.$J76];&quot;, &quot;;[$icons.$K76];&quot;, &quot;;[$icons.$L76];&quot;, &quot;;[$icons.$M76];&quot;, &quot;;[$icons.$N76];&quot;, &quot;;[$icons.$O76];&quot;, &quot;;[$icons.$P76];&quot;, &quot;;[$icons.$Q76];&quot;, &quot;;[$icons.$R76];&quot;, &quot;;[$icons.$S76];&quot;, &quot;;[$icons.$T76];&quot;, &quot;;[$icons.$U76];&quot;, &quot;;[$icons.$V76];&quot; =&gt; &quot;;[$icons.$A76];&quot; // &quot;;[$icons.$W76])" office:value-type="string" office:string-value="  cdunq74, null, null, ubswd2b, null, sw1h64, isw1h64, bg2, weapon, null, null, null, 97, 51, 97, null, null, null, null, null, null, null =&gt; cdunq74 // flaming bastard sword +1 (bastard sword)" calcext:value-type="string">
            <text:p><text:s text:c="2"/>cdunq74, null, null, ubswd2b, null, sw1h64, isw1h64, bg2, weapon, null, null, null, 97, 51, 97, null, null, null, null, null, null, null =&gt; cdunq74 // flaming bastard sword +1 (bastard sword)</text:p>
          </table:table-cell>
        </table:table-row>
        <table:table-row table:style-name="ro1">
          <table:table-cell table:formula="of:=CONCATENATE(;&quot;  &quot;;[$icons.$A77];&quot;, &quot;;[$icons.$B77];&quot;, &quot;;[$icons.$C77];&quot;, &quot;;[$icons.$D77];&quot;, &quot;;[$icons.$E77];&quot;, &quot;;[$icons.$F77];&quot;, &quot;;[$icons.$G77];&quot;, &quot;;[$icons.$H77];&quot;, &quot;;[$icons.$I77];&quot;, &quot;;[$icons.$J77];&quot;, &quot;;[$icons.$K77];&quot;, &quot;;[$icons.$L77];&quot;, &quot;;[$icons.$M77];&quot;, &quot;;[$icons.$N77];&quot;, &quot;;[$icons.$O77];&quot;, &quot;;[$icons.$P77];&quot;, &quot;;[$icons.$Q77];&quot;, &quot;;[$icons.$R77];&quot;, &quot;;[$icons.$S77];&quot;, &quot;;[$icons.$T77];&quot;, &quot;;[$icons.$U77];&quot;, &quot;;[$icons.$V77];&quot; =&gt; &quot;;[$icons.$A77];&quot; // &quot;;[$icons.$W77])" office:value-type="string" office:string-value="  cdunq75, null, null, ubswd3a, null, sw1h63, isw1h63, bg2, weapon, null, null, null, 96, 51, 5, null, null, null, null, null, null, null =&gt; cdunq75 // bastard sword +2: life giver (bastard sword)" calcext:value-type="string">
            <text:p><text:s text:c="2"/>cdunq75, null, null, ubswd3a, null, sw1h63, isw1h63, bg2, weapon, null, null, null, 96, 51, 5, null, null, null, null, null, null, null =&gt; cdunq75 // bastard sword +2: life giver (bastard sword)</text:p>
          </table:table-cell>
        </table:table-row>
        <table:table-row table:style-name="ro1">
          <table:table-cell table:formula="of:=CONCATENATE(;&quot;  &quot;;[$icons.$A78];&quot;, &quot;;[$icons.$B78];&quot;, &quot;;[$icons.$C78];&quot;, &quot;;[$icons.$D78];&quot;, &quot;;[$icons.$E78];&quot;, &quot;;[$icons.$F78];&quot;, &quot;;[$icons.$G78];&quot;, &quot;;[$icons.$H78];&quot;, &quot;;[$icons.$I78];&quot;, &quot;;[$icons.$J78];&quot;, &quot;;[$icons.$K78];&quot;, &quot;;[$icons.$L78];&quot;, &quot;;[$icons.$M78];&quot;, &quot;;[$icons.$N78];&quot;, &quot;;[$icons.$O78];&quot;, &quot;;[$icons.$P78];&quot;, &quot;;[$icons.$Q78];&quot;, &quot;;[$icons.$R78];&quot;, &quot;;[$icons.$S78];&quot;, &quot;;[$icons.$T78];&quot;, &quot;;[$icons.$U78];&quot;, &quot;;[$icons.$V78];&quot; =&gt; &quot;;[$icons.$A78];&quot; // &quot;;[$icons.$W78])" office:value-type="string" office:string-value="  cdunq76, wa2s1h, null, ubswd3b, null, sw1h18, isw1h18, bg, weapon, null, null, null, 99, 99, 99, null, null, null, null, null, null, null =&gt; cdunq76 // sword of balduran" calcext:value-type="string">
            <text:p><text:s text:c="2"/>cdunq76, wa2s1h, null, ubswd3b, null, sw1h18, isw1h18, bg, weapon, null, null, null, 99, 99, 99, null, null, null, null, null, null, null =&gt; cdunq76 // sword of balduran</text:p>
          </table:table-cell>
        </table:table-row>
        <table:table-row table:style-name="ro1">
          <table:table-cell table:formula="of:=CONCATENATE(;&quot;  &quot;;[$icons.$A79];&quot;, &quot;;[$icons.$B79];&quot;, &quot;;[$icons.$C79];&quot;, &quot;;[$icons.$D79];&quot;, &quot;;[$icons.$E79];&quot;, &quot;;[$icons.$F79];&quot;, &quot;;[$icons.$G79];&quot;, &quot;;[$icons.$H79];&quot;, &quot;;[$icons.$I79];&quot;, &quot;;[$icons.$J79];&quot;, &quot;;[$icons.$K79];&quot;, &quot;;[$icons.$L79];&quot;, &quot;;[$icons.$M79];&quot;, &quot;;[$icons.$N79];&quot;, &quot;;[$icons.$O79];&quot;, &quot;;[$icons.$P79];&quot;, &quot;;[$icons.$Q79];&quot;, &quot;;[$icons.$R79];&quot;, &quot;;[$icons.$S79];&quot;, &quot;;[$icons.$T79];&quot;, &quot;;[$icons.$U79];&quot;, &quot;;[$icons.$V79];&quot; =&gt; &quot;;[$icons.$A79];&quot; // &quot;;[$icons.$W79])" office:value-type="string" office:string-value="  cdunq77, null, null, ubswd4a, null, sw1h39, isw1h39, bg2, weapon, null, null, null, 30, 30, 27, null, null, null, null, null, null, null =&gt; cdunq77 // blade of searing" calcext:value-type="string">
            <text:p><text:s text:c="2"/>cdunq77, null, null, ubswd4a, null, sw1h39, isw1h39, bg2, weapon, null, null, null, 30, 30, 27, null, null, null, null, null, null, null =&gt; cdunq77 // blade of searing</text:p>
          </table:table-cell>
        </table:table-row>
        <table:table-row table:style-name="ro1">
          <table:table-cell table:formula="of:=CONCATENATE(;&quot;  &quot;;[$icons.$A80];&quot;, &quot;;[$icons.$B80];&quot;, &quot;;[$icons.$C80];&quot;, &quot;;[$icons.$D80];&quot;, &quot;;[$icons.$E80];&quot;, &quot;;[$icons.$F80];&quot;, &quot;;[$icons.$G80];&quot;, &quot;;[$icons.$H80];&quot;, &quot;;[$icons.$I80];&quot;, &quot;;[$icons.$J80];&quot;, &quot;;[$icons.$K80];&quot;, &quot;;[$icons.$L80];&quot;, &quot;;[$icons.$M80];&quot;, &quot;;[$icons.$N80];&quot;, &quot;;[$icons.$O80];&quot;, &quot;;[$icons.$P80];&quot;, &quot;;[$icons.$Q80];&quot;, &quot;;[$icons.$R80];&quot;, &quot;;[$icons.$S80];&quot;, &quot;;[$icons.$T80];&quot;, &quot;;[$icons.$U80];&quot;, &quot;;[$icons.$V80];&quot; =&gt; &quot;;[$icons.$A80];&quot; // &quot;;[$icons.$W80])" office:value-type="string" office:string-value="  cdunq78, null, null, ubswd4b, null, sw1h72, isw1h72, bg2, weapon, null, null, null, 29, 46, 27, null, null, null, null, null, null, null =&gt; cdunq78 // bastard sword +3" calcext:value-type="string">
            <text:p><text:s text:c="2"/>cdunq78, null, null, ubswd4b, null, sw1h72, isw1h72, bg2, weapon, null, null, null, 29, 46, 27, null, null, null, null, null, null, null =&gt; cdunq78 // bastard sword +3</text:p>
          </table:table-cell>
        </table:table-row>
        <table:table-row table:style-name="ro1">
          <table:table-cell table:formula="of:=CONCATENATE(;&quot;  &quot;;[$icons.$A81];&quot;, &quot;;[$icons.$B81];&quot;, &quot;;[$icons.$C81];&quot;, &quot;;[$icons.$D81];&quot;, &quot;;[$icons.$E81];&quot;, &quot;;[$icons.$F81];&quot;, &quot;;[$icons.$G81];&quot;, &quot;;[$icons.$H81];&quot;, &quot;;[$icons.$I81];&quot;, &quot;;[$icons.$J81];&quot;, &quot;;[$icons.$K81];&quot;, &quot;;[$icons.$L81];&quot;, &quot;;[$icons.$M81];&quot;, &quot;;[$icons.$N81];&quot;, &quot;;[$icons.$O81];&quot;, &quot;;[$icons.$P81];&quot;, &quot;;[$icons.$Q81];&quot;, &quot;;[$icons.$R81];&quot;, &quot;;[$icons.$S81];&quot;, &quot;;[$icons.$T81];&quot;, &quot;;[$icons.$U81];&quot;, &quot;;[$icons.$V81];&quot; =&gt; &quot;;[$icons.$A81];&quot; // &quot;;[$icons.$W81])" office:value-type="string" office:string-value="  cdunq79, null, null, ubswd4c, null, sw1h62, isw1h62, bg2, weapon, null, null, null, 96, 51, 5, null, null, null, null, null, null, null =&gt; cdunq79 // bastard sword +2: conflagration (bastard sword)" calcext:value-type="string">
            <text:p><text:s text:c="2"/>cdunq79, null, null, ubswd4c, null, sw1h62, isw1h62, bg2, weapon, null, null, null, 96, 51, 5, null, null, null, null, null, null, null =&gt; cdunq79 // bastard sword +2: conflagration (bastard sword)</text:p>
          </table:table-cell>
        </table:table-row>
        <table:table-row table:style-name="ro1">
          <table:table-cell table:formula="of:=CONCATENATE(;&quot;  &quot;;[$icons.$A82];&quot;, &quot;;[$icons.$B82];&quot;, &quot;;[$icons.$C82];&quot;, &quot;;[$icons.$D82];&quot;, &quot;;[$icons.$E82];&quot;, &quot;;[$icons.$F82];&quot;, &quot;;[$icons.$G82];&quot;, &quot;;[$icons.$H82];&quot;, &quot;;[$icons.$I82];&quot;, &quot;;[$icons.$J82];&quot;, &quot;;[$icons.$K82];&quot;, &quot;;[$icons.$L82];&quot;, &quot;;[$icons.$M82];&quot;, &quot;;[$icons.$N82];&quot;, &quot;;[$icons.$O82];&quot;, &quot;;[$icons.$P82];&quot;, &quot;;[$icons.$Q82];&quot;, &quot;;[$icons.$R82];&quot;, &quot;;[$icons.$S82];&quot;, &quot;;[$icons.$T82];&quot;, &quot;;[$icons.$U82];&quot;, &quot;;[$icons.$V82];&quot; =&gt; &quot;;[$icons.$A82];&quot; // &quot;;[$icons.$W82])" office:value-type="string" office:string-value="  cdunq80, null, null, ubswd5a, null, sw1h31, isw1h31, bg2, weapon, null, null, null, 25, 25, 16, null, null, null, null, null, null, null =&gt; cdunq80 // daystar" calcext:value-type="string">
            <text:p><text:s text:c="2"/>cdunq80, null, null, ubswd5a, null, sw1h31, isw1h31, bg2, weapon, null, null, null, 25, 25, 16, null, null, null, null, null, null, null =&gt; cdunq80 // daystar</text:p>
          </table:table-cell>
        </table:table-row>
        <table:table-row table:style-name="ro1">
          <table:table-cell table:formula="of:=CONCATENATE(;&quot;  &quot;;[$icons.$A83];&quot;, &quot;;[$icons.$B83];&quot;, &quot;;[$icons.$C83];&quot;, &quot;;[$icons.$D83];&quot;, &quot;;[$icons.$E83];&quot;, &quot;;[$icons.$F83];&quot;, &quot;;[$icons.$G83];&quot;, &quot;;[$icons.$H83];&quot;, &quot;;[$icons.$I83];&quot;, &quot;;[$icons.$J83];&quot;, &quot;;[$icons.$K83];&quot;, &quot;;[$icons.$L83];&quot;, &quot;;[$icons.$M83];&quot;, &quot;;[$icons.$N83];&quot;, &quot;;[$icons.$O83];&quot;, &quot;;[$icons.$P83];&quot;, &quot;;[$icons.$Q83];&quot;, &quot;;[$icons.$R83];&quot;, &quot;;[$icons.$S83];&quot;, &quot;;[$icons.$T83];&quot;, &quot;;[$icons.$U83];&quot;, &quot;;[$icons.$V83];&quot; =&gt; &quot;;[$icons.$A83];&quot; // &quot;;[$icons.$W83])" office:value-type="string" office:string-value="  cdunq81, null, null, ubswd5b, null, sw1h38, isw1h38, bg2, weapon, null, null, null, 59, 57, 104, null, null, null, null, null, null, null =&gt; cdunq81 // jhor the bleeder" calcext:value-type="string">
            <text:p><text:s text:c="2"/>cdunq81, null, null, ubswd5b, null, sw1h38, isw1h38, bg2, weapon, null, null, null, 59, 57, 104, null, null, null, null, null, null, null =&gt; cdunq81 // jhor the bleeder</text:p>
          </table:table-cell>
        </table:table-row>
        <table:table-row table:style-name="ro1">
          <table:table-cell table:formula="of:=CONCATENATE(;&quot;  &quot;;[$icons.$A84];&quot;, &quot;;[$icons.$B84];&quot;, &quot;;[$icons.$C84];&quot;, &quot;;[$icons.$D84];&quot;, &quot;;[$icons.$E84];&quot;, &quot;;[$icons.$F84];&quot;, &quot;;[$icons.$G84];&quot;, &quot;;[$icons.$H84];&quot;, &quot;;[$icons.$I84];&quot;, &quot;;[$icons.$J84];&quot;, &quot;;[$icons.$K84];&quot;, &quot;;[$icons.$L84];&quot;, &quot;;[$icons.$M84];&quot;, &quot;;[$icons.$N84];&quot;, &quot;;[$icons.$O84];&quot;, &quot;;[$icons.$P84];&quot;, &quot;;[$icons.$Q84];&quot;, &quot;;[$icons.$R84];&quot;, &quot;;[$icons.$S84];&quot;, &quot;;[$icons.$T84];&quot;, &quot;;[$icons.$U84];&quot;, &quot;;[$icons.$V84];&quot; =&gt; &quot;;[$icons.$A84];&quot; // &quot;;[$icons.$W84])" office:value-type="string" office:string-value="  cdunq82, null, null, ubull4a, null, bull04, ibull04, bg2, other, null, null, null, null, null, null, null, null, null, null, null, null, null =&gt; cdunq82 // sunstone bullet" calcext:value-type="string">
            <text:p><text:s text:c="2"/>cdunq82, null, null, ubull4a, null, bull04, ibull04, bg2, other, null, null, null, null, null, null, null, null, null, null, null, null, null =&gt; cdunq82 // sunstone bullet</text:p>
          </table:table-cell>
        </table:table-row>
        <table:table-row table:style-name="ro1">
          <table:table-cell table:formula="of:=CONCATENATE(;&quot;  &quot;;[$icons.$A85];&quot;, &quot;;[$icons.$B85];&quot;, &quot;;[$icons.$C85];&quot;, &quot;;[$icons.$D85];&quot;, &quot;;[$icons.$E85];&quot;, &quot;;[$icons.$F85];&quot;, &quot;;[$icons.$G85];&quot;, &quot;;[$icons.$H85];&quot;, &quot;;[$icons.$I85];&quot;, &quot;;[$icons.$J85];&quot;, &quot;;[$icons.$K85];&quot;, &quot;;[$icons.$L85];&quot;, &quot;;[$icons.$M85];&quot;, &quot;;[$icons.$N85];&quot;, &quot;;[$icons.$O85];&quot;, &quot;;[$icons.$P85];&quot;, &quot;;[$icons.$Q85];&quot;, &quot;;[$icons.$R85];&quot;, &quot;;[$icons.$S85];&quot;, &quot;;[$icons.$T85];&quot;, &quot;;[$icons.$U85];&quot;, &quot;;[$icons.$V85];&quot; =&gt; &quot;;[$icons.$A85];&quot; // &quot;;[$icons.$W85])" office:value-type="string" office:string-value="  cdunq83, null, null, udagg1a, null, dagg21, idagg21, bg2, weapon, null, null, null, 99, 46, 17, null, null, null, null, null, null, null =&gt; cdunq83 // dagger of the star" calcext:value-type="string">
            <text:p><text:s text:c="2"/>cdunq83, null, null, udagg1a, null, dagg21, idagg21, bg2, weapon, null, null, null, 99, 46, 17, null, null, null, null, null, null, null =&gt; cdunq83 // dagger of the star</text:p>
          </table:table-cell>
        </table:table-row>
        <table:table-row table:style-name="ro1">
          <table:table-cell table:formula="of:=CONCATENATE(;&quot;  &quot;;[$icons.$A86];&quot;, &quot;;[$icons.$B86];&quot;, &quot;;[$icons.$C86];&quot;, &quot;;[$icons.$D86];&quot;, &quot;;[$icons.$E86];&quot;, &quot;;[$icons.$F86];&quot;, &quot;;[$icons.$G86];&quot;, &quot;;[$icons.$H86];&quot;, &quot;;[$icons.$I86];&quot;, &quot;;[$icons.$J86];&quot;, &quot;;[$icons.$K86];&quot;, &quot;;[$icons.$L86];&quot;, &quot;;[$icons.$M86];&quot;, &quot;;[$icons.$N86];&quot;, &quot;;[$icons.$O86];&quot;, &quot;;[$icons.$P86];&quot;, &quot;;[$icons.$Q86];&quot;, &quot;;[$icons.$R86];&quot;, &quot;;[$icons.$S86];&quot;, &quot;;[$icons.$T86];&quot;, &quot;;[$icons.$U86];&quot;, &quot;;[$icons.$V86];&quot; =&gt; &quot;;[$icons.$A86];&quot; // &quot;;[$icons.$W86])" office:value-type="string" office:string-value="  cdunq84, null, null, udagg1b, null, dagg15, idagg15, bg2, weapon, null, null, null, 25, 66, 27, null, null, null, null, null, null, null =&gt; cdunq84 // dagger +2" calcext:value-type="string">
            <text:p><text:s text:c="2"/>cdunq84, null, null, udagg1b, null, dagg15, idagg15, bg2, weapon, null, null, null, 25, 66, 27, null, null, null, null, null, null, null =&gt; cdunq84 // dagger +2</text:p>
          </table:table-cell>
        </table:table-row>
        <table:table-row table:style-name="ro1">
          <table:table-cell table:formula="of:=CONCATENATE(;&quot;  &quot;;[$icons.$A87];&quot;, &quot;;[$icons.$B87];&quot;, &quot;;[$icons.$C87];&quot;, &quot;;[$icons.$D87];&quot;, &quot;;[$icons.$E87];&quot;, &quot;;[$icons.$F87];&quot;, &quot;;[$icons.$G87];&quot;, &quot;;[$icons.$H87];&quot;, &quot;;[$icons.$I87];&quot;, &quot;;[$icons.$J87];&quot;, &quot;;[$icons.$K87];&quot;, &quot;;[$icons.$L87];&quot;, &quot;;[$icons.$M87];&quot;, &quot;;[$icons.$N87];&quot;, &quot;;[$icons.$O87];&quot;, &quot;;[$icons.$P87];&quot;, &quot;;[$icons.$Q87];&quot;, &quot;;[$icons.$R87];&quot;, &quot;;[$icons.$S87];&quot;, &quot;;[$icons.$T87];&quot;, &quot;;[$icons.$U87];&quot;, &quot;;[$icons.$V87];&quot; =&gt; &quot;;[$icons.$A87];&quot; // &quot;;[$icons.$W87])" office:value-type="string" office:string-value="  cdunq85, null, null, udagg2a, null, dagg11, idagg11, bg2, weapon, null, null, null, 25, 99, 30, null, null, null, null, null, null, null =&gt; cdunq85 // boomerang dagger" calcext:value-type="string">
            <text:p><text:s text:c="2"/>cdunq85, null, null, udagg2a, null, dagg11, idagg11, bg2, weapon, null, null, null, 25, 99, 30, null, null, null, null, null, null, null =&gt; cdunq85 // boomerang dagger</text:p>
          </table:table-cell>
        </table:table-row>
        <table:table-row table:style-name="ro1">
          <table:table-cell table:formula="of:=CONCATENATE(;&quot;  &quot;;[$icons.$A88];&quot;, &quot;;[$icons.$B88];&quot;, &quot;;[$icons.$C88];&quot;, &quot;;[$icons.$D88];&quot;, &quot;;[$icons.$E88];&quot;, &quot;;[$icons.$F88];&quot;, &quot;;[$icons.$G88];&quot;, &quot;;[$icons.$H88];&quot;, &quot;;[$icons.$I88];&quot;, &quot;;[$icons.$J88];&quot;, &quot;;[$icons.$K88];&quot;, &quot;;[$icons.$L88];&quot;, &quot;;[$icons.$M88];&quot;, &quot;;[$icons.$N88];&quot;, &quot;;[$icons.$O88];&quot;, &quot;;[$icons.$P88];&quot;, &quot;;[$icons.$Q88];&quot;, &quot;;[$icons.$R88];&quot;, &quot;;[$icons.$S88];&quot;, &quot;;[$icons.$T88];&quot;, &quot;;[$icons.$U88];&quot;, &quot;;[$icons.$V88];&quot; =&gt; &quot;;[$icons.$A88];&quot; // &quot;;[$icons.$W88])" office:value-type="string" office:string-value="  cdunq86, null, null, udagg2b, null, dagg14, idagg14, bg2, weapon, null, null, null, 99, 99, 16, null, null, null, null, null, null, null =&gt; cdunq86 // boneblade" calcext:value-type="string">
            <text:p><text:s text:c="2"/>cdunq86, null, null, udagg2b, null, dagg14, idagg14, bg2, weapon, null, null, null, 99, 99, 16, null, null, null, null, null, null, null =&gt; cdunq86 // boneblade</text:p>
          </table:table-cell>
        </table:table-row>
        <table:table-row table:style-name="ro1">
          <table:table-cell table:formula="of:=CONCATENATE(;&quot;  &quot;;[$icons.$A89];&quot;, &quot;;[$icons.$B89];&quot;, &quot;;[$icons.$C89];&quot;, &quot;;[$icons.$D89];&quot;, &quot;;[$icons.$E89];&quot;, &quot;;[$icons.$F89];&quot;, &quot;;[$icons.$G89];&quot;, &quot;;[$icons.$H89];&quot;, &quot;;[$icons.$I89];&quot;, &quot;;[$icons.$J89];&quot;, &quot;;[$icons.$K89];&quot;, &quot;;[$icons.$L89];&quot;, &quot;;[$icons.$M89];&quot;, &quot;;[$icons.$N89];&quot;, &quot;;[$icons.$O89];&quot;, &quot;;[$icons.$P89];&quot;, &quot;;[$icons.$Q89];&quot;, &quot;;[$icons.$R89];&quot;, &quot;;[$icons.$S89];&quot;, &quot;;[$icons.$T89];&quot;, &quot;;[$icons.$U89];&quot;, &quot;;[$icons.$V89];&quot; =&gt; &quot;;[$icons.$A89];&quot; // &quot;;[$icons.$W89])" office:value-type="string" office:string-value="  cdunq87, null, null, udagg3a, null, dagg12, idagg12, bg2, weapon, null, null, null, 47, 47, 33, null, null, null, null, null, null, null =&gt; cdunq87 // fire tooth" calcext:value-type="string">
            <text:p><text:s text:c="2"/>cdunq87, null, null, udagg3a, null, dagg12, idagg12, bg2, weapon, null, null, null, 47, 47, 33, null, null, null, null, null, null, null =&gt; cdunq87 // fire tooth</text:p>
          </table:table-cell>
        </table:table-row>
        <table:table-row table:style-name="ro1">
          <table:table-cell table:formula="of:=CONCATENATE(;&quot;  &quot;;[$icons.$A90];&quot;, &quot;;[$icons.$B90];&quot;, &quot;;[$icons.$C90];&quot;, &quot;;[$icons.$D90];&quot;, &quot;;[$icons.$E90];&quot;, &quot;;[$icons.$F90];&quot;, &quot;;[$icons.$G90];&quot;, &quot;;[$icons.$H90];&quot;, &quot;;[$icons.$I90];&quot;, &quot;;[$icons.$J90];&quot;, &quot;;[$icons.$K90];&quot;, &quot;;[$icons.$L90];&quot;, &quot;;[$icons.$M90];&quot;, &quot;;[$icons.$N90];&quot;, &quot;;[$icons.$O90];&quot;, &quot;;[$icons.$P90];&quot;, &quot;;[$icons.$Q90];&quot;, &quot;;[$icons.$R90];&quot;, &quot;;[$icons.$S90];&quot;, &quot;;[$icons.$T90];&quot;, &quot;;[$icons.$U90];&quot;, &quot;;[$icons.$V90];&quot; =&gt; &quot;;[$icons.$A90];&quot; // &quot;;[$icons.$W90])" office:value-type="string" office:string-value="  cdunq88, null, null, udagg3b, null, dagg09, idagg09, bg2, weapon, null, null, null, 30, 93, 27, null, null, null, null, null, null, null =&gt; cdunq88 // silver dagger" calcext:value-type="string">
            <text:p><text:s text:c="2"/>cdunq88, null, null, udagg3b, null, dagg09, idagg09, bg2, weapon, null, null, null, 30, 93, 27, null, null, null, null, null, null, null =&gt; cdunq88 // silver dagger</text:p>
          </table:table-cell>
        </table:table-row>
        <table:table-row table:style-name="ro1">
          <table:table-cell table:formula="of:=CONCATENATE(;&quot;  &quot;;[$icons.$A91];&quot;, &quot;;[$icons.$B91];&quot;, &quot;;[$icons.$C91];&quot;, &quot;;[$icons.$D91];&quot;, &quot;;[$icons.$E91];&quot;, &quot;;[$icons.$F91];&quot;, &quot;;[$icons.$G91];&quot;, &quot;;[$icons.$H91];&quot;, &quot;;[$icons.$I91];&quot;, &quot;;[$icons.$J91];&quot;, &quot;;[$icons.$K91];&quot;, &quot;;[$icons.$L91];&quot;, &quot;;[$icons.$M91];&quot;, &quot;;[$icons.$N91];&quot;, &quot;;[$icons.$O91];&quot;, &quot;;[$icons.$P91];&quot;, &quot;;[$icons.$Q91];&quot;, &quot;;[$icons.$R91];&quot;, &quot;;[$icons.$S91];&quot;, &quot;;[$icons.$T91];&quot;, &quot;;[$icons.$U91];&quot;, &quot;;[$icons.$V91];&quot; =&gt; &quot;;[$icons.$A91];&quot; // &quot;;[$icons.$W91])" office:value-type="string" office:string-value="  cdunq89, null, null, udagg3c, null, dagg17, idagg17, bg2, weapon, null, null, null, 25, 47, 30, null, null, null, null, null, null, null =&gt; cdunq89 // stiletto of demarchess" calcext:value-type="string">
            <text:p><text:s text:c="2"/>cdunq89, null, null, udagg3c, null, dagg17, idagg17, bg2, weapon, null, null, null, 25, 47, 30, null, null, null, null, null, null, null =&gt; cdunq89 // stiletto of demarchess</text:p>
          </table:table-cell>
        </table:table-row>
        <table:table-row table:style-name="ro1">
          <table:table-cell table:formula="of:=CONCATENATE(;&quot;  &quot;;[$icons.$A92];&quot;, &quot;;[$icons.$B92];&quot;, &quot;;[$icons.$C92];&quot;, &quot;;[$icons.$D92];&quot;, &quot;;[$icons.$E92];&quot;, &quot;;[$icons.$F92];&quot;, &quot;;[$icons.$G92];&quot;, &quot;;[$icons.$H92];&quot;, &quot;;[$icons.$I92];&quot;, &quot;;[$icons.$J92];&quot;, &quot;;[$icons.$K92];&quot;, &quot;;[$icons.$L92];&quot;, &quot;;[$icons.$M92];&quot;, &quot;;[$icons.$N92];&quot;, &quot;;[$icons.$O92];&quot;, &quot;;[$icons.$P92];&quot;, &quot;;[$icons.$Q92];&quot;, &quot;;[$icons.$R92];&quot;, &quot;;[$icons.$S92];&quot;, &quot;;[$icons.$T92];&quot;, &quot;;[$icons.$U92];&quot;, &quot;;[$icons.$V92];&quot; =&gt; &quot;;[$icons.$A92];&quot; // &quot;;[$icons.$W92])" office:value-type="string" office:string-value="  cdunq90, null, null, udagg4a, null, misc4u, imisc4u, bg2, weapon, null, null, null, 93, 93, 30, null, null, null, null, null, null, null =&gt; cdunq90 // embarl's dagger" calcext:value-type="string">
            <text:p><text:s text:c="2"/>cdunq90, null, null, udagg4a, null, misc4u, imisc4u, bg2, weapon, null, null, null, 93, 93, 30, null, null, null, null, null, null, null =&gt; cdunq90 // embarl's dagger</text:p>
          </table:table-cell>
        </table:table-row>
        <table:table-row table:style-name="ro1">
          <table:table-cell table:formula="of:=CONCATENATE(;&quot;  &quot;;[$icons.$A93];&quot;, &quot;;[$icons.$B93];&quot;, &quot;;[$icons.$C93];&quot;, &quot;;[$icons.$D93];&quot;, &quot;;[$icons.$E93];&quot;, &quot;;[$icons.$F93];&quot;, &quot;;[$icons.$G93];&quot;, &quot;;[$icons.$H93];&quot;, &quot;;[$icons.$I93];&quot;, &quot;;[$icons.$J93];&quot;, &quot;;[$icons.$K93];&quot;, &quot;;[$icons.$L93];&quot;, &quot;;[$icons.$M93];&quot;, &quot;;[$icons.$N93];&quot;, &quot;;[$icons.$O93];&quot;, &quot;;[$icons.$P93];&quot;, &quot;;[$icons.$Q93];&quot;, &quot;;[$icons.$R93];&quot;, &quot;;[$icons.$S93];&quot;, &quot;;[$icons.$T93];&quot;, &quot;;[$icons.$U93];&quot;, &quot;;[$icons.$V93];&quot; =&gt; &quot;;[$icons.$A93];&quot; // &quot;;[$icons.$W93])" office:value-type="string" office:string-value="  cdunq91, null, null, udagg4b, null, dagg10, idagg10, bg2, weapon, null, null, null, 30, 93, 27, null, null, null, null, null, null, null =&gt; cdunq91 // soultaker" calcext:value-type="string">
            <text:p><text:s text:c="2"/>cdunq91, null, null, udagg4b, null, dagg10, idagg10, bg2, weapon, null, null, null, 30, 93, 27, null, null, null, null, null, null, null =&gt; cdunq91 // soultaker</text:p>
          </table:table-cell>
        </table:table-row>
        <table:table-row table:style-name="ro1">
          <table:table-cell table:formula="of:=CONCATENATE(;&quot;  &quot;;[$icons.$A94];&quot;, &quot;;[$icons.$B94];&quot;, &quot;;[$icons.$C94];&quot;, &quot;;[$icons.$D94];&quot;, &quot;;[$icons.$E94];&quot;, &quot;;[$icons.$F94];&quot;, &quot;;[$icons.$G94];&quot;, &quot;;[$icons.$H94];&quot;, &quot;;[$icons.$I94];&quot;, &quot;;[$icons.$J94];&quot;, &quot;;[$icons.$K94];&quot;, &quot;;[$icons.$L94];&quot;, &quot;;[$icons.$M94];&quot;, &quot;;[$icons.$N94];&quot;, &quot;;[$icons.$O94];&quot;, &quot;;[$icons.$P94];&quot;, &quot;;[$icons.$Q94];&quot;, &quot;;[$icons.$R94];&quot;, &quot;;[$icons.$S94];&quot;, &quot;;[$icons.$T94];&quot;, &quot;;[$icons.$U94];&quot;, &quot;;[$icons.$V94];&quot; =&gt; &quot;;[$icons.$A94];&quot; // &quot;;[$icons.$W94])" office:value-type="string" office:string-value="  cdunq92, null, null, udagg5a, null, dagg24, idagg24, bg2, weapon, null, null, null, 50, 50, 27, null, null, null, null, null, null, null =&gt; cdunq92 // dagger +3" calcext:value-type="string">
            <text:p><text:s text:c="2"/>cdunq92, null, null, udagg5a, null, dagg24, idagg24, bg2, weapon, null, null, null, 50, 50, 27, null, null, null, null, null, null, null =&gt; cdunq92 // dagger +3</text:p>
          </table:table-cell>
        </table:table-row>
        <table:table-row table:style-name="ro1">
          <table:table-cell table:formula="of:=CONCATENATE(;&quot;  &quot;;[$icons.$A95];&quot;, &quot;;[$icons.$B95];&quot;, &quot;;[$icons.$C95];&quot;, &quot;;[$icons.$D95];&quot;, &quot;;[$icons.$E95];&quot;, &quot;;[$icons.$F95];&quot;, &quot;;[$icons.$G95];&quot;, &quot;;[$icons.$H95];&quot;, &quot;;[$icons.$I95];&quot;, &quot;;[$icons.$J95];&quot;, &quot;;[$icons.$K95];&quot;, &quot;;[$icons.$L95];&quot;, &quot;;[$icons.$M95];&quot;, &quot;;[$icons.$N95];&quot;, &quot;;[$icons.$O95];&quot;, &quot;;[$icons.$P95];&quot;, &quot;;[$icons.$Q95];&quot;, &quot;;[$icons.$R95];&quot;, &quot;;[$icons.$S95];&quot;, &quot;;[$icons.$T95];&quot;, &quot;;[$icons.$U95];&quot;, &quot;;[$icons.$V95];&quot; =&gt; &quot;;[$icons.$A95];&quot; // &quot;;[$icons.$W95])" office:value-type="string" office:string-value="  cdunq93, null, null, udart1a, null, 00dart89, idartb2, iwd2, other, null, null, null, null, null, null, null, null, null, null, null, null, null =&gt; cdunq93 // masterwork dart" calcext:value-type="string">
            <text:p><text:s text:c="2"/>cdunq93, null, null, udart1a, null, 00dart89, idartb2, iwd2, other, null, null, null, null, null, null, null, null, null, null, null, null, null =&gt; cdunq93 // masterwork dart</text:p>
          </table:table-cell>
        </table:table-row>
        <table:table-row table:style-name="ro1">
          <table:table-cell table:formula="of:=CONCATENATE(;&quot;  &quot;;[$icons.$A96];&quot;, &quot;;[$icons.$B96];&quot;, &quot;;[$icons.$C96];&quot;, &quot;;[$icons.$D96];&quot;, &quot;;[$icons.$E96];&quot;, &quot;;[$icons.$F96];&quot;, &quot;;[$icons.$G96];&quot;, &quot;;[$icons.$H96];&quot;, &quot;;[$icons.$I96];&quot;, &quot;;[$icons.$J96];&quot;, &quot;;[$icons.$K96];&quot;, &quot;;[$icons.$L96];&quot;, &quot;;[$icons.$M96];&quot;, &quot;;[$icons.$N96];&quot;, &quot;;[$icons.$O96];&quot;, &quot;;[$icons.$P96];&quot;, &quot;;[$icons.$Q96];&quot;, &quot;;[$icons.$R96];&quot;, &quot;;[$icons.$S96];&quot;, &quot;;[$icons.$T96];&quot;, &quot;;[$icons.$U96];&quot;, &quot;;[$icons.$V96];&quot; =&gt; &quot;;[$icons.$A96];&quot; // &quot;;[$icons.$W96])" office:value-type="string" office:string-value="  cdunq94, null, null, udart2a, null, 00dart91, idartm5, iwd2, other, null, null, null, null, null, null, null, null, null, null, null, null, null =&gt; cdunq94 // dart +4" calcext:value-type="string">
            <text:p><text:s text:c="2"/>cdunq94, null, null, udart2a, null, 00dart91, idartm5, iwd2, other, null, null, null, null, null, null, null, null, null, null, null, null, null =&gt; cdunq94 // dart +4</text:p>
          </table:table-cell>
        </table:table-row>
        <table:table-row table:style-name="ro1">
          <table:table-cell table:formula="of:=CONCATENATE(;&quot;  &quot;;[$icons.$A97];&quot;, &quot;;[$icons.$B97];&quot;, &quot;;[$icons.$C97];&quot;, &quot;;[$icons.$D97];&quot;, &quot;;[$icons.$E97];&quot;, &quot;;[$icons.$F97];&quot;, &quot;;[$icons.$G97];&quot;, &quot;;[$icons.$H97];&quot;, &quot;;[$icons.$I97];&quot;, &quot;;[$icons.$J97];&quot;, &quot;;[$icons.$K97];&quot;, &quot;;[$icons.$L97];&quot;, &quot;;[$icons.$M97];&quot;, &quot;;[$icons.$N97];&quot;, &quot;;[$icons.$O97];&quot;, &quot;;[$icons.$P97];&quot;, &quot;;[$icons.$Q97];&quot;, &quot;;[$icons.$R97];&quot;, &quot;;[$icons.$S97];&quot;, &quot;;[$icons.$T97];&quot;, &quot;;[$icons.$U97];&quot;, &quot;;[$icons.$V97];&quot; =&gt; &quot;;[$icons.$A97];&quot; // &quot;;[$icons.$W97])" office:value-type="string" office:string-value="  cdunq95, null, null, udart3a, null, 00dart03, idartm1, iwd2, other, null, null, null, null, null, null, null, null, null, null, null, null, null =&gt; cdunq95 // dart of stunning,  returning poison tipped dart,  sure strike darts,  acid tipped darts" calcext:value-type="string">
            <text:p><text:s text:c="2"/>cdunq95, null, null, udart3a, null, 00dart03, idartm1, iwd2, other, null, null, null, null, null, null, null, null, null, null, null, null, null =&gt; cdunq95 // dart of stunning, <text:s/>returning poison tipped dart, <text:s/>sure strike darts, <text:s/>acid tipped darts</text:p>
          </table:table-cell>
        </table:table-row>
        <table:table-row table:style-name="ro1">
          <table:table-cell table:formula="of:=CONCATENATE(;&quot;  &quot;;[$icons.$A98];&quot;, &quot;;[$icons.$B98];&quot;, &quot;;[$icons.$C98];&quot;, &quot;;[$icons.$D98];&quot;, &quot;;[$icons.$E98];&quot;, &quot;;[$icons.$F98];&quot;, &quot;;[$icons.$G98];&quot;, &quot;;[$icons.$H98];&quot;, &quot;;[$icons.$I98];&quot;, &quot;;[$icons.$J98];&quot;, &quot;;[$icons.$K98];&quot;, &quot;;[$icons.$L98];&quot;, &quot;;[$icons.$M98];&quot;, &quot;;[$icons.$N98];&quot;, &quot;;[$icons.$O98];&quot;, &quot;;[$icons.$P98];&quot;, &quot;;[$icons.$Q98];&quot;, &quot;;[$icons.$R98];&quot;, &quot;;[$icons.$S98];&quot;, &quot;;[$icons.$T98];&quot;, &quot;;[$icons.$U98];&quot;, &quot;;[$icons.$V98];&quot; =&gt; &quot;;[$icons.$A98];&quot; // &quot;;[$icons.$W98])" office:value-type="string" office:string-value="  cdunq96, null, null, udart3b, null, dart05, idart05, bg2, other, null, null, null, null, null, null, null, null, null, null, null, null, null =&gt; cdunq96 // asp's nest" calcext:value-type="string">
            <text:p><text:s text:c="2"/>cdunq96, null, null, udart3b, null, dart05, idart05, bg2, other, null, null, null, null, null, null, null, null, null, null, null, null, null =&gt; cdunq96 // asp's nest</text:p>
          </table:table-cell>
        </table:table-row>
        <table:table-row table:style-name="ro1">
          <table:table-cell table:formula="of:=CONCATENATE(;&quot;  &quot;;[$icons.$A99];&quot;, &quot;;[$icons.$B99];&quot;, &quot;;[$icons.$C99];&quot;, &quot;;[$icons.$D99];&quot;, &quot;;[$icons.$E99];&quot;, &quot;;[$icons.$F99];&quot;, &quot;;[$icons.$G99];&quot;, &quot;;[$icons.$H99];&quot;, &quot;;[$icons.$I99];&quot;, &quot;;[$icons.$J99];&quot;, &quot;;[$icons.$K99];&quot;, &quot;;[$icons.$L99];&quot;, &quot;;[$icons.$M99];&quot;, &quot;;[$icons.$N99];&quot;, &quot;;[$icons.$O99];&quot;, &quot;;[$icons.$P99];&quot;, &quot;;[$icons.$Q99];&quot;, &quot;;[$icons.$R99];&quot;, &quot;;[$icons.$S99];&quot;, &quot;;[$icons.$T99];&quot;, &quot;;[$icons.$U99];&quot;, &quot;;[$icons.$V99];&quot; =&gt; &quot;;[$icons.$A99];&quot; // &quot;;[$icons.$W99])" office:value-type="string" office:string-value="  cdunq97, stardart, null, udart4a, null, 00dart92, idartm4, iwd2, other, null, null, null, null, null, null, null, null, null, null, null, null, null =&gt; cdunq97 // dart +3" calcext:value-type="string">
            <text:p><text:s text:c="2"/>cdunq97, stardart, null, udart4a, null, 00dart92, idartm4, iwd2, other, null, null, null, null, null, null, null, null, null, null, null, null, null =&gt; cdunq97 // dart +3</text:p>
          </table:table-cell>
        </table:table-row>
        <table:table-row table:style-name="ro1">
          <table:table-cell table:formula="of:=CONCATENATE(;&quot;  &quot;;[$icons.$A100];&quot;, &quot;;[$icons.$B100];&quot;, &quot;;[$icons.$C100];&quot;, &quot;;[$icons.$D100];&quot;, &quot;;[$icons.$E100];&quot;, &quot;;[$icons.$F100];&quot;, &quot;;[$icons.$G100];&quot;, &quot;;[$icons.$H100];&quot;, &quot;;[$icons.$I100];&quot;, &quot;;[$icons.$J100];&quot;, &quot;;[$icons.$K100];&quot;, &quot;;[$icons.$L100];&quot;, &quot;;[$icons.$M100];&quot;, &quot;;[$icons.$N100];&quot;, &quot;;[$icons.$O100];&quot;, &quot;;[$icons.$P100];&quot;, &quot;;[$icons.$Q100];&quot;, &quot;;[$icons.$R100];&quot;, &quot;;[$icons.$S100];&quot;, &quot;;[$icons.$T100];&quot;, &quot;;[$icons.$U100];&quot;, &quot;;[$icons.$V100];&quot; =&gt; &quot;;[$icons.$A100];&quot; // &quot;;[$icons.$W100])" office:value-type="string" office:string-value="  cdunq98, null, null, udart5a, null, dart08, idart08, bg2, other, null, null, null, null, null, null, null, null, null, null, null, null, null =&gt; cdunq98 // crimson dart +3" calcext:value-type="string">
            <text:p><text:s text:c="2"/>cdunq98, null, null, udart5a, null, dart08, idart08, bg2, other, null, null, null, null, null, null, null, null, null, null, null, null, null =&gt; cdunq98 // crimson dart +3</text:p>
          </table:table-cell>
        </table:table-row>
        <table:table-row table:style-name="ro1">
          <table:table-cell table:formula="of:=CONCATENATE(;&quot;  &quot;;[$icons.$A101];&quot;, &quot;;[$icons.$B101];&quot;, &quot;;[$icons.$C101];&quot;, &quot;;[$icons.$D101];&quot;, &quot;;[$icons.$E101];&quot;, &quot;;[$icons.$F101];&quot;, &quot;;[$icons.$G101];&quot;, &quot;;[$icons.$H101];&quot;, &quot;;[$icons.$I101];&quot;, &quot;;[$icons.$J101];&quot;, &quot;;[$icons.$K101];&quot;, &quot;;[$icons.$L101];&quot;, &quot;;[$icons.$M101];&quot;, &quot;;[$icons.$N101];&quot;, &quot;;[$icons.$O101];&quot;, &quot;;[$icons.$P101];&quot;, &quot;;[$icons.$Q101];&quot;, &quot;;[$icons.$R101];&quot;, &quot;;[$icons.$S101];&quot;, &quot;;[$icons.$T101];&quot;, &quot;;[$icons.$U101];&quot;, &quot;;[$icons.$V101];&quot; =&gt; &quot;;[$icons.$A101];&quot; // &quot;;[$icons.$W101])" office:value-type="string" office:string-value="  cdunq99, null, null, uflal2a, null, blun32, iblun32, bg2, weapon, null, null, null, 25, 6, 25, null, null, null, null, null, null, null =&gt; cdunq99 // flail +3" calcext:value-type="string">
            <text:p><text:s text:c="2"/>cdunq99, null, null, uflal2a, null, blun32, iblun32, bg2, weapon, null, null, null, 25, 6, 25, null, null, null, null, null, null, null =&gt; cdunq99 // flail +3</text:p>
          </table:table-cell>
        </table:table-row>
        <table:table-row table:style-name="ro1">
          <table:table-cell table:formula="of:=CONCATENATE(;&quot;  &quot;;[$icons.$A102];&quot;, &quot;;[$icons.$B102];&quot;, &quot;;[$icons.$C102];&quot;, &quot;;[$icons.$D102];&quot;, &quot;;[$icons.$E102];&quot;, &quot;;[$icons.$F102];&quot;, &quot;;[$icons.$G102];&quot;, &quot;;[$icons.$H102];&quot;, &quot;;[$icons.$I102];&quot;, &quot;;[$icons.$J102];&quot;, &quot;;[$icons.$K102];&quot;, &quot;;[$icons.$L102];&quot;, &quot;;[$icons.$M102];&quot;, &quot;;[$icons.$N102];&quot;, &quot;;[$icons.$O102];&quot;, &quot;;[$icons.$P102];&quot;, &quot;;[$icons.$Q102];&quot;, &quot;;[$icons.$R102];&quot;, &quot;;[$icons.$S102];&quot;, &quot;;[$icons.$T102];&quot;, &quot;;[$icons.$U102];&quot;, &quot;;[$icons.$V102];&quot; =&gt; &quot;;[$icons.$A102];&quot; // &quot;;[$icons.$W102])" office:value-type="string" office:string-value="  cdunq100, null, null, uflal2b, null, blun14i, iblun14i, bg2, weapon, null, null, null, 27, 23, 27, null, null, null, null, null, null, null =&gt; cdunq100 // flail of ages +1 (poison)" calcext:value-type="string">
            <text:p><text:s text:c="2"/>cdunq100, null, null, uflal2b, null, blun14i, iblun14i, bg2, weapon, null, null, null, 27, 23, 27, null, null, null, null, null, null, null =&gt; cdunq100 // flail of ages +1 (poison)</text:p>
          </table:table-cell>
        </table:table-row>
        <table:table-row table:style-name="ro1">
          <table:table-cell table:formula="of:=CONCATENATE(;&quot;  &quot;;[$icons.$A103];&quot;, &quot;;[$icons.$B103];&quot;, &quot;;[$icons.$C103];&quot;, &quot;;[$icons.$D103];&quot;, &quot;;[$icons.$E103];&quot;, &quot;;[$icons.$F103];&quot;, &quot;;[$icons.$G103];&quot;, &quot;;[$icons.$H103];&quot;, &quot;;[$icons.$I103];&quot;, &quot;;[$icons.$J103];&quot;, &quot;;[$icons.$K103];&quot;, &quot;;[$icons.$L103];&quot;, &quot;;[$icons.$M103];&quot;, &quot;;[$icons.$N103];&quot;, &quot;;[$icons.$O103];&quot;, &quot;;[$icons.$P103];&quot;, &quot;;[$icons.$Q103];&quot;, &quot;;[$icons.$R103];&quot;, &quot;;[$icons.$S103];&quot;, &quot;;[$icons.$T103];&quot;, &quot;;[$icons.$U103];&quot;, &quot;;[$icons.$V103];&quot; =&gt; &quot;;[$icons.$A103];&quot; // &quot;;[$icons.$W103])" office:value-type="string" office:string-value="  cdunq101, null, null, uflal3a, null, dwblun01, idblun01, bg2, weapon, null, null, null, 30, 23, 30, null, null, null, null, null, null, null =&gt; cdunq101 // drow flail +3" calcext:value-type="string">
            <text:p><text:s text:c="2"/>cdunq101, null, null, uflal3a, null, dwblun01, idblun01, bg2, weapon, null, null, null, 30, 23, 30, null, null, null, null, null, null, null =&gt; cdunq101 // drow flail +3</text:p>
          </table:table-cell>
        </table:table-row>
        <table:table-row table:style-name="ro1">
          <table:table-cell table:formula="of:=CONCATENATE(;&quot;  &quot;;[$icons.$A104];&quot;, &quot;;[$icons.$B104];&quot;, &quot;;[$icons.$C104];&quot;, &quot;;[$icons.$D104];&quot;, &quot;;[$icons.$E104];&quot;, &quot;;[$icons.$F104];&quot;, &quot;;[$icons.$G104];&quot;, &quot;;[$icons.$H104];&quot;, &quot;;[$icons.$I104];&quot;, &quot;;[$icons.$J104];&quot;, &quot;;[$icons.$K104];&quot;, &quot;;[$icons.$L104];&quot;, &quot;;[$icons.$M104];&quot;, &quot;;[$icons.$N104];&quot;, &quot;;[$icons.$O104];&quot;, &quot;;[$icons.$P104];&quot;, &quot;;[$icons.$Q104];&quot;, &quot;;[$icons.$R104];&quot;, &quot;;[$icons.$S104];&quot;, &quot;;[$icons.$T104];&quot;, &quot;;[$icons.$U104];&quot;, &quot;;[$icons.$V104];&quot; =&gt; &quot;;[$icons.$A104];&quot; // &quot;;[$icons.$W104])" office:value-type="string" office:string-value="  cdunq102, null, null, uflal4a, null, blun14h, iblun14h, bg2, weapon, null, null, null, 27, 23, 27, null, null, null, null, null, null, null =&gt; cdunq102 // flail of ages +1 (fire)" calcext:value-type="string">
            <text:p><text:s text:c="2"/>cdunq102, null, null, uflal4a, null, blun14h, iblun14h, bg2, weapon, null, null, null, 27, 23, 27, null, null, null, null, null, null, null =&gt; cdunq102 // flail of ages +1 (fire)</text:p>
          </table:table-cell>
        </table:table-row>
        <table:table-row table:style-name="ro1">
          <table:table-cell table:formula="of:=CONCATENATE(;&quot;  &quot;;[$icons.$A105];&quot;, &quot;;[$icons.$B105];&quot;, &quot;;[$icons.$C105];&quot;, &quot;;[$icons.$D105];&quot;, &quot;;[$icons.$E105];&quot;, &quot;;[$icons.$F105];&quot;, &quot;;[$icons.$G105];&quot;, &quot;;[$icons.$H105];&quot;, &quot;;[$icons.$I105];&quot;, &quot;;[$icons.$J105];&quot;, &quot;;[$icons.$K105];&quot;, &quot;;[$icons.$L105];&quot;, &quot;;[$icons.$M105];&quot;, &quot;;[$icons.$N105];&quot;, &quot;;[$icons.$O105];&quot;, &quot;;[$icons.$P105];&quot;, &quot;;[$icons.$Q105];&quot;, &quot;;[$icons.$R105];&quot;, &quot;;[$icons.$S105];&quot;, &quot;;[$icons.$T105];&quot;, &quot;;[$icons.$U105];&quot;, &quot;;[$icons.$V105];&quot; =&gt; &quot;;[$icons.$A105];&quot; // &quot;;[$icons.$W105])" office:value-type="string" office:string-value="  cdunq103, null, null, uflal5a, null, blun13, iblun13, bg2, weapon, null, null, null, 27, 23, 27, null, null, null, null, null, null, null =&gt; cdunq103 // flail +2" calcext:value-type="string">
            <text:p><text:s text:c="2"/>cdunq103, null, null, uflal5a, null, blun13, iblun13, bg2, weapon, null, null, null, 27, 23, 27, null, null, null, null, null, null, null =&gt; cdunq103 // flail +2</text:p>
          </table:table-cell>
        </table:table-row>
        <table:table-row table:style-name="ro1">
          <table:table-cell table:formula="of:=CONCATENATE(;&quot;  &quot;;[$icons.$A106];&quot;, &quot;;[$icons.$B106];&quot;, &quot;;[$icons.$C106];&quot;, &quot;;[$icons.$D106];&quot;, &quot;;[$icons.$E106];&quot;, &quot;;[$icons.$F106];&quot;, &quot;;[$icons.$G106];&quot;, &quot;;[$icons.$H106];&quot;, &quot;;[$icons.$I106];&quot;, &quot;;[$icons.$J106];&quot;, &quot;;[$icons.$K106];&quot;, &quot;;[$icons.$L106];&quot;, &quot;;[$icons.$M106];&quot;, &quot;;[$icons.$N106];&quot;, &quot;;[$icons.$O106];&quot;, &quot;;[$icons.$P106];&quot;, &quot;;[$icons.$Q106];&quot;, &quot;;[$icons.$R106];&quot;, &quot;;[$icons.$S106];&quot;, &quot;;[$icons.$T106];&quot;, &quot;;[$icons.$U106];&quot;, &quot;;[$icons.$V106];&quot; =&gt; &quot;;[$icons.$A106];&quot; // &quot;;[$icons.$W106])" office:value-type="string" office:string-value="  cdunq104, null, null, uhalb1a, null, halb09, ihalb09, bg2, weapon, null, null, null, 27, 39, 27, null, null, null, null, null, null, null =&gt; cdunq104 // wave halberd" calcext:value-type="string">
            <text:p><text:s text:c="2"/>cdunq104, null, null, uhalb1a, null, halb09, ihalb09, bg2, weapon, null, null, null, 27, 39, 27, null, null, null, null, null, null, null =&gt; cdunq104 // wave halberd</text:p>
          </table:table-cell>
        </table:table-row>
        <table:table-row table:style-name="ro1">
          <table:table-cell table:formula="of:=CONCATENATE(;&quot;  &quot;;[$icons.$A107];&quot;, &quot;;[$icons.$B107];&quot;, &quot;;[$icons.$C107];&quot;, &quot;;[$icons.$D107];&quot;, &quot;;[$icons.$E107];&quot;, &quot;;[$icons.$F107];&quot;, &quot;;[$icons.$G107];&quot;, &quot;;[$icons.$H107];&quot;, &quot;;[$icons.$I107];&quot;, &quot;;[$icons.$J107];&quot;, &quot;;[$icons.$K107];&quot;, &quot;;[$icons.$L107];&quot;, &quot;;[$icons.$M107];&quot;, &quot;;[$icons.$N107];&quot;, &quot;;[$icons.$O107];&quot;, &quot;;[$icons.$P107];&quot;, &quot;;[$icons.$Q107];&quot;, &quot;;[$icons.$R107];&quot;, &quot;;[$icons.$S107];&quot;, &quot;;[$icons.$T107];&quot;, &quot;;[$icons.$U107];&quot;, &quot;;[$icons.$V107];&quot; =&gt; &quot;;[$icons.$A107];&quot; // &quot;;[$icons.$W107])" office:value-type="string" office:string-value="  cdunq105, null, null, uhalb2a, null, dwhalb01, idhalb01, bg2, weapon, null, null, null, 27, 23, 27, null, null, null, null, null, null, null =&gt; cdunq105 // drow halberd" calcext:value-type="string">
            <text:p><text:s text:c="2"/>cdunq105, null, null, uhalb2a, null, dwhalb01, idhalb01, bg2, weapon, null, null, null, 27, 23, 27, null, null, null, null, null, null, null =&gt; cdunq105 // drow halberd</text:p>
          </table:table-cell>
        </table:table-row>
        <table:table-row table:style-name="ro1">
          <table:table-cell table:formula="of:=CONCATENATE(;&quot;  &quot;;[$icons.$A108];&quot;, &quot;;[$icons.$B108];&quot;, &quot;;[$icons.$C108];&quot;, &quot;;[$icons.$D108];&quot;, &quot;;[$icons.$E108];&quot;, &quot;;[$icons.$F108];&quot;, &quot;;[$icons.$G108];&quot;, &quot;;[$icons.$H108];&quot;, &quot;;[$icons.$I108];&quot;, &quot;;[$icons.$J108];&quot;, &quot;;[$icons.$K108];&quot;, &quot;;[$icons.$L108];&quot;, &quot;;[$icons.$M108];&quot;, &quot;;[$icons.$N108];&quot;, &quot;;[$icons.$O108];&quot;, &quot;;[$icons.$P108];&quot;, &quot;;[$icons.$Q108];&quot;, &quot;;[$icons.$R108];&quot;, &quot;;[$icons.$S108];&quot;, &quot;;[$icons.$T108];&quot;, &quot;;[$icons.$U108];&quot;, &quot;;[$icons.$V108];&quot; =&gt; &quot;;[$icons.$A108];&quot; // &quot;;[$icons.$W108])" office:value-type="string" office:string-value="  cdunq106, null, null, uhalb2b, null, halb12, ihalb12, bg2, weapon, null, null, null, 27, 19, 27, null, null, null, null, null, null, null =&gt; cdunq106 // halberd +3" calcext:value-type="string">
            <text:p><text:s text:c="2"/>cdunq106, null, null, uhalb2b, null, halb12, ihalb12, bg2, weapon, null, null, null, 27, 19, 27, null, null, null, null, null, null, null =&gt; cdunq106 // halberd +3</text:p>
          </table:table-cell>
        </table:table-row>
        <table:table-row table:style-name="ro1">
          <table:table-cell table:formula="of:=CONCATENATE(;&quot;  &quot;;[$icons.$A109];&quot;, &quot;;[$icons.$B109];&quot;, &quot;;[$icons.$C109];&quot;, &quot;;[$icons.$D109];&quot;, &quot;;[$icons.$E109];&quot;, &quot;;[$icons.$F109];&quot;, &quot;;[$icons.$G109];&quot;, &quot;;[$icons.$H109];&quot;, &quot;;[$icons.$I109];&quot;, &quot;;[$icons.$J109];&quot;, &quot;;[$icons.$K109];&quot;, &quot;;[$icons.$L109];&quot;, &quot;;[$icons.$M109];&quot;, &quot;;[$icons.$N109];&quot;, &quot;;[$icons.$O109];&quot;, &quot;;[$icons.$P109];&quot;, &quot;;[$icons.$Q109];&quot;, &quot;;[$icons.$R109];&quot;, &quot;;[$icons.$S109];&quot;, &quot;;[$icons.$T109];&quot;, &quot;;[$icons.$U109];&quot;, &quot;;[$icons.$V109];&quot; =&gt; &quot;;[$icons.$A109];&quot; // &quot;;[$icons.$W109])" office:value-type="string" office:string-value="  cdunq107, null, null, uhalb2c, null, halb07, ihalb07, bg2, weapon, null, null, null, 30, 19, 30, null, null, null, null, null, null, null =&gt; cdunq107 // halberd +2" calcext:value-type="string">
            <text:p><text:s text:c="2"/>cdunq107, null, null, uhalb2c, null, halb07, ihalb07, bg2, weapon, null, null, null, 30, 19, 30, null, null, null, null, null, null, null =&gt; cdunq107 // halberd +2</text:p>
          </table:table-cell>
        </table:table-row>
        <table:table-row table:style-name="ro1">
          <table:table-cell table:formula="of:=CONCATENATE(;&quot;  &quot;;[$icons.$A110];&quot;, &quot;;[$icons.$B110];&quot;, &quot;;[$icons.$C110];&quot;, &quot;;[$icons.$D110];&quot;, &quot;;[$icons.$E110];&quot;, &quot;;[$icons.$F110];&quot;, &quot;;[$icons.$G110];&quot;, &quot;;[$icons.$H110];&quot;, &quot;;[$icons.$I110];&quot;, &quot;;[$icons.$J110];&quot;, &quot;;[$icons.$K110];&quot;, &quot;;[$icons.$L110];&quot;, &quot;;[$icons.$M110];&quot;, &quot;;[$icons.$N110];&quot;, &quot;;[$icons.$O110];&quot;, &quot;;[$icons.$P110];&quot;, &quot;;[$icons.$Q110];&quot;, &quot;;[$icons.$R110];&quot;, &quot;;[$icons.$S110];&quot;, &quot;;[$icons.$T110];&quot;, &quot;;[$icons.$U110];&quot;, &quot;;[$icons.$V110];&quot; =&gt; &quot;;[$icons.$A110];&quot; // &quot;;[$icons.$W110])" office:value-type="string" office:string-value="  cdunq108, null, null, uhalb3a, null, halb08, ihalb08, bg2, weapon, null, null, null, 96, 96, 96, null, null, null, null, null, null, null =&gt; cdunq108 // duskblade" calcext:value-type="string">
            <text:p><text:s text:c="2"/>cdunq108, null, null, uhalb3a, null, halb08, ihalb08, bg2, weapon, null, null, null, 96, 96, 96, null, null, null, null, null, null, null =&gt; cdunq108 // duskblade</text:p>
          </table:table-cell>
        </table:table-row>
        <table:table-row table:style-name="ro1">
          <table:table-cell table:formula="of:=CONCATENATE(;&quot;  &quot;;[$icons.$A111];&quot;, &quot;;[$icons.$B111];&quot;, &quot;;[$icons.$C111];&quot;, &quot;;[$icons.$D111];&quot;, &quot;;[$icons.$E111];&quot;, &quot;;[$icons.$F111];&quot;, &quot;;[$icons.$G111];&quot;, &quot;;[$icons.$H111];&quot;, &quot;;[$icons.$I111];&quot;, &quot;;[$icons.$J111];&quot;, &quot;;[$icons.$K111];&quot;, &quot;;[$icons.$L111];&quot;, &quot;;[$icons.$M111];&quot;, &quot;;[$icons.$N111];&quot;, &quot;;[$icons.$O111];&quot;, &quot;;[$icons.$P111];&quot;, &quot;;[$icons.$Q111];&quot;, &quot;;[$icons.$R111];&quot;, &quot;;[$icons.$S111];&quot;, &quot;;[$icons.$T111];&quot;, &quot;;[$icons.$U111];&quot;, &quot;;[$icons.$V111];&quot; =&gt; &quot;;[$icons.$A111];&quot; // &quot;;[$icons.$W111])" office:value-type="string" office:string-value="  cdunq109, null, null, uhalb3b, null, halb06, ihalb06, bg2, weapon, null, null, null, 27, 29, 27, null, null, null, null, null, null, null =&gt; cdunq109 // blackmist" calcext:value-type="string">
            <text:p><text:s text:c="2"/>cdunq109, null, null, uhalb3b, null, halb06, ihalb06, bg2, weapon, null, null, null, 27, 29, 27, null, null, null, null, null, null, null =&gt; cdunq109 // blackmist</text:p>
          </table:table-cell>
        </table:table-row>
        <table:table-row table:style-name="ro1">
          <table:table-cell table:formula="of:=CONCATENATE(;&quot;  &quot;;[$icons.$A112];&quot;, &quot;;[$icons.$B112];&quot;, &quot;;[$icons.$C112];&quot;, &quot;;[$icons.$D112];&quot;, &quot;;[$icons.$E112];&quot;, &quot;;[$icons.$F112];&quot;, &quot;;[$icons.$G112];&quot;, &quot;;[$icons.$H112];&quot;, &quot;;[$icons.$I112];&quot;, &quot;;[$icons.$J112];&quot;, &quot;;[$icons.$K112];&quot;, &quot;;[$icons.$L112];&quot;, &quot;;[$icons.$M112];&quot;, &quot;;[$icons.$N112];&quot;, &quot;;[$icons.$O112];&quot;, &quot;;[$icons.$P112];&quot;, &quot;;[$icons.$Q112];&quot;, &quot;;[$icons.$R112];&quot;, &quot;;[$icons.$S112];&quot;, &quot;;[$icons.$T112];&quot;, &quot;;[$icons.$U112];&quot;, &quot;;[$icons.$V112];&quot; =&gt; &quot;;[$icons.$A112];&quot; // &quot;;[$icons.$W112])" office:value-type="string" office:string-value="  cdunq110, null, null, uhalb3c, null, halb02, ihalb02, bg2, weapon, null, null, null, 96, 23, 96, null, null, null, null, null, null, null =&gt; cdunq110 // recolored ihalb02 (red)" calcext:value-type="string">
            <text:p><text:s text:c="2"/>cdunq110, null, null, uhalb3c, null, halb02, ihalb02, bg2, weapon, null, null, null, 96, 23, 96, null, null, null, null, null, null, null =&gt; cdunq110 // recolored ihalb02 (red)</text:p>
          </table:table-cell>
        </table:table-row>
        <table:table-row table:style-name="ro1">
          <table:table-cell table:formula="of:=CONCATENATE(;&quot;  &quot;;[$icons.$A113];&quot;, &quot;;[$icons.$B113];&quot;, &quot;;[$icons.$C113];&quot;, &quot;;[$icons.$D113];&quot;, &quot;;[$icons.$E113];&quot;, &quot;;[$icons.$F113];&quot;, &quot;;[$icons.$G113];&quot;, &quot;;[$icons.$H113];&quot;, &quot;;[$icons.$I113];&quot;, &quot;;[$icons.$J113];&quot;, &quot;;[$icons.$K113];&quot;, &quot;;[$icons.$L113];&quot;, &quot;;[$icons.$M113];&quot;, &quot;;[$icons.$N113];&quot;, &quot;;[$icons.$O113];&quot;, &quot;;[$icons.$P113];&quot;, &quot;;[$icons.$Q113];&quot;, &quot;;[$icons.$R113];&quot;, &quot;;[$icons.$S113];&quot;, &quot;;[$icons.$T113];&quot;, &quot;;[$icons.$U113];&quot;, &quot;;[$icons.$V113];&quot; =&gt; &quot;;[$icons.$A113];&quot; // &quot;;[$icons.$W113])" office:value-type="string" office:string-value="  cdunq111, null, null, uhalb4a, null, halb04, ihalb04, bg2, weapon, null, null, null, 33, 33, 33, null, null, null, null, null, null, null =&gt; cdunq111 // dragon's bane" calcext:value-type="string">
            <text:p><text:s text:c="2"/>cdunq111, null, null, uhalb4a, null, halb04, ihalb04, bg2, weapon, null, null, null, 33, 33, 33, null, null, null, null, null, null, null =&gt; cdunq111 // dragon's bane</text:p>
          </table:table-cell>
        </table:table-row>
        <table:table-row table:style-name="ro1">
          <table:table-cell table:formula="of:=CONCATENATE(;&quot;  &quot;;[$icons.$A114];&quot;, &quot;;[$icons.$B114];&quot;, &quot;;[$icons.$C114];&quot;, &quot;;[$icons.$D114];&quot;, &quot;;[$icons.$E114];&quot;, &quot;;[$icons.$F114];&quot;, &quot;;[$icons.$G114];&quot;, &quot;;[$icons.$H114];&quot;, &quot;;[$icons.$I114];&quot;, &quot;;[$icons.$J114];&quot;, &quot;;[$icons.$K114];&quot;, &quot;;[$icons.$L114];&quot;, &quot;;[$icons.$M114];&quot;, &quot;;[$icons.$N114];&quot;, &quot;;[$icons.$O114];&quot;, &quot;;[$icons.$P114];&quot;, &quot;;[$icons.$Q114];&quot;, &quot;;[$icons.$R114];&quot;, &quot;;[$icons.$S114];&quot;, &quot;;[$icons.$T114];&quot;, &quot;;[$icons.$U114];&quot;, &quot;;[$icons.$V114];&quot; =&gt; &quot;;[$icons.$A114];&quot; // &quot;;[$icons.$W114])" office:value-type="string" office:string-value="  cdunq112, null, null, uhalb4b, null, halb10, ihalb10, bg2, weapon, null, null, null, 27, 99, 27, null, null, null, null, null, null, null =&gt; cdunq112 // ravager" calcext:value-type="string">
            <text:p><text:s text:c="2"/>cdunq112, null, null, uhalb4b, null, halb10, ihalb10, bg2, weapon, null, null, null, 27, 99, 27, null, null, null, null, null, null, null =&gt; cdunq112 // ravager</text:p>
          </table:table-cell>
        </table:table-row>
        <table:table-row table:style-name="ro1">
          <table:table-cell table:formula="of:=CONCATENATE(;&quot;  &quot;;[$icons.$A115];&quot;, &quot;;[$icons.$B115];&quot;, &quot;;[$icons.$C115];&quot;, &quot;;[$icons.$D115];&quot;, &quot;;[$icons.$E115];&quot;, &quot;;[$icons.$F115];&quot;, &quot;;[$icons.$G115];&quot;, &quot;;[$icons.$H115];&quot;, &quot;;[$icons.$I115];&quot;, &quot;;[$icons.$J115];&quot;, &quot;;[$icons.$K115];&quot;, &quot;;[$icons.$L115];&quot;, &quot;;[$icons.$M115];&quot;, &quot;;[$icons.$N115];&quot;, &quot;;[$icons.$O115];&quot;, &quot;;[$icons.$P115];&quot;, &quot;;[$icons.$Q115];&quot;, &quot;;[$icons.$R115];&quot;, &quot;;[$icons.$S115];&quot;, &quot;;[$icons.$T115];&quot;, &quot;;[$icons.$U115];&quot;, &quot;;[$icons.$V115];&quot; =&gt; &quot;;[$icons.$A115];&quot; // &quot;;[$icons.$W115])" office:value-type="string" office:string-value="  cdunq113, null, null, uhalb5a, null, halb05, ihalb05, bg2, weapon, null, null, null, 10, 10, 10, null, null, null, null, null, null, null =&gt; cdunq113 // dragon's breath" calcext:value-type="string">
            <text:p><text:s text:c="2"/>cdunq113, null, null, uhalb5a, null, halb05, ihalb05, bg2, weapon, null, null, null, 10, 10, 10, null, null, null, null, null, null, null =&gt; cdunq113 // dragon's breath</text:p>
          </table:table-cell>
        </table:table-row>
        <table:table-row table:style-name="ro1">
          <table:table-cell table:formula="of:=CONCATENATE(;&quot;  &quot;;[$icons.$A116];&quot;, &quot;;[$icons.$B116];&quot;, &quot;;[$icons.$C116];&quot;, &quot;;[$icons.$D116];&quot;, &quot;;[$icons.$E116];&quot;, &quot;;[$icons.$F116];&quot;, &quot;;[$icons.$G116];&quot;, &quot;;[$icons.$H116];&quot;, &quot;;[$icons.$I116];&quot;, &quot;;[$icons.$J116];&quot;, &quot;;[$icons.$K116];&quot;, &quot;;[$icons.$L116];&quot;, &quot;;[$icons.$M116];&quot;, &quot;;[$icons.$N116];&quot;, &quot;;[$icons.$O116];&quot;, &quot;;[$icons.$P116];&quot;, &quot;;[$icons.$Q116];&quot;, &quot;;[$icons.$R116];&quot;, &quot;;[$icons.$S116];&quot;, &quot;;[$icons.$T116];&quot;, &quot;;[$icons.$U116];&quot;, &quot;;[$icons.$V116];&quot; =&gt; &quot;;[$icons.$A116];&quot; // &quot;;[$icons.$W116])" office:value-type="string" office:string-value="  cdunq114, null, null, uhxbw2a, null, xbow07, ixbow07, bg2, weapon, null, null, null, 6, 95, 6, null, null, null, null, null, null, null =&gt; cdunq114 // heavy crossbow +2" calcext:value-type="string">
            <text:p><text:s text:c="2"/>cdunq114, null, null, uhxbw2a, null, xbow07, ixbow07, bg2, weapon, null, null, null, 6, 95, 6, null, null, null, null, null, null, null =&gt; cdunq114 // heavy crossbow +2</text:p>
          </table:table-cell>
        </table:table-row>
        <table:table-row table:style-name="ro1">
          <table:table-cell table:formula="of:=CONCATENATE(;&quot;  &quot;;[$icons.$A117];&quot;, &quot;;[$icons.$B117];&quot;, &quot;;[$icons.$C117];&quot;, &quot;;[$icons.$D117];&quot;, &quot;;[$icons.$E117];&quot;, &quot;;[$icons.$F117];&quot;, &quot;;[$icons.$G117];&quot;, &quot;;[$icons.$H117];&quot;, &quot;;[$icons.$I117];&quot;, &quot;;[$icons.$J117];&quot;, &quot;;[$icons.$K117];&quot;, &quot;;[$icons.$L117];&quot;, &quot;;[$icons.$M117];&quot;, &quot;;[$icons.$N117];&quot;, &quot;;[$icons.$O117];&quot;, &quot;;[$icons.$P117];&quot;, &quot;;[$icons.$Q117];&quot;, &quot;;[$icons.$R117];&quot;, &quot;;[$icons.$S117];&quot;, &quot;;[$icons.$T117];&quot;, &quot;;[$icons.$U117];&quot;, &quot;;[$icons.$V117];&quot; =&gt; &quot;;[$icons.$A117];&quot; // &quot;;[$icons.$W117])" office:value-type="string" office:string-value="  cdunq115, null, null, uhxbw3a, null, xbow18, ixbow18, bg2, weapon, null, null, null, 44, 46, 50, null, null, null, null, null, null, null =&gt; cdunq115 // light crossbow +3" calcext:value-type="string">
            <text:p><text:s text:c="2"/>cdunq115, null, null, uhxbw3a, null, xbow18, ixbow18, bg2, weapon, null, null, null, 44, 46, 50, null, null, null, null, null, null, null =&gt; cdunq115 // light crossbow +3</text:p>
          </table:table-cell>
        </table:table-row>
        <table:table-row table:style-name="ro1">
          <table:table-cell table:formula="of:=CONCATENATE(;&quot;  &quot;;[$icons.$A118];&quot;, &quot;;[$icons.$B118];&quot;, &quot;;[$icons.$C118];&quot;, &quot;;[$icons.$D118];&quot;, &quot;;[$icons.$E118];&quot;, &quot;;[$icons.$F118];&quot;, &quot;;[$icons.$G118];&quot;, &quot;;[$icons.$H118];&quot;, &quot;;[$icons.$I118];&quot;, &quot;;[$icons.$J118];&quot;, &quot;;[$icons.$K118];&quot;, &quot;;[$icons.$L118];&quot;, &quot;;[$icons.$M118];&quot;, &quot;;[$icons.$N118];&quot;, &quot;;[$icons.$O118];&quot;, &quot;;[$icons.$P118];&quot;, &quot;;[$icons.$Q118];&quot;, &quot;;[$icons.$R118];&quot;, &quot;;[$icons.$S118];&quot;, &quot;;[$icons.$T118];&quot;, &quot;;[$icons.$U118];&quot;, &quot;;[$icons.$V118];&quot; =&gt; &quot;;[$icons.$A118];&quot; // &quot;;[$icons.$W118])" office:value-type="string" office:string-value="  cdunq116, null, null, uhxbw3b, null, xbow17, ixbow17, bg2, weapon, null, null, null, 31, 50, 50, null, null, null, null, null, null, null =&gt; cdunq116 // heavy crossbow +3" calcext:value-type="string">
            <text:p><text:s text:c="2"/>cdunq116, null, null, uhxbw3b, null, xbow17, ixbow17, bg2, weapon, null, null, null, 31, 50, 50, null, null, null, null, null, null, null =&gt; cdunq116 // heavy crossbow +3</text:p>
          </table:table-cell>
        </table:table-row>
        <table:table-row table:style-name="ro1">
          <table:table-cell table:formula="of:=CONCATENATE(;&quot;  &quot;;[$icons.$A119];&quot;, &quot;;[$icons.$B119];&quot;, &quot;;[$icons.$C119];&quot;, &quot;;[$icons.$D119];&quot;, &quot;;[$icons.$E119];&quot;, &quot;;[$icons.$F119];&quot;, &quot;;[$icons.$G119];&quot;, &quot;;[$icons.$H119];&quot;, &quot;;[$icons.$I119];&quot;, &quot;;[$icons.$J119];&quot;, &quot;;[$icons.$K119];&quot;, &quot;;[$icons.$L119];&quot;, &quot;;[$icons.$M119];&quot;, &quot;;[$icons.$N119];&quot;, &quot;;[$icons.$O119];&quot;, &quot;;[$icons.$P119];&quot;, &quot;;[$icons.$Q119];&quot;, &quot;;[$icons.$R119];&quot;, &quot;;[$icons.$S119];&quot;, &quot;;[$icons.$T119];&quot;, &quot;;[$icons.$U119];&quot;, &quot;;[$icons.$V119];&quot; =&gt; &quot;;[$icons.$A119];&quot; // &quot;;[$icons.$W119])" office:value-type="string" office:string-value="  cdunq117, null, null, uhxbw4a, null, xbow08, ixbow08, bg2, weapon, null, null, null, 50, 39, 50, null, null, null, null, null, null, null =&gt; cdunq117 // giant hair crossbow +3" calcext:value-type="string">
            <text:p><text:s text:c="2"/>cdunq117, null, null, uhxbw4a, null, xbow08, ixbow08, bg2, weapon, null, null, null, 50, 39, 50, null, null, null, null, null, null, null =&gt; cdunq117 // giant hair crossbow +3</text:p>
          </table:table-cell>
        </table:table-row>
        <table:table-row table:style-name="ro1">
          <table:table-cell table:formula="of:=CONCATENATE(;&quot;  &quot;;[$icons.$A120];&quot;, &quot;;[$icons.$B120];&quot;, &quot;;[$icons.$C120];&quot;, &quot;;[$icons.$D120];&quot;, &quot;;[$icons.$E120];&quot;, &quot;;[$icons.$F120];&quot;, &quot;;[$icons.$G120];&quot;, &quot;;[$icons.$H120];&quot;, &quot;;[$icons.$I120];&quot;, &quot;;[$icons.$J120];&quot;, &quot;;[$icons.$K120];&quot;, &quot;;[$icons.$L120];&quot;, &quot;;[$icons.$M120];&quot;, &quot;;[$icons.$N120];&quot;, &quot;;[$icons.$O120];&quot;, &quot;;[$icons.$P120];&quot;, &quot;;[$icons.$Q120];&quot;, &quot;;[$icons.$R120];&quot;, &quot;;[$icons.$S120];&quot;, &quot;;[$icons.$T120];&quot;, &quot;;[$icons.$U120];&quot;, &quot;;[$icons.$V120];&quot; =&gt; &quot;;[$icons.$A120];&quot; // &quot;;[$icons.$W120])" office:value-type="string" office:string-value="  cdunq118, null, null, uhxbw5a, null, xbow14, ixbow14, bg2, weapon, null, null, null, 38, 33, 23, null, null, null, null, null, null, null =&gt; cdunq118 // heavy crossbow of searing +1" calcext:value-type="string">
            <text:p><text:s text:c="2"/>cdunq118, null, null, uhxbw5a, null, xbow14, ixbow14, bg2, weapon, null, null, null, 38, 33, 23, null, null, null, null, null, null, null =&gt; cdunq118 // heavy crossbow of searing +1</text:p>
          </table:table-cell>
        </table:table-row>
        <table:table-row table:style-name="ro1">
          <table:table-cell table:formula="of:=CONCATENATE(;&quot;  &quot;;[$icons.$A121];&quot;, &quot;;[$icons.$B121];&quot;, &quot;;[$icons.$C121];&quot;, &quot;;[$icons.$D121];&quot;, &quot;;[$icons.$E121];&quot;, &quot;;[$icons.$F121];&quot;, &quot;;[$icons.$G121];&quot;, &quot;;[$icons.$H121];&quot;, &quot;;[$icons.$I121];&quot;, &quot;;[$icons.$J121];&quot;, &quot;;[$icons.$K121];&quot;, &quot;;[$icons.$L121];&quot;, &quot;;[$icons.$M121];&quot;, &quot;;[$icons.$N121];&quot;, &quot;;[$icons.$O121];&quot;, &quot;;[$icons.$P121];&quot;, &quot;;[$icons.$Q121];&quot;, &quot;;[$icons.$R121];&quot;, &quot;;[$icons.$S121];&quot;, &quot;;[$icons.$T121];&quot;, &quot;;[$icons.$U121];&quot;, &quot;;[$icons.$V121];&quot; =&gt; &quot;;[$icons.$A121];&quot; // &quot;;[$icons.$W121])" office:value-type="string" office:string-value="  cdunq119, null, null, ulbow1a, null, bow11, ibow11, bg2, weapon, null, null, null, 13, 16, null, null, null, null, null, null, null, null =&gt; cdunq119 // strong arm +2" calcext:value-type="string">
            <text:p><text:s text:c="2"/>cdunq119, null, null, ulbow1a, null, bow11, ibow11, bg2, weapon, null, null, null, 13, 16, null, null, null, null, null, null, null, null =&gt; cdunq119 // strong arm +2</text:p>
          </table:table-cell>
        </table:table-row>
        <table:table-row table:style-name="ro1">
          <table:table-cell table:formula="of:=CONCATENATE(;&quot;  &quot;;[$icons.$A122];&quot;, &quot;;[$icons.$B122];&quot;, &quot;;[$icons.$C122];&quot;, &quot;;[$icons.$D122];&quot;, &quot;;[$icons.$E122];&quot;, &quot;;[$icons.$F122];&quot;, &quot;;[$icons.$G122];&quot;, &quot;;[$icons.$H122];&quot;, &quot;;[$icons.$I122];&quot;, &quot;;[$icons.$J122];&quot;, &quot;;[$icons.$K122];&quot;, &quot;;[$icons.$L122];&quot;, &quot;;[$icons.$M122];&quot;, &quot;;[$icons.$N122];&quot;, &quot;;[$icons.$O122];&quot;, &quot;;[$icons.$P122];&quot;, &quot;;[$icons.$Q122];&quot;, &quot;;[$icons.$R122];&quot;, &quot;;[$icons.$S122];&quot;, &quot;;[$icons.$T122];&quot;, &quot;;[$icons.$U122];&quot;, &quot;;[$icons.$V122];&quot; =&gt; &quot;;[$icons.$A122];&quot; // &quot;;[$icons.$W122])" office:value-type="string" office:string-value="  cdunq120, null, null, ulbow2a, null, bow20, ibow20, bg2, weapon, null, null, null, 49, 104, null, null, null, null, null, null, null, null =&gt; cdunq120 // darkfire" calcext:value-type="string">
            <text:p><text:s text:c="2"/>cdunq120, null, null, ulbow2a, null, bow20, ibow20, bg2, weapon, null, null, null, 49, 104, null, null, null, null, null, null, null, null =&gt; cdunq120 // darkfire</text:p>
          </table:table-cell>
        </table:table-row>
        <table:table-row table:style-name="ro1">
          <table:table-cell table:formula="of:=CONCATENATE(;&quot;  &quot;;[$icons.$A123];&quot;, &quot;;[$icons.$B123];&quot;, &quot;;[$icons.$C123];&quot;, &quot;;[$icons.$D123];&quot;, &quot;;[$icons.$E123];&quot;, &quot;;[$icons.$F123];&quot;, &quot;;[$icons.$G123];&quot;, &quot;;[$icons.$H123];&quot;, &quot;;[$icons.$I123];&quot;, &quot;;[$icons.$J123];&quot;, &quot;;[$icons.$K123];&quot;, &quot;;[$icons.$L123];&quot;, &quot;;[$icons.$M123];&quot;, &quot;;[$icons.$N123];&quot;, &quot;;[$icons.$O123];&quot;, &quot;;[$icons.$P123];&quot;, &quot;;[$icons.$Q123];&quot;, &quot;;[$icons.$R123];&quot;, &quot;;[$icons.$S123];&quot;, &quot;;[$icons.$T123];&quot;, &quot;;[$icons.$U123];&quot;, &quot;;[$icons.$V123];&quot; =&gt; &quot;;[$icons.$A123];&quot; // &quot;;[$icons.$W123])" office:value-type="string" office:string-value="  cdunq121, null, null, ulbow2b, null, bow12, ibow12, bg2, weapon, null, null, null, 65, 103, null, null, null, null, null, null, null, null =&gt; cdunq121 // elven court bow" calcext:value-type="string">
            <text:p><text:s text:c="2"/>cdunq121, null, null, ulbow2b, null, bow12, ibow12, bg2, weapon, null, null, null, 65, 103, null, null, null, null, null, null, null, null =&gt; cdunq121 // elven court bow</text:p>
          </table:table-cell>
        </table:table-row>
        <table:table-row table:style-name="ro1">
          <table:table-cell table:formula="of:=CONCATENATE(;&quot;  &quot;;[$icons.$A124];&quot;, &quot;;[$icons.$B124];&quot;, &quot;;[$icons.$C124];&quot;, &quot;;[$icons.$D124];&quot;, &quot;;[$icons.$E124];&quot;, &quot;;[$icons.$F124];&quot;, &quot;;[$icons.$G124];&quot;, &quot;;[$icons.$H124];&quot;, &quot;;[$icons.$I124];&quot;, &quot;;[$icons.$J124];&quot;, &quot;;[$icons.$K124];&quot;, &quot;;[$icons.$L124];&quot;, &quot;;[$icons.$M124];&quot;, &quot;;[$icons.$N124];&quot;, &quot;;[$icons.$O124];&quot;, &quot;;[$icons.$P124];&quot;, &quot;;[$icons.$Q124];&quot;, &quot;;[$icons.$R124];&quot;, &quot;;[$icons.$S124];&quot;, &quot;;[$icons.$T124];&quot;, &quot;;[$icons.$U124];&quot;, &quot;;[$icons.$V124];&quot; =&gt; &quot;;[$icons.$A124];&quot; // &quot;;[$icons.$W124])" office:value-type="string" office:string-value="  cdunq122, null, null, ulbow3a, null, bow17, ibow17, bg2, weapon, null, null, null, 65, 95, null, null, null, null, null, null, null, null =&gt; cdunq122 // long bow +2" calcext:value-type="string">
            <text:p><text:s text:c="2"/>cdunq122, null, null, ulbow3a, null, bow17, ibow17, bg2, weapon, null, null, null, 65, 95, null, null, null, null, null, null, null, null =&gt; cdunq122 // long bow +2</text:p>
          </table:table-cell>
        </table:table-row>
        <table:table-row table:style-name="ro1">
          <table:table-cell table:formula="of:=CONCATENATE(;&quot;  &quot;;[$icons.$A125];&quot;, &quot;;[$icons.$B125];&quot;, &quot;;[$icons.$C125];&quot;, &quot;;[$icons.$D125];&quot;, &quot;;[$icons.$E125];&quot;, &quot;;[$icons.$F125];&quot;, &quot;;[$icons.$G125];&quot;, &quot;;[$icons.$H125];&quot;, &quot;;[$icons.$I125];&quot;, &quot;;[$icons.$J125];&quot;, &quot;;[$icons.$K125];&quot;, &quot;;[$icons.$L125];&quot;, &quot;;[$icons.$M125];&quot;, &quot;;[$icons.$N125];&quot;, &quot;;[$icons.$O125];&quot;, &quot;;[$icons.$P125];&quot;, &quot;;[$icons.$Q125];&quot;, &quot;;[$icons.$R125];&quot;, &quot;;[$icons.$S125];&quot;, &quot;;[$icons.$T125];&quot;, &quot;;[$icons.$U125];&quot;, &quot;;[$icons.$V125];&quot; =&gt; &quot;;[$icons.$A125];&quot; // &quot;;[$icons.$W125])" office:value-type="string" office:string-value="  cdunq123, null, null, ulbow3c, null, bow22, ibow22, bg2, weapon, null, null, null, 65, 50, null, null, null, null, null, null, null, null =&gt; cdunq123 // taralash" calcext:value-type="string">
            <text:p><text:s text:c="2"/>cdunq123, null, null, ulbow3c, null, bow22, ibow22, bg2, weapon, null, null, null, 65, 50, null, null, null, null, null, null, null, null =&gt; cdunq123 // taralash</text:p>
          </table:table-cell>
        </table:table-row>
        <table:table-row table:style-name="ro1">
          <table:table-cell table:formula="of:=CONCATENATE(;&quot;  &quot;;[$icons.$A126];&quot;, &quot;;[$icons.$B126];&quot;, &quot;;[$icons.$C126];&quot;, &quot;;[$icons.$D126];&quot;, &quot;;[$icons.$E126];&quot;, &quot;;[$icons.$F126];&quot;, &quot;;[$icons.$G126];&quot;, &quot;;[$icons.$H126];&quot;, &quot;;[$icons.$I126];&quot;, &quot;;[$icons.$J126];&quot;, &quot;;[$icons.$K126];&quot;, &quot;;[$icons.$L126];&quot;, &quot;;[$icons.$M126];&quot;, &quot;;[$icons.$N126];&quot;, &quot;;[$icons.$O126];&quot;, &quot;;[$icons.$P126];&quot;, &quot;;[$icons.$Q126];&quot;, &quot;;[$icons.$R126];&quot;, &quot;;[$icons.$S126];&quot;, &quot;;[$icons.$T126];&quot;, &quot;;[$icons.$U126];&quot;, &quot;;[$icons.$V126];&quot; =&gt; &quot;;[$icons.$A126];&quot; // &quot;;[$icons.$W126])" office:value-type="string" office:string-value="  cdunq124, null, null, ulbow4a, null, bow24, ibow24, bg2, weapon, null, null, null, 42, 47, null, null, null, null, null, null, null, null =&gt; cdunq124 // composite long bow +3" calcext:value-type="string">
            <text:p><text:s text:c="2"/>cdunq124, null, null, ulbow4a, null, bow24, ibow24, bg2, weapon, null, null, null, 42, 47, null, null, null, null, null, null, null, null =&gt; cdunq124 // composite long bow +3</text:p>
          </table:table-cell>
        </table:table-row>
        <table:table-row table:style-name="ro1">
          <table:table-cell table:formula="of:=CONCATENATE(;&quot;  &quot;;[$icons.$A127];&quot;, &quot;;[$icons.$B127];&quot;, &quot;;[$icons.$C127];&quot;, &quot;;[$icons.$D127];&quot;, &quot;;[$icons.$E127];&quot;, &quot;;[$icons.$F127];&quot;, &quot;;[$icons.$G127];&quot;, &quot;;[$icons.$H127];&quot;, &quot;;[$icons.$I127];&quot;, &quot;;[$icons.$J127];&quot;, &quot;;[$icons.$K127];&quot;, &quot;;[$icons.$L127];&quot;, &quot;;[$icons.$M127];&quot;, &quot;;[$icons.$N127];&quot;, &quot;;[$icons.$O127];&quot;, &quot;;[$icons.$P127];&quot;, &quot;;[$icons.$Q127];&quot;, &quot;;[$icons.$R127];&quot;, &quot;;[$icons.$S127];&quot;, &quot;;[$icons.$T127];&quot;, &quot;;[$icons.$U127];&quot;, &quot;;[$icons.$V127];&quot; =&gt; &quot;;[$icons.$A127];&quot; // &quot;;[$icons.$W127])" office:value-type="string" office:string-value="  cdunq125, null, null, ulbow4b, null, bow25, ibow25, bg2, weapon, null, null, null, 49, 50, null, null, null, null, null, null, null, null =&gt; cdunq125 // long bow +3" calcext:value-type="string">
            <text:p><text:s text:c="2"/>cdunq125, null, null, ulbow4b, null, bow25, ibow25, bg2, weapon, null, null, null, 49, 50, null, null, null, null, null, null, null, null =&gt; cdunq125 // long bow +3</text:p>
          </table:table-cell>
        </table:table-row>
        <table:table-row table:style-name="ro1">
          <table:table-cell table:formula="of:=CONCATENATE(;&quot;  &quot;;[$icons.$A128];&quot;, &quot;;[$icons.$B128];&quot;, &quot;;[$icons.$C128];&quot;, &quot;;[$icons.$D128];&quot;, &quot;;[$icons.$E128];&quot;, &quot;;[$icons.$F128];&quot;, &quot;;[$icons.$G128];&quot;, &quot;;[$icons.$H128];&quot;, &quot;;[$icons.$I128];&quot;, &quot;;[$icons.$J128];&quot;, &quot;;[$icons.$K128];&quot;, &quot;;[$icons.$L128];&quot;, &quot;;[$icons.$M128];&quot;, &quot;;[$icons.$N128];&quot;, &quot;;[$icons.$O128];&quot;, &quot;;[$icons.$P128];&quot;, &quot;;[$icons.$Q128];&quot;, &quot;;[$icons.$R128];&quot;, &quot;;[$icons.$S128];&quot;, &quot;;[$icons.$T128];&quot;, &quot;;[$icons.$U128];&quot;, &quot;;[$icons.$V128];&quot; =&gt; &quot;;[$icons.$A128];&quot; // &quot;;[$icons.$W128])" office:value-type="string" office:string-value="  cdunq126, null, null, ulbow5a, null, bow13, ibow13, bg2, weapon, null, null, null, 65, 96, null, null, null, null, null, null, null, null =&gt; cdunq126 // mana bow" calcext:value-type="string">
            <text:p><text:s text:c="2"/>cdunq126, null, null, ulbow5a, null, bow13, ibow13, bg2, weapon, null, null, null, 65, 96, null, null, null, null, null, null, null, null =&gt; cdunq126 // mana bow</text:p>
          </table:table-cell>
        </table:table-row>
        <table:table-row table:style-name="ro1">
          <table:table-cell table:formula="of:=CONCATENATE(;&quot;  &quot;;[$icons.$A129];&quot;, &quot;;[$icons.$B129];&quot;, &quot;;[$icons.$C129];&quot;, &quot;;[$icons.$D129];&quot;, &quot;;[$icons.$E129];&quot;, &quot;;[$icons.$F129];&quot;, &quot;;[$icons.$G129];&quot;, &quot;;[$icons.$H129];&quot;, &quot;;[$icons.$I129];&quot;, &quot;;[$icons.$J129];&quot;, &quot;;[$icons.$K129];&quot;, &quot;;[$icons.$L129];&quot;, &quot;;[$icons.$M129];&quot;, &quot;;[$icons.$N129];&quot;, &quot;;[$icons.$O129];&quot;, &quot;;[$icons.$P129];&quot;, &quot;;[$icons.$Q129];&quot;, &quot;;[$icons.$R129];&quot;, &quot;;[$icons.$S129];&quot;, &quot;;[$icons.$T129];&quot;, &quot;;[$icons.$U129];&quot;, &quot;;[$icons.$V129];&quot; =&gt; &quot;;[$icons.$A129];&quot; // &quot;;[$icons.$W129])" office:value-type="string" office:string-value="  cdunq127, null, null, ulswd1a, null, sw1h73, isw1h73, bg2, weapon, null, null, null, 29, 31, 27, null, null, null, null, null, null, null =&gt; cdunq127 // long sword +3" calcext:value-type="string">
            <text:p><text:s text:c="2"/>cdunq127, null, null, ulswd1a, null, sw1h73, isw1h73, bg2, weapon, null, null, null, 29, 31, 27, null, null, null, null, null, null, null =&gt; cdunq127 // long sword +3</text:p>
          </table:table-cell>
        </table:table-row>
        <table:table-row table:style-name="ro1">
          <table:table-cell table:formula="of:=CONCATENATE(;&quot;  &quot;;[$icons.$A130];&quot;, &quot;;[$icons.$B130];&quot;, &quot;;[$icons.$C130];&quot;, &quot;;[$icons.$D130];&quot;, &quot;;[$icons.$E130];&quot;, &quot;;[$icons.$F130];&quot;, &quot;;[$icons.$G130];&quot;, &quot;;[$icons.$H130];&quot;, &quot;;[$icons.$I130];&quot;, &quot;;[$icons.$J130];&quot;, &quot;;[$icons.$K130];&quot;, &quot;;[$icons.$L130];&quot;, &quot;;[$icons.$M130];&quot;, &quot;;[$icons.$N130];&quot;, &quot;;[$icons.$O130];&quot;, &quot;;[$icons.$P130];&quot;, &quot;;[$icons.$Q130];&quot;, &quot;;[$icons.$R130];&quot;, &quot;;[$icons.$S130];&quot;, &quot;;[$icons.$T130];&quot;, &quot;;[$icons.$U130];&quot;, &quot;;[$icons.$V130];&quot; =&gt; &quot;;[$icons.$A130];&quot; // &quot;;[$icons.$W130])" office:value-type="string" office:string-value="  cdunq128, null, null, ulswd2a, null, sw1h36, isw1h36, bg2, weapon, null, null, null, 35, 34, 27, null, null, null, null, null, null, null =&gt; cdunq128 // namarra" calcext:value-type="string">
            <text:p><text:s text:c="2"/>cdunq128, null, null, ulswd2a, null, sw1h36, isw1h36, bg2, weapon, null, null, null, 35, 34, 27, null, null, null, null, null, null, null =&gt; cdunq128 // namarra</text:p>
          </table:table-cell>
        </table:table-row>
        <table:table-row table:style-name="ro1">
          <table:table-cell table:formula="of:=CONCATENATE(;&quot;  &quot;;[$icons.$A131];&quot;, &quot;;[$icons.$B131];&quot;, &quot;;[$icons.$C131];&quot;, &quot;;[$icons.$D131];&quot;, &quot;;[$icons.$E131];&quot;, &quot;;[$icons.$F131];&quot;, &quot;;[$icons.$G131];&quot;, &quot;;[$icons.$H131];&quot;, &quot;;[$icons.$I131];&quot;, &quot;;[$icons.$J131];&quot;, &quot;;[$icons.$K131];&quot;, &quot;;[$icons.$L131];&quot;, &quot;;[$icons.$M131];&quot;, &quot;;[$icons.$N131];&quot;, &quot;;[$icons.$O131];&quot;, &quot;;[$icons.$P131];&quot;, &quot;;[$icons.$Q131];&quot;, &quot;;[$icons.$R131];&quot;, &quot;;[$icons.$S131];&quot;, &quot;;[$icons.$T131];&quot;, &quot;;[$icons.$U131];&quot;, &quot;;[$icons.$V131];&quot; =&gt; &quot;;[$icons.$A131];&quot; // &quot;;[$icons.$W131])" office:value-type="string" office:string-value="  cdunq129, null, null, ulswd2b, null, sw1h40, isw1h40, bg2, weapon, null, null, null, 46, 47, 27, null, null, null, null, null, null, null =&gt; cdunq129 // blade of roses" calcext:value-type="string">
            <text:p><text:s text:c="2"/>cdunq129, null, null, ulswd2b, null, sw1h40, isw1h40, bg2, weapon, null, null, null, 46, 47, 27, null, null, null, null, null, null, null =&gt; cdunq129 // blade of roses</text:p>
          </table:table-cell>
        </table:table-row>
        <table:table-row table:style-name="ro1">
          <table:table-cell table:formula="of:=CONCATENATE(;&quot;  &quot;;[$icons.$A132];&quot;, &quot;;[$icons.$B132];&quot;, &quot;;[$icons.$C132];&quot;, &quot;;[$icons.$D132];&quot;, &quot;;[$icons.$E132];&quot;, &quot;;[$icons.$F132];&quot;, &quot;;[$icons.$G132];&quot;, &quot;;[$icons.$H132];&quot;, &quot;;[$icons.$I132];&quot;, &quot;;[$icons.$J132];&quot;, &quot;;[$icons.$K132];&quot;, &quot;;[$icons.$L132];&quot;, &quot;;[$icons.$M132];&quot;, &quot;;[$icons.$N132];&quot;, &quot;;[$icons.$O132];&quot;, &quot;;[$icons.$P132];&quot;, &quot;;[$icons.$Q132];&quot;, &quot;;[$icons.$R132];&quot;, &quot;;[$icons.$S132];&quot;, &quot;;[$icons.$T132];&quot;, &quot;;[$icons.$U132];&quot;, &quot;;[$icons.$V132];&quot; =&gt; &quot;;[$icons.$A132];&quot; // &quot;;[$icons.$W132])" office:value-type="string" office:string-value="  cdunq130, null, null, ulswd3a, null, sw1h32, isw1h32, bg2, weapon, null, null, null, 47, 47, 33, null, null, null, null, null, null, null =&gt; cdunq130 // dragonslayer" calcext:value-type="string">
            <text:p><text:s text:c="2"/>cdunq130, null, null, ulswd3a, null, sw1h32, isw1h32, bg2, weapon, null, null, null, 47, 47, 33, null, null, null, null, null, null, null =&gt; cdunq130 // dragonslayer</text:p>
          </table:table-cell>
        </table:table-row>
        <table:table-row table:style-name="ro1">
          <table:table-cell table:formula="of:=CONCATENATE(;&quot;  &quot;;[$icons.$A133];&quot;, &quot;;[$icons.$B133];&quot;, &quot;;[$icons.$C133];&quot;, &quot;;[$icons.$D133];&quot;, &quot;;[$icons.$E133];&quot;, &quot;;[$icons.$F133];&quot;, &quot;;[$icons.$G133];&quot;, &quot;;[$icons.$H133];&quot;, &quot;;[$icons.$I133];&quot;, &quot;;[$icons.$J133];&quot;, &quot;;[$icons.$K133];&quot;, &quot;;[$icons.$L133];&quot;, &quot;;[$icons.$M133];&quot;, &quot;;[$icons.$N133];&quot;, &quot;;[$icons.$O133];&quot;, &quot;;[$icons.$P133];&quot;, &quot;;[$icons.$Q133];&quot;, &quot;;[$icons.$R133];&quot;, &quot;;[$icons.$S133];&quot;, &quot;;[$icons.$T133];&quot;, &quot;;[$icons.$U133];&quot;, &quot;;[$icons.$V133];&quot; =&gt; &quot;;[$icons.$A133];&quot; // &quot;;[$icons.$W133])" office:value-type="string" office:string-value="  cdunq131, null, null, ulswd3b, null, sw1h33, isw1h33, bg2, weapon, null, null, null, 25, 25, 97, null, null, null, null, null, null, null =&gt; cdunq131 // ras" calcext:value-type="string">
            <text:p><text:s text:c="2"/>cdunq131, null, null, ulswd3b, null, sw1h33, isw1h33, bg2, weapon, null, null, null, 25, 25, 97, null, null, null, null, null, null, null =&gt; cdunq131 // ras</text:p>
          </table:table-cell>
        </table:table-row>
        <table:table-row table:style-name="ro1">
          <table:table-cell table:formula="of:=CONCATENATE(;&quot;  &quot;;[$icons.$A134];&quot;, &quot;;[$icons.$B134];&quot;, &quot;;[$icons.$C134];&quot;, &quot;;[$icons.$D134];&quot;, &quot;;[$icons.$E134];&quot;, &quot;;[$icons.$F134];&quot;, &quot;;[$icons.$G134];&quot;, &quot;;[$icons.$H134];&quot;, &quot;;[$icons.$I134];&quot;, &quot;;[$icons.$J134];&quot;, &quot;;[$icons.$K134];&quot;, &quot;;[$icons.$L134];&quot;, &quot;;[$icons.$M134];&quot;, &quot;;[$icons.$N134];&quot;, &quot;;[$icons.$O134];&quot;, &quot;;[$icons.$P134];&quot;, &quot;;[$icons.$Q134];&quot;, &quot;;[$icons.$R134];&quot;, &quot;;[$icons.$S134];&quot;, &quot;;[$icons.$T134];&quot;, &quot;;[$icons.$U134];&quot;, &quot;;[$icons.$V134];&quot; =&gt; &quot;;[$icons.$A134];&quot; // &quot;;[$icons.$W134])" office:value-type="string" office:string-value="  cdunq132, null, null, ulswd3c, null, sw1h35, isw1h35, bg2, weapon, null, null, null, 25, 99, 27, null, null, null, null, null, null, null =&gt; cdunq132 // adjatha the drinker" calcext:value-type="string">
            <text:p><text:s text:c="2"/>cdunq132, null, null, ulswd3c, null, sw1h35, isw1h35, bg2, weapon, null, null, null, 25, 99, 27, null, null, null, null, null, null, null =&gt; cdunq132 // adjatha the drinker</text:p>
          </table:table-cell>
        </table:table-row>
        <table:table-row table:style-name="ro1">
          <table:table-cell table:formula="of:=CONCATENATE(;&quot;  &quot;;[$icons.$A135];&quot;, &quot;;[$icons.$B135];&quot;, &quot;;[$icons.$C135];&quot;, &quot;;[$icons.$D135];&quot;, &quot;;[$icons.$E135];&quot;, &quot;;[$icons.$F135];&quot;, &quot;;[$icons.$G135];&quot;, &quot;;[$icons.$H135];&quot;, &quot;;[$icons.$I135];&quot;, &quot;;[$icons.$J135];&quot;, &quot;;[$icons.$K135];&quot;, &quot;;[$icons.$L135];&quot;, &quot;;[$icons.$M135];&quot;, &quot;;[$icons.$N135];&quot;, &quot;;[$icons.$O135];&quot;, &quot;;[$icons.$P135];&quot;, &quot;;[$icons.$Q135];&quot;, &quot;;[$icons.$R135];&quot;, &quot;;[$icons.$S135];&quot;, &quot;;[$icons.$T135];&quot;, &quot;;[$icons.$U135];&quot;, &quot;;[$icons.$V135];&quot; =&gt; &quot;;[$icons.$A135];&quot; // &quot;;[$icons.$W135])" office:value-type="string" office:string-value="  cdunq133, null, null, ulswd3d, null, sw1h60, isw1h60, bg2, weapon, null, null, null, 12, 115, 115, null, null, null, null, null, null, null =&gt; cdunq133 // long sword of action +2 (long sword)" calcext:value-type="string">
            <text:p><text:s text:c="2"/>cdunq133, null, null, ulswd3d, null, sw1h60, isw1h60, bg2, weapon, null, null, null, 12, 115, 115, null, null, null, null, null, null, null =&gt; cdunq133 // long sword of action +2 (long sword)</text:p>
          </table:table-cell>
        </table:table-row>
        <table:table-row table:style-name="ro1">
          <table:table-cell table:formula="of:=CONCATENATE(;&quot;  &quot;;[$icons.$A136];&quot;, &quot;;[$icons.$B136];&quot;, &quot;;[$icons.$C136];&quot;, &quot;;[$icons.$D136];&quot;, &quot;;[$icons.$E136];&quot;, &quot;;[$icons.$F136];&quot;, &quot;;[$icons.$G136];&quot;, &quot;;[$icons.$H136];&quot;, &quot;;[$icons.$I136];&quot;, &quot;;[$icons.$J136];&quot;, &quot;;[$icons.$K136];&quot;, &quot;;[$icons.$L136];&quot;, &quot;;[$icons.$M136];&quot;, &quot;;[$icons.$N136];&quot;, &quot;;[$icons.$O136];&quot;, &quot;;[$icons.$P136];&quot;, &quot;;[$icons.$Q136];&quot;, &quot;;[$icons.$R136];&quot;, &quot;;[$icons.$S136];&quot;, &quot;;[$icons.$T136];&quot;, &quot;;[$icons.$U136];&quot;, &quot;;[$icons.$V136];&quot; =&gt; &quot;;[$icons.$A136];&quot; // &quot;;[$icons.$W136])" office:value-type="string" office:string-value="  cdunq134, null, null, ulswd4a, null, sw1h54, isw1h54, bg2, weapon, null, null, null, 96, 96, 97, null, null, null, null, null, null, null =&gt; cdunq134 // equalizer" calcext:value-type="string">
            <text:p><text:s text:c="2"/>cdunq134, null, null, ulswd4a, null, sw1h54, isw1h54, bg2, weapon, null, null, null, 96, 96, 97, null, null, null, null, null, null, null =&gt; cdunq134 // equalizer</text:p>
          </table:table-cell>
        </table:table-row>
        <table:table-row table:style-name="ro1">
          <table:table-cell table:formula="of:=CONCATENATE(;&quot;  &quot;;[$icons.$A137];&quot;, &quot;;[$icons.$B137];&quot;, &quot;;[$icons.$C137];&quot;, &quot;;[$icons.$D137];&quot;, &quot;;[$icons.$E137];&quot;, &quot;;[$icons.$F137];&quot;, &quot;;[$icons.$G137];&quot;, &quot;;[$icons.$H137];&quot;, &quot;;[$icons.$I137];&quot;, &quot;;[$icons.$J137];&quot;, &quot;;[$icons.$K137];&quot;, &quot;;[$icons.$L137];&quot;, &quot;;[$icons.$M137];&quot;, &quot;;[$icons.$N137];&quot;, &quot;;[$icons.$O137];&quot;, &quot;;[$icons.$P137];&quot;, &quot;;[$icons.$Q137];&quot;, &quot;;[$icons.$R137];&quot;, &quot;;[$icons.$S137];&quot;, &quot;;[$icons.$T137];&quot;, &quot;;[$icons.$U137];&quot;, &quot;;[$icons.$V137];&quot; =&gt; &quot;;[$icons.$A137];&quot; // &quot;;[$icons.$W137])" office:value-type="string" office:string-value="  cdunq135, null, null, ulswd4b, null, dwsw1h02, idsw1h02, bg2, weapon, null, null, null, 99, 22, 5, null, null, null, null, null, null, null =&gt; cdunq135 // drow longsword +3" calcext:value-type="string">
            <text:p><text:s text:c="2"/>cdunq135, null, null, ulswd4b, null, dwsw1h02, idsw1h02, bg2, weapon, null, null, null, 99, 22, 5, null, null, null, null, null, null, null =&gt; cdunq135 // drow longsword +3</text:p>
          </table:table-cell>
        </table:table-row>
        <table:table-row table:style-name="ro1">
          <table:table-cell table:formula="of:=CONCATENATE(;&quot;  &quot;;[$icons.$A138];&quot;, &quot;;[$icons.$B138];&quot;, &quot;;[$icons.$C138];&quot;, &quot;;[$icons.$D138];&quot;, &quot;;[$icons.$E138];&quot;, &quot;;[$icons.$F138];&quot;, &quot;;[$icons.$G138];&quot;, &quot;;[$icons.$H138];&quot;, &quot;;[$icons.$I138];&quot;, &quot;;[$icons.$J138];&quot;, &quot;;[$icons.$K138];&quot;, &quot;;[$icons.$L138];&quot;, &quot;;[$icons.$M138];&quot;, &quot;;[$icons.$N138];&quot;, &quot;;[$icons.$O138];&quot;, &quot;;[$icons.$P138];&quot;, &quot;;[$icons.$Q138];&quot;, &quot;;[$icons.$R138];&quot;, &quot;;[$icons.$S138];&quot;, &quot;;[$icons.$T138];&quot;, &quot;;[$icons.$U138];&quot;, &quot;;[$icons.$V138];&quot; =&gt; &quot;;[$icons.$A138];&quot; // &quot;;[$icons.$W138])" office:value-type="string" office:string-value="  cdunq136, null, null, ulswd5a, null, sw1h61, isw1h61, bg2, weapon, null, null, null, 12, 115, 115, null, null, null, null, null, null, null =&gt; cdunq136 // long sword of action +4 (long sword)" calcext:value-type="string">
            <text:p><text:s text:c="2"/>cdunq136, null, null, ulswd5a, null, sw1h61, isw1h61, bg2, weapon, null, null, null, 12, 115, 115, null, null, null, null, null, null, null =&gt; cdunq136 // long sword of action +4 (long sword)</text:p>
          </table:table-cell>
        </table:table-row>
        <table:table-row table:style-name="ro1">
          <table:table-cell table:formula="of:=CONCATENATE(;&quot;  &quot;;[$icons.$A139];&quot;, &quot;;[$icons.$B139];&quot;, &quot;;[$icons.$C139];&quot;, &quot;;[$icons.$D139];&quot;, &quot;;[$icons.$E139];&quot;, &quot;;[$icons.$F139];&quot;, &quot;;[$icons.$G139];&quot;, &quot;;[$icons.$H139];&quot;, &quot;;[$icons.$I139];&quot;, &quot;;[$icons.$J139];&quot;, &quot;;[$icons.$K139];&quot;, &quot;;[$icons.$L139];&quot;, &quot;;[$icons.$M139];&quot;, &quot;;[$icons.$N139];&quot;, &quot;;[$icons.$O139];&quot;, &quot;;[$icons.$P139];&quot;, &quot;;[$icons.$Q139];&quot;, &quot;;[$icons.$R139];&quot;, &quot;;[$icons.$S139];&quot;, &quot;;[$icons.$T139];&quot;, &quot;;[$icons.$U139];&quot;, &quot;;[$icons.$V139];&quot; =&gt; &quot;;[$icons.$A139];&quot; // &quot;;[$icons.$W139])" office:value-type="string" office:string-value="  cdunq137, null, null, ulswd5b, null, sw1h24, isw1h24, bg2, weapon, null, null, null, 12, 115, 115, null, null, null, null, null, null, null =&gt; cdunq137 // flame tongue" calcext:value-type="string">
            <text:p><text:s text:c="2"/>cdunq137, null, null, ulswd5b, null, sw1h24, isw1h24, bg2, weapon, null, null, null, 12, 115, 115, null, null, null, null, null, null, null =&gt; cdunq137 // flame tongue</text:p>
          </table:table-cell>
        </table:table-row>
        <table:table-row table:style-name="ro1">
          <table:table-cell table:formula="of:=CONCATENATE(;&quot;  &quot;;[$icons.$A140];&quot;, &quot;;[$icons.$B140];&quot;, &quot;;[$icons.$C140];&quot;, &quot;;[$icons.$D140];&quot;, &quot;;[$icons.$E140];&quot;, &quot;;[$icons.$F140];&quot;, &quot;;[$icons.$G140];&quot;, &quot;;[$icons.$H140];&quot;, &quot;;[$icons.$I140];&quot;, &quot;;[$icons.$J140];&quot;, &quot;;[$icons.$K140];&quot;, &quot;;[$icons.$L140];&quot;, &quot;;[$icons.$M140];&quot;, &quot;;[$icons.$N140];&quot;, &quot;;[$icons.$O140];&quot;, &quot;;[$icons.$P140];&quot;, &quot;;[$icons.$Q140];&quot;, &quot;;[$icons.$R140];&quot;, &quot;;[$icons.$S140];&quot;, &quot;;[$icons.$T140];&quot;, &quot;;[$icons.$U140];&quot;, &quot;;[$icons.$V140];&quot; =&gt; &quot;;[$icons.$A140];&quot; // &quot;;[$icons.$W140])" office:value-type="string" office:string-value="  cdunq138, null, null, ulxbw2a, null, xbow09, ixbow09, bg2, weapon, null, null, null, 95, 39, 95, null, null, null, null, null, null, null =&gt; cdunq138 // light crossbow +2" calcext:value-type="string">
            <text:p><text:s text:c="2"/>cdunq138, null, null, ulxbw2a, null, xbow09, ixbow09, bg2, weapon, null, null, null, 95, 39, 95, null, null, null, null, null, null, null =&gt; cdunq138 // light crossbow +2</text:p>
          </table:table-cell>
        </table:table-row>
        <table:table-row table:style-name="ro1">
          <table:table-cell table:formula="of:=CONCATENATE(;&quot;  &quot;;[$icons.$A141];&quot;, &quot;;[$icons.$B141];&quot;, &quot;;[$icons.$C141];&quot;, &quot;;[$icons.$D141];&quot;, &quot;;[$icons.$E141];&quot;, &quot;;[$icons.$F141];&quot;, &quot;;[$icons.$G141];&quot;, &quot;;[$icons.$H141];&quot;, &quot;;[$icons.$I141];&quot;, &quot;;[$icons.$J141];&quot;, &quot;;[$icons.$K141];&quot;, &quot;;[$icons.$L141];&quot;, &quot;;[$icons.$M141];&quot;, &quot;;[$icons.$N141];&quot;, &quot;;[$icons.$O141];&quot;, &quot;;[$icons.$P141];&quot;, &quot;;[$icons.$Q141];&quot;, &quot;;[$icons.$R141];&quot;, &quot;;[$icons.$S141];&quot;, &quot;;[$icons.$T141];&quot;, &quot;;[$icons.$U141];&quot;, &quot;;[$icons.$V141];&quot; =&gt; &quot;;[$icons.$A141];&quot; // &quot;;[$icons.$W141])" office:value-type="string" office:string-value="  cdunq139, null, null, ulxbw3a, null, xbow13, ixbow13, bg2, weapon, null, null, null, 95, 61, 61, null, null, null, null, null, null, null =&gt; cdunq139 // crossbow of affliction" calcext:value-type="string">
            <text:p><text:s text:c="2"/>cdunq139, null, null, ulxbw3a, null, xbow13, ixbow13, bg2, weapon, null, null, null, 95, 61, 61, null, null, null, null, null, null, null =&gt; cdunq139 // crossbow of affliction</text:p>
          </table:table-cell>
        </table:table-row>
        <table:table-row table:style-name="ro1">
          <table:table-cell table:formula="of:=CONCATENATE(;&quot;  &quot;;[$icons.$A142];&quot;, &quot;;[$icons.$B142];&quot;, &quot;;[$icons.$C142];&quot;, &quot;;[$icons.$D142];&quot;, &quot;;[$icons.$E142];&quot;, &quot;;[$icons.$F142];&quot;, &quot;;[$icons.$G142];&quot;, &quot;;[$icons.$H142];&quot;, &quot;;[$icons.$I142];&quot;, &quot;;[$icons.$J142];&quot;, &quot;;[$icons.$K142];&quot;, &quot;;[$icons.$L142];&quot;, &quot;;[$icons.$M142];&quot;, &quot;;[$icons.$N142];&quot;, &quot;;[$icons.$O142];&quot;, &quot;;[$icons.$P142];&quot;, &quot;;[$icons.$Q142];&quot;, &quot;;[$icons.$R142];&quot;, &quot;;[$icons.$S142];&quot;, &quot;;[$icons.$T142];&quot;, &quot;;[$icons.$U142];&quot;, &quot;;[$icons.$V142];&quot; =&gt; &quot;;[$icons.$A142];&quot; // &quot;;[$icons.$W142])" office:value-type="string" office:string-value="  cdunq140, null, null, ulxbw3b, null, xbow10, ixbow10, bg2, weapon, null, null, null, 92, 96, 92, null, null, null, null, null, null, null =&gt; cdunq140 // necaradan's crossbow" calcext:value-type="string">
            <text:p><text:s text:c="2"/>cdunq140, null, null, ulxbw3b, null, xbow10, ixbow10, bg2, weapon, null, null, null, 92, 96, 92, null, null, null, null, null, null, null =&gt; cdunq140 // necaradan's crossbow</text:p>
          </table:table-cell>
        </table:table-row>
        <table:table-row table:style-name="ro1">
          <table:table-cell table:formula="of:=CONCATENATE(;&quot;  &quot;;[$icons.$A143];&quot;, &quot;;[$icons.$B143];&quot;, &quot;;[$icons.$C143];&quot;, &quot;;[$icons.$D143];&quot;, &quot;;[$icons.$E143];&quot;, &quot;;[$icons.$F143];&quot;, &quot;;[$icons.$G143];&quot;, &quot;;[$icons.$H143];&quot;, &quot;;[$icons.$I143];&quot;, &quot;;[$icons.$J143];&quot;, &quot;;[$icons.$K143];&quot;, &quot;;[$icons.$L143];&quot;, &quot;;[$icons.$M143];&quot;, &quot;;[$icons.$N143];&quot;, &quot;;[$icons.$O143];&quot;, &quot;;[$icons.$P143];&quot;, &quot;;[$icons.$Q143];&quot;, &quot;;[$icons.$R143];&quot;, &quot;;[$icons.$S143];&quot;, &quot;;[$icons.$T143];&quot;, &quot;;[$icons.$U143];&quot;, &quot;;[$icons.$V143];&quot; =&gt; &quot;;[$icons.$A143];&quot; // &quot;;[$icons.$W143])" office:value-type="string" office:string-value="  cdunq141, null, null, ulxbw5a, null, xbow15, ixbow15, bg2, weapon, null, null, null, 27, 46, 47, null, null, null, null, null, null, null =&gt; cdunq141 // firetooth" calcext:value-type="string">
            <text:p><text:s text:c="2"/>cdunq141, null, null, ulxbw5a, null, xbow15, ixbow15, bg2, weapon, null, null, null, 27, 46, 47, null, null, null, null, null, null, null =&gt; cdunq141 // firetooth</text:p>
          </table:table-cell>
        </table:table-row>
        <table:table-row table:style-name="ro1">
          <table:table-cell table:formula="of:=CONCATENATE(;&quot;  &quot;;[$icons.$A144];&quot;, &quot;;[$icons.$B144];&quot;, &quot;;[$icons.$C144];&quot;, &quot;;[$icons.$D144];&quot;, &quot;;[$icons.$E144];&quot;, &quot;;[$icons.$F144];&quot;, &quot;;[$icons.$G144];&quot;, &quot;;[$icons.$H144];&quot;, &quot;;[$icons.$I144];&quot;, &quot;;[$icons.$J144];&quot;, &quot;;[$icons.$K144];&quot;, &quot;;[$icons.$L144];&quot;, &quot;;[$icons.$M144];&quot;, &quot;;[$icons.$N144];&quot;, &quot;;[$icons.$O144];&quot;, &quot;;[$icons.$P144];&quot;, &quot;;[$icons.$Q144];&quot;, &quot;;[$icons.$R144];&quot;, &quot;;[$icons.$S144];&quot;, &quot;;[$icons.$T144];&quot;, &quot;;[$icons.$U144];&quot;, &quot;;[$icons.$V144];&quot; =&gt; &quot;;[$icons.$A144];&quot; // &quot;;[$icons.$W144])" office:value-type="string" office:string-value="  cdunq142, null, null, umstr2a, null, blun18, iblun18, bg2, weapon, null, null, null, 28, 28, 28, null, null, null, null, null, null, null =&gt; cdunq142 // skullcrusher" calcext:value-type="string">
            <text:p><text:s text:c="2"/>cdunq142, null, null, umstr2a, null, blun18, iblun18, bg2, weapon, null, null, null, 28, 28, 28, null, null, null, null, null, null, null =&gt; cdunq142 // skullcrusher</text:p>
          </table:table-cell>
        </table:table-row>
        <table:table-row table:style-name="ro1">
          <table:table-cell table:formula="of:=CONCATENATE(;&quot;  &quot;;[$icons.$A145];&quot;, &quot;;[$icons.$B145];&quot;, &quot;;[$icons.$C145];&quot;, &quot;;[$icons.$D145];&quot;, &quot;;[$icons.$E145];&quot;, &quot;;[$icons.$F145];&quot;, &quot;;[$icons.$G145];&quot;, &quot;;[$icons.$H145];&quot;, &quot;;[$icons.$I145];&quot;, &quot;;[$icons.$J145];&quot;, &quot;;[$icons.$K145];&quot;, &quot;;[$icons.$L145];&quot;, &quot;;[$icons.$M145];&quot;, &quot;;[$icons.$N145];&quot;, &quot;;[$icons.$O145];&quot;, &quot;;[$icons.$P145];&quot;, &quot;;[$icons.$Q145];&quot;, &quot;;[$icons.$R145];&quot;, &quot;;[$icons.$S145];&quot;, &quot;;[$icons.$T145];&quot;, &quot;;[$icons.$U145];&quot;, &quot;;[$icons.$V145];&quot; =&gt; &quot;;[$icons.$A145];&quot; // &quot;;[$icons.$W145])" office:value-type="string" office:string-value="  cdunq143, null, null, umstr2b, null, blun15, iblun15, bg2, weapon, null, null, null, 27, 27, 25, null, null, null, null, null, null, null =&gt; cdunq143 // morning star +2" calcext:value-type="string">
            <text:p><text:s text:c="2"/>cdunq143, null, null, umstr2b, null, blun15, iblun15, bg2, weapon, null, null, null, 27, 27, 25, null, null, null, null, null, null, null =&gt; cdunq143 // morning star +2</text:p>
          </table:table-cell>
        </table:table-row>
        <table:table-row table:style-name="ro1">
          <table:table-cell table:formula="of:=CONCATENATE(;&quot;  &quot;;[$icons.$A146];&quot;, &quot;;[$icons.$B146];&quot;, &quot;;[$icons.$C146];&quot;, &quot;;[$icons.$D146];&quot;, &quot;;[$icons.$E146];&quot;, &quot;;[$icons.$F146];&quot;, &quot;;[$icons.$G146];&quot;, &quot;;[$icons.$H146];&quot;, &quot;;[$icons.$I146];&quot;, &quot;;[$icons.$J146];&quot;, &quot;;[$icons.$K146];&quot;, &quot;;[$icons.$L146];&quot;, &quot;;[$icons.$M146];&quot;, &quot;;[$icons.$N146];&quot;, &quot;;[$icons.$O146];&quot;, &quot;;[$icons.$P146];&quot;, &quot;;[$icons.$Q146];&quot;, &quot;;[$icons.$R146];&quot;, &quot;;[$icons.$S146];&quot;, &quot;;[$icons.$T146];&quot;, &quot;;[$icons.$U146];&quot;, &quot;;[$icons.$V146];&quot; =&gt; &quot;;[$icons.$A146];&quot; // &quot;;[$icons.$W146])" office:value-type="string" office:string-value="  cdunq144, null, null, umstr3a, null, blun22, iblun22, bg2, weapon, null, null, null, 47, 47, 47, null, null, null, null, null, null, null =&gt; cdunq144 // blackblood" calcext:value-type="string">
            <text:p><text:s text:c="2"/>cdunq144, null, null, umstr3a, null, blun22, iblun22, bg2, weapon, null, null, null, 47, 47, 47, null, null, null, null, null, null, null =&gt; cdunq144 // blackblood</text:p>
          </table:table-cell>
        </table:table-row>
        <table:table-row table:style-name="ro1">
          <table:table-cell table:formula="of:=CONCATENATE(;&quot;  &quot;;[$icons.$A147];&quot;, &quot;;[$icons.$B147];&quot;, &quot;;[$icons.$C147];&quot;, &quot;;[$icons.$D147];&quot;, &quot;;[$icons.$E147];&quot;, &quot;;[$icons.$F147];&quot;, &quot;;[$icons.$G147];&quot;, &quot;;[$icons.$H147];&quot;, &quot;;[$icons.$I147];&quot;, &quot;;[$icons.$J147];&quot;, &quot;;[$icons.$K147];&quot;, &quot;;[$icons.$L147];&quot;, &quot;;[$icons.$M147];&quot;, &quot;;[$icons.$N147];&quot;, &quot;;[$icons.$O147];&quot;, &quot;;[$icons.$P147];&quot;, &quot;;[$icons.$Q147];&quot;, &quot;;[$icons.$R147];&quot;, &quot;;[$icons.$S147];&quot;, &quot;;[$icons.$T147];&quot;, &quot;;[$icons.$U147];&quot;, &quot;;[$icons.$V147];&quot; =&gt; &quot;;[$icons.$A147];&quot; // &quot;;[$icons.$W147])" office:value-type="string" office:string-value="  cdunq145, null, null, umstr3b, null, blun28, iblun28, bg2, weapon, null, null, null, 27, 39, 27, null, null, null, null, null, null, null =&gt; cdunq145 // storm star" calcext:value-type="string">
            <text:p><text:s text:c="2"/>cdunq145, null, null, umstr3b, null, blun28, iblun28, bg2, weapon, null, null, null, 27, 39, 27, null, null, null, null, null, null, null =&gt; cdunq145 // storm star</text:p>
          </table:table-cell>
        </table:table-row>
        <table:table-row table:style-name="ro1">
          <table:table-cell table:formula="of:=CONCATENATE(;&quot;  &quot;;[$icons.$A148];&quot;, &quot;;[$icons.$B148];&quot;, &quot;;[$icons.$C148];&quot;, &quot;;[$icons.$D148];&quot;, &quot;;[$icons.$E148];&quot;, &quot;;[$icons.$F148];&quot;, &quot;;[$icons.$G148];&quot;, &quot;;[$icons.$H148];&quot;, &quot;;[$icons.$I148];&quot;, &quot;;[$icons.$J148];&quot;, &quot;;[$icons.$K148];&quot;, &quot;;[$icons.$L148];&quot;, &quot;;[$icons.$M148];&quot;, &quot;;[$icons.$N148];&quot;, &quot;;[$icons.$O148];&quot;, &quot;;[$icons.$P148];&quot;, &quot;;[$icons.$Q148];&quot;, &quot;;[$icons.$R148];&quot;, &quot;;[$icons.$S148];&quot;, &quot;;[$icons.$T148];&quot;, &quot;;[$icons.$U148];&quot;, &quot;;[$icons.$V148];&quot; =&gt; &quot;;[$icons.$A148];&quot; // &quot;;[$icons.$W148])" office:value-type="string" office:string-value="  cdunq146, null, null, umstr3c, null, blun17, iblun17, bg2, weapon, null, null, null, 7, 7, 7, null, null, null, null, null, null, null =&gt; cdunq146 // wyvern's tail" calcext:value-type="string">
            <text:p><text:s text:c="2"/>cdunq146, null, null, umstr3c, null, blun17, iblun17, bg2, weapon, null, null, null, 7, 7, 7, null, null, null, null, null, null, null =&gt; cdunq146 // wyvern's tail</text:p>
          </table:table-cell>
        </table:table-row>
        <table:table-row table:style-name="ro1">
          <table:table-cell table:formula="of:=CONCATENATE(;&quot;  &quot;;[$icons.$A149];&quot;, &quot;;[$icons.$B149];&quot;, &quot;;[$icons.$C149];&quot;, &quot;;[$icons.$D149];&quot;, &quot;;[$icons.$E149];&quot;, &quot;;[$icons.$F149];&quot;, &quot;;[$icons.$G149];&quot;, &quot;;[$icons.$H149];&quot;, &quot;;[$icons.$I149];&quot;, &quot;;[$icons.$J149];&quot;, &quot;;[$icons.$K149];&quot;, &quot;;[$icons.$L149];&quot;, &quot;;[$icons.$M149];&quot;, &quot;;[$icons.$N149];&quot;, &quot;;[$icons.$O149];&quot;, &quot;;[$icons.$P149];&quot;, &quot;;[$icons.$Q149];&quot;, &quot;;[$icons.$R149];&quot;, &quot;;[$icons.$S149];&quot;, &quot;;[$icons.$T149];&quot;, &quot;;[$icons.$U149];&quot;, &quot;;[$icons.$V149];&quot; =&gt; &quot;;[$icons.$A149];&quot; // &quot;;[$icons.$W149])" office:value-type="string" office:string-value="  cdunq147, null, null, umstr4a, null, blun20, iblun20, bg2, weapon, null, null, null, 24, 24, 24, null, null, null, null, null, null, null =&gt; cdunq147 // ardulia's fall" calcext:value-type="string">
            <text:p><text:s text:c="2"/>cdunq147, null, null, umstr4a, null, blun20, iblun20, bg2, weapon, null, null, null, 24, 24, 24, null, null, null, null, null, null, null =&gt; cdunq147 // ardulia's fall</text:p>
          </table:table-cell>
        </table:table-row>
        <table:table-row table:style-name="ro1">
          <table:table-cell table:formula="of:=CONCATENATE(;&quot;  &quot;;[$icons.$A150];&quot;, &quot;;[$icons.$B150];&quot;, &quot;;[$icons.$C150];&quot;, &quot;;[$icons.$D150];&quot;, &quot;;[$icons.$E150];&quot;, &quot;;[$icons.$F150];&quot;, &quot;;[$icons.$G150];&quot;, &quot;;[$icons.$H150];&quot;, &quot;;[$icons.$I150];&quot;, &quot;;[$icons.$J150];&quot;, &quot;;[$icons.$K150];&quot;, &quot;;[$icons.$L150];&quot;, &quot;;[$icons.$M150];&quot;, &quot;;[$icons.$N150];&quot;, &quot;;[$icons.$O150];&quot;, &quot;;[$icons.$P150];&quot;, &quot;;[$icons.$Q150];&quot;, &quot;;[$icons.$R150];&quot;, &quot;;[$icons.$S150];&quot;, &quot;;[$icons.$T150];&quot;, &quot;;[$icons.$U150];&quot;, &quot;;[$icons.$V150];&quot; =&gt; &quot;;[$icons.$A150];&quot; // &quot;;[$icons.$W150])" office:value-type="string" office:string-value="  cdunq148, null, null, umstr4b, null, blun34, iblun34, bg2, weapon, null, null, null, 27, 31, 27, null, null, null, null, null, null, null =&gt; cdunq148 // morning star +3" calcext:value-type="string">
            <text:p><text:s text:c="2"/>cdunq148, null, null, umstr4b, null, blun34, iblun34, bg2, weapon, null, null, null, 27, 31, 27, null, null, null, null, null, null, null =&gt; cdunq148 // morning star +3</text:p>
          </table:table-cell>
        </table:table-row>
        <table:table-row table:style-name="ro1">
          <table:table-cell table:formula="of:=CONCATENATE(;&quot;  &quot;;[$icons.$A151];&quot;, &quot;;[$icons.$B151];&quot;, &quot;;[$icons.$C151];&quot;, &quot;;[$icons.$D151];&quot;, &quot;;[$icons.$E151];&quot;, &quot;;[$icons.$F151];&quot;, &quot;;[$icons.$G151];&quot;, &quot;;[$icons.$H151];&quot;, &quot;;[$icons.$I151];&quot;, &quot;;[$icons.$J151];&quot;, &quot;;[$icons.$K151];&quot;, &quot;;[$icons.$L151];&quot;, &quot;;[$icons.$M151];&quot;, &quot;;[$icons.$N151];&quot;, &quot;;[$icons.$O151];&quot;, &quot;;[$icons.$P151];&quot;, &quot;;[$icons.$Q151];&quot;, &quot;;[$icons.$R151];&quot;, &quot;;[$icons.$S151];&quot;, &quot;;[$icons.$T151];&quot;, &quot;;[$icons.$U151];&quot;, &quot;;[$icons.$V151];&quot; =&gt; &quot;;[$icons.$A151];&quot; // &quot;;[$icons.$W151])" office:value-type="string" office:string-value="  cdunq149, null, null, umstr5a, null, blun35, iblun35, bg2, weapon, null, null, null, 104, 97, 97, null, null, null, null, null, null, null =&gt; cdunq149 // ice star +4" calcext:value-type="string">
            <text:p><text:s text:c="2"/>cdunq149, null, null, umstr5a, null, blun35, iblun35, bg2, weapon, null, null, null, 104, 97, 97, null, null, null, null, null, null, null =&gt; cdunq149 // ice star +4</text:p>
          </table:table-cell>
        </table:table-row>
        <table:table-row table:style-name="ro1">
          <table:table-cell table:formula="of:=CONCATENATE(;&quot;  &quot;;[$icons.$A152];&quot;, &quot;;[$icons.$B152];&quot;, &quot;;[$icons.$C152];&quot;, &quot;;[$icons.$D152];&quot;, &quot;;[$icons.$E152];&quot;, &quot;;[$icons.$F152];&quot;, &quot;;[$icons.$G152];&quot;, &quot;;[$icons.$H152];&quot;, &quot;;[$icons.$I152];&quot;, &quot;;[$icons.$J152];&quot;, &quot;;[$icons.$K152];&quot;, &quot;;[$icons.$L152];&quot;, &quot;;[$icons.$M152];&quot;, &quot;;[$icons.$N152];&quot;, &quot;;[$icons.$O152];&quot;, &quot;;[$icons.$P152];&quot;, &quot;;[$icons.$Q152];&quot;, &quot;;[$icons.$R152];&quot;, &quot;;[$icons.$S152];&quot;, &quot;;[$icons.$T152];&quot;, &quot;;[$icons.$U152];&quot;, &quot;;[$icons.$V152];&quot; =&gt; &quot;;[$icons.$A152];&quot; // &quot;;[$icons.$W152])" office:value-type="string" office:string-value="  cdunq150, null, null, umstr5b, null, blun09, iblun09, bg2, weapon, null, null, null, 8, 8, 4, null, null, null, null, null, null, null =&gt; cdunq150 // kiel's morningstar" calcext:value-type="string">
            <text:p><text:s text:c="2"/>cdunq150, null, null, umstr5b, null, blun09, iblun09, bg2, weapon, null, null, null, 8, 8, 4, null, null, null, null, null, null, null =&gt; cdunq150 // kiel's morningstar</text:p>
          </table:table-cell>
        </table:table-row>
        <table:table-row table:style-name="ro1">
          <table:table-cell table:formula="of:=CONCATENATE(;&quot;  &quot;;[$icons.$A153];&quot;, &quot;;[$icons.$B153];&quot;, &quot;;[$icons.$C153];&quot;, &quot;;[$icons.$D153];&quot;, &quot;;[$icons.$E153];&quot;, &quot;;[$icons.$F153];&quot;, &quot;;[$icons.$G153];&quot;, &quot;;[$icons.$H153];&quot;, &quot;;[$icons.$I153];&quot;, &quot;;[$icons.$J153];&quot;, &quot;;[$icons.$K153];&quot;, &quot;;[$icons.$L153];&quot;, &quot;;[$icons.$M153];&quot;, &quot;;[$icons.$N153];&quot;, &quot;;[$icons.$O153];&quot;, &quot;;[$icons.$P153];&quot;, &quot;;[$icons.$Q153];&quot;, &quot;;[$icons.$R153];&quot;, &quot;;[$icons.$S153];&quot;, &quot;;[$icons.$T153];&quot;, &quot;;[$icons.$U153];&quot;, &quot;;[$icons.$V153];&quot; =&gt; &quot;;[$icons.$A153];&quot; // &quot;;[$icons.$W153])" office:value-type="string" office:string-value="  cdunq151, null, null, uring1a, null, ring27, iring27, bg2, other, null, null, null, null, null, null, null, null, null, null, null, null, null =&gt; cdunq151 // ring of fire control" calcext:value-type="string">
            <text:p><text:s text:c="2"/>cdunq151, null, null, uring1a, null, ring27, iring27, bg2, other, null, null, null, null, null, null, null, null, null, null, null, null, null =&gt; cdunq151 // ring of fire control</text:p>
          </table:table-cell>
        </table:table-row>
        <table:table-row table:style-name="ro1">
          <table:table-cell table:formula="of:=CONCATENATE(;&quot;  &quot;;[$icons.$A154];&quot;, &quot;;[$icons.$B154];&quot;, &quot;;[$icons.$C154];&quot;, &quot;;[$icons.$D154];&quot;, &quot;;[$icons.$E154];&quot;, &quot;;[$icons.$F154];&quot;, &quot;;[$icons.$G154];&quot;, &quot;;[$icons.$H154];&quot;, &quot;;[$icons.$I154];&quot;, &quot;;[$icons.$J154];&quot;, &quot;;[$icons.$K154];&quot;, &quot;;[$icons.$L154];&quot;, &quot;;[$icons.$M154];&quot;, &quot;;[$icons.$N154];&quot;, &quot;;[$icons.$O154];&quot;, &quot;;[$icons.$P154];&quot;, &quot;;[$icons.$Q154];&quot;, &quot;;[$icons.$R154];&quot;, &quot;;[$icons.$S154];&quot;, &quot;;[$icons.$T154];&quot;, &quot;;[$icons.$U154];&quot;, &quot;;[$icons.$V154];&quot; =&gt; &quot;;[$icons.$A154];&quot; // &quot;;[$icons.$W154])" office:value-type="string" office:string-value="  cdunq152, null, null, uring1b, null, ring28, iring28, bg2, other, null, null, null, null, null, null, null, null, null, null, null, null, null =&gt; cdunq152 // ring of air control" calcext:value-type="string">
            <text:p><text:s text:c="2"/>cdunq152, null, null, uring1b, null, ring28, iring28, bg2, other, null, null, null, null, null, null, null, null, null, null, null, null, null =&gt; cdunq152 // ring of air control</text:p>
          </table:table-cell>
        </table:table-row>
        <table:table-row table:style-name="ro1">
          <table:table-cell table:formula="of:=CONCATENATE(;&quot;  &quot;;[$icons.$A155];&quot;, &quot;;[$icons.$B155];&quot;, &quot;;[$icons.$C155];&quot;, &quot;;[$icons.$D155];&quot;, &quot;;[$icons.$E155];&quot;, &quot;;[$icons.$F155];&quot;, &quot;;[$icons.$G155];&quot;, &quot;;[$icons.$H155];&quot;, &quot;;[$icons.$I155];&quot;, &quot;;[$icons.$J155];&quot;, &quot;;[$icons.$K155];&quot;, &quot;;[$icons.$L155];&quot;, &quot;;[$icons.$M155];&quot;, &quot;;[$icons.$N155];&quot;, &quot;;[$icons.$O155];&quot;, &quot;;[$icons.$P155];&quot;, &quot;;[$icons.$Q155];&quot;, &quot;;[$icons.$R155];&quot;, &quot;;[$icons.$S155];&quot;, &quot;;[$icons.$T155];&quot;, &quot;;[$icons.$U155];&quot;, &quot;;[$icons.$V155];&quot; =&gt; &quot;;[$icons.$A155];&quot; // &quot;;[$icons.$W155])" office:value-type="string" office:string-value="  cdunq153, null, null, uring2a, null, ring29, iring29, bg2, other, null, null, null, null, null, null, null, null, null, null, null, null, null =&gt; cdunq153 // ring of earth control" calcext:value-type="string">
            <text:p><text:s text:c="2"/>cdunq153, null, null, uring2a, null, ring29, iring29, bg2, other, null, null, null, null, null, null, null, null, null, null, null, null, null =&gt; cdunq153 // ring of earth control</text:p>
          </table:table-cell>
        </table:table-row>
        <table:table-row table:style-name="ro1">
          <table:table-cell table:formula="of:=CONCATENATE(;&quot;  &quot;;[$icons.$A156];&quot;, &quot;;[$icons.$B156];&quot;, &quot;;[$icons.$C156];&quot;, &quot;;[$icons.$D156];&quot;, &quot;;[$icons.$E156];&quot;, &quot;;[$icons.$F156];&quot;, &quot;;[$icons.$G156];&quot;, &quot;;[$icons.$H156];&quot;, &quot;;[$icons.$I156];&quot;, &quot;;[$icons.$J156];&quot;, &quot;;[$icons.$K156];&quot;, &quot;;[$icons.$L156];&quot;, &quot;;[$icons.$M156];&quot;, &quot;;[$icons.$N156];&quot;, &quot;;[$icons.$O156];&quot;, &quot;;[$icons.$P156];&quot;, &quot;;[$icons.$Q156];&quot;, &quot;;[$icons.$R156];&quot;, &quot;;[$icons.$S156];&quot;, &quot;;[$icons.$T156];&quot;, &quot;;[$icons.$U156];&quot;, &quot;;[$icons.$V156];&quot; =&gt; &quot;;[$icons.$A156];&quot; // &quot;;[$icons.$W156])" office:value-type="string" office:string-value="  cdunq154, null, null, uring2b, null, ring31, iring31, bg2, other, null, null, null, null, null, null, null, null, null, null, null, null, null =&gt; cdunq154 // ring of regeneration" calcext:value-type="string">
            <text:p><text:s text:c="2"/>cdunq154, null, null, uring2b, null, ring31, iring31, bg2, other, null, null, null, null, null, null, null, null, null, null, null, null, null =&gt; cdunq154 // ring of regeneration</text:p>
          </table:table-cell>
        </table:table-row>
        <table:table-row table:style-name="ro1">
          <table:table-cell table:formula="of:=CONCATENATE(;&quot;  &quot;;[$icons.$A157];&quot;, &quot;;[$icons.$B157];&quot;, &quot;;[$icons.$C157];&quot;, &quot;;[$icons.$D157];&quot;, &quot;;[$icons.$E157];&quot;, &quot;;[$icons.$F157];&quot;, &quot;;[$icons.$G157];&quot;, &quot;;[$icons.$H157];&quot;, &quot;;[$icons.$I157];&quot;, &quot;;[$icons.$J157];&quot;, &quot;;[$icons.$K157];&quot;, &quot;;[$icons.$L157];&quot;, &quot;;[$icons.$M157];&quot;, &quot;;[$icons.$N157];&quot;, &quot;;[$icons.$O157];&quot;, &quot;;[$icons.$P157];&quot;, &quot;;[$icons.$Q157];&quot;, &quot;;[$icons.$R157];&quot;, &quot;;[$icons.$S157];&quot;, &quot;;[$icons.$T157];&quot;, &quot;;[$icons.$U157];&quot;, &quot;;[$icons.$V157];&quot; =&gt; &quot;;[$icons.$A157];&quot; // &quot;;[$icons.$W157])" office:value-type="string" office:string-value="  cdunq155, null, null, uring3a, null, ring35, iring35, bg2, other, null, null, null, null, null, null, null, null, null, null, null, null, null =&gt; cdunq155 // ring of lock picks" calcext:value-type="string">
            <text:p><text:s text:c="2"/>cdunq155, null, null, uring3a, null, ring35, iring35, bg2, other, null, null, null, null, null, null, null, null, null, null, null, null, null =&gt; cdunq155 // ring of lock picks</text:p>
          </table:table-cell>
        </table:table-row>
        <table:table-row table:style-name="ro1">
          <table:table-cell table:formula="of:=CONCATENATE(;&quot;  &quot;;[$icons.$A158];&quot;, &quot;;[$icons.$B158];&quot;, &quot;;[$icons.$C158];&quot;, &quot;;[$icons.$D158];&quot;, &quot;;[$icons.$E158];&quot;, &quot;;[$icons.$F158];&quot;, &quot;;[$icons.$G158];&quot;, &quot;;[$icons.$H158];&quot;, &quot;;[$icons.$I158];&quot;, &quot;;[$icons.$J158];&quot;, &quot;;[$icons.$K158];&quot;, &quot;;[$icons.$L158];&quot;, &quot;;[$icons.$M158];&quot;, &quot;;[$icons.$N158];&quot;, &quot;;[$icons.$O158];&quot;, &quot;;[$icons.$P158];&quot;, &quot;;[$icons.$Q158];&quot;, &quot;;[$icons.$R158];&quot;, &quot;;[$icons.$S158];&quot;, &quot;;[$icons.$T158];&quot;, &quot;;[$icons.$U158];&quot;, &quot;;[$icons.$V158];&quot; =&gt; &quot;;[$icons.$A158];&quot; // &quot;;[$icons.$W158])" office:value-type="string" office:string-value="  cdunq156, null, null, uring3b, null, ring36, iring36, bg2, other, null, null, null, null, null, null, null, null, null, null, null, null, null =&gt; cdunq156 // ring of danger sense" calcext:value-type="string">
            <text:p><text:s text:c="2"/>cdunq156, null, null, uring3b, null, ring36, iring36, bg2, other, null, null, null, null, null, null, null, null, null, null, null, null, null =&gt; cdunq156 // ring of danger sense</text:p>
          </table:table-cell>
        </table:table-row>
        <table:table-row table:style-name="ro1">
          <table:table-cell table:formula="of:=CONCATENATE(;&quot;  &quot;;[$icons.$A159];&quot;, &quot;;[$icons.$B159];&quot;, &quot;;[$icons.$C159];&quot;, &quot;;[$icons.$D159];&quot;, &quot;;[$icons.$E159];&quot;, &quot;;[$icons.$F159];&quot;, &quot;;[$icons.$G159];&quot;, &quot;;[$icons.$H159];&quot;, &quot;;[$icons.$I159];&quot;, &quot;;[$icons.$J159];&quot;, &quot;;[$icons.$K159];&quot;, &quot;;[$icons.$L159];&quot;, &quot;;[$icons.$M159];&quot;, &quot;;[$icons.$N159];&quot;, &quot;;[$icons.$O159];&quot;, &quot;;[$icons.$P159];&quot;, &quot;;[$icons.$Q159];&quot;, &quot;;[$icons.$R159];&quot;, &quot;;[$icons.$S159];&quot;, &quot;;[$icons.$T159];&quot;, &quot;;[$icons.$U159];&quot;, &quot;;[$icons.$V159];&quot; =&gt; &quot;;[$icons.$A159];&quot; // &quot;;[$icons.$W159])" office:value-type="string" office:string-value="  cdunq157, null, null, uring3c, null, ring37, iring37, bg2, other, null, null, null, null, null, null, null, null, null, null, null, null, null =&gt; cdunq157 // storm ring" calcext:value-type="string">
            <text:p><text:s text:c="2"/>cdunq157, null, null, uring3c, null, ring37, iring37, bg2, other, null, null, null, null, null, null, null, null, null, null, null, null, null =&gt; cdunq157 // storm ring</text:p>
          </table:table-cell>
        </table:table-row>
        <table:table-row table:style-name="ro1">
          <table:table-cell table:formula="of:=CONCATENATE(;&quot;  &quot;;[$icons.$A160];&quot;, &quot;;[$icons.$B160];&quot;, &quot;;[$icons.$C160];&quot;, &quot;;[$icons.$D160];&quot;, &quot;;[$icons.$E160];&quot;, &quot;;[$icons.$F160];&quot;, &quot;;[$icons.$G160];&quot;, &quot;;[$icons.$H160];&quot;, &quot;;[$icons.$I160];&quot;, &quot;;[$icons.$J160];&quot;, &quot;;[$icons.$K160];&quot;, &quot;;[$icons.$L160];&quot;, &quot;;[$icons.$M160];&quot;, &quot;;[$icons.$N160];&quot;, &quot;;[$icons.$O160];&quot;, &quot;;[$icons.$P160];&quot;, &quot;;[$icons.$Q160];&quot;, &quot;;[$icons.$R160];&quot;, &quot;;[$icons.$S160];&quot;, &quot;;[$icons.$T160];&quot;, &quot;;[$icons.$U160];&quot;, &quot;;[$icons.$V160];&quot; =&gt; &quot;;[$icons.$A160];&quot; // &quot;;[$icons.$W160])" office:value-type="string" office:string-value="  cdunq158, null, null, uring4a, null, ring38, iring38, bg2, other, null, null, null, null, null, null, null, null, null, null, null, null, null =&gt; cdunq158 // dawn ring" calcext:value-type="string">
            <text:p><text:s text:c="2"/>cdunq158, null, null, uring4a, null, ring38, iring38, bg2, other, null, null, null, null, null, null, null, null, null, null, null, null, null =&gt; cdunq158 // dawn ring</text:p>
          </table:table-cell>
        </table:table-row>
        <table:table-row table:style-name="ro1">
          <table:table-cell table:formula="of:=CONCATENATE(;&quot;  &quot;;[$icons.$A161];&quot;, &quot;;[$icons.$B161];&quot;, &quot;;[$icons.$C161];&quot;, &quot;;[$icons.$D161];&quot;, &quot;;[$icons.$E161];&quot;, &quot;;[$icons.$F161];&quot;, &quot;;[$icons.$G161];&quot;, &quot;;[$icons.$H161];&quot;, &quot;;[$icons.$I161];&quot;, &quot;;[$icons.$J161];&quot;, &quot;;[$icons.$K161];&quot;, &quot;;[$icons.$L161];&quot;, &quot;;[$icons.$M161];&quot;, &quot;;[$icons.$N161];&quot;, &quot;;[$icons.$O161];&quot;, &quot;;[$icons.$P161];&quot;, &quot;;[$icons.$Q161];&quot;, &quot;;[$icons.$R161];&quot;, &quot;;[$icons.$S161];&quot;, &quot;;[$icons.$T161];&quot;, &quot;;[$icons.$U161];&quot;, &quot;;[$icons.$V161];&quot; =&gt; &quot;;[$icons.$A161];&quot; // &quot;;[$icons.$W161])" office:value-type="string" office:string-value="  cdunq159, null, null, uring4b, null, ring43, iring43, bg2, other, null, null, null, null, null, null, null, null, null, null, null, null, null =&gt; cdunq159 // oaken ring" calcext:value-type="string">
            <text:p><text:s text:c="2"/>cdunq159, null, null, uring4b, null, ring43, iring43, bg2, other, null, null, null, null, null, null, null, null, null, null, null, null, null =&gt; cdunq159 // oaken ring</text:p>
          </table:table-cell>
        </table:table-row>
        <table:table-row table:style-name="ro1">
          <table:table-cell table:formula="of:=CONCATENATE(;&quot;  &quot;;[$icons.$A162];&quot;, &quot;;[$icons.$B162];&quot;, &quot;;[$icons.$C162];&quot;, &quot;;[$icons.$D162];&quot;, &quot;;[$icons.$E162];&quot;, &quot;;[$icons.$F162];&quot;, &quot;;[$icons.$G162];&quot;, &quot;;[$icons.$H162];&quot;, &quot;;[$icons.$I162];&quot;, &quot;;[$icons.$J162];&quot;, &quot;;[$icons.$K162];&quot;, &quot;;[$icons.$L162];&quot;, &quot;;[$icons.$M162];&quot;, &quot;;[$icons.$N162];&quot;, &quot;;[$icons.$O162];&quot;, &quot;;[$icons.$P162];&quot;, &quot;;[$icons.$Q162];&quot;, &quot;;[$icons.$R162];&quot;, &quot;;[$icons.$S162];&quot;, &quot;;[$icons.$T162];&quot;, &quot;;[$icons.$U162];&quot;, &quot;;[$icons.$V162];&quot; =&gt; &quot;;[$icons.$A162];&quot; // &quot;;[$icons.$W162])" office:value-type="string" office:string-value="  cdunq160, null, null, uring4c, null, ring44, iring44, bg2, other, null, null, null, null, null, null, null, null, null, null, null, null, null =&gt; cdunq160 // heartwood ring" calcext:value-type="string">
            <text:p><text:s text:c="2"/>cdunq160, null, null, uring4c, null, ring44, iring44, bg2, other, null, null, null, null, null, null, null, null, null, null, null, null, null =&gt; cdunq160 // heartwood ring</text:p>
          </table:table-cell>
        </table:table-row>
        <table:table-row table:style-name="ro1">
          <table:table-cell table:formula="of:=CONCATENATE(;&quot;  &quot;;[$icons.$A163];&quot;, &quot;;[$icons.$B163];&quot;, &quot;;[$icons.$C163];&quot;, &quot;;[$icons.$D163];&quot;, &quot;;[$icons.$E163];&quot;, &quot;;[$icons.$F163];&quot;, &quot;;[$icons.$G163];&quot;, &quot;;[$icons.$H163];&quot;, &quot;;[$icons.$I163];&quot;, &quot;;[$icons.$J163];&quot;, &quot;;[$icons.$K163];&quot;, &quot;;[$icons.$L163];&quot;, &quot;;[$icons.$M163];&quot;, &quot;;[$icons.$N163];&quot;, &quot;;[$icons.$O163];&quot;, &quot;;[$icons.$P163];&quot;, &quot;;[$icons.$Q163];&quot;, &quot;;[$icons.$R163];&quot;, &quot;;[$icons.$S163];&quot;, &quot;;[$icons.$T163];&quot;, &quot;;[$icons.$U163];&quot;, &quot;;[$icons.$V163];&quot; =&gt; &quot;;[$icons.$A163];&quot; // &quot;;[$icons.$W163])" office:value-type="string" office:string-value="  cdunq161, null, null, uring5a, null, ring45, iring45, bg2, other, null, null, null, null, null, null, null, null, null, null, null, null, null =&gt; cdunq161 // delryn family ring" calcext:value-type="string">
            <text:p><text:s text:c="2"/>cdunq161, null, null, uring5a, null, ring45, iring45, bg2, other, null, null, null, null, null, null, null, null, null, null, null, null, null =&gt; cdunq161 // delryn family ring</text:p>
          </table:table-cell>
        </table:table-row>
        <table:table-row table:style-name="ro1">
          <table:table-cell table:formula="of:=CONCATENATE(;&quot;  &quot;;[$icons.$A164];&quot;, &quot;;[$icons.$B164];&quot;, &quot;;[$icons.$C164];&quot;, &quot;;[$icons.$D164];&quot;, &quot;;[$icons.$E164];&quot;, &quot;;[$icons.$F164];&quot;, &quot;;[$icons.$G164];&quot;, &quot;;[$icons.$H164];&quot;, &quot;;[$icons.$I164];&quot;, &quot;;[$icons.$J164];&quot;, &quot;;[$icons.$K164];&quot;, &quot;;[$icons.$L164];&quot;, &quot;;[$icons.$M164];&quot;, &quot;;[$icons.$N164];&quot;, &quot;;[$icons.$O164];&quot;, &quot;;[$icons.$P164];&quot;, &quot;;[$icons.$Q164];&quot;, &quot;;[$icons.$R164];&quot;, &quot;;[$icons.$S164];&quot;, &quot;;[$icons.$T164];&quot;, &quot;;[$icons.$U164];&quot;, &quot;;[$icons.$V164];&quot; =&gt; &quot;;[$icons.$A164];&quot; // &quot;;[$icons.$W164])" office:value-type="string" office:string-value="  cdunq162, null, null, uring5b, null, ring46, iring46, bg2, other, null, null, null, null, null, null, null, null, null, null, null, null, null =&gt; cdunq162 // ring of anti-venom" calcext:value-type="string">
            <text:p><text:s text:c="2"/>cdunq162, null, null, uring5b, null, ring46, iring46, bg2, other, null, null, null, null, null, null, null, null, null, null, null, null, null =&gt; cdunq162 // ring of anti-venom</text:p>
          </table:table-cell>
        </table:table-row>
        <table:table-row table:style-name="ro1">
          <table:table-cell table:formula="of:=CONCATENATE(;&quot;  &quot;;[$icons.$A165];&quot;, &quot;;[$icons.$B165];&quot;, &quot;;[$icons.$C165];&quot;, &quot;;[$icons.$D165];&quot;, &quot;;[$icons.$E165];&quot;, &quot;;[$icons.$F165];&quot;, &quot;;[$icons.$G165];&quot;, &quot;;[$icons.$H165];&quot;, &quot;;[$icons.$I165];&quot;, &quot;;[$icons.$J165];&quot;, &quot;;[$icons.$K165];&quot;, &quot;;[$icons.$L165];&quot;, &quot;;[$icons.$M165];&quot;, &quot;;[$icons.$N165];&quot;, &quot;;[$icons.$O165];&quot;, &quot;;[$icons.$P165];&quot;, &quot;;[$icons.$Q165];&quot;, &quot;;[$icons.$R165];&quot;, &quot;;[$icons.$S165];&quot;, &quot;;[$icons.$T165];&quot;, &quot;;[$icons.$U165];&quot;, &quot;;[$icons.$V165];&quot; =&gt; &quot;;[$icons.$A165];&quot; // &quot;;[$icons.$W165])" office:value-type="string" office:string-value="  cdunq163, null, null, urobe1a, null, clck29, iclck29, bg2, armor, 15, 48, 28, null, null, null, null, null, null, null, null, null, null =&gt; cdunq163 // robe of the apprenti" calcext:value-type="string">
            <text:p><text:s text:c="2"/>cdunq163, null, null, urobe1a, null, clck29, iclck29, bg2, armor, 15, 48, 28, null, null, null, null, null, null, null, null, null, null =&gt; cdunq163 // robe of the apprenti</text:p>
          </table:table-cell>
        </table:table-row>
        <table:table-row table:style-name="ro1">
          <table:table-cell table:formula="of:=CONCATENATE(;&quot;  &quot;;[$icons.$A166];&quot;, &quot;;[$icons.$B166];&quot;, &quot;;[$icons.$C166];&quot;, &quot;;[$icons.$D166];&quot;, &quot;;[$icons.$E166];&quot;, &quot;;[$icons.$F166];&quot;, &quot;;[$icons.$G166];&quot;, &quot;;[$icons.$H166];&quot;, &quot;;[$icons.$I166];&quot;, &quot;;[$icons.$J166];&quot;, &quot;;[$icons.$K166];&quot;, &quot;;[$icons.$L166];&quot;, &quot;;[$icons.$M166];&quot;, &quot;;[$icons.$N166];&quot;, &quot;;[$icons.$O166];&quot;, &quot;;[$icons.$P166];&quot;, &quot;;[$icons.$Q166];&quot;, &quot;;[$icons.$R166];&quot;, &quot;;[$icons.$S166];&quot;, &quot;;[$icons.$T166];&quot;, &quot;;[$icons.$U166];&quot;, &quot;;[$icons.$V166];&quot; =&gt; &quot;;[$icons.$A166];&quot; // &quot;;[$icons.$W166])" office:value-type="string" office:string-value="  cdunq164, null, null, ushld2a, null, 00shlf14, ishdtb3, iwd2, shield, null, null, null, null, null, null, 94, 100, 100, 94, null, null, null =&gt; cdunq164 // tower shield" calcext:value-type="string">
            <text:p><text:s text:c="2"/>cdunq164, null, null, ushld2a, null, 00shlf14, ishdtb3, iwd2, shield, null, null, null, null, null, null, 94, 100, 100, 94, null, null, null =&gt; cdunq164 // tower shield</text:p>
          </table:table-cell>
        </table:table-row>
        <table:table-row table:style-name="ro1">
          <table:table-cell table:formula="of:=CONCATENATE(;&quot;  &quot;;[$icons.$A167];&quot;, &quot;;[$icons.$B167];&quot;, &quot;;[$icons.$C167];&quot;, &quot;;[$icons.$D167];&quot;, &quot;;[$icons.$E167];&quot;, &quot;;[$icons.$F167];&quot;, &quot;;[$icons.$G167];&quot;, &quot;;[$icons.$H167];&quot;, &quot;;[$icons.$I167];&quot;, &quot;;[$icons.$J167];&quot;, &quot;;[$icons.$K167];&quot;, &quot;;[$icons.$L167];&quot;, &quot;;[$icons.$M167];&quot;, &quot;;[$icons.$N167];&quot;, &quot;;[$icons.$O167];&quot;, &quot;;[$icons.$P167];&quot;, &quot;;[$icons.$Q167];&quot;, &quot;;[$icons.$R167];&quot;, &quot;;[$icons.$S167];&quot;, &quot;;[$icons.$T167];&quot;, &quot;;[$icons.$U167];&quot;, &quot;;[$icons.$V167];&quot; =&gt; &quot;;[$icons.$A167];&quot; // &quot;;[$icons.$W167])" office:value-type="string" office:string-value="  cdunq165, null, null, ushld2b, null, 00shld16, ishdtm1, iwd2, shield, null, null, null, null, null, null, 42, 67, 67, 42, null, null, null =&gt; cdunq165 // tower shield +1, others" calcext:value-type="string">
            <text:p><text:s text:c="2"/>cdunq165, null, null, ushld2b, null, 00shld16, ishdtm1, iwd2, shield, null, null, null, null, null, null, 42, 67, 67, 42, null, null, null =&gt; cdunq165 // tower shield +1, others</text:p>
          </table:table-cell>
        </table:table-row>
        <table:table-row table:style-name="ro1">
          <table:table-cell table:formula="of:=CONCATENATE(;&quot;  &quot;;[$icons.$A168];&quot;, &quot;;[$icons.$B168];&quot;, &quot;;[$icons.$C168];&quot;, &quot;;[$icons.$D168];&quot;, &quot;;[$icons.$E168];&quot;, &quot;;[$icons.$F168];&quot;, &quot;;[$icons.$G168];&quot;, &quot;;[$icons.$H168];&quot;, &quot;;[$icons.$I168];&quot;, &quot;;[$icons.$J168];&quot;, &quot;;[$icons.$K168];&quot;, &quot;;[$icons.$L168];&quot;, &quot;;[$icons.$M168];&quot;, &quot;;[$icons.$N168];&quot;, &quot;;[$icons.$O168];&quot;, &quot;;[$icons.$P168];&quot;, &quot;;[$icons.$Q168];&quot;, &quot;;[$icons.$R168];&quot;, &quot;;[$icons.$S168];&quot;, &quot;;[$icons.$T168];&quot;, &quot;;[$icons.$U168];&quot;, &quot;;[$icons.$V168];&quot; =&gt; &quot;;[$icons.$A168];&quot; // &quot;;[$icons.$W168])" office:value-type="string" office:string-value="  cdunq166, null, null, ushld3a, null, 00shld15, ishdtb4, iwd2, shield, null, null, null, null, null, null, 94, 100, 100, 94, null, null, null =&gt; cdunq166 // tower shield" calcext:value-type="string">
            <text:p><text:s text:c="2"/>cdunq166, null, null, ushld3a, null, 00shld15, ishdtb4, iwd2, shield, null, null, null, null, null, null, 94, 100, 100, 94, null, null, null =&gt; cdunq166 // tower shield</text:p>
          </table:table-cell>
        </table:table-row>
        <table:table-row table:style-name="ro1">
          <table:table-cell table:formula="of:=CONCATENATE(;&quot;  &quot;;[$icons.$A169];&quot;, &quot;;[$icons.$B169];&quot;, &quot;;[$icons.$C169];&quot;, &quot;;[$icons.$D169];&quot;, &quot;;[$icons.$E169];&quot;, &quot;;[$icons.$F169];&quot;, &quot;;[$icons.$G169];&quot;, &quot;;[$icons.$H169];&quot;, &quot;;[$icons.$I169];&quot;, &quot;;[$icons.$J169];&quot;, &quot;;[$icons.$K169];&quot;, &quot;;[$icons.$L169];&quot;, &quot;;[$icons.$M169];&quot;, &quot;;[$icons.$N169];&quot;, &quot;;[$icons.$O169];&quot;, &quot;;[$icons.$P169];&quot;, &quot;;[$icons.$Q169];&quot;, &quot;;[$icons.$R169];&quot;, &quot;;[$icons.$S169];&quot;, &quot;;[$icons.$T169];&quot;, &quot;;[$icons.$U169];&quot;, &quot;;[$icons.$V169];&quot; =&gt; &quot;;[$icons.$A169];&quot; // &quot;;[$icons.$W169])" office:value-type="string" office:string-value="  cdunq167, null, null, ushld3b, null, shld23, ishld23, bg2, shield, null, null, null, null, null, null, 59, null, null, 60, null, null, null =&gt; cdunq167 // fortress shield" calcext:value-type="string">
            <text:p><text:s text:c="2"/>cdunq167, null, null, ushld3b, null, shld23, ishld23, bg2, shield, null, null, null, null, null, null, 59, null, null, 60, null, null, null =&gt; cdunq167 // fortress shield</text:p>
          </table:table-cell>
        </table:table-row>
        <table:table-row table:style-name="ro1">
          <table:table-cell table:formula="of:=CONCATENATE(;&quot;  &quot;;[$icons.$A170];&quot;, &quot;;[$icons.$B170];&quot;, &quot;;[$icons.$C170];&quot;, &quot;;[$icons.$D170];&quot;, &quot;;[$icons.$E170];&quot;, &quot;;[$icons.$F170];&quot;, &quot;;[$icons.$G170];&quot;, &quot;;[$icons.$H170];&quot;, &quot;;[$icons.$I170];&quot;, &quot;;[$icons.$J170];&quot;, &quot;;[$icons.$K170];&quot;, &quot;;[$icons.$L170];&quot;, &quot;;[$icons.$M170];&quot;, &quot;;[$icons.$N170];&quot;, &quot;;[$icons.$O170];&quot;, &quot;;[$icons.$P170];&quot;, &quot;;[$icons.$Q170];&quot;, &quot;;[$icons.$R170];&quot;, &quot;;[$icons.$S170];&quot;, &quot;;[$icons.$T170];&quot;, &quot;;[$icons.$U170];&quot;, &quot;;[$icons.$V170];&quot; =&gt; &quot;;[$icons.$A170];&quot; // &quot;;[$icons.$W170])" office:value-type="string" office:string-value="  cdunq168, null, null, ushld4a, null, shld19, ishld19, bg, shield, null, null, null, null, null, null, 25, null, 25, 25, null, null, null =&gt; cdunq168 // unused (large +2 shield?)" calcext:value-type="string">
            <text:p><text:s text:c="2"/>cdunq168, null, null, ushld4a, null, shld19, ishld19, bg, shield, null, null, null, null, null, null, 25, null, 25, 25, null, null, null =&gt; cdunq168 // unused (large +2 shield?)</text:p>
          </table:table-cell>
        </table:table-row>
        <table:table-row table:style-name="ro1">
          <table:table-cell table:formula="of:=CONCATENATE(;&quot;  &quot;;[$icons.$A171];&quot;, &quot;;[$icons.$B171];&quot;, &quot;;[$icons.$C171];&quot;, &quot;;[$icons.$D171];&quot;, &quot;;[$icons.$E171];&quot;, &quot;;[$icons.$F171];&quot;, &quot;;[$icons.$G171];&quot;, &quot;;[$icons.$H171];&quot;, &quot;;[$icons.$I171];&quot;, &quot;;[$icons.$J171];&quot;, &quot;;[$icons.$K171];&quot;, &quot;;[$icons.$L171];&quot;, &quot;;[$icons.$M171];&quot;, &quot;;[$icons.$N171];&quot;, &quot;;[$icons.$O171];&quot;, &quot;;[$icons.$P171];&quot;, &quot;;[$icons.$Q171];&quot;, &quot;;[$icons.$R171];&quot;, &quot;;[$icons.$S171];&quot;, &quot;;[$icons.$T171];&quot;, &quot;;[$icons.$U171];&quot;, &quot;;[$icons.$V171];&quot; =&gt; &quot;;[$icons.$A171];&quot; // &quot;;[$icons.$W171])" office:value-type="string" office:string-value="  cdunq169, null, null, usltr01, null, leat24, ileat24, bg2, armor, 25, 21, 21, null, null, null, null, null, null, null, null, null, null =&gt; cdunq169 // grandmaster's armor" calcext:value-type="string">
            <text:p><text:s text:c="2"/>cdunq169, null, null, usltr01, null, leat24, ileat24, bg2, armor, 25, 21, 21, null, null, null, null, null, null, null, null, null, null =&gt; cdunq169 // grandmaster's armor</text:p>
          </table:table-cell>
        </table:table-row>
        <table:table-row table:style-name="ro1">
          <table:table-cell table:formula="of:=CONCATENATE(;&quot;  &quot;;[$icons.$A172];&quot;, &quot;;[$icons.$B172];&quot;, &quot;;[$icons.$C172];&quot;, &quot;;[$icons.$D172];&quot;, &quot;;[$icons.$E172];&quot;, &quot;;[$icons.$F172];&quot;, &quot;;[$icons.$G172];&quot;, &quot;;[$icons.$H172];&quot;, &quot;;[$icons.$I172];&quot;, &quot;;[$icons.$J172];&quot;, &quot;;[$icons.$K172];&quot;, &quot;;[$icons.$L172];&quot;, &quot;;[$icons.$M172];&quot;, &quot;;[$icons.$N172];&quot;, &quot;;[$icons.$O172];&quot;, &quot;;[$icons.$P172];&quot;, &quot;;[$icons.$Q172];&quot;, &quot;;[$icons.$R172];&quot;, &quot;;[$icons.$S172];&quot;, &quot;;[$icons.$T172];&quot;, &quot;;[$icons.$U172];&quot;, &quot;;[$icons.$V172];&quot; =&gt; &quot;;[$icons.$A172];&quot; // &quot;;[$icons.$W172])" office:value-type="string" office:string-value="  cdunq170, null, null, usltr2a, null, leat16, ileat16, bg2, armor, 28, 22, 94, null, null, null, null, null, null, null, null, null, null =&gt; cdunq170 // orc leather" calcext:value-type="string">
            <text:p><text:s text:c="2"/>cdunq170, null, null, usltr2a, null, leat16, ileat16, bg2, armor, 28, 22, 94, null, null, null, null, null, null, null, null, null, null =&gt; cdunq170 // orc leather</text:p>
          </table:table-cell>
        </table:table-row>
        <table:table-row table:style-name="ro1">
          <table:table-cell table:formula="of:=CONCATENATE(;&quot;  &quot;;[$icons.$A173];&quot;, &quot;;[$icons.$B173];&quot;, &quot;;[$icons.$C173];&quot;, &quot;;[$icons.$D173];&quot;, &quot;;[$icons.$E173];&quot;, &quot;;[$icons.$F173];&quot;, &quot;;[$icons.$G173];&quot;, &quot;;[$icons.$H173];&quot;, &quot;;[$icons.$I173];&quot;, &quot;;[$icons.$J173];&quot;, &quot;;[$icons.$K173];&quot;, &quot;;[$icons.$L173];&quot;, &quot;;[$icons.$M173];&quot;, &quot;;[$icons.$N173];&quot;, &quot;;[$icons.$O173];&quot;, &quot;;[$icons.$P173];&quot;, &quot;;[$icons.$Q173];&quot;, &quot;;[$icons.$R173];&quot;, &quot;;[$icons.$S173];&quot;, &quot;;[$icons.$T173];&quot;, &quot;;[$icons.$U173];&quot;, &quot;;[$icons.$V173];&quot; =&gt; &quot;;[$icons.$A173];&quot; // &quot;;[$icons.$W173])" office:value-type="string" office:string-value="  cdunq171, null, null, usltr3a, null, leat17, ileat17, bg2, armor, 27, 83, 83, null, null, null, null, null, null, null, null, null, null =&gt; cdunq171 // armor of deep night" calcext:value-type="string">
            <text:p><text:s text:c="2"/>cdunq171, null, null, usltr3a, null, leat17, ileat17, bg2, armor, 27, 83, 83, null, null, null, null, null, null, null, null, null, null =&gt; cdunq171 // armor of deep night</text:p>
          </table:table-cell>
        </table:table-row>
        <table:table-row table:style-name="ro1">
          <table:table-cell table:formula="of:=CONCATENATE(;&quot;  &quot;;[$icons.$A174];&quot;, &quot;;[$icons.$B174];&quot;, &quot;;[$icons.$C174];&quot;, &quot;;[$icons.$D174];&quot;, &quot;;[$icons.$E174];&quot;, &quot;;[$icons.$F174];&quot;, &quot;;[$icons.$G174];&quot;, &quot;;[$icons.$H174];&quot;, &quot;;[$icons.$I174];&quot;, &quot;;[$icons.$J174];&quot;, &quot;;[$icons.$K174];&quot;, &quot;;[$icons.$L174];&quot;, &quot;;[$icons.$M174];&quot;, &quot;;[$icons.$N174];&quot;, &quot;;[$icons.$O174];&quot;, &quot;;[$icons.$P174];&quot;, &quot;;[$icons.$Q174];&quot;, &quot;;[$icons.$R174];&quot;, &quot;;[$icons.$S174];&quot;, &quot;;[$icons.$T174];&quot;, &quot;;[$icons.$U174];&quot;, &quot;;[$icons.$V174];&quot; =&gt; &quot;;[$icons.$A174];&quot; // &quot;;[$icons.$W174])" office:value-type="string" office:string-value="  cdunq172, null, null, usltr4a, null, leat18, ileat18, bg2, armor, 27, 4, 22, null, null, null, null, null, null, null, null, null, null =&gt; cdunq172 // armor of the viper" calcext:value-type="string">
            <text:p><text:s text:c="2"/>cdunq172, null, null, usltr4a, null, leat18, ileat18, bg2, armor, 27, 4, 22, null, null, null, null, null, null, null, null, null, null =&gt; cdunq172 // armor of the viper</text:p>
          </table:table-cell>
        </table:table-row>
        <table:table-row table:style-name="ro1">
          <table:table-cell table:formula="of:=CONCATENATE(;&quot;  &quot;;[$icons.$A175];&quot;, &quot;;[$icons.$B175];&quot;, &quot;;[$icons.$C175];&quot;, &quot;;[$icons.$D175];&quot;, &quot;;[$icons.$E175];&quot;, &quot;;[$icons.$F175];&quot;, &quot;;[$icons.$G175];&quot;, &quot;;[$icons.$H175];&quot;, &quot;;[$icons.$I175];&quot;, &quot;;[$icons.$J175];&quot;, &quot;;[$icons.$K175];&quot;, &quot;;[$icons.$L175];&quot;, &quot;;[$icons.$M175];&quot;, &quot;;[$icons.$N175];&quot;, &quot;;[$icons.$O175];&quot;, &quot;;[$icons.$P175];&quot;, &quot;;[$icons.$Q175];&quot;, &quot;;[$icons.$R175];&quot;, &quot;;[$icons.$S175];&quot;, &quot;;[$icons.$T175];&quot;, &quot;;[$icons.$U175];&quot;, &quot;;[$icons.$V175];&quot; =&gt; &quot;;[$icons.$A175];&quot; // &quot;;[$icons.$W175])" office:value-type="string" office:string-value="  cdunq173, null, null, usltr5a, null, leat14, ileat14, bg2, armor, 27, 91, 91, null, null, null, null, null, null, null, null, null, null =&gt; cdunq173 // the night's gift" calcext:value-type="string">
            <text:p><text:s text:c="2"/>cdunq173, null, null, usltr5a, null, leat14, ileat14, bg2, armor, 27, 91, 91, null, null, null, null, null, null, null, null, null, null =&gt; cdunq173 // the night's gift</text:p>
          </table:table-cell>
        </table:table-row>
        <table:table-row table:style-name="ro1">
          <table:table-cell table:formula="of:=CONCATENATE(;&quot;  &quot;;[$icons.$A176];&quot;, &quot;;[$icons.$B176];&quot;, &quot;;[$icons.$C176];&quot;, &quot;;[$icons.$D176];&quot;, &quot;;[$icons.$E176];&quot;, &quot;;[$icons.$F176];&quot;, &quot;;[$icons.$G176];&quot;, &quot;;[$icons.$H176];&quot;, &quot;;[$icons.$I176];&quot;, &quot;;[$icons.$J176];&quot;, &quot;;[$icons.$K176];&quot;, &quot;;[$icons.$L176];&quot;, &quot;;[$icons.$M176];&quot;, &quot;;[$icons.$N176];&quot;, &quot;;[$icons.$O176];&quot;, &quot;;[$icons.$P176];&quot;, &quot;;[$icons.$Q176];&quot;, &quot;;[$icons.$R176];&quot;, &quot;;[$icons.$S176];&quot;, &quot;;[$icons.$T176];&quot;, &quot;;[$icons.$U176];&quot;, &quot;;[$icons.$V176];&quot; =&gt; &quot;;[$icons.$A176];&quot; // &quot;;[$icons.$W176])" office:value-type="string" office:string-value="  cdunq174, null, null, uspot2a, null, misc3c, imisc3c, bg2, other, null, null, null, null, null, null, null, null, null, null, null, null, null =&gt; cdunq174 // efreeti bottle" calcext:value-type="string">
            <text:p><text:s text:c="2"/>cdunq174, null, null, uspot2a, null, misc3c, imisc3c, bg2, other, null, null, null, null, null, null, null, null, null, null, null, null, null =&gt; cdunq174 // efreeti bottle</text:p>
          </table:table-cell>
        </table:table-row>
        <table:table-row table:style-name="ro1">
          <table:table-cell table:formula="of:=CONCATENATE(;&quot;  &quot;;[$icons.$A177];&quot;, &quot;;[$icons.$B177];&quot;, &quot;;[$icons.$C177];&quot;, &quot;;[$icons.$D177];&quot;, &quot;;[$icons.$E177];&quot;, &quot;;[$icons.$F177];&quot;, &quot;;[$icons.$G177];&quot;, &quot;;[$icons.$H177];&quot;, &quot;;[$icons.$I177];&quot;, &quot;;[$icons.$J177];&quot;, &quot;;[$icons.$K177];&quot;, &quot;;[$icons.$L177];&quot;, &quot;;[$icons.$M177];&quot;, &quot;;[$icons.$N177];&quot;, &quot;;[$icons.$O177];&quot;, &quot;;[$icons.$P177];&quot;, &quot;;[$icons.$Q177];&quot;, &quot;;[$icons.$R177];&quot;, &quot;;[$icons.$S177];&quot;, &quot;;[$icons.$T177];&quot;, &quot;;[$icons.$U177];&quot;, &quot;;[$icons.$V177];&quot; =&gt; &quot;;[$icons.$A177];&quot; // &quot;;[$icons.$W177])" office:value-type="string" office:string-value="  cdunq175, null, null, uspot2b, null, null, ipotn05, bg2, other, null, null, null, null, null, null, null, null, null, null, null, null, null =&gt; cdunq175 // recolored ipotn05 (purple)" calcext:value-type="string">
            <text:p><text:s text:c="2"/>cdunq175, null, null, uspot2b, null, null, ipotn05, bg2, other, null, null, null, null, null, null, null, null, null, null, null, null, null =&gt; cdunq175 // recolored ipotn05 (purple)</text:p>
          </table:table-cell>
        </table:table-row>
        <table:table-row table:style-name="ro1">
          <table:table-cell table:formula="of:=CONCATENATE(;&quot;  &quot;;[$icons.$A178];&quot;, &quot;;[$icons.$B178];&quot;, &quot;;[$icons.$C178];&quot;, &quot;;[$icons.$D178];&quot;, &quot;;[$icons.$E178];&quot;, &quot;;[$icons.$F178];&quot;, &quot;;[$icons.$G178];&quot;, &quot;;[$icons.$H178];&quot;, &quot;;[$icons.$I178];&quot;, &quot;;[$icons.$J178];&quot;, &quot;;[$icons.$K178];&quot;, &quot;;[$icons.$L178];&quot;, &quot;;[$icons.$M178];&quot;, &quot;;[$icons.$N178];&quot;, &quot;;[$icons.$O178];&quot;, &quot;;[$icons.$P178];&quot;, &quot;;[$icons.$Q178];&quot;, &quot;;[$icons.$R178];&quot;, &quot;;[$icons.$S178];&quot;, &quot;;[$icons.$T178];&quot;, &quot;;[$icons.$U178];&quot;, &quot;;[$icons.$V178];&quot; =&gt; &quot;;[$icons.$A178];&quot; // &quot;;[$icons.$W178])" office:value-type="string" office:string-value="  cdunq176, null, null, uspot3a, null, potn52, ipotn52, bg2, other, null, null, null, null, null, null, null, null, null, null, null, null, null =&gt; cdunq176 // potion of extra healing" calcext:value-type="string">
            <text:p><text:s text:c="2"/>cdunq176, null, null, uspot3a, null, potn52, ipotn52, bg2, other, null, null, null, null, null, null, null, null, null, null, null, null, null =&gt; cdunq176 // potion of extra healing</text:p>
          </table:table-cell>
        </table:table-row>
        <table:table-row table:style-name="ro1">
          <table:table-cell table:formula="of:=CONCATENATE(;&quot;  &quot;;[$icons.$A179];&quot;, &quot;;[$icons.$B179];&quot;, &quot;;[$icons.$C179];&quot;, &quot;;[$icons.$D179];&quot;, &quot;;[$icons.$E179];&quot;, &quot;;[$icons.$F179];&quot;, &quot;;[$icons.$G179];&quot;, &quot;;[$icons.$H179];&quot;, &quot;;[$icons.$I179];&quot;, &quot;;[$icons.$J179];&quot;, &quot;;[$icons.$K179];&quot;, &quot;;[$icons.$L179];&quot;, &quot;;[$icons.$M179];&quot;, &quot;;[$icons.$N179];&quot;, &quot;;[$icons.$O179];&quot;, &quot;;[$icons.$P179];&quot;, &quot;;[$icons.$Q179];&quot;, &quot;;[$icons.$R179];&quot;, &quot;;[$icons.$S179];&quot;, &quot;;[$icons.$T179];&quot;, &quot;;[$icons.$U179];&quot;, &quot;;[$icons.$V179];&quot; =&gt; &quot;;[$icons.$A179];&quot; // &quot;;[$icons.$W179])" office:value-type="string" office:string-value="  cdunq177, null, null, uspot3b, null, null, ipotn50, bg2, other, null, null, null, null, null, null, null, null, null, null, null, null, null =&gt; cdunq177 // unused" calcext:value-type="string">
            <text:p><text:s text:c="2"/>cdunq177, null, null, uspot3b, null, null, ipotn50, bg2, other, null, null, null, null, null, null, null, null, null, null, null, null, null =&gt; cdunq177 // unused</text:p>
          </table:table-cell>
        </table:table-row>
        <table:table-row table:style-name="ro1">
          <table:table-cell table:formula="of:=CONCATENATE(;&quot;  &quot;;[$icons.$A180];&quot;, &quot;;[$icons.$B180];&quot;, &quot;;[$icons.$C180];&quot;, &quot;;[$icons.$D180];&quot;, &quot;;[$icons.$E180];&quot;, &quot;;[$icons.$F180];&quot;, &quot;;[$icons.$G180];&quot;, &quot;;[$icons.$H180];&quot;, &quot;;[$icons.$I180];&quot;, &quot;;[$icons.$J180];&quot;, &quot;;[$icons.$K180];&quot;, &quot;;[$icons.$L180];&quot;, &quot;;[$icons.$M180];&quot;, &quot;;[$icons.$N180];&quot;, &quot;;[$icons.$O180];&quot;, &quot;;[$icons.$P180];&quot;, &quot;;[$icons.$Q180];&quot;, &quot;;[$icons.$R180];&quot;, &quot;;[$icons.$S180];&quot;, &quot;;[$icons.$T180];&quot;, &quot;;[$icons.$U180];&quot;, &quot;;[$icons.$V180];&quot; =&gt; &quot;;[$icons.$A180];&quot; // &quot;;[$icons.$W180])" office:value-type="string" office:string-value="  cdunq178, null, null, uspot3c, null, null, ipotn01, bg2, other, null, null, null, null, null, null, null, null, null, null, null, null, null =&gt; cdunq178 // unused" calcext:value-type="string">
            <text:p><text:s text:c="2"/>cdunq178, null, null, uspot3c, null, null, ipotn01, bg2, other, null, null, null, null, null, null, null, null, null, null, null, null, null =&gt; cdunq178 // unused</text:p>
          </table:table-cell>
        </table:table-row>
        <table:table-row table:style-name="ro1">
          <table:table-cell table:formula="of:=CONCATENATE(;&quot;  &quot;;[$icons.$A181];&quot;, &quot;;[$icons.$B181];&quot;, &quot;;[$icons.$C181];&quot;, &quot;;[$icons.$D181];&quot;, &quot;;[$icons.$E181];&quot;, &quot;;[$icons.$F181];&quot;, &quot;;[$icons.$G181];&quot;, &quot;;[$icons.$H181];&quot;, &quot;;[$icons.$I181];&quot;, &quot;;[$icons.$J181];&quot;, &quot;;[$icons.$K181];&quot;, &quot;;[$icons.$L181];&quot;, &quot;;[$icons.$M181];&quot;, &quot;;[$icons.$N181];&quot;, &quot;;[$icons.$O181];&quot;, &quot;;[$icons.$P181];&quot;, &quot;;[$icons.$Q181];&quot;, &quot;;[$icons.$R181];&quot;, &quot;;[$icons.$S181];&quot;, &quot;;[$icons.$T181];&quot;, &quot;;[$icons.$U181];&quot;, &quot;;[$icons.$V181];&quot; =&gt; &quot;;[$icons.$A181];&quot; // &quot;;[$icons.$W181])" office:value-type="string" office:string-value="  cdunq179, null, null, uspot4a, null, null, ipotn49, bg2, other, null, null, null, null, null, null, null, null, null, null, null, null, null =&gt; cdunq179 // " calcext:value-type="string">
            <text:p><text:s text:c="2"/>cdunq179, null, null, uspot4a, null, null, ipotn49, bg2, other, null, null, null, null, null, null, null, null, null, null, null, null, null =&gt; cdunq179 // </text:p>
          </table:table-cell>
        </table:table-row>
        <table:table-row table:style-name="ro1">
          <table:table-cell table:formula="of:=CONCATENATE(;&quot;  &quot;;[$icons.$A182];&quot;, &quot;;[$icons.$B182];&quot;, &quot;;[$icons.$C182];&quot;, &quot;;[$icons.$D182];&quot;, &quot;;[$icons.$E182];&quot;, &quot;;[$icons.$F182];&quot;, &quot;;[$icons.$G182];&quot;, &quot;;[$icons.$H182];&quot;, &quot;;[$icons.$I182];&quot;, &quot;;[$icons.$J182];&quot;, &quot;;[$icons.$K182];&quot;, &quot;;[$icons.$L182];&quot;, &quot;;[$icons.$M182];&quot;, &quot;;[$icons.$N182];&quot;, &quot;;[$icons.$O182];&quot;, &quot;;[$icons.$P182];&quot;, &quot;;[$icons.$Q182];&quot;, &quot;;[$icons.$R182];&quot;, &quot;;[$icons.$S182];&quot;, &quot;;[$icons.$T182];&quot;, &quot;;[$icons.$U182];&quot;, &quot;;[$icons.$V182];&quot; =&gt; &quot;;[$icons.$A182];&quot; // &quot;;[$icons.$W182])" office:value-type="string" office:string-value="  cdunq180, null, null, uspot4b, null, potn53, ipotn53, bg2, other, null, null, null, null, null, null, null, null, null, null, null, null, null =&gt; cdunq180 // festule the alchemist's potion" calcext:value-type="string">
            <text:p><text:s text:c="2"/>cdunq180, null, null, uspot4b, null, potn53, ipotn53, bg2, other, null, null, null, null, null, null, null, null, null, null, null, null, null =&gt; cdunq180 // festule the alchemist's potion</text:p>
          </table:table-cell>
        </table:table-row>
        <table:table-row table:style-name="ro1">
          <table:table-cell table:formula="of:=CONCATENATE(;&quot;  &quot;;[$icons.$A183];&quot;, &quot;;[$icons.$B183];&quot;, &quot;;[$icons.$C183];&quot;, &quot;;[$icons.$D183];&quot;, &quot;;[$icons.$E183];&quot;, &quot;;[$icons.$F183];&quot;, &quot;;[$icons.$G183];&quot;, &quot;;[$icons.$H183];&quot;, &quot;;[$icons.$I183];&quot;, &quot;;[$icons.$J183];&quot;, &quot;;[$icons.$K183];&quot;, &quot;;[$icons.$L183];&quot;, &quot;;[$icons.$M183];&quot;, &quot;;[$icons.$N183];&quot;, &quot;;[$icons.$O183];&quot;, &quot;;[$icons.$P183];&quot;, &quot;;[$icons.$Q183];&quot;, &quot;;[$icons.$R183];&quot;, &quot;;[$icons.$S183];&quot;, &quot;;[$icons.$T183];&quot;, &quot;;[$icons.$U183];&quot;, &quot;;[$icons.$V183];&quot; =&gt; &quot;;[$icons.$A183];&quot; // &quot;;[$icons.$W183])" office:value-type="string" office:string-value="  cdunq181, null, null, uspot4c, null, potn55, ipotn55, bg2, other, null, null, null, null, null, null, null, null, null, null, null, null, null =&gt; cdunq181 // potion of superior healing" calcext:value-type="string">
            <text:p><text:s text:c="2"/>cdunq181, null, null, uspot4c, null, potn55, ipotn55, bg2, other, null, null, null, null, null, null, null, null, null, null, null, null, null =&gt; cdunq181 // potion of superior healing</text:p>
          </table:table-cell>
        </table:table-row>
        <table:table-row table:style-name="ro1">
          <table:table-cell table:formula="of:=CONCATENATE(;&quot;  &quot;;[$icons.$A184];&quot;, &quot;;[$icons.$B184];&quot;, &quot;;[$icons.$C184];&quot;, &quot;;[$icons.$D184];&quot;, &quot;;[$icons.$E184];&quot;, &quot;;[$icons.$F184];&quot;, &quot;;[$icons.$G184];&quot;, &quot;;[$icons.$H184];&quot;, &quot;;[$icons.$I184];&quot;, &quot;;[$icons.$J184];&quot;, &quot;;[$icons.$K184];&quot;, &quot;;[$icons.$L184];&quot;, &quot;;[$icons.$M184];&quot;, &quot;;[$icons.$N184];&quot;, &quot;;[$icons.$O184];&quot;, &quot;;[$icons.$P184];&quot;, &quot;;[$icons.$Q184];&quot;, &quot;;[$icons.$R184];&quot;, &quot;;[$icons.$S184];&quot;, &quot;;[$icons.$T184];&quot;, &quot;;[$icons.$U184];&quot;, &quot;;[$icons.$V184];&quot; =&gt; &quot;;[$icons.$A184];&quot; // &quot;;[$icons.$W184])" office:value-type="string" office:string-value="  cdunq182, misca2, null, uspot5a, null, 00potn55, ipotn55, iwd2, other, null, null, null, null, null, null, null, null, null, null, null, null, null =&gt; cdunq182 // bottle/flask of braehg" calcext:value-type="string">
            <text:p><text:s text:c="2"/>cdunq182, misca2, null, uspot5a, null, 00potn55, ipotn55, iwd2, other, null, null, null, null, null, null, null, null, null, null, null, null, null =&gt; cdunq182 // bottle/flask of braehg</text:p>
          </table:table-cell>
        </table:table-row>
        <table:table-row table:style-name="ro1">
          <table:table-cell table:formula="of:=CONCATENATE(;&quot;  &quot;;[$icons.$A185];&quot;, &quot;;[$icons.$B185];&quot;, &quot;;[$icons.$C185];&quot;, &quot;;[$icons.$D185];&quot;, &quot;;[$icons.$E185];&quot;, &quot;;[$icons.$F185];&quot;, &quot;;[$icons.$G185];&quot;, &quot;;[$icons.$H185];&quot;, &quot;;[$icons.$I185];&quot;, &quot;;[$icons.$J185];&quot;, &quot;;[$icons.$K185];&quot;, &quot;;[$icons.$L185];&quot;, &quot;;[$icons.$M185];&quot;, &quot;;[$icons.$N185];&quot;, &quot;;[$icons.$O185];&quot;, &quot;;[$icons.$P185];&quot;, &quot;;[$icons.$Q185];&quot;, &quot;;[$icons.$R185];&quot;, &quot;;[$icons.$S185];&quot;, &quot;;[$icons.$T185];&quot;, &quot;;[$icons.$U185];&quot;, &quot;;[$icons.$V185];&quot; =&gt; &quot;;[$icons.$A185];&quot; // &quot;;[$icons.$W185])" office:value-type="string" office:string-value="  cdunq183, misca4, null, uspot5b, null, 00potn07, ispirit, iwd2, other, null, null, null, null, null, null, null, null, null, null, null, null, null =&gt; cdunq183 // spirit essence" calcext:value-type="string">
            <text:p><text:s text:c="2"/>cdunq183, misca4, null, uspot5b, null, 00potn07, ispirit, iwd2, other, null, null, null, null, null, null, null, null, null, null, null, null, null =&gt; cdunq183 // spirit essence</text:p>
          </table:table-cell>
        </table:table-row>
        <table:table-row table:style-name="ro1">
          <table:table-cell table:formula="of:=CONCATENATE(;&quot;  &quot;;[$icons.$A186];&quot;, &quot;;[$icons.$B186];&quot;, &quot;;[$icons.$C186];&quot;, &quot;;[$icons.$D186];&quot;, &quot;;[$icons.$E186];&quot;, &quot;;[$icons.$F186];&quot;, &quot;;[$icons.$G186];&quot;, &quot;;[$icons.$H186];&quot;, &quot;;[$icons.$I186];&quot;, &quot;;[$icons.$J186];&quot;, &quot;;[$icons.$K186];&quot;, &quot;;[$icons.$L186];&quot;, &quot;;[$icons.$M186];&quot;, &quot;;[$icons.$N186];&quot;, &quot;;[$icons.$O186];&quot;, &quot;;[$icons.$P186];&quot;, &quot;;[$icons.$Q186];&quot;, &quot;;[$icons.$R186];&quot;, &quot;;[$icons.$S186];&quot;, &quot;;[$icons.$T186];&quot;, &quot;;[$icons.$U186];&quot;, &quot;;[$icons.$V186];&quot; =&gt; &quot;;[$icons.$A186];&quot; // &quot;;[$icons.$W186])" office:value-type="string" office:string-value="  cdunq184, null, null, usswd2a, null, sw1h27, isw1h27, bg2, weapon, null, null, null, 25, 33, 33, null, null, null, null, null, null, null =&gt; cdunq184 // arbane's sword of agility" calcext:value-type="string">
            <text:p><text:s text:c="2"/>cdunq184, null, null, usswd2a, null, sw1h27, isw1h27, bg2, weapon, null, null, null, 25, 33, 33, null, null, null, null, null, null, null =&gt; cdunq184 // arbane's sword of agility</text:p>
          </table:table-cell>
        </table:table-row>
        <table:table-row table:style-name="ro1">
          <table:table-cell table:formula="of:=CONCATENATE(;&quot;  &quot;;[$icons.$A187];&quot;, &quot;;[$icons.$B187];&quot;, &quot;;[$icons.$C187];&quot;, &quot;;[$icons.$D187];&quot;, &quot;;[$icons.$E187];&quot;, &quot;;[$icons.$F187];&quot;, &quot;;[$icons.$G187];&quot;, &quot;;[$icons.$H187];&quot;, &quot;;[$icons.$I187];&quot;, &quot;;[$icons.$J187];&quot;, &quot;;[$icons.$K187];&quot;, &quot;;[$icons.$L187];&quot;, &quot;;[$icons.$M187];&quot;, &quot;;[$icons.$N187];&quot;, &quot;;[$icons.$O187];&quot;, &quot;;[$icons.$P187];&quot;, &quot;;[$icons.$Q187];&quot;, &quot;;[$icons.$R187];&quot;, &quot;;[$icons.$S187];&quot;, &quot;;[$icons.$T187];&quot;, &quot;;[$icons.$U187];&quot;, &quot;;[$icons.$V187];&quot; =&gt; &quot;;[$icons.$A187];&quot; // &quot;;[$icons.$W187])" office:value-type="string" office:string-value="  cdunq185, null, null, usswd2b, null, sw1h26, isw1h26, bg2, weapon, null, null, null, 25, 93, 27, null, null, null, null, null, null, null =&gt; cdunq185 // ilbratha" calcext:value-type="string">
            <text:p><text:s text:c="2"/>cdunq185, null, null, usswd2b, null, sw1h26, isw1h26, bg2, weapon, null, null, null, 25, 93, 27, null, null, null, null, null, null, null =&gt; cdunq185 // ilbratha</text:p>
          </table:table-cell>
        </table:table-row>
        <table:table-row table:style-name="ro1">
          <table:table-cell table:formula="of:=CONCATENATE(;&quot;  &quot;;[$icons.$A188];&quot;, &quot;;[$icons.$B188];&quot;, &quot;;[$icons.$C188];&quot;, &quot;;[$icons.$D188];&quot;, &quot;;[$icons.$E188];&quot;, &quot;;[$icons.$F188];&quot;, &quot;;[$icons.$G188];&quot;, &quot;;[$icons.$H188];&quot;, &quot;;[$icons.$I188];&quot;, &quot;;[$icons.$J188];&quot;, &quot;;[$icons.$K188];&quot;, &quot;;[$icons.$L188];&quot;, &quot;;[$icons.$M188];&quot;, &quot;;[$icons.$N188];&quot;, &quot;;[$icons.$O188];&quot;, &quot;;[$icons.$P188];&quot;, &quot;;[$icons.$Q188];&quot;, &quot;;[$icons.$R188];&quot;, &quot;;[$icons.$S188];&quot;, &quot;;[$icons.$T188];&quot;, &quot;;[$icons.$U188];&quot;, &quot;;[$icons.$V188];&quot; =&gt; &quot;;[$icons.$A188];&quot; // &quot;;[$icons.$W188])" office:value-type="string" office:string-value="  cdunq186, null, null, usswd3a, null, sw1h25, isw1h25, bg2, weapon, null, null, null, 25, 99, 27, null, null, null, null, null, null, null =&gt; cdunq186 // kundane" calcext:value-type="string">
            <text:p><text:s text:c="2"/>cdunq186, null, null, usswd3a, null, sw1h25, isw1h25, bg2, weapon, null, null, null, 25, 99, 27, null, null, null, null, null, null, null =&gt; cdunq186 // kundane</text:p>
          </table:table-cell>
        </table:table-row>
        <table:table-row table:style-name="ro1">
          <table:table-cell table:formula="of:=CONCATENATE(;&quot;  &quot;;[$icons.$A189];&quot;, &quot;;[$icons.$B189];&quot;, &quot;;[$icons.$C189];&quot;, &quot;;[$icons.$D189];&quot;, &quot;;[$icons.$E189];&quot;, &quot;;[$icons.$F189];&quot;, &quot;;[$icons.$G189];&quot;, &quot;;[$icons.$H189];&quot;, &quot;;[$icons.$I189];&quot;, &quot;;[$icons.$J189];&quot;, &quot;;[$icons.$K189];&quot;, &quot;;[$icons.$L189];&quot;, &quot;;[$icons.$M189];&quot;, &quot;;[$icons.$N189];&quot;, &quot;;[$icons.$O189];&quot;, &quot;;[$icons.$P189];&quot;, &quot;;[$icons.$Q189];&quot;, &quot;;[$icons.$R189];&quot;, &quot;;[$icons.$S189];&quot;, &quot;;[$icons.$T189];&quot;, &quot;;[$icons.$U189];&quot;, &quot;;[$icons.$V189];&quot; =&gt; &quot;;[$icons.$A189];&quot; // &quot;;[$icons.$W189])" office:value-type="string" office:string-value="  cdunq187, null, null, usswd3b, null, npsw05, insw1h05, bg2, weapon, null, null, null, 99, 93, 27, null, null, null, null, null, null, null =&gt; cdunq187 // entropy" calcext:value-type="string">
            <text:p><text:s text:c="2"/>cdunq187, null, null, usswd3b, null, npsw05, insw1h05, bg2, weapon, null, null, null, 99, 93, 27, null, null, null, null, null, null, null =&gt; cdunq187 // entropy</text:p>
          </table:table-cell>
        </table:table-row>
        <table:table-row table:style-name="ro1">
          <table:table-cell table:formula="of:=CONCATENATE(;&quot;  &quot;;[$icons.$A190];&quot;, &quot;;[$icons.$B190];&quot;, &quot;;[$icons.$C190];&quot;, &quot;;[$icons.$D190];&quot;, &quot;;[$icons.$E190];&quot;, &quot;;[$icons.$F190];&quot;, &quot;;[$icons.$G190];&quot;, &quot;;[$icons.$H190];&quot;, &quot;;[$icons.$I190];&quot;, &quot;;[$icons.$J190];&quot;, &quot;;[$icons.$K190];&quot;, &quot;;[$icons.$L190];&quot;, &quot;;[$icons.$M190];&quot;, &quot;;[$icons.$N190];&quot;, &quot;;[$icons.$O190];&quot;, &quot;;[$icons.$P190];&quot;, &quot;;[$icons.$Q190];&quot;, &quot;;[$icons.$R190];&quot;, &quot;;[$icons.$S190];&quot;, &quot;;[$icons.$T190];&quot;, &quot;;[$icons.$U190];&quot;, &quot;;[$icons.$V190];&quot; =&gt; &quot;;[$icons.$A190];&quot; // &quot;;[$icons.$W190])" office:value-type="string" office:string-value="  cdunq188, null, null, usswd3c, null, sw1h59, isw1h59, bg2, weapon, null, null, null, 99, 51, 6, null, null, null, null, null, null, null =&gt; cdunq188 // short sword of action +2 (short sword )" calcext:value-type="string">
            <text:p><text:s text:c="2"/>cdunq188, null, null, usswd3c, null, sw1h59, isw1h59, bg2, weapon, null, null, null, 99, 51, 6, null, null, null, null, null, null, null =&gt; cdunq188 // short sword of action +2 (short sword )</text:p>
          </table:table-cell>
        </table:table-row>
        <table:table-row table:style-name="ro1">
          <table:table-cell table:formula="of:=CONCATENATE(;&quot;  &quot;;[$icons.$A191];&quot;, &quot;;[$icons.$B191];&quot;, &quot;;[$icons.$C191];&quot;, &quot;;[$icons.$D191];&quot;, &quot;;[$icons.$E191];&quot;, &quot;;[$icons.$F191];&quot;, &quot;;[$icons.$G191];&quot;, &quot;;[$icons.$H191];&quot;, &quot;;[$icons.$I191];&quot;, &quot;;[$icons.$J191];&quot;, &quot;;[$icons.$K191];&quot;, &quot;;[$icons.$L191];&quot;, &quot;;[$icons.$M191];&quot;, &quot;;[$icons.$N191];&quot;, &quot;;[$icons.$O191];&quot;, &quot;;[$icons.$P191];&quot;, &quot;;[$icons.$Q191];&quot;, &quot;;[$icons.$R191];&quot;, &quot;;[$icons.$S191];&quot;, &quot;;[$icons.$T191];&quot;, &quot;;[$icons.$U191];&quot;, &quot;;[$icons.$V191];&quot; =&gt; &quot;;[$icons.$A191];&quot; // &quot;;[$icons.$W191])" office:value-type="string" office:string-value="  cdunq189, null, null, usswd4a, null, sw1h29, isw1h29, bg2, weapon, null, null, null, 49, 57, 27, null, null, null, null, null, null, null =&gt; cdunq189 // cutthroat" calcext:value-type="string">
            <text:p><text:s text:c="2"/>cdunq189, null, null, usswd4a, null, sw1h29, isw1h29, bg2, weapon, null, null, null, 49, 57, 27, null, null, null, null, null, null, null =&gt; cdunq189 // cutthroat</text:p>
          </table:table-cell>
        </table:table-row>
        <table:table-row table:style-name="ro1">
          <table:table-cell table:formula="of:=CONCATENATE(;&quot;  &quot;;[$icons.$A192];&quot;, &quot;;[$icons.$B192];&quot;, &quot;;[$icons.$C192];&quot;, &quot;;[$icons.$D192];&quot;, &quot;;[$icons.$E192];&quot;, &quot;;[$icons.$F192];&quot;, &quot;;[$icons.$G192];&quot;, &quot;;[$icons.$H192];&quot;, &quot;;[$icons.$I192];&quot;, &quot;;[$icons.$J192];&quot;, &quot;;[$icons.$K192];&quot;, &quot;;[$icons.$L192];&quot;, &quot;;[$icons.$M192];&quot;, &quot;;[$icons.$N192];&quot;, &quot;;[$icons.$O192];&quot;, &quot;;[$icons.$P192];&quot;, &quot;;[$icons.$Q192];&quot;, &quot;;[$icons.$R192];&quot;, &quot;;[$icons.$S192];&quot;, &quot;;[$icons.$T192];&quot;, &quot;;[$icons.$U192];&quot;, &quot;;[$icons.$V192];&quot; =&gt; &quot;;[$icons.$A192];&quot; // &quot;;[$icons.$W192])" office:value-type="string" office:string-value="  cdunq190, null, null, usswd4b, null, sw1h29, isw1h29, bg2, weapon, null, null, null, 49, 57, 27, null, null, null, null, null, null, null =&gt; cdunq190 // short sword +2" calcext:value-type="string">
            <text:p><text:s text:c="2"/>cdunq190, null, null, usswd4b, null, sw1h29, isw1h29, bg2, weapon, null, null, null, 49, 57, 27, null, null, null, null, null, null, null =&gt; cdunq190 // short sword +2</text:p>
          </table:table-cell>
        </table:table-row>
        <table:table-row table:style-name="ro1">
          <table:table-cell table:formula="of:=CONCATENATE(;&quot;  &quot;;[$icons.$A193];&quot;, &quot;;[$icons.$B193];&quot;, &quot;;[$icons.$C193];&quot;, &quot;;[$icons.$D193];&quot;, &quot;;[$icons.$E193];&quot;, &quot;;[$icons.$F193];&quot;, &quot;;[$icons.$G193];&quot;, &quot;;[$icons.$H193];&quot;, &quot;;[$icons.$I193];&quot;, &quot;;[$icons.$J193];&quot;, &quot;;[$icons.$K193];&quot;, &quot;;[$icons.$L193];&quot;, &quot;;[$icons.$M193];&quot;, &quot;;[$icons.$N193];&quot;, &quot;;[$icons.$O193];&quot;, &quot;;[$icons.$P193];&quot;, &quot;;[$icons.$Q193];&quot;, &quot;;[$icons.$R193];&quot;, &quot;;[$icons.$S193];&quot;, &quot;;[$icons.$T193];&quot;, &quot;;[$icons.$U193];&quot;, &quot;;[$icons.$V193];&quot; =&gt; &quot;;[$icons.$A193];&quot; // &quot;;[$icons.$W193])" office:value-type="string" office:string-value="  cdunq191, null, null, usswd5a, null, npsw06, insw1h06, bg2, weapon, null, null, null, 99, 93, 27, null, null, null, null, null, null, null =&gt; cdunq191 // chaos" calcext:value-type="string">
            <text:p><text:s text:c="2"/>cdunq191, null, null, usswd5a, null, npsw06, insw1h06, bg2, weapon, null, null, null, 99, 93, 27, null, null, null, null, null, null, null =&gt; cdunq191 // chaos</text:p>
          </table:table-cell>
        </table:table-row>
        <table:table-row table:style-name="ro1">
          <table:table-cell table:formula="of:=CONCATENATE(;&quot;  &quot;;[$icons.$A194];&quot;, &quot;;[$icons.$B194];&quot;, &quot;;[$icons.$C194];&quot;, &quot;;[$icons.$D194];&quot;, &quot;;[$icons.$E194];&quot;, &quot;;[$icons.$F194];&quot;, &quot;;[$icons.$G194];&quot;, &quot;;[$icons.$H194];&quot;, &quot;;[$icons.$I194];&quot;, &quot;;[$icons.$J194];&quot;, &quot;;[$icons.$K194];&quot;, &quot;;[$icons.$L194];&quot;, &quot;;[$icons.$M194];&quot;, &quot;;[$icons.$N194];&quot;, &quot;;[$icons.$O194];&quot;, &quot;;[$icons.$P194];&quot;, &quot;;[$icons.$Q194];&quot;, &quot;;[$icons.$R194];&quot;, &quot;;[$icons.$S194];&quot;, &quot;;[$icons.$T194];&quot;, &quot;;[$icons.$U194];&quot;, &quot;;[$icons.$V194];&quot; =&gt; &quot;;[$icons.$A194];&quot; // &quot;;[$icons.$W194])" office:value-type="string" office:string-value="  cdunq192, null, null, usswd5b, null, sw1h74, isw1h74, bg2, weapon, null, null, null, 58, 60, 27, null, null, null, null, null, null, null =&gt; cdunq192 // short sword +3" calcext:value-type="string">
            <text:p><text:s text:c="2"/>cdunq192, null, null, usswd5b, null, sw1h74, isw1h74, bg2, weapon, null, null, null, 58, 60, 27, null, null, null, null, null, null, null =&gt; cdunq192 // short sword +3</text:p>
          </table:table-cell>
        </table:table-row>
        <table:table-row table:style-name="ro1">
          <table:table-cell table:formula="of:=CONCATENATE(;&quot;  &quot;;[$icons.$A195];&quot;, &quot;;[$icons.$B195];&quot;, &quot;;[$icons.$C195];&quot;, &quot;;[$icons.$D195];&quot;, &quot;;[$icons.$E195];&quot;, &quot;;[$icons.$F195];&quot;, &quot;;[$icons.$G195];&quot;, &quot;;[$icons.$H195];&quot;, &quot;;[$icons.$I195];&quot;, &quot;;[$icons.$J195];&quot;, &quot;;[$icons.$K195];&quot;, &quot;;[$icons.$L195];&quot;, &quot;;[$icons.$M195];&quot;, &quot;;[$icons.$N195];&quot;, &quot;;[$icons.$O195];&quot;, &quot;;[$icons.$P195];&quot;, &quot;;[$icons.$Q195];&quot;, &quot;;[$icons.$R195];&quot;, &quot;;[$icons.$S195];&quot;, &quot;;[$icons.$T195];&quot;, &quot;;[$icons.$U195];&quot;, &quot;;[$icons.$V195];&quot; =&gt; &quot;;[$icons.$A195];&quot; // &quot;;[$icons.$W195])" office:value-type="string" office:string-value="  cdunq193, null, null, utswd1a, null, sw2h20, isw2h20, bg2, weapon, null, null, null, 29, 58, 28, null, null, null, null, null, null, null =&gt; cdunq193 // two-handed sword +3" calcext:value-type="string">
            <text:p><text:s text:c="2"/>cdunq193, null, null, utswd1a, null, sw2h20, isw2h20, bg2, weapon, null, null, null, 29, 58, 28, null, null, null, null, null, null, null =&gt; cdunq193 // two-handed sword +3</text:p>
          </table:table-cell>
        </table:table-row>
        <table:table-row table:style-name="ro1">
          <table:table-cell table:formula="of:=CONCATENATE(;&quot;  &quot;;[$icons.$A196];&quot;, &quot;;[$icons.$B196];&quot;, &quot;;[$icons.$C196];&quot;, &quot;;[$icons.$D196];&quot;, &quot;;[$icons.$E196];&quot;, &quot;;[$icons.$F196];&quot;, &quot;;[$icons.$G196];&quot;, &quot;;[$icons.$H196];&quot;, &quot;;[$icons.$I196];&quot;, &quot;;[$icons.$J196];&quot;, &quot;;[$icons.$K196];&quot;, &quot;;[$icons.$L196];&quot;, &quot;;[$icons.$M196];&quot;, &quot;;[$icons.$N196];&quot;, &quot;;[$icons.$O196];&quot;, &quot;;[$icons.$P196];&quot;, &quot;;[$icons.$Q196];&quot;, &quot;;[$icons.$R196];&quot;, &quot;;[$icons.$S196];&quot;, &quot;;[$icons.$T196];&quot;, &quot;;[$icons.$U196];&quot;, &quot;;[$icons.$V196];&quot; =&gt; &quot;;[$icons.$A196];&quot; // &quot;;[$icons.$W196])" office:value-type="string" office:string-value="  cdunq194, null, null, utswd2a, null, sw2h09, isw2h09, bg2, weapon, null, null, null, 27, 104, 28, null, null, null, null, null, null, null =&gt; cdunq194 // warblade" calcext:value-type="string">
            <text:p><text:s text:c="2"/>cdunq194, null, null, utswd2a, null, sw2h09, isw2h09, bg2, weapon, null, null, null, 27, 104, 28, null, null, null, null, null, null, null =&gt; cdunq194 // warblade</text:p>
          </table:table-cell>
        </table:table-row>
        <table:table-row table:style-name="ro1">
          <table:table-cell table:formula="of:=CONCATENATE(;&quot;  &quot;;[$icons.$A197];&quot;, &quot;;[$icons.$B197];&quot;, &quot;;[$icons.$C197];&quot;, &quot;;[$icons.$D197];&quot;, &quot;;[$icons.$E197];&quot;, &quot;;[$icons.$F197];&quot;, &quot;;[$icons.$G197];&quot;, &quot;;[$icons.$H197];&quot;, &quot;;[$icons.$I197];&quot;, &quot;;[$icons.$J197];&quot;, &quot;;[$icons.$K197];&quot;, &quot;;[$icons.$L197];&quot;, &quot;;[$icons.$M197];&quot;, &quot;;[$icons.$N197];&quot;, &quot;;[$icons.$O197];&quot;, &quot;;[$icons.$P197];&quot;, &quot;;[$icons.$Q197];&quot;, &quot;;[$icons.$R197];&quot;, &quot;;[$icons.$S197];&quot;, &quot;;[$icons.$T197];&quot;, &quot;;[$icons.$U197];&quot;, &quot;;[$icons.$V197];&quot; =&gt; &quot;;[$icons.$A197];&quot; // &quot;;[$icons.$W197])" office:value-type="string" office:string-value="  cdunq195, null, null, utswd2b, null, sw2h14, isw2h14, bg2, weapon, null, null, null, 16, 66, 27, null, null, null, null, null, null, null =&gt; cdunq195 // lilarcor" calcext:value-type="string">
            <text:p><text:s text:c="2"/>cdunq195, null, null, utswd2b, null, sw2h14, isw2h14, bg2, weapon, null, null, null, 16, 66, 27, null, null, null, null, null, null, null =&gt; cdunq195 // lilarcor</text:p>
          </table:table-cell>
        </table:table-row>
        <table:table-row table:style-name="ro1">
          <table:table-cell table:formula="of:=CONCATENATE(;&quot;  &quot;;[$icons.$A198];&quot;, &quot;;[$icons.$B198];&quot;, &quot;;[$icons.$C198];&quot;, &quot;;[$icons.$D198];&quot;, &quot;;[$icons.$E198];&quot;, &quot;;[$icons.$F198];&quot;, &quot;;[$icons.$G198];&quot;, &quot;;[$icons.$H198];&quot;, &quot;;[$icons.$I198];&quot;, &quot;;[$icons.$J198];&quot;, &quot;;[$icons.$K198];&quot;, &quot;;[$icons.$L198];&quot;, &quot;;[$icons.$M198];&quot;, &quot;;[$icons.$N198];&quot;, &quot;;[$icons.$O198];&quot;, &quot;;[$icons.$P198];&quot;, &quot;;[$icons.$Q198];&quot;, &quot;;[$icons.$R198];&quot;, &quot;;[$icons.$S198];&quot;, &quot;;[$icons.$T198];&quot;, &quot;;[$icons.$U198];&quot;, &quot;;[$icons.$V198];&quot; =&gt; &quot;;[$icons.$A198];&quot; // &quot;;[$icons.$W198])" office:value-type="string" office:string-value="  cdunq196, null, null, utswd2c, null, sw2h11, isw2h11, bg2, weapon, null, null, null, 61, 104, 28, null, null, null, null, null, null, null =&gt; cdunq196 // two-handed sword +2" calcext:value-type="string">
            <text:p><text:s text:c="2"/>cdunq196, null, null, utswd2c, null, sw2h11, isw2h11, bg2, weapon, null, null, null, 61, 104, 28, null, null, null, null, null, null, null =&gt; cdunq196 // two-handed sword +2</text:p>
          </table:table-cell>
        </table:table-row>
        <table:table-row table:style-name="ro1">
          <table:table-cell table:formula="of:=CONCATENATE(;&quot;  &quot;;[$icons.$A199];&quot;, &quot;;[$icons.$B199];&quot;, &quot;;[$icons.$C199];&quot;, &quot;;[$icons.$D199];&quot;, &quot;;[$icons.$E199];&quot;, &quot;;[$icons.$F199];&quot;, &quot;;[$icons.$G199];&quot;, &quot;;[$icons.$H199];&quot;, &quot;;[$icons.$I199];&quot;, &quot;;[$icons.$J199];&quot;, &quot;;[$icons.$K199];&quot;, &quot;;[$icons.$L199];&quot;, &quot;;[$icons.$M199];&quot;, &quot;;[$icons.$N199];&quot;, &quot;;[$icons.$O199];&quot;, &quot;;[$icons.$P199];&quot;, &quot;;[$icons.$Q199];&quot;, &quot;;[$icons.$R199];&quot;, &quot;;[$icons.$S199];&quot;, &quot;;[$icons.$T199];&quot;, &quot;;[$icons.$U199];&quot;, &quot;;[$icons.$V199];&quot; =&gt; &quot;;[$icons.$A199];&quot; // &quot;;[$icons.$W199])" office:value-type="string" office:string-value="  cdunq197, null, null, utswd3a, null, sw2h07, isw2h07, bg, weapon, null, null, null, 28, 66, 65, null, null, null, null, null, null, null =&gt; cdunq197 // two handed sword +3" calcext:value-type="string">
            <text:p><text:s text:c="2"/>cdunq197, null, null, utswd3a, null, sw2h07, isw2h07, bg, weapon, null, null, null, 28, 66, 65, null, null, null, null, null, null, null =&gt; cdunq197 // two handed sword +3</text:p>
          </table:table-cell>
        </table:table-row>
        <table:table-row table:style-name="ro1">
          <table:table-cell table:formula="of:=CONCATENATE(;&quot;  &quot;;[$icons.$A200];&quot;, &quot;;[$icons.$B200];&quot;, &quot;;[$icons.$C200];&quot;, &quot;;[$icons.$D200];&quot;, &quot;;[$icons.$E200];&quot;, &quot;;[$icons.$F200];&quot;, &quot;;[$icons.$G200];&quot;, &quot;;[$icons.$H200];&quot;, &quot;;[$icons.$I200];&quot;, &quot;;[$icons.$J200];&quot;, &quot;;[$icons.$K200];&quot;, &quot;;[$icons.$L200];&quot;, &quot;;[$icons.$M200];&quot;, &quot;;[$icons.$N200];&quot;, &quot;;[$icons.$O200];&quot;, &quot;;[$icons.$P200];&quot;, &quot;;[$icons.$Q200];&quot;, &quot;;[$icons.$R200];&quot;, &quot;;[$icons.$S200];&quot;, &quot;;[$icons.$T200];&quot;, &quot;;[$icons.$U200];&quot;, &quot;;[$icons.$V200];&quot; =&gt; &quot;;[$icons.$A200];&quot; // &quot;;[$icons.$W200])" office:value-type="string" office:string-value="  cdunq198, null, null, utswd3b, null, sw2h15, isw2h15, bg2, weapon, null, null, null, 25, 25, 27, null, null, null, null, null, null, null =&gt; cdunq198 // silver sword" calcext:value-type="string">
            <text:p><text:s text:c="2"/>cdunq198, null, null, utswd3b, null, sw2h15, isw2h15, bg2, weapon, null, null, null, 25, 25, 27, null, null, null, null, null, null, null =&gt; cdunq198 // silver sword</text:p>
          </table:table-cell>
        </table:table-row>
        <table:table-row table:style-name="ro1">
          <table:table-cell table:formula="of:=CONCATENATE(;&quot;  &quot;;[$icons.$A201];&quot;, &quot;;[$icons.$B201];&quot;, &quot;;[$icons.$C201];&quot;, &quot;;[$icons.$D201];&quot;, &quot;;[$icons.$E201];&quot;, &quot;;[$icons.$F201];&quot;, &quot;;[$icons.$G201];&quot;, &quot;;[$icons.$H201];&quot;, &quot;;[$icons.$I201];&quot;, &quot;;[$icons.$J201];&quot;, &quot;;[$icons.$K201];&quot;, &quot;;[$icons.$L201];&quot;, &quot;;[$icons.$M201];&quot;, &quot;;[$icons.$N201];&quot;, &quot;;[$icons.$O201];&quot;, &quot;;[$icons.$P201];&quot;, &quot;;[$icons.$Q201];&quot;, &quot;;[$icons.$R201];&quot;, &quot;;[$icons.$S201];&quot;, &quot;;[$icons.$T201];&quot;, &quot;;[$icons.$U201];&quot;, &quot;;[$icons.$V201];&quot; =&gt; &quot;;[$icons.$A201];&quot; // &quot;;[$icons.$W201])" office:value-type="string" office:string-value="  cdunq199, null, null, utswd4a, null, sw2h21, isw2h21, bg2, weapon, null, null, null, 104, 104, 5, null, null, null, null, null, null, null =&gt; cdunq199 // psion's blade +5" calcext:value-type="string">
            <text:p><text:s text:c="2"/>cdunq199, null, null, utswd4a, null, sw2h21, isw2h21, bg2, weapon, null, null, null, 104, 104, 5, null, null, null, null, null, null, null =&gt; cdunq199 // psion's blade +5</text:p>
          </table:table-cell>
        </table:table-row>
        <table:table-row table:style-name="ro1">
          <table:table-cell table:formula="of:=CONCATENATE(;&quot;  &quot;;[$icons.$A202];&quot;, &quot;;[$icons.$B202];&quot;, &quot;;[$icons.$C202];&quot;, &quot;;[$icons.$D202];&quot;, &quot;;[$icons.$E202];&quot;, &quot;;[$icons.$F202];&quot;, &quot;;[$icons.$G202];&quot;, &quot;;[$icons.$H202];&quot;, &quot;;[$icons.$I202];&quot;, &quot;;[$icons.$J202];&quot;, &quot;;[$icons.$K202];&quot;, &quot;;[$icons.$L202];&quot;, &quot;;[$icons.$M202];&quot;, &quot;;[$icons.$N202];&quot;, &quot;;[$icons.$O202];&quot;, &quot;;[$icons.$P202];&quot;, &quot;;[$icons.$Q202];&quot;, &quot;;[$icons.$R202];&quot;, &quot;;[$icons.$S202];&quot;, &quot;;[$icons.$T202];&quot;, &quot;;[$icons.$U202];&quot;, &quot;;[$icons.$V202];&quot; =&gt; &quot;;[$icons.$A202];&quot; // &quot;;[$icons.$W202])" office:value-type="string" office:string-value="  cdunq200, null, null, utswd4b, null, sw2h17, isw2h17, bg2, weapon, null, null, null, 29, 50, 50, null, null, null, null, null, null, null =&gt; cdunq200 // two handed sword +3: bane (two handed sword)" calcext:value-type="string">
            <text:p><text:s text:c="2"/>cdunq200, null, null, utswd4b, null, sw2h17, isw2h17, bg2, weapon, null, null, null, 29, 50, 50, null, null, null, null, null, null, null =&gt; cdunq200 // two handed sword +3: bane (two handed sword)</text:p>
          </table:table-cell>
        </table:table-row>
        <table:table-row table:style-name="ro1">
          <table:table-cell table:formula="of:=CONCATENATE(;&quot;  &quot;;[$icons.$A203];&quot;, &quot;;[$icons.$B203];&quot;, &quot;;[$icons.$C203];&quot;, &quot;;[$icons.$D203];&quot;, &quot;;[$icons.$E203];&quot;, &quot;;[$icons.$F203];&quot;, &quot;;[$icons.$G203];&quot;, &quot;;[$icons.$H203];&quot;, &quot;;[$icons.$I203];&quot;, &quot;;[$icons.$J203];&quot;, &quot;;[$icons.$K203];&quot;, &quot;;[$icons.$L203];&quot;, &quot;;[$icons.$M203];&quot;, &quot;;[$icons.$N203];&quot;, &quot;;[$icons.$O203];&quot;, &quot;;[$icons.$P203];&quot;, &quot;;[$icons.$Q203];&quot;, &quot;;[$icons.$R203];&quot;, &quot;;[$icons.$S203];&quot;, &quot;;[$icons.$T203];&quot;, &quot;;[$icons.$U203];&quot;, &quot;;[$icons.$V203];&quot; =&gt; &quot;;[$icons.$A203];&quot; // &quot;;[$icons.$W203])" office:value-type="string" office:string-value="  cdunq201, null, null, utswd5a, null, sw2h12, isw2h12, bg2, weapon, null, null, null, 60, 60, 104, null, null, null, null, null, null, null =&gt; cdunq201 // flame of the north" calcext:value-type="string">
            <text:p><text:s text:c="2"/>cdunq201, null, null, utswd5a, null, sw2h12, isw2h12, bg2, weapon, null, null, null, 60, 60, 104, null, null, null, null, null, null, null =&gt; cdunq201 // flame of the north</text:p>
          </table:table-cell>
        </table:table-row>
        <table:table-row table:style-name="ro1">
          <table:table-cell table:formula="of:=CONCATENATE(;&quot;  &quot;;[$icons.$A204];&quot;, &quot;;[$icons.$B204];&quot;, &quot;;[$icons.$C204];&quot;, &quot;;[$icons.$D204];&quot;, &quot;;[$icons.$E204];&quot;, &quot;;[$icons.$F204];&quot;, &quot;;[$icons.$G204];&quot;, &quot;;[$icons.$H204];&quot;, &quot;;[$icons.$I204];&quot;, &quot;;[$icons.$J204];&quot;, &quot;;[$icons.$K204];&quot;, &quot;;[$icons.$L204];&quot;, &quot;;[$icons.$M204];&quot;, &quot;;[$icons.$N204];&quot;, &quot;;[$icons.$O204];&quot;, &quot;;[$icons.$P204];&quot;, &quot;;[$icons.$Q204];&quot;, &quot;;[$icons.$R204];&quot;, &quot;;[$icons.$S204];&quot;, &quot;;[$icons.$T204];&quot;, &quot;;[$icons.$U204];&quot;, &quot;;[$icons.$V204];&quot; =&gt; &quot;;[$icons.$A204];&quot; // &quot;;[$icons.$W204])" office:value-type="string" office:string-value="  cdunq202, null, null, utswd5b, null, sw2h08, isw2h08, bg2, weapon, null, null, null, 25, 47, 27, null, null, null, null, null, null, null =&gt; cdunq202 // soul reaver +4" calcext:value-type="string">
            <text:p><text:s text:c="2"/>cdunq202, null, null, utswd5b, null, sw2h08, isw2h08, bg2, weapon, null, null, null, 25, 47, 27, null, null, null, null, null, null, null =&gt; cdunq202 // soul reaver +4</text:p>
          </table:table-cell>
        </table:table-row>
        <table:table-row table:style-name="ro1">
          <table:table-cell table:formula="of:=CONCATENATE(;&quot;  &quot;;[$icons.$A205];&quot;, &quot;;[$icons.$B205];&quot;, &quot;;[$icons.$C205];&quot;, &quot;;[$icons.$D205];&quot;, &quot;;[$icons.$E205];&quot;, &quot;;[$icons.$F205];&quot;, &quot;;[$icons.$G205];&quot;, &quot;;[$icons.$H205];&quot;, &quot;;[$icons.$I205];&quot;, &quot;;[$icons.$J205];&quot;, &quot;;[$icons.$K205];&quot;, &quot;;[$icons.$L205];&quot;, &quot;;[$icons.$M205];&quot;, &quot;;[$icons.$N205];&quot;, &quot;;[$icons.$O205];&quot;, &quot;;[$icons.$P205];&quot;, &quot;;[$icons.$Q205];&quot;, &quot;;[$icons.$R205];&quot;, &quot;;[$icons.$S205];&quot;, &quot;;[$icons.$T205];&quot;, &quot;;[$icons.$U205];&quot;, &quot;;[$icons.$V205];&quot; =&gt; &quot;;[$icons.$A205];&quot; // &quot;;[$icons.$W205])" office:value-type="string" office:string-value="  cdunq203, null, null, wine, null, null, imisc61, bg2, other, null, null, null, null, null, null, null, null, null, null, null, null, null =&gt; cdunq203 // recolored imisc61 (magenta bottle of wine)" calcext:value-type="string">
            <text:p><text:s text:c="2"/>cdunq203, null, null, wine, null, null, imisc61, bg2, other, null, null, null, null, null, null, null, null, null, null, null, null, null =&gt; cdunq203 // recolored imisc61 (magenta bottle of wine)</text:p>
          </table:table-cell>
        </table:table-row>
        <table:table-row table:style-name="ro1">
          <table:table-cell table:formula="of:=CONCATENATE(;&quot;  &quot;;[$icons.$A206];&quot;, &quot;;[$icons.$B206];&quot;, &quot;;[$icons.$C206];&quot;, &quot;;[$icons.$D206];&quot;, &quot;;[$icons.$E206];&quot;, &quot;;[$icons.$F206];&quot;, &quot;;[$icons.$G206];&quot;, &quot;;[$icons.$H206];&quot;, &quot;;[$icons.$I206];&quot;, &quot;;[$icons.$J206];&quot;, &quot;;[$icons.$K206];&quot;, &quot;;[$icons.$L206];&quot;, &quot;;[$icons.$M206];&quot;, &quot;;[$icons.$N206];&quot;, &quot;;[$icons.$O206];&quot;, &quot;;[$icons.$P206];&quot;, &quot;;[$icons.$Q206];&quot;, &quot;;[$icons.$R206];&quot;, &quot;;[$icons.$S206];&quot;, &quot;;[$icons.$T206];&quot;, &quot;;[$icons.$U206];&quot;, &quot;;[$icons.$V206];&quot; =&gt; &quot;;[$icons.$A206];&quot; // &quot;;[$icons.$W206])" office:value-type="string" office:string-value="  cdunq204, null, null, zza7ch, null, null, ihamm01, bg2, weapon, null, null, null, 31, 57, 31, null, null, null, null, null, null, null =&gt; cdunq204 // recolored ihamm01 (blue)" calcext:value-type="string">
            <text:p><text:s text:c="2"/>cdunq204, null, null, zza7ch, null, null, ihamm01, bg2, weapon, null, null, null, 31, 57, 31, null, null, null, null, null, null, null =&gt; cdunq204 // recolored ihamm01 (blue)</text:p>
          </table:table-cell>
        </table:table-row>
        <table:table-row table:style-name="ro1">
          <table:table-cell table:formula="of:=CONCATENATE(;&quot;  &quot;;[$icons.$A207];&quot;, &quot;;[$icons.$B207];&quot;, &quot;;[$icons.$C207];&quot;, &quot;;[$icons.$D207];&quot;, &quot;;[$icons.$E207];&quot;, &quot;;[$icons.$F207];&quot;, &quot;;[$icons.$G207];&quot;, &quot;;[$icons.$H207];&quot;, &quot;;[$icons.$I207];&quot;, &quot;;[$icons.$J207];&quot;, &quot;;[$icons.$K207];&quot;, &quot;;[$icons.$L207];&quot;, &quot;;[$icons.$M207];&quot;, &quot;;[$icons.$N207];&quot;, &quot;;[$icons.$O207];&quot;, &quot;;[$icons.$P207];&quot;, &quot;;[$icons.$Q207];&quot;, &quot;;[$icons.$R207];&quot;, &quot;;[$icons.$S207];&quot;, &quot;;[$icons.$T207];&quot;, &quot;;[$icons.$U207];&quot;, &quot;;[$icons.$V207];&quot; =&gt; &quot;;[$icons.$A207];&quot; // &quot;;[$icons.$W207])" office:value-type="string" office:string-value="  cdunq205, null, null, zzz6bc, null, npsw03, insw1h03, bg2, weapon, null, null, null, 50, 93, 6, null, null, null, null, null, null, null =&gt; cdunq205 // hallowed redeemer" calcext:value-type="string">
            <text:p><text:s text:c="2"/>cdunq205, null, null, zzz6bc, null, npsw03, insw1h03, bg2, weapon, null, null, null, 50, 93, 6, null, null, null, null, null, null, null =&gt; cdunq205 // hallowed redeemer</text:p>
          </table:table-cell>
        </table:table-row>
        <table:table-row table:style-name="ro1">
          <table:table-cell table:formula="of:=CONCATENATE(;&quot;  &quot;;[$icons.$A208];&quot;, &quot;;[$icons.$B208];&quot;, &quot;;[$icons.$C208];&quot;, &quot;;[$icons.$D208];&quot;, &quot;;[$icons.$E208];&quot;, &quot;;[$icons.$F208];&quot;, &quot;;[$icons.$G208];&quot;, &quot;;[$icons.$H208];&quot;, &quot;;[$icons.$I208];&quot;, &quot;;[$icons.$J208];&quot;, &quot;;[$icons.$K208];&quot;, &quot;;[$icons.$L208];&quot;, &quot;;[$icons.$M208];&quot;, &quot;;[$icons.$N208];&quot;, &quot;;[$icons.$O208];&quot;, &quot;;[$icons.$P208];&quot;, &quot;;[$icons.$Q208];&quot;, &quot;;[$icons.$R208];&quot;, &quot;;[$icons.$S208];&quot;, &quot;;[$icons.$T208];&quot;, &quot;;[$icons.$U208];&quot;, &quot;;[$icons.$V208];&quot; =&gt; &quot;;[$icons.$A208];&quot; // &quot;;[$icons.$W208])" office:value-type="string" office:string-value="  cdunq206, null, null, scrcs01, null, bag03, ibag03, bg2, other, null, null, null, null, null, null, null, null, null, null, null, null, null =&gt; cdunq206 // scroll case" calcext:value-type="string">
            <text:p><text:s text:c="2"/>cdunq206, null, null, scrcs01, null, bag03, ibag03, bg2, other, null, null, null, null, null, null, null, null, null, null, null, null, null =&gt; cdunq206 // scroll case</text:p>
          </table:table-cell>
        </table:table-row>
        <table:table-row table:style-name="ro1">
          <table:table-cell table:formula="of:=CONCATENATE(;&quot;  &quot;;[$icons.$A209];&quot;, &quot;;[$icons.$B209];&quot;, &quot;;[$icons.$C209];&quot;, &quot;;[$icons.$D209];&quot;, &quot;;[$icons.$E209];&quot;, &quot;;[$icons.$F209];&quot;, &quot;;[$icons.$G209];&quot;, &quot;;[$icons.$H209];&quot;, &quot;;[$icons.$I209];&quot;, &quot;;[$icons.$J209];&quot;, &quot;;[$icons.$K209];&quot;, &quot;;[$icons.$L209];&quot;, &quot;;[$icons.$M209];&quot;, &quot;;[$icons.$N209];&quot;, &quot;;[$icons.$O209];&quot;, &quot;;[$icons.$P209];&quot;, &quot;;[$icons.$Q209];&quot;, &quot;;[$icons.$R209];&quot;, &quot;;[$icons.$S209];&quot;, &quot;;[$icons.$T209];&quot;, &quot;;[$icons.$U209];&quot;, &quot;;[$icons.$V209];&quot; =&gt; &quot;;[$icons.$A209];&quot; // &quot;;[$icons.$W209])" office:value-type="string" office:string-value="  cdunq206, null, null, scrcs02, null, bag03, ibag03, bg2, other, null, null, null, null, null, null, null, null, null, null, null, null, null =&gt; cdunq206 // scroll case" calcext:value-type="string">
            <text:p><text:s text:c="2"/>cdunq206, null, null, scrcs02, null, bag03, ibag03, bg2, other, null, null, null, null, null, null, null, null, null, null, null, null, null =&gt; cdunq206 // scroll case</text:p>
          </table:table-cell>
        </table:table-row>
        <table:table-row table:style-name="ro1">
          <table:table-cell table:formula="of:=CONCATENATE(;&quot;  &quot;;[$icons.$A210];&quot;, &quot;;[$icons.$B210];&quot;, &quot;;[$icons.$C210];&quot;, &quot;;[$icons.$D210];&quot;, &quot;;[$icons.$E210];&quot;, &quot;;[$icons.$F210];&quot;, &quot;;[$icons.$G210];&quot;, &quot;;[$icons.$H210];&quot;, &quot;;[$icons.$I210];&quot;, &quot;;[$icons.$J210];&quot;, &quot;;[$icons.$K210];&quot;, &quot;;[$icons.$L210];&quot;, &quot;;[$icons.$M210];&quot;, &quot;;[$icons.$N210];&quot;, &quot;;[$icons.$O210];&quot;, &quot;;[$icons.$P210];&quot;, &quot;;[$icons.$Q210];&quot;, &quot;;[$icons.$R210];&quot;, &quot;;[$icons.$S210];&quot;, &quot;;[$icons.$T210];&quot;, &quot;;[$icons.$U210];&quot;, &quot;;[$icons.$V210];&quot; =&gt; &quot;;[$icons.$A210];&quot; // &quot;;[$icons.$W210])" office:value-type="string" office:string-value="  cdunq206, null, null, scrcs03, null, bag03, ibag03, bg2, other, null, null, null, null, null, null, null, null, null, null, null, null, null =&gt; cdunq206 // scroll case" calcext:value-type="string">
            <text:p><text:s text:c="2"/>cdunq206, null, null, scrcs03, null, bag03, ibag03, bg2, other, null, null, null, null, null, null, null, null, null, null, null, null, null =&gt; cdunq206 // scroll case</text:p>
          </table:table-cell>
        </table:table-row>
        <table:table-row table:style-name="ro1">
          <table:table-cell table:formula="of:=CONCATENATE(;&quot;  &quot;;[$icons.$A211];&quot;, &quot;;[$icons.$B211];&quot;, &quot;;[$icons.$C211];&quot;, &quot;;[$icons.$D211];&quot;, &quot;;[$icons.$E211];&quot;, &quot;;[$icons.$F211];&quot;, &quot;;[$icons.$G211];&quot;, &quot;;[$icons.$H211];&quot;, &quot;;[$icons.$I211];&quot;, &quot;;[$icons.$J211];&quot;, &quot;;[$icons.$K211];&quot;, &quot;;[$icons.$L211];&quot;, &quot;;[$icons.$M211];&quot;, &quot;;[$icons.$N211];&quot;, &quot;;[$icons.$O211];&quot;, &quot;;[$icons.$P211];&quot;, &quot;;[$icons.$Q211];&quot;, &quot;;[$icons.$R211];&quot;, &quot;;[$icons.$S211];&quot;, &quot;;[$icons.$T211];&quot;, &quot;;[$icons.$U211];&quot;, &quot;;[$icons.$V211];&quot; =&gt; &quot;;[$icons.$A211];&quot; // &quot;;[$icons.$W211])" office:value-type="string" office:string-value="  cdunq206, null, null, scrcs04, null, bag03, ibag03, bg2, other, null, null, null, null, null, null, null, null, null, null, null, null, null =&gt; cdunq206 // scroll case" calcext:value-type="string">
            <text:p><text:s text:c="2"/>cdunq206, null, null, scrcs04, null, bag03, ibag03, bg2, other, null, null, null, null, null, null, null, null, null, null, null, null, null =&gt; cdunq206 // scroll case</text:p>
          </table:table-cell>
        </table:table-row>
        <table:table-row table:style-name="ro1">
          <table:table-cell table:formula="of:=CONCATENATE(;&quot;  &quot;;[$icons.$A212];&quot;, &quot;;[$icons.$B212];&quot;, &quot;;[$icons.$C212];&quot;, &quot;;[$icons.$D212];&quot;, &quot;;[$icons.$E212];&quot;, &quot;;[$icons.$F212];&quot;, &quot;;[$icons.$G212];&quot;, &quot;;[$icons.$H212];&quot;, &quot;;[$icons.$I212];&quot;, &quot;;[$icons.$J212];&quot;, &quot;;[$icons.$K212];&quot;, &quot;;[$icons.$L212];&quot;, &quot;;[$icons.$M212];&quot;, &quot;;[$icons.$N212];&quot;, &quot;;[$icons.$O212];&quot;, &quot;;[$icons.$P212];&quot;, &quot;;[$icons.$Q212];&quot;, &quot;;[$icons.$R212];&quot;, &quot;;[$icons.$S212];&quot;, &quot;;[$icons.$T212];&quot;, &quot;;[$icons.$U212];&quot;, &quot;;[$icons.$V212];&quot; =&gt; &quot;;[$icons.$A212];&quot; // &quot;;[$icons.$W212])" office:value-type="string" office:string-value="  cdunq206, null, null, scrcs05, null, bag03, ibag03, bg2, other, null, null, null, null, null, null, null, null, null, null, null, null, null =&gt; cdunq206 // scroll case" calcext:value-type="string">
            <text:p><text:s text:c="2"/>cdunq206, null, null, scrcs05, null, bag03, ibag03, bg2, other, null, null, null, null, null, null, null, null, null, null, null, null, null =&gt; cdunq206 // scroll case</text:p>
          </table:table-cell>
        </table:table-row>
        <table:table-row table:style-name="ro1">
          <table:table-cell table:formula="of:=CONCATENATE(;&quot;  &quot;;[$icons.$A213];&quot;, &quot;;[$icons.$B213];&quot;, &quot;;[$icons.$C213];&quot;, &quot;;[$icons.$D213];&quot;, &quot;;[$icons.$E213];&quot;, &quot;;[$icons.$F213];&quot;, &quot;;[$icons.$G213];&quot;, &quot;;[$icons.$H213];&quot;, &quot;;[$icons.$I213];&quot;, &quot;;[$icons.$J213];&quot;, &quot;;[$icons.$K213];&quot;, &quot;;[$icons.$L213];&quot;, &quot;;[$icons.$M213];&quot;, &quot;;[$icons.$N213];&quot;, &quot;;[$icons.$O213];&quot;, &quot;;[$icons.$P213];&quot;, &quot;;[$icons.$Q213];&quot;, &quot;;[$icons.$R213];&quot;, &quot;;[$icons.$S213];&quot;, &quot;;[$icons.$T213];&quot;, &quot;;[$icons.$U213];&quot;, &quot;;[$icons.$V213];&quot; =&gt; &quot;;[$icons.$A213];&quot; // &quot;;[$icons.$W213])" office:value-type="string" office:string-value="  cdunq206, null, null, scrcs06, null, bag03, ibag03, bg2, other, null, null, null, null, null, null, null, null, null, null, null, null, null =&gt; cdunq206 // scroll case" calcext:value-type="string">
            <text:p><text:s text:c="2"/>cdunq206, null, null, scrcs06, null, bag03, ibag03, bg2, other, null, null, null, null, null, null, null, null, null, null, null, null, null =&gt; cdunq206 // scroll case</text:p>
          </table:table-cell>
        </table:table-row>
        <table:table-row table:style-name="ro1">
          <table:table-cell table:formula="of:=CONCATENATE(;&quot;  &quot;;[$icons.$A214];&quot;, &quot;;[$icons.$B214];&quot;, &quot;;[$icons.$C214];&quot;, &quot;;[$icons.$D214];&quot;, &quot;;[$icons.$E214];&quot;, &quot;;[$icons.$F214];&quot;, &quot;;[$icons.$G214];&quot;, &quot;;[$icons.$H214];&quot;, &quot;;[$icons.$I214];&quot;, &quot;;[$icons.$J214];&quot;, &quot;;[$icons.$K214];&quot;, &quot;;[$icons.$L214];&quot;, &quot;;[$icons.$M214];&quot;, &quot;;[$icons.$N214];&quot;, &quot;;[$icons.$O214];&quot;, &quot;;[$icons.$P214];&quot;, &quot;;[$icons.$Q214];&quot;, &quot;;[$icons.$R214];&quot;, &quot;;[$icons.$S214];&quot;, &quot;;[$icons.$T214];&quot;, &quot;;[$icons.$U214];&quot;, &quot;;[$icons.$V214];&quot; =&gt; &quot;;[$icons.$A214];&quot; // &quot;;[$icons.$W214])" office:value-type="string" office:string-value="  cdunq206, null, null, scrcs07, null, bag03, ibag03, bg2, other, null, null, null, null, null, null, null, null, null, null, null, null, null =&gt; cdunq206 // scroll case" calcext:value-type="string">
            <text:p><text:s text:c="2"/>cdunq206, null, null, scrcs07, null, bag03, ibag03, bg2, other, null, null, null, null, null, null, null, null, null, null, null, null, null =&gt; cdunq206 // scroll case</text:p>
          </table:table-cell>
        </table:table-row>
        <table:table-row table:style-name="ro1">
          <table:table-cell table:formula="of:=CONCATENATE(;&quot;  &quot;;[$icons.$A215];&quot;, &quot;;[$icons.$B215];&quot;, &quot;;[$icons.$C215];&quot;, &quot;;[$icons.$D215];&quot;, &quot;;[$icons.$E215];&quot;, &quot;;[$icons.$F215];&quot;, &quot;;[$icons.$G215];&quot;, &quot;;[$icons.$H215];&quot;, &quot;;[$icons.$I215];&quot;, &quot;;[$icons.$J215];&quot;, &quot;;[$icons.$K215];&quot;, &quot;;[$icons.$L215];&quot;, &quot;;[$icons.$M215];&quot;, &quot;;[$icons.$N215];&quot;, &quot;;[$icons.$O215];&quot;, &quot;;[$icons.$P215];&quot;, &quot;;[$icons.$Q215];&quot;, &quot;;[$icons.$R215];&quot;, &quot;;[$icons.$S215];&quot;, &quot;;[$icons.$T215];&quot;, &quot;;[$icons.$U215];&quot;, &quot;;[$icons.$V215];&quot; =&gt; &quot;;[$icons.$A215];&quot; // &quot;;[$icons.$W215])" office:value-type="string" office:string-value="  cdunq206, null, null, scrcs08, null, bag03, ibag03, bg2, other, null, null, null, null, null, null, null, null, null, null, null, null, null =&gt; cdunq206 // scroll case" calcext:value-type="string">
            <text:p><text:s text:c="2"/>cdunq206, null, null, scrcs08, null, bag03, ibag03, bg2, other, null, null, null, null, null, null, null, null, null, null, null, null, null =&gt; cdunq206 // scroll case</text:p>
          </table:table-cell>
        </table:table-row>
        <table:table-row table:style-name="ro1">
          <table:table-cell table:formula="of:=CONCATENATE(;&quot;  &quot;;[$icons.$A216];&quot;, &quot;;[$icons.$B216];&quot;, &quot;;[$icons.$C216];&quot;, &quot;;[$icons.$D216];&quot;, &quot;;[$icons.$E216];&quot;, &quot;;[$icons.$F216];&quot;, &quot;;[$icons.$G216];&quot;, &quot;;[$icons.$H216];&quot;, &quot;;[$icons.$I216];&quot;, &quot;;[$icons.$J216];&quot;, &quot;;[$icons.$K216];&quot;, &quot;;[$icons.$L216];&quot;, &quot;;[$icons.$M216];&quot;, &quot;;[$icons.$N216];&quot;, &quot;;[$icons.$O216];&quot;, &quot;;[$icons.$P216];&quot;, &quot;;[$icons.$Q216];&quot;, &quot;;[$icons.$R216];&quot;, &quot;;[$icons.$S216];&quot;, &quot;;[$icons.$T216];&quot;, &quot;;[$icons.$U216];&quot;, &quot;;[$icons.$V216];&quot; =&gt; &quot;;[$icons.$A216];&quot; // &quot;;[$icons.$W216])" office:value-type="string" office:string-value="  cdunq206, null, null, scrcs09, null, bag03, ibag03, bg2, other, null, null, null, null, null, null, null, null, null, null, null, null, null =&gt; cdunq206 // scroll case" calcext:value-type="string">
            <text:p><text:s text:c="2"/>cdunq206, null, null, scrcs09, null, bag03, ibag03, bg2, other, null, null, null, null, null, null, null, null, null, null, null, null, null =&gt; cdunq206 // scroll case</text:p>
          </table:table-cell>
        </table:table-row>
        <table:table-row table:style-name="ro1">
          <table:table-cell table:formula="of:=CONCATENATE(;&quot;  &quot;;[$icons.$A217];&quot;, &quot;;[$icons.$B217];&quot;, &quot;;[$icons.$C217];&quot;, &quot;;[$icons.$D217];&quot;, &quot;;[$icons.$E217];&quot;, &quot;;[$icons.$F217];&quot;, &quot;;[$icons.$G217];&quot;, &quot;;[$icons.$H217];&quot;, &quot;;[$icons.$I217];&quot;, &quot;;[$icons.$J217];&quot;, &quot;;[$icons.$K217];&quot;, &quot;;[$icons.$L217];&quot;, &quot;;[$icons.$M217];&quot;, &quot;;[$icons.$N217];&quot;, &quot;;[$icons.$O217];&quot;, &quot;;[$icons.$P217];&quot;, &quot;;[$icons.$Q217];&quot;, &quot;;[$icons.$R217];&quot;, &quot;;[$icons.$S217];&quot;, &quot;;[$icons.$T217];&quot;, &quot;;[$icons.$U217];&quot;, &quot;;[$icons.$V217];&quot; =&gt; &quot;;[$icons.$A217];&quot; // &quot;;[$icons.$W217])" office:value-type="string" office:string-value="  cdunq206, null, null, scrcs10, null, bag03, ibag03, bg2, other, null, null, null, null, null, null, null, null, null, null, null, null, null =&gt; cdunq206 // scroll case" calcext:value-type="string">
            <text:p><text:s text:c="2"/>cdunq206, null, null, scrcs10, null, bag03, ibag03, bg2, other, null, null, null, null, null, null, null, null, null, null, null, null, null =&gt; cdunq206 // scroll case</text:p>
          </table:table-cell>
        </table:table-row>
        <table:table-row table:style-name="ro1">
          <table:table-cell table:formula="of:=CONCATENATE(;&quot;  &quot;;[$icons.$A218];&quot;, &quot;;[$icons.$B218];&quot;, &quot;;[$icons.$C218];&quot;, &quot;;[$icons.$D218];&quot;, &quot;;[$icons.$E218];&quot;, &quot;;[$icons.$F218];&quot;, &quot;;[$icons.$G218];&quot;, &quot;;[$icons.$H218];&quot;, &quot;;[$icons.$I218];&quot;, &quot;;[$icons.$J218];&quot;, &quot;;[$icons.$K218];&quot;, &quot;;[$icons.$L218];&quot;, &quot;;[$icons.$M218];&quot;, &quot;;[$icons.$N218];&quot;, &quot;;[$icons.$O218];&quot;, &quot;;[$icons.$P218];&quot;, &quot;;[$icons.$Q218];&quot;, &quot;;[$icons.$R218];&quot;, &quot;;[$icons.$S218];&quot;, &quot;;[$icons.$T218];&quot;, &quot;;[$icons.$U218];&quot;, &quot;;[$icons.$V218];&quot; =&gt; &quot;;[$icons.$A218];&quot; // &quot;;[$icons.$W218])" office:value-type="string" office:string-value="  cdunq207, wa2amu, null, null, null, 00amul14, iamul15, iwd2, other, null, null, null, null, null, null, null, null, null, null, null, null, null =&gt; cdunq207 // shield amulet" calcext:value-type="string">
            <text:p><text:s text:c="2"/>cdunq207, wa2amu, null, null, null, 00amul14, iamul15, iwd2, other, null, null, null, null, null, null, null, null, null, null, null, null, null =&gt; cdunq207 // shield amulet</text:p>
          </table:table-cell>
        </table:table-row>
        <table:table-row table:style-name="ro1">
          <table:table-cell table:formula="of:=CONCATENATE(;&quot;  &quot;;[$icons.$A219];&quot;, &quot;;[$icons.$B219];&quot;, &quot;;[$icons.$C219];&quot;, &quot;;[$icons.$D219];&quot;, &quot;;[$icons.$E219];&quot;, &quot;;[$icons.$F219];&quot;, &quot;;[$icons.$G219];&quot;, &quot;;[$icons.$H219];&quot;, &quot;;[$icons.$I219];&quot;, &quot;;[$icons.$J219];&quot;, &quot;;[$icons.$K219];&quot;, &quot;;[$icons.$L219];&quot;, &quot;;[$icons.$M219];&quot;, &quot;;[$icons.$N219];&quot;, &quot;;[$icons.$O219];&quot;, &quot;;[$icons.$P219];&quot;, &quot;;[$icons.$Q219];&quot;, &quot;;[$icons.$R219];&quot;, &quot;;[$icons.$S219];&quot;, &quot;;[$icons.$T219];&quot;, &quot;;[$icons.$U219];&quot;, &quot;;[$icons.$V219];&quot; =&gt; &quot;;[$icons.$A219];&quot; // &quot;;[$icons.$W219])" office:value-type="string" office:string-value="  cdunq208, nebelt01, null, null, null, 00belt01, ibelt01, iwd2, other, null, null, null, null, null, null, null, null, null, null, null, null, null =&gt; cdunq208 // generic girdle" calcext:value-type="string">
            <text:p><text:s text:c="2"/>cdunq208, nebelt01, null, null, null, 00belt01, ibelt01, iwd2, other, null, null, null, null, null, null, null, null, null, null, null, null, null =&gt; cdunq208 // generic girdle</text:p>
          </table:table-cell>
        </table:table-row>
        <table:table-row table:style-name="ro1">
          <table:table-cell table:formula="of:=CONCATENATE(;&quot;  &quot;;[$icons.$A220];&quot;, &quot;;[$icons.$B220];&quot;, &quot;;[$icons.$C220];&quot;, &quot;;[$icons.$D220];&quot;, &quot;;[$icons.$E220];&quot;, &quot;;[$icons.$F220];&quot;, &quot;;[$icons.$G220];&quot;, &quot;;[$icons.$H220];&quot;, &quot;;[$icons.$I220];&quot;, &quot;;[$icons.$J220];&quot;, &quot;;[$icons.$K220];&quot;, &quot;;[$icons.$L220];&quot;, &quot;;[$icons.$M220];&quot;, &quot;;[$icons.$N220];&quot;, &quot;;[$icons.$O220];&quot;, &quot;;[$icons.$P220];&quot;, &quot;;[$icons.$Q220];&quot;, &quot;;[$icons.$R220];&quot;, &quot;;[$icons.$S220];&quot;, &quot;;[$icons.$T220];&quot;, &quot;;[$icons.$U220];&quot;, &quot;;[$icons.$V220];&quot; =&gt; &quot;;[$icons.$A220];&quot; // &quot;;[$icons.$W220])" office:value-type="string" office:string-value="  cdunq209, enmace, null, null, null, 00macear, imacear, iwd2, weapon, null, null, null, 28, 27, 28, null, null, null, null, null, null, null =&gt; cdunq209 // azure rod" calcext:value-type="string">
            <text:p><text:s text:c="2"/>cdunq209, enmace, null, null, null, 00macear, imacear, iwd2, weapon, null, null, null, 28, 27, 28, null, null, null, null, null, null, null =&gt; cdunq209 // azure rod</text:p>
          </table:table-cell>
        </table:table-row>
        <table:table-row table:style-name="ro1">
          <table:table-cell table:formula="of:=CONCATENATE(;&quot;  &quot;;[$icons.$A221];&quot;, &quot;;[$icons.$B221];&quot;, &quot;;[$icons.$C221];&quot;, &quot;;[$icons.$D221];&quot;, &quot;;[$icons.$E221];&quot;, &quot;;[$icons.$F221];&quot;, &quot;;[$icons.$G221];&quot;, &quot;;[$icons.$H221];&quot;, &quot;;[$icons.$I221];&quot;, &quot;;[$icons.$J221];&quot;, &quot;;[$icons.$K221];&quot;, &quot;;[$icons.$L221];&quot;, &quot;;[$icons.$M221];&quot;, &quot;;[$icons.$N221];&quot;, &quot;;[$icons.$O221];&quot;, &quot;;[$icons.$P221];&quot;, &quot;;[$icons.$Q221];&quot;, &quot;;[$icons.$R221];&quot;, &quot;;[$icons.$S221];&quot;, &quot;;[$icons.$T221];&quot;, &quot;;[$icons.$U221];&quot;, &quot;;[$icons.$V221];&quot; =&gt; &quot;;[$icons.$A221];&quot; // &quot;;[$icons.$W221])" office:value-type="string" office:string-value="  cdunq210, rodmace, null, null, null, 00mace02, imaceb2, iwd2, weapon, null, null, null, 30, 22, 30, null, null, null, null, null, null, null =&gt; cdunq210 // masterwork mace" calcext:value-type="string">
            <text:p><text:s text:c="2"/>cdunq210, rodmace, null, null, null, 00mace02, imaceb2, iwd2, weapon, null, null, null, 30, 22, 30, null, null, null, null, null, null, null =&gt; cdunq210 // masterwork mace</text:p>
          </table:table-cell>
        </table:table-row>
        <table:table-row table:style-name="ro1">
          <table:table-cell table:formula="of:=CONCATENATE(;&quot;  &quot;;[$icons.$A222];&quot;, &quot;;[$icons.$B222];&quot;, &quot;;[$icons.$C222];&quot;, &quot;;[$icons.$D222];&quot;, &quot;;[$icons.$E222];&quot;, &quot;;[$icons.$F222];&quot;, &quot;;[$icons.$G222];&quot;, &quot;;[$icons.$H222];&quot;, &quot;;[$icons.$I222];&quot;, &quot;;[$icons.$J222];&quot;, &quot;;[$icons.$K222];&quot;, &quot;;[$icons.$L222];&quot;, &quot;;[$icons.$M222];&quot;, &quot;;[$icons.$N222];&quot;, &quot;;[$icons.$O222];&quot;, &quot;;[$icons.$P222];&quot;, &quot;;[$icons.$Q222];&quot;, &quot;;[$icons.$R222];&quot;, &quot;;[$icons.$S222];&quot;, &quot;;[$icons.$T222];&quot;, &quot;;[$icons.$U222];&quot;, &quot;;[$icons.$V222];&quot; =&gt; &quot;;[$icons.$A222];&quot; // &quot;;[$icons.$W222])" office:value-type="string" office:string-value="  cdunq211, enmorn, null, null, null, 00mstr89, imstrm3, iwd2, weapon, null, null, null, 25, 91, 25, null, null, null, null, null, null, null =&gt; cdunq211 // morningstar +3" calcext:value-type="string">
            <text:p><text:s text:c="2"/>cdunq211, enmorn, null, null, null, 00mstr89, imstrm3, iwd2, weapon, null, null, null, 25, 91, 25, null, null, null, null, null, null, null =&gt; cdunq211 // morningstar +3</text:p>
          </table:table-cell>
        </table:table-row>
        <table:table-row table:style-name="ro1">
          <table:table-cell table:formula="of:=CONCATENATE(;&quot;  &quot;;[$icons.$A223];&quot;, &quot;;[$icons.$B223];&quot;, &quot;;[$icons.$C223];&quot;, &quot;;[$icons.$D223];&quot;, &quot;;[$icons.$E223];&quot;, &quot;;[$icons.$F223];&quot;, &quot;;[$icons.$G223];&quot;, &quot;;[$icons.$H223];&quot;, &quot;;[$icons.$I223];&quot;, &quot;;[$icons.$J223];&quot;, &quot;;[$icons.$K223];&quot;, &quot;;[$icons.$L223];&quot;, &quot;;[$icons.$M223];&quot;, &quot;;[$icons.$N223];&quot;, &quot;;[$icons.$O223];&quot;, &quot;;[$icons.$P223];&quot;, &quot;;[$icons.$Q223];&quot;, &quot;;[$icons.$R223];&quot;, &quot;;[$icons.$S223];&quot;, &quot;;[$icons.$T223];&quot;, &quot;;[$icons.$U223];&quot;, &quot;;[$icons.$V223];&quot; =&gt; &quot;;[$icons.$A223];&quot; // &quot;;[$icons.$W223])" office:value-type="string" office:string-value="  cdunq212, blun19, null, null, null, zzj6hfmm, imacemm, iwd2, weapon, null, null, null, 98, 26, 98, null, null, null, null, null, null, null =&gt; cdunq212 // selune's blessing" calcext:value-type="string">
            <text:p><text:s text:c="2"/>cdunq212, blun19, null, null, null, zzj6hfmm, imacemm, iwd2, weapon, null, null, null, 98, 26, 98, null, null, null, null, null, null, null =&gt; cdunq212 // selune's blessing</text:p>
          </table:table-cell>
        </table:table-row>
        <table:table-row table:style-name="ro1">
          <table:table-cell table:formula="of:=CONCATENATE(;&quot;  &quot;;[$icons.$A224];&quot;, &quot;;[$icons.$B224];&quot;, &quot;;[$icons.$C224];&quot;, &quot;;[$icons.$D224];&quot;, &quot;;[$icons.$E224];&quot;, &quot;;[$icons.$F224];&quot;, &quot;;[$icons.$G224];&quot;, &quot;;[$icons.$H224];&quot;, &quot;;[$icons.$I224];&quot;, &quot;;[$icons.$J224];&quot;, &quot;;[$icons.$K224];&quot;, &quot;;[$icons.$L224];&quot;, &quot;;[$icons.$M224];&quot;, &quot;;[$icons.$N224];&quot;, &quot;;[$icons.$O224];&quot;, &quot;;[$icons.$P224];&quot;, &quot;;[$icons.$Q224];&quot;, &quot;;[$icons.$R224];&quot;, &quot;;[$icons.$S224];&quot;, &quot;;[$icons.$T224];&quot;, &quot;;[$icons.$U224];&quot;, &quot;;[$icons.$V224];&quot; =&gt; &quot;;[$icons.$A224];&quot; // &quot;;[$icons.$W224])" office:value-type="string" office:string-value="  cdunq213, blun16, null, null, null, 00mace01, imaceb1, iwd2, weapon, null, null, null, 98, 22, 98, null, null, null, null, null, null, null =&gt; cdunq213 // generic mace" calcext:value-type="string">
            <text:p><text:s text:c="2"/>cdunq213, blun16, null, null, null, 00mace01, imaceb1, iwd2, weapon, null, null, null, 98, 22, 98, null, null, null, null, null, null, null =&gt; cdunq213 // generic mace</text:p>
          </table:table-cell>
        </table:table-row>
        <table:table-row table:style-name="ro1">
          <table:table-cell table:formula="of:=CONCATENATE(;&quot;  &quot;;[$icons.$A225];&quot;, &quot;;[$icons.$B225];&quot;, &quot;;[$icons.$C225];&quot;, &quot;;[$icons.$D225];&quot;, &quot;;[$icons.$E225];&quot;, &quot;;[$icons.$F225];&quot;, &quot;;[$icons.$G225];&quot;, &quot;;[$icons.$H225];&quot;, &quot;;[$icons.$I225];&quot;, &quot;;[$icons.$J225];&quot;, &quot;;[$icons.$K225];&quot;, &quot;;[$icons.$L225];&quot;, &quot;;[$icons.$M225];&quot;, &quot;;[$icons.$N225];&quot;, &quot;;[$icons.$O225];&quot;, &quot;;[$icons.$P225];&quot;, &quot;;[$icons.$Q225];&quot;, &quot;;[$icons.$R225];&quot;, &quot;;[$icons.$S225];&quot;, &quot;;[$icons.$T225];&quot;, &quot;;[$icons.$U225];&quot;, &quot;;[$icons.$V225];&quot; =&gt; &quot;;[$icons.$A225];&quot; // &quot;;[$icons.$W225])" office:value-type="string" office:string-value="  cdunq214, wastar, null, null, null, 00mace94, imacem0, iwd2, weapon, null, null, null, 25, 38, 25, null, null, null, null, null, null, null =&gt; cdunq214 // mace of holy smite, others" calcext:value-type="string">
            <text:p><text:s text:c="2"/>cdunq214, wastar, null, null, null, 00mace94, imacem0, iwd2, weapon, null, null, null, 25, 38, 25, null, null, null, null, null, null, null =&gt; cdunq214 // mace of holy smite, others</text:p>
          </table:table-cell>
        </table:table-row>
        <table:table-row table:style-name="ro1">
          <table:table-cell table:formula="of:=CONCATENATE(;&quot;  &quot;;[$icons.$A226];&quot;, &quot;;[$icons.$B226];&quot;, &quot;;[$icons.$C226];&quot;, &quot;;[$icons.$D226];&quot;, &quot;;[$icons.$E226];&quot;, &quot;;[$icons.$F226];&quot;, &quot;;[$icons.$G226];&quot;, &quot;;[$icons.$H226];&quot;, &quot;;[$icons.$I226];&quot;, &quot;;[$icons.$J226];&quot;, &quot;;[$icons.$K226];&quot;, &quot;;[$icons.$L226];&quot;, &quot;;[$icons.$M226];&quot;, &quot;;[$icons.$N226];&quot;, &quot;;[$icons.$O226];&quot;, &quot;;[$icons.$P226];&quot;, &quot;;[$icons.$Q226];&quot;, &quot;;[$icons.$R226];&quot;, &quot;;[$icons.$S226];&quot;, &quot;;[$icons.$T226];&quot;, &quot;;[$icons.$U226];&quot;, &quot;;[$icons.$V226];&quot; =&gt; &quot;;[$icons.$A226];&quot; // &quot;;[$icons.$W226])" office:value-type="string" office:string-value="  cdunq215, hlolth, null, null, null, 00mace98, imacem3, iwd2, weapon, null, null, null, 31, 27, 31, null, null, null, null, null, null, null =&gt; cdunq215 // mace +3" calcext:value-type="string">
            <text:p><text:s text:c="2"/>cdunq215, hlolth, null, null, null, 00mace98, imacem3, iwd2, weapon, null, null, null, 31, 27, 31, null, null, null, null, null, null, null =&gt; cdunq215 // mace +3</text:p>
          </table:table-cell>
        </table:table-row>
        <table:table-row table:style-name="ro1">
          <table:table-cell table:formula="of:=CONCATENATE(;&quot;  &quot;;[$icons.$A227];&quot;, &quot;;[$icons.$B227];&quot;, &quot;;[$icons.$C227];&quot;, &quot;;[$icons.$D227];&quot;, &quot;;[$icons.$E227];&quot;, &quot;;[$icons.$F227];&quot;, &quot;;[$icons.$G227];&quot;, &quot;;[$icons.$H227];&quot;, &quot;;[$icons.$I227];&quot;, &quot;;[$icons.$J227];&quot;, &quot;;[$icons.$K227];&quot;, &quot;;[$icons.$L227];&quot;, &quot;;[$icons.$M227];&quot;, &quot;;[$icons.$N227];&quot;, &quot;;[$icons.$O227];&quot;, &quot;;[$icons.$P227];&quot;, &quot;;[$icons.$Q227];&quot;, &quot;;[$icons.$R227];&quot;, &quot;;[$icons.$S227];&quot;, &quot;;[$icons.$T227];&quot;, &quot;;[$icons.$U227];&quot;, &quot;;[$icons.$V227];&quot; =&gt; &quot;;[$icons.$A227];&quot; // &quot;;[$icons.$W227])" office:value-type="string" office:string-value="  cdunq216, wamace, null, null, null, 00mace97, imacem4, iwd2, weapon, null, null, null, 81, 38, 81, null, null, null, null, null, null, null =&gt; cdunq216 // mace +4" calcext:value-type="string">
            <text:p><text:s text:c="2"/>cdunq216, wamace, null, null, null, 00mace97, imacem4, iwd2, weapon, null, null, null, 81, 38, 81, null, null, null, null, null, null, null =&gt; cdunq216 // mace +4</text:p>
          </table:table-cell>
        </table:table-row>
        <table:table-row table:style-name="ro1">
          <table:table-cell table:formula="of:=CONCATENATE(;&quot;  &quot;;[$icons.$A228];&quot;, &quot;;[$icons.$B228];&quot;, &quot;;[$icons.$C228];&quot;, &quot;;[$icons.$D228];&quot;, &quot;;[$icons.$E228];&quot;, &quot;;[$icons.$F228];&quot;, &quot;;[$icons.$G228];&quot;, &quot;;[$icons.$H228];&quot;, &quot;;[$icons.$I228];&quot;, &quot;;[$icons.$J228];&quot;, &quot;;[$icons.$K228];&quot;, &quot;;[$icons.$L228];&quot;, &quot;;[$icons.$M228];&quot;, &quot;;[$icons.$N228];&quot;, &quot;;[$icons.$O228];&quot;, &quot;;[$icons.$P228];&quot;, &quot;;[$icons.$Q228];&quot;, &quot;;[$icons.$R228];&quot;, &quot;;[$icons.$S228];&quot;, &quot;;[$icons.$T228];&quot;, &quot;;[$icons.$U228];&quot;, &quot;;[$icons.$V228];&quot; =&gt; &quot;;[$icons.$A228];&quot; // &quot;;[$icons.$W228])" office:value-type="string" office:string-value="  cdunq217, ohbblun1, null, null, null, 00club82, iclubm1, iwd2, weapon, null, null, null, 22, 22, 22, null, null, null, null, null, null, null =&gt; cdunq217 // stun club +1" calcext:value-type="string">
            <text:p><text:s text:c="2"/>cdunq217, ohbblun1, null, null, null, 00club82, iclubm1, iwd2, weapon, null, null, null, 22, 22, 22, null, null, null, null, null, null, null =&gt; cdunq217 // stun club +1</text:p>
          </table:table-cell>
        </table:table-row>
        <table:table-row table:style-name="ro1">
          <table:table-cell table:formula="of:=CONCATENATE(;&quot;  &quot;;[$icons.$A229];&quot;, &quot;;[$icons.$B229];&quot;, &quot;;[$icons.$C229];&quot;, &quot;;[$icons.$D229];&quot;, &quot;;[$icons.$E229];&quot;, &quot;;[$icons.$F229];&quot;, &quot;;[$icons.$G229];&quot;, &quot;;[$icons.$H229];&quot;, &quot;;[$icons.$I229];&quot;, &quot;;[$icons.$J229];&quot;, &quot;;[$icons.$K229];&quot;, &quot;;[$icons.$L229];&quot;, &quot;;[$icons.$M229];&quot;, &quot;;[$icons.$N229];&quot;, &quot;;[$icons.$O229];&quot;, &quot;;[$icons.$P229];&quot;, &quot;;[$icons.$Q229];&quot;, &quot;;[$icons.$R229];&quot;, &quot;;[$icons.$S229];&quot;, &quot;;[$icons.$T229];&quot;, &quot;;[$icons.$U229];&quot;, &quot;;[$icons.$V229];&quot; =&gt; &quot;;[$icons.$A229];&quot; // &quot;;[$icons.$W229])" office:value-type="string" office:string-value="  cdunq218, ohblun50, null, null, null, 00club01, iclubb1, iwd2, weapon, null, null, null, 22, 22, 23, null, null, null, null, null, null, null =&gt; cdunq218 // generic club" calcext:value-type="string">
            <text:p><text:s text:c="2"/>cdunq218, ohblun50, null, null, null, 00club01, iclubb1, iwd2, weapon, null, null, null, 22, 22, 23, null, null, null, null, null, null, null =&gt; cdunq218 // generic club</text:p>
          </table:table-cell>
        </table:table-row>
        <table:table-row table:style-name="ro1">
          <table:table-cell table:formula="of:=CONCATENATE(;&quot;  &quot;;[$icons.$A230];&quot;, &quot;;[$icons.$B230];&quot;, &quot;;[$icons.$C230];&quot;, &quot;;[$icons.$D230];&quot;, &quot;;[$icons.$E230];&quot;, &quot;;[$icons.$F230];&quot;, &quot;;[$icons.$G230];&quot;, &quot;;[$icons.$H230];&quot;, &quot;;[$icons.$I230];&quot;, &quot;;[$icons.$J230];&quot;, &quot;;[$icons.$K230];&quot;, &quot;;[$icons.$L230];&quot;, &quot;;[$icons.$M230];&quot;, &quot;;[$icons.$N230];&quot;, &quot;;[$icons.$O230];&quot;, &quot;;[$icons.$P230];&quot;, &quot;;[$icons.$Q230];&quot;, &quot;;[$icons.$R230];&quot;, &quot;;[$icons.$S230];&quot;, &quot;;[$icons.$T230];&quot;, &quot;;[$icons.$U230];&quot;, &quot;;[$icons.$V230];&quot; =&gt; &quot;;[$icons.$A230];&quot; // &quot;;[$icons.$W230])" office:value-type="string" office:string-value="  cdunq219, ohblun51, null, null, null, 00club94, iclubb2, iwd2, weapon, null, null, null, 22, 22, 23, null, null, null, null, null, null, null =&gt; cdunq219 // masterwork club" calcext:value-type="string">
            <text:p><text:s text:c="2"/>cdunq219, ohblun51, null, null, null, 00club94, iclubb2, iwd2, weapon, null, null, null, 22, 22, 23, null, null, null, null, null, null, null =&gt; cdunq219 // masterwork club</text:p>
          </table:table-cell>
        </table:table-row>
        <table:table-row table:style-name="ro1">
          <table:table-cell table:formula="of:=CONCATENATE(;&quot;  &quot;;[$icons.$A231];&quot;, &quot;;[$icons.$B231];&quot;, &quot;;[$icons.$C231];&quot;, &quot;;[$icons.$D231];&quot;, &quot;;[$icons.$E231];&quot;, &quot;;[$icons.$F231];&quot;, &quot;;[$icons.$G231];&quot;, &quot;;[$icons.$H231];&quot;, &quot;;[$icons.$I231];&quot;, &quot;;[$icons.$J231];&quot;, &quot;;[$icons.$K231];&quot;, &quot;;[$icons.$L231];&quot;, &quot;;[$icons.$M231];&quot;, &quot;;[$icons.$N231];&quot;, &quot;;[$icons.$O231];&quot;, &quot;;[$icons.$P231];&quot;, &quot;;[$icons.$Q231];&quot;, &quot;;[$icons.$R231];&quot;, &quot;;[$icons.$S231];&quot;, &quot;;[$icons.$T231];&quot;, &quot;;[$icons.$U231];&quot;, &quot;;[$icons.$V231];&quot; =&gt; &quot;;[$icons.$A231];&quot; // &quot;;[$icons.$W231])" office:value-type="string" office:string-value="  cdunq220, kuobolt, null, null, null, 00bolt01, iboltb1, iwd2, other, null, null, null, null, null, null, null, null, null, null, null, null, null =&gt; cdunq220 // generic bolt" calcext:value-type="string">
            <text:p><text:s text:c="2"/>cdunq220, kuobolt, null, null, null, 00bolt01, iboltb1, iwd2, other, null, null, null, null, null, null, null, null, null, null, null, null, null =&gt; cdunq220 // generic bolt</text:p>
          </table:table-cell>
        </table:table-row>
        <table:table-row table:style-name="ro1">
          <table:table-cell table:formula="of:=CONCATENATE(;&quot;  &quot;;[$icons.$A232];&quot;, &quot;;[$icons.$B232];&quot;, &quot;;[$icons.$C232];&quot;, &quot;;[$icons.$D232];&quot;, &quot;;[$icons.$E232];&quot;, &quot;;[$icons.$F232];&quot;, &quot;;[$icons.$G232];&quot;, &quot;;[$icons.$H232];&quot;, &quot;;[$icons.$I232];&quot;, &quot;;[$icons.$J232];&quot;, &quot;;[$icons.$K232];&quot;, &quot;;[$icons.$L232];&quot;, &quot;;[$icons.$M232];&quot;, &quot;;[$icons.$N232];&quot;, &quot;;[$icons.$O232];&quot;, &quot;;[$icons.$P232];&quot;, &quot;;[$icons.$Q232];&quot;, &quot;;[$icons.$R232];&quot;, &quot;;[$icons.$S232];&quot;, &quot;;[$icons.$T232];&quot;, &quot;;[$icons.$U232];&quot;, &quot;;[$icons.$V232];&quot; =&gt; &quot;;[$icons.$A232];&quot; // &quot;;[$icons.$W232])" office:value-type="string" office:string-value="  cdunq220, kuobolt2, null, null, null, 00bolt01, iboltb1, iwd2, other, null, null, null, null, null, null, null, null, null, null, null, null, null =&gt; cdunq220 // generic bolt" calcext:value-type="string">
            <text:p><text:s text:c="2"/>cdunq220, kuobolt2, null, null, null, 00bolt01, iboltb1, iwd2, other, null, null, null, null, null, null, null, null, null, null, null, null, null =&gt; cdunq220 // generic bolt</text:p>
          </table:table-cell>
        </table:table-row>
        <table:table-row table:style-name="ro1">
          <table:table-cell table:formula="of:=CONCATENATE(;&quot;  &quot;;[$icons.$A233];&quot;, &quot;;[$icons.$B233];&quot;, &quot;;[$icons.$C233];&quot;, &quot;;[$icons.$D233];&quot;, &quot;;[$icons.$E233];&quot;, &quot;;[$icons.$F233];&quot;, &quot;;[$icons.$G233];&quot;, &quot;;[$icons.$H233];&quot;, &quot;;[$icons.$I233];&quot;, &quot;;[$icons.$J233];&quot;, &quot;;[$icons.$K233];&quot;, &quot;;[$icons.$L233];&quot;, &quot;;[$icons.$M233];&quot;, &quot;;[$icons.$N233];&quot;, &quot;;[$icons.$O233];&quot;, &quot;;[$icons.$P233];&quot;, &quot;;[$icons.$Q233];&quot;, &quot;;[$icons.$R233];&quot;, &quot;;[$icons.$S233];&quot;, &quot;;[$icons.$T233];&quot;, &quot;;[$icons.$U233];&quot;, &quot;;[$icons.$V233];&quot; =&gt; &quot;;[$icons.$A233];&quot; // &quot;;[$icons.$W233])" office:value-type="string" office:string-value="  cdunq220, kuobolt3, null, null, null, 00bolt01, iboltb1, iwd2, other, null, null, null, null, null, null, null, null, null, null, null, null, null =&gt; cdunq220 // generic bolt" calcext:value-type="string">
            <text:p><text:s text:c="2"/>cdunq220, kuobolt3, null, null, null, 00bolt01, iboltb1, iwd2, other, null, null, null, null, null, null, null, null, null, null, null, null, null =&gt; cdunq220 // generic bolt</text:p>
          </table:table-cell>
        </table:table-row>
        <table:table-row table:style-name="ro1">
          <table:table-cell table:formula="of:=CONCATENATE(;&quot;  &quot;;[$icons.$A234];&quot;, &quot;;[$icons.$B234];&quot;, &quot;;[$icons.$C234];&quot;, &quot;;[$icons.$D234];&quot;, &quot;;[$icons.$E234];&quot;, &quot;;[$icons.$F234];&quot;, &quot;;[$icons.$G234];&quot;, &quot;;[$icons.$H234];&quot;, &quot;;[$icons.$I234];&quot;, &quot;;[$icons.$J234];&quot;, &quot;;[$icons.$K234];&quot;, &quot;;[$icons.$L234];&quot;, &quot;;[$icons.$M234];&quot;, &quot;;[$icons.$N234];&quot;, &quot;;[$icons.$O234];&quot;, &quot;;[$icons.$P234];&quot;, &quot;;[$icons.$Q234];&quot;, &quot;;[$icons.$R234];&quot;, &quot;;[$icons.$S234];&quot;, &quot;;[$icons.$T234];&quot;, &quot;;[$icons.$U234];&quot;, &quot;;[$icons.$V234];&quot; =&gt; &quot;;[$icons.$A234];&quot; // &quot;;[$icons.$W234])" office:value-type="string" office:string-value="  cdunq221, sahbolt, null, null, null, 00bolt02, iboltb2, iwd2, other, null, null, null, null, null, null, null, null, null, null, null, null, null =&gt; cdunq221 // masterwork bolt" calcext:value-type="string">
            <text:p><text:s text:c="2"/>cdunq221, sahbolt, null, null, null, 00bolt02, iboltb2, iwd2, other, null, null, null, null, null, null, null, null, null, null, null, null, null =&gt; cdunq221 // masterwork bolt</text:p>
          </table:table-cell>
        </table:table-row>
        <table:table-row table:style-name="ro1">
          <table:table-cell table:formula="of:=CONCATENATE(;&quot;  &quot;;[$icons.$A235];&quot;, &quot;;[$icons.$B235];&quot;, &quot;;[$icons.$C235];&quot;, &quot;;[$icons.$D235];&quot;, &quot;;[$icons.$E235];&quot;, &quot;;[$icons.$F235];&quot;, &quot;;[$icons.$G235];&quot;, &quot;;[$icons.$H235];&quot;, &quot;;[$icons.$I235];&quot;, &quot;;[$icons.$J235];&quot;, &quot;;[$icons.$K235];&quot;, &quot;;[$icons.$L235];&quot;, &quot;;[$icons.$M235];&quot;, &quot;;[$icons.$N235];&quot;, &quot;;[$icons.$O235];&quot;, &quot;;[$icons.$P235];&quot;, &quot;;[$icons.$Q235];&quot;, &quot;;[$icons.$R235];&quot;, &quot;;[$icons.$S235];&quot;, &quot;;[$icons.$T235];&quot;, &quot;;[$icons.$U235];&quot;, &quot;;[$icons.$V235];&quot; =&gt; &quot;;[$icons.$A235];&quot; // &quot;;[$icons.$W235])" office:value-type="string" office:string-value="  cdunq222, rsboot, null, null, null, null, ibootman, iwd2, other, null, null, null, null, null, null, null, null, null, null, null, null, null =&gt; cdunq222 // unused?" calcext:value-type="string">
            <text:p><text:s text:c="2"/>cdunq222, rsboot, null, null, null, null, ibootman, iwd2, other, null, null, null, null, null, null, null, null, null, null, null, null, null =&gt; cdunq222 // unused?</text:p>
          </table:table-cell>
        </table:table-row>
        <table:table-row table:style-name="ro1">
          <table:table-cell table:formula="of:=CONCATENATE(;&quot;  &quot;;[$icons.$A236];&quot;, &quot;;[$icons.$B236];&quot;, &quot;;[$icons.$C236];&quot;, &quot;;[$icons.$D236];&quot;, &quot;;[$icons.$E236];&quot;, &quot;;[$icons.$F236];&quot;, &quot;;[$icons.$G236];&quot;, &quot;;[$icons.$H236];&quot;, &quot;;[$icons.$I236];&quot;, &quot;;[$icons.$J236];&quot;, &quot;;[$icons.$K236];&quot;, &quot;;[$icons.$L236];&quot;, &quot;;[$icons.$M236];&quot;, &quot;;[$icons.$N236];&quot;, &quot;;[$icons.$O236];&quot;, &quot;;[$icons.$P236];&quot;, &quot;;[$icons.$Q236];&quot;, &quot;;[$icons.$R236];&quot;, &quot;;[$icons.$S236];&quot;, &quot;;[$icons.$T236];&quot;, &quot;;[$icons.$U236];&quot;, &quot;;[$icons.$V236];&quot; =&gt; &quot;;[$icons.$A236];&quot; // &quot;;[$icons.$W236])" office:value-type="string" office:string-value="  cdunq223, wa2shiel, null, null, null, 00shldff, ishldff, iwd2, shield, null, null, null, null, null, null, 30, 28, 28, 30, null, null, null =&gt; cdunq223 // footman's folly" calcext:value-type="string">
            <text:p><text:s text:c="2"/>cdunq223, wa2shiel, null, null, null, 00shldff, ishldff, iwd2, shield, null, null, null, null, null, null, 30, 28, 28, 30, null, null, null =&gt; cdunq223 // footman's folly</text:p>
          </table:table-cell>
        </table:table-row>
        <table:table-row table:style-name="ro1">
          <table:table-cell table:formula="of:=CONCATENATE(;&quot;  &quot;;[$icons.$A237];&quot;, &quot;;[$icons.$B237];&quot;, &quot;;[$icons.$C237];&quot;, &quot;;[$icons.$D237];&quot;, &quot;;[$icons.$E237];&quot;, &quot;;[$icons.$F237];&quot;, &quot;;[$icons.$G237];&quot;, &quot;;[$icons.$H237];&quot;, &quot;;[$icons.$I237];&quot;, &quot;;[$icons.$J237];&quot;, &quot;;[$icons.$K237];&quot;, &quot;;[$icons.$L237];&quot;, &quot;;[$icons.$M237];&quot;, &quot;;[$icons.$N237];&quot;, &quot;;[$icons.$O237];&quot;, &quot;;[$icons.$P237];&quot;, &quot;;[$icons.$Q237];&quot;, &quot;;[$icons.$R237];&quot;, &quot;;[$icons.$S237];&quot;, &quot;;[$icons.$T237];&quot;, &quot;;[$icons.$U237];&quot;, &quot;;[$icons.$V237];&quot; =&gt; &quot;;[$icons.$A237];&quot; // &quot;;[$icons.$W237])" office:value-type="string" office:string-value="  cdunq224, cattibow, null, null, null, 00bowlfk, ibowlfk, iwd2, weapon, null, null, null, 13, 94, null, null, null, null, null, null, null, null =&gt; cdunq224 // flamekiller" calcext:value-type="string">
            <text:p><text:s text:c="2"/>cdunq224, cattibow, null, null, null, 00bowlfk, ibowlfk, iwd2, weapon, null, null, null, 13, 94, null, null, null, null, null, null, null, null =&gt; cdunq224 // flamekiller</text:p>
          </table:table-cell>
        </table:table-row>
        <table:table-row table:style-name="ro1">
          <table:table-cell table:formula="of:=CONCATENATE(;&quot;  &quot;;[$icons.$A238];&quot;, &quot;;[$icons.$B238];&quot;, &quot;;[$icons.$C238];&quot;, &quot;;[$icons.$D238];&quot;, &quot;;[$icons.$E238];&quot;, &quot;;[$icons.$F238];&quot;, &quot;;[$icons.$G238];&quot;, &quot;;[$icons.$H238];&quot;, &quot;;[$icons.$I238];&quot;, &quot;;[$icons.$J238];&quot;, &quot;;[$icons.$K238];&quot;, &quot;;[$icons.$L238];&quot;, &quot;;[$icons.$M238];&quot;, &quot;;[$icons.$N238];&quot;, &quot;;[$icons.$O238];&quot;, &quot;;[$icons.$P238];&quot;, &quot;;[$icons.$Q238];&quot;, &quot;;[$icons.$R238];&quot;, &quot;;[$icons.$S238];&quot;, &quot;;[$icons.$T238];&quot;, &quot;;[$icons.$U238];&quot;, &quot;;[$icons.$V238];&quot; =&gt; &quot;;[$icons.$A238];&quot; // &quot;;[$icons.$W238])" office:value-type="string" office:string-value="  cdunq225, ohbglov1, null, null, null, 00brac18, ibrac18, iwd2, other, null, null, null, null, null, null, null, null, null, null, null, null, null =&gt; cdunq225 // winter wolf gloves" calcext:value-type="string">
            <text:p><text:s text:c="2"/>cdunq225, ohbglov1, null, null, null, 00brac18, ibrac18, iwd2, other, null, null, null, null, null, null, null, null, null, null, null, null, null =&gt; cdunq225 // winter wolf gloves</text:p>
          </table:table-cell>
        </table:table-row>
        <table:table-row table:style-name="ro1">
          <table:table-cell table:formula="of:=CONCATENATE(;&quot;  &quot;;[$icons.$A239];&quot;, &quot;;[$icons.$B239];&quot;, &quot;;[$icons.$C239];&quot;, &quot;;[$icons.$D239];&quot;, &quot;;[$icons.$E239];&quot;, &quot;;[$icons.$F239];&quot;, &quot;;[$icons.$G239];&quot;, &quot;;[$icons.$H239];&quot;, &quot;;[$icons.$I239];&quot;, &quot;;[$icons.$J239];&quot;, &quot;;[$icons.$K239];&quot;, &quot;;[$icons.$L239];&quot;, &quot;;[$icons.$M239];&quot;, &quot;;[$icons.$N239];&quot;, &quot;;[$icons.$O239];&quot;, &quot;;[$icons.$P239];&quot;, &quot;;[$icons.$Q239];&quot;, &quot;;[$icons.$R239];&quot;, &quot;;[$icons.$S239];&quot;, &quot;;[$icons.$T239];&quot;, &quot;;[$icons.$U239];&quot;, &quot;;[$icons.$V239];&quot; =&gt; &quot;;[$icons.$A239];&quot; // &quot;;[$icons.$W239])" office:value-type="string" office:string-value="  cdunq226, clolth, null, null, null, 60chancd, ichancd, iwd2, armor, 30, 27, 27, null, null, null, null, null, null, null, null, null, null =&gt; cdunq226 // chain of drakkas" calcext:value-type="string">
            <text:p><text:s text:c="2"/>cdunq226, clolth, null, null, null, 60chancd, ichancd, iwd2, armor, 30, 27, 27, null, null, null, null, null, null, null, null, null, null =&gt; cdunq226 // chain of drakkas</text:p>
          </table:table-cell>
        </table:table-row>
        <table:table-row table:style-name="ro1">
          <table:table-cell table:formula="of:=CONCATENATE(;&quot;  &quot;;[$icons.$A240];&quot;, &quot;;[$icons.$B240];&quot;, &quot;;[$icons.$C240];&quot;, &quot;;[$icons.$D240];&quot;, &quot;;[$icons.$E240];&quot;, &quot;;[$icons.$F240];&quot;, &quot;;[$icons.$G240];&quot;, &quot;;[$icons.$H240];&quot;, &quot;;[$icons.$I240];&quot;, &quot;;[$icons.$J240];&quot;, &quot;;[$icons.$K240];&quot;, &quot;;[$icons.$L240];&quot;, &quot;;[$icons.$M240];&quot;, &quot;;[$icons.$N240];&quot;, &quot;;[$icons.$O240];&quot;, &quot;;[$icons.$P240];&quot;, &quot;;[$icons.$Q240];&quot;, &quot;;[$icons.$R240];&quot;, &quot;;[$icons.$S240];&quot;, &quot;;[$icons.$T240];&quot;, &quot;;[$icons.$U240];&quot;, &quot;;[$icons.$V240];&quot; =&gt; &quot;;[$icons.$A240];&quot; // &quot;;[$icons.$W240])" office:value-type="string" office:string-value="  cdunq227, ohbclck1, null, null, null, 00clcksb, iclcksb, iwd2, armor, 65, 21, 66, null, null, null, null, null, null, null, null, null, null =&gt; cdunq227 // shroud of bankao" calcext:value-type="string">
            <text:p><text:s text:c="2"/>cdunq227, ohbclck1, null, null, null, 00clcksb, iclcksb, iwd2, armor, 65, 21, 66, null, null, null, null, null, null, null, null, null, null =&gt; cdunq227 // shroud of bankao</text:p>
          </table:table-cell>
        </table:table-row>
        <table:table-row table:style-name="ro1">
          <table:table-cell table:formula="of:=CONCATENATE(;&quot;  &quot;;[$icons.$A241];&quot;, &quot;;[$icons.$B241];&quot;, &quot;;[$icons.$C241];&quot;, &quot;;[$icons.$D241];&quot;, &quot;;[$icons.$E241];&quot;, &quot;;[$icons.$F241];&quot;, &quot;;[$icons.$G241];&quot;, &quot;;[$icons.$H241];&quot;, &quot;;[$icons.$I241];&quot;, &quot;;[$icons.$J241];&quot;, &quot;;[$icons.$K241];&quot;, &quot;;[$icons.$L241];&quot;, &quot;;[$icons.$M241];&quot;, &quot;;[$icons.$N241];&quot;, &quot;;[$icons.$O241];&quot;, &quot;;[$icons.$P241];&quot;, &quot;;[$icons.$Q241];&quot;, &quot;;[$icons.$R241];&quot;, &quot;;[$icons.$S241];&quot;, &quot;;[$icons.$T241];&quot;, &quot;;[$icons.$U241];&quot;, &quot;;[$icons.$V241];&quot; =&gt; &quot;;[$icons.$A241];&quot; // &quot;;[$icons.$W241])" office:value-type="string" office:string-value="  cdunq228, dagg20, null, null, null, 62daggxf, idaggxf, iwd2, weapon, null, null, null, 100, 100, 98, null, null, null, null, null, null, null =&gt; cdunq228 // xvimian fang" calcext:value-type="string">
            <text:p><text:s text:c="2"/>cdunq228, dagg20, null, null, null, 62daggxf, idaggxf, iwd2, weapon, null, null, null, 100, 100, 98, null, null, null, null, null, null, null =&gt; cdunq228 // xvimian fang</text:p>
          </table:table-cell>
        </table:table-row>
        <table:table-row table:style-name="ro1">
          <table:table-cell table:formula="of:=CONCATENATE(;&quot;  &quot;;[$icons.$A242];&quot;, &quot;;[$icons.$B242];&quot;, &quot;;[$icons.$C242];&quot;, &quot;;[$icons.$D242];&quot;, &quot;;[$icons.$E242];&quot;, &quot;;[$icons.$F242];&quot;, &quot;;[$icons.$G242];&quot;, &quot;;[$icons.$H242];&quot;, &quot;;[$icons.$I242];&quot;, &quot;;[$icons.$J242];&quot;, &quot;;[$icons.$K242];&quot;, &quot;;[$icons.$L242];&quot;, &quot;;[$icons.$M242];&quot;, &quot;;[$icons.$N242];&quot;, &quot;;[$icons.$O242];&quot;, &quot;;[$icons.$P242];&quot;, &quot;;[$icons.$Q242];&quot;, &quot;;[$icons.$R242];&quot;, &quot;;[$icons.$S242];&quot;, &quot;;[$icons.$T242];&quot;, &quot;;[$icons.$U242];&quot;, &quot;;[$icons.$V242];&quot; =&gt; &quot;;[$icons.$A242];&quot; // &quot;;[$icons.$W242])" office:value-type="string" office:string-value="  cdunq229, cdnebdag, null, null, null, 61daggws, idaggws, iwd2, weapon, null, null, null, 34, 32, 15, null, null, null, null, null, null, null =&gt; cdunq229 // wyvern stinger" calcext:value-type="string">
            <text:p><text:s text:c="2"/>cdunq229, cdnebdag, null, null, null, 61daggws, idaggws, iwd2, weapon, null, null, null, 34, 32, 15, null, null, null, null, null, null, null =&gt; cdunq229 // wyvern stinger</text:p>
          </table:table-cell>
        </table:table-row>
        <table:table-row table:style-name="ro1">
          <table:table-cell table:formula="of:=CONCATENATE(;&quot;  &quot;;[$icons.$A243];&quot;, &quot;;[$icons.$B243];&quot;, &quot;;[$icons.$C243];&quot;, &quot;;[$icons.$D243];&quot;, &quot;;[$icons.$E243];&quot;, &quot;;[$icons.$F243];&quot;, &quot;;[$icons.$G243];&quot;, &quot;;[$icons.$H243];&quot;, &quot;;[$icons.$I243];&quot;, &quot;;[$icons.$J243];&quot;, &quot;;[$icons.$K243];&quot;, &quot;;[$icons.$L243];&quot;, &quot;;[$icons.$M243];&quot;, &quot;;[$icons.$N243];&quot;, &quot;;[$icons.$O243];&quot;, &quot;;[$icons.$P243];&quot;, &quot;;[$icons.$Q243];&quot;, &quot;;[$icons.$R243];&quot;, &quot;;[$icons.$S243];&quot;, &quot;;[$icons.$T243];&quot;, &quot;;[$icons.$U243];&quot;, &quot;;[$icons.$V243];&quot; =&gt; &quot;;[$icons.$A243];&quot; // &quot;;[$icons.$W243])" office:value-type="string" office:string-value="  cdunq229, nebdag, null, null, null, 61daggws, idaggws, iwd2, weapon, null, null, null, 34, 32, 15, null, null, null, null, null, null, null =&gt; cdunq229 // wyvern stinger" calcext:value-type="string">
            <text:p><text:s text:c="2"/>cdunq229, nebdag, null, null, null, 61daggws, idaggws, iwd2, weapon, null, null, null, 34, 32, 15, null, null, null, null, null, null, null =&gt; cdunq229 // wyvern stinger</text:p>
          </table:table-cell>
        </table:table-row>
        <table:table-row table:style-name="ro1">
          <table:table-cell table:formula="of:=CONCATENATE(;&quot;  &quot;;[$icons.$A244];&quot;, &quot;;[$icons.$B244];&quot;, &quot;;[$icons.$C244];&quot;, &quot;;[$icons.$D244];&quot;, &quot;;[$icons.$E244];&quot;, &quot;;[$icons.$F244];&quot;, &quot;;[$icons.$G244];&quot;, &quot;;[$icons.$H244];&quot;, &quot;;[$icons.$I244];&quot;, &quot;;[$icons.$J244];&quot;, &quot;;[$icons.$K244];&quot;, &quot;;[$icons.$L244];&quot;, &quot;;[$icons.$M244];&quot;, &quot;;[$icons.$N244];&quot;, &quot;;[$icons.$O244];&quot;, &quot;;[$icons.$P244];&quot;, &quot;;[$icons.$Q244];&quot;, &quot;;[$icons.$R244];&quot;, &quot;;[$icons.$S244];&quot;, &quot;;[$icons.$T244];&quot;, &quot;;[$icons.$U244];&quot;, &quot;;[$icons.$V244];&quot; =&gt; &quot;;[$icons.$A244];&quot; // &quot;;[$icons.$W244])" office:value-type="string" office:string-value="  cdunq230, wa2halb, null, null, null, 63halbpb, ihalbpb, iwd2, weapon, null, null, null, 101, 40, 101, null, null, null, null, null, null, null =&gt; cdunq230 // pudu's blight" calcext:value-type="string">
            <text:p><text:s text:c="2"/>cdunq230, wa2halb, null, null, null, 63halbpb, ihalbpb, iwd2, weapon, null, null, null, 101, 40, 101, null, null, null, null, null, null, null =&gt; cdunq230 // pudu's blight</text:p>
          </table:table-cell>
        </table:table-row>
        <table:table-row table:style-name="ro1">
          <table:table-cell table:formula="of:=CONCATENATE(;&quot;  &quot;;[$icons.$A245];&quot;, &quot;;[$icons.$B245];&quot;, &quot;;[$icons.$C245];&quot;, &quot;;[$icons.$D245];&quot;, &quot;;[$icons.$E245];&quot;, &quot;;[$icons.$F245];&quot;, &quot;;[$icons.$G245];&quot;, &quot;;[$icons.$H245];&quot;, &quot;;[$icons.$I245];&quot;, &quot;;[$icons.$J245];&quot;, &quot;;[$icons.$K245];&quot;, &quot;;[$icons.$L245];&quot;, &quot;;[$icons.$M245];&quot;, &quot;;[$icons.$N245];&quot;, &quot;;[$icons.$O245];&quot;, &quot;;[$icons.$P245];&quot;, &quot;;[$icons.$Q245];&quot;, &quot;;[$icons.$R245];&quot;, &quot;;[$icons.$S245];&quot;, &quot;;[$icons.$T245];&quot;, &quot;;[$icons.$U245];&quot;, &quot;;[$icons.$V245];&quot; =&gt; &quot;;[$icons.$A245];&quot; // &quot;;[$icons.$W245])" office:value-type="string" office:string-value="  cdunq231, ohhkork, null, null, null, null, irogue, iwd2, helm, null, null, null, null, null, null, null, null, null, null, null, null, null =&gt; cdunq231 // unused?" calcext:value-type="string">
            <text:p><text:s text:c="2"/>cdunq231, ohhkork, null, null, null, null, irogue, iwd2, helm, null, null, null, null, null, null, null, null, null, null, null, null, null =&gt; cdunq231 // unused?</text:p>
          </table:table-cell>
        </table:table-row>
        <table:table-row table:style-name="ro1">
          <table:table-cell table:formula="of:=CONCATENATE(;&quot;  &quot;;[$icons.$A246];&quot;, &quot;;[$icons.$B246];&quot;, &quot;;[$icons.$C246];&quot;, &quot;;[$icons.$D246];&quot;, &quot;;[$icons.$E246];&quot;, &quot;;[$icons.$F246];&quot;, &quot;;[$icons.$G246];&quot;, &quot;;[$icons.$H246];&quot;, &quot;;[$icons.$I246];&quot;, &quot;;[$icons.$J246];&quot;, &quot;;[$icons.$K246];&quot;, &quot;;[$icons.$L246];&quot;, &quot;;[$icons.$M246];&quot;, &quot;;[$icons.$N246];&quot;, &quot;;[$icons.$O246];&quot;, &quot;;[$icons.$P246];&quot;, &quot;;[$icons.$Q246];&quot;, &quot;;[$icons.$R246];&quot;, &quot;;[$icons.$S246];&quot;, &quot;;[$icons.$T246];&quot;, &quot;;[$icons.$U246];&quot;, &quot;;[$icons.$V246];&quot; =&gt; &quot;;[$icons.$A246];&quot; // &quot;;[$icons.$W246])" office:value-type="string" office:string-value="  cdunq232, wa2harp, null, null, null, 00bard04, ilyre, iwd2, other, null, null, null, null, null, null, null, null, null, null, null, null, null =&gt; cdunq232 // lyre of progression" calcext:value-type="string">
            <text:p><text:s text:c="2"/>cdunq232, wa2harp, null, null, null, 00bard04, ilyre, iwd2, other, null, null, null, null, null, null, null, null, null, null, null, null, null =&gt; cdunq232 // lyre of progression</text:p>
          </table:table-cell>
        </table:table-row>
        <table:table-row table:style-name="ro1">
          <table:table-cell table:formula="of:=CONCATENATE(;&quot;  &quot;;[$icons.$A247];&quot;, &quot;;[$icons.$B247];&quot;, &quot;;[$icons.$C247];&quot;, &quot;;[$icons.$D247];&quot;, &quot;;[$icons.$E247];&quot;, &quot;;[$icons.$F247];&quot;, &quot;;[$icons.$G247];&quot;, &quot;;[$icons.$H247];&quot;, &quot;;[$icons.$I247];&quot;, &quot;;[$icons.$J247];&quot;, &quot;;[$icons.$K247];&quot;, &quot;;[$icons.$L247];&quot;, &quot;;[$icons.$M247];&quot;, &quot;;[$icons.$N247];&quot;, &quot;;[$icons.$O247];&quot;, &quot;;[$icons.$P247];&quot;, &quot;;[$icons.$Q247];&quot;, &quot;;[$icons.$R247];&quot;, &quot;;[$icons.$S247];&quot;, &quot;;[$icons.$T247];&quot;, &quot;;[$icons.$U247];&quot;, &quot;;[$icons.$V247];&quot; =&gt; &quot;;[$icons.$A247];&quot; // &quot;;[$icons.$W247])" office:value-type="string" office:string-value="  cdunq233, ohbdagg1, null, null, null, 52daggsh, idaggsh, iwd2, weapon, null, null, null, 100, 91, 30, null, null, null, null, null, null, null =&gt; cdunq233 // sulo's hook" calcext:value-type="string">
            <text:p><text:s text:c="2"/>cdunq233, ohbdagg1, null, null, null, 52daggsh, idaggsh, iwd2, weapon, null, null, null, 100, 91, 30, null, null, null, null, null, null, null =&gt; cdunq233 // sulo's hook</text:p>
          </table:table-cell>
        </table:table-row>
        <table:table-row table:style-name="ro1">
          <table:table-cell table:formula="of:=CONCATENATE(;&quot;  &quot;;[$icons.$A248];&quot;, &quot;;[$icons.$B248];&quot;, &quot;;[$icons.$C248];&quot;, &quot;;[$icons.$D248];&quot;, &quot;;[$icons.$E248];&quot;, &quot;;[$icons.$F248];&quot;, &quot;;[$icons.$G248];&quot;, &quot;;[$icons.$H248];&quot;, &quot;;[$icons.$I248];&quot;, &quot;;[$icons.$J248];&quot;, &quot;;[$icons.$K248];&quot;, &quot;;[$icons.$L248];&quot;, &quot;;[$icons.$M248];&quot;, &quot;;[$icons.$N248];&quot;, &quot;;[$icons.$O248];&quot;, &quot;;[$icons.$P248];&quot;, &quot;;[$icons.$Q248];&quot;, &quot;;[$icons.$R248];&quot;, &quot;;[$icons.$S248];&quot;, &quot;;[$icons.$T248];&quot;, &quot;;[$icons.$U248];&quot;, &quot;;[$icons.$V248];&quot; =&gt; &quot;;[$icons.$A248];&quot; // &quot;;[$icons.$W248])" office:value-type="string" office:string-value="  cdunq234, wastaff, null, null, null, 00staf05, istafhmg, iwd2, weapon, null, null, null, 27, 22, null, null, null, null, null, null, null, null =&gt; cdunq234 // staff of the hanged man's glee" calcext:value-type="string">
            <text:p><text:s text:c="2"/>cdunq234, wastaff, null, null, null, 00staf05, istafhmg, iwd2, weapon, null, null, null, 27, 22, null, null, null, null, null, null, null, null =&gt; cdunq234 // staff of the hanged man's glee</text:p>
          </table:table-cell>
        </table:table-row>
        <table:table-row table:style-name="ro1">
          <table:table-cell table:formula="of:=CONCATENATE(;&quot;  &quot;;[$icons.$A249];&quot;, &quot;;[$icons.$B249];&quot;, &quot;;[$icons.$C249];&quot;, &quot;;[$icons.$D249];&quot;, &quot;;[$icons.$E249];&quot;, &quot;;[$icons.$F249];&quot;, &quot;;[$icons.$G249];&quot;, &quot;;[$icons.$H249];&quot;, &quot;;[$icons.$I249];&quot;, &quot;;[$icons.$J249];&quot;, &quot;;[$icons.$K249];&quot;, &quot;;[$icons.$L249];&quot;, &quot;;[$icons.$M249];&quot;, &quot;;[$icons.$N249];&quot;, &quot;;[$icons.$O249];&quot;, &quot;;[$icons.$P249];&quot;, &quot;;[$icons.$Q249];&quot;, &quot;;[$icons.$R249];&quot;, &quot;;[$icons.$S249];&quot;, &quot;;[$icons.$T249];&quot;, &quot;;[$icons.$U249];&quot;, &quot;;[$icons.$V249];&quot; =&gt; &quot;;[$icons.$A249];&quot; // &quot;;[$icons.$W249])" office:value-type="string" office:string-value="  cdunq235, bruenpla, null, null, null, 00plat03, iarmhm3, iwd2, armor, 96, 97, 97, null, null, null, null, null, null, null, null, null, null =&gt; cdunq235 // mithral field plate armor +2" calcext:value-type="string">
            <text:p><text:s text:c="2"/>cdunq235, bruenpla, null, null, null, 00plat03, iarmhm3, iwd2, armor, 96, 97, 97, null, null, null, null, null, null, null, null, null, null =&gt; cdunq235 // mithral field plate armor +2</text:p>
          </table:table-cell>
        </table:table-row>
        <table:table-row table:style-name="ro1">
          <table:table-cell table:formula="of:=CONCATENATE(;&quot;  &quot;;[$icons.$A250];&quot;, &quot;;[$icons.$B250];&quot;, &quot;;[$icons.$C250];&quot;, &quot;;[$icons.$D250];&quot;, &quot;;[$icons.$E250];&quot;, &quot;;[$icons.$F250];&quot;, &quot;;[$icons.$G250];&quot;, &quot;;[$icons.$H250];&quot;, &quot;;[$icons.$I250];&quot;, &quot;;[$icons.$J250];&quot;, &quot;;[$icons.$K250];&quot;, &quot;;[$icons.$L250];&quot;, &quot;;[$icons.$M250];&quot;, &quot;;[$icons.$N250];&quot;, &quot;;[$icons.$O250];&quot;, &quot;;[$icons.$P250];&quot;, &quot;;[$icons.$Q250];&quot;, &quot;;[$icons.$R250];&quot;, &quot;;[$icons.$S250];&quot;, &quot;;[$icons.$T250];&quot;, &quot;;[$icons.$U250];&quot;, &quot;;[$icons.$V250];&quot; =&gt; &quot;;[$icons.$A250];&quot; // &quot;;[$icons.$W250])" office:value-type="string" office:string-value="  cdunq236, plat19, null, null, null, plat23, iplat23, iwd2, armor, 27, 25, 27, null, null, null, null, null, null, null, null, null, null =&gt; cdunq236 // full plate mail +1" calcext:value-type="string">
            <text:p><text:s text:c="2"/>cdunq236, plat19, null, null, null, plat23, iplat23, iwd2, armor, 27, 25, 27, null, null, null, null, null, null, null, null, null, null =&gt; cdunq236 // full plate mail +1</text:p>
          </table:table-cell>
        </table:table-row>
        <table:table-row table:style-name="ro1">
          <table:table-cell table:formula="of:=CONCATENATE(;&quot;  &quot;;[$icons.$A251];&quot;, &quot;;[$icons.$B251];&quot;, &quot;;[$icons.$C251];&quot;, &quot;;[$icons.$D251];&quot;, &quot;;[$icons.$E251];&quot;, &quot;;[$icons.$F251];&quot;, &quot;;[$icons.$G251];&quot;, &quot;;[$icons.$H251];&quot;, &quot;;[$icons.$I251];&quot;, &quot;;[$icons.$J251];&quot;, &quot;;[$icons.$K251];&quot;, &quot;;[$icons.$L251];&quot;, &quot;;[$icons.$M251];&quot;, &quot;;[$icons.$N251];&quot;, &quot;;[$icons.$O251];&quot;, &quot;;[$icons.$P251];&quot;, &quot;;[$icons.$Q251];&quot;, &quot;;[$icons.$R251];&quot;, &quot;;[$icons.$S251];&quot;, &quot;;[$icons.$T251];&quot;, &quot;;[$icons.$U251];&quot;, &quot;;[$icons.$V251];&quot; =&gt; &quot;;[$icons.$A251];&quot; // &quot;;[$icons.$W251])" office:value-type="string" office:string-value="  cdunq237, wa2plat, null, null, null, 60platdc, iplatdc, iwd2, armor, 102, 23, 102, null, null, null, null, null, null, null, null, null, null =&gt; cdunq237 // diamond cut" calcext:value-type="string">
            <text:p><text:s text:c="2"/>cdunq237, wa2plat, null, null, null, 60platdc, iplatdc, iwd2, armor, 102, 23, 102, null, null, null, null, null, null, null, null, null, null =&gt; cdunq237 // diamond cut</text:p>
          </table:table-cell>
        </table:table-row>
        <table:table-row table:style-name="ro1">
          <table:table-cell table:formula="of:=CONCATENATE(;&quot;  &quot;;[$icons.$A252];&quot;, &quot;;[$icons.$B252];&quot;, &quot;;[$icons.$C252];&quot;, &quot;;[$icons.$D252];&quot;, &quot;;[$icons.$E252];&quot;, &quot;;[$icons.$F252];&quot;, &quot;;[$icons.$G252];&quot;, &quot;;[$icons.$H252];&quot;, &quot;;[$icons.$I252];&quot;, &quot;;[$icons.$J252];&quot;, &quot;;[$icons.$K252];&quot;, &quot;;[$icons.$L252];&quot;, &quot;;[$icons.$M252];&quot;, &quot;;[$icons.$N252];&quot;, &quot;;[$icons.$O252];&quot;, &quot;;[$icons.$P252];&quot;, &quot;;[$icons.$Q252];&quot;, &quot;;[$icons.$R252];&quot;, &quot;;[$icons.$S252];&quot;, &quot;;[$icons.$T252];&quot;, &quot;;[$icons.$U252];&quot;, &quot;;[$icons.$V252];&quot; =&gt; &quot;;[$icons.$A252];&quot; // &quot;;[$icons.$W252])" office:value-type="string" office:string-value="  cdunq238, ohdarmor, null, null, null, 60platag, iplatag, iwd2, armor, 27, 22, 28, null, null, null, null, null, null, null, null, null, null =&gt; cdunq238 // sir genesi armor" calcext:value-type="string">
            <text:p><text:s text:c="2"/>cdunq238, ohdarmor, null, null, null, 60platag, iplatag, iwd2, armor, 27, 22, 28, null, null, null, null, null, null, null, null, null, null =&gt; cdunq238 // sir genesi armor</text:p>
          </table:table-cell>
        </table:table-row>
        <table:table-row table:style-name="ro1">
          <table:table-cell table:formula="of:=CONCATENATE(;&quot;  &quot;;[$icons.$A253];&quot;, &quot;;[$icons.$B253];&quot;, &quot;;[$icons.$C253];&quot;, &quot;;[$icons.$D253];&quot;, &quot;;[$icons.$E253];&quot;, &quot;;[$icons.$F253];&quot;, &quot;;[$icons.$G253];&quot;, &quot;;[$icons.$H253];&quot;, &quot;;[$icons.$I253];&quot;, &quot;;[$icons.$J253];&quot;, &quot;;[$icons.$K253];&quot;, &quot;;[$icons.$L253];&quot;, &quot;;[$icons.$M253];&quot;, &quot;;[$icons.$N253];&quot;, &quot;;[$icons.$O253];&quot;, &quot;;[$icons.$P253];&quot;, &quot;;[$icons.$Q253];&quot;, &quot;;[$icons.$R253];&quot;, &quot;;[$icons.$S253];&quot;, &quot;;[$icons.$T253];&quot;, &quot;;[$icons.$U253];&quot;, &quot;;[$icons.$V253];&quot; =&gt; &quot;;[$icons.$A253];&quot; // &quot;;[$icons.$W253])" office:value-type="string" office:string-value="  cdunq239, bazplo04, null, null, null, 50potn56, ipotn56, iwd2, other, null, null, null, null, null, null, null, null, null, null, null, null, null =&gt; cdunq239 // venla's medicine" calcext:value-type="string">
            <text:p><text:s text:c="2"/>cdunq239, bazplo04, null, null, null, 50potn56, ipotn56, iwd2, other, null, null, null, null, null, null, null, null, null, null, null, null, null =&gt; cdunq239 // venla's medicine</text:p>
          </table:table-cell>
        </table:table-row>
        <table:table-row table:style-name="ro1">
          <table:table-cell table:formula="of:=CONCATENATE(;&quot;  &quot;;[$icons.$A254];&quot;, &quot;;[$icons.$B254];&quot;, &quot;;[$icons.$C254];&quot;, &quot;;[$icons.$D254];&quot;, &quot;;[$icons.$E254];&quot;, &quot;;[$icons.$F254];&quot;, &quot;;[$icons.$G254];&quot;, &quot;;[$icons.$H254];&quot;, &quot;;[$icons.$I254];&quot;, &quot;;[$icons.$J254];&quot;, &quot;;[$icons.$K254];&quot;, &quot;;[$icons.$L254];&quot;, &quot;;[$icons.$M254];&quot;, &quot;;[$icons.$N254];&quot;, &quot;;[$icons.$O254];&quot;, &quot;;[$icons.$P254];&quot;, &quot;;[$icons.$Q254];&quot;, &quot;;[$icons.$R254];&quot;, &quot;;[$icons.$S254];&quot;, &quot;;[$icons.$T254];&quot;, &quot;;[$icons.$U254];&quot;, &quot;;[$icons.$V254];&quot; =&gt; &quot;;[$icons.$A254];&quot; // &quot;;[$icons.$W254])" office:value-type="string" office:string-value="  cdunq240, ohbptn08, null, null, null, 61potnub, ipotnub, iwd2, other, null, null, null, null, null, null, null, null, null, null, null, null, null =&gt; cdunq240 // unenchanted histachii brew" calcext:value-type="string">
            <text:p><text:s text:c="2"/>cdunq240, ohbptn08, null, null, null, 61potnub, ipotnub, iwd2, other, null, null, null, null, null, null, null, null, null, null, null, null, null =&gt; cdunq240 // unenchanted histachii brew</text:p>
          </table:table-cell>
        </table:table-row>
        <table:table-row table:style-name="ro1">
          <table:table-cell table:formula="of:=CONCATENATE(;&quot;  &quot;;[$icons.$A255];&quot;, &quot;;[$icons.$B255];&quot;, &quot;;[$icons.$C255];&quot;, &quot;;[$icons.$D255];&quot;, &quot;;[$icons.$E255];&quot;, &quot;;[$icons.$F255];&quot;, &quot;;[$icons.$G255];&quot;, &quot;;[$icons.$H255];&quot;, &quot;;[$icons.$I255];&quot;, &quot;;[$icons.$J255];&quot;, &quot;;[$icons.$K255];&quot;, &quot;;[$icons.$L255];&quot;, &quot;;[$icons.$M255];&quot;, &quot;;[$icons.$N255];&quot;, &quot;;[$icons.$O255];&quot;, &quot;;[$icons.$P255];&quot;, &quot;;[$icons.$Q255];&quot;, &quot;;[$icons.$R255];&quot;, &quot;;[$icons.$S255];&quot;, &quot;;[$icons.$T255];&quot;, &quot;;[$icons.$U255];&quot;, &quot;;[$icons.$V255];&quot; =&gt; &quot;;[$icons.$A255];&quot; // &quot;;[$icons.$W255])" office:value-type="string" office:string-value="  cdunq241, ring40, null, null, null, 00ring07, iring15, iwd2, other, null, null, null, null, null, null, null, null, null, null, null, null, null =&gt; cdunq241 // bloodstone ring" calcext:value-type="string">
            <text:p><text:s text:c="2"/>cdunq241, ring40, null, null, null, 00ring07, iring15, iwd2, other, null, null, null, null, null, null, null, null, null, null, null, null, null =&gt; cdunq241 // bloodstone ring</text:p>
          </table:table-cell>
        </table:table-row>
        <table:table-row table:style-name="ro1">
          <table:table-cell table:formula="of:=CONCATENATE(;&quot;  &quot;;[$icons.$A256];&quot;, &quot;;[$icons.$B256];&quot;, &quot;;[$icons.$C256];&quot;, &quot;;[$icons.$D256];&quot;, &quot;;[$icons.$E256];&quot;, &quot;;[$icons.$F256];&quot;, &quot;;[$icons.$G256];&quot;, &quot;;[$icons.$H256];&quot;, &quot;;[$icons.$I256];&quot;, &quot;;[$icons.$J256];&quot;, &quot;;[$icons.$K256];&quot;, &quot;;[$icons.$L256];&quot;, &quot;;[$icons.$M256];&quot;, &quot;;[$icons.$N256];&quot;, &quot;;[$icons.$O256];&quot;, &quot;;[$icons.$P256];&quot;, &quot;;[$icons.$Q256];&quot;, &quot;;[$icons.$R256];&quot;, &quot;;[$icons.$S256];&quot;, &quot;;[$icons.$T256];&quot;, &quot;;[$icons.$U256];&quot;, &quot;;[$icons.$V256];&quot; =&gt; &quot;;[$icons.$A256];&quot; // &quot;;[$icons.$W256])" office:value-type="string" office:string-value="  cdunq242, ring30, null, null, null, 00ring73, iringm2, iwd2, other, null, null, null, null, null, null, null, null, null, null, null, null, null =&gt; cdunq242 // shield ring, others" calcext:value-type="string">
            <text:p><text:s text:c="2"/>cdunq242, ring30, null, null, null, 00ring73, iringm2, iwd2, other, null, null, null, null, null, null, null, null, null, null, null, null, null =&gt; cdunq242 // shield ring, others</text:p>
          </table:table-cell>
        </table:table-row>
        <table:table-row table:style-name="ro1">
          <table:table-cell table:formula="of:=CONCATENATE(;&quot;  &quot;;[$icons.$A257];&quot;, &quot;;[$icons.$B257];&quot;, &quot;;[$icons.$C257];&quot;, &quot;;[$icons.$D257];&quot;, &quot;;[$icons.$E257];&quot;, &quot;;[$icons.$F257];&quot;, &quot;;[$icons.$G257];&quot;, &quot;;[$icons.$H257];&quot;, &quot;;[$icons.$I257];&quot;, &quot;;[$icons.$J257];&quot;, &quot;;[$icons.$K257];&quot;, &quot;;[$icons.$L257];&quot;, &quot;;[$icons.$M257];&quot;, &quot;;[$icons.$N257];&quot;, &quot;;[$icons.$O257];&quot;, &quot;;[$icons.$P257];&quot;, &quot;;[$icons.$Q257];&quot;, &quot;;[$icons.$R257];&quot;, &quot;;[$icons.$S257];&quot;, &quot;;[$icons.$T257];&quot;, &quot;;[$icons.$U257];&quot;, &quot;;[$icons.$V257];&quot; =&gt; &quot;;[$icons.$A257];&quot; // &quot;;[$icons.$W257])" office:value-type="string" office:string-value="  cdunq243, wa2ring, null, null, null, 00ring11, iring19, iwd2, other, null, null, null, null, null, null, null, null, null, null, null, null, null =&gt; cdunq243 // ruby ring" calcext:value-type="string">
            <text:p><text:s text:c="2"/>cdunq243, wa2ring, null, null, null, 00ring11, iring19, iwd2, other, null, null, null, null, null, null, null, null, null, null, null, null, null =&gt; cdunq243 // ruby ring</text:p>
          </table:table-cell>
        </table:table-row>
        <table:table-row table:style-name="ro1">
          <table:table-cell table:formula="of:=CONCATENATE(;&quot;  &quot;;[$icons.$A258];&quot;, &quot;;[$icons.$B258];&quot;, &quot;;[$icons.$C258];&quot;, &quot;;[$icons.$D258];&quot;, &quot;;[$icons.$E258];&quot;, &quot;;[$icons.$F258];&quot;, &quot;;[$icons.$G258];&quot;, &quot;;[$icons.$H258];&quot;, &quot;;[$icons.$I258];&quot;, &quot;;[$icons.$J258];&quot;, &quot;;[$icons.$K258];&quot;, &quot;;[$icons.$L258];&quot;, &quot;;[$icons.$M258];&quot;, &quot;;[$icons.$N258];&quot;, &quot;;[$icons.$O258];&quot;, &quot;;[$icons.$P258];&quot;, &quot;;[$icons.$Q258];&quot;, &quot;;[$icons.$R258];&quot;, &quot;;[$icons.$S258];&quot;, &quot;;[$icons.$T258];&quot;, &quot;;[$icons.$U258];&quot;, &quot;;[$icons.$V258];&quot; =&gt; &quot;;[$icons.$A258];&quot; // &quot;;[$icons.$W258])" office:value-type="string" office:string-value="  cdunq244, wasling, null, null, null, 00slng97, islngm4, iwd2, weapon, null, null, null, 64, 36, null, null, null, null, null, null, null, null =&gt; cdunq244 // sling +4" calcext:value-type="string">
            <text:p><text:s text:c="2"/>cdunq244, wasling, null, null, null, 00slng97, islngm4, iwd2, weapon, null, null, null, 64, 36, null, null, null, null, null, null, null, null =&gt; cdunq244 // sling +4</text:p>
          </table:table-cell>
        </table:table-row>
        <table:table-row table:style-name="ro1">
          <table:table-cell table:formula="of:=CONCATENATE(;&quot;  &quot;;[$icons.$A259];&quot;, &quot;;[$icons.$B259];&quot;, &quot;;[$icons.$C259];&quot;, &quot;;[$icons.$D259];&quot;, &quot;;[$icons.$E259];&quot;, &quot;;[$icons.$F259];&quot;, &quot;;[$icons.$G259];&quot;, &quot;;[$icons.$H259];&quot;, &quot;;[$icons.$I259];&quot;, &quot;;[$icons.$J259];&quot;, &quot;;[$icons.$K259];&quot;, &quot;;[$icons.$L259];&quot;, &quot;;[$icons.$M259];&quot;, &quot;;[$icons.$N259];&quot;, &quot;;[$icons.$O259];&quot;, &quot;;[$icons.$P259];&quot;, &quot;;[$icons.$Q259];&quot;, &quot;;[$icons.$R259];&quot;, &quot;;[$icons.$S259];&quot;, &quot;;[$icons.$T259];&quot;, &quot;;[$icons.$U259];&quot;, &quot;;[$icons.$V259];&quot; =&gt; &quot;;[$icons.$A259];&quot; // &quot;;[$icons.$W259])" office:value-type="string" office:string-value="  cdunq245, rodspear, null, null, null, 00sper98, isperm3, iwd2, weapon, null, null, null, 93, 91, 25, null, null, null, null, null, null, null =&gt; cdunq245 // spear +3" calcext:value-type="string">
            <text:p><text:s text:c="2"/>cdunq245, rodspear, null, null, null, 00sper98, isperm3, iwd2, weapon, null, null, null, 93, 91, 25, null, null, null, null, null, null, null =&gt; cdunq245 // spear +3</text:p>
          </table:table-cell>
        </table:table-row>
        <table:table-row table:style-name="ro1">
          <table:table-cell table:formula="of:=CONCATENATE(;&quot;  &quot;;[$icons.$A260];&quot;, &quot;;[$icons.$B260];&quot;, &quot;;[$icons.$C260];&quot;, &quot;;[$icons.$D260];&quot;, &quot;;[$icons.$E260];&quot;, &quot;;[$icons.$F260];&quot;, &quot;;[$icons.$G260];&quot;, &quot;;[$icons.$H260];&quot;, &quot;;[$icons.$I260];&quot;, &quot;;[$icons.$J260];&quot;, &quot;;[$icons.$K260];&quot;, &quot;;[$icons.$L260];&quot;, &quot;;[$icons.$M260];&quot;, &quot;;[$icons.$N260];&quot;, &quot;;[$icons.$O260];&quot;, &quot;;[$icons.$P260];&quot;, &quot;;[$icons.$Q260];&quot;, &quot;;[$icons.$R260];&quot;, &quot;;[$icons.$S260];&quot;, &quot;;[$icons.$T260];&quot;, &quot;;[$icons.$U260];&quot;, &quot;;[$icons.$V260];&quot; =&gt; &quot;;[$icons.$A260];&quot; // &quot;;[$icons.$W260])" office:value-type="string" office:string-value="  cdunq246, waspear, null, null, null, 11hfsrnp, ispernp, iwd2, weapon, null, null, null, null, 39, 100, null, null, null, null, null, null, null =&gt; cdunq246 // nine/twelve paces" calcext:value-type="string">
            <text:p><text:s text:c="2"/>cdunq246, waspear, null, null, null, 11hfsrnp, ispernp, iwd2, weapon, null, null, null, null, 39, 100, null, null, null, null, null, null, null =&gt; cdunq246 // nine/twelve paces</text:p>
          </table:table-cell>
        </table:table-row>
        <table:table-row table:style-name="ro1">
          <table:table-cell table:formula="of:=CONCATENATE(;&quot;  &quot;;[$icons.$A261];&quot;, &quot;;[$icons.$B261];&quot;, &quot;;[$icons.$C261];&quot;, &quot;;[$icons.$D261];&quot;, &quot;;[$icons.$E261];&quot;, &quot;;[$icons.$F261];&quot;, &quot;;[$icons.$G261];&quot;, &quot;;[$icons.$H261];&quot;, &quot;;[$icons.$I261];&quot;, &quot;;[$icons.$J261];&quot;, &quot;;[$icons.$K261];&quot;, &quot;;[$icons.$L261];&quot;, &quot;;[$icons.$M261];&quot;, &quot;;[$icons.$N261];&quot;, &quot;;[$icons.$O261];&quot;, &quot;;[$icons.$P261];&quot;, &quot;;[$icons.$Q261];&quot;, &quot;;[$icons.$R261];&quot;, &quot;;[$icons.$S261];&quot;, &quot;;[$icons.$T261];&quot;, &quot;;[$icons.$U261];&quot;, &quot;;[$icons.$V261];&quot; =&gt; &quot;;[$icons.$A261];&quot; // &quot;;[$icons.$W261])" office:value-type="string" office:string-value="  cdunq247, enstaff, null, null, null, 00staf98, istafm3, iwd2, weapon, null, null, null, 23, 27, null, null, null, null, null, null, null, null =&gt; cdunq247 // quarterstaff +3" calcext:value-type="string">
            <text:p><text:s text:c="2"/>cdunq247, enstaff, null, null, null, 00staf98, istafm3, iwd2, weapon, null, null, null, 23, 27, null, null, null, null, null, null, null, null =&gt; cdunq247 // quarterstaff +3</text:p>
          </table:table-cell>
        </table:table-row>
        <table:table-row table:style-name="ro1">
          <table:table-cell table:formula="of:=CONCATENATE(;&quot;  &quot;;[$icons.$A262];&quot;, &quot;;[$icons.$B262];&quot;, &quot;;[$icons.$C262];&quot;, &quot;;[$icons.$D262];&quot;, &quot;;[$icons.$E262];&quot;, &quot;;[$icons.$F262];&quot;, &quot;;[$icons.$G262];&quot;, &quot;;[$icons.$H262];&quot;, &quot;;[$icons.$I262];&quot;, &quot;;[$icons.$J262];&quot;, &quot;;[$icons.$K262];&quot;, &quot;;[$icons.$L262];&quot;, &quot;;[$icons.$M262];&quot;, &quot;;[$icons.$N262];&quot;, &quot;;[$icons.$O262];&quot;, &quot;;[$icons.$P262];&quot;, &quot;;[$icons.$Q262];&quot;, &quot;;[$icons.$R262];&quot;, &quot;;[$icons.$S262];&quot;, &quot;;[$icons.$T262];&quot;, &quot;;[$icons.$U262];&quot;, &quot;;[$icons.$V262];&quot; =&gt; &quot;;[$icons.$A262];&quot; // &quot;;[$icons.$W262])" office:value-type="string" office:string-value="  cdunq248, stafn1, null, null, null, 00staf97, istafm4, iwd2, weapon, null, null, null, 99, 91, null, null, null, null, null, null, null, null =&gt; cdunq248 // quarterstaff +4" calcext:value-type="string">
            <text:p><text:s text:c="2"/>cdunq248, stafn1, null, null, null, 00staf97, istafm4, iwd2, weapon, null, null, null, 99, 91, null, null, null, null, null, null, null, null =&gt; cdunq248 // quarterstaff +4</text:p>
          </table:table-cell>
        </table:table-row>
        <table:table-row table:style-name="ro1">
          <table:table-cell table:formula="of:=CONCATENATE(;&quot;  &quot;;[$icons.$A263];&quot;, &quot;;[$icons.$B263];&quot;, &quot;;[$icons.$C263];&quot;, &quot;;[$icons.$D263];&quot;, &quot;;[$icons.$E263];&quot;, &quot;;[$icons.$F263];&quot;, &quot;;[$icons.$G263];&quot;, &quot;;[$icons.$H263];&quot;, &quot;;[$icons.$I263];&quot;, &quot;;[$icons.$J263];&quot;, &quot;;[$icons.$K263];&quot;, &quot;;[$icons.$L263];&quot;, &quot;;[$icons.$M263];&quot;, &quot;;[$icons.$N263];&quot;, &quot;;[$icons.$O263];&quot;, &quot;;[$icons.$P263];&quot;, &quot;;[$icons.$Q263];&quot;, &quot;;[$icons.$R263];&quot;, &quot;;[$icons.$S263];&quot;, &quot;;[$icons.$T263];&quot;, &quot;;[$icons.$U263];&quot;, &quot;;[$icons.$V263];&quot; =&gt; &quot;;[$icons.$A263];&quot; // &quot;;[$icons.$W263])" office:value-type="string" office:string-value="  cdunq249, ohbstaf1, null, null, null, 12stafws, istafws, iwd2, weapon, null, null, null, 23, 23, 23, null, null, null, null, null, null, null =&gt; cdunq249 // whispering staff" calcext:value-type="string">
            <text:p><text:s text:c="2"/>cdunq249, ohbstaf1, null, null, null, 12stafws, istafws, iwd2, weapon, null, null, null, 23, 23, 23, null, null, null, null, null, null, null =&gt; cdunq249 // whispering staff</text:p>
          </table:table-cell>
        </table:table-row>
        <table:table-row table:style-name="ro1">
          <table:table-cell table:formula="of:=CONCATENATE(;&quot;  &quot;;[$icons.$A264];&quot;, &quot;;[$icons.$B264];&quot;, &quot;;[$icons.$C264];&quot;, &quot;;[$icons.$D264];&quot;, &quot;;[$icons.$E264];&quot;, &quot;;[$icons.$F264];&quot;, &quot;;[$icons.$G264];&quot;, &quot;;[$icons.$H264];&quot;, &quot;;[$icons.$I264];&quot;, &quot;;[$icons.$J264];&quot;, &quot;;[$icons.$K264];&quot;, &quot;;[$icons.$L264];&quot;, &quot;;[$icons.$M264];&quot;, &quot;;[$icons.$N264];&quot;, &quot;;[$icons.$O264];&quot;, &quot;;[$icons.$P264];&quot;, &quot;;[$icons.$Q264];&quot;, &quot;;[$icons.$R264];&quot;, &quot;;[$icons.$S264];&quot;, &quot;;[$icons.$T264];&quot;, &quot;;[$icons.$U264];&quot;, &quot;;[$icons.$V264];&quot; =&gt; &quot;;[$icons.$A264];&quot; // &quot;;[$icons.$W264])" office:value-type="string" office:string-value="  cdunq250, ensw1h01, null, null, null, 00swdl88, iswdlm3, iwd2, weapon, null, null, null, 15, 94, 100, null, null, null, null, null, null, null =&gt; cdunq250 // long sword +3" calcext:value-type="string">
            <text:p><text:s text:c="2"/>cdunq250, ensw1h01, null, null, null, 00swdl88, iswdlm3, iwd2, weapon, null, null, null, 15, 94, 100, null, null, null, null, null, null, null =&gt; cdunq250 // long sword +3</text:p>
          </table:table-cell>
        </table:table-row>
        <table:table-row table:style-name="ro1">
          <table:table-cell table:formula="of:=CONCATENATE(;&quot;  &quot;;[$icons.$A265];&quot;, &quot;;[$icons.$B265];&quot;, &quot;;[$icons.$C265];&quot;, &quot;;[$icons.$D265];&quot;, &quot;;[$icons.$E265];&quot;, &quot;;[$icons.$F265];&quot;, &quot;;[$icons.$G265];&quot;, &quot;;[$icons.$H265];&quot;, &quot;;[$icons.$I265];&quot;, &quot;;[$icons.$J265];&quot;, &quot;;[$icons.$K265];&quot;, &quot;;[$icons.$L265];&quot;, &quot;;[$icons.$M265];&quot;, &quot;;[$icons.$N265];&quot;, &quot;;[$icons.$O265];&quot;, &quot;;[$icons.$P265];&quot;, &quot;;[$icons.$Q265];&quot;, &quot;;[$icons.$R265];&quot;, &quot;;[$icons.$S265];&quot;, &quot;;[$icons.$T265];&quot;, &quot;;[$icons.$U265];&quot;, &quot;;[$icons.$V265];&quot; =&gt; &quot;;[$icons.$A265];&quot; // &quot;;[$icons.$W265])" office:value-type="string" office:string-value="  cdunq251, rodsword, null, null, null, 00swdl95, iswdlm0, iwd2, weapon, null, null, null, 99, 94, 98, null, null, null, null, null, null, null =&gt; cdunq251 // long sword of speed, others" calcext:value-type="string">
            <text:p><text:s text:c="2"/>cdunq251, rodsword, null, null, null, 00swdl95, iswdlm0, iwd2, weapon, null, null, null, 99, 94, 98, null, null, null, null, null, null, null =&gt; cdunq251 // long sword of speed, others</text:p>
          </table:table-cell>
        </table:table-row>
        <table:table-row table:style-name="ro1">
          <table:table-cell table:formula="of:=CONCATENATE(;&quot;  &quot;;[$icons.$A266];&quot;, &quot;;[$icons.$B266];&quot;, &quot;;[$icons.$C266];&quot;, &quot;;[$icons.$D266];&quot;, &quot;;[$icons.$E266];&quot;, &quot;;[$icons.$F266];&quot;, &quot;;[$icons.$G266];&quot;, &quot;;[$icons.$H266];&quot;, &quot;;[$icons.$I266];&quot;, &quot;;[$icons.$J266];&quot;, &quot;;[$icons.$K266];&quot;, &quot;;[$icons.$L266];&quot;, &quot;;[$icons.$M266];&quot;, &quot;;[$icons.$N266];&quot;, &quot;;[$icons.$O266];&quot;, &quot;;[$icons.$P266];&quot;, &quot;;[$icons.$Q266];&quot;, &quot;;[$icons.$R266];&quot;, &quot;;[$icons.$S266];&quot;, &quot;;[$icons.$T266];&quot;, &quot;;[$icons.$U266];&quot;, &quot;;[$icons.$V266];&quot; =&gt; &quot;;[$icons.$A266];&quot; // &quot;;[$icons.$W266])" office:value-type="string" office:string-value="  cdunq252, sw1h19, null, null, null, 50hfslwb, iswdlwb, iwd2, weapon, null, null, null, 6, 94, 32, null, null, null, null, null, null, null =&gt; cdunq252 // barrow wight's blade" calcext:value-type="string">
            <text:p><text:s text:c="2"/>cdunq252, sw1h19, null, null, null, 50hfslwb, iswdlwb, iwd2, weapon, null, null, null, 6, 94, 32, null, null, null, null, null, null, null =&gt; cdunq252 // barrow wight's blade</text:p>
          </table:table-cell>
        </table:table-row>
        <table:table-row table:style-name="ro1">
          <table:table-cell table:formula="of:=CONCATENATE(;&quot;  &quot;;[$icons.$A267];&quot;, &quot;;[$icons.$B267];&quot;, &quot;;[$icons.$C267];&quot;, &quot;;[$icons.$D267];&quot;, &quot;;[$icons.$E267];&quot;, &quot;;[$icons.$F267];&quot;, &quot;;[$icons.$G267];&quot;, &quot;;[$icons.$H267];&quot;, &quot;;[$icons.$I267];&quot;, &quot;;[$icons.$J267];&quot;, &quot;;[$icons.$K267];&quot;, &quot;;[$icons.$L267];&quot;, &quot;;[$icons.$M267];&quot;, &quot;;[$icons.$N267];&quot;, &quot;;[$icons.$O267];&quot;, &quot;;[$icons.$P267];&quot;, &quot;;[$icons.$Q267];&quot;, &quot;;[$icons.$R267];&quot;, &quot;;[$icons.$S267];&quot;, &quot;;[$icons.$T267];&quot;, &quot;;[$icons.$U267];&quot;, &quot;;[$icons.$V267];&quot; =&gt; &quot;;[$icons.$A267];&quot; // &quot;;[$icons.$W267])" office:value-type="string" office:string-value="  cdunq253, ensw1h02, null, null, null, 00swds90, iswdsm3, iwd2, weapon, null, null, null, 99, 63, 6, null, null, null, null, null, null, null =&gt; cdunq253 // short sword +3" calcext:value-type="string">
            <text:p><text:s text:c="2"/>cdunq253, ensw1h02, null, null, null, 00swds90, iswdsm3, iwd2, weapon, null, null, null, 99, 63, 6, null, null, null, null, null, null, null =&gt; cdunq253 // short sword +3</text:p>
          </table:table-cell>
        </table:table-row>
        <table:table-row table:style-name="ro1">
          <table:table-cell table:formula="of:=CONCATENATE(;&quot;  &quot;;[$icons.$A268];&quot;, &quot;;[$icons.$B268];&quot;, &quot;;[$icons.$C268];&quot;, &quot;;[$icons.$D268];&quot;, &quot;;[$icons.$E268];&quot;, &quot;;[$icons.$F268];&quot;, &quot;;[$icons.$G268];&quot;, &quot;;[$icons.$H268];&quot;, &quot;;[$icons.$I268];&quot;, &quot;;[$icons.$J268];&quot;, &quot;;[$icons.$K268];&quot;, &quot;;[$icons.$L268];&quot;, &quot;;[$icons.$M268];&quot;, &quot;;[$icons.$N268];&quot;, &quot;;[$icons.$O268];&quot;, &quot;;[$icons.$P268];&quot;, &quot;;[$icons.$Q268];&quot;, &quot;;[$icons.$R268];&quot;, &quot;;[$icons.$S268];&quot;, &quot;;[$icons.$T268];&quot;, &quot;;[$icons.$U268];&quot;, &quot;;[$icons.$V268];&quot; =&gt; &quot;;[$icons.$A268];&quot; // &quot;;[$icons.$W268])" office:value-type="string" office:string-value="  cdunq254, sw1h53, null, null, null, 00swdl86, iswdlm5, iwd2, weapon, null, null, null, 25, 94, 97, null, null, null, null, null, null, null =&gt; cdunq254 // long sword +5" calcext:value-type="string">
            <text:p><text:s text:c="2"/>cdunq254, sw1h53, null, null, null, 00swdl86, iswdlm5, iwd2, weapon, null, null, null, 25, 94, 97, null, null, null, null, null, null, null =&gt; cdunq254 // long sword +5</text:p>
          </table:table-cell>
        </table:table-row>
        <table:table-row table:style-name="ro1">
          <table:table-cell table:formula="of:=CONCATENATE(;&quot;  &quot;;[$icons.$A269];&quot;, &quot;;[$icons.$B269];&quot;, &quot;;[$icons.$C269];&quot;, &quot;;[$icons.$D269];&quot;, &quot;;[$icons.$E269];&quot;, &quot;;[$icons.$F269];&quot;, &quot;;[$icons.$G269];&quot;, &quot;;[$icons.$H269];&quot;, &quot;;[$icons.$I269];&quot;, &quot;;[$icons.$J269];&quot;, &quot;;[$icons.$K269];&quot;, &quot;;[$icons.$L269];&quot;, &quot;;[$icons.$M269];&quot;, &quot;;[$icons.$N269];&quot;, &quot;;[$icons.$O269];&quot;, &quot;;[$icons.$P269];&quot;, &quot;;[$icons.$Q269];&quot;, &quot;;[$icons.$R269];&quot;, &quot;;[$icons.$S269];&quot;, &quot;;[$icons.$T269];&quot;, &quot;;[$icons.$U269];&quot;, &quot;;[$icons.$V269];&quot; =&gt; &quot;;[$icons.$A269];&quot; // &quot;;[$icons.$W269])" office:value-type="string" office:string-value="  cdunq255, wa2dak, null, null, null, bkarach, ii233, pst, weapon, null, null, null, 33, 72, 33, null, null, null, null, null, null, null =&gt; cdunq255 // Dak'kon's Zerth Blade (&quot;Kinstealer&quot;)" calcext:value-type="string">
            <text:p><text:s text:c="2"/>cdunq255, wa2dak, null, null, null, bkarach, ii233, pst, weapon, null, null, null, 33, 72, 33, null, null, null, null, null, null, null =&gt; cdunq255 // Dak'kon's Zerth Blade ("Kinstealer")</text:p>
          </table:table-cell>
        </table:table-row>
        <table:table-row table:style-name="ro1">
          <table:table-cell table:formula="of:=CONCATENATE(;&quot;  &quot;;[$icons.$A270];&quot;, &quot;;[$icons.$B270];&quot;, &quot;;[$icons.$C270];&quot;, &quot;;[$icons.$D270];&quot;, &quot;;[$icons.$E270];&quot;, &quot;;[$icons.$F270];&quot;, &quot;;[$icons.$G270];&quot;, &quot;;[$icons.$H270];&quot;, &quot;;[$icons.$I270];&quot;, &quot;;[$icons.$J270];&quot;, &quot;;[$icons.$K270];&quot;, &quot;;[$icons.$L270];&quot;, &quot;;[$icons.$M270];&quot;, &quot;;[$icons.$N270];&quot;, &quot;;[$icons.$O270];&quot;, &quot;;[$icons.$P270];&quot;, &quot;;[$icons.$Q270];&quot;, &quot;;[$icons.$R270];&quot;, &quot;;[$icons.$S270];&quot;, &quot;;[$icons.$T270];&quot;, &quot;;[$icons.$U270];&quot;, &quot;;[$icons.$V270];&quot; =&gt; &quot;;[$icons.$A270];&quot; // &quot;;[$icons.$W270])" office:value-type="string" office:string-value="  cdunq256, wawak, null, null, null, 00swdc94, iswdcb2, iwd2, weapon, null, null, null, 43, 23, 27, null, null, null, null, null, null, null =&gt; cdunq256 // masterwork scimitar" calcext:value-type="string">
            <text:p><text:s text:c="2"/>cdunq256, wawak, null, null, null, 00swdc94, iswdcb2, iwd2, weapon, null, null, null, 43, 23, 27, null, null, null, null, null, null, null =&gt; cdunq256 // masterwork scimitar</text:p>
          </table:table-cell>
        </table:table-row>
        <table:table-row table:style-name="ro1">
          <table:table-cell table:formula="of:=CONCATENATE(;&quot;  &quot;;[$icons.$A271];&quot;, &quot;;[$icons.$B271];&quot;, &quot;;[$icons.$C271];&quot;, &quot;;[$icons.$D271];&quot;, &quot;;[$icons.$E271];&quot;, &quot;;[$icons.$F271];&quot;, &quot;;[$icons.$G271];&quot;, &quot;;[$icons.$H271];&quot;, &quot;;[$icons.$I271];&quot;, &quot;;[$icons.$J271];&quot;, &quot;;[$icons.$K271];&quot;, &quot;;[$icons.$L271];&quot;, &quot;;[$icons.$M271];&quot;, &quot;;[$icons.$N271];&quot;, &quot;;[$icons.$O271];&quot;, &quot;;[$icons.$P271];&quot;, &quot;;[$icons.$Q271];&quot;, &quot;;[$icons.$R271];&quot;, &quot;;[$icons.$S271];&quot;, &quot;;[$icons.$T271];&quot;, &quot;;[$icons.$U271];&quot;, &quot;;[$icons.$V271];&quot; =&gt; &quot;;[$icons.$A271];&quot; // &quot;;[$icons.$W271])" office:value-type="string" office:string-value="  cdunq257, waninja, null, null, null, 00swds92, iswdsm0, iwd2, weapon, null, null, null, 43, 91, 29, null, null, null, null, null, null, null =&gt; cdunq257 // frostblade" calcext:value-type="string">
            <text:p><text:s text:c="2"/>cdunq257, waninja, null, null, null, 00swds92, iswdsm0, iwd2, weapon, null, null, null, 43, 91, 29, null, null, null, null, null, null, null =&gt; cdunq257 // frostblade</text:p>
          </table:table-cell>
        </table:table-row>
        <table:table-row table:style-name="ro1">
          <table:table-cell table:formula="of:=CONCATENATE(;&quot;  &quot;;[$icons.$A272];&quot;, &quot;;[$icons.$B272];&quot;, &quot;;[$icons.$C272];&quot;, &quot;;[$icons.$D272];&quot;, &quot;;[$icons.$E272];&quot;, &quot;;[$icons.$F272];&quot;, &quot;;[$icons.$G272];&quot;, &quot;;[$icons.$H272];&quot;, &quot;;[$icons.$I272];&quot;, &quot;;[$icons.$J272];&quot;, &quot;;[$icons.$K272];&quot;, &quot;;[$icons.$L272];&quot;, &quot;;[$icons.$M272];&quot;, &quot;;[$icons.$N272];&quot;, &quot;;[$icons.$O272];&quot;, &quot;;[$icons.$P272];&quot;, &quot;;[$icons.$Q272];&quot;, &quot;;[$icons.$R272];&quot;, &quot;;[$icons.$S272];&quot;, &quot;;[$icons.$T272];&quot;, &quot;;[$icons.$U272];&quot;, &quot;;[$icons.$V272];&quot; =&gt; &quot;;[$icons.$A272];&quot; // &quot;;[$icons.$W272])" office:value-type="string" office:string-value="  cdunq258, ohdsw03, null, null, null, 00swdb86, iswdbm5, iwd2, weapon, null, null, null, 17, 93, 27, null, null, null, null, null, null, null =&gt; cdunq258 // bastard sword +5" calcext:value-type="string">
            <text:p><text:s text:c="2"/>cdunq258, ohdsw03, null, null, null, 00swdb86, iswdbm5, iwd2, weapon, null, null, null, 17, 93, 27, null, null, null, null, null, null, null =&gt; cdunq258 // bastard sword +5</text:p>
          </table:table-cell>
        </table:table-row>
        <table:table-row table:style-name="ro1">
          <table:table-cell table:formula="of:=CONCATENATE(;&quot;  &quot;;[$icons.$A273];&quot;, &quot;;[$icons.$B273];&quot;, &quot;;[$icons.$C273];&quot;, &quot;;[$icons.$D273];&quot;, &quot;;[$icons.$E273];&quot;, &quot;;[$icons.$F273];&quot;, &quot;;[$icons.$G273];&quot;, &quot;;[$icons.$H273];&quot;, &quot;;[$icons.$I273];&quot;, &quot;;[$icons.$J273];&quot;, &quot;;[$icons.$K273];&quot;, &quot;;[$icons.$L273];&quot;, &quot;;[$icons.$M273];&quot;, &quot;;[$icons.$N273];&quot;, &quot;;[$icons.$O273];&quot;, &quot;;[$icons.$P273];&quot;, &quot;;[$icons.$Q273];&quot;, &quot;;[$icons.$R273];&quot;, &quot;;[$icons.$S273];&quot;, &quot;;[$icons.$T273];&quot;, &quot;;[$icons.$U273];&quot;, &quot;;[$icons.$V273];&quot; =&gt; &quot;;[$icons.$A273];&quot; // &quot;;[$icons.$W273])" office:value-type="string" office:string-value="  cdunq259, was2h, null, null, null, null, iswtblue, iwd2, weapon, null, null, null, 31, 26, 18, null, null, null, null, null, null, null =&gt; cdunq259 // unused?" calcext:value-type="string">
            <text:p><text:s text:c="2"/>cdunq259, was2h, null, null, null, null, iswtblue, iwd2, weapon, null, null, null, 31, 26, 18, null, null, null, null, null, null, null =&gt; cdunq259 // unused?</text:p>
          </table:table-cell>
        </table:table-row>
        <table:table-row table:style-name="ro1">
          <table:table-cell table:formula="of:=CONCATENATE(;&quot;  &quot;;[$icons.$A274];&quot;, &quot;;[$icons.$B274];&quot;, &quot;;[$icons.$C274];&quot;, &quot;;[$icons.$D274];&quot;, &quot;;[$icons.$E274];&quot;, &quot;;[$icons.$F274];&quot;, &quot;;[$icons.$G274];&quot;, &quot;;[$icons.$H274];&quot;, &quot;;[$icons.$I274];&quot;, &quot;;[$icons.$J274];&quot;, &quot;;[$icons.$K274];&quot;, &quot;;[$icons.$L274];&quot;, &quot;;[$icons.$M274];&quot;, &quot;;[$icons.$N274];&quot;, &quot;;[$icons.$O274];&quot;, &quot;;[$icons.$P274];&quot;, &quot;;[$icons.$Q274];&quot;, &quot;;[$icons.$R274];&quot;, &quot;;[$icons.$S274];&quot;, &quot;;[$icons.$T274];&quot;, &quot;;[$icons.$U274];&quot;, &quot;;[$icons.$V274];&quot; =&gt; &quot;;[$icons.$A274];&quot; // &quot;;[$icons.$W274])" office:value-type="string" office:string-value="  cdunq260, sw2h16, null, null, null, 11swdtws, iswdtws, iwd2, weapon, null, null, null, 98, 91, 6, null, null, null, null, null, null, null =&gt; cdunq260 // wandering sky" calcext:value-type="string">
            <text:p><text:s text:c="2"/>cdunq260, sw2h16, null, null, null, 11swdtws, iswdtws, iwd2, weapon, null, null, null, 98, 91, 6, null, null, null, null, null, null, null =&gt; cdunq260 // wandering sky</text:p>
          </table:table-cell>
        </table:table-row>
        <table:table-row table:style-name="ro1">
          <table:table-cell table:formula="of:=CONCATENATE(;&quot;  &quot;;[$icons.$A275];&quot;, &quot;;[$icons.$B275];&quot;, &quot;;[$icons.$C275];&quot;, &quot;;[$icons.$D275];&quot;, &quot;;[$icons.$E275];&quot;, &quot;;[$icons.$F275];&quot;, &quot;;[$icons.$G275];&quot;, &quot;;[$icons.$H275];&quot;, &quot;;[$icons.$I275];&quot;, &quot;;[$icons.$J275];&quot;, &quot;;[$icons.$K275];&quot;, &quot;;[$icons.$L275];&quot;, &quot;;[$icons.$M275];&quot;, &quot;;[$icons.$N275];&quot;, &quot;;[$icons.$O275];&quot;, &quot;;[$icons.$P275];&quot;, &quot;;[$icons.$Q275];&quot;, &quot;;[$icons.$R275];&quot;, &quot;;[$icons.$S275];&quot;, &quot;;[$icons.$T275];&quot;, &quot;;[$icons.$U275];&quot;, &quot;;[$icons.$V275];&quot; =&gt; &quot;;[$icons.$A275];&quot; // &quot;;[$icons.$W275])" office:value-type="string" office:string-value="  cdunq261, ohbwing, null, null, null, zzj6us, iswtsilv, iwd2, weapon, null, null, null, 27, 22, 27, null, null, null, null, null, null, null =&gt; cdunq261 // undead slayer" calcext:value-type="string">
            <text:p><text:s text:c="2"/>cdunq261, ohbwing, null, null, null, zzj6us, iswtsilv, iwd2, weapon, null, null, null, 27, 22, 27, null, null, null, null, null, null, null =&gt; cdunq261 // undead slayer</text:p>
          </table:table-cell>
        </table:table-row>
        <table:table-row table:style-name="ro1">
          <table:table-cell table:formula="of:=CONCATENATE(;&quot;  &quot;;[$icons.$A276];&quot;, &quot;;[$icons.$B276];&quot;, &quot;;[$icons.$C276];&quot;, &quot;;[$icons.$D276];&quot;, &quot;;[$icons.$E276];&quot;, &quot;;[$icons.$F276];&quot;, &quot;;[$icons.$G276];&quot;, &quot;;[$icons.$H276];&quot;, &quot;;[$icons.$I276];&quot;, &quot;;[$icons.$J276];&quot;, &quot;;[$icons.$K276];&quot;, &quot;;[$icons.$L276];&quot;, &quot;;[$icons.$M276];&quot;, &quot;;[$icons.$N276];&quot;, &quot;;[$icons.$O276];&quot;, &quot;;[$icons.$P276];&quot;, &quot;;[$icons.$Q276];&quot;, &quot;;[$icons.$R276];&quot;, &quot;;[$icons.$S276];&quot;, &quot;;[$icons.$T276];&quot;, &quot;;[$icons.$U276];&quot;, &quot;;[$icons.$V276];&quot; =&gt; &quot;;[$icons.$A276];&quot; // &quot;;[$icons.$W276])" office:value-type="string" office:string-value="  cdunq261, ohbwing2, null, null, null, zzj6us, iswtsilv, iwd2, weapon, null, null, null, 27, 22, 27, null, null, null, null, null, null, null =&gt; cdunq261 // undead slayer" calcext:value-type="string">
            <text:p><text:s text:c="2"/>cdunq261, ohbwing2, null, null, null, zzj6us, iswtsilv, iwd2, weapon, null, null, null, 27, 22, 27, null, null, null, null, null, null, null =&gt; cdunq261 // undead slayer</text:p>
          </table:table-cell>
        </table:table-row>
        <table:table-row table:style-name="ro1">
          <table:table-cell table:formula="of:=CONCATENATE(;&quot;  &quot;;[$icons.$A277];&quot;, &quot;;[$icons.$B277];&quot;, &quot;;[$icons.$C277];&quot;, &quot;;[$icons.$D277];&quot;, &quot;;[$icons.$E277];&quot;, &quot;;[$icons.$F277];&quot;, &quot;;[$icons.$G277];&quot;, &quot;;[$icons.$H277];&quot;, &quot;;[$icons.$I277];&quot;, &quot;;[$icons.$J277];&quot;, &quot;;[$icons.$K277];&quot;, &quot;;[$icons.$L277];&quot;, &quot;;[$icons.$M277];&quot;, &quot;;[$icons.$N277];&quot;, &quot;;[$icons.$O277];&quot;, &quot;;[$icons.$P277];&quot;, &quot;;[$icons.$Q277];&quot;, &quot;;[$icons.$R277];&quot;, &quot;;[$icons.$S277];&quot;, &quot;;[$icons.$T277];&quot;, &quot;;[$icons.$U277];&quot;, &quot;;[$icons.$V277];&quot; =&gt; &quot;;[$icons.$A277];&quot; // &quot;;[$icons.$W277])" office:value-type="string" office:string-value="  cdunq262, wand15, null, null, null, 00wand06, iwand08, iwd2, other, null, null, null, null, null, null, null, null, null, null, null, null, null =&gt; cdunq262 // wand of sleep" calcext:value-type="string">
            <text:p><text:s text:c="2"/>cdunq262, wand15, null, null, null, 00wand06, iwand08, iwd2, other, null, null, null, null, null, null, null, null, null, null, null, null, null =&gt; cdunq262 // wand of sleep</text:p>
          </table:table-cell>
        </table:table-row>
        <table:table-row table:style-name="ro1">
          <table:table-cell table:formula="of:=CONCATENATE(;&quot;  &quot;;[$icons.$A278];&quot;, &quot;;[$icons.$B278];&quot;, &quot;;[$icons.$C278];&quot;, &quot;;[$icons.$D278];&quot;, &quot;;[$icons.$E278];&quot;, &quot;;[$icons.$F278];&quot;, &quot;;[$icons.$G278];&quot;, &quot;;[$icons.$H278];&quot;, &quot;;[$icons.$I278];&quot;, &quot;;[$icons.$J278];&quot;, &quot;;[$icons.$K278];&quot;, &quot;;[$icons.$L278];&quot;, &quot;;[$icons.$M278];&quot;, &quot;;[$icons.$N278];&quot;, &quot;;[$icons.$O278];&quot;, &quot;;[$icons.$P278];&quot;, &quot;;[$icons.$Q278];&quot;, &quot;;[$icons.$R278];&quot;, &quot;;[$icons.$S278];&quot;, &quot;;[$icons.$T278];&quot;, &quot;;[$icons.$U278];&quot;, &quot;;[$icons.$V278];&quot; =&gt; &quot;;[$icons.$A278];&quot; // &quot;;[$icons.$W278])" office:value-type="string" office:string-value="  cdunq263, ohdwand1, null, null, null, 00wand32, iwand32, iwd2, other, null, null, null, null, null, null, null, null, null, null, null, null, null =&gt; cdunq263 // sunscorch wand" calcext:value-type="string">
            <text:p><text:s text:c="2"/>cdunq263, ohdwand1, null, null, null, 00wand32, iwand32, iwd2, other, null, null, null, null, null, null, null, null, null, null, null, null, null =&gt; cdunq263 // sunscorch wand</text:p>
          </table:table-cell>
        </table:table-row>
        <table:table-row table:style-name="ro1">
          <table:table-cell table:formula="of:=CONCATENATE(;&quot;  &quot;;[$icons.$A279];&quot;, &quot;;[$icons.$B279];&quot;, &quot;;[$icons.$C279];&quot;, &quot;;[$icons.$D279];&quot;, &quot;;[$icons.$E279];&quot;, &quot;;[$icons.$F279];&quot;, &quot;;[$icons.$G279];&quot;, &quot;;[$icons.$H279];&quot;, &quot;;[$icons.$I279];&quot;, &quot;;[$icons.$J279];&quot;, &quot;;[$icons.$K279];&quot;, &quot;;[$icons.$L279];&quot;, &quot;;[$icons.$M279];&quot;, &quot;;[$icons.$N279];&quot;, &quot;;[$icons.$O279];&quot;, &quot;;[$icons.$P279];&quot;, &quot;;[$icons.$Q279];&quot;, &quot;;[$icons.$R279];&quot;, &quot;;[$icons.$S279];&quot;, &quot;;[$icons.$T279];&quot;, &quot;;[$icons.$U279];&quot;, &quot;;[$icons.$V279];&quot; =&gt; &quot;;[$icons.$A279];&quot; // &quot;;[$icons.$W279])" office:value-type="string" office:string-value="  cdunq264, ohdrod, null, null, null, 00wand41, iwand41, iwd2, other, null, null, null, null, null, null, null, null, null, null, null, null, null =&gt; cdunq264 // wand of alicorn lance" calcext:value-type="string">
            <text:p><text:s text:c="2"/>cdunq264, ohdrod, null, null, null, 00wand41, iwand41, iwd2, other, null, null, null, null, null, null, null, null, null, null, null, null, null =&gt; cdunq264 // wand of alicorn lance</text:p>
          </table:table-cell>
        </table:table-row>
        <table:table-row table:style-name="ro1">
          <table:table-cell table:formula="of:=CONCATENATE(;&quot;  &quot;;[$icons.$A280];&quot;, &quot;;[$icons.$B280];&quot;, &quot;;[$icons.$C280];&quot;, &quot;;[$icons.$D280];&quot;, &quot;;[$icons.$E280];&quot;, &quot;;[$icons.$F280];&quot;, &quot;;[$icons.$G280];&quot;, &quot;;[$icons.$H280];&quot;, &quot;;[$icons.$I280];&quot;, &quot;;[$icons.$J280];&quot;, &quot;;[$icons.$K280];&quot;, &quot;;[$icons.$L280];&quot;, &quot;;[$icons.$M280];&quot;, &quot;;[$icons.$N280];&quot;, &quot;;[$icons.$O280];&quot;, &quot;;[$icons.$P280];&quot;, &quot;;[$icons.$Q280];&quot;, &quot;;[$icons.$R280];&quot;, &quot;;[$icons.$S280];&quot;, &quot;;[$icons.$T280];&quot;, &quot;;[$icons.$U280];&quot;, &quot;;[$icons.$V280];&quot; =&gt; &quot;;[$icons.$A280];&quot; // &quot;;[$icons.$W280])" office:value-type="string" office:string-value="  cdunq265, wa2helm, h0, null, null, helmsh, ihelmsh, iwd, helm, null, null, null, null, null, null, null, null, null, null, 99, 99, 30 =&gt; cdunq265 // helm of shouting" calcext:value-type="string">
            <text:p><text:s text:c="2"/>cdunq265, wa2helm, h0, null, null, helmsh, ihelmsh, iwd, helm, null, null, null, null, null, null, null, null, null, null, 99, 99, 30 =&gt; cdunq265 // helm of shouting</text:p>
          </table:table-cell>
        </table:table-row>
        <table:table-row table:style-name="ro1">
          <table:table-cell table:formula="of:=CONCATENATE(;&quot;  &quot;;[$icons.$A281];&quot;, &quot;;[$icons.$B281];&quot;, &quot;;[$icons.$C281];&quot;, &quot;;[$icons.$D281];&quot;, &quot;;[$icons.$E281];&quot;, &quot;;[$icons.$F281];&quot;, &quot;;[$icons.$G281];&quot;, &quot;;[$icons.$H281];&quot;, &quot;;[$icons.$I281];&quot;, &quot;;[$icons.$J281];&quot;, &quot;;[$icons.$K281];&quot;, &quot;;[$icons.$L281];&quot;, &quot;;[$icons.$M281];&quot;, &quot;;[$icons.$N281];&quot;, &quot;;[$icons.$O281];&quot;, &quot;;[$icons.$P281];&quot;, &quot;;[$icons.$Q281];&quot;, &quot;;[$icons.$R281];&quot;, &quot;;[$icons.$S281];&quot;, &quot;;[$icons.$T281];&quot;, &quot;;[$icons.$U281];&quot;, &quot;;[$icons.$V281];&quot; =&gt; &quot;;[$icons.$A281];&quot; // &quot;;[$icons.$W281])" office:value-type="string" office:string-value="  cdunq266, finirobe, null, null, null, 00robe06, irobena, iwd2, armor, 15, 48, 27, null, null, null, null, null, null, null, null, null, null =&gt; cdunq266 // robe of the neutral archmagi" calcext:value-type="string">
            <text:p><text:s text:c="2"/>cdunq266, finirobe, null, null, null, 00robe06, irobena, iwd2, armor, 15, 48, 27, null, null, null, null, null, null, null, null, null, null =&gt; cdunq266 // robe of the neutral archmagi</text:p>
          </table:table-cell>
        </table:table-row>
        <table:table-row table:style-name="ro1">
          <table:table-cell table:formula="of:=CONCATENATE(;&quot;  &quot;;[$icons.$A282];&quot;, &quot;;[$icons.$B282];&quot;, &quot;;[$icons.$C282];&quot;, &quot;;[$icons.$D282];&quot;, &quot;;[$icons.$E282];&quot;, &quot;;[$icons.$F282];&quot;, &quot;;[$icons.$G282];&quot;, &quot;;[$icons.$H282];&quot;, &quot;;[$icons.$I282];&quot;, &quot;;[$icons.$J282];&quot;, &quot;;[$icons.$K282];&quot;, &quot;;[$icons.$L282];&quot;, &quot;;[$icons.$M282];&quot;, &quot;;[$icons.$N282];&quot;, &quot;;[$icons.$O282];&quot;, &quot;;[$icons.$P282];&quot;, &quot;;[$icons.$Q282];&quot;, &quot;;[$icons.$R282];&quot;, &quot;;[$icons.$S282];&quot;, &quot;;[$icons.$T282];&quot;, &quot;;[$icons.$U282];&quot;, &quot;;[$icons.$V282];&quot; =&gt; &quot;;[$icons.$A282];&quot; // &quot;;[$icons.$W282])" office:value-type="string" office:string-value="  cdunq266, wa2robe, null, null, null, 00robe06, irobena, iwd2, armor, 15, 48, 27, null, null, null, null, null, null, null, null, null, null =&gt; cdunq266 // robe of the neutral archmagi" calcext:value-type="string">
            <text:p><text:s text:c="2"/>cdunq266, wa2robe, null, null, null, 00robe06, irobena, iwd2, armor, 15, 48, 27, null, null, null, null, null, null, null, null, null, null =&gt; cdunq266 // robe of the neutral archmagi</text:p>
          </table:table-cell>
        </table:table-row>
        <table:table-row table:style-name="ro1">
          <table:table-cell table:formula="of:=CONCATENATE(;&quot;  &quot;;[$icons.$A283];&quot;, &quot;;[$icons.$B283];&quot;, &quot;;[$icons.$C283];&quot;, &quot;;[$icons.$D283];&quot;, &quot;;[$icons.$E283];&quot;, &quot;;[$icons.$F283];&quot;, &quot;;[$icons.$G283];&quot;, &quot;;[$icons.$H283];&quot;, &quot;;[$icons.$I283];&quot;, &quot;;[$icons.$J283];&quot;, &quot;;[$icons.$K283];&quot;, &quot;;[$icons.$L283];&quot;, &quot;;[$icons.$M283];&quot;, &quot;;[$icons.$N283];&quot;, &quot;;[$icons.$O283];&quot;, &quot;;[$icons.$P283];&quot;, &quot;;[$icons.$Q283];&quot;, &quot;;[$icons.$R283];&quot;, &quot;;[$icons.$S283];&quot;, &quot;;[$icons.$T283];&quot;, &quot;;[$icons.$U283];&quot;, &quot;;[$icons.$V283];&quot; =&gt; &quot;;[$icons.$A283];&quot; // &quot;;[$icons.$W283])" office:value-type="string" office:string-value="  icdioun1, helm34, null, null, null, null, icdioun1, null, helm, null, null, null, null, null, null, null, null, null, null, null, null, null =&gt; icdioun1 // from exotic items" calcext:value-type="string">
            <text:p><text:s text:c="2"/>icdioun1, helm34, null, null, null, null, icdioun1, null, helm, null, null, null, null, null, null, null, null, null, null, null, null, null =&gt; icdioun1 // from exotic items</text:p>
          </table:table-cell>
        </table:table-row>
        <table:table-row table:style-name="ro1">
          <table:table-cell table:formula="of:=CONCATENATE(;&quot;  &quot;;[$icons.$A284];&quot;, &quot;;[$icons.$B284];&quot;, &quot;;[$icons.$C284];&quot;, &quot;;[$icons.$D284];&quot;, &quot;;[$icons.$E284];&quot;, &quot;;[$icons.$F284];&quot;, &quot;;[$icons.$G284];&quot;, &quot;;[$icons.$H284];&quot;, &quot;;[$icons.$I284];&quot;, &quot;;[$icons.$J284];&quot;, &quot;;[$icons.$K284];&quot;, &quot;;[$icons.$L284];&quot;, &quot;;[$icons.$M284];&quot;, &quot;;[$icons.$N284];&quot;, &quot;;[$icons.$O284];&quot;, &quot;;[$icons.$P284];&quot;, &quot;;[$icons.$Q284];&quot;, &quot;;[$icons.$R284];&quot;, &quot;;[$icons.$S284];&quot;, &quot;;[$icons.$T284];&quot;, &quot;;[$icons.$U284];&quot;, &quot;;[$icons.$V284];&quot; =&gt; &quot;;[$icons.$A284];&quot; // &quot;;[$icons.$W284])" office:value-type="string" office:string-value="  isw1h16, misc9q, null, null, null, null, isw1h16, bg2, weapon, null, null, null, 28, 50, 31, null, null, null, null, null, null, null =&gt; isw1h16 // unused" calcext:value-type="string">
            <text:p><text:s text:c="2"/>isw1h16, misc9q, null, null, null, null, isw1h16, bg2, weapon, null, null, null, 28, 50, 31, null, null, null, null, null, null, null =&gt; isw1h16 // unused</text:p>
          </table:table-cell>
        </table:table-row>
        <table:table-row table:style-name="ro1">
          <table:table-cell table:formula="of:=CONCATENATE(;&quot;  &quot;;[$icons.$A285];&quot;, &quot;;[$icons.$B285];&quot;, &quot;;[$icons.$C285];&quot;, &quot;;[$icons.$D285];&quot;, &quot;;[$icons.$E285];&quot;, &quot;;[$icons.$F285];&quot;, &quot;;[$icons.$G285];&quot;, &quot;;[$icons.$H285];&quot;, &quot;;[$icons.$I285];&quot;, &quot;;[$icons.$J285];&quot;, &quot;;[$icons.$K285];&quot;, &quot;;[$icons.$L285];&quot;, &quot;;[$icons.$M285];&quot;, &quot;;[$icons.$N285];&quot;, &quot;;[$icons.$O285];&quot;, &quot;;[$icons.$P285];&quot;, &quot;;[$icons.$Q285];&quot;, &quot;;[$icons.$R285];&quot;, &quot;;[$icons.$S285];&quot;, &quot;;[$icons.$T285];&quot;, &quot;;[$icons.$U285];&quot;, &quot;;[$icons.$V285];&quot; =&gt; &quot;;[$icons.$A285];&quot; // &quot;;[$icons.$W285])" office:value-type="string" office:string-value="  isw1h52, sw1h52, null, null, null, null, isw1h52, bg2, weapon, null, null, null, 28, 51, 32, null, null, null, null, null, null, null =&gt; isw1h52 // unused" calcext:value-type="string">
            <text:p><text:s text:c="2"/>isw1h52, sw1h52, null, null, null, null, isw1h52, bg2, weapon, null, null, null, 28, 51, 32, null, null, null, null, null, null, null =&gt; isw1h52 // unused</text:p>
          </table:table-cell>
        </table:table-row>
        <table:table-row table:style-name="ro1" table:number-rows-repeated="314">
          <table:table-cell/>
        </table:table-row>
        <table:table-row table:style-name="ro1">
          <table:table-cell table:style-name="ce16"/>
        </table:table-row>
      </table:table>
      <table:table table:name="romance_accel" table:style-name="ta1">
        <office:forms form:automatic-focus="false" form:apply-design-mode="false"/>
        <table:table-column table:style-name="co4" table:default-cell-style-name="Default"/>
        <table:table-column table:style-name="co9" table:default-cell-style-name="Default"/>
        <table:table-column table:style-name="co10" table:number-columns-repeated="3" table:default-cell-style-name="Default"/>
        <table:table-column table:style-name="co11" table:default-cell-style-name="Default"/>
        <table:table-column table:style-name="co4" table:number-columns-repeated="1018" table:default-cell-style-name="Default"/>
        <table:table-row table:style-name="ro1">
          <table:table-cell table:style-name="ce5" office:value-type="string" calcext:value-type="string">
            <text:p>Game</text:p>
          </table:table-cell>
          <table:table-cell table:style-name="ce5" office:value-type="string" calcext:value-type="string">
            <text:p>bcs</text:p>
          </table:table-cell>
          <table:table-cell table:style-name="ce5" office:value-type="string" calcext:value-type="string">
            <text:p>base dlg</text:p>
          </table:table-cell>
          <table:table-cell table:style-name="ce5" office:value-type="string" calcext:value-type="string">
            <text:p>banter dlg</text:p>
          </table:table-cell>
          <table:table-cell table:style-name="ce5" office:value-type="string" calcext:value-type="string">
            <text:p>join dlg</text:p>
          </table:table-cell>
          <table:table-cell table:style-name="ce5" office:value-type="string" calcext:value-type="string">
            <text:p>var</text:p>
          </table:table-cell>
          <table:table-cell table:style-name="ce5" office:value-type="string" calcext:value-type="string">
            <text:p>Notes</text:p>
          </table:table-cell>
          <table:table-cell table:style-name="ce5" table:number-columns-repeated="1017"/>
        </table:table-row>
        <table:table-row table:style-name="ro1">
          <table:table-cell office:value-type="string" calcext:value-type="string">
            <text:p>bg</text:p>
          </table:table-cell>
          <table:table-cell table:number-columns-repeated="2" office:value-type="string" calcext:value-type="string">
            <text:p>dorn%eet_var%</text:p>
          </table:table-cell>
          <table:table-cell office:value-type="string" calcext:value-type="string">
            <text:p>bdorn%eet_var%</text:p>
          </table:table-cell>
          <table:table-cell office:value-type="string" calcext:value-type="string">
            <text:p>dornj%eet_var%</text:p>
          </table:table-cell>
          <table:table-cell office:value-type="string" calcext:value-type="string">
            <text:p>dorn_romance[12]</text:p>
          </table:table-cell>
          <table:table-cell office:value-type="string" calcext:value-type="string">
            <text:p>dorn bg</text:p>
          </table:table-cell>
          <table:table-cell table:number-columns-repeated="1017"/>
        </table:table-row>
        <table:table-row table:style-name="ro1">
          <table:table-cell office:value-type="string" calcext:value-type="string">
            <text:p>bg</text:p>
          </table:table-cell>
          <table:table-cell table:number-columns-repeated="2" office:value-type="string" calcext:value-type="string">
            <text:p>neera%eet_var%</text:p>
          </table:table-cell>
          <table:table-cell office:value-type="string" calcext:value-type="string">
            <text:p>bneera%eet_var%</text:p>
          </table:table-cell>
          <table:table-cell office:value-type="string" calcext:value-type="string">
            <text:p>neeraj%eet_var%</text:p>
          </table:table-cell>
          <table:table-cell office:value-type="string" calcext:value-type="string">
            <text:p>neeraromancetimer</text:p>
          </table:table-cell>
          <table:table-cell office:value-type="string" calcext:value-type="string">
            <text:p>neera bg</text:p>
          </table:table-cell>
          <table:table-cell table:number-columns-repeated="1017"/>
        </table:table-row>
        <table:table-row table:style-name="ro1">
          <table:table-cell office:value-type="string" calcext:value-type="string">
            <text:p>bg</text:p>
          </table:table-cell>
          <table:table-cell table:number-columns-repeated="2" office:value-type="string" calcext:value-type="string">
            <text:p>rasaad%eet_var%</text:p>
          </table:table-cell>
          <table:table-cell office:value-type="string" calcext:value-type="string">
            <text:p>brasaad%eet_var%</text:p>
          </table:table-cell>
          <table:table-cell office:value-type="string" calcext:value-type="string">
            <text:p>rasaadj%eet_var%</text:p>
          </table:table-cell>
          <table:table-cell office:value-type="string" calcext:value-type="string">
            <text:p>rasaad_romance_timer[123]</text:p>
          </table:table-cell>
          <table:table-cell office:value-type="string" calcext:value-type="string">
            <text:p>rasaad bg</text:p>
          </table:table-cell>
          <table:table-cell table:number-columns-repeated="1017"/>
        </table:table-row>
        <table:table-row table:style-name="ro1">
          <table:table-cell office:value-type="string" calcext:value-type="string">
            <text:p>bg2</text:p>
          </table:table-cell>
          <table:table-cell table:number-columns-repeated="2" office:value-type="string" calcext:value-type="string">
            <text:p>aerie</text:p>
          </table:table-cell>
          <table:table-cell office:value-type="string" calcext:value-type="string">
            <text:p>baerie</text:p>
          </table:table-cell>
          <table:table-cell office:value-type="string" calcext:value-type="string">
            <text:p>aeriej</text:p>
          </table:table-cell>
          <table:table-cell office:value-type="string" calcext:value-type="string">
            <text:p>aerieromance</text:p>
          </table:table-cell>
          <table:table-cell office:value-type="string" calcext:value-type="string">
            <text:p>aerie soa</text:p>
          </table:table-cell>
          <table:table-cell table:number-columns-repeated="1017"/>
        </table:table-row>
        <table:table-row table:style-name="ro1">
          <table:table-cell office:value-type="string" calcext:value-type="string">
            <text:p>bg2</text:p>
          </table:table-cell>
          <table:table-cell table:number-columns-repeated="2" office:value-type="string" calcext:value-type="string">
            <text:p>anomen</text:p>
          </table:table-cell>
          <table:table-cell office:value-type="string" calcext:value-type="string">
            <text:p>banomen</text:p>
          </table:table-cell>
          <table:table-cell office:value-type="string" calcext:value-type="string">
            <text:p>anomenj</text:p>
          </table:table-cell>
          <table:table-cell office:value-type="string" calcext:value-type="string">
            <text:p>anomenromance</text:p>
          </table:table-cell>
          <table:table-cell office:value-type="string" calcext:value-type="string">
            <text:p>anomen soa</text:p>
          </table:table-cell>
          <table:table-cell table:number-columns-repeated="1017"/>
        </table:table-row>
        <table:table-row table:style-name="ro1">
          <table:table-cell office:value-type="string" calcext:value-type="string">
            <text:p>bg2</text:p>
          </table:table-cell>
          <table:table-cell table:number-columns-repeated="2" office:value-type="string" calcext:value-type="string">
            <text:p>dorn</text:p>
          </table:table-cell>
          <table:table-cell office:value-type="string" calcext:value-type="string">
            <text:p>bdorn</text:p>
          </table:table-cell>
          <table:table-cell office:value-type="string" calcext:value-type="string">
            <text:p>dornj</text:p>
          </table:table-cell>
          <table:table-cell office:value-type="string" calcext:value-type="string">
            <text:p>dornlovetalkstimer</text:p>
          </table:table-cell>
          <table:table-cell office:value-type="string" calcext:value-type="string">
            <text:p>dorn soa</text:p>
          </table:table-cell>
          <table:table-cell table:number-columns-repeated="1017"/>
        </table:table-row>
        <table:table-row table:style-name="ro1">
          <table:table-cell office:value-type="string" calcext:value-type="string">
            <text:p>bg2</text:p>
          </table:table-cell>
          <table:table-cell table:number-columns-repeated="2" office:value-type="string" calcext:value-type="string">
            <text:p>hexxat</text:p>
          </table:table-cell>
          <table:table-cell office:value-type="string" calcext:value-type="string">
            <text:p>bhexxat</text:p>
          </table:table-cell>
          <table:table-cell office:value-type="string" calcext:value-type="string">
            <text:p>hexxatj</text:p>
          </table:table-cell>
          <table:table-cell office:value-type="string" calcext:value-type="string">
            <text:p>hexxatlovetalkstimer</text:p>
          </table:table-cell>
          <table:table-cell office:value-type="string" calcext:value-type="string">
            <text:p>hexxat soa</text:p>
          </table:table-cell>
          <table:table-cell table:number-columns-repeated="1017"/>
        </table:table-row>
        <table:table-row table:style-name="ro1">
          <table:table-cell office:value-type="string" calcext:value-type="string">
            <text:p>bg2</text:p>
          </table:table-cell>
          <table:table-cell table:number-columns-repeated="2" office:value-type="string" calcext:value-type="string">
            <text:p>jaheira</text:p>
          </table:table-cell>
          <table:table-cell office:value-type="string" calcext:value-type="string">
            <text:p>bjaheir</text:p>
          </table:table-cell>
          <table:table-cell office:value-type="string" calcext:value-type="string">
            <text:p>jaheiraj</text:p>
          </table:table-cell>
          <table:table-cell office:value-type="string" calcext:value-type="string">
            <text:p>jaheiraromance</text:p>
          </table:table-cell>
          <table:table-cell office:value-type="string" calcext:value-type="string">
            <text:p>jaheira soa</text:p>
          </table:table-cell>
          <table:table-cell table:number-columns-repeated="1017"/>
        </table:table-row>
        <table:table-row table:style-name="ro1">
          <table:table-cell office:value-type="string" calcext:value-type="string">
            <text:p>bg2</text:p>
          </table:table-cell>
          <table:table-cell table:number-columns-repeated="2" office:value-type="string" calcext:value-type="string">
            <text:p>neera</text:p>
          </table:table-cell>
          <table:table-cell office:value-type="string" calcext:value-type="string">
            <text:p>bneera</text:p>
          </table:table-cell>
          <table:table-cell office:value-type="string" calcext:value-type="string">
            <text:p>neeraj</text:p>
          </table:table-cell>
          <table:table-cell office:value-type="string" calcext:value-type="string">
            <text:p>neeralovetalkstimer</text:p>
          </table:table-cell>
          <table:table-cell office:value-type="string" calcext:value-type="string">
            <text:p>neera soa</text:p>
          </table:table-cell>
          <table:table-cell table:number-columns-repeated="1017"/>
        </table:table-row>
        <table:table-row table:style-name="ro1">
          <table:table-cell office:value-type="string" calcext:value-type="string">
            <text:p>bg2</text:p>
          </table:table-cell>
          <table:table-cell table:number-columns-repeated="2" office:value-type="string" calcext:value-type="string">
            <text:p>rasaad</text:p>
          </table:table-cell>
          <table:table-cell office:value-type="string" calcext:value-type="string">
            <text:p>brasaad</text:p>
          </table:table-cell>
          <table:table-cell office:value-type="string" calcext:value-type="string">
            <text:p>rasaadj</text:p>
          </table:table-cell>
          <table:table-cell office:value-type="string" calcext:value-type="string">
            <text:p>rasaadlovetalkstimer</text:p>
          </table:table-cell>
          <table:table-cell office:value-type="string" calcext:value-type="string">
            <text:p>rasaad soa</text:p>
          </table:table-cell>
          <table:table-cell table:number-columns-repeated="1017"/>
        </table:table-row>
        <table:table-row table:style-name="ro1">
          <table:table-cell office:value-type="string" calcext:value-type="string">
            <text:p>bg2</text:p>
          </table:table-cell>
          <table:table-cell office:value-type="string" calcext:value-type="string">
            <text:p>viconia</text:p>
          </table:table-cell>
          <table:table-cell office:value-type="string" calcext:value-type="string">
            <text:p>viconi</text:p>
          </table:table-cell>
          <table:table-cell office:value-type="string" calcext:value-type="string">
            <text:p>bviconi</text:p>
          </table:table-cell>
          <table:table-cell office:value-type="string" calcext:value-type="string">
            <text:p>viconij</text:p>
          </table:table-cell>
          <table:table-cell office:value-type="string" calcext:value-type="string">
            <text:p>viconiaromance</text:p>
          </table:table-cell>
          <table:table-cell office:value-type="string" calcext:value-type="string">
            <text:p>viconia soa</text:p>
          </table:table-cell>
          <table:table-cell table:number-columns-repeated="1017"/>
        </table:table-row>
        <table:table-row table:style-name="ro1">
          <table:table-cell office:value-type="string" calcext:value-type="string">
            <text:p>tob</text:p>
          </table:table-cell>
          <table:table-cell office:value-type="string" calcext:value-type="string">
            <text:p>aeri25</text:p>
          </table:table-cell>
          <table:table-cell office:value-type="string" calcext:value-type="string">
            <text:p>aerie25a</text:p>
          </table:table-cell>
          <table:table-cell office:value-type="string" calcext:value-type="string">
            <text:p>baerie25</text:p>
          </table:table-cell>
          <table:table-cell office:value-type="string" calcext:value-type="string">
            <text:p>aerie25j</text:p>
          </table:table-cell>
          <table:table-cell office:value-type="string" calcext:value-type="string">
            <text:p>aerieromance</text:p>
          </table:table-cell>
          <table:table-cell office:value-type="string" calcext:value-type="string">
            <text:p>aerie tob</text:p>
          </table:table-cell>
          <table:table-cell table:number-columns-repeated="1017"/>
        </table:table-row>
        <table:table-row table:style-name="ro1">
          <table:table-cell office:value-type="string" calcext:value-type="string">
            <text:p>tob</text:p>
          </table:table-cell>
          <table:table-cell office:value-type="string" calcext:value-type="string">
            <text:p>anom25</text:p>
          </table:table-cell>
          <table:table-cell office:value-type="string" calcext:value-type="string">
            <text:p>anome25a</text:p>
          </table:table-cell>
          <table:table-cell office:value-type="string" calcext:value-type="string">
            <text:p>banome25</text:p>
          </table:table-cell>
          <table:table-cell office:value-type="string" calcext:value-type="string">
            <text:p>anome25j</text:p>
          </table:table-cell>
          <table:table-cell office:value-type="string" calcext:value-type="string">
            <text:p>anomenromance</text:p>
          </table:table-cell>
          <table:table-cell office:value-type="string" calcext:value-type="string">
            <text:p>anomen tob</text:p>
          </table:table-cell>
          <table:table-cell table:number-columns-repeated="1017"/>
        </table:table-row>
        <table:table-row table:style-name="ro1">
          <table:table-cell office:value-type="string" calcext:value-type="string">
            <text:p>tob</text:p>
          </table:table-cell>
          <table:table-cell office:value-type="string" calcext:value-type="string">
            <text:p>dorn25</text:p>
          </table:table-cell>
          <table:table-cell office:value-type="string" calcext:value-type="string">
            <text:p>dorn25a</text:p>
          </table:table-cell>
          <table:table-cell office:value-type="string" calcext:value-type="string">
            <text:p>bdorn25</text:p>
          </table:table-cell>
          <table:table-cell office:value-type="string" calcext:value-type="string">
            <text:p>dorn25j</text:p>
          </table:table-cell>
          <table:table-cell office:value-type="string" calcext:value-type="string">
            <text:p>dorntoblovetalkstimer</text:p>
          </table:table-cell>
          <table:table-cell office:value-type="string" calcext:value-type="string">
            <text:p>dorn tob</text:p>
          </table:table-cell>
          <table:table-cell table:number-columns-repeated="1017"/>
        </table:table-row>
        <table:table-row table:style-name="ro1">
          <table:table-cell office:value-type="string" calcext:value-type="string">
            <text:p>tob</text:p>
          </table:table-cell>
          <table:table-cell office:value-type="string" calcext:value-type="string">
            <text:p>hexxa25</text:p>
          </table:table-cell>
          <table:table-cell office:value-type="string" calcext:value-type="string">
            <text:p>hexxa25a</text:p>
          </table:table-cell>
          <table:table-cell office:value-type="string" calcext:value-type="string">
            <text:p>bhexxa25</text:p>
          </table:table-cell>
          <table:table-cell office:value-type="string" calcext:value-type="string">
            <text:p>hexxa25j</text:p>
          </table:table-cell>
          <table:table-cell office:value-type="string" calcext:value-type="string">
            <text:p>hexxattoblovetalkstimer</text:p>
          </table:table-cell>
          <table:table-cell office:value-type="string" calcext:value-type="string">
            <text:p>hexxat tob</text:p>
          </table:table-cell>
          <table:table-cell table:number-columns-repeated="1017"/>
        </table:table-row>
        <table:table-row table:style-name="ro1">
          <table:table-cell office:value-type="string" calcext:value-type="string">
            <text:p>tob</text:p>
          </table:table-cell>
          <table:table-cell office:value-type="string" calcext:value-type="string">
            <text:p>jahe25</text:p>
          </table:table-cell>
          <table:table-cell office:value-type="string" calcext:value-type="string">
            <text:p>jahei25a</text:p>
          </table:table-cell>
          <table:table-cell office:value-type="string" calcext:value-type="string">
            <text:p>bjahei25</text:p>
          </table:table-cell>
          <table:table-cell office:value-type="string" calcext:value-type="string">
            <text:p>jahei25j</text:p>
          </table:table-cell>
          <table:table-cell office:value-type="string" calcext:value-type="string">
            <text:p>jaheiraromance</text:p>
          </table:table-cell>
          <table:table-cell office:value-type="string" calcext:value-type="string">
            <text:p>jaheira tob</text:p>
          </table:table-cell>
          <table:table-cell table:number-columns-repeated="1017"/>
        </table:table-row>
        <table:table-row table:style-name="ro1">
          <table:table-cell office:value-type="string" calcext:value-type="string">
            <text:p>tob</text:p>
          </table:table-cell>
          <table:table-cell office:value-type="string" calcext:value-type="string">
            <text:p>neer25</text:p>
          </table:table-cell>
          <table:table-cell office:value-type="string" calcext:value-type="string">
            <text:p>neera25a</text:p>
          </table:table-cell>
          <table:table-cell office:value-type="string" calcext:value-type="string">
            <text:p>bneera25</text:p>
          </table:table-cell>
          <table:table-cell office:value-type="string" calcext:value-type="string">
            <text:p>neera25j</text:p>
          </table:table-cell>
          <table:table-cell office:value-type="string" calcext:value-type="string">
            <text:p>neeratoblovetalkstimer</text:p>
          </table:table-cell>
          <table:table-cell office:value-type="string" calcext:value-type="string">
            <text:p>neera tob</text:p>
          </table:table-cell>
          <table:table-cell table:number-columns-repeated="1017"/>
        </table:table-row>
        <table:table-row table:style-name="ro1">
          <table:table-cell office:value-type="string" calcext:value-type="string">
            <text:p>tob</text:p>
          </table:table-cell>
          <table:table-cell office:value-type="string" calcext:value-type="string">
            <text:p>rasa25</text:p>
          </table:table-cell>
          <table:table-cell office:value-type="string" calcext:value-type="string">
            <text:p>rasaa25a</text:p>
          </table:table-cell>
          <table:table-cell office:value-type="string" calcext:value-type="string">
            <text:p>brasaa25</text:p>
          </table:table-cell>
          <table:table-cell office:value-type="string" calcext:value-type="string">
            <text:p>rasaa25j</text:p>
          </table:table-cell>
          <table:table-cell office:value-type="string" calcext:value-type="string">
            <text:p>rasaadtoblovetalkstimer</text:p>
          </table:table-cell>
          <table:table-cell office:value-type="string" calcext:value-type="string">
            <text:p>rasaad tob</text:p>
          </table:table-cell>
          <table:table-cell table:number-columns-repeated="1017"/>
        </table:table-row>
        <table:table-row table:style-name="ro1">
          <table:table-cell office:value-type="string" calcext:value-type="string">
            <text:p>tob</text:p>
          </table:table-cell>
          <table:table-cell office:value-type="string" calcext:value-type="string">
            <text:p>vico25</text:p>
          </table:table-cell>
          <table:table-cell office:value-type="string" calcext:value-type="string">
            <text:p>vicon25a</text:p>
          </table:table-cell>
          <table:table-cell office:value-type="string" calcext:value-type="string">
            <text:p>bvicon25</text:p>
          </table:table-cell>
          <table:table-cell office:value-type="string" calcext:value-type="string">
            <text:p>vicon25j</text:p>
          </table:table-cell>
          <table:table-cell office:value-type="string" calcext:value-type="string">
            <text:p>expviconiaromance</text:p>
          </table:table-cell>
          <table:table-cell office:value-type="string" calcext:value-type="string">
            <text:p>viconia tob</text:p>
          </table:table-cell>
          <table:table-cell table:number-columns-repeated="1017"/>
        </table:table-row>
      </table:table>
      <table:table table:name="romance array" table:style-name="ta1">
        <office:forms form:automatic-focus="false" form:apply-design-mode="false"/>
        <table:table-column table:style-name="co4" table:default-cell-style-name="Default"/>
        <table:table-row table:style-name="ro1">
          <table:table-cell table:formula="of:=CONCATENATE(;&quot;  &quot;;[$romance_accel.$A1];&quot;, &quot;;[$romance_accel.$B1];&quot;, &quot;;[$romance_accel.$C1];&quot;, &quot;;[$romance_accel.$D1];&quot;, &quot;;[$romance_accel.$E1];&quot; =&gt; &quot;;[$romance_accel.$F1];&quot; // &quot;;[$romance_accel.$G1])" office:value-type="string" office:string-value="  Game, bcs, base dlg, banter dlg, join dlg =&gt; var // Notes" calcext:value-type="string">
            <text:p><text:s text:c="2"/>Game, bcs, base dlg, banter dlg, join dlg =&gt; var // Notes</text:p>
          </table:table-cell>
        </table:table-row>
        <table:table-row table:style-name="ro1">
          <table:table-cell table:formula="of:=CONCATENATE(;&quot;  &quot;;[$romance_accel.$A2];&quot;, &quot;;[$romance_accel.$B2];&quot;, &quot;;[$romance_accel.$C2];&quot;, &quot;;[$romance_accel.$D2];&quot;, &quot;;[$romance_accel.$E2];&quot; =&gt; &quot;;[$romance_accel.$F2];&quot; // &quot;;[$romance_accel.$G2])" office:value-type="string" office:string-value="  bg, dorn%eet_var%, dorn%eet_var%, bdorn%eet_var%, dornj%eet_var% =&gt; dorn_romance[12] // dorn bg" calcext:value-type="string">
            <text:p><text:s text:c="2"/>bg, dorn%eet_var%, dorn%eet_var%, bdorn%eet_var%, dornj%eet_var% =&gt; dorn_romance[12] // dorn bg</text:p>
          </table:table-cell>
        </table:table-row>
        <table:table-row table:style-name="ro1">
          <table:table-cell table:formula="of:=CONCATENATE(;&quot;  &quot;;[$romance_accel.$A3];&quot;, &quot;;[$romance_accel.$B3];&quot;, &quot;;[$romance_accel.$C3];&quot;, &quot;;[$romance_accel.$D3];&quot;, &quot;;[$romance_accel.$E3];&quot; =&gt; &quot;;[$romance_accel.$F3];&quot; // &quot;;[$romance_accel.$G3])" office:value-type="string" office:string-value="  bg, neera%eet_var%, neera%eet_var%, bneera%eet_var%, neeraj%eet_var% =&gt; neeraromancetimer // neera bg" calcext:value-type="string">
            <text:p><text:s text:c="2"/>bg, neera%eet_var%, neera%eet_var%, bneera%eet_var%, neeraj%eet_var% =&gt; neeraromancetimer // neera bg</text:p>
          </table:table-cell>
        </table:table-row>
        <table:table-row table:style-name="ro1">
          <table:table-cell table:formula="of:=CONCATENATE(;&quot;  &quot;;[$romance_accel.$A4];&quot;, &quot;;[$romance_accel.$B4];&quot;, &quot;;[$romance_accel.$C4];&quot;, &quot;;[$romance_accel.$D4];&quot;, &quot;;[$romance_accel.$E4];&quot; =&gt; &quot;;[$romance_accel.$F4];&quot; // &quot;;[$romance_accel.$G4])" office:value-type="string" office:string-value="  bg, rasaad%eet_var%, rasaad%eet_var%, brasaad%eet_var%, rasaadj%eet_var% =&gt; rasaad_romance_timer[123] // rasaad bg" calcext:value-type="string">
            <text:p><text:s text:c="2"/>bg, rasaad%eet_var%, rasaad%eet_var%, brasaad%eet_var%, rasaadj%eet_var% =&gt; rasaad_romance_timer[123] // rasaad bg</text:p>
          </table:table-cell>
        </table:table-row>
        <table:table-row table:style-name="ro1">
          <table:table-cell table:formula="of:=CONCATENATE(;&quot;  &quot;;[$romance_accel.$A5];&quot;, &quot;;[$romance_accel.$B5];&quot;, &quot;;[$romance_accel.$C5];&quot;, &quot;;[$romance_accel.$D5];&quot;, &quot;;[$romance_accel.$E5];&quot; =&gt; &quot;;[$romance_accel.$F5];&quot; // &quot;;[$romance_accel.$G5])" office:value-type="string" office:string-value="  bg2, aerie, aerie, baerie, aeriej =&gt; aerieromance // aerie soa" calcext:value-type="string">
            <text:p><text:s text:c="2"/>bg2, aerie, aerie, baerie, aeriej =&gt; aerieromance // aerie soa</text:p>
          </table:table-cell>
        </table:table-row>
        <table:table-row table:style-name="ro1">
          <table:table-cell table:formula="of:=CONCATENATE(;&quot;  &quot;;[$romance_accel.$A6];&quot;, &quot;;[$romance_accel.$B6];&quot;, &quot;;[$romance_accel.$C6];&quot;, &quot;;[$romance_accel.$D6];&quot;, &quot;;[$romance_accel.$E6];&quot; =&gt; &quot;;[$romance_accel.$F6];&quot; // &quot;;[$romance_accel.$G6])" office:value-type="string" office:string-value="  bg2, anomen, anomen, banomen, anomenj =&gt; anomenromance // anomen soa" calcext:value-type="string">
            <text:p><text:s text:c="2"/>bg2, anomen, anomen, banomen, anomenj =&gt; anomenromance // anomen soa</text:p>
          </table:table-cell>
        </table:table-row>
        <table:table-row table:style-name="ro1">
          <table:table-cell table:formula="of:=CONCATENATE(;&quot;  &quot;;[$romance_accel.$A7];&quot;, &quot;;[$romance_accel.$B7];&quot;, &quot;;[$romance_accel.$C7];&quot;, &quot;;[$romance_accel.$D7];&quot;, &quot;;[$romance_accel.$E7];&quot; =&gt; &quot;;[$romance_accel.$F7];&quot; // &quot;;[$romance_accel.$G7])" office:value-type="string" office:string-value="  bg2, dorn, dorn, bdorn, dornj =&gt; dornlovetalkstimer // dorn soa" calcext:value-type="string">
            <text:p><text:s text:c="2"/>bg2, dorn, dorn, bdorn, dornj =&gt; dornlovetalkstimer // dorn soa</text:p>
          </table:table-cell>
        </table:table-row>
        <table:table-row table:style-name="ro1">
          <table:table-cell table:formula="of:=CONCATENATE(;&quot;  &quot;;[$romance_accel.$A8];&quot;, &quot;;[$romance_accel.$B8];&quot;, &quot;;[$romance_accel.$C8];&quot;, &quot;;[$romance_accel.$D8];&quot;, &quot;;[$romance_accel.$E8];&quot; =&gt; &quot;;[$romance_accel.$F8];&quot; // &quot;;[$romance_accel.$G8])" office:value-type="string" office:string-value="  bg2, hexxat, hexxat, bhexxat, hexxatj =&gt; hexxatlovetalkstimer // hexxat soa" calcext:value-type="string">
            <text:p><text:s text:c="2"/>bg2, hexxat, hexxat, bhexxat, hexxatj =&gt; hexxatlovetalkstimer // hexxat soa</text:p>
          </table:table-cell>
        </table:table-row>
        <table:table-row table:style-name="ro1">
          <table:table-cell table:formula="of:=CONCATENATE(;&quot;  &quot;;[$romance_accel.$A9];&quot;, &quot;;[$romance_accel.$B9];&quot;, &quot;;[$romance_accel.$C9];&quot;, &quot;;[$romance_accel.$D9];&quot;, &quot;;[$romance_accel.$E9];&quot; =&gt; &quot;;[$romance_accel.$F9];&quot; // &quot;;[$romance_accel.$G9])" office:value-type="string" office:string-value="  bg2, jaheira, jaheira, bjaheir, jaheiraj =&gt; jaheiraromance // jaheira soa" calcext:value-type="string">
            <text:p><text:s text:c="2"/>bg2, jaheira, jaheira, bjaheir, jaheiraj =&gt; jaheiraromance // jaheira soa</text:p>
          </table:table-cell>
        </table:table-row>
        <table:table-row table:style-name="ro1">
          <table:table-cell table:formula="of:=CONCATENATE(;&quot;  &quot;;[$romance_accel.$A10];&quot;, &quot;;[$romance_accel.$B10];&quot;, &quot;;[$romance_accel.$C10];&quot;, &quot;;[$romance_accel.$D10];&quot;, &quot;;[$romance_accel.$E10];&quot; =&gt; &quot;;[$romance_accel.$F10];&quot; // &quot;;[$romance_accel.$G10])" office:value-type="string" office:string-value="  bg2, neera, neera, bneera, neeraj =&gt; neeralovetalkstimer // neera soa" calcext:value-type="string">
            <text:p><text:s text:c="2"/>bg2, neera, neera, bneera, neeraj =&gt; neeralovetalkstimer // neera soa</text:p>
          </table:table-cell>
        </table:table-row>
        <table:table-row table:style-name="ro1">
          <table:table-cell table:formula="of:=CONCATENATE(;&quot;  &quot;;[$romance_accel.$A11];&quot;, &quot;;[$romance_accel.$B11];&quot;, &quot;;[$romance_accel.$C11];&quot;, &quot;;[$romance_accel.$D11];&quot;, &quot;;[$romance_accel.$E11];&quot; =&gt; &quot;;[$romance_accel.$F11];&quot; // &quot;;[$romance_accel.$G11])" office:value-type="string" office:string-value="  bg2, rasaad, rasaad, brasaad, rasaadj =&gt; rasaadlovetalkstimer // rasaad soa" calcext:value-type="string">
            <text:p><text:s text:c="2"/>bg2, rasaad, rasaad, brasaad, rasaadj =&gt; rasaadlovetalkstimer // rasaad soa</text:p>
          </table:table-cell>
        </table:table-row>
        <table:table-row table:style-name="ro1">
          <table:table-cell table:formula="of:=CONCATENATE(;&quot;  &quot;;[$romance_accel.$A12];&quot;, &quot;;[$romance_accel.$B12];&quot;, &quot;;[$romance_accel.$C12];&quot;, &quot;;[$romance_accel.$D12];&quot;, &quot;;[$romance_accel.$E12];&quot; =&gt; &quot;;[$romance_accel.$F12];&quot; // &quot;;[$romance_accel.$G12])" office:value-type="string" office:string-value="  bg2, viconia, viconi, bviconi, viconij =&gt; viconiaromance // viconia soa" calcext:value-type="string">
            <text:p><text:s text:c="2"/>bg2, viconia, viconi, bviconi, viconij =&gt; viconiaromance // viconia soa</text:p>
          </table:table-cell>
        </table:table-row>
        <table:table-row table:style-name="ro1">
          <table:table-cell table:formula="of:=CONCATENATE(;&quot;  &quot;;[$romance_accel.$A13];&quot;, &quot;;[$romance_accel.$B13];&quot;, &quot;;[$romance_accel.$C13];&quot;, &quot;;[$romance_accel.$D13];&quot;, &quot;;[$romance_accel.$E13];&quot; =&gt; &quot;;[$romance_accel.$F13];&quot; // &quot;;[$romance_accel.$G13])" office:value-type="string" office:string-value="  tob, aeri25, aerie25a, baerie25, aerie25j =&gt; aerieromance // aerie tob" calcext:value-type="string">
            <text:p><text:s text:c="2"/>tob, aeri25, aerie25a, baerie25, aerie25j =&gt; aerieromance // aerie tob</text:p>
          </table:table-cell>
        </table:table-row>
        <table:table-row table:style-name="ro1">
          <table:table-cell table:formula="of:=CONCATENATE(;&quot;  &quot;;[$romance_accel.$A14];&quot;, &quot;;[$romance_accel.$B14];&quot;, &quot;;[$romance_accel.$C14];&quot;, &quot;;[$romance_accel.$D14];&quot;, &quot;;[$romance_accel.$E14];&quot; =&gt; &quot;;[$romance_accel.$F14];&quot; // &quot;;[$romance_accel.$G14])" office:value-type="string" office:string-value="  tob, anom25, anome25a, banome25, anome25j =&gt; anomenromance // anomen tob" calcext:value-type="string">
            <text:p><text:s text:c="2"/>tob, anom25, anome25a, banome25, anome25j =&gt; anomenromance // anomen tob</text:p>
          </table:table-cell>
        </table:table-row>
        <table:table-row table:style-name="ro1">
          <table:table-cell table:formula="of:=CONCATENATE(;&quot;  &quot;;[$romance_accel.$A15];&quot;, &quot;;[$romance_accel.$B15];&quot;, &quot;;[$romance_accel.$C15];&quot;, &quot;;[$romance_accel.$D15];&quot;, &quot;;[$romance_accel.$E15];&quot; =&gt; &quot;;[$romance_accel.$F15];&quot; // &quot;;[$romance_accel.$G15])" office:value-type="string" office:string-value="  tob, dorn25, dorn25a, bdorn25, dorn25j =&gt; dorntoblovetalkstimer // dorn tob" calcext:value-type="string">
            <text:p><text:s text:c="2"/>tob, dorn25, dorn25a, bdorn25, dorn25j =&gt; dorntoblovetalkstimer // dorn tob</text:p>
          </table:table-cell>
        </table:table-row>
        <table:table-row table:style-name="ro1">
          <table:table-cell table:formula="of:=CONCATENATE(;&quot;  &quot;;[$romance_accel.$A16];&quot;, &quot;;[$romance_accel.$B16];&quot;, &quot;;[$romance_accel.$C16];&quot;, &quot;;[$romance_accel.$D16];&quot;, &quot;;[$romance_accel.$E16];&quot; =&gt; &quot;;[$romance_accel.$F16];&quot; // &quot;;[$romance_accel.$G16])" office:value-type="string" office:string-value="  tob, hexxa25, hexxa25a, bhexxa25, hexxa25j =&gt; hexxattoblovetalkstimer // hexxat tob" calcext:value-type="string">
            <text:p><text:s text:c="2"/>tob, hexxa25, hexxa25a, bhexxa25, hexxa25j =&gt; hexxattoblovetalkstimer // hexxat tob</text:p>
          </table:table-cell>
        </table:table-row>
        <table:table-row table:style-name="ro1">
          <table:table-cell table:formula="of:=CONCATENATE(;&quot;  &quot;;[$romance_accel.$A17];&quot;, &quot;;[$romance_accel.$B17];&quot;, &quot;;[$romance_accel.$C17];&quot;, &quot;;[$romance_accel.$D17];&quot;, &quot;;[$romance_accel.$E17];&quot; =&gt; &quot;;[$romance_accel.$F17];&quot; // &quot;;[$romance_accel.$G17])" office:value-type="string" office:string-value="  tob, jahe25, jahei25a, bjahei25, jahei25j =&gt; jaheiraromance // jaheira tob" calcext:value-type="string">
            <text:p><text:s text:c="2"/>tob, jahe25, jahei25a, bjahei25, jahei25j =&gt; jaheiraromance // jaheira tob</text:p>
          </table:table-cell>
        </table:table-row>
        <table:table-row table:style-name="ro1">
          <table:table-cell table:formula="of:=CONCATENATE(;&quot;  &quot;;[$romance_accel.$A18];&quot;, &quot;;[$romance_accel.$B18];&quot;, &quot;;[$romance_accel.$C18];&quot;, &quot;;[$romance_accel.$D18];&quot;, &quot;;[$romance_accel.$E18];&quot; =&gt; &quot;;[$romance_accel.$F18];&quot; // &quot;;[$romance_accel.$G18])" office:value-type="string" office:string-value="  tob, neer25, neera25a, bneera25, neera25j =&gt; neeratoblovetalkstimer // neera tob" calcext:value-type="string">
            <text:p><text:s text:c="2"/>tob, neer25, neera25a, bneera25, neera25j =&gt; neeratoblovetalkstimer // neera tob</text:p>
          </table:table-cell>
        </table:table-row>
        <table:table-row table:style-name="ro1">
          <table:table-cell table:formula="of:=CONCATENATE(;&quot;  &quot;;[$romance_accel.$A19];&quot;, &quot;;[$romance_accel.$B19];&quot;, &quot;;[$romance_accel.$C19];&quot;, &quot;;[$romance_accel.$D19];&quot;, &quot;;[$romance_accel.$E19];&quot; =&gt; &quot;;[$romance_accel.$F19];&quot; // &quot;;[$romance_accel.$G19])" office:value-type="string" office:string-value="  tob, rasa25, rasaa25a, brasaa25, rasaa25j =&gt; rasaadtoblovetalkstimer // rasaad tob" calcext:value-type="string">
            <text:p><text:s text:c="2"/>tob, rasa25, rasaa25a, brasaa25, rasaa25j =&gt; rasaadtoblovetalkstimer // rasaad tob</text:p>
          </table:table-cell>
        </table:table-row>
        <table:table-row table:style-name="ro1">
          <table:table-cell table:formula="of:=CONCATENATE(;&quot;  &quot;;[$romance_accel.$A20];&quot;, &quot;;[$romance_accel.$B20];&quot;, &quot;;[$romance_accel.$C20];&quot;, &quot;;[$romance_accel.$D20];&quot;, &quot;;[$romance_accel.$E20];&quot; =&gt; &quot;;[$romance_accel.$F20];&quot; // &quot;;[$romance_accel.$G20])" office:value-type="string" office:string-value="  tob, vico25, vicon25a, bvicon25, vicon25j =&gt; expviconiaromance // viconia tob" calcext:value-type="string">
            <text:p><text:s text:c="2"/>tob, vico25, vicon25a, bvicon25, vicon25j =&gt; expviconiaromance // viconia tob</text:p>
          </table:table-cell>
        </table:table-row>
      </table:table>
      <table:named-expressions/>
      <table:database-ranges>
        <table:database-range table:name="__Anonymous_Sheet_DB__0" table:target-range-address="icons.A1:icons.AMJ1048576">
          <table:sort>
            <table:sort-by table:field-number="0" table:data-type="automatic"/>
            <table:sort-by table:field-number="1" table:data-type="automatic"/>
            <table:sort-by table:field-number="3" table:data-type="automatic"/>
          </table:sort>
        </table:database-range>
        <table:database-range table:name="__Anonymous_Sheet_DB__2" table:target-range-address="romance_accel.A1:romance_accel.AMJ1048576">
          <table:sort>
            <table:sort-by table:field-number="0" table:data-type="automatic"/>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2-05">00/00/0000</text:date>, <text:time style:data-style-name="N2" text:time-value="10:29:03.048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05T12:01:54.534000000</dc:date>
    <meta:editing-duration>PT3H10M24S</meta:editing-duration>
    <meta:editing-cycles>36</meta:editing-cycles>
    <meta:generator>LibreOffice/7.2.1.2$Windows_X86_64 LibreOffice_project/87b77fad49947c1441b67c559c339af8f3517e22</meta:generator>
    <meta:document-statistic meta:table-count="4" meta:cell-count="6999" meta:object-count="0"/>
  </office:meta>
</office:document-meta>
</file>